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5.58270833333333cm" style:use-optimal-column-width="true"/>
    </style:style>
    <style:style style:name="co6" style:family="table-column">
      <style:table-column-properties fo:break-before="auto" style:column-width="2.51354166666667cm" style:use-optimal-column-width="true"/>
    </style:style>
    <style:style style:name="co7" style:family="table-column">
      <style:table-column-properties fo:break-before="auto" style:column-width="4.78895833333333cm" style:use-optimal-column-width="true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3.9687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irthdat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city and postal code</text:p>
          </table:table-cell>
          <table:table-cell office:value-type="string" table:style-name="ce2">
            <text:p>phone_number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sign date</text:p>
          </table:table-cell>
          <table:table-cell office:value-type="string" table:style-name="ce3">
            <text:p>client groups</text:p>
          </table:table-cell>
          <table:table-cell office:value-type="string" table:style-name="ce2">
            <text:p>ramdom number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C0001</text:p>
          </table:table-cell>
          <table:table-cell office:value-type="string" table:style-name="ce1">
            <table:cell-range-source table:name="Conexión1" table:last-column-spanned="1" table:last-row-spanned="999" xlink:href="C:\Users\Jose\Downloads\random_names_fossbytes (1).csv"/>
            <text:p>Leandra Anna Malo Alba</text:p>
          </table:table-cell>
          <table:table-cell office:value-type="date" office:date-value="1984-12-08T00:00:00" table:style-name="ce4">
            <text:p>8/12/1984</text:p>
          </table:table-cell>
          <table:table-cell office:value-type="string" table:style-name="ce1">
            <text:p>7943 S. Fifth Street</text:p>
          </table:table-cell>
          <table:table-cell office:value-type="string" table:style-name="ce1">
            <text:p>Bergenfield, NJ 07621</text:p>
          </table:table-cell>
          <table:table-cell office:value-type="string" table:style-name="ce1">
            <text:p>(598) 451-5865</text:p>
          </table:table-cell>
          <table:table-cell office:value-type="string" table:style-name="ce1">
            <text:p>uraeus@mac.com</text:p>
          </table:table-cell>
          <table:table-cell office:value-type="date" office:date-value="2012-01-19T14:32:31" table:style-name="ce5">
            <text:p>19/1/2012 14:32</text:p>
          </table:table-cell>
          <table:table-cell office:value-type="string" table:style-name="ce6">
            <text:p>A</text:p>
          </table:table-cell>
          <table:table-cell office:value-type="float" office:value="46510" table:formula="of:=RANDBETWEEN(0;99999)" table:style-name="ce1">
            <text:p>465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2</text:p>
          </table:table-cell>
          <table:table-cell office:value-type="string" table:style-name="ce1">
            <text:p>Severo Granados Iglesia</text:p>
          </table:table-cell>
          <table:table-cell office:value-type="date" office:date-value="1986-08-12T00:00:00" table:style-name="ce4">
            <text:p>12/8/1986</text:p>
          </table:table-cell>
          <table:table-cell office:value-type="string" table:style-name="ce1">
            <text:p>77 Lyme Street</text:p>
          </table:table-cell>
          <table:table-cell office:value-type="string" table:style-name="ce1">
            <text:p>Hermitage, TN 37076</text:p>
          </table:table-cell>
          <table:table-cell office:value-type="string" table:style-name="ce1">
            <text:p>(869) 771-1487</text:p>
          </table:table-cell>
          <table:table-cell office:value-type="string" table:style-name="ce1">
            <text:p>bhima@me.com</text:p>
          </table:table-cell>
          <table:table-cell office:value-type="date" office:date-value="2005-03-22T15:42:12" table:style-name="ce5">
            <text:p>22/3/2005 15:42</text:p>
          </table:table-cell>
          <table:table-cell office:value-type="string" table:style-name="ce6">
            <text:p>E</text:p>
          </table:table-cell>
          <table:table-cell office:value-type="float" office:value="91578" table:formula="of:=RANDBETWEEN(0;99999)" table:style-name="ce1">
            <text:p>915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3</text:p>
          </table:table-cell>
          <table:table-cell office:value-type="string" table:style-name="ce1">
            <text:p>Lucho Andreu Amat</text:p>
          </table:table-cell>
          <table:table-cell office:value-type="date" office:date-value="1990-04-16T00:00:00" table:style-name="ce4">
            <text:p>16/4/1990</text:p>
          </table:table-cell>
          <table:table-cell office:value-type="string" table:style-name="ce1">
            <text:p>9448 Fairfield St.</text:p>
          </table:table-cell>
          <table:table-cell office:value-type="string" table:style-name="ce1">
            <text:p>Aberdeen, SD 57401</text:p>
          </table:table-cell>
          <table:table-cell office:value-type="string" table:style-name="ce1">
            <text:p>(246) 245-7306</text:p>
          </table:table-cell>
          <table:table-cell office:value-type="string" table:style-name="ce1">
            <text:p>psichel@sbcglobal.net</text:p>
          </table:table-cell>
          <table:table-cell office:value-type="date" office:date-value="2007-09-15T03:01:11" table:style-name="ce5">
            <text:p>15/9/2007 3:01</text:p>
          </table:table-cell>
          <table:table-cell office:value-type="string" table:style-name="ce6">
            <text:p>E</text:p>
          </table:table-cell>
          <table:table-cell office:value-type="float" office:value="57390" table:formula="of:=RANDBETWEEN(0;99999)" table:style-name="ce1">
            <text:p>573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4</text:p>
          </table:table-cell>
          <table:table-cell office:value-type="string" table:style-name="ce1">
            <text:p>Matías Mauricio Castillo Barrera</text:p>
          </table:table-cell>
          <table:table-cell office:value-type="date" office:date-value="1996-12-02T00:00:00" table:style-name="ce4">
            <text:p>2/12/1996</text:p>
          </table:table-cell>
          <table:table-cell office:value-type="string" table:style-name="ce1">
            <text:p>8143 College St.</text:p>
          </table:table-cell>
          <table:table-cell office:value-type="string" table:style-name="ce1">
            <text:p>Trussville, AL 35173</text:p>
          </table:table-cell>
          <table:table-cell office:value-type="string" table:style-name="ce1">
            <text:p>(707) 933-2513</text:p>
          </table:table-cell>
          <table:table-cell office:value-type="string" table:style-name="ce1">
            <text:p>tbeck@optonline.net</text:p>
          </table:table-cell>
          <table:table-cell office:value-type="date" office:date-value="2011-12-07T15:22:50" table:style-name="ce5">
            <text:p>7/12/2011 15:22</text:p>
          </table:table-cell>
          <table:table-cell office:value-type="string" table:style-name="ce6">
            <text:p>E</text:p>
          </table:table-cell>
          <table:table-cell office:value-type="float" office:value="16582" table:formula="of:=RANDBETWEEN(0;99999)" table:style-name="ce1">
            <text:p>165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5</text:p>
          </table:table-cell>
          <table:table-cell office:value-type="string" table:style-name="ce1">
            <text:p>Mauricio Guijarro Castelló</text:p>
          </table:table-cell>
          <table:table-cell office:value-type="date" office:date-value="1984-05-14T00:00:00" table:style-name="ce4">
            <text:p>14/5/1984</text:p>
          </table:table-cell>
          <table:table-cell office:value-type="string" table:style-name="ce1">
            <text:p>9893 W. Vale Ave.</text:p>
          </table:table-cell>
          <table:table-cell office:value-type="string" table:style-name="ce1">
            <text:p>Billings, MT 59101</text:p>
          </table:table-cell>
          <table:table-cell office:value-type="string" table:style-name="ce1">
            <text:p>(612) 325-0216</text:p>
          </table:table-cell>
          <table:table-cell office:value-type="string" table:style-name="ce1">
            <text:p>eegsa@yahoo.ca</text:p>
          </table:table-cell>
          <table:table-cell office:value-type="date" office:date-value="2008-06-28T06:58:06" table:style-name="ce5">
            <text:p>28/6/2008 6:58</text:p>
          </table:table-cell>
          <table:table-cell office:value-type="string" table:style-name="ce6">
            <text:p>D</text:p>
          </table:table-cell>
          <table:table-cell office:value-type="float" office:value="88264" table:formula="of:=RANDBETWEEN(0;99999)" table:style-name="ce1">
            <text:p>882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6</text:p>
          </table:table-cell>
          <table:table-cell office:value-type="string" table:style-name="ce1">
            <text:p>Isaura Leyre Avilés Pelayo</text:p>
          </table:table-cell>
          <table:table-cell office:value-type="date" office:date-value="1987-04-18T00:00:00" table:style-name="ce4">
            <text:p>18/4/1987</text:p>
          </table:table-cell>
          <table:table-cell office:value-type="string" table:style-name="ce1">
            <text:p>8094 Albany Drive</text:p>
          </table:table-cell>
          <table:table-cell office:value-type="string" table:style-name="ce1">
            <text:p>Poughkeepsie, NY 12601</text:p>
          </table:table-cell>
          <table:table-cell office:value-type="string" table:style-name="ce1">
            <text:p>(992) 564-5230</text:p>
          </table:table-cell>
          <table:table-cell office:value-type="string" table:style-name="ce1">
            <text:p>barlow@verizon.net</text:p>
          </table:table-cell>
          <table:table-cell office:value-type="date" office:date-value="2008-04-26T20:18:11" table:style-name="ce5">
            <text:p>26/4/2008 20:18</text:p>
          </table:table-cell>
          <table:table-cell office:value-type="string" table:style-name="ce6">
            <text:p>E</text:p>
          </table:table-cell>
          <table:table-cell office:value-type="float" office:value="11004" table:formula="of:=RANDBETWEEN(0;99999)" table:style-name="ce1">
            <text:p>110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7</text:p>
          </table:table-cell>
          <table:table-cell office:value-type="string" table:style-name="ce1">
            <text:p>Soraya Morera-Lago</text:p>
          </table:table-cell>
          <table:table-cell office:value-type="date" office:date-value="1990-11-27T00:00:00" table:style-name="ce4">
            <text:p>27/11/1990</text:p>
          </table:table-cell>
          <table:table-cell office:value-type="string" table:style-name="ce1">
            <text:p>9001 Creek Street</text:p>
          </table:table-cell>
          <table:table-cell office:value-type="string" table:style-name="ce1">
            <text:p>Lawrence, MA 01841</text:p>
          </table:table-cell>
          <table:table-cell office:value-type="string" table:style-name="ce1">
            <text:p>(651) 544-1246</text:p>
          </table:table-cell>
          <table:table-cell office:value-type="string" table:style-name="ce1">
            <text:p>wkrebs@me.com</text:p>
          </table:table-cell>
          <table:table-cell office:value-type="date" office:date-value="2019-10-08T16:04:43" table:style-name="ce5">
            <text:p>8/10/2019 16:04</text:p>
          </table:table-cell>
          <table:table-cell office:value-type="string" table:style-name="ce6">
            <text:p>A</text:p>
          </table:table-cell>
          <table:table-cell office:value-type="float" office:value="91438" table:formula="of:=RANDBETWEEN(0;99999)" table:style-name="ce1">
            <text:p>914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8</text:p>
          </table:table-cell>
          <table:table-cell office:value-type="string" table:style-name="ce1">
            <text:p>Victoriano Tapia-Cabanillas</text:p>
          </table:table-cell>
          <table:table-cell office:value-type="date" office:date-value="1981-03-06T00:00:00" table:style-name="ce4">
            <text:p>6/3/1981</text:p>
          </table:table-cell>
          <table:table-cell office:value-type="string" table:style-name="ce1">
            <text:p>57 Green Drive</text:p>
          </table:table-cell>
          <table:table-cell office:value-type="string" table:style-name="ce1">
            <text:p>Fair Lawn, NJ 07410</text:p>
          </table:table-cell>
          <table:table-cell office:value-type="string" table:style-name="ce1">
            <text:p>(851) 782-6044</text:p>
          </table:table-cell>
          <table:table-cell office:value-type="string" table:style-name="ce1">
            <text:p>dleconte@outlook.com</text:p>
          </table:table-cell>
          <table:table-cell office:value-type="date" office:date-value="2009-08-16T08:37:17" table:style-name="ce5">
            <text:p>16/8/2009 8:37</text:p>
          </table:table-cell>
          <table:table-cell office:value-type="string" table:style-name="ce6">
            <text:p>C</text:p>
          </table:table-cell>
          <table:table-cell office:value-type="float" office:value="81504" table:formula="of:=RANDBETWEEN(0;99999)" table:style-name="ce1">
            <text:p>815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9</text:p>
          </table:table-cell>
          <table:table-cell office:value-type="string" table:style-name="ce1">
            <text:p>Nidia Saez Campoy</text:p>
          </table:table-cell>
          <table:table-cell office:value-type="date" office:date-value="1980-04-28T00:00:00" table:style-name="ce4">
            <text:p>28/4/1980</text:p>
          </table:table-cell>
          <table:table-cell office:value-type="string" table:style-name="ce1">
            <text:p>86 Surrey St.</text:p>
          </table:table-cell>
          <table:table-cell office:value-type="string" table:style-name="ce1">
            <text:p>Kennewick, WA 99337</text:p>
          </table:table-cell>
          <table:table-cell office:value-type="string" table:style-name="ce1">
            <text:p>(265) 609-6654</text:p>
          </table:table-cell>
          <table:table-cell office:value-type="string" table:style-name="ce1">
            <text:p>flakeg@verizon.net</text:p>
          </table:table-cell>
          <table:table-cell office:value-type="date" office:date-value="2013-01-05T21:49:51" table:style-name="ce5">
            <text:p>5/1/2013 21:49</text:p>
          </table:table-cell>
          <table:table-cell office:value-type="string" table:style-name="ce6">
            <text:p>B</text:p>
          </table:table-cell>
          <table:table-cell office:value-type="float" office:value="18922" table:formula="of:=RANDBETWEEN(0;99999)" table:style-name="ce1">
            <text:p>189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0</text:p>
          </table:table-cell>
          <table:table-cell office:value-type="string" table:style-name="ce1">
            <text:p>Teófila Villanueva Molina</text:p>
          </table:table-cell>
          <table:table-cell office:value-type="date" office:date-value="1987-01-04T00:00:00" table:style-name="ce4">
            <text:p>4/1/1987</text:p>
          </table:table-cell>
          <table:table-cell office:value-type="string" table:style-name="ce1">
            <text:p>8728 Boston Street</text:p>
          </table:table-cell>
          <table:table-cell office:value-type="string" table:style-name="ce1">
            <text:p>Rego Park, NY 11374</text:p>
          </table:table-cell>
          <table:table-cell office:value-type="string" table:style-name="ce1">
            <text:p>(305) 491-4988</text:p>
          </table:table-cell>
          <table:table-cell office:value-type="string" table:style-name="ce1">
            <text:p>slaff@icloud.com</text:p>
          </table:table-cell>
          <table:table-cell office:value-type="date" office:date-value="2007-12-29T03:29:10" table:style-name="ce5">
            <text:p>29/12/2007 3:29</text:p>
          </table:table-cell>
          <table:table-cell office:value-type="string" table:style-name="ce6">
            <text:p>E</text:p>
          </table:table-cell>
          <table:table-cell office:value-type="float" office:value="17031" table:formula="of:=RANDBETWEEN(0;99999)" table:style-name="ce1">
            <text:p>170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1</text:p>
          </table:table-cell>
          <table:table-cell office:value-type="string" table:style-name="ce1">
            <text:p>Trini de Alberdi</text:p>
          </table:table-cell>
          <table:table-cell office:value-type="date" office:date-value="1990-12-04T00:00:00" table:style-name="ce4">
            <text:p>4/12/1990</text:p>
          </table:table-cell>
          <table:table-cell office:value-type="string" table:style-name="ce1">
            <text:p>45 Heritage Ave.</text:p>
          </table:table-cell>
          <table:table-cell office:value-type="string" table:style-name="ce1">
            <text:p>Fall River, MA 02720</text:p>
          </table:table-cell>
          <table:table-cell office:value-type="string" table:style-name="ce1">
            <text:p>(561) 649-7485</text:p>
          </table:table-cell>
          <table:table-cell office:value-type="string" table:style-name="ce1">
            <text:p>uncle@hotmail.com</text:p>
          </table:table-cell>
          <table:table-cell office:value-type="date" office:date-value="2013-08-27T18:19:05" table:style-name="ce5">
            <text:p>27/8/2013 18:19</text:p>
          </table:table-cell>
          <table:table-cell office:value-type="string" table:style-name="ce6">
            <text:p>B</text:p>
          </table:table-cell>
          <table:table-cell office:value-type="float" office:value="97745" table:formula="of:=RANDBETWEEN(0;99999)" table:style-name="ce1">
            <text:p>977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2</text:p>
          </table:table-cell>
          <table:table-cell office:value-type="string" table:style-name="ce1">
            <text:p>Dani Baena</text:p>
          </table:table-cell>
          <table:table-cell office:value-type="date" office:date-value="1977-10-20T00:00:00" table:style-name="ce4">
            <text:p>20/10/1977</text:p>
          </table:table-cell>
          <table:table-cell office:value-type="string" table:style-name="ce1">
            <text:p>9334 Hillside Street</text:p>
          </table:table-cell>
          <table:table-cell office:value-type="string" table:style-name="ce1">
            <text:p>Grand Blanc, MI 48439</text:p>
          </table:table-cell>
          <table:table-cell office:value-type="string" table:style-name="ce1">
            <text:p>(966) 735-9451</text:p>
          </table:table-cell>
          <table:table-cell office:value-type="string" table:style-name="ce1">
            <text:p>vsprintf@hotmail.com</text:p>
          </table:table-cell>
          <table:table-cell office:value-type="date" office:date-value="2012-02-24T00:45:58" table:style-name="ce5">
            <text:p>24/2/2012 0:45</text:p>
          </table:table-cell>
          <table:table-cell office:value-type="string" table:style-name="ce6">
            <text:p>C</text:p>
          </table:table-cell>
          <table:table-cell office:value-type="float" office:value="92679" table:formula="of:=RANDBETWEEN(0;99999)" table:style-name="ce1">
            <text:p>926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3</text:p>
          </table:table-cell>
          <table:table-cell office:value-type="string" table:style-name="ce1">
            <text:p>Angelina de Arregui</text:p>
          </table:table-cell>
          <table:table-cell office:value-type="date" office:date-value="2000-02-21T00:00:00" table:style-name="ce4">
            <text:p>21/2/2000</text:p>
          </table:table-cell>
          <table:table-cell office:value-type="string" table:style-name="ce1">
            <text:p>611 Academy Street</text:p>
          </table:table-cell>
          <table:table-cell office:value-type="string" table:style-name="ce1">
            <text:p>Dalton, GA 30721</text:p>
          </table:table-cell>
          <table:table-cell office:value-type="string" table:style-name="ce1">
            <text:p>(711) 282-2848</text:p>
          </table:table-cell>
          <table:table-cell office:value-type="string" table:style-name="ce1">
            <text:p>chinthaka@yahoo.ca</text:p>
          </table:table-cell>
          <table:table-cell office:value-type="date" office:date-value="2014-12-24T11:02:48" table:style-name="ce5">
            <text:p>24/12/2014 11:02</text:p>
          </table:table-cell>
          <table:table-cell office:value-type="string" table:style-name="ce6">
            <text:p>D</text:p>
          </table:table-cell>
          <table:table-cell office:value-type="float" office:value="85147" table:formula="of:=RANDBETWEEN(0;99999)" table:style-name="ce1">
            <text:p>851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4</text:p>
          </table:table-cell>
          <table:table-cell office:value-type="string" table:style-name="ce1">
            <text:p>Samuel de Carranza</text:p>
          </table:table-cell>
          <table:table-cell office:value-type="date" office:date-value="1999-05-16T00:00:00" table:style-name="ce4">
            <text:p>16/5/1999</text:p>
          </table:table-cell>
          <table:table-cell office:value-type="string" table:style-name="ce1">
            <text:p>7201 Mill Street</text:p>
          </table:table-cell>
          <table:table-cell office:value-type="string" table:style-name="ce1">
            <text:p>Marcus Hook, PA 19061</text:p>
          </table:table-cell>
          <table:table-cell office:value-type="string" table:style-name="ce1">
            <text:p>(337) 397-0627</text:p>
          </table:table-cell>
          <table:table-cell office:value-type="string" table:style-name="ce1">
            <text:p>ntegrity@optonline.net</text:p>
          </table:table-cell>
          <table:table-cell office:value-type="date" office:date-value="2016-10-29T06:44:12" table:style-name="ce5">
            <text:p>29/10/2016 6:44</text:p>
          </table:table-cell>
          <table:table-cell office:value-type="string" table:style-name="ce6">
            <text:p>C</text:p>
          </table:table-cell>
          <table:table-cell office:value-type="float" office:value="509" table:formula="of:=RANDBETWEEN(0;99999)" table:style-name="ce1">
            <text:p>5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5</text:p>
          </table:table-cell>
          <table:table-cell office:value-type="string" table:style-name="ce1">
            <text:p>Jacinta Montenegro Garcés</text:p>
          </table:table-cell>
          <table:table-cell office:value-type="date" office:date-value="1994-03-13T00:00:00" table:style-name="ce4">
            <text:p>13/3/1994</text:p>
          </table:table-cell>
          <table:table-cell office:value-type="string" table:style-name="ce1">
            <text:p>59 Ridgewood Ave.</text:p>
          </table:table-cell>
          <table:table-cell office:value-type="string" table:style-name="ce1">
            <text:p>Reynoldsburg, OH 43068</text:p>
          </table:table-cell>
          <table:table-cell office:value-type="string" table:style-name="ce1">
            <text:p>(969) 383-4277</text:p>
          </table:table-cell>
          <table:table-cell office:value-type="string" table:style-name="ce1">
            <text:p>yangyan@yahoo.ca</text:p>
          </table:table-cell>
          <table:table-cell office:value-type="date" office:date-value="2007-04-06T06:15:53" table:style-name="ce5">
            <text:p>6/4/2007 6:15</text:p>
          </table:table-cell>
          <table:table-cell office:value-type="string" table:style-name="ce6">
            <text:p>D</text:p>
          </table:table-cell>
          <table:table-cell office:value-type="float" office:value="90938" table:formula="of:=RANDBETWEEN(0;99999)" table:style-name="ce1">
            <text:p>909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6</text:p>
          </table:table-cell>
          <table:table-cell office:value-type="string" table:style-name="ce1">
            <text:p>Lisandro Delgado Nadal</text:p>
          </table:table-cell>
          <table:table-cell office:value-type="date" office:date-value="1980-04-18T00:00:00" table:style-name="ce4">
            <text:p>18/4/1980</text:p>
          </table:table-cell>
          <table:table-cell office:value-type="string" table:style-name="ce1">
            <text:p>270 West Green Lake St.</text:p>
          </table:table-cell>
          <table:table-cell office:value-type="string" table:style-name="ce1">
            <text:p>Louisville, KY 40207</text:p>
          </table:table-cell>
          <table:table-cell office:value-type="string" table:style-name="ce1">
            <text:p>(748) 495-1748</text:p>
          </table:table-cell>
          <table:table-cell office:value-type="string" table:style-name="ce1">
            <text:p>ilyaz@me.com</text:p>
          </table:table-cell>
          <table:table-cell office:value-type="date" office:date-value="2019-11-10T01:09:21" table:style-name="ce5">
            <text:p>10/11/2019 1:09</text:p>
          </table:table-cell>
          <table:table-cell office:value-type="string" table:style-name="ce6">
            <text:p>B</text:p>
          </table:table-cell>
          <table:table-cell office:value-type="float" office:value="94672" table:formula="of:=RANDBETWEEN(0;99999)" table:style-name="ce1">
            <text:p>946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7</text:p>
          </table:table-cell>
          <table:table-cell office:value-type="string" table:style-name="ce1">
            <text:p>Samanta Manjón Godoy</text:p>
          </table:table-cell>
          <table:table-cell office:value-type="date" office:date-value="1980-03-03T00:00:00" table:style-name="ce4">
            <text:p>3/3/1980</text:p>
          </table:table-cell>
          <table:table-cell office:value-type="string" table:style-name="ce1">
            <text:p>9481 S. Chestnut St.</text:p>
          </table:table-cell>
          <table:table-cell office:value-type="string" table:style-name="ce1">
            <text:p>Morristown, NJ 07960</text:p>
          </table:table-cell>
          <table:table-cell office:value-type="string" table:style-name="ce1">
            <text:p>(494) 813-5651</text:p>
          </table:table-cell>
          <table:table-cell office:value-type="string" table:style-name="ce1">
            <text:p>njpayne@hotmail.com</text:p>
          </table:table-cell>
          <table:table-cell office:value-type="date" office:date-value="2017-01-18T14:05:59" table:style-name="ce5">
            <text:p>18/1/2017 14:05</text:p>
          </table:table-cell>
          <table:table-cell office:value-type="string" table:style-name="ce6">
            <text:p>C</text:p>
          </table:table-cell>
          <table:table-cell office:value-type="float" office:value="89501" table:formula="of:=RANDBETWEEN(0;99999)" table:style-name="ce1">
            <text:p>895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8</text:p>
          </table:table-cell>
          <table:table-cell office:value-type="string" table:style-name="ce1">
            <text:p>Albano Teodosio Cañete Rosa</text:p>
          </table:table-cell>
          <table:table-cell office:value-type="date" office:date-value="1981-04-04T00:00:00" table:style-name="ce4">
            <text:p>4/4/1981</text:p>
          </table:table-cell>
          <table:table-cell office:value-type="string" table:style-name="ce1">
            <text:p>7 N. Annadale Street</text:p>
          </table:table-cell>
          <table:table-cell office:value-type="string" table:style-name="ce1">
            <text:p>Eugene, OR 97402</text:p>
          </table:table-cell>
          <table:table-cell office:value-type="string" table:style-name="ce1">
            <text:p>(779) 217-3175</text:p>
          </table:table-cell>
          <table:table-cell office:value-type="string" table:style-name="ce1">
            <text:p>ralamosm@gmail.com</text:p>
          </table:table-cell>
          <table:table-cell office:value-type="date" office:date-value="2010-05-12T03:57:39" table:style-name="ce5">
            <text:p>12/5/2010 3:57</text:p>
          </table:table-cell>
          <table:table-cell office:value-type="string" table:style-name="ce6">
            <text:p>C</text:p>
          </table:table-cell>
          <table:table-cell office:value-type="float" office:value="79437" table:formula="of:=RANDBETWEEN(0;99999)" table:style-name="ce1">
            <text:p>794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9</text:p>
          </table:table-cell>
          <table:table-cell office:value-type="string" table:style-name="ce1">
            <text:p>Abel Villanueva</text:p>
          </table:table-cell>
          <table:table-cell office:value-type="date" office:date-value="1988-06-12T00:00:00" table:style-name="ce4">
            <text:p>12/6/1988</text:p>
          </table:table-cell>
          <table:table-cell office:value-type="string" table:style-name="ce1">
            <text:p>88 Pheasant Rd.</text:p>
          </table:table-cell>
          <table:table-cell office:value-type="string" table:style-name="ce1">
            <text:p>Bridgeton, NJ 08302</text:p>
          </table:table-cell>
          <table:table-cell office:value-type="string" table:style-name="ce1">
            <text:p>(904) 204-2255</text:p>
          </table:table-cell>
          <table:table-cell office:value-type="string" table:style-name="ce1">
            <text:p>bartak@sbcglobal.net</text:p>
          </table:table-cell>
          <table:table-cell office:value-type="date" office:date-value="2012-02-24T07:39:03" table:style-name="ce5">
            <text:p>24/2/2012 7:39</text:p>
          </table:table-cell>
          <table:table-cell office:value-type="string" table:style-name="ce6">
            <text:p>A</text:p>
          </table:table-cell>
          <table:table-cell office:value-type="float" office:value="97660" table:formula="of:=RANDBETWEEN(0;99999)" table:style-name="ce1">
            <text:p>976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0</text:p>
          </table:table-cell>
          <table:table-cell office:value-type="string" table:style-name="ce1">
            <text:p>Bienvenida Pulido Cózar</text:p>
          </table:table-cell>
          <table:table-cell office:value-type="date" office:date-value="1994-01-21T00:00:00" table:style-name="ce4">
            <text:p>21/1/1994</text:p>
          </table:table-cell>
          <table:table-cell office:value-type="string" table:style-name="ce1">
            <text:p>8 Galvin Street</text:p>
          </table:table-cell>
          <table:table-cell office:value-type="string" table:style-name="ce1">
            <text:p>Seymour, IN 47274</text:p>
          </table:table-cell>
          <table:table-cell office:value-type="string" table:style-name="ce1">
            <text:p>(932) 307-3409</text:p>
          </table:table-cell>
          <table:table-cell office:value-type="string" table:style-name="ce1">
            <text:p>improv@me.com</text:p>
          </table:table-cell>
          <table:table-cell office:value-type="date" office:date-value="2016-05-16T09:09:06" table:style-name="ce5">
            <text:p>16/5/2016 9:09</text:p>
          </table:table-cell>
          <table:table-cell office:value-type="string" table:style-name="ce6">
            <text:p>D</text:p>
          </table:table-cell>
          <table:table-cell office:value-type="float" office:value="48263" table:formula="of:=RANDBETWEEN(0;99999)" table:style-name="ce1">
            <text:p>482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1</text:p>
          </table:table-cell>
          <table:table-cell office:value-type="string" table:style-name="ce1">
            <text:p>Patricio Manzano Pomares</text:p>
          </table:table-cell>
          <table:table-cell office:value-type="date" office:date-value="1979-07-01T00:00:00" table:style-name="ce4">
            <text:p>1/7/1979</text:p>
          </table:table-cell>
          <table:table-cell office:value-type="string" table:style-name="ce1">
            <text:p>9 Marconi Road</text:p>
          </table:table-cell>
          <table:table-cell office:value-type="string" table:style-name="ce1">
            <text:p>Eastpointe, MI 48021</text:p>
          </table:table-cell>
          <table:table-cell office:value-type="string" table:style-name="ce1">
            <text:p>(993) 960-7653</text:p>
          </table:table-cell>
          <table:table-cell office:value-type="string" table:style-name="ce1">
            <text:p>arnold@live.com</text:p>
          </table:table-cell>
          <table:table-cell office:value-type="date" office:date-value="2018-02-16T13:16:06" table:style-name="ce5">
            <text:p>16/2/2018 13:16</text:p>
          </table:table-cell>
          <table:table-cell office:value-type="string" table:style-name="ce6">
            <text:p>D</text:p>
          </table:table-cell>
          <table:table-cell office:value-type="float" office:value="65563" table:formula="of:=RANDBETWEEN(0;99999)" table:style-name="ce1">
            <text:p>655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2</text:p>
          </table:table-cell>
          <table:table-cell office:value-type="string" table:style-name="ce1">
            <text:p>Modesto de Casares</text:p>
          </table:table-cell>
          <table:table-cell office:value-type="date" office:date-value="1975-12-13T00:00:00" table:style-name="ce4">
            <text:p>13/12/1975</text:p>
          </table:table-cell>
          <table:table-cell office:value-type="string" table:style-name="ce1">
            <text:p>8842 Old Van Dyke Ave.</text:p>
          </table:table-cell>
          <table:table-cell office:value-type="string" table:style-name="ce1">
            <text:p>Nanuet, NY 10954</text:p>
          </table:table-cell>
          <table:table-cell office:value-type="string" table:style-name="ce1">
            <text:p>(611) 927-0572</text:p>
          </table:table-cell>
          <table:table-cell office:value-type="string" table:style-name="ce1">
            <text:p>ismail@comcast.net</text:p>
          </table:table-cell>
          <table:table-cell office:value-type="date" office:date-value="2019-02-26T09:13:45" table:style-name="ce5">
            <text:p>26/2/2019 9:13</text:p>
          </table:table-cell>
          <table:table-cell office:value-type="string" table:style-name="ce6">
            <text:p>D</text:p>
          </table:table-cell>
          <table:table-cell office:value-type="float" office:value="68305" table:formula="of:=RANDBETWEEN(0;99999)" table:style-name="ce1">
            <text:p>683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3</text:p>
          </table:table-cell>
          <table:table-cell office:value-type="string" table:style-name="ce1">
            <text:p>Berto del Morales</text:p>
          </table:table-cell>
          <table:table-cell office:value-type="date" office:date-value="1987-10-30T00:00:00" table:style-name="ce4">
            <text:p>30/10/1987</text:p>
          </table:table-cell>
          <table:table-cell office:value-type="string" table:style-name="ce1">
            <text:p>471 S. Cambridge Drive</text:p>
          </table:table-cell>
          <table:table-cell office:value-type="string" table:style-name="ce1">
            <text:p>Fairborn, OH 45324</text:p>
          </table:table-cell>
          <table:table-cell office:value-type="string" table:style-name="ce1">
            <text:p>(283) 384-7846</text:p>
          </table:table-cell>
          <table:table-cell office:value-type="string" table:style-name="ce1">
            <text:p>wilsonpm@aol.com</text:p>
          </table:table-cell>
          <table:table-cell office:value-type="date" office:date-value="2005-02-19T02:21:21" table:style-name="ce5">
            <text:p>19/2/2005 2:21</text:p>
          </table:table-cell>
          <table:table-cell office:value-type="string" table:style-name="ce6">
            <text:p>A</text:p>
          </table:table-cell>
          <table:table-cell office:value-type="float" office:value="47933" table:formula="of:=RANDBETWEEN(0;99999)" table:style-name="ce1">
            <text:p>479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4</text:p>
          </table:table-cell>
          <table:table-cell office:value-type="string" table:style-name="ce1">
            <text:p>Nuria Daniela Jáuregui Tejero</text:p>
          </table:table-cell>
          <table:table-cell office:value-type="date" office:date-value="1979-07-02T00:00:00" table:style-name="ce4">
            <text:p>2/7/1979</text:p>
          </table:table-cell>
          <table:table-cell office:value-type="string" table:style-name="ce1">
            <text:p>9 Military Dr.</text:p>
          </table:table-cell>
          <table:table-cell office:value-type="string" table:style-name="ce1">
            <text:p>Yuba City, CA 95993</text:p>
          </table:table-cell>
          <table:table-cell office:value-type="string" table:style-name="ce1">
            <text:p>(677) 875-1069</text:p>
          </table:table-cell>
          <table:table-cell office:value-type="string" table:style-name="ce1">
            <text:p>barjam@icloud.com</text:p>
          </table:table-cell>
          <table:table-cell office:value-type="date" office:date-value="2014-04-02T18:30:12" table:style-name="ce5">
            <text:p>2/4/2014 18:30</text:p>
          </table:table-cell>
          <table:table-cell office:value-type="string" table:style-name="ce6">
            <text:p>E</text:p>
          </table:table-cell>
          <table:table-cell office:value-type="float" office:value="21319" table:formula="of:=RANDBETWEEN(0;99999)" table:style-name="ce1">
            <text:p>213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5</text:p>
          </table:table-cell>
          <table:table-cell office:value-type="string" table:style-name="ce1">
            <text:p>Anastasia Pedrero Solera</text:p>
          </table:table-cell>
          <table:table-cell office:value-type="date" office:date-value="1986-08-29T00:00:00" table:style-name="ce4">
            <text:p>29/8/1986</text:p>
          </table:table-cell>
          <table:table-cell office:value-type="string" table:style-name="ce1">
            <text:p>8388 Pheasant Street</text:p>
          </table:table-cell>
          <table:table-cell office:value-type="string" table:style-name="ce1">
            <text:p>Powder Springs, GA 30127</text:p>
          </table:table-cell>
          <table:table-cell office:value-type="string" table:style-name="ce1">
            <text:p>(886) 929-9282</text:p>
          </table:table-cell>
          <table:table-cell office:value-type="string" table:style-name="ce1">
            <text:p>michiel@msn.com</text:p>
          </table:table-cell>
          <table:table-cell office:value-type="date" office:date-value="2012-09-07T03:07:25" table:style-name="ce5">
            <text:p>7/9/2012 3:07</text:p>
          </table:table-cell>
          <table:table-cell office:value-type="string" table:style-name="ce6">
            <text:p>B</text:p>
          </table:table-cell>
          <table:table-cell office:value-type="float" office:value="27161" table:formula="of:=RANDBETWEEN(0;99999)" table:style-name="ce1">
            <text:p>271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6</text:p>
          </table:table-cell>
          <table:table-cell office:value-type="string" table:style-name="ce1">
            <text:p>Purificación Salomé Ferrán Valero</text:p>
          </table:table-cell>
          <table:table-cell office:value-type="date" office:date-value="1984-09-29T00:00:00" table:style-name="ce4">
            <text:p>29/9/1984</text:p>
          </table:table-cell>
          <table:table-cell office:value-type="string" table:style-name="ce1">
            <text:p>221 Dogwood Dr.</text:p>
          </table:table-cell>
          <table:table-cell office:value-type="string" table:style-name="ce1">
            <text:p>El Paso, TX 79930</text:p>
          </table:table-cell>
          <table:table-cell office:value-type="string" table:style-name="ce1">
            <text:p>(596) 660-5408</text:p>
          </table:table-cell>
          <table:table-cell office:value-type="string" table:style-name="ce1">
            <text:p>gamma@hotmail.com</text:p>
          </table:table-cell>
          <table:table-cell office:value-type="date" office:date-value="2010-07-02T15:05:54" table:style-name="ce5">
            <text:p>2/7/2010 15:05</text:p>
          </table:table-cell>
          <table:table-cell office:value-type="string" table:style-name="ce6">
            <text:p>A</text:p>
          </table:table-cell>
          <table:table-cell office:value-type="float" office:value="31245" table:formula="of:=RANDBETWEEN(0;99999)" table:style-name="ce1">
            <text:p>312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7</text:p>
          </table:table-cell>
          <table:table-cell office:value-type="string" table:style-name="ce1">
            <text:p>Melania Cobos Lozano</text:p>
          </table:table-cell>
          <table:table-cell office:value-type="date" office:date-value="1989-04-15T00:00:00" table:style-name="ce4">
            <text:p>15/4/1989</text:p>
          </table:table-cell>
          <table:table-cell office:value-type="string" table:style-name="ce1">
            <text:p>911 Charles St.</text:p>
          </table:table-cell>
          <table:table-cell office:value-type="string" table:style-name="ce1">
            <text:p>East Lansing, MI 48823</text:p>
          </table:table-cell>
          <table:table-cell office:value-type="string" table:style-name="ce1">
            <text:p>(768) 242-5793</text:p>
          </table:table-cell>
          <table:table-cell office:value-type="string" table:style-name="ce1">
            <text:p>dhrakar@live.com</text:p>
          </table:table-cell>
          <table:table-cell office:value-type="date" office:date-value="2019-05-08T12:01:44" table:style-name="ce5">
            <text:p>8/5/2019 12:01</text:p>
          </table:table-cell>
          <table:table-cell office:value-type="string" table:style-name="ce6">
            <text:p>C</text:p>
          </table:table-cell>
          <table:table-cell office:value-type="float" office:value="10366" table:formula="of:=RANDBETWEEN(0;99999)" table:style-name="ce1">
            <text:p>103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8</text:p>
          </table:table-cell>
          <table:table-cell office:value-type="string" table:style-name="ce1">
            <text:p>Evangelina Font Lago</text:p>
          </table:table-cell>
          <table:table-cell office:value-type="date" office:date-value="1978-03-26T00:00:00" table:style-name="ce4">
            <text:p>26/3/1978</text:p>
          </table:table-cell>
          <table:table-cell office:value-type="string" table:style-name="ce1">
            <text:p>176 Henry Smith Ave.</text:p>
          </table:table-cell>
          <table:table-cell office:value-type="string" table:style-name="ce1">
            <text:p>Westland, MI 48185</text:p>
          </table:table-cell>
          <table:table-cell office:value-type="string" table:style-name="ce1">
            <text:p>(483) 388-3044</text:p>
          </table:table-cell>
          <table:table-cell office:value-type="string" table:style-name="ce1">
            <text:p>themer@icloud.com</text:p>
          </table:table-cell>
          <table:table-cell office:value-type="date" office:date-value="2013-11-20T20:03:36" table:style-name="ce5">
            <text:p>20/11/2013 20:03</text:p>
          </table:table-cell>
          <table:table-cell office:value-type="string" table:style-name="ce6">
            <text:p>C</text:p>
          </table:table-cell>
          <table:table-cell office:value-type="float" office:value="55165" table:formula="of:=RANDBETWEEN(0;99999)" table:style-name="ce1">
            <text:p>551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9</text:p>
          </table:table-cell>
          <table:table-cell office:value-type="string" table:style-name="ce1">
            <text:p>Otilia Mercader Jimenez</text:p>
          </table:table-cell>
          <table:table-cell office:value-type="date" office:date-value="1986-06-21T00:00:00" table:style-name="ce4">
            <text:p>21/6/1986</text:p>
          </table:table-cell>
          <table:table-cell office:value-type="string" table:style-name="ce1">
            <text:p>323 1st St.</text:p>
          </table:table-cell>
          <table:table-cell office:value-type="string" table:style-name="ce1">
            <text:p>Salt Lake City, UT 84119</text:p>
          </table:table-cell>
          <table:table-cell office:value-type="string" table:style-name="ce1">
            <text:p>(525) 814-4351</text:p>
          </table:table-cell>
          <table:table-cell office:value-type="string" table:style-name="ce1">
            <text:p>leocharre@me.com</text:p>
          </table:table-cell>
          <table:table-cell office:value-type="date" office:date-value="2016-11-13T14:53:01" table:style-name="ce5">
            <text:p>13/11/2016 14:53</text:p>
          </table:table-cell>
          <table:table-cell office:value-type="string" table:style-name="ce6">
            <text:p>C</text:p>
          </table:table-cell>
          <table:table-cell office:value-type="float" office:value="70538" table:formula="of:=RANDBETWEEN(0;99999)" table:style-name="ce1">
            <text:p>705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0</text:p>
          </table:table-cell>
          <table:table-cell office:value-type="string" table:style-name="ce1">
            <text:p>Nadia Reyes-Bosch</text:p>
          </table:table-cell>
          <table:table-cell office:value-type="date" office:date-value="1997-03-14T00:00:00" table:style-name="ce4">
            <text:p>14/3/1997</text:p>
          </table:table-cell>
          <table:table-cell office:value-type="string" table:style-name="ce1">
            <text:p>8127 Pawnee Lane</text:p>
          </table:table-cell>
          <table:table-cell office:value-type="string" table:style-name="ce1">
            <text:p>Pikesville, MD 21208</text:p>
          </table:table-cell>
          <table:table-cell office:value-type="string" table:style-name="ce1">
            <text:p>(872) 458-4785</text:p>
          </table:table-cell>
          <table:table-cell office:value-type="string" table:style-name="ce1">
            <text:p>kewley@icloud.com</text:p>
          </table:table-cell>
          <table:table-cell office:value-type="date" office:date-value="2013-05-28T12:57:09" table:style-name="ce5">
            <text:p>28/5/2013 12:57</text:p>
          </table:table-cell>
          <table:table-cell office:value-type="string" table:style-name="ce6">
            <text:p>B</text:p>
          </table:table-cell>
          <table:table-cell office:value-type="float" office:value="42977" table:formula="of:=RANDBETWEEN(0;99999)" table:style-name="ce1">
            <text:p>429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1</text:p>
          </table:table-cell>
          <table:table-cell office:value-type="string" table:style-name="ce1">
            <text:p>Mireia Córdoba Pi</text:p>
          </table:table-cell>
          <table:table-cell office:value-type="date" office:date-value="1993-10-21T00:00:00" table:style-name="ce4">
            <text:p>21/10/1993</text:p>
          </table:table-cell>
          <table:table-cell office:value-type="string" table:style-name="ce1">
            <text:p>7813 Helen Ave.</text:p>
          </table:table-cell>
          <table:table-cell office:value-type="string" table:style-name="ce1">
            <text:p>West Springfield, MA 01089</text:p>
          </table:table-cell>
          <table:table-cell office:value-type="string" table:style-name="ce1">
            <text:p>(600) 318-8808</text:p>
          </table:table-cell>
          <table:table-cell office:value-type="string" table:style-name="ce1">
            <text:p>murdocj@mac.com</text:p>
          </table:table-cell>
          <table:table-cell office:value-type="date" office:date-value="2006-01-11T00:48:42" table:style-name="ce5">
            <text:p>11/1/2006 0:48</text:p>
          </table:table-cell>
          <table:table-cell office:value-type="string" table:style-name="ce6">
            <text:p>A</text:p>
          </table:table-cell>
          <table:table-cell office:value-type="float" office:value="54186" table:formula="of:=RANDBETWEEN(0;99999)" table:style-name="ce1">
            <text:p>541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2</text:p>
          </table:table-cell>
          <table:table-cell office:value-type="string" table:style-name="ce1">
            <text:p>Melisa Rueda Rosado</text:p>
          </table:table-cell>
          <table:table-cell office:value-type="date" office:date-value="1970-09-28T00:00:00" table:style-name="ce4">
            <text:p>28/9/1970</text:p>
          </table:table-cell>
          <table:table-cell office:value-type="string" table:style-name="ce1">
            <text:p>353 Canterbury Dr.</text:p>
          </table:table-cell>
          <table:table-cell office:value-type="string" table:style-name="ce1">
            <text:p>Mahwah, NJ 07430</text:p>
          </table:table-cell>
          <table:table-cell office:value-type="string" table:style-name="ce1">
            <text:p>(437) 406-2974</text:p>
          </table:table-cell>
          <table:table-cell office:value-type="string" table:style-name="ce1">
            <text:p>webinc@msn.com</text:p>
          </table:table-cell>
          <table:table-cell office:value-type="date" office:date-value="2017-03-30T18:22:22" table:style-name="ce5">
            <text:p>30/3/2017 18:22</text:p>
          </table:table-cell>
          <table:table-cell office:value-type="string" table:style-name="ce6">
            <text:p>B</text:p>
          </table:table-cell>
          <table:table-cell office:value-type="float" office:value="31547" table:formula="of:=RANDBETWEEN(0;99999)" table:style-name="ce1">
            <text:p>315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3</text:p>
          </table:table-cell>
          <table:table-cell office:value-type="string" table:style-name="ce1">
            <text:p>Trini Sanabria-Frías</text:p>
          </table:table-cell>
          <table:table-cell office:value-type="date" office:date-value="1989-05-22T00:00:00" table:style-name="ce4">
            <text:p>22/5/1989</text:p>
          </table:table-cell>
          <table:table-cell office:value-type="string" table:style-name="ce1">
            <text:p>61 Addison Dr.</text:p>
          </table:table-cell>
          <table:table-cell office:value-type="string" table:style-name="ce1">
            <text:p>Park Forest, IL 60466</text:p>
          </table:table-cell>
          <table:table-cell office:value-type="string" table:style-name="ce1">
            <text:p>(615) 712-3381</text:p>
          </table:table-cell>
          <table:table-cell office:value-type="string" table:style-name="ce1">
            <text:p>mrsam@yahoo.ca</text:p>
          </table:table-cell>
          <table:table-cell office:value-type="date" office:date-value="2017-01-19T19:23:03" table:style-name="ce5">
            <text:p>19/1/2017 19:23</text:p>
          </table:table-cell>
          <table:table-cell office:value-type="string" table:style-name="ce6">
            <text:p>D</text:p>
          </table:table-cell>
          <table:table-cell office:value-type="float" office:value="49348" table:formula="of:=RANDBETWEEN(0;99999)" table:style-name="ce1">
            <text:p>493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4</text:p>
          </table:table-cell>
          <table:table-cell office:value-type="string" table:style-name="ce1">
            <text:p>Lucía Manola Briones Jove</text:p>
          </table:table-cell>
          <table:table-cell office:value-type="date" office:date-value="1993-11-28T00:00:00" table:style-name="ce4">
            <text:p>28/11/1993</text:p>
          </table:table-cell>
          <table:table-cell office:value-type="string" table:style-name="ce1">
            <text:p>810 West Mill St.</text:p>
          </table:table-cell>
          <table:table-cell office:value-type="string" table:style-name="ce1">
            <text:p>Westfield, MA 01085</text:p>
          </table:table-cell>
          <table:table-cell office:value-type="string" table:style-name="ce1">
            <text:p>(651) 742-1141</text:p>
          </table:table-cell>
          <table:table-cell office:value-type="string" table:style-name="ce1">
            <text:p>sassen@aol.com</text:p>
          </table:table-cell>
          <table:table-cell office:value-type="date" office:date-value="2015-02-07T19:05:19" table:style-name="ce5">
            <text:p>7/2/2015 19:05</text:p>
          </table:table-cell>
          <table:table-cell office:value-type="string" table:style-name="ce6">
            <text:p>B</text:p>
          </table:table-cell>
          <table:table-cell office:value-type="float" office:value="71825" table:formula="of:=RANDBETWEEN(0;99999)" table:style-name="ce1">
            <text:p>718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5</text:p>
          </table:table-cell>
          <table:table-cell office:value-type="string" table:style-name="ce1">
            <text:p>Natalio Pereira Barrio</text:p>
          </table:table-cell>
          <table:table-cell office:value-type="date" office:date-value="1970-09-19T00:00:00" table:style-name="ce4">
            <text:p>19/9/1970</text:p>
          </table:table-cell>
          <table:table-cell office:value-type="string" table:style-name="ce1">
            <text:p>51 Mayfair Court</text:p>
          </table:table-cell>
          <table:table-cell office:value-type="string" table:style-name="ce1">
            <text:p>Dothan, AL 36301</text:p>
          </table:table-cell>
          <table:table-cell office:value-type="string" table:style-name="ce1">
            <text:p>(517) 690-8580</text:p>
          </table:table-cell>
          <table:table-cell office:value-type="string" table:style-name="ce1">
            <text:p>emmanuel@att.net</text:p>
          </table:table-cell>
          <table:table-cell office:value-type="date" office:date-value="2007-01-11T15:36:52" table:style-name="ce5">
            <text:p>11/1/2007 15:36</text:p>
          </table:table-cell>
          <table:table-cell office:value-type="string" table:style-name="ce6">
            <text:p>D</text:p>
          </table:table-cell>
          <table:table-cell office:value-type="float" office:value="33794" table:formula="of:=RANDBETWEEN(0;99999)" table:style-name="ce1">
            <text:p>337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6</text:p>
          </table:table-cell>
          <table:table-cell office:value-type="string" table:style-name="ce1">
            <text:p>Nerea Alcalde Solé</text:p>
          </table:table-cell>
          <table:table-cell office:value-type="date" office:date-value="1984-02-03T00:00:00" table:style-name="ce4">
            <text:p>3/2/1984</text:p>
          </table:table-cell>
          <table:table-cell office:value-type="string" table:style-name="ce1">
            <text:p>840 Oak Meadow Ave.</text:p>
          </table:table-cell>
          <table:table-cell office:value-type="string" table:style-name="ce1">
            <text:p>Klamath Falls, OR 97603</text:p>
          </table:table-cell>
          <table:table-cell office:value-type="string" table:style-name="ce1">
            <text:p>(616) 766-2111</text:p>
          </table:table-cell>
          <table:table-cell office:value-type="string" table:style-name="ce1">
            <text:p>naoya@mac.com</text:p>
          </table:table-cell>
          <table:table-cell office:value-type="date" office:date-value="2006-08-17T09:46:10" table:style-name="ce5">
            <text:p>17/8/2006 9:46</text:p>
          </table:table-cell>
          <table:table-cell office:value-type="string" table:style-name="ce6">
            <text:p>B</text:p>
          </table:table-cell>
          <table:table-cell office:value-type="float" office:value="61734" table:formula="of:=RANDBETWEEN(0;99999)" table:style-name="ce1">
            <text:p>617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7</text:p>
          </table:table-cell>
          <table:table-cell office:value-type="string" table:style-name="ce1">
            <text:p>Gracia Goicoechea Alba</text:p>
          </table:table-cell>
          <table:table-cell office:value-type="date" office:date-value="1980-12-10T00:00:00" table:style-name="ce4">
            <text:p>10/12/1980</text:p>
          </table:table-cell>
          <table:table-cell office:value-type="string" table:style-name="ce1">
            <text:p>257 Pheasant Drive</text:p>
          </table:table-cell>
          <table:table-cell office:value-type="string" table:style-name="ce1">
            <text:p>Hialeah, FL 33010</text:p>
          </table:table-cell>
          <table:table-cell office:value-type="string" table:style-name="ce1">
            <text:p>(685) 726-6159</text:p>
          </table:table-cell>
          <table:table-cell office:value-type="string" table:style-name="ce1">
            <text:p>slanglois@hotmail.com</text:p>
          </table:table-cell>
          <table:table-cell office:value-type="date" office:date-value="2021-03-23T13:49:08" table:style-name="ce5">
            <text:p>23/3/2021 13:49</text:p>
          </table:table-cell>
          <table:table-cell office:value-type="string" table:style-name="ce6">
            <text:p>E</text:p>
          </table:table-cell>
          <table:table-cell office:value-type="float" office:value="37224" table:formula="of:=RANDBETWEEN(0;99999)" table:style-name="ce1">
            <text:p>372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8</text:p>
          </table:table-cell>
          <table:table-cell office:value-type="string" table:style-name="ce1">
            <text:p>Toño Hidalgo Blázquez</text:p>
          </table:table-cell>
          <table:table-cell office:value-type="date" office:date-value="1988-11-24T00:00:00" table:style-name="ce4">
            <text:p>24/11/1988</text:p>
          </table:table-cell>
          <table:table-cell office:value-type="string" table:style-name="ce1">
            <text:p>30 N. Park Avenue</text:p>
          </table:table-cell>
          <table:table-cell office:value-type="string" table:style-name="ce1">
            <text:p>Howard Beach, NY 11414</text:p>
          </table:table-cell>
          <table:table-cell office:value-type="string" table:style-name="ce1">
            <text:p>(737) 772-3449</text:p>
          </table:table-cell>
          <table:table-cell office:value-type="string" table:style-name="ce1">
            <text:p>improv@comcast.net</text:p>
          </table:table-cell>
          <table:table-cell office:value-type="date" office:date-value="2009-09-07T05:50:50" table:style-name="ce5">
            <text:p>7/9/2009 5:50</text:p>
          </table:table-cell>
          <table:table-cell office:value-type="string" table:style-name="ce6">
            <text:p>B</text:p>
          </table:table-cell>
          <table:table-cell office:value-type="float" office:value="87602" table:formula="of:=RANDBETWEEN(0;99999)" table:style-name="ce1">
            <text:p>876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9</text:p>
          </table:table-cell>
          <table:table-cell office:value-type="string" table:style-name="ce1">
            <text:p>Cándida Sedano Jiménez</text:p>
          </table:table-cell>
          <table:table-cell office:value-type="date" office:date-value="1981-04-16T00:00:00" table:style-name="ce4">
            <text:p>16/4/1981</text:p>
          </table:table-cell>
          <table:table-cell office:value-type="string" table:style-name="ce1">
            <text:p>850 School St.</text:p>
          </table:table-cell>
          <table:table-cell office:value-type="string" table:style-name="ce1">
            <text:p>Wheaton, IL 60187</text:p>
          </table:table-cell>
          <table:table-cell office:value-type="string" table:style-name="ce1">
            <text:p>(876) 612-6879</text:p>
          </table:table-cell>
          <table:table-cell office:value-type="string" table:style-name="ce1">
            <text:p>noneme@me.com</text:p>
          </table:table-cell>
          <table:table-cell office:value-type="date" office:date-value="2011-05-14T08:38:29" table:style-name="ce5">
            <text:p>14/5/2011 8:38</text:p>
          </table:table-cell>
          <table:table-cell office:value-type="string" table:style-name="ce6">
            <text:p>E</text:p>
          </table:table-cell>
          <table:table-cell office:value-type="float" office:value="21410" table:formula="of:=RANDBETWEEN(0;99999)" table:style-name="ce1">
            <text:p>214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0</text:p>
          </table:table-cell>
          <table:table-cell office:value-type="string" table:style-name="ce1">
            <text:p>Eutimio Barreda Cobos</text:p>
          </table:table-cell>
          <table:table-cell office:value-type="date" office:date-value="1999-05-09T00:00:00" table:style-name="ce4">
            <text:p>9/5/1999</text:p>
          </table:table-cell>
          <table:table-cell office:value-type="string" table:style-name="ce1">
            <text:p>59 Atlantic Ave.</text:p>
          </table:table-cell>
          <table:table-cell office:value-type="string" table:style-name="ce1">
            <text:p>Gallatin, TN 37066</text:p>
          </table:table-cell>
          <table:table-cell office:value-type="string" table:style-name="ce1">
            <text:p>(669) 791-3350</text:p>
          </table:table-cell>
          <table:table-cell office:value-type="string" table:style-name="ce1">
            <text:p>majordick@yahoo.com</text:p>
          </table:table-cell>
          <table:table-cell office:value-type="date" office:date-value="2009-01-05T00:19:10" table:style-name="ce5">
            <text:p>5/1/2009 0:19</text:p>
          </table:table-cell>
          <table:table-cell office:value-type="string" table:style-name="ce6">
            <text:p>C</text:p>
          </table:table-cell>
          <table:table-cell office:value-type="float" office:value="32314" table:formula="of:=RANDBETWEEN(0;99999)" table:style-name="ce1">
            <text:p>323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1</text:p>
          </table:table-cell>
          <table:table-cell office:value-type="string" table:style-name="ce1">
            <text:p>Rosario Yuste Falcón</text:p>
          </table:table-cell>
          <table:table-cell office:value-type="date" office:date-value="1986-06-24T00:00:00" table:style-name="ce4">
            <text:p>24/6/1986</text:p>
          </table:table-cell>
          <table:table-cell office:value-type="string" table:style-name="ce1">
            <text:p>74 Broadway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(642) 368-4225</text:p>
          </table:table-cell>
          <table:table-cell office:value-type="string" table:style-name="ce1">
            <text:p>rgiersig@verizon.net</text:p>
          </table:table-cell>
          <table:table-cell office:value-type="date" office:date-value="2010-12-22T07:16:47" table:style-name="ce5">
            <text:p>22/12/2010 7:16</text:p>
          </table:table-cell>
          <table:table-cell office:value-type="string" table:style-name="ce6">
            <text:p>D</text:p>
          </table:table-cell>
          <table:table-cell office:value-type="float" office:value="52833" table:formula="of:=RANDBETWEEN(0;99999)" table:style-name="ce1">
            <text:p>528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2</text:p>
          </table:table-cell>
          <table:table-cell office:value-type="string" table:style-name="ce1">
            <text:p>Encarnacion Español Ocaña</text:p>
          </table:table-cell>
          <table:table-cell office:value-type="date" office:date-value="1985-03-25T00:00:00" table:style-name="ce4">
            <text:p>25/3/1985</text:p>
          </table:table-cell>
          <table:table-cell office:value-type="string" table:style-name="ce1">
            <text:p>MK9 3EN</text:p>
          </table:table-cell>
          <table:table-cell office:value-type="string" table:style-name="ce1">
            <text:p>21 Mill Road</text:p>
          </table:table-cell>
          <table:table-cell office:value-type="string" table:style-name="ce1">
            <text:p>(953) 901-9132</text:p>
          </table:table-cell>
          <table:table-cell office:value-type="string" table:style-name="ce1">
            <text:p>smartfart@aol.com</text:p>
          </table:table-cell>
          <table:table-cell office:value-type="date" office:date-value="2020-11-06T06:49:18" table:style-name="ce5">
            <text:p>6/11/2020 6:49</text:p>
          </table:table-cell>
          <table:table-cell office:value-type="string" table:style-name="ce6">
            <text:p>C</text:p>
          </table:table-cell>
          <table:table-cell office:value-type="float" office:value="41972" table:formula="of:=RANDBETWEEN(0;99999)" table:style-name="ce1">
            <text:p>419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3</text:p>
          </table:table-cell>
          <table:table-cell office:value-type="string" table:style-name="ce1">
            <text:p>Magdalena Vilaplana Esteve</text:p>
          </table:table-cell>
          <table:table-cell office:value-type="date" office:date-value="1991-09-26T00:00:00" table:style-name="ce4">
            <text:p>26/9/1991</text:p>
          </table:table-cell>
          <table:table-cell office:value-type="string" table:style-name="ce1">
            <text:p>CREWE</text:p>
          </table:table-cell>
          <table:table-cell office:value-type="string" table:style-name="ce1">
            <text:p>CW90 4ZA</text:p>
          </table:table-cell>
          <table:table-cell office:value-type="string" table:style-name="ce1">
            <text:p>(869) 720-8135</text:p>
          </table:table-cell>
          <table:table-cell office:value-type="string" table:style-name="ce1">
            <text:p>jmgomez@verizon.net</text:p>
          </table:table-cell>
          <table:table-cell office:value-type="date" office:date-value="2014-07-14T01:35:54" table:style-name="ce5">
            <text:p>14/7/2014 1:35</text:p>
          </table:table-cell>
          <table:table-cell office:value-type="string" table:style-name="ce6">
            <text:p>D</text:p>
          </table:table-cell>
          <table:table-cell office:value-type="float" office:value="59383" table:formula="of:=RANDBETWEEN(0;99999)" table:style-name="ce1">
            <text:p>593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4</text:p>
          </table:table-cell>
          <table:table-cell office:value-type="string" table:style-name="ce1">
            <text:p>Adelardo Novoa</text:p>
          </table:table-cell>
          <table:table-cell office:value-type="date" office:date-value="1985-06-12T00:00:00" table:style-name="ce4">
            <text:p>12/6/1985</text:p>
          </table:table-cell>
          <table:table-cell office:value-type="string" table:style-name="ce1">
            <text:p>674 High Street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(319) 633-9396</text:p>
          </table:table-cell>
          <table:table-cell office:value-type="string" table:style-name="ce1">
            <text:p>msherr@yahoo.com</text:p>
          </table:table-cell>
          <table:table-cell office:value-type="date" office:date-value="2013-01-20T04:11:57" table:style-name="ce5">
            <text:p>20/1/2013 4:11</text:p>
          </table:table-cell>
          <table:table-cell office:value-type="string" table:style-name="ce6">
            <text:p>C</text:p>
          </table:table-cell>
          <table:table-cell office:value-type="float" office:value="70939" table:formula="of:=RANDBETWEEN(0;99999)" table:style-name="ce1">
            <text:p>709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5</text:p>
          </table:table-cell>
          <table:table-cell office:value-type="string" table:style-name="ce1">
            <text:p>Adoración Rovira Zabala</text:p>
          </table:table-cell>
          <table:table-cell office:value-type="date" office:date-value="1977-10-25T00:00:00" table:style-name="ce4">
            <text:p>25/10/1977</text:p>
          </table:table-cell>
          <table:table-cell office:value-type="string" table:style-name="ce1">
            <text:p>CT76 6OB</text:p>
          </table:table-cell>
          <table:table-cell office:value-type="string" table:style-name="ce1">
            <text:p>10 Richmond Road</text:p>
          </table:table-cell>
          <table:table-cell office:value-type="string" table:style-name="ce1">
            <text:p>(731) 945-6687</text:p>
          </table:table-cell>
          <table:table-cell office:value-type="string" table:style-name="ce1">
            <text:p>keutzer@sbcglobal.net</text:p>
          </table:table-cell>
          <table:table-cell office:value-type="date" office:date-value="2006-03-30T09:15:44" table:style-name="ce5">
            <text:p>30/3/2006 9:15</text:p>
          </table:table-cell>
          <table:table-cell office:value-type="string" table:style-name="ce6">
            <text:p>D</text:p>
          </table:table-cell>
          <table:table-cell office:value-type="float" office:value="21762" table:formula="of:=RANDBETWEEN(0;99999)" table:style-name="ce1">
            <text:p>217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6</text:p>
          </table:table-cell>
          <table:table-cell office:value-type="string" table:style-name="ce1">
            <text:p>Ovidio Lamas</text:p>
          </table:table-cell>
          <table:table-cell office:value-type="date" office:date-value="2000-03-09T00:00:00" table:style-name="ce4">
            <text:p>9/3/2000</text:p>
          </table:table-cell>
          <table:table-cell office:value-type="string" table:style-name="ce1">
            <text:p>DUNDEE</text:p>
          </table:table-cell>
          <table:table-cell office:value-type="string" table:style-name="ce1">
            <text:p>DD84 2WJ</text:p>
          </table:table-cell>
          <table:table-cell office:value-type="string" table:style-name="ce1">
            <text:p>(435) 742-6743</text:p>
          </table:table-cell>
          <table:table-cell office:value-type="string" table:style-name="ce1">
            <text:p>policies@sbcglobal.net</text:p>
          </table:table-cell>
          <table:table-cell office:value-type="date" office:date-value="2017-09-09T19:16:58" table:style-name="ce5">
            <text:p>9/9/2017 19:16</text:p>
          </table:table-cell>
          <table:table-cell office:value-type="string" table:style-name="ce6">
            <text:p>C</text:p>
          </table:table-cell>
          <table:table-cell office:value-type="float" office:value="4352" table:formula="of:=RANDBETWEEN(0;99999)" table:style-name="ce1">
            <text:p>43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7</text:p>
          </table:table-cell>
          <table:table-cell office:value-type="string" table:style-name="ce1">
            <text:p>Reyes Julián Nogués</text:p>
          </table:table-cell>
          <table:table-cell office:value-type="date" office:date-value="1978-04-07T00:00:00" table:style-name="ce4">
            <text:p>7/4/1978</text:p>
          </table:table-cell>
          <table:table-cell office:value-type="string" table:style-name="ce1">
            <text:p>35 The Crescent</text:p>
          </table:table-cell>
          <table:table-cell office:value-type="string" table:style-name="ce1">
            <text:p>SOUTH EAST LONDON</text:p>
          </table:table-cell>
          <table:table-cell office:value-type="string" table:style-name="ce1">
            <text:p>(684) 330-1830</text:p>
          </table:table-cell>
          <table:table-cell office:value-type="string" table:style-name="ce1">
            <text:p>hwestiii@verizon.net</text:p>
          </table:table-cell>
          <table:table-cell office:value-type="date" office:date-value="2006-08-04T08:44:02" table:style-name="ce5">
            <text:p>4/8/2006 8:44</text:p>
          </table:table-cell>
          <table:table-cell office:value-type="string" table:style-name="ce6">
            <text:p>C</text:p>
          </table:table-cell>
          <table:table-cell office:value-type="float" office:value="43603" table:formula="of:=RANDBETWEEN(0;99999)" table:style-name="ce1">
            <text:p>436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8</text:p>
          </table:table-cell>
          <table:table-cell office:value-type="string" table:style-name="ce1">
            <text:p>Adoración Jurado Clemente</text:p>
          </table:table-cell>
          <table:table-cell office:value-type="date" office:date-value="1976-12-08T00:00:00" table:style-name="ce4">
            <text:p>8/12/1976</text:p>
          </table:table-cell>
          <table:table-cell office:value-type="string" table:style-name="ce1">
            <text:p>SE42 3UM</text:p>
          </table:table-cell>
          <table:table-cell office:value-type="string" table:style-name="ce1">
            <text:p>44 School Lane</text:p>
          </table:table-cell>
          <table:table-cell office:value-type="string" table:style-name="ce1">
            <text:p>(843) 248-6284</text:p>
          </table:table-cell>
          <table:table-cell office:value-type="string" table:style-name="ce1">
            <text:p>hstiles@mac.com</text:p>
          </table:table-cell>
          <table:table-cell office:value-type="date" office:date-value="2007-10-04T17:41:11" table:style-name="ce5">
            <text:p>4/10/2007 17:41</text:p>
          </table:table-cell>
          <table:table-cell office:value-type="string" table:style-name="ce6">
            <text:p>E</text:p>
          </table:table-cell>
          <table:table-cell office:value-type="float" office:value="20209" table:formula="of:=RANDBETWEEN(0;99999)" table:style-name="ce1">
            <text:p>202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9</text:p>
          </table:table-cell>
          <table:table-cell office:value-type="string" table:style-name="ce1">
            <text:p>Plácido Zabala Feijoo</text:p>
          </table:table-cell>
          <table:table-cell office:value-type="date" office:date-value="1979-01-19T00:00:00" table:style-name="ce4">
            <text:p>19/1/1979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DN36 9AT</text:p>
          </table:table-cell>
          <table:table-cell office:value-type="string" table:style-name="ce1">
            <text:p>(390) 565-9213</text:p>
          </table:table-cell>
          <table:table-cell office:value-type="string" table:style-name="ce1">
            <text:p>xnormal@gmail.com</text:p>
          </table:table-cell>
          <table:table-cell office:value-type="date" office:date-value="2011-11-27T20:10:56" table:style-name="ce5">
            <text:p>27/11/2011 20:10</text:p>
          </table:table-cell>
          <table:table-cell office:value-type="string" table:style-name="ce6">
            <text:p>A</text:p>
          </table:table-cell>
          <table:table-cell office:value-type="float" office:value="90287" table:formula="of:=RANDBETWEEN(0;99999)" table:style-name="ce1">
            <text:p>902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0</text:p>
          </table:table-cell>
          <table:table-cell office:value-type="string" table:style-name="ce1">
            <text:p>Abel Alex Cueto López</text:p>
          </table:table-cell>
          <table:table-cell office:value-type="date" office:date-value="1974-09-07T00:00:00" table:style-name="ce4">
            <text:p>7/9/1974</text:p>
          </table:table-cell>
          <table:table-cell office:value-type="string" table:style-name="ce1">
            <text:p>94 The Avenue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(951) 953-8812</text:p>
          </table:table-cell>
          <table:table-cell office:value-type="string" table:style-name="ce1">
            <text:p>jgmyers@icloud.com</text:p>
          </table:table-cell>
          <table:table-cell office:value-type="date" office:date-value="2009-06-18T06:22:20" table:style-name="ce5">
            <text:p>18/6/2009 6:22</text:p>
          </table:table-cell>
          <table:table-cell office:value-type="string" table:style-name="ce6">
            <text:p>A</text:p>
          </table:table-cell>
          <table:table-cell office:value-type="float" office:value="37508" table:formula="of:=RANDBETWEEN(0;99999)" table:style-name="ce1">
            <text:p>375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1</text:p>
          </table:table-cell>
          <table:table-cell office:value-type="string" table:style-name="ce1">
            <text:p>Miguela Sanmiguel Paz</text:p>
          </table:table-cell>
          <table:table-cell office:value-type="date" office:date-value="1976-04-12T00:00:00" table:style-name="ce4">
            <text:p>12/4/1976</text:p>
          </table:table-cell>
          <table:table-cell office:value-type="string" table:style-name="ce1">
            <text:p>BN0 6LJ</text:p>
          </table:table-cell>
          <table:table-cell office:value-type="string" table:style-name="ce1">
            <text:p>290 Albert Road</text:p>
          </table:table-cell>
          <table:table-cell office:value-type="string" table:style-name="ce1">
            <text:p>(516) 909-2316</text:p>
          </table:table-cell>
          <table:table-cell office:value-type="string" table:style-name="ce1">
            <text:p>oechslin@aol.com</text:p>
          </table:table-cell>
          <table:table-cell office:value-type="date" office:date-value="2010-05-09T12:32:16" table:style-name="ce5">
            <text:p>9/5/2010 12:32</text:p>
          </table:table-cell>
          <table:table-cell office:value-type="string" table:style-name="ce6">
            <text:p>E</text:p>
          </table:table-cell>
          <table:table-cell office:value-type="float" office:value="76936" table:formula="of:=RANDBETWEEN(0;99999)" table:style-name="ce1">
            <text:p>769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2</text:p>
          </table:table-cell>
          <table:table-cell office:value-type="string" table:style-name="ce1">
            <text:p>Narcisa Villaverde Montes</text:p>
          </table:table-cell>
          <table:table-cell office:value-type="date" office:date-value="1998-11-17T00:00:00" table:style-name="ce4">
            <text:p>17/11/1998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SK35 8CV</text:p>
          </table:table-cell>
          <table:table-cell office:value-type="string" table:style-name="ce1">
            <text:p>(833) 629-5357</text:p>
          </table:table-cell>
          <table:table-cell office:value-type="string" table:style-name="ce1">
            <text:p>juerd@outlook.com</text:p>
          </table:table-cell>
          <table:table-cell office:value-type="date" office:date-value="2020-06-28T10:41:36" table:style-name="ce5">
            <text:p>28/6/2020 10:41</text:p>
          </table:table-cell>
          <table:table-cell office:value-type="string" table:style-name="ce6">
            <text:p>C</text:p>
          </table:table-cell>
          <table:table-cell office:value-type="float" office:value="25378" table:formula="of:=RANDBETWEEN(0;99999)" table:style-name="ce1">
            <text:p>253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3</text:p>
          </table:table-cell>
          <table:table-cell office:value-type="string" table:style-name="ce1">
            <text:p>Leonardo Aller Bermúdez</text:p>
          </table:table-cell>
          <table:table-cell office:value-type="date" office:date-value="1971-09-16T00:00:00" table:style-name="ce4">
            <text:p>16/9/1971</text:p>
          </table:table-cell>
          <table:table-cell office:value-type="string" table:style-name="ce1">
            <text:p>96 The Green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(260) 680-9015</text:p>
          </table:table-cell>
          <table:table-cell office:value-type="string" table:style-name="ce1">
            <text:p>skippy@icloud.com</text:p>
          </table:table-cell>
          <table:table-cell office:value-type="date" office:date-value="2016-05-31T01:46:54" table:style-name="ce5">
            <text:p>31/5/2016 1:46</text:p>
          </table:table-cell>
          <table:table-cell office:value-type="string" table:style-name="ce6">
            <text:p>A</text:p>
          </table:table-cell>
          <table:table-cell office:value-type="float" office:value="17817" table:formula="of:=RANDBETWEEN(0;99999)" table:style-name="ce1">
            <text:p>178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4</text:p>
          </table:table-cell>
          <table:table-cell office:value-type="string" table:style-name="ce1">
            <text:p>Javiera Bartolomé Torrens</text:p>
          </table:table-cell>
          <table:table-cell office:value-type="date" office:date-value="1992-06-15T00:00:00" table:style-name="ce4">
            <text:p>15/6/1992</text:p>
          </table:table-cell>
          <table:table-cell office:value-type="string" table:style-name="ce1">
            <text:p>WD65 4RB</text:p>
          </table:table-cell>
          <table:table-cell office:value-type="string" table:style-name="ce1">
            <text:p>9950 Queen Street</text:p>
          </table:table-cell>
          <table:table-cell office:value-type="string" table:style-name="ce1">
            <text:p>(724) 882-6713</text:p>
          </table:table-cell>
          <table:table-cell office:value-type="string" table:style-name="ce1">
            <text:p>meinkej@hotmail.com</text:p>
          </table:table-cell>
          <table:table-cell office:value-type="date" office:date-value="2017-08-30T18:00:29" table:style-name="ce5">
            <text:p>30/8/2017 18:00</text:p>
          </table:table-cell>
          <table:table-cell office:value-type="string" table:style-name="ce6">
            <text:p>B</text:p>
          </table:table-cell>
          <table:table-cell office:value-type="float" office:value="27625" table:formula="of:=RANDBETWEEN(0;99999)" table:style-name="ce1">
            <text:p>276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5</text:p>
          </table:table-cell>
          <table:table-cell office:value-type="string" table:style-name="ce1">
            <text:p>María Carmen de Fuster</text:p>
          </table:table-cell>
          <table:table-cell office:value-type="date" office:date-value="1973-08-28T00:00:00" table:style-name="ce4">
            <text:p>28/8/1973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WF81 5TB</text:p>
          </table:table-cell>
          <table:table-cell office:value-type="string" table:style-name="ce1">
            <text:p>(663) 750-6940</text:p>
          </table:table-cell>
          <table:table-cell office:value-type="string" table:style-name="ce1">
            <text:p>staffelb@aol.com</text:p>
          </table:table-cell>
          <table:table-cell office:value-type="date" office:date-value="2020-10-22T18:37:06" table:style-name="ce5">
            <text:p>22/10/2020 18:37</text:p>
          </table:table-cell>
          <table:table-cell office:value-type="string" table:style-name="ce6">
            <text:p>E</text:p>
          </table:table-cell>
          <table:table-cell office:value-type="float" office:value="83390" table:formula="of:=RANDBETWEEN(0;99999)" table:style-name="ce1">
            <text:p>833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6</text:p>
          </table:table-cell>
          <table:table-cell office:value-type="string" table:style-name="ce1">
            <text:p>Adán Fonseca Marin</text:p>
          </table:table-cell>
          <table:table-cell office:value-type="date" office:date-value="1970-09-16T00:00:00" table:style-name="ce4">
            <text:p>16/9/1970</text:p>
          </table:table-cell>
          <table:table-cell office:value-type="string" table:style-name="ce1">
            <text:p>30 Main Road</text:p>
          </table:table-cell>
          <table:table-cell office:value-type="string" table:style-name="ce1">
            <text:p>NORTH WEST LONDON</text:p>
          </table:table-cell>
          <table:table-cell office:value-type="string" table:style-name="ce1">
            <text:p>(325) 631-2099</text:p>
          </table:table-cell>
          <table:table-cell office:value-type="string" table:style-name="ce1">
            <text:p>heckerman@optonline.net</text:p>
          </table:table-cell>
          <table:table-cell office:value-type="date" office:date-value="2009-03-21T13:30:30" table:style-name="ce5">
            <text:p>21/3/2009 13:30</text:p>
          </table:table-cell>
          <table:table-cell office:value-type="string" table:style-name="ce6">
            <text:p>E</text:p>
          </table:table-cell>
          <table:table-cell office:value-type="float" office:value="94313" table:formula="of:=RANDBETWEEN(0;99999)" table:style-name="ce1">
            <text:p>943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7</text:p>
          </table:table-cell>
          <table:table-cell office:value-type="string" table:style-name="ce1">
            <text:p>Adalberto de Fabra</text:p>
          </table:table-cell>
          <table:table-cell office:value-type="date" office:date-value="1989-12-23T00:00:00" table:style-name="ce4">
            <text:p>23/12/1989</text:p>
          </table:table-cell>
          <table:table-cell office:value-type="string" table:style-name="ce1">
            <text:p>NW96 2RV</text:p>
          </table:table-cell>
          <table:table-cell office:value-type="string" table:style-name="ce1">
            <text:p>9896 New Road</text:p>
          </table:table-cell>
          <table:table-cell office:value-type="string" table:style-name="ce1">
            <text:p>(594) 787-2465</text:p>
          </table:table-cell>
          <table:table-cell office:value-type="string" table:style-name="ce1">
            <text:p>rjones@verizon.net</text:p>
          </table:table-cell>
          <table:table-cell office:value-type="date" office:date-value="2014-01-12T04:41:12" table:style-name="ce5">
            <text:p>12/1/2014 4:41</text:p>
          </table:table-cell>
          <table:table-cell office:value-type="string" table:style-name="ce6">
            <text:p>A</text:p>
          </table:table-cell>
          <table:table-cell office:value-type="float" office:value="73986" table:formula="of:=RANDBETWEEN(0;99999)" table:style-name="ce1">
            <text:p>739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8</text:p>
          </table:table-cell>
          <table:table-cell office:value-type="string" table:style-name="ce1">
            <text:p>Rosalinda Jaume Romero</text:p>
          </table:table-cell>
          <table:table-cell office:value-type="date" office:date-value="1985-07-25T00:00:00" table:style-name="ce4">
            <text:p>25/7/1985</text:p>
          </table:table-cell>
          <table:table-cell office:value-type="string" table:style-name="ce1">
            <text:p>SHREWSBURY</text:p>
          </table:table-cell>
          <table:table-cell office:value-type="string" table:style-name="ce1">
            <text:p>SY49 2YJ</text:p>
          </table:table-cell>
          <table:table-cell office:value-type="string" table:style-name="ce1">
            <text:p>(720) 491-3517</text:p>
          </table:table-cell>
          <table:table-cell office:value-type="string" table:style-name="ce1">
            <text:p>parrt@verizon.net</text:p>
          </table:table-cell>
          <table:table-cell office:value-type="date" office:date-value="2014-10-12T22:45:50" table:style-name="ce5">
            <text:p>12/10/2014 22:45</text:p>
          </table:table-cell>
          <table:table-cell office:value-type="string" table:style-name="ce6">
            <text:p>B</text:p>
          </table:table-cell>
          <table:table-cell office:value-type="float" office:value="57144" table:formula="of:=RANDBETWEEN(0;99999)" table:style-name="ce1">
            <text:p>571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9</text:p>
          </table:table-cell>
          <table:table-cell office:value-type="string" table:style-name="ce1">
            <text:p>Abigaíl Enríquez Carreras</text:p>
          </table:table-cell>
          <table:table-cell office:value-type="date" office:date-value="1987-04-18T00:00:00" table:style-name="ce4">
            <text:p>18/4/1987</text:p>
          </table:table-cell>
          <table:table-cell office:value-type="string" table:style-name="ce1">
            <text:p>26 North Road</text:p>
          </table:table-cell>
          <table:table-cell office:value-type="string" table:style-name="ce1">
            <text:p>EAST CENTRAL LONDON</text:p>
          </table:table-cell>
          <table:table-cell office:value-type="string" table:style-name="ce1">
            <text:p>(735) 587-8913</text:p>
          </table:table-cell>
          <table:table-cell office:value-type="string" table:style-name="ce1">
            <text:p>hampton@icloud.com</text:p>
          </table:table-cell>
          <table:table-cell office:value-type="date" office:date-value="2018-12-27T08:58:45" table:style-name="ce5">
            <text:p>27/12/2018 8:58</text:p>
          </table:table-cell>
          <table:table-cell office:value-type="string" table:style-name="ce6">
            <text:p>D</text:p>
          </table:table-cell>
          <table:table-cell office:value-type="float" office:value="77469" table:formula="of:=RANDBETWEEN(0;99999)" table:style-name="ce1">
            <text:p>774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0</text:p>
          </table:table-cell>
          <table:table-cell office:value-type="string" table:style-name="ce1">
            <text:p>África Morcillo</text:p>
          </table:table-cell>
          <table:table-cell office:value-type="date" office:date-value="1999-02-21T00:00:00" table:style-name="ce4">
            <text:p>21/2/1999</text:p>
          </table:table-cell>
          <table:table-cell office:value-type="string" table:style-name="ce1">
            <text:p>EC18 9MF</text:p>
          </table:table-cell>
          <table:table-cell office:value-type="string" table:style-name="ce1">
            <text:p>146 Church Lane</text:p>
          </table:table-cell>
          <table:table-cell office:value-type="string" table:style-name="ce1">
            <text:p>(295) 530-5752</text:p>
          </table:table-cell>
          <table:table-cell office:value-type="string" table:style-name="ce1">
            <text:p>claypool@comcast.net</text:p>
          </table:table-cell>
          <table:table-cell office:value-type="date" office:date-value="2008-03-21T06:43:05" table:style-name="ce5">
            <text:p>21/3/2008 6:43</text:p>
          </table:table-cell>
          <table:table-cell office:value-type="string" table:style-name="ce6">
            <text:p>E</text:p>
          </table:table-cell>
          <table:table-cell office:value-type="float" office:value="9436" table:formula="of:=RANDBETWEEN(0;99999)" table:style-name="ce1">
            <text:p>94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1</text:p>
          </table:table-cell>
          <table:table-cell office:value-type="string" table:style-name="ce1">
            <text:p>Gilberto Cárdenas-Esparza</text:p>
          </table:table-cell>
          <table:table-cell office:value-type="date" office:date-value="1976-03-16T00:00:00" table:style-name="ce4">
            <text:p>16/3/1976</text:p>
          </table:table-cell>
          <table:table-cell office:value-type="string" table:style-name="ce1">
            <text:p>LLANDRINDOD WELLS</text:p>
          </table:table-cell>
          <table:table-cell office:value-type="string" table:style-name="ce1">
            <text:p>LD87 1KV</text:p>
          </table:table-cell>
          <table:table-cell office:value-type="string" table:style-name="ce1">
            <text:p>(306) 906-7975</text:p>
          </table:table-cell>
          <table:table-cell office:value-type="string" table:style-name="ce1">
            <text:p>wsnyder@live.com</text:p>
          </table:table-cell>
          <table:table-cell office:value-type="date" office:date-value="2018-03-11T03:26:06" table:style-name="ce5">
            <text:p>11/3/2018 3:26</text:p>
          </table:table-cell>
          <table:table-cell office:value-type="string" table:style-name="ce6">
            <text:p>E</text:p>
          </table:table-cell>
          <table:table-cell office:value-type="float" office:value="14677" table:formula="of:=RANDBETWEEN(0;99999)" table:style-name="ce1">
            <text:p>146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2</text:p>
          </table:table-cell>
          <table:table-cell office:value-type="string" table:style-name="ce1">
            <text:p>Marisela Posada Jover</text:p>
          </table:table-cell>
          <table:table-cell office:value-type="date" office:date-value="1991-05-21T00:00:00" table:style-name="ce4">
            <text:p>21/5/1991</text:p>
          </table:table-cell>
          <table:table-cell office:value-type="string" table:style-name="ce1">
            <text:p>70 Green Lane</text:p>
          </table:table-cell>
          <table:table-cell office:value-type="string" table:style-name="ce1">
            <text:p>KILMARNOCK</text:p>
          </table:table-cell>
          <table:table-cell office:value-type="string" table:style-name="ce1">
            <text:p>(452) 597-0784</text:p>
          </table:table-cell>
          <table:table-cell office:value-type="string" table:style-name="ce1">
            <text:p>magusnet@aol.com</text:p>
          </table:table-cell>
          <table:table-cell office:value-type="date" office:date-value="2014-04-30T02:14:52" table:style-name="ce5">
            <text:p>30/4/2014 2:14</text:p>
          </table:table-cell>
          <table:table-cell office:value-type="string" table:style-name="ce6">
            <text:p>D</text:p>
          </table:table-cell>
          <table:table-cell office:value-type="float" office:value="66027" table:formula="of:=RANDBETWEEN(0;99999)" table:style-name="ce1">
            <text:p>660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3</text:p>
          </table:table-cell>
          <table:table-cell office:value-type="string" table:style-name="ce1">
            <text:p>Begoña Claudia Coello Zabaleta</text:p>
          </table:table-cell>
          <table:table-cell office:value-type="date" office:date-value="1971-05-11T00:00:00" table:style-name="ce4">
            <text:p>11/5/1971</text:p>
          </table:table-cell>
          <table:table-cell office:value-type="string" table:style-name="ce1">
            <text:p>KA97 3AD</text:p>
          </table:table-cell>
          <table:table-cell office:value-type="string" table:style-name="ce1">
            <text:p>9645 Queensway</text:p>
          </table:table-cell>
          <table:table-cell office:value-type="string" table:style-name="ce1">
            <text:p>(363) 441-6561</text:p>
          </table:table-cell>
          <table:table-cell office:value-type="string" table:style-name="ce1">
            <text:p>danneng@optonline.net</text:p>
          </table:table-cell>
          <table:table-cell office:value-type="date" office:date-value="2010-10-11T21:20:53" table:style-name="ce5">
            <text:p>11/10/2010 21:20</text:p>
          </table:table-cell>
          <table:table-cell office:value-type="string" table:style-name="ce6">
            <text:p>D</text:p>
          </table:table-cell>
          <table:table-cell office:value-type="float" office:value="58836" table:formula="of:=RANDBETWEEN(0;99999)" table:style-name="ce1">
            <text:p>588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4</text:p>
          </table:table-cell>
          <table:table-cell office:value-type="string" table:style-name="ce1">
            <text:p>Marcos Arregui Sainz</text:p>
          </table:table-cell>
          <table:table-cell office:value-type="date" office:date-value="1977-04-10T00:00:00" table:style-name="ce4">
            <text:p>10/4/1977</text:p>
          </table:table-cell>
          <table:table-cell office:value-type="string" table:style-name="ce1">
            <text:p>ROCHESTER</text:p>
          </table:table-cell>
          <table:table-cell office:value-type="string" table:style-name="ce1">
            <text:p>ME97 9GF</text:p>
          </table:table-cell>
          <table:table-cell office:value-type="string" table:style-name="ce1">
            <text:p>(550) 890-6346</text:p>
          </table:table-cell>
          <table:table-cell office:value-type="string" table:style-name="ce1">
            <text:p>smallpaul@aol.com</text:p>
          </table:table-cell>
          <table:table-cell office:value-type="date" office:date-value="2006-10-03T07:42:39" table:style-name="ce5">
            <text:p>3/10/2006 7:42</text:p>
          </table:table-cell>
          <table:table-cell office:value-type="string" table:style-name="ce6">
            <text:p>B</text:p>
          </table:table-cell>
          <table:table-cell office:value-type="float" office:value="68159" table:formula="of:=RANDBETWEEN(0;99999)" table:style-name="ce1">
            <text:p>681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5</text:p>
          </table:table-cell>
          <table:table-cell office:value-type="string" table:style-name="ce1">
            <text:p>Venceslás Sastre Peñalver</text:p>
          </table:table-cell>
          <table:table-cell office:value-type="date" office:date-value="1978-09-03T00:00:00" table:style-name="ce4">
            <text:p>3/9/1978</text:p>
          </table:table-cell>
          <table:table-cell office:value-type="string" table:style-name="ce1">
            <text:p>5 Kingsway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(906) 421-7305</text:p>
          </table:table-cell>
          <table:table-cell office:value-type="string" table:style-name="ce1">
            <text:p>staikos@optonline.net</text:p>
          </table:table-cell>
          <table:table-cell office:value-type="date" office:date-value="2015-04-26T12:02:04" table:style-name="ce5">
            <text:p>26/4/2015 12:02</text:p>
          </table:table-cell>
          <table:table-cell office:value-type="string" table:style-name="ce6">
            <text:p>C</text:p>
          </table:table-cell>
          <table:table-cell office:value-type="float" office:value="73446" table:formula="of:=RANDBETWEEN(0;99999)" table:style-name="ce1">
            <text:p>734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6</text:p>
          </table:table-cell>
          <table:table-cell office:value-type="string" table:style-name="ce1">
            <text:p>Febe Amaya</text:p>
          </table:table-cell>
          <table:table-cell office:value-type="date" office:date-value="1980-07-12T00:00:00" table:style-name="ce4">
            <text:p>12/7/1980</text:p>
          </table:table-cell>
          <table:table-cell office:value-type="string" table:style-name="ce1">
            <text:p>WA48 9PQ</text:p>
          </table:table-cell>
          <table:table-cell office:value-type="string" table:style-name="ce1">
            <text:p>512 Stanley Road</text:p>
          </table:table-cell>
          <table:table-cell office:value-type="string" table:style-name="ce1">
            <text:p>(977) 707-4772</text:p>
          </table:table-cell>
          <table:table-cell office:value-type="string" table:style-name="ce1">
            <text:p>bryam@outlook.com</text:p>
          </table:table-cell>
          <table:table-cell office:value-type="date" office:date-value="2009-02-21T03:36:20" table:style-name="ce5">
            <text:p>21/2/2009 3:36</text:p>
          </table:table-cell>
          <table:table-cell office:value-type="string" table:style-name="ce6">
            <text:p>C</text:p>
          </table:table-cell>
          <table:table-cell office:value-type="float" office:value="67011" table:formula="of:=RANDBETWEEN(0;99999)" table:style-name="ce1">
            <text:p>67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7</text:p>
          </table:table-cell>
          <table:table-cell office:value-type="string" table:style-name="ce1">
            <text:p>Quirino Granados Verdugo</text:p>
          </table:table-cell>
          <table:table-cell office:value-type="date" office:date-value="1992-12-19T00:00:00" table:style-name="ce4">
            <text:p>19/12/1992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B2 0LA</text:p>
          </table:table-cell>
          <table:table-cell office:value-type="string" table:style-name="ce1">
            <text:p>(871) 218-8630</text:p>
          </table:table-cell>
          <table:table-cell office:value-type="string" table:style-name="ce1">
            <text:p>ccohen@optonline.net</text:p>
          </table:table-cell>
          <table:table-cell office:value-type="date" office:date-value="2017-07-15T14:24:16" table:style-name="ce5">
            <text:p>15/7/2017 14:24</text:p>
          </table:table-cell>
          <table:table-cell office:value-type="string" table:style-name="ce6">
            <text:p>D</text:p>
          </table:table-cell>
          <table:table-cell office:value-type="float" office:value="57254" table:formula="of:=RANDBETWEEN(0;99999)" table:style-name="ce1">
            <text:p>572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8</text:p>
          </table:table-cell>
          <table:table-cell office:value-type="string" table:style-name="ce1">
            <text:p>Imelda de Perea</text:p>
          </table:table-cell>
          <table:table-cell office:value-type="date" office:date-value="1977-11-09T00:00:00" table:style-name="ce4">
            <text:p>9/11/1977</text:p>
          </table:table-cell>
          <table:table-cell office:value-type="string" table:style-name="ce1">
            <text:p>3 Church Street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(522) 326-9656</text:p>
          </table:table-cell>
          <table:table-cell office:value-type="string" table:style-name="ce1">
            <text:p>geoffr@aol.com</text:p>
          </table:table-cell>
          <table:table-cell office:value-type="date" office:date-value="2006-10-28T00:45:18" table:style-name="ce5">
            <text:p>28/10/2006 0:45</text:p>
          </table:table-cell>
          <table:table-cell office:value-type="string" table:style-name="ce6">
            <text:p>A</text:p>
          </table:table-cell>
          <table:table-cell office:value-type="float" office:value="35474" table:formula="of:=RANDBETWEEN(0;99999)" table:style-name="ce1">
            <text:p>354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9</text:p>
          </table:table-cell>
          <table:table-cell office:value-type="string" table:style-name="ce1">
            <text:p>Isidora de Crespi</text:p>
          </table:table-cell>
          <table:table-cell office:value-type="date" office:date-value="1980-02-09T00:00:00" table:style-name="ce4">
            <text:p>9/2/1980</text:p>
          </table:table-cell>
          <table:table-cell office:value-type="string" table:style-name="ce1">
            <text:p>CA46 0YA</text:p>
          </table:table-cell>
          <table:table-cell office:value-type="string" table:style-name="ce1">
            <text:p>12 George Street</text:p>
          </table:table-cell>
          <table:table-cell office:value-type="string" table:style-name="ce1">
            <text:p>(924) 599-2856</text:p>
          </table:table-cell>
          <table:table-cell office:value-type="string" table:style-name="ce1">
            <text:p>kludge@comcast.net</text:p>
          </table:table-cell>
          <table:table-cell office:value-type="date" office:date-value="2006-02-12T20:24:35" table:style-name="ce5">
            <text:p>12/2/2006 20:24</text:p>
          </table:table-cell>
          <table:table-cell office:value-type="string" table:style-name="ce6">
            <text:p>D</text:p>
          </table:table-cell>
          <table:table-cell office:value-type="float" office:value="15349" table:formula="of:=RANDBETWEEN(0;99999)" table:style-name="ce1">
            <text:p>153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0</text:p>
          </table:table-cell>
          <table:table-cell office:value-type="string" table:style-name="ce1">
            <text:p>Balduino Martin Águila</text:p>
          </table:table-cell>
          <table:table-cell office:value-type="date" office:date-value="1992-10-22T00:00:00" table:style-name="ce4">
            <text:p>22/10/1992</text:p>
          </table:table-cell>
          <table:table-cell office:value-type="string" table:style-name="ce1">
            <text:p>REDHILL</text:p>
          </table:table-cell>
          <table:table-cell office:value-type="string" table:style-name="ce1">
            <text:p>RH45 1LV</text:p>
          </table:table-cell>
          <table:table-cell office:value-type="string" table:style-name="ce1">
            <text:p>(998) 710-2563</text:p>
          </table:table-cell>
          <table:table-cell office:value-type="string" table:style-name="ce1">
            <text:p>frikazoyd@att.net</text:p>
          </table:table-cell>
          <table:table-cell office:value-type="date" office:date-value="2014-05-18T14:12:59" table:style-name="ce5">
            <text:p>18/5/2014 14:12</text:p>
          </table:table-cell>
          <table:table-cell office:value-type="string" table:style-name="ce6">
            <text:p>B</text:p>
          </table:table-cell>
          <table:table-cell office:value-type="float" office:value="56110" table:formula="of:=RANDBETWEEN(0;99999)" table:style-name="ce1">
            <text:p>561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1</text:p>
          </table:table-cell>
          <table:table-cell office:value-type="string" table:style-name="ce1">
            <text:p>Casandra Ramírez Canet</text:p>
          </table:table-cell>
          <table:table-cell office:value-type="date" office:date-value="1976-09-18T00:00:00" table:style-name="ce4">
            <text:p>18/9/1976</text:p>
          </table:table-cell>
          <table:table-cell office:value-type="string" table:style-name="ce1">
            <text:p>2 Manchester Road</text:p>
          </table:table-cell>
          <table:table-cell office:value-type="string" table:style-name="ce1">
            <text:p>SWANSEA</text:p>
          </table:table-cell>
          <table:table-cell office:value-type="string" table:style-name="ce1">
            <text:p>(319) 810-1693</text:p>
          </table:table-cell>
          <table:table-cell office:value-type="string" table:style-name="ce1">
            <text:p>singer@comcast.net</text:p>
          </table:table-cell>
          <table:table-cell office:value-type="date" office:date-value="2007-12-26T05:49:52" table:style-name="ce5">
            <text:p>26/12/2007 5:49</text:p>
          </table:table-cell>
          <table:table-cell office:value-type="string" table:style-name="ce6">
            <text:p>A</text:p>
          </table:table-cell>
          <table:table-cell office:value-type="float" office:value="19787" table:formula="of:=RANDBETWEEN(0;99999)" table:style-name="ce1">
            <text:p>197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2</text:p>
          </table:table-cell>
          <table:table-cell office:value-type="string" table:style-name="ce1">
            <text:p>Eustaquio Vigil Gil</text:p>
          </table:table-cell>
          <table:table-cell office:value-type="date" office:date-value="1973-03-28T00:00:00" table:style-name="ce4">
            <text:p>28/3/1973</text:p>
          </table:table-cell>
          <table:table-cell office:value-type="string" table:style-name="ce1">
            <text:p>SA65 3HD</text:p>
          </table:table-cell>
          <table:table-cell office:value-type="string" table:style-name="ce1">
            <text:p>84 North Street</text:p>
          </table:table-cell>
          <table:table-cell office:value-type="string" table:style-name="ce1">
            <text:p>(794) 504-1808</text:p>
          </table:table-cell>
          <table:table-cell office:value-type="string" table:style-name="ce1">
            <text:p>rogerspl@aol.com</text:p>
          </table:table-cell>
          <table:table-cell office:value-type="date" office:date-value="2005-07-02T05:02:29" table:style-name="ce5">
            <text:p>2/7/2005 5:02</text:p>
          </table:table-cell>
          <table:table-cell office:value-type="string" table:style-name="ce6">
            <text:p>B</text:p>
          </table:table-cell>
          <table:table-cell office:value-type="float" office:value="59176" table:formula="of:=RANDBETWEEN(0;99999)" table:style-name="ce1">
            <text:p>591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3</text:p>
          </table:table-cell>
          <table:table-cell office:value-type="string" table:style-name="ce1">
            <text:p>Elvira del Espinosa</text:p>
          </table:table-cell>
          <table:table-cell office:value-type="date" office:date-value="2000-04-12T00:00:00" table:style-name="ce4">
            <text:p>12/4/2000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DY65 3GJ</text:p>
          </table:table-cell>
          <table:table-cell office:value-type="string" table:style-name="ce1">
            <text:p>(493) 999-4390</text:p>
          </table:table-cell>
          <table:table-cell office:value-type="string" table:style-name="ce1">
            <text:p>danzigism@yahoo.ca</text:p>
          </table:table-cell>
          <table:table-cell office:value-type="date" office:date-value="2012-09-23T17:37:42" table:style-name="ce5">
            <text:p>23/9/2012 17:37</text:p>
          </table:table-cell>
          <table:table-cell office:value-type="string" table:style-name="ce6">
            <text:p>C</text:p>
          </table:table-cell>
          <table:table-cell office:value-type="float" office:value="51803" table:formula="of:=RANDBETWEEN(0;99999)" table:style-name="ce1">
            <text:p>518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4</text:p>
          </table:table-cell>
          <table:table-cell office:value-type="string" table:style-name="ce1">
            <text:p>Pía Huertas Manzanares</text:p>
          </table:table-cell>
          <table:table-cell office:value-type="date" office:date-value="1972-02-17T00:00:00" table:style-name="ce4">
            <text:p>17/2/1972</text:p>
          </table:table-cell>
          <table:table-cell office:value-type="string" table:style-name="ce1">
            <text:p>9112 St. John’s Road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(804) 655-0207</text:p>
          </table:table-cell>
          <table:table-cell office:value-type="string" table:style-name="ce1">
            <text:p>empathy@att.net</text:p>
          </table:table-cell>
          <table:table-cell office:value-type="date" office:date-value="2015-09-21T08:35:42" table:style-name="ce5">
            <text:p>21/9/2015 8:35</text:p>
          </table:table-cell>
          <table:table-cell office:value-type="string" table:style-name="ce6">
            <text:p>C</text:p>
          </table:table-cell>
          <table:table-cell office:value-type="float" office:value="33316" table:formula="of:=RANDBETWEEN(0;99999)" table:style-name="ce1">
            <text:p>333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5</text:p>
          </table:table-cell>
          <table:table-cell office:value-type="string" table:style-name="ce1">
            <text:p>Alberto Salas Báez</text:p>
          </table:table-cell>
          <table:table-cell office:value-type="date" office:date-value="1991-08-19T00:00:00" table:style-name="ce4">
            <text:p>19/8/1991</text:p>
          </table:table-cell>
          <table:table-cell office:value-type="string" table:style-name="ce1">
            <text:p>WS53 7IY</text:p>
          </table:table-cell>
          <table:table-cell office:value-type="string" table:style-name="ce1">
            <text:p>19 Church Road</text:p>
          </table:table-cell>
          <table:table-cell office:value-type="string" table:style-name="ce1">
            <text:p>(554) 800-9842</text:p>
          </table:table-cell>
          <table:table-cell office:value-type="string" table:style-name="ce1">
            <text:p>jrifkin@mac.com</text:p>
          </table:table-cell>
          <table:table-cell office:value-type="date" office:date-value="2015-08-18T14:55:16" table:style-name="ce5">
            <text:p>18/8/2015 14:55</text:p>
          </table:table-cell>
          <table:table-cell office:value-type="string" table:style-name="ce6">
            <text:p>C</text:p>
          </table:table-cell>
          <table:table-cell office:value-type="float" office:value="84896" table:formula="of:=RANDBETWEEN(0;99999)" table:style-name="ce1">
            <text:p>848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6</text:p>
          </table:table-cell>
          <table:table-cell office:value-type="string" table:style-name="ce1">
            <text:p>Sol Rosales Calvo</text:p>
          </table:table-cell>
          <table:table-cell office:value-type="date" office:date-value="1982-08-07T00:00:00" table:style-name="ce4">
            <text:p>7/8/1982</text:p>
          </table:table-cell>
          <table:table-cell office:value-type="string" table:style-name="ce1">
            <text:p>SOUTH WEST LONDON</text:p>
          </table:table-cell>
          <table:table-cell office:value-type="string" table:style-name="ce1">
            <text:p>SW65 0GH</text:p>
          </table:table-cell>
          <table:table-cell office:value-type="string" table:style-name="ce1">
            <text:p>(548) 446-1387</text:p>
          </table:table-cell>
          <table:table-cell office:value-type="string" table:style-name="ce1">
            <text:p>sagal@icloud.com</text:p>
          </table:table-cell>
          <table:table-cell office:value-type="date" office:date-value="2008-04-23T20:25:52" table:style-name="ce5">
            <text:p>23/4/2008 20:25</text:p>
          </table:table-cell>
          <table:table-cell office:value-type="string" table:style-name="ce6">
            <text:p>B</text:p>
          </table:table-cell>
          <table:table-cell office:value-type="float" office:value="89021" table:formula="of:=RANDBETWEEN(0;99999)" table:style-name="ce1">
            <text:p>89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7</text:p>
          </table:table-cell>
          <table:table-cell office:value-type="string" table:style-name="ce1">
            <text:p>Guiomar Folch Sanjuan</text:p>
          </table:table-cell>
          <table:table-cell office:value-type="date" office:date-value="1984-12-08T00:00:00" table:style-name="ce4">
            <text:p>8/12/1984</text:p>
          </table:table-cell>
          <table:table-cell office:value-type="string" table:style-name="ce1">
            <text:p>76 South Street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(517) 369-6486</text:p>
          </table:table-cell>
          <table:table-cell office:value-type="string" table:style-name="ce1">
            <text:p>durist@sbcglobal.net</text:p>
          </table:table-cell>
          <table:table-cell office:value-type="date" office:date-value="2019-05-03T01:05:48" table:style-name="ce5">
            <text:p>3/5/2019 1:05</text:p>
          </table:table-cell>
          <table:table-cell office:value-type="string" table:style-name="ce6">
            <text:p>C</text:p>
          </table:table-cell>
          <table:table-cell office:value-type="float" office:value="68022" table:formula="of:=RANDBETWEEN(0;99999)" table:style-name="ce1">
            <text:p>680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8</text:p>
          </table:table-cell>
          <table:table-cell office:value-type="string" table:style-name="ce1">
            <text:p>Nidia Pardo-Nuñez</text:p>
          </table:table-cell>
          <table:table-cell office:value-type="date" office:date-value="1989-07-05T00:00:00" table:style-name="ce4">
            <text:p>5/7/1989</text:p>
          </table:table-cell>
          <table:table-cell office:value-type="string" table:style-name="ce1">
            <text:p>NR38 3VK</text:p>
          </table:table-cell>
          <table:table-cell office:value-type="string" table:style-name="ce1">
            <text:p>73 Grove Road</text:p>
          </table:table-cell>
          <table:table-cell office:value-type="string" table:style-name="ce1">
            <text:p>(893) 798-8990</text:p>
          </table:table-cell>
          <table:table-cell office:value-type="string" table:style-name="ce1">
            <text:p>msloan@msn.com</text:p>
          </table:table-cell>
          <table:table-cell office:value-type="date" office:date-value="2011-01-06T04:45:29" table:style-name="ce5">
            <text:p>6/1/2011 4:45</text:p>
          </table:table-cell>
          <table:table-cell office:value-type="string" table:style-name="ce6">
            <text:p>E</text:p>
          </table:table-cell>
          <table:table-cell office:value-type="float" office:value="48072" table:formula="of:=RANDBETWEEN(0;99999)" table:style-name="ce1">
            <text:p>480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9</text:p>
          </table:table-cell>
          <table:table-cell office:value-type="string" table:style-name="ce1">
            <text:p>Emperatriz Sabina Pastor Pedrero</text:p>
          </table:table-cell>
          <table:table-cell office:value-type="date" office:date-value="1974-02-03T00:00:00" table:style-name="ce4">
            <text:p>3/2/1974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S39 0KU</text:p>
          </table:table-cell>
          <table:table-cell office:value-type="string" table:style-name="ce1">
            <text:p>(504) 719-6268</text:p>
          </table:table-cell>
          <table:table-cell office:value-type="string" table:style-name="ce1">
            <text:p>ilikered@mac.com</text:p>
          </table:table-cell>
          <table:table-cell office:value-type="date" office:date-value="2020-12-20T10:46:17" table:style-name="ce5">
            <text:p>20/12/2020 10:46</text:p>
          </table:table-cell>
          <table:table-cell office:value-type="string" table:style-name="ce6">
            <text:p>B</text:p>
          </table:table-cell>
          <table:table-cell office:value-type="float" office:value="49678" table:formula="of:=RANDBETWEEN(0;99999)" table:style-name="ce1">
            <text:p>496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0</text:p>
          </table:table-cell>
          <table:table-cell office:value-type="string" table:style-name="ce1">
            <text:p>Ximena Jurado-Mata</text:p>
          </table:table-cell>
          <table:table-cell office:value-type="date" office:date-value="1994-04-09T00:00:00" table:style-name="ce4">
            <text:p>9/4/1994</text:p>
          </table:table-cell>
          <table:table-cell office:value-type="string" table:style-name="ce1">
            <text:p>92 Park Avenue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(295) 508-7243</text:p>
          </table:table-cell>
          <table:table-cell office:value-type="string" table:style-name="ce1">
            <text:p>tlinden@live.com</text:p>
          </table:table-cell>
          <table:table-cell office:value-type="date" office:date-value="2009-01-04T12:13:00" table:style-name="ce5">
            <text:p>4/1/2009 12:13</text:p>
          </table:table-cell>
          <table:table-cell office:value-type="string" table:style-name="ce6">
            <text:p>A</text:p>
          </table:table-cell>
          <table:table-cell office:value-type="float" office:value="23663" table:formula="of:=RANDBETWEEN(0;99999)" table:style-name="ce1">
            <text:p>236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1</text:p>
          </table:table-cell>
          <table:table-cell office:value-type="string" table:style-name="ce1">
            <text:p>Eugenio Aranda Falcón</text:p>
          </table:table-cell>
          <table:table-cell office:value-type="date" office:date-value="1998-04-05T00:00:00" table:style-name="ce4">
            <text:p>5/4/1998</text:p>
          </table:table-cell>
          <table:table-cell office:value-type="string" table:style-name="ce1">
            <text:p>WV82 8AJ</text:p>
          </table:table-cell>
          <table:table-cell office:value-type="string" table:style-name="ce1">
            <text:p>53 King Street</text:p>
          </table:table-cell>
          <table:table-cell office:value-type="string" table:style-name="ce1">
            <text:p>(940) 762-9096</text:p>
          </table:table-cell>
          <table:table-cell office:value-type="string" table:style-name="ce1">
            <text:p>citizenl@yahoo.ca</text:p>
          </table:table-cell>
          <table:table-cell office:value-type="date" office:date-value="2014-01-04T00:11:10" table:style-name="ce5">
            <text:p>4/1/2014 0:11</text:p>
          </table:table-cell>
          <table:table-cell office:value-type="string" table:style-name="ce6">
            <text:p>B</text:p>
          </table:table-cell>
          <table:table-cell office:value-type="float" office:value="26748" table:formula="of:=RANDBETWEEN(0;99999)" table:style-name="ce1">
            <text:p>267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2</text:p>
          </table:table-cell>
          <table:table-cell office:value-type="string" table:style-name="ce1">
            <text:p>Felicia del Palomo</text:p>
          </table:table-cell>
          <table:table-cell office:value-type="date" office:date-value="1985-08-14T00:00:00" table:style-name="ce4">
            <text:p>14/8/1985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CV96 4TX</text:p>
          </table:table-cell>
          <table:table-cell office:value-type="string" table:style-name="ce1">
            <text:p>(370) 597-5412</text:p>
          </table:table-cell>
          <table:table-cell office:value-type="string" table:style-name="ce1">
            <text:p>pajas@yahoo.com</text:p>
          </table:table-cell>
          <table:table-cell office:value-type="date" office:date-value="2013-05-09T08:24:38" table:style-name="ce5">
            <text:p>9/5/2013 8:24</text:p>
          </table:table-cell>
          <table:table-cell office:value-type="string" table:style-name="ce6">
            <text:p>A</text:p>
          </table:table-cell>
          <table:table-cell office:value-type="float" office:value="68055" table:formula="of:=RANDBETWEEN(0;99999)" table:style-name="ce1">
            <text:p>680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3</text:p>
          </table:table-cell>
          <table:table-cell office:value-type="string" table:style-name="ce1">
            <text:p>Abel Uribe Cerro</text:p>
          </table:table-cell>
          <table:table-cell office:value-type="date" office:date-value="1990-06-16T00:00:00" table:style-name="ce4">
            <text:p>16/6/1990</text:p>
          </table:table-cell>
          <table:table-cell office:value-type="string" table:style-name="ce1">
            <text:p>58 Highfield Road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(996) 458-0103</text:p>
          </table:table-cell>
          <table:table-cell office:value-type="string" table:style-name="ce1">
            <text:p>british@me.com</text:p>
          </table:table-cell>
          <table:table-cell office:value-type="date" office:date-value="2010-03-14T01:32:33" table:style-name="ce5">
            <text:p>14/3/2010 1:32</text:p>
          </table:table-cell>
          <table:table-cell office:value-type="string" table:style-name="ce6">
            <text:p>C</text:p>
          </table:table-cell>
          <table:table-cell office:value-type="float" office:value="9003" table:formula="of:=RANDBETWEEN(0;99999)" table:style-name="ce1">
            <text:p>90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4</text:p>
          </table:table-cell>
          <table:table-cell office:value-type="string" table:style-name="ce1">
            <text:p>Andrés Felipe Prado-Infante</text:p>
          </table:table-cell>
          <table:table-cell office:value-type="date" office:date-value="1993-03-22T00:00:00" table:style-name="ce4">
            <text:p>22/3/1993</text:p>
          </table:table-cell>
          <table:table-cell office:value-type="string" table:style-name="ce1">
            <text:p>BB91 5XM</text:p>
          </table:table-cell>
          <table:table-cell office:value-type="string" table:style-name="ce1">
            <text:p>20 West Street</text:p>
          </table:table-cell>
          <table:table-cell office:value-type="string" table:style-name="ce1">
            <text:p>(223) 934-8344</text:p>
          </table:table-cell>
          <table:table-cell office:value-type="string" table:style-name="ce1">
            <text:p>chaffar@aol.com</text:p>
          </table:table-cell>
          <table:table-cell office:value-type="date" office:date-value="2012-01-25T11:12:11" table:style-name="ce5">
            <text:p>25/1/2012 11:12</text:p>
          </table:table-cell>
          <table:table-cell office:value-type="string" table:style-name="ce6">
            <text:p>A</text:p>
          </table:table-cell>
          <table:table-cell office:value-type="float" office:value="10299" table:formula="of:=RANDBETWEEN(0;99999)" table:style-name="ce1">
            <text:p>102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5</text:p>
          </table:table-cell>
          <table:table-cell office:value-type="string" table:style-name="ce1">
            <text:p>Jordi de Perea</text:p>
          </table:table-cell>
          <table:table-cell office:value-type="date" office:date-value="1997-01-02T00:00:00" table:style-name="ce4">
            <text:p>2/1/1997</text:p>
          </table:table-cell>
          <table:table-cell office:value-type="string" table:style-name="ce1">
            <text:p>OUTER HEBRIDES</text:p>
          </table:table-cell>
          <table:table-cell office:value-type="string" table:style-name="ce1">
            <text:p>HS33 0PY</text:p>
          </table:table-cell>
          <table:table-cell office:value-type="string" table:style-name="ce1">
            <text:p>(611) 728-9360</text:p>
          </table:table-cell>
          <table:table-cell office:value-type="string" table:style-name="ce1">
            <text:p>parkes@hotmail.com</text:p>
          </table:table-cell>
          <table:table-cell office:value-type="date" office:date-value="2017-07-22T03:38:24" table:style-name="ce5">
            <text:p>22/7/2017 3:38</text:p>
          </table:table-cell>
          <table:table-cell office:value-type="string" table:style-name="ce6">
            <text:p>D</text:p>
          </table:table-cell>
          <table:table-cell office:value-type="float" office:value="32319" table:formula="of:=RANDBETWEEN(0;99999)" table:style-name="ce1">
            <text:p>323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6</text:p>
          </table:table-cell>
          <table:table-cell office:value-type="string" table:style-name="ce1">
            <text:p>Ricarda Escrivá Cervera</text:p>
          </table:table-cell>
          <table:table-cell office:value-type="date" office:date-value="1971-02-27T00:00:00" table:style-name="ce4">
            <text:p>27/2/1971</text:p>
          </table:table-cell>
          <table:table-cell office:value-type="string" table:style-name="ce1">
            <text:p>82 Windsor Road</text:p>
          </table:table-cell>
          <table:table-cell office:value-type="string" table:style-name="ce1">
            <text:p>PERTH</text:p>
          </table:table-cell>
          <table:table-cell office:value-type="string" table:style-name="ce1">
            <text:p>(446) 436-2416</text:p>
          </table:table-cell>
          <table:table-cell office:value-type="string" table:style-name="ce1">
            <text:p>sjava@yahoo.ca</text:p>
          </table:table-cell>
          <table:table-cell office:value-type="date" office:date-value="2014-07-31T21:41:36" table:style-name="ce5">
            <text:p>31/7/2014 21:41</text:p>
          </table:table-cell>
          <table:table-cell office:value-type="string" table:style-name="ce6">
            <text:p>A</text:p>
          </table:table-cell>
          <table:table-cell office:value-type="float" office:value="60323" table:formula="of:=RANDBETWEEN(0;99999)" table:style-name="ce1">
            <text:p>603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7</text:p>
          </table:table-cell>
          <table:table-cell office:value-type="string" table:style-name="ce1">
            <text:p>Socorro Morales Guerrero</text:p>
          </table:table-cell>
          <table:table-cell office:value-type="date" office:date-value="1986-06-25T00:00:00" table:style-name="ce4">
            <text:p>25/6/1986</text:p>
          </table:table-cell>
          <table:table-cell office:value-type="string" table:style-name="ce1">
            <text:p>PH82 4OY</text:p>
          </table:table-cell>
          <table:table-cell office:value-type="string" table:style-name="ce1">
            <text:p>75 Grange Road</text:p>
          </table:table-cell>
          <table:table-cell office:value-type="string" table:style-name="ce1">
            <text:p>(205) 877-2303</text:p>
          </table:table-cell>
          <table:table-cell office:value-type="string" table:style-name="ce1">
            <text:p>jipsen@outlook.com</text:p>
          </table:table-cell>
          <table:table-cell office:value-type="date" office:date-value="2016-09-17T02:59:55" table:style-name="ce5">
            <text:p>17/9/2016 2:59</text:p>
          </table:table-cell>
          <table:table-cell office:value-type="string" table:style-name="ce6">
            <text:p>A</text:p>
          </table:table-cell>
          <table:table-cell office:value-type="float" office:value="13504" table:formula="of:=RANDBETWEEN(0;99999)" table:style-name="ce1">
            <text:p>135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8</text:p>
          </table:table-cell>
          <table:table-cell office:value-type="string" table:style-name="ce1">
            <text:p>Asunción Ágata Gutierrez Morera</text:p>
          </table:table-cell>
          <table:table-cell office:value-type="date" office:date-value="1974-04-29T00:00:00" table:style-name="ce4">
            <text:p>29/4/1974</text:p>
          </table:table-cell>
          <table:table-cell office:value-type="string" table:style-name="ce1">
            <text:p>WESTERN CENTRAL LONDON</text:p>
          </table:table-cell>
          <table:table-cell office:value-type="string" table:style-name="ce1">
            <text:p>WC52 6DL</text:p>
          </table:table-cell>
          <table:table-cell office:value-type="string" table:style-name="ce1">
            <text:p>(442) 997-2681</text:p>
          </table:table-cell>
          <table:table-cell office:value-type="string" table:style-name="ce1">
            <text:p>lahvak@optonline.net</text:p>
          </table:table-cell>
          <table:table-cell office:value-type="date" office:date-value="2010-05-10T14:26:37" table:style-name="ce5">
            <text:p>10/5/2010 14:26</text:p>
          </table:table-cell>
          <table:table-cell office:value-type="string" table:style-name="ce6">
            <text:p>C</text:p>
          </table:table-cell>
          <table:table-cell office:value-type="float" office:value="19728" table:formula="of:=RANDBETWEEN(0;99999)" table:style-name="ce1">
            <text:p>197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9</text:p>
          </table:table-cell>
          <table:table-cell office:value-type="string" table:style-name="ce1">
            <text:p>Jesús Frías Ibáñez</text:p>
          </table:table-cell>
          <table:table-cell office:value-type="date" office:date-value="1990-07-06T00:00:00" table:style-name="ce4">
            <text:p>6/7/1990</text:p>
          </table:table-cell>
          <table:table-cell office:value-type="string" table:style-name="ce1">
            <text:p>10 Kings Road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(200) 695-5178</text:p>
          </table:table-cell>
          <table:table-cell office:value-type="string" table:style-name="ce1">
            <text:p>mlewan@yahoo.com</text:p>
          </table:table-cell>
          <table:table-cell office:value-type="date" office:date-value="2016-09-11T03:59:03" table:style-name="ce5">
            <text:p>11/9/2016 3:59</text:p>
          </table:table-cell>
          <table:table-cell office:value-type="string" table:style-name="ce6">
            <text:p>E</text:p>
          </table:table-cell>
          <table:table-cell office:value-type="float" office:value="16634" table:formula="of:=RANDBETWEEN(0;99999)" table:style-name="ce1">
            <text:p>166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0</text:p>
          </table:table-cell>
          <table:table-cell office:value-type="string" table:style-name="ce1">
            <text:p>Teodosio Niño</text:p>
          </table:table-cell>
          <table:table-cell office:value-type="date" office:date-value="1982-07-30T00:00:00" table:style-name="ce4">
            <text:p>30/7/1982</text:p>
          </table:table-cell>
          <table:table-cell office:value-type="string" table:style-name="ce1">
            <text:p>WR45 4AU</text:p>
          </table:table-cell>
          <table:table-cell office:value-type="string" table:style-name="ce1">
            <text:p>80 The Grove</text:p>
          </table:table-cell>
          <table:table-cell office:value-type="string" table:style-name="ce1">
            <text:p>(892) 339-6497</text:p>
          </table:table-cell>
          <table:table-cell office:value-type="string" table:style-name="ce1">
            <text:p>zwood@verizon.net</text:p>
          </table:table-cell>
          <table:table-cell office:value-type="date" office:date-value="2010-11-08T21:45:33" table:style-name="ce5">
            <text:p>8/11/2010 21:45</text:p>
          </table:table-cell>
          <table:table-cell office:value-type="string" table:style-name="ce6">
            <text:p>A</text:p>
          </table:table-cell>
          <table:table-cell office:value-type="float" office:value="61515" table:formula="of:=RANDBETWEEN(0;99999)" table:style-name="ce1">
            <text:p>615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1</text:p>
          </table:table-cell>
          <table:table-cell office:value-type="string" table:style-name="ce1">
            <text:p>Susana Vizcaíno Nuñez</text:p>
          </table:table-cell>
          <table:table-cell office:value-type="date" office:date-value="1995-01-16T00:00:00" table:style-name="ce4">
            <text:p>16/1/1995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M78 7CQ</text:p>
          </table:table-cell>
          <table:table-cell office:value-type="string" table:style-name="ce1">
            <text:p>(719) 593-5606</text:p>
          </table:table-cell>
          <table:table-cell office:value-type="string" table:style-name="ce1">
            <text:p>kassiesa@hotmail.com</text:p>
          </table:table-cell>
          <table:table-cell office:value-type="date" office:date-value="2015-12-05T20:48:07" table:style-name="ce5">
            <text:p>5/12/2015 20:48</text:p>
          </table:table-cell>
          <table:table-cell office:value-type="string" table:style-name="ce6">
            <text:p>B</text:p>
          </table:table-cell>
          <table:table-cell office:value-type="float" office:value="16606" table:formula="of:=RANDBETWEEN(0;99999)" table:style-name="ce1">
            <text:p>166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2</text:p>
          </table:table-cell>
          <table:table-cell office:value-type="string" table:style-name="ce1">
            <text:p>Abilio Cuéllar Rovira</text:p>
          </table:table-cell>
          <table:table-cell office:value-type="date" office:date-value="1993-07-17T00:00:00" table:style-name="ce4">
            <text:p>17/7/1993</text:p>
          </table:table-cell>
          <table:table-cell office:value-type="string" table:style-name="ce1">
            <text:p>472 Mill Lane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(719) 881-4363</text:p>
          </table:table-cell>
          <table:table-cell office:value-type="string" table:style-name="ce1">
            <text:p>rnewman@hotmail.com</text:p>
          </table:table-cell>
          <table:table-cell office:value-type="date" office:date-value="2005-03-06T18:05:30" table:style-name="ce5">
            <text:p>6/3/2005 18:05</text:p>
          </table:table-cell>
          <table:table-cell office:value-type="string" table:style-name="ce6">
            <text:p>D</text:p>
          </table:table-cell>
          <table:table-cell office:value-type="float" office:value="35760" table:formula="of:=RANDBETWEEN(0;99999)" table:style-name="ce1">
            <text:p>357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3</text:p>
          </table:table-cell>
          <table:table-cell office:value-type="string" table:style-name="ce1">
            <text:p>Adora Alberto Rebollo</text:p>
          </table:table-cell>
          <table:table-cell office:value-type="date" office:date-value="1970-09-10T00:00:00" table:style-name="ce4">
            <text:p>10/9/1970</text:p>
          </table:table-cell>
          <table:table-cell office:value-type="string" table:style-name="ce1">
            <text:p>RG6 1SR</text:p>
          </table:table-cell>
          <table:table-cell office:value-type="string" table:style-name="ce1">
            <text:p>55 Queens Road</text:p>
          </table:table-cell>
          <table:table-cell office:value-type="string" table:style-name="ce1">
            <text:p>(346) 442-6581</text:p>
          </table:table-cell>
          <table:table-cell office:value-type="string" table:style-name="ce1">
            <text:p>jaxweb@gmail.com</text:p>
          </table:table-cell>
          <table:table-cell office:value-type="date" office:date-value="2006-11-18T21:50:34" table:style-name="ce5">
            <text:p>18/11/2006 21:50</text:p>
          </table:table-cell>
          <table:table-cell office:value-type="string" table:style-name="ce6">
            <text:p>A</text:p>
          </table:table-cell>
          <table:table-cell office:value-type="float" office:value="616" table:formula="of:=RANDBETWEEN(0;99999)" table:style-name="ce1">
            <text:p>6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4</text:p>
          </table:table-cell>
          <table:table-cell office:value-type="string" table:style-name="ce1">
            <text:p>Primitivo Jaén Garcés</text:p>
          </table:table-cell>
          <table:table-cell office:value-type="date" office:date-value="1995-02-13T00:00:00" table:style-name="ce4">
            <text:p>13/2/1995</text:p>
          </table:table-cell>
          <table:table-cell office:value-type="string" table:style-name="ce1">
            <text:p>TORQUAY</text:p>
          </table:table-cell>
          <table:table-cell office:value-type="string" table:style-name="ce1">
            <text:p>TQ16 9DL</text:p>
          </table:table-cell>
          <table:table-cell office:value-type="string" table:style-name="ce1">
            <text:p>(690) 340-6090</text:p>
          </table:table-cell>
          <table:table-cell office:value-type="string" table:style-name="ce1">
            <text:p>eidac@aol.com</text:p>
          </table:table-cell>
          <table:table-cell office:value-type="date" office:date-value="2016-01-24T02:25:16" table:style-name="ce5">
            <text:p>24/1/2016 2:25</text:p>
          </table:table-cell>
          <table:table-cell office:value-type="string" table:style-name="ce6">
            <text:p>E</text:p>
          </table:table-cell>
          <table:table-cell office:value-type="float" office:value="78169" table:formula="of:=RANDBETWEEN(0;99999)" table:style-name="ce1">
            <text:p>781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5</text:p>
          </table:table-cell>
          <table:table-cell office:value-type="string" table:style-name="ce1">
            <text:p>Delfina Donoso</text:p>
          </table:table-cell>
          <table:table-cell office:value-type="date" office:date-value="1996-04-11T00:00:00" table:style-name="ce4">
            <text:p>11/4/1996</text:p>
          </table:table-cell>
          <table:table-cell office:value-type="string" table:style-name="ce1">
            <text:p>80 Chester Road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(722) 742-7576</text:p>
          </table:table-cell>
          <table:table-cell office:value-type="string" table:style-name="ce1">
            <text:p>lishoy@gmail.com</text:p>
          </table:table-cell>
          <table:table-cell office:value-type="date" office:date-value="2005-06-24T09:14:07" table:style-name="ce5">
            <text:p>24/6/2005 9:14</text:p>
          </table:table-cell>
          <table:table-cell office:value-type="string" table:style-name="ce6">
            <text:p>D</text:p>
          </table:table-cell>
          <table:table-cell office:value-type="float" office:value="10495" table:formula="of:=RANDBETWEEN(0;99999)" table:style-name="ce1">
            <text:p>104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6</text:p>
          </table:table-cell>
          <table:table-cell office:value-type="string" table:style-name="ce1">
            <text:p>Julio Fuster Vigil</text:p>
          </table:table-cell>
          <table:table-cell office:value-type="date" office:date-value="1995-03-16T00:00:00" table:style-name="ce4">
            <text:p>16/3/1995</text:p>
          </table:table-cell>
          <table:table-cell office:value-type="string" table:style-name="ce1">
            <text:p>HA62 8DU</text:p>
          </table:table-cell>
          <table:table-cell office:value-type="string" table:style-name="ce1">
            <text:p>320 Victoria Road</text:p>
          </table:table-cell>
          <table:table-cell office:value-type="string" table:style-name="ce1">
            <text:p>(449) 524-6231</text:p>
          </table:table-cell>
          <table:table-cell office:value-type="string" table:style-name="ce1">
            <text:p>delpino@aol.com</text:p>
          </table:table-cell>
          <table:table-cell office:value-type="date" office:date-value="2009-08-23T08:14:47" table:style-name="ce5">
            <text:p>23/8/2009 8:14</text:p>
          </table:table-cell>
          <table:table-cell office:value-type="string" table:style-name="ce6">
            <text:p>C</text:p>
          </table:table-cell>
          <table:table-cell office:value-type="float" office:value="2387" table:formula="of:=RANDBETWEEN(0;99999)" table:style-name="ce1">
            <text:p>23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7</text:p>
          </table:table-cell>
          <table:table-cell office:value-type="string" table:style-name="ce1">
            <text:p>Cintia Carballo-Bayona</text:p>
          </table:table-cell>
          <table:table-cell office:value-type="date" office:date-value="1987-09-03T00:00:00" table:style-name="ce4">
            <text:p>3/9/1987</text:p>
          </table:table-cell>
          <table:table-cell office:value-type="string" table:style-name="ce1">
            <text:p>PAISLEY</text:p>
          </table:table-cell>
          <table:table-cell office:value-type="string" table:style-name="ce1">
            <text:p>PA13 7KA</text:p>
          </table:table-cell>
          <table:table-cell office:value-type="string" table:style-name="ce1">
            <text:p>(703) 723-3874</text:p>
          </table:table-cell>
          <table:table-cell office:value-type="string" table:style-name="ce1">
            <text:p>catalog@att.net</text:p>
          </table:table-cell>
          <table:table-cell office:value-type="date" office:date-value="2016-01-01T11:26:35" table:style-name="ce5">
            <text:p>1/1/2016 11:26</text:p>
          </table:table-cell>
          <table:table-cell office:value-type="string" table:style-name="ce6">
            <text:p>B</text:p>
          </table:table-cell>
          <table:table-cell office:value-type="float" office:value="12746" table:formula="of:=RANDBETWEEN(0;99999)" table:style-name="ce1">
            <text:p>127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8</text:p>
          </table:table-cell>
          <table:table-cell office:value-type="string" table:style-name="ce1">
            <text:p>Fortunata Pascual Ribas</text:p>
          </table:table-cell>
          <table:table-cell office:value-type="date" office:date-value="1988-01-06T00:00:00" table:style-name="ce4">
            <text:p>6/1/1988</text:p>
          </table:table-cell>
          <table:table-cell office:value-type="string" table:style-name="ce1">
            <text:p>304 Springfield Road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(435) 239-5138</text:p>
          </table:table-cell>
          <table:table-cell office:value-type="string" table:style-name="ce1">
            <text:p>hoyer@hotmail.com</text:p>
          </table:table-cell>
          <table:table-cell office:value-type="date" office:date-value="2021-03-03T02:21:44" table:style-name="ce5">
            <text:p>3/3/2021 2:21</text:p>
          </table:table-cell>
          <table:table-cell office:value-type="string" table:style-name="ce6">
            <text:p>A</text:p>
          </table:table-cell>
          <table:table-cell office:value-type="float" office:value="42737" table:formula="of:=RANDBETWEEN(0;99999)" table:style-name="ce1">
            <text:p>427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9</text:p>
          </table:table-cell>
          <table:table-cell office:value-type="string" table:style-name="ce1">
            <text:p>Lilia Figuerola Bauzà</text:p>
          </table:table-cell>
          <table:table-cell office:value-type="date" office:date-value="1977-08-26T00:00:00" table:style-name="ce4">
            <text:p>26/8/1977</text:p>
          </table:table-cell>
          <table:table-cell office:value-type="string" table:style-name="ce1">
            <text:p>BD84 2HP</text:p>
          </table:table-cell>
          <table:table-cell office:value-type="string" table:style-name="ce1">
            <text:p>51 Main Street</text:p>
          </table:table-cell>
          <table:table-cell office:value-type="string" table:style-name="ce1">
            <text:p>(580) 240-1515</text:p>
          </table:table-cell>
          <table:table-cell office:value-type="string" table:style-name="ce1">
            <text:p>esokullu@live.com</text:p>
          </table:table-cell>
          <table:table-cell office:value-type="date" office:date-value="2009-01-02T11:23:40" table:style-name="ce5">
            <text:p>2/1/2009 11:23</text:p>
          </table:table-cell>
          <table:table-cell office:value-type="string" table:style-name="ce6">
            <text:p>D</text:p>
          </table:table-cell>
          <table:table-cell office:value-type="float" office:value="59601" table:formula="of:=RANDBETWEEN(0;99999)" table:style-name="ce1">
            <text:p>596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0</text:p>
          </table:table-cell>
          <table:table-cell office:value-type="string" table:style-name="ce1">
            <text:p>Pili Morell-Oliver</text:p>
          </table:table-cell>
          <table:table-cell office:value-type="date" office:date-value="1973-08-06T00:00:00" table:style-name="ce4">
            <text:p>6/8/1973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CH66 8CW</text:p>
          </table:table-cell>
          <table:table-cell office:value-type="string" table:style-name="ce1">
            <text:p>(650) 385-0635</text:p>
          </table:table-cell>
          <table:table-cell office:value-type="string" table:style-name="ce1">
            <text:p>heidrich@hotmail.com</text:p>
          </table:table-cell>
          <table:table-cell office:value-type="date" office:date-value="2007-09-08T03:45:09" table:style-name="ce5">
            <text:p>8/9/2007 3:45</text:p>
          </table:table-cell>
          <table:table-cell office:value-type="string" table:style-name="ce6">
            <text:p>A</text:p>
          </table:table-cell>
          <table:table-cell office:value-type="float" office:value="75936" table:formula="of:=RANDBETWEEN(0;99999)" table:style-name="ce1">
            <text:p>759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1</text:p>
          </table:table-cell>
          <table:table-cell office:value-type="string" table:style-name="ce1">
            <text:p>Estrella Peñas Benito</text:p>
          </table:table-cell>
          <table:table-cell office:value-type="date" office:date-value="1982-08-26T00:00:00" table:style-name="ce4">
            <text:p>26/8/1982</text:p>
          </table:table-cell>
          <table:table-cell office:value-type="string" table:style-name="ce1">
            <text:p>28 London Road</text:p>
          </table:table-cell>
          <table:table-cell office:value-type="string" table:style-name="ce1">
            <text:p>HULL</text:p>
          </table:table-cell>
          <table:table-cell office:value-type="string" table:style-name="ce1">
            <text:p>(243) 906-5992</text:p>
          </table:table-cell>
          <table:table-cell office:value-type="string" table:style-name="ce1">
            <text:p>kohlis@live.com</text:p>
          </table:table-cell>
          <table:table-cell office:value-type="date" office:date-value="2015-06-23T15:51:09" table:style-name="ce5">
            <text:p>23/6/2015 15:51</text:p>
          </table:table-cell>
          <table:table-cell office:value-type="string" table:style-name="ce6">
            <text:p>E</text:p>
          </table:table-cell>
          <table:table-cell office:value-type="float" office:value="30861" table:formula="of:=RANDBETWEEN(0;99999)" table:style-name="ce1">
            <text:p>308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2</text:p>
          </table:table-cell>
          <table:table-cell office:value-type="string" table:style-name="ce1">
            <text:p>María Ángeles Roura Carnero</text:p>
          </table:table-cell>
          <table:table-cell office:value-type="date" office:date-value="1987-07-05T00:00:00" table:style-name="ce4">
            <text:p>5/7/1987</text:p>
          </table:table-cell>
          <table:table-cell office:value-type="string" table:style-name="ce1">
            <text:p>HU74 4ER</text:p>
          </table:table-cell>
          <table:table-cell office:value-type="string" table:style-name="ce1">
            <text:p>44 Park Road</text:p>
          </table:table-cell>
          <table:table-cell office:value-type="string" table:style-name="ce1">
            <text:p>(209) 297-3958</text:p>
          </table:table-cell>
          <table:table-cell office:value-type="string" table:style-name="ce1">
            <text:p>corrada@att.net</text:p>
          </table:table-cell>
          <table:table-cell office:value-type="date" office:date-value="2011-08-19T20:54:12" table:style-name="ce5">
            <text:p>19/8/2011 20:54</text:p>
          </table:table-cell>
          <table:table-cell office:value-type="string" table:style-name="ce6">
            <text:p>B</text:p>
          </table:table-cell>
          <table:table-cell office:value-type="float" office:value="45798" table:formula="of:=RANDBETWEEN(0;99999)" table:style-name="ce1">
            <text:p>457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3</text:p>
          </table:table-cell>
          <table:table-cell office:value-type="string" table:style-name="ce1">
            <text:p>Violeta Violeta Lamas Sarabia</text:p>
          </table:table-cell>
          <table:table-cell office:value-type="date" office:date-value="1990-01-11T00:00:00" table:style-name="ce4">
            <text:p>11/1/1990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GU45 5EZ</text:p>
          </table:table-cell>
          <table:table-cell office:value-type="string" table:style-name="ce1">
            <text:p>(966) 338-9815</text:p>
          </table:table-cell>
          <table:table-cell office:value-type="string" table:style-name="ce1">
            <text:p>chaffar@sbcglobal.net</text:p>
          </table:table-cell>
          <table:table-cell office:value-type="date" office:date-value="2013-09-18T18:07:01" table:style-name="ce5">
            <text:p>18/9/2013 18:07</text:p>
          </table:table-cell>
          <table:table-cell office:value-type="string" table:style-name="ce6">
            <text:p>D</text:p>
          </table:table-cell>
          <table:table-cell office:value-type="float" office:value="31984" table:formula="of:=RANDBETWEEN(0;99999)" table:style-name="ce1">
            <text:p>319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4</text:p>
          </table:table-cell>
          <table:table-cell office:value-type="string" table:style-name="ce1">
            <text:p>Ruben Marquez Belda</text:p>
          </table:table-cell>
          <table:table-cell office:value-type="date" office:date-value="1981-09-22T00:00:00" table:style-name="ce4">
            <text:p>22/9/1981</text:p>
          </table:table-cell>
          <table:table-cell office:value-type="string" table:style-name="ce1">
            <text:p>597 New Street</text:p>
          </table:table-cell>
          <table:table-cell office:value-type="string" table:style-name="ce1">
            <text:p>DURHAM</text:p>
          </table:table-cell>
          <table:table-cell office:value-type="string" table:style-name="ce1">
            <text:p>(638) 925-5729</text:p>
          </table:table-cell>
          <table:table-cell office:value-type="string" table:style-name="ce1">
            <text:p>josem@hotmail.com</text:p>
          </table:table-cell>
          <table:table-cell office:value-type="date" office:date-value="2012-02-08T02:10:10" table:style-name="ce5">
            <text:p>8/2/2012 2:10</text:p>
          </table:table-cell>
          <table:table-cell office:value-type="string" table:style-name="ce6">
            <text:p>C</text:p>
          </table:table-cell>
          <table:table-cell office:value-type="float" office:value="71459" table:formula="of:=RANDBETWEEN(0;99999)" table:style-name="ce1">
            <text:p>714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5</text:p>
          </table:table-cell>
          <table:table-cell office:value-type="string" table:style-name="ce1">
            <text:p>Manola Criado</text:p>
          </table:table-cell>
          <table:table-cell office:value-type="date" office:date-value="1985-07-08T00:00:00" table:style-name="ce4">
            <text:p>8/7/1985</text:p>
          </table:table-cell>
          <table:table-cell office:value-type="string" table:style-name="ce1">
            <text:p>DH29 2KQ</text:p>
          </table:table-cell>
          <table:table-cell office:value-type="string" table:style-name="ce1">
            <text:p>69 The Drive</text:p>
          </table:table-cell>
          <table:table-cell office:value-type="string" table:style-name="ce1">
            <text:p>(681) 914-0083</text:p>
          </table:table-cell>
          <table:table-cell office:value-type="string" table:style-name="ce1">
            <text:p>jsmith@mac.com</text:p>
          </table:table-cell>
          <table:table-cell office:value-type="date" office:date-value="2013-07-17T11:05:38" table:style-name="ce5">
            <text:p>17/7/2013 11:05</text:p>
          </table:table-cell>
          <table:table-cell office:value-type="string" table:style-name="ce6">
            <text:p>A</text:p>
          </table:table-cell>
          <table:table-cell office:value-type="float" office:value="65190" table:formula="of:=RANDBETWEEN(0;99999)" table:style-name="ce1">
            <text:p>651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6</text:p>
          </table:table-cell>
          <table:table-cell office:value-type="string" table:style-name="ce1">
            <text:p>Rita Asensio Salgado</text:p>
          </table:table-cell>
          <table:table-cell office:value-type="date" office:date-value="1990-02-02T00:00:00" table:style-name="ce4">
            <text:p>2/2/1990</text:p>
          </table:table-cell>
          <table:table-cell office:value-type="string" table:style-name="ce1">
            <text:p>DUMFRIES</text:p>
          </table:table-cell>
          <table:table-cell office:value-type="string" table:style-name="ce1">
            <text:p>DG73 0TH</text:p>
          </table:table-cell>
          <table:table-cell office:value-type="string" table:style-name="ce1">
            <text:p>(354) 628-2294</text:p>
          </table:table-cell>
          <table:table-cell office:value-type="string" table:style-name="ce1">
            <text:p>hmbrand@hotmail.com</text:p>
          </table:table-cell>
          <table:table-cell office:value-type="date" office:date-value="2015-02-27T04:17:50" table:style-name="ce5">
            <text:p>27/2/2015 4:17</text:p>
          </table:table-cell>
          <table:table-cell office:value-type="string" table:style-name="ce6">
            <text:p>E</text:p>
          </table:table-cell>
          <table:table-cell office:value-type="float" office:value="36007" table:formula="of:=RANDBETWEEN(0;99999)" table:style-name="ce1">
            <text:p>360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7</text:p>
          </table:table-cell>
          <table:table-cell office:value-type="string" table:style-name="ce1">
            <text:p>Daniela Cabello Vallés</text:p>
          </table:table-cell>
          <table:table-cell office:value-type="date" office:date-value="1982-10-26T00:00:00" table:style-name="ce4">
            <text:p>26/10/1982</text:p>
          </table:table-cell>
          <table:table-cell office:value-type="string" table:style-name="ce1">
            <text:p>41 Victoria Street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(888) 289-8104</text:p>
          </table:table-cell>
          <table:table-cell office:value-type="string" table:style-name="ce1">
            <text:p>corrada@gmail.com</text:p>
          </table:table-cell>
          <table:table-cell office:value-type="date" office:date-value="2013-10-18T04:45:32" table:style-name="ce5">
            <text:p>18/10/2013 4:45</text:p>
          </table:table-cell>
          <table:table-cell office:value-type="string" table:style-name="ce6">
            <text:p>D</text:p>
          </table:table-cell>
          <table:table-cell office:value-type="float" office:value="24339" table:formula="of:=RANDBETWEEN(0;99999)" table:style-name="ce1">
            <text:p>243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8</text:p>
          </table:table-cell>
          <table:table-cell office:value-type="string" table:style-name="ce1">
            <text:p>Nicolasa Aurelia Lasa Puig</text:p>
          </table:table-cell>
          <table:table-cell office:value-type="date" office:date-value="1979-03-31T00:00:00" table:style-name="ce4">
            <text:p>31/3/1979</text:p>
          </table:table-cell>
          <table:table-cell office:value-type="string" table:style-name="ce1">
            <text:p>LE96 5AZ</text:p>
          </table:table-cell>
          <table:table-cell office:value-type="string" table:style-name="ce1">
            <text:p>45 Station Road</text:p>
          </table:table-cell>
          <table:table-cell office:value-type="string" table:style-name="ce1">
            <text:p>(393) 626-4948</text:p>
          </table:table-cell>
          <table:table-cell office:value-type="string" table:style-name="ce1">
            <text:p>bryam@icloud.com</text:p>
          </table:table-cell>
          <table:table-cell office:value-type="date" office:date-value="2011-03-23T13:05:33" table:style-name="ce5">
            <text:p>23/3/2011 13:05</text:p>
          </table:table-cell>
          <table:table-cell office:value-type="string" table:style-name="ce6">
            <text:p>E</text:p>
          </table:table-cell>
          <table:table-cell office:value-type="float" office:value="43190" table:formula="of:=RANDBETWEEN(0;99999)" table:style-name="ce1">
            <text:p>431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9</text:p>
          </table:table-cell>
          <table:table-cell office:value-type="string" table:style-name="ce1">
            <text:p>Jonatan Trillo Larrañaga</text:p>
          </table:table-cell>
          <table:table-cell office:value-type="date" office:date-value="1991-05-05T00:00:00" table:style-name="ce4">
            <text:p>5/5/1991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CM60 7BF</text:p>
          </table:table-cell>
          <table:table-cell office:value-type="string" table:style-name="ce1">
            <text:p>(887) 262-0302</text:p>
          </table:table-cell>
          <table:table-cell office:value-type="string" table:style-name="ce1">
            <text:p>gmcgath@hotmail.com</text:p>
          </table:table-cell>
          <table:table-cell office:value-type="date" office:date-value="2019-07-05T19:52:10" table:style-name="ce5">
            <text:p>5/7/2019 19:52</text:p>
          </table:table-cell>
          <table:table-cell office:value-type="string" table:style-name="ce6">
            <text:p>D</text:p>
          </table:table-cell>
          <table:table-cell office:value-type="float" office:value="64596" table:formula="of:=RANDBETWEEN(0;99999)" table:style-name="ce1">
            <text:p>645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0</text:p>
          </table:table-cell>
          <table:table-cell office:value-type="string" table:style-name="ce1">
            <text:p>Jose Francisco Alvarado Pombo</text:p>
          </table:table-cell>
          <table:table-cell office:value-type="date" office:date-value="1999-06-17T00:00:00" table:style-name="ce4">
            <text:p>17/6/1999</text:p>
          </table:table-cell>
          <table:table-cell office:value-type="string" table:style-name="ce1">
            <text:p>48 Manor Road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(462) 566-8729</text:p>
          </table:table-cell>
          <table:table-cell office:value-type="string" table:style-name="ce1">
            <text:p>fukuchi@yahoo.com</text:p>
          </table:table-cell>
          <table:table-cell office:value-type="date" office:date-value="2020-02-28T15:34:36" table:style-name="ce5">
            <text:p>28/2/2020 15:34</text:p>
          </table:table-cell>
          <table:table-cell office:value-type="string" table:style-name="ce6">
            <text:p>E</text:p>
          </table:table-cell>
          <table:table-cell office:value-type="float" office:value="52776" table:formula="of:=RANDBETWEEN(0;99999)" table:style-name="ce1">
            <text:p>527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1</text:p>
          </table:table-cell>
          <table:table-cell office:value-type="string" table:style-name="ce1">
            <text:p>Samanta Casandra Borrell Maestre</text:p>
          </table:table-cell>
          <table:table-cell office:value-type="date" office:date-value="1970-01-23T00:00:00" table:style-name="ce4">
            <text:p>23/1/1970</text:p>
          </table:table-cell>
          <table:table-cell office:value-type="string" table:style-name="ce1">
            <text:p>L52 8LM</text:p>
          </table:table-cell>
          <table:table-cell office:value-type="string" table:style-name="ce1">
            <text:p>217 Park Lane</text:p>
          </table:table-cell>
          <table:table-cell office:value-type="string" table:style-name="ce1">
            <text:p>(661) 929-3370</text:p>
          </table:table-cell>
          <table:table-cell office:value-type="string" table:style-name="ce1">
            <text:p>jshearer@mac.com</text:p>
          </table:table-cell>
          <table:table-cell office:value-type="date" office:date-value="2018-12-07T09:47:09" table:style-name="ce5">
            <text:p>7/12/2018 9:47</text:p>
          </table:table-cell>
          <table:table-cell office:value-type="string" table:style-name="ce6">
            <text:p>D</text:p>
          </table:table-cell>
          <table:table-cell office:value-type="float" office:value="78469" table:formula="of:=RANDBETWEEN(0;99999)" table:style-name="ce1">
            <text:p>784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2</text:p>
          </table:table-cell>
          <table:table-cell office:value-type="string" table:style-name="ce1">
            <text:p>Emilia María Luisa Lluch Vives</text:p>
          </table:table-cell>
          <table:table-cell office:value-type="date" office:date-value="1980-06-22T00:00:00" table:style-name="ce4">
            <text:p>22/6/1980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SR69 9RW</text:p>
          </table:table-cell>
          <table:table-cell office:value-type="string" table:style-name="ce1">
            <text:p>(859) 862-4703</text:p>
          </table:table-cell>
          <table:table-cell office:value-type="string" table:style-name="ce1">
            <text:p>phish@live.com</text:p>
          </table:table-cell>
          <table:table-cell office:value-type="date" office:date-value="2014-07-12T02:58:48" table:style-name="ce5">
            <text:p>12/7/2014 2:58</text:p>
          </table:table-cell>
          <table:table-cell office:value-type="string" table:style-name="ce6">
            <text:p>B</text:p>
          </table:table-cell>
          <table:table-cell office:value-type="float" office:value="43420" table:formula="of:=RANDBETWEEN(0;99999)" table:style-name="ce1">
            <text:p>434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3</text:p>
          </table:table-cell>
          <table:table-cell office:value-type="string" table:style-name="ce1">
            <text:p>Esteban Guillén Mena</text:p>
          </table:table-cell>
          <table:table-cell office:value-type="date" office:date-value="1974-07-23T00:00:00" table:style-name="ce4">
            <text:p>23/7/1974</text:p>
          </table:table-cell>
          <table:table-cell office:value-type="string" table:style-name="ce1">
            <text:p>33 York Road</text:p>
          </table:table-cell>
          <table:table-cell office:value-type="string" table:style-name="ce1">
            <text:p>HUDDERSFIELD</text:p>
          </table:table-cell>
          <table:table-cell office:value-type="string" table:style-name="ce1">
            <text:p>(415) 981-0636</text:p>
          </table:table-cell>
          <table:table-cell office:value-type="string" table:style-name="ce1">
            <text:p>manuals@aol.com</text:p>
          </table:table-cell>
          <table:table-cell office:value-type="date" office:date-value="2011-06-22T18:01:18" table:style-name="ce5">
            <text:p>22/6/2011 18:01</text:p>
          </table:table-cell>
          <table:table-cell office:value-type="string" table:style-name="ce6">
            <text:p>A</text:p>
          </table:table-cell>
          <table:table-cell office:value-type="float" office:value="87965" table:formula="of:=RANDBETWEEN(0;99999)" table:style-name="ce1">
            <text:p>879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4</text:p>
          </table:table-cell>
          <table:table-cell office:value-type="string" table:style-name="ce1">
            <text:p>Josué Rocha Juan</text:p>
          </table:table-cell>
          <table:table-cell office:value-type="date" office:date-value="1993-01-31T00:00:00" table:style-name="ce4">
            <text:p>31/1/1993</text:p>
          </table:table-cell>
          <table:table-cell office:value-type="string" table:style-name="ce1">
            <text:p>HD3 3KR</text:p>
          </table:table-cell>
          <table:table-cell office:value-type="string" table:style-name="ce1">
            <text:p>44 Alexander Road</text:p>
          </table:table-cell>
          <table:table-cell office:value-type="string" table:style-name="ce1">
            <text:p>(563) 420-8118</text:p>
          </table:table-cell>
          <table:table-cell office:value-type="string" table:style-name="ce1">
            <text:p>meder@outlook.com</text:p>
          </table:table-cell>
          <table:table-cell office:value-type="date" office:date-value="2008-04-21T20:01:47" table:style-name="ce5">
            <text:p>21/4/2008 20:01</text:p>
          </table:table-cell>
          <table:table-cell office:value-type="string" table:style-name="ce6">
            <text:p>E</text:p>
          </table:table-cell>
          <table:table-cell office:value-type="float" office:value="25994" table:formula="of:=RANDBETWEEN(0;99999)" table:style-name="ce1">
            <text:p>259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5</text:p>
          </table:table-cell>
          <table:table-cell office:value-type="string" table:style-name="ce1">
            <text:p>Encarnación Alemán-Prats</text:p>
          </table:table-cell>
          <table:table-cell office:value-type="date" office:date-value="1995-01-31T00:00:00" table:style-name="ce4">
            <text:p>31/1/1995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YO59 8CP</text:p>
          </table:table-cell>
          <table:table-cell office:value-type="string" table:style-name="ce1">
            <text:p>(462) 763-2017</text:p>
          </table:table-cell>
          <table:table-cell office:value-type="string" table:style-name="ce1">
            <text:p>gomor@icloud.com</text:p>
          </table:table-cell>
          <table:table-cell office:value-type="date" office:date-value="2013-08-17T02:30:05" table:style-name="ce5">
            <text:p>17/8/2013 2:30</text:p>
          </table:table-cell>
          <table:table-cell office:value-type="string" table:style-name="ce6">
            <text:p>C</text:p>
          </table:table-cell>
          <table:table-cell office:value-type="float" office:value="68902" table:formula="of:=RANDBETWEEN(0;99999)" table:style-name="ce1">
            <text:p>689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6</text:p>
          </table:table-cell>
          <table:table-cell office:value-type="string" table:style-name="ce1">
            <text:p>Celia Verdú</text:p>
          </table:table-cell>
          <table:table-cell office:value-type="date" office:date-value="1990-08-09T00:00:00" table:style-name="ce4">
            <text:p>9/8/1990</text:p>
          </table:table-cell>
          <table:table-cell office:value-type="string" table:style-name="ce1">
            <text:p>24 Rock Maple Lane</text:p>
          </table:table-cell>
          <table:table-cell office:value-type="string" table:style-name="ce1">
            <text:p>Santa Ana, CA 92707</text:p>
          </table:table-cell>
          <table:table-cell office:value-type="string" table:style-name="ce1">
            <text:p>(701) 212-8508</text:p>
          </table:table-cell>
          <table:table-cell office:value-type="string" table:style-name="ce1">
            <text:p>hauma@gmail.com</text:p>
          </table:table-cell>
          <table:table-cell office:value-type="date" office:date-value="2009-06-20T07:43:02" table:style-name="ce5">
            <text:p>20/6/2009 7:43</text:p>
          </table:table-cell>
          <table:table-cell office:value-type="string" table:style-name="ce6">
            <text:p>D</text:p>
          </table:table-cell>
          <table:table-cell office:value-type="float" office:value="49303" table:formula="of:=RANDBETWEEN(0;99999)" table:style-name="ce1">
            <text:p>493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7</text:p>
          </table:table-cell>
          <table:table-cell office:value-type="string" table:style-name="ce1">
            <text:p>Espiridión del Viñas</text:p>
          </table:table-cell>
          <table:table-cell office:value-type="date" office:date-value="1983-08-19T00:00:00" table:style-name="ce4">
            <text:p>19/8/1983</text:p>
          </table:table-cell>
          <table:table-cell office:value-type="string" table:style-name="ce1">
            <text:p>376 South Griffin Street</text:p>
          </table:table-cell>
          <table:table-cell office:value-type="string" table:style-name="ce1">
            <text:p>Lancaster, CA 93535</text:p>
          </table:table-cell>
          <table:table-cell office:value-type="string" table:style-name="ce1">
            <text:p>(714) 278-0966</text:p>
          </table:table-cell>
          <table:table-cell office:value-type="string" table:style-name="ce1">
            <text:p>godeke@yahoo.ca</text:p>
          </table:table-cell>
          <table:table-cell office:value-type="date" office:date-value="2020-04-11T09:58:47" table:style-name="ce5">
            <text:p>11/4/2020 9:58</text:p>
          </table:table-cell>
          <table:table-cell office:value-type="string" table:style-name="ce6">
            <text:p>E</text:p>
          </table:table-cell>
          <table:table-cell office:value-type="float" office:value="94712" table:formula="of:=RANDBETWEEN(0;99999)" table:style-name="ce1">
            <text:p>947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8</text:p>
          </table:table-cell>
          <table:table-cell office:value-type="string" table:style-name="ce1">
            <text:p>Melania Lobato-Mena</text:p>
          </table:table-cell>
          <table:table-cell office:value-type="date" office:date-value="1983-04-01T00:00:00" table:style-name="ce4">
            <text:p>1/4/1983</text:p>
          </table:table-cell>
          <table:table-cell office:value-type="string" table:style-name="ce1">
            <text:p>7172 Halifax St.</text:p>
          </table:table-cell>
          <table:table-cell office:value-type="string" table:style-name="ce1">
            <text:p>Huntington Beach, CA 92647</text:p>
          </table:table-cell>
          <table:table-cell office:value-type="string" table:style-name="ce1">
            <text:p>(523) 677-7026</text:p>
          </table:table-cell>
          <table:table-cell office:value-type="string" table:style-name="ce1">
            <text:p>jdhedden@mac.com</text:p>
          </table:table-cell>
          <table:table-cell office:value-type="date" office:date-value="2020-11-20T16:36:00" table:style-name="ce5">
            <text:p>20/11/2020 16:36</text:p>
          </table:table-cell>
          <table:table-cell office:value-type="string" table:style-name="ce6">
            <text:p>D</text:p>
          </table:table-cell>
          <table:table-cell office:value-type="float" office:value="97732" table:formula="of:=RANDBETWEEN(0;99999)" table:style-name="ce1">
            <text:p>977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9</text:p>
          </table:table-cell>
          <table:table-cell office:value-type="string" table:style-name="ce1">
            <text:p>Sosimo Roig Bayo</text:p>
          </table:table-cell>
          <table:table-cell office:value-type="date" office:date-value="1988-04-26T00:00:00" table:style-name="ce4">
            <text:p>26/4/1988</text:p>
          </table:table-cell>
          <table:table-cell office:value-type="string" table:style-name="ce1">
            <text:p>9530 Homewood St.</text:p>
          </table:table-cell>
          <table:table-cell office:value-type="string" table:style-name="ce1">
            <text:p>Palmdale, CA 93550</text:p>
          </table:table-cell>
          <table:table-cell office:value-type="string" table:style-name="ce1">
            <text:p>(615) 522-3616</text:p>
          </table:table-cell>
          <table:table-cell office:value-type="string" table:style-name="ce1">
            <text:p>tbeck@gmail.com</text:p>
          </table:table-cell>
          <table:table-cell office:value-type="date" office:date-value="2011-04-10T21:26:55" table:style-name="ce5">
            <text:p>10/4/2011 21:26</text:p>
          </table:table-cell>
          <table:table-cell office:value-type="string" table:style-name="ce6">
            <text:p>A</text:p>
          </table:table-cell>
          <table:table-cell office:value-type="float" office:value="39253" table:formula="of:=RANDBETWEEN(0;99999)" table:style-name="ce1">
            <text:p>392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0</text:p>
          </table:table-cell>
          <table:table-cell office:value-type="string" table:style-name="ce1">
            <text:p>Abel Carrasco-Belda</text:p>
          </table:table-cell>
          <table:table-cell office:value-type="date" office:date-value="1978-08-03T00:00:00" table:style-name="ce4">
            <text:p>3/8/1978</text:p>
          </table:table-cell>
          <table:table-cell office:value-type="string" table:style-name="ce1">
            <text:p>3 Sunset Street</text:p>
          </table:table-cell>
          <table:table-cell office:value-type="string" table:style-name="ce1">
            <text:p>Watsonville, CA 95076</text:p>
          </table:table-cell>
          <table:table-cell office:value-type="string" table:style-name="ce1">
            <text:p>(497) 402-3196</text:p>
          </table:table-cell>
          <table:table-cell office:value-type="string" table:style-name="ce1">
            <text:p>bryanw@outlook.com</text:p>
          </table:table-cell>
          <table:table-cell office:value-type="date" office:date-value="2012-03-01T05:06:54" table:style-name="ce5">
            <text:p>1/3/2012 5:06</text:p>
          </table:table-cell>
          <table:table-cell office:value-type="string" table:style-name="ce6">
            <text:p>B</text:p>
          </table:table-cell>
          <table:table-cell office:value-type="float" office:value="64177" table:formula="of:=RANDBETWEEN(0;99999)" table:style-name="ce1">
            <text:p>641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1</text:p>
          </table:table-cell>
          <table:table-cell office:value-type="string" table:style-name="ce1">
            <text:p>Alicia Celestina Ibáñez Santana</text:p>
          </table:table-cell>
          <table:table-cell office:value-type="date" office:date-value="1989-11-26T00:00:00" table:style-name="ce4">
            <text:p>26/11/1989</text:p>
          </table:table-cell>
          <table:table-cell office:value-type="string" table:style-name="ce1">
            <text:p>611 Linda Rd.</text:p>
          </table:table-cell>
          <table:table-cell office:value-type="string" table:style-name="ce1">
            <text:p>El Cajon, CA 92021</text:p>
          </table:table-cell>
          <table:table-cell office:value-type="string" table:style-name="ce1">
            <text:p>(624) 360-5381</text:p>
          </table:table-cell>
          <table:table-cell office:value-type="string" table:style-name="ce1">
            <text:p>draper@me.com</text:p>
          </table:table-cell>
          <table:table-cell office:value-type="date" office:date-value="2020-08-16T06:41:46" table:style-name="ce5">
            <text:p>16/8/2020 6:41</text:p>
          </table:table-cell>
          <table:table-cell office:value-type="string" table:style-name="ce6">
            <text:p>A</text:p>
          </table:table-cell>
          <table:table-cell office:value-type="float" office:value="25789" table:formula="of:=RANDBETWEEN(0;99999)" table:style-name="ce1">
            <text:p>257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2</text:p>
          </table:table-cell>
          <table:table-cell office:value-type="string" table:style-name="ce1">
            <text:p>Conrado Torre</text:p>
          </table:table-cell>
          <table:table-cell office:value-type="date" office:date-value="1993-08-10T00:00:00" table:style-name="ce4">
            <text:p>10/8/1993</text:p>
          </table:table-cell>
          <table:table-cell office:value-type="string" table:style-name="ce1">
            <text:p>7088 South Woodland St.</text:p>
          </table:table-cell>
          <table:table-cell office:value-type="string" table:style-name="ce1">
            <text:p>South San Francisco, CA 94080</text:p>
          </table:table-cell>
          <table:table-cell office:value-type="string" table:style-name="ce1">
            <text:p>(417) 559-0451</text:p>
          </table:table-cell>
          <table:table-cell office:value-type="string" table:style-name="ce1">
            <text:p>anicolao@optonline.net</text:p>
          </table:table-cell>
          <table:table-cell office:value-type="date" office:date-value="2012-01-08T23:04:26" table:style-name="ce5">
            <text:p>8/1/2012 23:04</text:p>
          </table:table-cell>
          <table:table-cell office:value-type="string" table:style-name="ce6">
            <text:p>D</text:p>
          </table:table-cell>
          <table:table-cell office:value-type="float" office:value="15183" table:formula="of:=RANDBETWEEN(0;99999)" table:style-name="ce1">
            <text:p>151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3</text:p>
          </table:table-cell>
          <table:table-cell office:value-type="string" table:style-name="ce1">
            <text:p>Leoncio Pombo Nadal</text:p>
          </table:table-cell>
          <table:table-cell office:value-type="date" office:date-value="1971-05-29T00:00:00" table:style-name="ce4">
            <text:p>29/5/1971</text:p>
          </table:table-cell>
          <table:table-cell office:value-type="string" table:style-name="ce1">
            <text:p>78 Hamilton St.</text:p>
          </table:table-cell>
          <table:table-cell office:value-type="string" table:style-name="ce1">
            <text:p>Los Angeles, CA 90022</text:p>
          </table:table-cell>
          <table:table-cell office:value-type="string" table:style-name="ce1">
            <text:p>(650) 230-0049</text:p>
          </table:table-cell>
          <table:table-cell office:value-type="string" table:style-name="ce1">
            <text:p>mxiao@comcast.net</text:p>
          </table:table-cell>
          <table:table-cell office:value-type="date" office:date-value="2005-11-29T07:03:12" table:style-name="ce5">
            <text:p>29/11/2005 7:03</text:p>
          </table:table-cell>
          <table:table-cell office:value-type="string" table:style-name="ce6">
            <text:p>C</text:p>
          </table:table-cell>
          <table:table-cell office:value-type="float" office:value="14462" table:formula="of:=RANDBETWEEN(0;99999)" table:style-name="ce1">
            <text:p>144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4</text:p>
          </table:table-cell>
          <table:table-cell office:value-type="string" table:style-name="ce1">
            <text:p>Marcia Tomas</text:p>
          </table:table-cell>
          <table:table-cell office:value-type="date" office:date-value="1995-11-14T00:00:00" table:style-name="ce4">
            <text:p>14/11/1995</text:p>
          </table:table-cell>
          <table:table-cell office:value-type="string" table:style-name="ce1">
            <text:p>7576 S. Prince Ave.</text:p>
          </table:table-cell>
          <table:table-cell office:value-type="string" table:style-name="ce1">
            <text:p>Compton, CA 90221</text:p>
          </table:table-cell>
          <table:table-cell office:value-type="string" table:style-name="ce1">
            <text:p>(863) 238-8964</text:p>
          </table:table-cell>
          <table:table-cell office:value-type="string" table:style-name="ce1">
            <text:p>mleary@yahoo.ca</text:p>
          </table:table-cell>
          <table:table-cell office:value-type="date" office:date-value="2008-03-30T11:56:47" table:style-name="ce5">
            <text:p>30/3/2008 11:56</text:p>
          </table:table-cell>
          <table:table-cell office:value-type="string" table:style-name="ce6">
            <text:p>E</text:p>
          </table:table-cell>
          <table:table-cell office:value-type="float" office:value="92015" table:formula="of:=RANDBETWEEN(0;99999)" table:style-name="ce1">
            <text:p>920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5</text:p>
          </table:table-cell>
          <table:table-cell office:value-type="string" table:style-name="ce1">
            <text:p>Aurelia del Ocaña</text:p>
          </table:table-cell>
          <table:table-cell office:value-type="date" office:date-value="1972-09-22T00:00:00" table:style-name="ce4">
            <text:p>22/9/1972</text:p>
          </table:table-cell>
          <table:table-cell office:value-type="string" table:style-name="ce1">
            <text:p>8678 Glen Eagles Rd.</text:p>
          </table:table-cell>
          <table:table-cell office:value-type="string" table:style-name="ce1">
            <text:p>Los Angeles, CA 90042</text:p>
          </table:table-cell>
          <table:table-cell office:value-type="string" table:style-name="ce1">
            <text:p>(340) 944-7011</text:p>
          </table:table-cell>
          <table:table-cell office:value-type="string" table:style-name="ce1">
            <text:p>louise@comcast.net</text:p>
          </table:table-cell>
          <table:table-cell office:value-type="date" office:date-value="2015-12-14T12:17:51" table:style-name="ce5">
            <text:p>14/12/2015 12:17</text:p>
          </table:table-cell>
          <table:table-cell office:value-type="string" table:style-name="ce6">
            <text:p>B</text:p>
          </table:table-cell>
          <table:table-cell office:value-type="float" office:value="56141" table:formula="of:=RANDBETWEEN(0;99999)" table:style-name="ce1">
            <text:p>561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6</text:p>
          </table:table-cell>
          <table:table-cell office:value-type="string" table:style-name="ce1">
            <text:p>Porfirio Cases Fabregat</text:p>
          </table:table-cell>
          <table:table-cell office:value-type="date" office:date-value="1978-12-12T00:00:00" table:style-name="ce4">
            <text:p>12/12/1978</text:p>
          </table:table-cell>
          <table:table-cell office:value-type="string" table:style-name="ce1">
            <text:p>7487 College Rd.</text:p>
          </table:table-cell>
          <table:table-cell office:value-type="string" table:style-name="ce1">
            <text:p>Carmichael, CA 95608</text:p>
          </table:table-cell>
          <table:table-cell office:value-type="string" table:style-name="ce1">
            <text:p>(388) 447-0349</text:p>
          </table:table-cell>
          <table:table-cell office:value-type="string" table:style-name="ce1">
            <text:p>solomon@gmail.com</text:p>
          </table:table-cell>
          <table:table-cell office:value-type="date" office:date-value="2011-10-10T02:32:07" table:style-name="ce5">
            <text:p>10/10/2011 2:32</text:p>
          </table:table-cell>
          <table:table-cell office:value-type="string" table:style-name="ce6">
            <text:p>A</text:p>
          </table:table-cell>
          <table:table-cell office:value-type="float" office:value="32207" table:formula="of:=RANDBETWEEN(0;99999)" table:style-name="ce1">
            <text:p>322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7</text:p>
          </table:table-cell>
          <table:table-cell office:value-type="string" table:style-name="ce1">
            <text:p>Maristela Mármol</text:p>
          </table:table-cell>
          <table:table-cell office:value-type="date" office:date-value="1999-10-15T00:00:00" table:style-name="ce4">
            <text:p>15/10/1999</text:p>
          </table:table-cell>
          <table:table-cell office:value-type="string" table:style-name="ce1">
            <text:p>8 Westminster Ave.</text:p>
          </table:table-cell>
          <table:table-cell office:value-type="string" table:style-name="ce1">
            <text:p>Anaheim, CA 92805</text:p>
          </table:table-cell>
          <table:table-cell office:value-type="string" table:style-name="ce1">
            <text:p>(562) 364-8454</text:p>
          </table:table-cell>
          <table:table-cell office:value-type="string" table:style-name="ce1">
            <text:p>dgatwood@live.com</text:p>
          </table:table-cell>
          <table:table-cell office:value-type="date" office:date-value="2011-11-18T12:20:02" table:style-name="ce5">
            <text:p>18/11/2011 12:20</text:p>
          </table:table-cell>
          <table:table-cell office:value-type="string" table:style-name="ce6">
            <text:p>C</text:p>
          </table:table-cell>
          <table:table-cell office:value-type="float" office:value="84936" table:formula="of:=RANDBETWEEN(0;99999)" table:style-name="ce1">
            <text:p>849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8</text:p>
          </table:table-cell>
          <table:table-cell office:value-type="string" table:style-name="ce1">
            <text:p>Leticia Azorin Cortina</text:p>
          </table:table-cell>
          <table:table-cell office:value-type="date" office:date-value="1999-09-22T00:00:00" table:style-name="ce4">
            <text:p>22/9/1999</text:p>
          </table:table-cell>
          <table:table-cell office:value-type="string" table:style-name="ce1">
            <text:p>92 Brickell Drive</text:p>
          </table:table-cell>
          <table:table-cell office:value-type="string" table:style-name="ce1">
            <text:p>Fountain Valley, CA 92708</text:p>
          </table:table-cell>
          <table:table-cell office:value-type="string" table:style-name="ce1">
            <text:p>(332) 349-8146</text:p>
          </table:table-cell>
          <table:table-cell office:value-type="string" table:style-name="ce1">
            <text:p>augusto@outlook.com</text:p>
          </table:table-cell>
          <table:table-cell office:value-type="date" office:date-value="2007-06-26T05:48:58" table:style-name="ce5">
            <text:p>26/6/2007 5:48</text:p>
          </table:table-cell>
          <table:table-cell office:value-type="string" table:style-name="ce6">
            <text:p>D</text:p>
          </table:table-cell>
          <table:table-cell office:value-type="float" office:value="24815" table:formula="of:=RANDBETWEEN(0;99999)" table:style-name="ce1">
            <text:p>248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9</text:p>
          </table:table-cell>
          <table:table-cell office:value-type="string" table:style-name="ce1">
            <text:p>Régulo de Sacristán</text:p>
          </table:table-cell>
          <table:table-cell office:value-type="date" office:date-value="1975-08-20T00:00:00" table:style-name="ce4">
            <text:p>20/8/1975</text:p>
          </table:table-cell>
          <table:table-cell office:value-type="string" table:style-name="ce1">
            <text:p>503 Delaware Street</text:p>
          </table:table-cell>
          <table:table-cell office:value-type="string" table:style-name="ce1">
            <text:p>San Jose, CA 95123</text:p>
          </table:table-cell>
          <table:table-cell office:value-type="string" table:style-name="ce1">
            <text:p>(286) 718-4373</text:p>
          </table:table-cell>
          <table:table-cell office:value-type="string" table:style-name="ce1">
            <text:p>rafasgj@msn.com</text:p>
          </table:table-cell>
          <table:table-cell office:value-type="date" office:date-value="2020-11-11T14:33:12" table:style-name="ce5">
            <text:p>11/11/2020 14:33</text:p>
          </table:table-cell>
          <table:table-cell office:value-type="string" table:style-name="ce6">
            <text:p>C</text:p>
          </table:table-cell>
          <table:table-cell office:value-type="float" office:value="52296" table:formula="of:=RANDBETWEEN(0;99999)" table:style-name="ce1">
            <text:p>522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0</text:p>
          </table:table-cell>
          <table:table-cell office:value-type="string" table:style-name="ce1">
            <text:p>Esteban del Múñiz</text:p>
          </table:table-cell>
          <table:table-cell office:value-type="date" office:date-value="1973-09-03T00:00:00" table:style-name="ce4">
            <text:p>3/9/1973</text:p>
          </table:table-cell>
          <table:table-cell office:value-type="string" table:style-name="ce1">
            <text:p>34 Anderson Ave.</text:p>
          </table:table-cell>
          <table:table-cell office:value-type="string" table:style-name="ce1">
            <text:p>Los Angeles, CA 90037</text:p>
          </table:table-cell>
          <table:table-cell office:value-type="string" table:style-name="ce1">
            <text:p>(397) 693-0198</text:p>
          </table:table-cell>
          <table:table-cell office:value-type="string" table:style-name="ce1">
            <text:p>solomon@yahoo.ca</text:p>
          </table:table-cell>
          <table:table-cell office:value-type="date" office:date-value="2009-01-24T08:55:55" table:style-name="ce5">
            <text:p>24/1/2009 8:55</text:p>
          </table:table-cell>
          <table:table-cell office:value-type="string" table:style-name="ce6">
            <text:p>E</text:p>
          </table:table-cell>
          <table:table-cell office:value-type="float" office:value="18739" table:formula="of:=RANDBETWEEN(0;99999)" table:style-name="ce1">
            <text:p>187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1</text:p>
          </table:table-cell>
          <table:table-cell office:value-type="string" table:style-name="ce1">
            <text:p>Trinidad Exposito Abella</text:p>
          </table:table-cell>
          <table:table-cell office:value-type="date" office:date-value="1997-03-18T00:00:00" table:style-name="ce4">
            <text:p>18/3/1997</text:p>
          </table:table-cell>
          <table:table-cell office:value-type="string" table:style-name="ce1">
            <text:p>8388 Water St.</text:p>
          </table:table-cell>
          <table:table-cell office:value-type="string" table:style-name="ce1">
            <text:p>Bakersfield, CA 93309</text:p>
          </table:table-cell>
          <table:table-cell office:value-type="string" table:style-name="ce1">
            <text:p>(874) 698-3563</text:p>
          </table:table-cell>
          <table:table-cell office:value-type="string" table:style-name="ce1">
            <text:p>kildjean@aol.com</text:p>
          </table:table-cell>
          <table:table-cell office:value-type="date" office:date-value="2013-12-18T08:07:26" table:style-name="ce5">
            <text:p>18/12/2013 8:07</text:p>
          </table:table-cell>
          <table:table-cell office:value-type="string" table:style-name="ce6">
            <text:p>C</text:p>
          </table:table-cell>
          <table:table-cell office:value-type="float" office:value="11773" table:formula="of:=RANDBETWEEN(0;99999)" table:style-name="ce1">
            <text:p>117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2</text:p>
          </table:table-cell>
          <table:table-cell office:value-type="string" table:style-name="ce1">
            <text:p>Pánfilo Ortiz Pardo</text:p>
          </table:table-cell>
          <table:table-cell office:value-type="date" office:date-value="1974-03-17T00:00:00" table:style-name="ce4">
            <text:p>17/3/1974</text:p>
          </table:table-cell>
          <table:table-cell office:value-type="string" table:style-name="ce1">
            <text:p>373 Brickyard Avenue</text:p>
          </table:table-cell>
          <table:table-cell office:value-type="string" table:style-name="ce1">
            <text:p>Tustin, CA 92780</text:p>
          </table:table-cell>
          <table:table-cell office:value-type="string" table:style-name="ce1">
            <text:p>(633) 872-7554</text:p>
          </table:table-cell>
          <table:table-cell office:value-type="string" table:style-name="ce1">
            <text:p>andersbr@att.net</text:p>
          </table:table-cell>
          <table:table-cell office:value-type="date" office:date-value="2018-06-05T20:23:33" table:style-name="ce5">
            <text:p>5/6/2018 20:23</text:p>
          </table:table-cell>
          <table:table-cell office:value-type="string" table:style-name="ce6">
            <text:p>E</text:p>
          </table:table-cell>
          <table:table-cell office:value-type="float" office:value="66843" table:formula="of:=RANDBETWEEN(0;99999)" table:style-name="ce1">
            <text:p>668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3</text:p>
          </table:table-cell>
          <table:table-cell office:value-type="string" table:style-name="ce1">
            <text:p>Glauco Llorens Álvarez</text:p>
          </table:table-cell>
          <table:table-cell office:value-type="date" office:date-value="1987-01-05T00:00:00" table:style-name="ce4">
            <text:p>5/1/1987</text:p>
          </table:table-cell>
          <table:table-cell office:value-type="string" table:style-name="ce1">
            <text:p>834 Yukon Lane</text:p>
          </table:table-cell>
          <table:table-cell office:value-type="string" table:style-name="ce1">
            <text:p>Cupertino, CA 95014</text:p>
          </table:table-cell>
          <table:table-cell office:value-type="string" table:style-name="ce1">
            <text:p>(799) 691-3758</text:p>
          </table:table-cell>
          <table:table-cell office:value-type="string" table:style-name="ce1">
            <text:p>moonlapse@sbcglobal.net</text:p>
          </table:table-cell>
          <table:table-cell office:value-type="date" office:date-value="2010-08-30T06:43:50" table:style-name="ce5">
            <text:p>30/8/2010 6:43</text:p>
          </table:table-cell>
          <table:table-cell office:value-type="string" table:style-name="ce6">
            <text:p>A</text:p>
          </table:table-cell>
          <table:table-cell office:value-type="float" office:value="46267" table:formula="of:=RANDBETWEEN(0;99999)" table:style-name="ce1">
            <text:p>462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4</text:p>
          </table:table-cell>
          <table:table-cell office:value-type="string" table:style-name="ce1">
            <text:p>Susanita Zaragoza Higueras</text:p>
          </table:table-cell>
          <table:table-cell office:value-type="date" office:date-value="1970-03-01T00:00:00" table:style-name="ce4">
            <text:p>1/3/1970</text:p>
          </table:table-cell>
          <table:table-cell office:value-type="string" table:style-name="ce1">
            <text:p>8324 South St.</text:p>
          </table:table-cell>
          <table:table-cell office:value-type="string" table:style-name="ce1">
            <text:p>Fremont, CA 94538</text:p>
          </table:table-cell>
          <table:table-cell office:value-type="string" table:style-name="ce1">
            <text:p>(625) 240-8609</text:p>
          </table:table-cell>
          <table:table-cell office:value-type="string" table:style-name="ce1">
            <text:p>schwaang@mac.com</text:p>
          </table:table-cell>
          <table:table-cell office:value-type="date" office:date-value="2007-09-22T16:32:32" table:style-name="ce5">
            <text:p>22/9/2007 16:32</text:p>
          </table:table-cell>
          <table:table-cell office:value-type="string" table:style-name="ce6">
            <text:p>D</text:p>
          </table:table-cell>
          <table:table-cell office:value-type="float" office:value="58973" table:formula="of:=RANDBETWEEN(0;99999)" table:style-name="ce1">
            <text:p>589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5</text:p>
          </table:table-cell>
          <table:table-cell office:value-type="string" table:style-name="ce1">
            <text:p>Ileana Asunción Beltran Samper</text:p>
          </table:table-cell>
          <table:table-cell office:value-type="date" office:date-value="1997-12-28T00:00:00" table:style-name="ce4">
            <text:p>28/12/1997</text:p>
          </table:table-cell>
          <table:table-cell office:value-type="string" table:style-name="ce1">
            <text:p>8 White Ave.</text:p>
          </table:table-cell>
          <table:table-cell office:value-type="string" table:style-name="ce1">
            <text:p>Bakersfield, CA 93307</text:p>
          </table:table-cell>
          <table:table-cell office:value-type="string" table:style-name="ce1">
            <text:p>(677) 815-4415</text:p>
          </table:table-cell>
          <table:table-cell office:value-type="string" table:style-name="ce1">
            <text:p>geekoid@yahoo.ca</text:p>
          </table:table-cell>
          <table:table-cell office:value-type="date" office:date-value="2009-11-13T05:11:21" table:style-name="ce5">
            <text:p>13/11/2009 5:11</text:p>
          </table:table-cell>
          <table:table-cell office:value-type="string" table:style-name="ce6">
            <text:p>D</text:p>
          </table:table-cell>
          <table:table-cell office:value-type="float" office:value="47902" table:formula="of:=RANDBETWEEN(0;99999)" table:style-name="ce1">
            <text:p>479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6</text:p>
          </table:table-cell>
          <table:table-cell office:value-type="string" table:style-name="ce1">
            <text:p>Chus Merino Casas</text:p>
          </table:table-cell>
          <table:table-cell office:value-type="date" office:date-value="1971-12-11T00:00:00" table:style-name="ce4">
            <text:p>11/12/1971</text:p>
          </table:table-cell>
          <table:table-cell office:value-type="string" table:style-name="ce1">
            <text:p>907 Inverness Dr.</text:p>
          </table:table-cell>
          <table:table-cell office:value-type="string" table:style-name="ce1">
            <text:p>North Hills, CA 91343</text:p>
          </table:table-cell>
          <table:table-cell office:value-type="string" table:style-name="ce1">
            <text:p>(368) 227-4620</text:p>
          </table:table-cell>
          <table:table-cell office:value-type="string" table:style-name="ce1">
            <text:p>plover@aol.com</text:p>
          </table:table-cell>
          <table:table-cell office:value-type="date" office:date-value="2011-06-11T02:29:33" table:style-name="ce5">
            <text:p>11/6/2011 2:29</text:p>
          </table:table-cell>
          <table:table-cell office:value-type="string" table:style-name="ce6">
            <text:p>E</text:p>
          </table:table-cell>
          <table:table-cell office:value-type="float" office:value="71027" table:formula="of:=RANDBETWEEN(0;99999)" table:style-name="ce1">
            <text:p>710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7</text:p>
          </table:table-cell>
          <table:table-cell office:value-type="string" table:style-name="ce1">
            <text:p>Carmina Cervera</text:p>
          </table:table-cell>
          <table:table-cell office:value-type="date" office:date-value="1979-04-18T00:00:00" table:style-name="ce4">
            <text:p>18/4/1979</text:p>
          </table:table-cell>
          <table:table-cell office:value-type="string" table:style-name="ce1">
            <text:p>12 Cypress Avenue</text:p>
          </table:table-cell>
          <table:table-cell office:value-type="string" table:style-name="ce1">
            <text:p>San Pablo, CA 94806</text:p>
          </table:table-cell>
          <table:table-cell office:value-type="string" table:style-name="ce1">
            <text:p>(930) 420-2085</text:p>
          </table:table-cell>
          <table:table-cell office:value-type="string" table:style-name="ce1">
            <text:p>jhardin@hotmail.com</text:p>
          </table:table-cell>
          <table:table-cell office:value-type="date" office:date-value="2007-08-05T04:56:00" table:style-name="ce5">
            <text:p>5/8/2007 4:56</text:p>
          </table:table-cell>
          <table:table-cell office:value-type="string" table:style-name="ce6">
            <text:p>D</text:p>
          </table:table-cell>
          <table:table-cell office:value-type="float" office:value="52425" table:formula="of:=RANDBETWEEN(0;99999)" table:style-name="ce1">
            <text:p>524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8</text:p>
          </table:table-cell>
          <table:table-cell office:value-type="string" table:style-name="ce1">
            <text:p>Curro Coello Izaguirre</text:p>
          </table:table-cell>
          <table:table-cell office:value-type="date" office:date-value="1972-12-25T00:00:00" table:style-name="ce4">
            <text:p>25/12/1972</text:p>
          </table:table-cell>
          <table:table-cell office:value-type="string" table:style-name="ce1">
            <text:p>7313 Bohemia Street</text:p>
          </table:table-cell>
          <table:table-cell office:value-type="string" table:style-name="ce1">
            <text:p>San Diego, CA 92117</text:p>
          </table:table-cell>
          <table:table-cell office:value-type="string" table:style-name="ce1">
            <text:p>(883) 797-3367</text:p>
          </table:table-cell>
          <table:table-cell office:value-type="string" table:style-name="ce1">
            <text:p>jdray@hotmail.com</text:p>
          </table:table-cell>
          <table:table-cell office:value-type="date" office:date-value="2012-10-11T06:40:47" table:style-name="ce5">
            <text:p>11/10/2012 6:40</text:p>
          </table:table-cell>
          <table:table-cell office:value-type="string" table:style-name="ce6">
            <text:p>A</text:p>
          </table:table-cell>
          <table:table-cell office:value-type="float" office:value="3751" table:formula="of:=RANDBETWEEN(0;99999)" table:style-name="ce1">
            <text:p>37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9</text:p>
          </table:table-cell>
          <table:table-cell office:value-type="string" table:style-name="ce1">
            <text:p>Mario Roldán</text:p>
          </table:table-cell>
          <table:table-cell office:value-type="date" office:date-value="1977-05-01T00:00:00" table:style-name="ce4">
            <text:p>1/5/1977</text:p>
          </table:table-cell>
          <table:table-cell office:value-type="string" table:style-name="ce1">
            <text:p>8518 Hilldale Lane</text:p>
          </table:table-cell>
          <table:table-cell office:value-type="string" table:style-name="ce1">
            <text:p>Pomona, CA 91766</text:p>
          </table:table-cell>
          <table:table-cell office:value-type="string" table:style-name="ce1">
            <text:p>(616) 916-4936</text:p>
          </table:table-cell>
          <table:table-cell office:value-type="string" table:style-name="ce1">
            <text:p>euice@outlook.com</text:p>
          </table:table-cell>
          <table:table-cell office:value-type="date" office:date-value="2019-04-29T10:45:13" table:style-name="ce5">
            <text:p>29/4/2019 10:45</text:p>
          </table:table-cell>
          <table:table-cell office:value-type="string" table:style-name="ce6">
            <text:p>A</text:p>
          </table:table-cell>
          <table:table-cell office:value-type="float" office:value="38224" table:formula="of:=RANDBETWEEN(0;99999)" table:style-name="ce1">
            <text:p>382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0</text:p>
          </table:table-cell>
          <table:table-cell office:value-type="string" table:style-name="ce1">
            <text:p>Jesusa Fuentes</text:p>
          </table:table-cell>
          <table:table-cell office:value-type="date" office:date-value="1999-01-06T00:00:00" table:style-name="ce4">
            <text:p>6/1/1999</text:p>
          </table:table-cell>
          <table:table-cell office:value-type="string" table:style-name="ce1">
            <text:p>190 Sierra St.</text:p>
          </table:table-cell>
          <table:table-cell office:value-type="string" table:style-name="ce1">
            <text:p>Paramount, CA 90723</text:p>
          </table:table-cell>
          <table:table-cell office:value-type="string" table:style-name="ce1">
            <text:p>(406) 344-3322</text:p>
          </table:table-cell>
          <table:table-cell office:value-type="string" table:style-name="ce1">
            <text:p>camenisch@yahoo.ca</text:p>
          </table:table-cell>
          <table:table-cell office:value-type="date" office:date-value="2008-07-04T01:49:28" table:style-name="ce5">
            <text:p>4/7/2008 1:49</text:p>
          </table:table-cell>
          <table:table-cell office:value-type="string" table:style-name="ce6">
            <text:p>C</text:p>
          </table:table-cell>
          <table:table-cell office:value-type="float" office:value="61858" table:formula="of:=RANDBETWEEN(0;99999)" table:style-name="ce1">
            <text:p>618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1</text:p>
          </table:table-cell>
          <table:table-cell office:value-type="string" table:style-name="ce1">
            <text:p>Óscar Dominguez Mayol</text:p>
          </table:table-cell>
          <table:table-cell office:value-type="date" office:date-value="1973-12-20T00:00:00" table:style-name="ce4">
            <text:p>20/12/1973</text:p>
          </table:table-cell>
          <table:table-cell office:value-type="string" table:style-name="ce1">
            <text:p>95 Studebaker Street</text:p>
          </table:table-cell>
          <table:table-cell office:value-type="string" table:style-name="ce1">
            <text:p>Ontario, CA 91761</text:p>
          </table:table-cell>
          <table:table-cell office:value-type="string" table:style-name="ce1">
            <text:p>(323) 771-5959</text:p>
          </table:table-cell>
          <table:table-cell office:value-type="string" table:style-name="ce1">
            <text:p>lamky@hotmail.com</text:p>
          </table:table-cell>
          <table:table-cell office:value-type="date" office:date-value="2019-05-19T00:20:45" table:style-name="ce5">
            <text:p>19/5/2019 0:20</text:p>
          </table:table-cell>
          <table:table-cell office:value-type="string" table:style-name="ce6">
            <text:p>A</text:p>
          </table:table-cell>
          <table:table-cell office:value-type="float" office:value="9129" table:formula="of:=RANDBETWEEN(0;99999)" table:style-name="ce1">
            <text:p>91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2</text:p>
          </table:table-cell>
          <table:table-cell office:value-type="string" table:style-name="ce1">
            <text:p>Angelino Contreras Pi</text:p>
          </table:table-cell>
          <table:table-cell office:value-type="date" office:date-value="1986-09-28T00:00:00" table:style-name="ce4">
            <text:p>28/9/1986</text:p>
          </table:table-cell>
          <table:table-cell office:value-type="string" table:style-name="ce1">
            <text:p>1 Highland Ave.</text:p>
          </table:table-cell>
          <table:table-cell office:value-type="string" table:style-name="ce1">
            <text:p>San Jose, CA 95122</text:p>
          </table:table-cell>
          <table:table-cell office:value-type="string" table:style-name="ce1">
            <text:p>(898) 732-6602</text:p>
          </table:table-cell>
          <table:table-cell office:value-type="string" table:style-name="ce1">
            <text:p>alastair@att.net</text:p>
          </table:table-cell>
          <table:table-cell office:value-type="date" office:date-value="2015-12-03T20:18:35" table:style-name="ce5">
            <text:p>3/12/2015 20:18</text:p>
          </table:table-cell>
          <table:table-cell office:value-type="string" table:style-name="ce6">
            <text:p>E</text:p>
          </table:table-cell>
          <table:table-cell office:value-type="float" office:value="19863" table:formula="of:=RANDBETWEEN(0;99999)" table:style-name="ce1">
            <text:p>198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3</text:p>
          </table:table-cell>
          <table:table-cell office:value-type="string" table:style-name="ce1">
            <text:p>Rafa Camino Perelló</text:p>
          </table:table-cell>
          <table:table-cell office:value-type="date" office:date-value="1994-10-28T00:00:00" table:style-name="ce4">
            <text:p>28/10/1994</text:p>
          </table:table-cell>
          <table:table-cell office:value-type="string" table:style-name="ce1">
            <text:p>5 West Henry Smith Street</text:p>
          </table:table-cell>
          <table:table-cell office:value-type="string" table:style-name="ce1">
            <text:p>San Francisco, CA 94110</text:p>
          </table:table-cell>
          <table:table-cell office:value-type="string" table:style-name="ce1">
            <text:p>(551) 404-1539</text:p>
          </table:table-cell>
          <table:table-cell office:value-type="string" table:style-name="ce1">
            <text:p>british@comcast.net</text:p>
          </table:table-cell>
          <table:table-cell office:value-type="date" office:date-value="2014-07-06T17:00:33" table:style-name="ce5">
            <text:p>6/7/2014 17:00</text:p>
          </table:table-cell>
          <table:table-cell office:value-type="string" table:style-name="ce6">
            <text:p>E</text:p>
          </table:table-cell>
          <table:table-cell office:value-type="float" office:value="70394" table:formula="of:=RANDBETWEEN(0;99999)" table:style-name="ce1">
            <text:p>703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4</text:p>
          </table:table-cell>
          <table:table-cell office:value-type="string" table:style-name="ce1">
            <text:p>Aura Vidal-Roma</text:p>
          </table:table-cell>
          <table:table-cell office:value-type="date" office:date-value="1987-11-03T00:00:00" table:style-name="ce4">
            <text:p>3/11/1987</text:p>
          </table:table-cell>
          <table:table-cell office:value-type="string" table:style-name="ce1">
            <text:p>940 E. Primrose Ave.</text:p>
          </table:table-cell>
          <table:table-cell office:value-type="string" table:style-name="ce1">
            <text:p>Laguna Niguel, CA 92677</text:p>
          </table:table-cell>
          <table:table-cell office:value-type="string" table:style-name="ce1">
            <text:p>(488) 349-4237</text:p>
          </table:table-cell>
          <table:table-cell office:value-type="string" table:style-name="ce1">
            <text:p>rddesign@icloud.com</text:p>
          </table:table-cell>
          <table:table-cell office:value-type="date" office:date-value="2013-09-19T06:38:40" table:style-name="ce5">
            <text:p>19/9/2013 6:38</text:p>
          </table:table-cell>
          <table:table-cell office:value-type="string" table:style-name="ce6">
            <text:p>A</text:p>
          </table:table-cell>
          <table:table-cell office:value-type="float" office:value="86274" table:formula="of:=RANDBETWEEN(0;99999)" table:style-name="ce1">
            <text:p>862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5</text:p>
          </table:table-cell>
          <table:table-cell office:value-type="string" table:style-name="ce1">
            <text:p>Lara Jordana Ballester Lladó</text:p>
          </table:table-cell>
          <table:table-cell office:value-type="date" office:date-value="1974-08-13T00:00:00" table:style-name="ce4">
            <text:p>13/8/1974</text:p>
          </table:table-cell>
          <table:table-cell office:value-type="string" table:style-name="ce1">
            <text:p>8304 Van Dyke Avenue</text:p>
          </table:table-cell>
          <table:table-cell office:value-type="string" table:style-name="ce1">
            <text:p>Santa Ana, CA 92703</text:p>
          </table:table-cell>
          <table:table-cell office:value-type="string" table:style-name="ce1">
            <text:p>(296) 444-2189</text:p>
          </table:table-cell>
          <table:table-cell office:value-type="string" table:style-name="ce1">
            <text:p>heckerman@me.com</text:p>
          </table:table-cell>
          <table:table-cell office:value-type="date" office:date-value="2005-02-18T08:08:17" table:style-name="ce5">
            <text:p>18/2/2005 8:08</text:p>
          </table:table-cell>
          <table:table-cell office:value-type="string" table:style-name="ce6">
            <text:p>B</text:p>
          </table:table-cell>
          <table:table-cell office:value-type="float" office:value="57224" table:formula="of:=RANDBETWEEN(0;99999)" table:style-name="ce1">
            <text:p>572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6</text:p>
          </table:table-cell>
          <table:table-cell office:value-type="string" table:style-name="ce1">
            <text:p>Aníbal Castelló Sarabia</text:p>
          </table:table-cell>
          <table:table-cell office:value-type="date" office:date-value="1992-03-04T00:00:00" table:style-name="ce4">
            <text:p>4/3/1992</text:p>
          </table:table-cell>
          <table:table-cell office:value-type="string" table:style-name="ce1">
            <text:p>86 Bradford Rd.</text:p>
          </table:table-cell>
          <table:table-cell office:value-type="string" table:style-name="ce1">
            <text:p>San Francisco, CA 94112</text:p>
          </table:table-cell>
          <table:table-cell office:value-type="string" table:style-name="ce1">
            <text:p>(988) 961-4637</text:p>
          </table:table-cell>
          <table:table-cell office:value-type="string" table:style-name="ce1">
            <text:p>rasca@verizon.net</text:p>
          </table:table-cell>
          <table:table-cell office:value-type="date" office:date-value="2006-06-18T18:16:39" table:style-name="ce5">
            <text:p>18/6/2006 18:16</text:p>
          </table:table-cell>
          <table:table-cell office:value-type="string" table:style-name="ce6">
            <text:p>B</text:p>
          </table:table-cell>
          <table:table-cell office:value-type="float" office:value="46068" table:formula="of:=RANDBETWEEN(0;99999)" table:style-name="ce1">
            <text:p>460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7</text:p>
          </table:table-cell>
          <table:table-cell office:value-type="string" table:style-name="ce1">
            <text:p>Adriana Higueras Ribes</text:p>
          </table:table-cell>
          <table:table-cell office:value-type="date" office:date-value="1980-05-07T00:00:00" table:style-name="ce4">
            <text:p>7/5/1980</text:p>
          </table:table-cell>
          <table:table-cell office:value-type="string" table:style-name="ce1">
            <text:p>3 Jefferson Dr.</text:p>
          </table:table-cell>
          <table:table-cell office:value-type="string" table:style-name="ce1">
            <text:p>Van Nuys, CA 91406</text:p>
          </table:table-cell>
          <table:table-cell office:value-type="string" table:style-name="ce1">
            <text:p>(486) 549-5020</text:p>
          </table:table-cell>
          <table:table-cell office:value-type="string" table:style-name="ce1">
            <text:p>willg@sbcglobal.net</text:p>
          </table:table-cell>
          <table:table-cell office:value-type="date" office:date-value="2020-05-30T17:54:01" table:style-name="ce5">
            <text:p>30/5/2020 17:54</text:p>
          </table:table-cell>
          <table:table-cell office:value-type="string" table:style-name="ce6">
            <text:p>E</text:p>
          </table:table-cell>
          <table:table-cell office:value-type="float" office:value="81457" table:formula="of:=RANDBETWEEN(0;99999)" table:style-name="ce1">
            <text:p>814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8</text:p>
          </table:table-cell>
          <table:table-cell office:value-type="string" table:style-name="ce1">
            <text:p>Ernesto Cuadrado Mesa</text:p>
          </table:table-cell>
          <table:table-cell office:value-type="date" office:date-value="1987-03-14T00:00:00" table:style-name="ce4">
            <text:p>14/3/1987</text:p>
          </table:table-cell>
          <table:table-cell office:value-type="string" table:style-name="ce1">
            <text:p>79 Rocky River Ave.</text:p>
          </table:table-cell>
          <table:table-cell office:value-type="string" table:style-name="ce1">
            <text:p>Reseda, CA 91335</text:p>
          </table:table-cell>
          <table:table-cell office:value-type="string" table:style-name="ce1">
            <text:p>(868) 892-8961</text:p>
          </table:table-cell>
          <table:table-cell office:value-type="string" table:style-name="ce1">
            <text:p>bryam@verizon.net</text:p>
          </table:table-cell>
          <table:table-cell office:value-type="date" office:date-value="2012-04-28T04:47:34" table:style-name="ce5">
            <text:p>28/4/2012 4:47</text:p>
          </table:table-cell>
          <table:table-cell office:value-type="string" table:style-name="ce6">
            <text:p>E</text:p>
          </table:table-cell>
          <table:table-cell office:value-type="float" office:value="80675" table:formula="of:=RANDBETWEEN(0;99999)" table:style-name="ce1">
            <text:p>806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9</text:p>
          </table:table-cell>
          <table:table-cell office:value-type="string" table:style-name="ce1">
            <text:p>Estela Ponce-Losada</text:p>
          </table:table-cell>
          <table:table-cell office:value-type="date" office:date-value="1997-01-24T00:00:00" table:style-name="ce4">
            <text:p>24/1/1997</text:p>
          </table:table-cell>
          <table:table-cell office:value-type="string" table:style-name="ce1">
            <text:p>38 Johnson St.</text:p>
          </table:table-cell>
          <table:table-cell office:value-type="string" table:style-name="ce1">
            <text:p>Fremont, CA 94536</text:p>
          </table:table-cell>
          <table:table-cell office:value-type="string" table:style-name="ce1">
            <text:p>(473) 875-0023</text:p>
          </table:table-cell>
          <table:table-cell office:value-type="string" table:style-name="ce1">
            <text:p>padme@hotmail.com</text:p>
          </table:table-cell>
          <table:table-cell office:value-type="date" office:date-value="2019-12-20T11:51:29" table:style-name="ce5">
            <text:p>20/12/2019 11:51</text:p>
          </table:table-cell>
          <table:table-cell office:value-type="string" table:style-name="ce6">
            <text:p>B</text:p>
          </table:table-cell>
          <table:table-cell office:value-type="float" office:value="18912" table:formula="of:=RANDBETWEEN(0;99999)" table:style-name="ce1">
            <text:p>189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0</text:p>
          </table:table-cell>
          <table:table-cell office:value-type="string" table:style-name="ce1">
            <text:p>Luis Miguel del Tapia</text:p>
          </table:table-cell>
          <table:table-cell office:value-type="date" office:date-value="1971-09-05T00:00:00" table:style-name="ce4">
            <text:p>5/9/1971</text:p>
          </table:table-cell>
          <table:table-cell office:value-type="string" table:style-name="ce1">
            <text:p>7652 West Wakehurst Drive</text:p>
          </table:table-cell>
          <table:table-cell office:value-type="string" table:style-name="ce1">
            <text:p>Garden Grove, CA 92840</text:p>
          </table:table-cell>
          <table:table-cell office:value-type="string" table:style-name="ce1">
            <text:p>(700) 958-6128</text:p>
          </table:table-cell>
          <table:table-cell office:value-type="string" table:style-name="ce1">
            <text:p>damian@hotmail.com</text:p>
          </table:table-cell>
          <table:table-cell office:value-type="date" office:date-value="2013-02-26T15:26:18" table:style-name="ce5">
            <text:p>26/2/2013 15:26</text:p>
          </table:table-cell>
          <table:table-cell office:value-type="string" table:style-name="ce6">
            <text:p>B</text:p>
          </table:table-cell>
          <table:table-cell office:value-type="float" office:value="18680" table:formula="of:=RANDBETWEEN(0;99999)" table:style-name="ce1">
            <text:p>186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1</text:p>
          </table:table-cell>
          <table:table-cell office:value-type="string" table:style-name="ce1">
            <text:p>Elpidio Agullo Tejero</text:p>
          </table:table-cell>
          <table:table-cell office:value-type="date" office:date-value="1988-08-02T00:00:00" table:style-name="ce4">
            <text:p>2/8/1988</text:p>
          </table:table-cell>
          <table:table-cell office:value-type="string" table:style-name="ce1">
            <text:p>7075 Lake Forest Rd.</text:p>
          </table:table-cell>
          <table:table-cell office:value-type="string" table:style-name="ce1">
            <text:p>Bellflower, CA 90706</text:p>
          </table:table-cell>
          <table:table-cell office:value-type="string" table:style-name="ce1">
            <text:p>(696) 679-7702</text:p>
          </table:table-cell>
          <table:table-cell office:value-type="string" table:style-name="ce1">
            <text:p>tangsh@me.com</text:p>
          </table:table-cell>
          <table:table-cell office:value-type="date" office:date-value="2020-12-28T03:37:26" table:style-name="ce5">
            <text:p>28/12/2020 3:37</text:p>
          </table:table-cell>
          <table:table-cell office:value-type="string" table:style-name="ce6">
            <text:p>A</text:p>
          </table:table-cell>
          <table:table-cell office:value-type="float" office:value="45720" table:formula="of:=RANDBETWEEN(0;99999)" table:style-name="ce1">
            <text:p>457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2</text:p>
          </table:table-cell>
          <table:table-cell office:value-type="string" table:style-name="ce1">
            <text:p>María Carmen Ródenas Acosta</text:p>
          </table:table-cell>
          <table:table-cell office:value-type="date" office:date-value="1970-09-26T00:00:00" table:style-name="ce4">
            <text:p>26/9/1970</text:p>
          </table:table-cell>
          <table:table-cell office:value-type="string" table:style-name="ce1">
            <text:p>619 Pleasant St.</text:p>
          </table:table-cell>
          <table:table-cell office:value-type="string" table:style-name="ce1">
            <text:p>Lynwood, CA 90262</text:p>
          </table:table-cell>
          <table:table-cell office:value-type="string" table:style-name="ce1">
            <text:p>(250) 248-4300</text:p>
          </table:table-cell>
          <table:table-cell office:value-type="string" table:style-name="ce1">
            <text:p>yamla@outlook.com</text:p>
          </table:table-cell>
          <table:table-cell office:value-type="date" office:date-value="2011-08-04T05:20:05" table:style-name="ce5">
            <text:p>4/8/2011 5:20</text:p>
          </table:table-cell>
          <table:table-cell office:value-type="string" table:style-name="ce6">
            <text:p>C</text:p>
          </table:table-cell>
          <table:table-cell office:value-type="float" office:value="77071" table:formula="of:=RANDBETWEEN(0;99999)" table:style-name="ce1">
            <text:p>770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3</text:p>
          </table:table-cell>
          <table:table-cell office:value-type="string" table:style-name="ce1">
            <text:p>Lucas Vendrell Valverde</text:p>
          </table:table-cell>
          <table:table-cell office:value-type="date" office:date-value="1987-12-11T00:00:00" table:style-name="ce4">
            <text:p>11/12/1987</text:p>
          </table:table-cell>
          <table:table-cell office:value-type="string" table:style-name="ce1">
            <text:p>8026 New Saddle St.</text:p>
          </table:table-cell>
          <table:table-cell office:value-type="string" table:style-name="ce1">
            <text:p>San Diego, CA 92105</text:p>
          </table:table-cell>
          <table:table-cell office:value-type="string" table:style-name="ce1">
            <text:p>(834) 508-9490</text:p>
          </table:table-cell>
          <table:table-cell office:value-type="string" table:style-name="ce1">
            <text:p>rbarreira@optonline.net</text:p>
          </table:table-cell>
          <table:table-cell office:value-type="date" office:date-value="2010-02-08T04:04:21" table:style-name="ce5">
            <text:p>8/2/2010 4:04</text:p>
          </table:table-cell>
          <table:table-cell office:value-type="string" table:style-name="ce6">
            <text:p>E</text:p>
          </table:table-cell>
          <table:table-cell office:value-type="float" office:value="84768" table:formula="of:=RANDBETWEEN(0;99999)" table:style-name="ce1">
            <text:p>847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4</text:p>
          </table:table-cell>
          <table:table-cell office:value-type="string" table:style-name="ce1">
            <text:p>Gerardo Tomé Real</text:p>
          </table:table-cell>
          <table:table-cell office:value-type="date" office:date-value="1997-06-05T00:00:00" table:style-name="ce4">
            <text:p>5/6/1997</text:p>
          </table:table-cell>
          <table:table-cell office:value-type="string" table:style-name="ce1">
            <text:p>275 Rock Maple Avenue</text:p>
          </table:table-cell>
          <table:table-cell office:value-type="string" table:style-name="ce1">
            <text:p>Huntington Beach, CA 92646</text:p>
          </table:table-cell>
          <table:table-cell office:value-type="string" table:style-name="ce1">
            <text:p>(503) 283-5457</text:p>
          </table:table-cell>
          <table:table-cell office:value-type="string" table:style-name="ce1">
            <text:p>jrifkin@verizon.net</text:p>
          </table:table-cell>
          <table:table-cell office:value-type="date" office:date-value="2005-03-07T04:49:44" table:style-name="ce5">
            <text:p>7/3/2005 4:49</text:p>
          </table:table-cell>
          <table:table-cell office:value-type="string" table:style-name="ce6">
            <text:p>B</text:p>
          </table:table-cell>
          <table:table-cell office:value-type="float" office:value="40141" table:formula="of:=RANDBETWEEN(0;99999)" table:style-name="ce1">
            <text:p>401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5</text:p>
          </table:table-cell>
          <table:table-cell office:value-type="string" table:style-name="ce1">
            <text:p>Elías Sacristán Vázquez</text:p>
          </table:table-cell>
          <table:table-cell office:value-type="date" office:date-value="1998-01-31T00:00:00" table:style-name="ce4">
            <text:p>31/1/1998</text:p>
          </table:table-cell>
          <table:table-cell office:value-type="string" table:style-name="ce1">
            <text:p>404 Railroad St.</text:p>
          </table:table-cell>
          <table:table-cell office:value-type="string" table:style-name="ce1">
            <text:p>Oxnard, CA 93030</text:p>
          </table:table-cell>
          <table:table-cell office:value-type="string" table:style-name="ce1">
            <text:p>(461) 976-3596</text:p>
          </table:table-cell>
          <table:table-cell office:value-type="string" table:style-name="ce1">
            <text:p>dmouse@sbcglobal.net</text:p>
          </table:table-cell>
          <table:table-cell office:value-type="date" office:date-value="2013-03-10T18:52:43" table:style-name="ce5">
            <text:p>10/3/2013 18:52</text:p>
          </table:table-cell>
          <table:table-cell office:value-type="string" table:style-name="ce6">
            <text:p>B</text:p>
          </table:table-cell>
          <table:table-cell office:value-type="float" office:value="10311" table:formula="of:=RANDBETWEEN(0;99999)" table:style-name="ce1">
            <text:p>103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6</text:p>
          </table:table-cell>
          <table:table-cell office:value-type="string" table:style-name="ce1">
            <text:p>Victoriano Valencia Coloma</text:p>
          </table:table-cell>
          <table:table-cell office:value-type="date" office:date-value="1998-06-05T00:00:00" table:style-name="ce4">
            <text:p>5/6/1998</text:p>
          </table:table-cell>
          <table:table-cell office:value-type="string" table:style-name="ce1">
            <text:p>441 Court Dr.</text:p>
          </table:table-cell>
          <table:table-cell office:value-type="string" table:style-name="ce1">
            <text:p>Sunnyvale, CA 94087</text:p>
          </table:table-cell>
          <table:table-cell office:value-type="string" table:style-name="ce1">
            <text:p>(398) 272-4739</text:p>
          </table:table-cell>
          <table:table-cell office:value-type="string" table:style-name="ce1">
            <text:p>tubajon@comcast.net</text:p>
          </table:table-cell>
          <table:table-cell office:value-type="date" office:date-value="2006-02-07T17:57:52" table:style-name="ce5">
            <text:p>7/2/2006 17:57</text:p>
          </table:table-cell>
          <table:table-cell office:value-type="string" table:style-name="ce6">
            <text:p>E</text:p>
          </table:table-cell>
          <table:table-cell office:value-type="float" office:value="77544" table:formula="of:=RANDBETWEEN(0;99999)" table:style-name="ce1">
            <text:p>775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7</text:p>
          </table:table-cell>
          <table:table-cell office:value-type="string" table:style-name="ce1">
            <text:p>Vera Ribes-Cases</text:p>
          </table:table-cell>
          <table:table-cell office:value-type="date" office:date-value="1996-10-11T00:00:00" table:style-name="ce4">
            <text:p>11/10/1996</text:p>
          </table:table-cell>
          <table:table-cell office:value-type="string" table:style-name="ce1">
            <text:p>9 South Theatre Ave.</text:p>
          </table:table-cell>
          <table:table-cell office:value-type="string" table:style-name="ce1">
            <text:p>Sacramento, CA 95828</text:p>
          </table:table-cell>
          <table:table-cell office:value-type="string" table:style-name="ce1">
            <text:p>(279) 586-2100</text:p>
          </table:table-cell>
          <table:table-cell office:value-type="string" table:style-name="ce1">
            <text:p>tjensen@att.net</text:p>
          </table:table-cell>
          <table:table-cell office:value-type="date" office:date-value="2011-09-08T19:13:52" table:style-name="ce5">
            <text:p>8/9/2011 19:13</text:p>
          </table:table-cell>
          <table:table-cell office:value-type="string" table:style-name="ce6">
            <text:p>B</text:p>
          </table:table-cell>
          <table:table-cell office:value-type="float" office:value="83712" table:formula="of:=RANDBETWEEN(0;99999)" table:style-name="ce1">
            <text:p>837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8</text:p>
          </table:table-cell>
          <table:table-cell office:value-type="string" table:style-name="ce1">
            <text:p>Ligia Moya Calleja</text:p>
          </table:table-cell>
          <table:table-cell office:value-type="date" office:date-value="1980-09-29T00:00:00" table:style-name="ce4">
            <text:p>29/9/1980</text:p>
          </table:table-cell>
          <table:table-cell office:value-type="string" table:style-name="ce1">
            <text:p>674 Van Dyke Drive</text:p>
          </table:table-cell>
          <table:table-cell office:value-type="string" table:style-name="ce1">
            <text:p>Pittsburg, CA 94565</text:p>
          </table:table-cell>
          <table:table-cell office:value-type="string" table:style-name="ce1">
            <text:p>(988) 433-7129</text:p>
          </table:table-cell>
          <table:table-cell office:value-type="string" table:style-name="ce1">
            <text:p>tristan@live.com</text:p>
          </table:table-cell>
          <table:table-cell office:value-type="date" office:date-value="2011-05-20T08:25:57" table:style-name="ce5">
            <text:p>20/5/2011 8:25</text:p>
          </table:table-cell>
          <table:table-cell office:value-type="string" table:style-name="ce6">
            <text:p>B</text:p>
          </table:table-cell>
          <table:table-cell office:value-type="float" office:value="39039" table:formula="of:=RANDBETWEEN(0;99999)" table:style-name="ce1">
            <text:p>390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9</text:p>
          </table:table-cell>
          <table:table-cell office:value-type="string" table:style-name="ce1">
            <text:p>Evangelina Barragán Castell</text:p>
          </table:table-cell>
          <table:table-cell office:value-type="date" office:date-value="1996-01-29T00:00:00" table:style-name="ce4">
            <text:p>29/1/1996</text:p>
          </table:table-cell>
          <table:table-cell office:value-type="string" table:style-name="ce1">
            <text:p>234 W. Riverside St.</text:p>
          </table:table-cell>
          <table:table-cell office:value-type="string" table:style-name="ce1">
            <text:p>South Gate, CA 90280</text:p>
          </table:table-cell>
          <table:table-cell office:value-type="string" table:style-name="ce1">
            <text:p>(357) 352-8928</text:p>
          </table:table-cell>
          <table:table-cell office:value-type="string" table:style-name="ce1">
            <text:p>crandall@sbcglobal.net</text:p>
          </table:table-cell>
          <table:table-cell office:value-type="date" office:date-value="2008-12-14T19:33:51" table:style-name="ce5">
            <text:p>14/12/2008 19:33</text:p>
          </table:table-cell>
          <table:table-cell office:value-type="string" table:style-name="ce6">
            <text:p>E</text:p>
          </table:table-cell>
          <table:table-cell office:value-type="float" office:value="68496" table:formula="of:=RANDBETWEEN(0;99999)" table:style-name="ce1">
            <text:p>684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0</text:p>
          </table:table-cell>
          <table:table-cell office:value-type="string" table:style-name="ce1">
            <text:p>Florencia Domitila Castell Mendizábal</text:p>
          </table:table-cell>
          <table:table-cell office:value-type="date" office:date-value="1995-12-05T00:00:00" table:style-name="ce4">
            <text:p>5/12/1995</text:p>
          </table:table-cell>
          <table:table-cell office:value-type="string" table:style-name="ce1">
            <text:p>916 E. Cactus Ave.</text:p>
          </table:table-cell>
          <table:table-cell office:value-type="string" table:style-name="ce1">
            <text:p>Indio, CA 92201</text:p>
          </table:table-cell>
          <table:table-cell office:value-type="string" table:style-name="ce1">
            <text:p>(240) 852-8613</text:p>
          </table:table-cell>
          <table:table-cell office:value-type="string" table:style-name="ce1">
            <text:p>bester@outlook.com</text:p>
          </table:table-cell>
          <table:table-cell office:value-type="date" office:date-value="2017-04-10T04:38:17" table:style-name="ce5">
            <text:p>10/4/2017 4:38</text:p>
          </table:table-cell>
          <table:table-cell office:value-type="string" table:style-name="ce6">
            <text:p>D</text:p>
          </table:table-cell>
          <table:table-cell office:value-type="float" office:value="24286" table:formula="of:=RANDBETWEEN(0;99999)" table:style-name="ce1">
            <text:p>242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1</text:p>
          </table:table-cell>
          <table:table-cell office:value-type="string" table:style-name="ce1">
            <text:p>Javier Arellano-Murcia</text:p>
          </table:table-cell>
          <table:table-cell office:value-type="date" office:date-value="1999-04-02T00:00:00" table:style-name="ce4">
            <text:p>2/4/1999</text:p>
          </table:table-cell>
          <table:table-cell office:value-type="string" table:style-name="ce1">
            <text:p>218 Lake St.</text:p>
          </table:table-cell>
          <table:table-cell office:value-type="string" table:style-name="ce1">
            <text:p>Vallejo, CA 94591</text:p>
          </table:table-cell>
          <table:table-cell office:value-type="string" table:style-name="ce1">
            <text:p>(403) 855-3645</text:p>
          </table:table-cell>
          <table:table-cell office:value-type="string" table:style-name="ce1">
            <text:p>world@yahoo.ca</text:p>
          </table:table-cell>
          <table:table-cell office:value-type="date" office:date-value="2019-01-03T08:18:02" table:style-name="ce5">
            <text:p>3/1/2019 8:18</text:p>
          </table:table-cell>
          <table:table-cell office:value-type="string" table:style-name="ce6">
            <text:p>C</text:p>
          </table:table-cell>
          <table:table-cell office:value-type="float" office:value="67875" table:formula="of:=RANDBETWEEN(0;99999)" table:style-name="ce1">
            <text:p>678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2</text:p>
          </table:table-cell>
          <table:table-cell office:value-type="string" table:style-name="ce1">
            <text:p>Aurelia Sans Oller</text:p>
          </table:table-cell>
          <table:table-cell office:value-type="date" office:date-value="1991-11-13T00:00:00" table:style-name="ce4">
            <text:p>13/11/1991</text:p>
          </table:table-cell>
          <table:table-cell office:value-type="string" table:style-name="ce1">
            <text:p>861 Oakland St.</text:p>
          </table:table-cell>
          <table:table-cell office:value-type="string" table:style-name="ce1">
            <text:p>Chula Vista, CA 91911</text:p>
          </table:table-cell>
          <table:table-cell office:value-type="string" table:style-name="ce1">
            <text:p>(593) 356-1838</text:p>
          </table:table-cell>
          <table:table-cell office:value-type="string" table:style-name="ce1">
            <text:p>staikos@sbcglobal.net</text:p>
          </table:table-cell>
          <table:table-cell office:value-type="date" office:date-value="2018-12-24T10:47:39" table:style-name="ce5">
            <text:p>24/12/2018 10:47</text:p>
          </table:table-cell>
          <table:table-cell office:value-type="string" table:style-name="ce6">
            <text:p>D</text:p>
          </table:table-cell>
          <table:table-cell office:value-type="float" office:value="2219" table:formula="of:=RANDBETWEEN(0;99999)" table:style-name="ce1">
            <text:p>22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3</text:p>
          </table:table-cell>
          <table:table-cell office:value-type="string" table:style-name="ce1">
            <text:p>Teodora Jerez Tormo</text:p>
          </table:table-cell>
          <table:table-cell office:value-type="date" office:date-value="1994-09-22T00:00:00" table:style-name="ce4">
            <text:p>22/9/1994</text:p>
          </table:table-cell>
          <table:table-cell office:value-type="string" table:style-name="ce1">
            <text:p>8356 Bank Ave.</text:p>
          </table:table-cell>
          <table:table-cell office:value-type="string" table:style-name="ce1">
            <text:p>Chula Vista, CA 91910</text:p>
          </table:table-cell>
          <table:table-cell office:value-type="string" table:style-name="ce1">
            <text:p>(433) 213-5953</text:p>
          </table:table-cell>
          <table:table-cell office:value-type="string" table:style-name="ce1">
            <text:p>kludge@comcast.net</text:p>
          </table:table-cell>
          <table:table-cell office:value-type="date" office:date-value="2015-08-02T02:02:33" table:style-name="ce5">
            <text:p>2/8/2015 2:02</text:p>
          </table:table-cell>
          <table:table-cell office:value-type="string" table:style-name="ce6">
            <text:p>A</text:p>
          </table:table-cell>
          <table:table-cell office:value-type="float" office:value="23304" table:formula="of:=RANDBETWEEN(0;99999)" table:style-name="ce1">
            <text:p>233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4</text:p>
          </table:table-cell>
          <table:table-cell office:value-type="string" table:style-name="ce1">
            <text:p>Cornelio Noguera Lluch</text:p>
          </table:table-cell>
          <table:table-cell office:value-type="date" office:date-value="1992-05-01T00:00:00" table:style-name="ce4">
            <text:p>1/5/1992</text:p>
          </table:table-cell>
          <table:table-cell office:value-type="string" table:style-name="ce1">
            <text:p>9754 Brookside Street</text:p>
          </table:table-cell>
          <table:table-cell office:value-type="string" table:style-name="ce1">
            <text:p>Sacramento, CA 95823</text:p>
          </table:table-cell>
          <table:table-cell office:value-type="string" table:style-name="ce1">
            <text:p>(669) 290-1610</text:p>
          </table:table-cell>
          <table:table-cell office:value-type="string" table:style-name="ce1">
            <text:p>paulv@sbcglobal.net</text:p>
          </table:table-cell>
          <table:table-cell office:value-type="date" office:date-value="2017-03-30T09:17:55" table:style-name="ce5">
            <text:p>30/3/2017 9:17</text:p>
          </table:table-cell>
          <table:table-cell office:value-type="string" table:style-name="ce6">
            <text:p>E</text:p>
          </table:table-cell>
          <table:table-cell office:value-type="float" office:value="94287" table:formula="of:=RANDBETWEEN(0;99999)" table:style-name="ce1">
            <text:p>942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5</text:p>
          </table:table-cell>
          <table:table-cell office:value-type="string" table:style-name="ce1">
            <text:p>Carla Serna Montalbán</text:p>
          </table:table-cell>
          <table:table-cell office:value-type="date" office:date-value="1999-05-05T00:00:00" table:style-name="ce4">
            <text:p>5/5/1999</text:p>
          </table:table-cell>
          <table:table-cell office:value-type="string" table:style-name="ce1">
            <text:p>8718 Chapel Drive</text:p>
          </table:table-cell>
          <table:table-cell office:value-type="string" table:style-name="ce1">
            <text:p>Rosemead, CA 91770</text:p>
          </table:table-cell>
          <table:table-cell office:value-type="string" table:style-name="ce1">
            <text:p>(472) 605-7532</text:p>
          </table:table-cell>
          <table:table-cell office:value-type="string" table:style-name="ce1">
            <text:p>jgmyers@sbcglobal.net</text:p>
          </table:table-cell>
          <table:table-cell office:value-type="date" office:date-value="2018-06-07T20:23:07" table:style-name="ce5">
            <text:p>7/6/2018 20:23</text:p>
          </table:table-cell>
          <table:table-cell office:value-type="string" table:style-name="ce6">
            <text:p>D</text:p>
          </table:table-cell>
          <table:table-cell office:value-type="float" office:value="99586" table:formula="of:=RANDBETWEEN(0;99999)" table:style-name="ce1">
            <text:p>995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6</text:p>
          </table:table-cell>
          <table:table-cell office:value-type="string" table:style-name="ce1">
            <text:p>Macarena Valeria Feliu Mayol</text:p>
          </table:table-cell>
          <table:table-cell office:value-type="date" office:date-value="1986-07-03T00:00:00" table:style-name="ce4">
            <text:p>3/7/1986</text:p>
          </table:table-cell>
          <table:table-cell office:value-type="string" table:style-name="ce1">
            <text:p>9029 Bellevue Drive</text:p>
          </table:table-cell>
          <table:table-cell office:value-type="string" table:style-name="ce1">
            <text:p>San Bernardino, CA 92404</text:p>
          </table:table-cell>
          <table:table-cell office:value-type="string" table:style-name="ce1">
            <text:p>(287) 839-5879</text:p>
          </table:table-cell>
          <table:table-cell office:value-type="string" table:style-name="ce1">
            <text:p>josephw@hotmail.com</text:p>
          </table:table-cell>
          <table:table-cell office:value-type="date" office:date-value="2014-01-22T00:28:34" table:style-name="ce5">
            <text:p>22/1/2014 0:28</text:p>
          </table:table-cell>
          <table:table-cell office:value-type="string" table:style-name="ce6">
            <text:p>B</text:p>
          </table:table-cell>
          <table:table-cell office:value-type="float" office:value="17963" table:formula="of:=RANDBETWEEN(0;99999)" table:style-name="ce1">
            <text:p>179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7</text:p>
          </table:table-cell>
          <table:table-cell office:value-type="string" table:style-name="ce1">
            <text:p>Jacinta Paz Domingo Rivas</text:p>
          </table:table-cell>
          <table:table-cell office:value-type="date" office:date-value="1999-01-28T00:00:00" table:style-name="ce4">
            <text:p>28/1/1999</text:p>
          </table:table-cell>
          <table:table-cell office:value-type="string" table:style-name="ce1">
            <text:p>277 Halifax Dr.</text:p>
          </table:table-cell>
          <table:table-cell office:value-type="string" table:style-name="ce1">
            <text:p>Colton, CA 92324</text:p>
          </table:table-cell>
          <table:table-cell office:value-type="string" table:style-name="ce1">
            <text:p>(622) 903-6022</text:p>
          </table:table-cell>
          <table:table-cell office:value-type="string" table:style-name="ce1">
            <text:p>sopwith@att.net</text:p>
          </table:table-cell>
          <table:table-cell office:value-type="date" office:date-value="2007-07-14T13:22:54" table:style-name="ce5">
            <text:p>14/7/2007 13:22</text:p>
          </table:table-cell>
          <table:table-cell office:value-type="string" table:style-name="ce6">
            <text:p>C</text:p>
          </table:table-cell>
          <table:table-cell office:value-type="float" office:value="70043" table:formula="of:=RANDBETWEEN(0;99999)" table:style-name="ce1">
            <text:p>700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8</text:p>
          </table:table-cell>
          <table:table-cell office:value-type="string" table:style-name="ce1">
            <text:p>Victor Manuel Tejedor Nevado</text:p>
          </table:table-cell>
          <table:table-cell office:value-type="date" office:date-value="1986-11-06T00:00:00" table:style-name="ce4">
            <text:p>6/11/1986</text:p>
          </table:table-cell>
          <table:table-cell office:value-type="string" table:style-name="ce1">
            <text:p>7889 Chapel Street</text:p>
          </table:table-cell>
          <table:table-cell office:value-type="string" table:style-name="ce1">
            <text:p>Ontario, CA 91762</text:p>
          </table:table-cell>
          <table:table-cell office:value-type="string" table:style-name="ce1">
            <text:p>(797) 421-8320</text:p>
          </table:table-cell>
          <table:table-cell office:value-type="string" table:style-name="ce1">
            <text:p>sharon@att.net</text:p>
          </table:table-cell>
          <table:table-cell office:value-type="date" office:date-value="2010-03-28T09:13:23" table:style-name="ce5">
            <text:p>28/3/2010 9:13</text:p>
          </table:table-cell>
          <table:table-cell office:value-type="string" table:style-name="ce6">
            <text:p>E</text:p>
          </table:table-cell>
          <table:table-cell office:value-type="float" office:value="18789" table:formula="of:=RANDBETWEEN(0;99999)" table:style-name="ce1">
            <text:p>187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9</text:p>
          </table:table-cell>
          <table:table-cell office:value-type="string" table:style-name="ce1">
            <text:p>Blanca Molina Francisco</text:p>
          </table:table-cell>
          <table:table-cell office:value-type="date" office:date-value="1977-06-02T00:00:00" table:style-name="ce4">
            <text:p>2/6/1977</text:p>
          </table:table-cell>
          <table:table-cell office:value-type="string" table:style-name="ce1">
            <text:p>487 East 6th St.</text:p>
          </table:table-cell>
          <table:table-cell office:value-type="string" table:style-name="ce1">
            <text:p>Canyon Country, CA 91351</text:p>
          </table:table-cell>
          <table:table-cell office:value-type="string" table:style-name="ce1">
            <text:p>(478) 658-1534</text:p>
          </table:table-cell>
          <table:table-cell office:value-type="string" table:style-name="ce1">
            <text:p>ntegrity@msn.com</text:p>
          </table:table-cell>
          <table:table-cell office:value-type="date" office:date-value="2007-08-09T08:45:12" table:style-name="ce5">
            <text:p>9/8/2007 8:45</text:p>
          </table:table-cell>
          <table:table-cell office:value-type="string" table:style-name="ce6">
            <text:p>E</text:p>
          </table:table-cell>
          <table:table-cell office:value-type="float" office:value="50413" table:formula="of:=RANDBETWEEN(0;99999)" table:style-name="ce1">
            <text:p>504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0</text:p>
          </table:table-cell>
          <table:table-cell office:value-type="string" table:style-name="ce1">
            <text:p>Jonatan Fonseca Quevedo</text:p>
          </table:table-cell>
          <table:table-cell office:value-type="date" office:date-value="1981-12-22T00:00:00" table:style-name="ce4">
            <text:p>22/12/1981</text:p>
          </table:table-cell>
          <table:table-cell office:value-type="string" table:style-name="ce1">
            <text:p>51 Coffee St.</text:p>
          </table:table-cell>
          <table:table-cell office:value-type="string" table:style-name="ce1">
            <text:p>Oxnard, CA 93033</text:p>
          </table:table-cell>
          <table:table-cell office:value-type="string" table:style-name="ce1">
            <text:p>(671) 615-3675</text:p>
          </table:table-cell>
          <table:table-cell office:value-type="string" table:style-name="ce1">
            <text:p>dgriffith@aol.com</text:p>
          </table:table-cell>
          <table:table-cell office:value-type="date" office:date-value="2012-05-19T09:01:49" table:style-name="ce5">
            <text:p>19/5/2012 9:01</text:p>
          </table:table-cell>
          <table:table-cell office:value-type="string" table:style-name="ce6">
            <text:p>D</text:p>
          </table:table-cell>
          <table:table-cell office:value-type="float" office:value="11409" table:formula="of:=RANDBETWEEN(0;99999)" table:style-name="ce1">
            <text:p>114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1</text:p>
          </table:table-cell>
          <table:table-cell office:value-type="string" table:style-name="ce1">
            <text:p>Humberto Vila</text:p>
          </table:table-cell>
          <table:table-cell office:value-type="date" office:date-value="1995-03-03T00:00:00" table:style-name="ce4">
            <text:p>3/3/1995</text:p>
          </table:table-cell>
          <table:table-cell office:value-type="string" table:style-name="ce1">
            <text:p>9586 Sycamore Dr.</text:p>
          </table:table-cell>
          <table:table-cell office:value-type="string" table:style-name="ce1">
            <text:p>Livermore, CA 94550</text:p>
          </table:table-cell>
          <table:table-cell office:value-type="string" table:style-name="ce1">
            <text:p>(713) 795-1422</text:p>
          </table:table-cell>
          <table:table-cell office:value-type="string" table:style-name="ce1">
            <text:p>qrczak@verizon.net</text:p>
          </table:table-cell>
          <table:table-cell office:value-type="date" office:date-value="2010-08-18T16:10:16" table:style-name="ce5">
            <text:p>18/8/2010 16:10</text:p>
          </table:table-cell>
          <table:table-cell office:value-type="string" table:style-name="ce6">
            <text:p>C</text:p>
          </table:table-cell>
          <table:table-cell office:value-type="float" office:value="1341" table:formula="of:=RANDBETWEEN(0;99999)" table:style-name="ce1">
            <text:p>13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2</text:p>
          </table:table-cell>
          <table:table-cell office:value-type="string" table:style-name="ce1">
            <text:p>Isaura Fuentes Guardiola</text:p>
          </table:table-cell>
          <table:table-cell office:value-type="date" office:date-value="1988-04-16T00:00:00" table:style-name="ce4">
            <text:p>16/4/1988</text:p>
          </table:table-cell>
          <table:table-cell office:value-type="string" table:style-name="ce1">
            <text:p>801 SW. Prairie St.</text:p>
          </table:table-cell>
          <table:table-cell office:value-type="string" table:style-name="ce1">
            <text:p>Cerritos, CA 90703</text:p>
          </table:table-cell>
          <table:table-cell office:value-type="string" table:style-name="ce1">
            <text:p>(201) 705-6808</text:p>
          </table:table-cell>
          <table:table-cell office:value-type="string" table:style-name="ce1">
            <text:p>bruck@live.com</text:p>
          </table:table-cell>
          <table:table-cell office:value-type="date" office:date-value="2012-08-20T06:45:49" table:style-name="ce5">
            <text:p>20/8/2012 6:45</text:p>
          </table:table-cell>
          <table:table-cell office:value-type="string" table:style-name="ce6">
            <text:p>B</text:p>
          </table:table-cell>
          <table:table-cell office:value-type="float" office:value="45527" table:formula="of:=RANDBETWEEN(0;99999)" table:style-name="ce1">
            <text:p>455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3</text:p>
          </table:table-cell>
          <table:table-cell office:value-type="string" table:style-name="ce1">
            <text:p>Rufina Vargas Andres</text:p>
          </table:table-cell>
          <table:table-cell office:value-type="date" office:date-value="1979-09-04T00:00:00" table:style-name="ce4">
            <text:p>4/9/1979</text:p>
          </table:table-cell>
          <table:table-cell office:value-type="string" table:style-name="ce1">
            <text:p>830 High Point Court</text:p>
          </table:table-cell>
          <table:table-cell office:value-type="string" table:style-name="ce1">
            <text:p>Hayward, CA 94544</text:p>
          </table:table-cell>
          <table:table-cell office:value-type="string" table:style-name="ce1">
            <text:p>(322) 327-1204</text:p>
          </table:table-cell>
          <table:table-cell office:value-type="string" table:style-name="ce1">
            <text:p>camenisch@yahoo.ca</text:p>
          </table:table-cell>
          <table:table-cell office:value-type="date" office:date-value="2008-12-27T08:12:01" table:style-name="ce5">
            <text:p>27/12/2008 8:12</text:p>
          </table:table-cell>
          <table:table-cell office:value-type="string" table:style-name="ce6">
            <text:p>A</text:p>
          </table:table-cell>
          <table:table-cell office:value-type="float" office:value="85227" table:formula="of:=RANDBETWEEN(0;99999)" table:style-name="ce1">
            <text:p>852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4</text:p>
          </table:table-cell>
          <table:table-cell office:value-type="string" table:style-name="ce1">
            <text:p>Reinaldo Barral Lago</text:p>
          </table:table-cell>
          <table:table-cell office:value-type="date" office:date-value="1984-06-03T00:00:00" table:style-name="ce4">
            <text:p>3/6/1984</text:p>
          </table:table-cell>
          <table:table-cell office:value-type="string" table:style-name="ce1">
            <text:p>791 Silver Spear Street</text:p>
          </table:table-cell>
          <table:table-cell office:value-type="string" table:style-name="ce1">
            <text:p>National City, CA 91950</text:p>
          </table:table-cell>
          <table:table-cell office:value-type="string" table:style-name="ce1">
            <text:p>(644) 469-5761</text:p>
          </table:table-cell>
          <table:table-cell office:value-type="string" table:style-name="ce1">
            <text:p>mjewell@comcast.net</text:p>
          </table:table-cell>
          <table:table-cell office:value-type="date" office:date-value="2019-11-14T23:57:29" table:style-name="ce5">
            <text:p>14/11/2019 23:57</text:p>
          </table:table-cell>
          <table:table-cell office:value-type="string" table:style-name="ce6">
            <text:p>E</text:p>
          </table:table-cell>
          <table:table-cell office:value-type="float" office:value="28080" table:formula="of:=RANDBETWEEN(0;99999)" table:style-name="ce1">
            <text:p>280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5</text:p>
          </table:table-cell>
          <table:table-cell office:value-type="string" table:style-name="ce1">
            <text:p>Jose Ignacio Vila-Rios</text:p>
          </table:table-cell>
          <table:table-cell office:value-type="date" office:date-value="1991-04-06T00:00:00" table:style-name="ce4">
            <text:p>6/4/1991</text:p>
          </table:table-cell>
          <table:table-cell office:value-type="string" table:style-name="ce1">
            <text:p>8882 Old Smith Ave.</text:p>
          </table:table-cell>
          <table:table-cell office:value-type="string" table:style-name="ce1">
            <text:p>Oceanside, CA 92056</text:p>
          </table:table-cell>
          <table:table-cell office:value-type="string" table:style-name="ce1">
            <text:p>(674) 440-0703</text:p>
          </table:table-cell>
          <table:table-cell office:value-type="string" table:style-name="ce1">
            <text:p>daveed@optonline.net</text:p>
          </table:table-cell>
          <table:table-cell office:value-type="date" office:date-value="2020-04-23T19:44:38" table:style-name="ce5">
            <text:p>23/4/2020 19:44</text:p>
          </table:table-cell>
          <table:table-cell office:value-type="string" table:style-name="ce6">
            <text:p>E</text:p>
          </table:table-cell>
          <table:table-cell office:value-type="float" office:value="85997" table:formula="of:=RANDBETWEEN(0;99999)" table:style-name="ce1">
            <text:p>859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6</text:p>
          </table:table-cell>
          <table:table-cell office:value-type="string" table:style-name="ce1">
            <text:p>Roberto Cánovas Segura</text:p>
          </table:table-cell>
          <table:table-cell office:value-type="date" office:date-value="1998-02-18T00:00:00" table:style-name="ce4">
            <text:p>18/2/1998</text:p>
          </table:table-cell>
          <table:table-cell office:value-type="string" table:style-name="ce1">
            <text:p>970 Myers Street</text:p>
          </table:table-cell>
          <table:table-cell office:value-type="string" table:style-name="ce1">
            <text:p>Oceanside, CA 92054</text:p>
          </table:table-cell>
          <table:table-cell office:value-type="string" table:style-name="ce1">
            <text:p>(640) 568-2625</text:p>
          </table:table-cell>
          <table:table-cell office:value-type="string" table:style-name="ce1">
            <text:p>quantaman@hotmail.com</text:p>
          </table:table-cell>
          <table:table-cell office:value-type="date" office:date-value="2011-10-16T23:04:59" table:style-name="ce5">
            <text:p>16/10/2011 23:04</text:p>
          </table:table-cell>
          <table:table-cell office:value-type="string" table:style-name="ce6">
            <text:p>D</text:p>
          </table:table-cell>
          <table:table-cell office:value-type="float" office:value="79035" table:formula="of:=RANDBETWEEN(0;99999)" table:style-name="ce1">
            <text:p>790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7</text:p>
          </table:table-cell>
          <table:table-cell office:value-type="string" table:style-name="ce1">
            <text:p>Rómulo Ortega-Giner</text:p>
          </table:table-cell>
          <table:table-cell office:value-type="date" office:date-value="1980-01-03T00:00:00" table:style-name="ce4">
            <text:p>3/1/1980</text:p>
          </table:table-cell>
          <table:table-cell office:value-type="string" table:style-name="ce1">
            <text:p>948 Railroad Avenue</text:p>
          </table:table-cell>
          <table:table-cell office:value-type="string" table:style-name="ce1">
            <text:p>Unit 2</text:p>
          </table:table-cell>
          <table:table-cell office:value-type="string" table:style-name="ce1">
            <text:p>(409) 889-4836</text:p>
          </table:table-cell>
          <table:table-cell office:value-type="string" table:style-name="ce1">
            <text:p>szymansk@gmail.com</text:p>
          </table:table-cell>
          <table:table-cell office:value-type="date" office:date-value="2017-09-30T22:55:39" table:style-name="ce5">
            <text:p>30/9/2017 22:55</text:p>
          </table:table-cell>
          <table:table-cell office:value-type="string" table:style-name="ce6">
            <text:p>E</text:p>
          </table:table-cell>
          <table:table-cell office:value-type="float" office:value="53781" table:formula="of:=RANDBETWEEN(0;99999)" table:style-name="ce1">
            <text:p>537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8</text:p>
          </table:table-cell>
          <table:table-cell office:value-type="string" table:style-name="ce1">
            <text:p>Gastón Leon Solana</text:p>
          </table:table-cell>
          <table:table-cell office:value-type="date" office:date-value="1971-04-01T00:00:00" table:style-name="ce4">
            <text:p>1/4/1971</text:p>
          </table:table-cell>
          <table:table-cell office:value-type="string" table:style-name="ce1">
            <text:p>San Diego, CA 92114</text:p>
          </table:table-cell>
          <table:table-cell office:value-type="string" table:style-name="ce1">
            <text:p>7069 Andover St.</text:p>
          </table:table-cell>
          <table:table-cell office:value-type="string" table:style-name="ce1">
            <text:p>(359) 210-8594</text:p>
          </table:table-cell>
          <table:table-cell office:value-type="string" table:style-name="ce1">
            <text:p>jemarch@yahoo.ca</text:p>
          </table:table-cell>
          <table:table-cell office:value-type="date" office:date-value="2014-10-24T13:11:04" table:style-name="ce5">
            <text:p>24/10/2014 13:11</text:p>
          </table:table-cell>
          <table:table-cell office:value-type="string" table:style-name="ce6">
            <text:p>E</text:p>
          </table:table-cell>
          <table:table-cell office:value-type="float" office:value="20168" table:formula="of:=RANDBETWEEN(0;99999)" table:style-name="ce1">
            <text:p>201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9</text:p>
          </table:table-cell>
          <table:table-cell office:value-type="string" table:style-name="ce1">
            <text:p>Emilia Jove-Ropero</text:p>
          </table:table-cell>
          <table:table-cell office:value-type="date" office:date-value="1986-10-11T00:00:00" table:style-name="ce4">
            <text:p>11/10/1986</text:p>
          </table:table-cell>
          <table:table-cell office:value-type="string" table:style-name="ce1">
            <text:p>Pico Rivera, CA 90660</text:p>
          </table:table-cell>
          <table:table-cell office:value-type="string" table:style-name="ce1">
            <text:p>81 Morris Drive</text:p>
          </table:table-cell>
          <table:table-cell office:value-type="string" table:style-name="ce1">
            <text:p>(474) 494-9364</text:p>
          </table:table-cell>
          <table:table-cell office:value-type="string" table:style-name="ce1">
            <text:p>rhialto@msn.com</text:p>
          </table:table-cell>
          <table:table-cell office:value-type="date" office:date-value="2016-07-12T17:23:01" table:style-name="ce5">
            <text:p>12/7/2016 17:23</text:p>
          </table:table-cell>
          <table:table-cell office:value-type="string" table:style-name="ce6">
            <text:p>E</text:p>
          </table:table-cell>
          <table:table-cell office:value-type="float" office:value="37255" table:formula="of:=RANDBETWEEN(0;99999)" table:style-name="ce1">
            <text:p>372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0</text:p>
          </table:table-cell>
          <table:table-cell office:value-type="string" table:style-name="ce1">
            <text:p>Calixto Pinedo Torrijos</text:p>
          </table:table-cell>
          <table:table-cell office:value-type="date" office:date-value="1993-07-05T00:00:00" table:style-name="ce4">
            <text:p>5/7/1993</text:p>
          </table:table-cell>
          <table:table-cell office:value-type="string" table:style-name="ce1">
            <text:p>Los Angeles, CA 90001</text:p>
          </table:table-cell>
          <table:table-cell office:value-type="string" table:style-name="ce1">
            <text:p>8785 Marconi Road</text:p>
          </table:table-cell>
          <table:table-cell office:value-type="string" table:style-name="ce1">
            <text:p>(681) 820-0747</text:p>
          </table:table-cell>
          <table:table-cell office:value-type="string" table:style-name="ce1">
            <text:p>flakeg@comcast.net</text:p>
          </table:table-cell>
          <table:table-cell office:value-type="date" office:date-value="2010-11-01T03:05:03" table:style-name="ce5">
            <text:p>1/11/2010 3:05</text:p>
          </table:table-cell>
          <table:table-cell office:value-type="string" table:style-name="ce6">
            <text:p>E</text:p>
          </table:table-cell>
          <table:table-cell office:value-type="float" office:value="82937" table:formula="of:=RANDBETWEEN(0;99999)" table:style-name="ce1">
            <text:p>829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1</text:p>
          </table:table-cell>
          <table:table-cell office:value-type="string" table:style-name="ce1">
            <text:p>Ciro Ledesma Bru</text:p>
          </table:table-cell>
          <table:table-cell office:value-type="date" office:date-value="1982-03-13T00:00:00" table:style-name="ce4">
            <text:p>13/3/1982</text:p>
          </table:table-cell>
          <table:table-cell office:value-type="string" table:style-name="ce1">
            <text:p>Modesto, CA 95350</text:p>
          </table:table-cell>
          <table:table-cell office:value-type="string" table:style-name="ce1">
            <text:p>632 Manor Ave.</text:p>
          </table:table-cell>
          <table:table-cell office:value-type="string" table:style-name="ce1">
            <text:p>(921) 657-7404</text:p>
          </table:table-cell>
          <table:table-cell office:value-type="string" table:style-name="ce1">
            <text:p>rnewman@optonline.net</text:p>
          </table:table-cell>
          <table:table-cell office:value-type="date" office:date-value="2005-09-15T01:34:39" table:style-name="ce5">
            <text:p>15/9/2005 1:34</text:p>
          </table:table-cell>
          <table:table-cell office:value-type="string" table:style-name="ce6">
            <text:p>C</text:p>
          </table:table-cell>
          <table:table-cell office:value-type="float" office:value="18053" table:formula="of:=RANDBETWEEN(0;99999)" table:style-name="ce1">
            <text:p>180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2</text:p>
          </table:table-cell>
          <table:table-cell office:value-type="string" table:style-name="ce1">
            <text:p>Dora del Segarra</text:p>
          </table:table-cell>
          <table:table-cell office:value-type="date" office:date-value="1977-06-16T00:00:00" table:style-name="ce4">
            <text:p>16/6/1977</text:p>
          </table:table-cell>
          <table:table-cell office:value-type="string" table:style-name="ce1">
            <text:p>Simi Valley, CA 93065</text:p>
          </table:table-cell>
          <table:table-cell office:value-type="string" table:style-name="ce1">
            <text:p>51 College Street</text:p>
          </table:table-cell>
          <table:table-cell office:value-type="string" table:style-name="ce1">
            <text:p>(451) 889-2527</text:p>
          </table:table-cell>
          <table:table-cell office:value-type="string" table:style-name="ce1">
            <text:p>jshearer@yahoo.ca</text:p>
          </table:table-cell>
          <table:table-cell office:value-type="date" office:date-value="2011-10-09T20:08:39" table:style-name="ce5">
            <text:p>9/10/2011 20:08</text:p>
          </table:table-cell>
          <table:table-cell office:value-type="string" table:style-name="ce6">
            <text:p>D</text:p>
          </table:table-cell>
          <table:table-cell office:value-type="float" office:value="46645" table:formula="of:=RANDBETWEEN(0;99999)" table:style-name="ce1">
            <text:p>466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3</text:p>
          </table:table-cell>
          <table:table-cell office:value-type="string" table:style-name="ce1">
            <text:p>Juan Bautista de Salazar</text:p>
          </table:table-cell>
          <table:table-cell office:value-type="date" office:date-value="1977-01-30T00:00:00" table:style-name="ce4">
            <text:p>30/1/1977</text:p>
          </table:table-cell>
          <table:table-cell office:value-type="string" table:style-name="ce1">
            <text:p>Los Angeles, CA 90004</text:p>
          </table:table-cell>
          <table:table-cell office:value-type="string" table:style-name="ce1">
            <text:p>198 Ramblewood Drive</text:p>
          </table:table-cell>
          <table:table-cell office:value-type="string" table:style-name="ce1">
            <text:p>(487) 654-5535</text:p>
          </table:table-cell>
          <table:table-cell office:value-type="string" table:style-name="ce1">
            <text:p>tubesteak@msn.com</text:p>
          </table:table-cell>
          <table:table-cell office:value-type="date" office:date-value="2005-07-27T21:44:36" table:style-name="ce5">
            <text:p>27/7/2005 21:44</text:p>
          </table:table-cell>
          <table:table-cell office:value-type="string" table:style-name="ce6">
            <text:p>C</text:p>
          </table:table-cell>
          <table:table-cell office:value-type="float" office:value="11284" table:formula="of:=RANDBETWEEN(0;99999)" table:style-name="ce1">
            <text:p>112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4</text:p>
          </table:table-cell>
          <table:table-cell office:value-type="string" table:style-name="ce1">
            <text:p>Narciso del Anaya</text:p>
          </table:table-cell>
          <table:table-cell office:value-type="date" office:date-value="1998-10-20T00:00:00" table:style-name="ce4">
            <text:p>20/10/1998</text:p>
          </table:table-cell>
          <table:table-cell office:value-type="string" table:style-name="ce1">
            <text:p>Folsom, CA 95630</text:p>
          </table:table-cell>
          <table:table-cell office:value-type="string" table:style-name="ce1">
            <text:p>13 E. Walnut St.</text:p>
          </table:table-cell>
          <table:table-cell office:value-type="string" table:style-name="ce1">
            <text:p>(243) 692-9341</text:p>
          </table:table-cell>
          <table:table-cell office:value-type="string" table:style-name="ce1">
            <text:p>jsnover@gmail.com</text:p>
          </table:table-cell>
          <table:table-cell office:value-type="date" office:date-value="2010-07-15T20:24:55" table:style-name="ce5">
            <text:p>15/7/2010 20:24</text:p>
          </table:table-cell>
          <table:table-cell office:value-type="string" table:style-name="ce6">
            <text:p>D</text:p>
          </table:table-cell>
          <table:table-cell office:value-type="float" office:value="53191" table:formula="of:=RANDBETWEEN(0;99999)" table:style-name="ce1">
            <text:p>531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5</text:p>
          </table:table-cell>
          <table:table-cell office:value-type="string" table:style-name="ce1">
            <text:p>Martirio Reina Malo Alonso</text:p>
          </table:table-cell>
          <table:table-cell office:value-type="date" office:date-value="1993-12-25T00:00:00" table:style-name="ce4">
            <text:p>25/12/1993</text:p>
          </table:table-cell>
          <table:table-cell office:value-type="string" table:style-name="ce1">
            <text:p>Tulare, CA 93274</text:p>
          </table:table-cell>
          <table:table-cell office:value-type="string" table:style-name="ce1">
            <text:p>7792 Anderson Lane</text:p>
          </table:table-cell>
          <table:table-cell office:value-type="string" table:style-name="ce1">
            <text:p>(726) 607-0923</text:p>
          </table:table-cell>
          <table:table-cell office:value-type="string" table:style-name="ce1">
            <text:p>chrwin@live.com</text:p>
          </table:table-cell>
          <table:table-cell office:value-type="date" office:date-value="2007-08-18T20:02:45" table:style-name="ce5">
            <text:p>18/8/2007 20:02</text:p>
          </table:table-cell>
          <table:table-cell office:value-type="string" table:style-name="ce6">
            <text:p>D</text:p>
          </table:table-cell>
          <table:table-cell office:value-type="float" office:value="68704" table:formula="of:=RANDBETWEEN(0;99999)" table:style-name="ce1">
            <text:p>687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6</text:p>
          </table:table-cell>
          <table:table-cell office:value-type="string" table:style-name="ce1">
            <text:p>Maximiliano Maestre Mendizábal</text:p>
          </table:table-cell>
          <table:table-cell office:value-type="date" office:date-value="1987-07-28T00:00:00" table:style-name="ce4">
            <text:p>28/7/1987</text:p>
          </table:table-cell>
          <table:table-cell office:value-type="string" table:style-name="ce1">
            <text:p>San Francisco, CA 94109</text:p>
          </table:table-cell>
          <table:table-cell office:value-type="string" table:style-name="ce1">
            <text:p>7728 Mayfield Drive</text:p>
          </table:table-cell>
          <table:table-cell office:value-type="string" table:style-name="ce1">
            <text:p>(861) 258-0892</text:p>
          </table:table-cell>
          <table:table-cell office:value-type="string" table:style-name="ce1">
            <text:p>jadavis@msn.com</text:p>
          </table:table-cell>
          <table:table-cell office:value-type="date" office:date-value="2016-07-22T10:54:49" table:style-name="ce5">
            <text:p>22/7/2016 10:54</text:p>
          </table:table-cell>
          <table:table-cell office:value-type="string" table:style-name="ce6">
            <text:p>D</text:p>
          </table:table-cell>
          <table:table-cell office:value-type="float" office:value="78568" table:formula="of:=RANDBETWEEN(0;99999)" table:style-name="ce1">
            <text:p>785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7</text:p>
          </table:table-cell>
          <table:table-cell office:value-type="string" table:style-name="ce1">
            <text:p>Noa Dominguez-Llorente</text:p>
          </table:table-cell>
          <table:table-cell office:value-type="date" office:date-value="1977-09-05T00:00:00" table:style-name="ce4">
            <text:p>5/9/1977</text:p>
          </table:table-cell>
          <table:table-cell office:value-type="string" table:style-name="ce1">
            <text:p>Tracy, CA 95376</text:p>
          </table:table-cell>
          <table:table-cell office:value-type="string" table:style-name="ce1">
            <text:p>8704 Thatcher St.</text:p>
          </table:table-cell>
          <table:table-cell office:value-type="string" table:style-name="ce1">
            <text:p>(514) 904-4726</text:p>
          </table:table-cell>
          <table:table-cell office:value-type="string" table:style-name="ce1">
            <text:p>stevelim@gmail.com</text:p>
          </table:table-cell>
          <table:table-cell office:value-type="date" office:date-value="2005-09-12T18:11:15" table:style-name="ce5">
            <text:p>12/9/2005 18:11</text:p>
          </table:table-cell>
          <table:table-cell office:value-type="string" table:style-name="ce6">
            <text:p>E</text:p>
          </table:table-cell>
          <table:table-cell office:value-type="float" office:value="3611" table:formula="of:=RANDBETWEEN(0;99999)" table:style-name="ce1">
            <text:p>36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8</text:p>
          </table:table-cell>
          <table:table-cell office:value-type="string" table:style-name="ce1">
            <text:p>Miguel Mur Cruz</text:p>
          </table:table-cell>
          <table:table-cell office:value-type="date" office:date-value="1988-10-13T00:00:00" table:style-name="ce4">
            <text:p>13/10/1988</text:p>
          </table:table-cell>
          <table:table-cell office:value-type="string" table:style-name="ce1">
            <text:p>Los Angeles, CA 90066</text:p>
          </table:table-cell>
          <table:table-cell office:value-type="string" table:style-name="ce1">
            <text:p>9160 Mammoth Ave.</text:p>
          </table:table-cell>
          <table:table-cell office:value-type="string" table:style-name="ce1">
            <text:p>(829) 721-4200</text:p>
          </table:table-cell>
          <table:table-cell office:value-type="string" table:style-name="ce1">
            <text:p>zavadsky@verizon.net</text:p>
          </table:table-cell>
          <table:table-cell office:value-type="date" office:date-value="2013-08-21T16:20:36" table:style-name="ce5">
            <text:p>21/8/2013 16:20</text:p>
          </table:table-cell>
          <table:table-cell office:value-type="string" table:style-name="ce6">
            <text:p>E</text:p>
          </table:table-cell>
          <table:table-cell office:value-type="float" office:value="64855" table:formula="of:=RANDBETWEEN(0;99999)" table:style-name="ce1">
            <text:p>648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9</text:p>
          </table:table-cell>
          <table:table-cell office:value-type="string" table:style-name="ce1">
            <text:p>Gala Gimenez-Lasa</text:p>
          </table:table-cell>
          <table:table-cell office:value-type="date" office:date-value="1977-08-30T00:00:00" table:style-name="ce4">
            <text:p>30/8/1977</text:p>
          </table:table-cell>
          <table:table-cell office:value-type="string" table:style-name="ce1">
            <text:p>Riverside, CA 92509</text:p>
          </table:table-cell>
          <table:table-cell office:value-type="string" table:style-name="ce1">
            <text:p>8652 Arlington Drive</text:p>
          </table:table-cell>
          <table:table-cell office:value-type="string" table:style-name="ce1">
            <text:p>(983) 385-7043</text:p>
          </table:table-cell>
          <table:table-cell office:value-type="string" table:style-name="ce1">
            <text:p>mobileip@comcast.net</text:p>
          </table:table-cell>
          <table:table-cell office:value-type="date" office:date-value="2006-11-30T05:36:43" table:style-name="ce5">
            <text:p>30/11/2006 5:36</text:p>
          </table:table-cell>
          <table:table-cell office:value-type="string" table:style-name="ce6">
            <text:p>D</text:p>
          </table:table-cell>
          <table:table-cell office:value-type="float" office:value="49805" table:formula="of:=RANDBETWEEN(0;99999)" table:style-name="ce1">
            <text:p>498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0</text:p>
          </table:table-cell>
          <table:table-cell office:value-type="string" table:style-name="ce1">
            <text:p>Saturnino Palacios Lamas</text:p>
          </table:table-cell>
          <table:table-cell office:value-type="date" office:date-value="1970-06-01T00:00:00" table:style-name="ce4">
            <text:p>1/6/1970</text:p>
          </table:table-cell>
          <table:table-cell office:value-type="string" table:style-name="ce1">
            <text:p>Los Angeles, CA 90026</text:p>
          </table:table-cell>
          <table:table-cell office:value-type="string" table:style-name="ce1">
            <text:p>9048 Birchwood Avenue</text:p>
          </table:table-cell>
          <table:table-cell office:value-type="string" table:style-name="ce1">
            <text:p>(223) 360-1632</text:p>
          </table:table-cell>
          <table:table-cell office:value-type="string" table:style-name="ce1">
            <text:p>lauronen@icloud.com</text:p>
          </table:table-cell>
          <table:table-cell office:value-type="date" office:date-value="2013-02-13T08:30:52" table:style-name="ce5">
            <text:p>13/2/2013 8:30</text:p>
          </table:table-cell>
          <table:table-cell office:value-type="string" table:style-name="ce6">
            <text:p>C</text:p>
          </table:table-cell>
          <table:table-cell office:value-type="float" office:value="58642" table:formula="of:=RANDBETWEEN(0;99999)" table:style-name="ce1">
            <text:p>586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1</text:p>
          </table:table-cell>
          <table:table-cell office:value-type="string" table:style-name="ce1">
            <text:p>Ariel Castellanos Bauzà</text:p>
          </table:table-cell>
          <table:table-cell office:value-type="date" office:date-value="1975-11-22T00:00:00" table:style-name="ce4">
            <text:p>22/11/1975</text:p>
          </table:table-cell>
          <table:table-cell office:value-type="string" table:style-name="ce1">
            <text:p>Fairfield, CA 94533</text:p>
          </table:table-cell>
          <table:table-cell office:value-type="string" table:style-name="ce1">
            <text:p>35 Charles St.</text:p>
          </table:table-cell>
          <table:table-cell office:value-type="string" table:style-name="ce1">
            <text:p>(412) 836-0738</text:p>
          </table:table-cell>
          <table:table-cell office:value-type="string" table:style-name="ce1">
            <text:p>matty@att.net</text:p>
          </table:table-cell>
          <table:table-cell office:value-type="date" office:date-value="2019-01-20T18:07:40" table:style-name="ce5">
            <text:p>20/1/2019 18:07</text:p>
          </table:table-cell>
          <table:table-cell office:value-type="string" table:style-name="ce6">
            <text:p>D</text:p>
          </table:table-cell>
          <table:table-cell office:value-type="float" office:value="83008" table:formula="of:=RANDBETWEEN(0;99999)" table:style-name="ce1">
            <text:p>830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2</text:p>
          </table:table-cell>
          <table:table-cell office:value-type="string" table:style-name="ce1">
            <text:p>Trinidad Salas Gimenez</text:p>
          </table:table-cell>
          <table:table-cell office:value-type="date" office:date-value="1975-05-03T00:00:00" table:style-name="ce4">
            <text:p>3/5/1975</text:p>
          </table:table-cell>
          <table:table-cell office:value-type="string" table:style-name="ce1">
            <text:p>Sylmar, CA 91342</text:p>
          </table:table-cell>
          <table:table-cell office:value-type="string" table:style-name="ce1">
            <text:p>634 Theatre Street</text:p>
          </table:table-cell>
          <table:table-cell office:value-type="string" table:style-name="ce1">
            <text:p>(238) 664-3657</text:p>
          </table:table-cell>
          <table:table-cell office:value-type="string" table:style-name="ce1">
            <text:p>simone@mac.com</text:p>
          </table:table-cell>
          <table:table-cell office:value-type="date" office:date-value="2014-07-21T09:07:32" table:style-name="ce5">
            <text:p>21/7/2014 9:07</text:p>
          </table:table-cell>
          <table:table-cell office:value-type="string" table:style-name="ce6">
            <text:p>E</text:p>
          </table:table-cell>
          <table:table-cell office:value-type="float" office:value="39201" table:formula="of:=RANDBETWEEN(0;99999)" table:style-name="ce1">
            <text:p>392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3</text:p>
          </table:table-cell>
          <table:table-cell office:value-type="string" table:style-name="ce1">
            <text:p>Adalberto del Seco</text:p>
          </table:table-cell>
          <table:table-cell office:value-type="date" office:date-value="1996-10-29T00:00:00" table:style-name="ce4">
            <text:p>29/10/1996</text:p>
          </table:table-cell>
          <table:table-cell office:value-type="string" table:style-name="ce1">
            <text:p>Daly City, CA 94015</text:p>
          </table:table-cell>
          <table:table-cell office:value-type="string" table:style-name="ce1">
            <text:p>436 Ketch Harbour Street</text:p>
          </table:table-cell>
          <table:table-cell office:value-type="string" table:style-name="ce1">
            <text:p>(759) 680-2696</text:p>
          </table:table-cell>
          <table:table-cell office:value-type="string" table:style-name="ce1">
            <text:p>claesjac@verizon.net</text:p>
          </table:table-cell>
          <table:table-cell office:value-type="date" office:date-value="2007-05-02T17:49:23" table:style-name="ce5">
            <text:p>2/5/2007 17:49</text:p>
          </table:table-cell>
          <table:table-cell office:value-type="string" table:style-name="ce6">
            <text:p>D</text:p>
          </table:table-cell>
          <table:table-cell office:value-type="float" office:value="79384" table:formula="of:=RANDBETWEEN(0;99999)" table:style-name="ce1">
            <text:p>793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4</text:p>
          </table:table-cell>
          <table:table-cell office:value-type="string" table:style-name="ce1">
            <text:p>Eustaquio Palacios Francisco</text:p>
          </table:table-cell>
          <table:table-cell office:value-type="date" office:date-value="1989-09-25T00:00:00" table:style-name="ce4">
            <text:p>25/9/1989</text:p>
          </table:table-cell>
          <table:table-cell office:value-type="string" table:style-name="ce1">
            <text:p>Van Nuys, CA 91405</text:p>
          </table:table-cell>
          <table:table-cell office:value-type="string" table:style-name="ce1">
            <text:p>19 Strawberry Street</text:p>
          </table:table-cell>
          <table:table-cell office:value-type="string" table:style-name="ce1">
            <text:p>(395) 780-5461</text:p>
          </table:table-cell>
          <table:table-cell office:value-type="string" table:style-name="ce1">
            <text:p>goldberg@yahoo.com</text:p>
          </table:table-cell>
          <table:table-cell office:value-type="date" office:date-value="2007-04-08T11:24:52" table:style-name="ce5">
            <text:p>8/4/2007 11:24</text:p>
          </table:table-cell>
          <table:table-cell office:value-type="string" table:style-name="ce6">
            <text:p>D</text:p>
          </table:table-cell>
          <table:table-cell office:value-type="float" office:value="36136" table:formula="of:=RANDBETWEEN(0;99999)" table:style-name="ce1">
            <text:p>361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5</text:p>
          </table:table-cell>
          <table:table-cell office:value-type="string" table:style-name="ce1">
            <text:p>Susana Castro Ruiz</text:p>
          </table:table-cell>
          <table:table-cell office:value-type="date" office:date-value="1993-10-08T00:00:00" table:style-name="ce4">
            <text:p>8/10/1993</text:p>
          </table:table-cell>
          <table:table-cell office:value-type="string" table:style-name="ce1">
            <text:p>Victorville, CA 92392</text:p>
          </table:table-cell>
          <table:table-cell office:value-type="string" table:style-name="ce1">
            <text:p>48 Fairfield Lane</text:p>
          </table:table-cell>
          <table:table-cell office:value-type="string" table:style-name="ce1">
            <text:p>(372) 818-3567</text:p>
          </table:table-cell>
          <table:table-cell office:value-type="string" table:style-name="ce1">
            <text:p>lahvak@aol.com</text:p>
          </table:table-cell>
          <table:table-cell office:value-type="date" office:date-value="2006-02-03T17:58:11" table:style-name="ce5">
            <text:p>3/2/2006 17:58</text:p>
          </table:table-cell>
          <table:table-cell office:value-type="string" table:style-name="ce6">
            <text:p>A</text:p>
          </table:table-cell>
          <table:table-cell office:value-type="float" office:value="14796" table:formula="of:=RANDBETWEEN(0;99999)" table:style-name="ce1">
            <text:p>147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6</text:p>
          </table:table-cell>
          <table:table-cell office:value-type="string" table:style-name="ce1">
            <text:p>Emelina Melisa Palau Seco</text:p>
          </table:table-cell>
          <table:table-cell office:value-type="date" office:date-value="1998-05-01T00:00:00" table:style-name="ce4">
            <text:p>1/5/1998</text:p>
          </table:table-cell>
          <table:table-cell office:value-type="string" table:style-name="ce1">
            <text:p>San Pedro, CA 90731</text:p>
          </table:table-cell>
          <table:table-cell office:value-type="string" table:style-name="ce1">
            <text:p>9814 Primrose Street</text:p>
          </table:table-cell>
          <table:table-cell office:value-type="string" table:style-name="ce1">
            <text:p>(935) 960-4873</text:p>
          </table:table-cell>
          <table:table-cell office:value-type="string" table:style-name="ce1">
            <text:p>jipsen@sbcglobal.net</text:p>
          </table:table-cell>
          <table:table-cell office:value-type="date" office:date-value="2005-04-26T22:15:39" table:style-name="ce5">
            <text:p>26/4/2005 22:15</text:p>
          </table:table-cell>
          <table:table-cell office:value-type="string" table:style-name="ce6">
            <text:p>D</text:p>
          </table:table-cell>
          <table:table-cell office:value-type="float" office:value="99819" table:formula="of:=RANDBETWEEN(0;99999)" table:style-name="ce1">
            <text:p>998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7</text:p>
          </table:table-cell>
          <table:table-cell office:value-type="string" table:style-name="ce1">
            <text:p>Sandalio Baeza Grande</text:p>
          </table:table-cell>
          <table:table-cell office:value-type="date" office:date-value="1995-10-22T00:00:00" table:style-name="ce4">
            <text:p>22/10/1995</text:p>
          </table:table-cell>
          <table:table-cell office:value-type="string" table:style-name="ce1">
            <text:p>San Diego, CA 92115</text:p>
          </table:table-cell>
          <table:table-cell office:value-type="string" table:style-name="ce1">
            <text:p>8053 Jennings St.</text:p>
          </table:table-cell>
          <table:table-cell office:value-type="string" table:style-name="ce1">
            <text:p>(971) 288-1186</text:p>
          </table:table-cell>
          <table:table-cell office:value-type="string" table:style-name="ce1">
            <text:p>elmer@mac.com</text:p>
          </table:table-cell>
          <table:table-cell office:value-type="date" office:date-value="2016-06-23T03:50:55" table:style-name="ce5">
            <text:p>23/6/2016 3:50</text:p>
          </table:table-cell>
          <table:table-cell office:value-type="string" table:style-name="ce6">
            <text:p>E</text:p>
          </table:table-cell>
          <table:table-cell office:value-type="float" office:value="43378" table:formula="of:=RANDBETWEEN(0;99999)" table:style-name="ce1">
            <text:p>433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8</text:p>
          </table:table-cell>
          <table:table-cell office:value-type="string" table:style-name="ce1">
            <text:p>Gregorio Guerrero Palomino</text:p>
          </table:table-cell>
          <table:table-cell office:value-type="date" office:date-value="1984-02-16T00:00:00" table:style-name="ce4">
            <text:p>16/2/1984</text:p>
          </table:table-cell>
          <table:table-cell office:value-type="string" table:style-name="ce1">
            <text:p>Rancho Cucamonga, CA 91730</text:p>
          </table:table-cell>
          <table:table-cell office:value-type="string" table:style-name="ce1">
            <text:p>82 Bear Hill Ave.</text:p>
          </table:table-cell>
          <table:table-cell office:value-type="string" table:style-name="ce1">
            <text:p>(994) 447-4889</text:p>
          </table:table-cell>
          <table:table-cell office:value-type="string" table:style-name="ce1">
            <text:p>sisyphus@icloud.com</text:p>
          </table:table-cell>
          <table:table-cell office:value-type="date" office:date-value="2016-03-04T12:16:50" table:style-name="ce5">
            <text:p>4/3/2016 12:16</text:p>
          </table:table-cell>
          <table:table-cell office:value-type="string" table:style-name="ce6">
            <text:p>E</text:p>
          </table:table-cell>
          <table:table-cell office:value-type="float" office:value="57092" table:formula="of:=RANDBETWEEN(0;99999)" table:style-name="ce1">
            <text:p>570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9</text:p>
          </table:table-cell>
          <table:table-cell office:value-type="string" table:style-name="ce1">
            <text:p>Socorro de Higueras</text:p>
          </table:table-cell>
          <table:table-cell office:value-type="date" office:date-value="1976-09-02T00:00:00" table:style-name="ce4">
            <text:p>2/9/1976</text:p>
          </table:table-cell>
          <table:table-cell office:value-type="string" table:style-name="ce1">
            <text:p>Union City, CA 94587</text:p>
          </table:table-cell>
          <table:table-cell office:value-type="string" table:style-name="ce1">
            <text:p>9428 3rd Ave.</text:p>
          </table:table-cell>
          <table:table-cell office:value-type="string" table:style-name="ce1">
            <text:p>(232) 476-5035</text:p>
          </table:table-cell>
          <table:table-cell office:value-type="string" table:style-name="ce1">
            <text:p>stefano@verizon.net</text:p>
          </table:table-cell>
          <table:table-cell office:value-type="date" office:date-value="2007-05-20T18:26:30" table:style-name="ce5">
            <text:p>20/5/2007 18:26</text:p>
          </table:table-cell>
          <table:table-cell office:value-type="string" table:style-name="ce6">
            <text:p>C</text:p>
          </table:table-cell>
          <table:table-cell office:value-type="float" office:value="97464" table:formula="of:=RANDBETWEEN(0;99999)" table:style-name="ce1">
            <text:p>974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0</text:p>
          </table:table-cell>
          <table:table-cell office:value-type="string" table:style-name="ce1">
            <text:p>Otilia Viana Torres</text:p>
          </table:table-cell>
          <table:table-cell office:value-type="date" office:date-value="1998-08-20T00:00:00" table:style-name="ce4">
            <text:p>20/8/1998</text:p>
          </table:table-cell>
          <table:table-cell office:value-type="string" table:style-name="ce1">
            <text:p>Montebello, CA 90640</text:p>
          </table:table-cell>
          <table:table-cell office:value-type="string" table:style-name="ce1">
            <text:p>83 Front Ave.</text:p>
          </table:table-cell>
          <table:table-cell office:value-type="string" table:style-name="ce1">
            <text:p>(288) 574-6749</text:p>
          </table:table-cell>
          <table:table-cell office:value-type="string" table:style-name="ce1">
            <text:p>muzzy@aol.com</text:p>
          </table:table-cell>
          <table:table-cell office:value-type="date" office:date-value="2016-05-26T04:15:30" table:style-name="ce5">
            <text:p>26/5/2016 4:15</text:p>
          </table:table-cell>
          <table:table-cell office:value-type="string" table:style-name="ce6">
            <text:p>A</text:p>
          </table:table-cell>
          <table:table-cell office:value-type="float" office:value="86825" table:formula="of:=RANDBETWEEN(0;99999)" table:style-name="ce1">
            <text:p>868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1</text:p>
          </table:table-cell>
          <table:table-cell office:value-type="string" table:style-name="ce1">
            <text:p>Luís Guzman Alsina</text:p>
          </table:table-cell>
          <table:table-cell office:value-type="date" office:date-value="1972-03-23T00:00:00" table:style-name="ce4">
            <text:p>23/3/1972</text:p>
          </table:table-cell>
          <table:table-cell office:value-type="string" table:style-name="ce1">
            <text:p>San Francisco, CA 94122</text:p>
          </table:table-cell>
          <table:table-cell office:value-type="string" table:style-name="ce1">
            <text:p>71 Wakehurst Drive</text:p>
          </table:table-cell>
          <table:table-cell office:value-type="string" table:style-name="ce1">
            <text:p>(969) 763-9226</text:p>
          </table:table-cell>
          <table:table-cell office:value-type="string" table:style-name="ce1">
            <text:p>bmidd@att.net</text:p>
          </table:table-cell>
          <table:table-cell office:value-type="date" office:date-value="2014-07-24T18:33:00" table:style-name="ce5">
            <text:p>24/7/2014 18:33</text:p>
          </table:table-cell>
          <table:table-cell office:value-type="string" table:style-name="ce6">
            <text:p>A</text:p>
          </table:table-cell>
          <table:table-cell office:value-type="float" office:value="47255" table:formula="of:=RANDBETWEEN(0;99999)" table:style-name="ce1">
            <text:p>472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2</text:p>
          </table:table-cell>
          <table:table-cell office:value-type="string" table:style-name="ce1">
            <text:p>Julie Rosa Lumbreras</text:p>
          </table:table-cell>
          <table:table-cell office:value-type="date" office:date-value="1972-01-07T00:00:00" table:style-name="ce4">
            <text:p>7/1/1972</text:p>
          </table:table-cell>
          <table:table-cell office:value-type="string" table:style-name="ce1">
            <text:p>Costa Mesa, CA 92627</text:p>
          </table:table-cell>
          <table:table-cell office:value-type="string" table:style-name="ce1">
            <text:p>715 Redwood Dr.</text:p>
          </table:table-cell>
          <table:table-cell office:value-type="string" table:style-name="ce1">
            <text:p>(732) 708-8561</text:p>
          </table:table-cell>
          <table:table-cell office:value-type="string" table:style-name="ce1">
            <text:p>dhrakar@outlook.com</text:p>
          </table:table-cell>
          <table:table-cell office:value-type="date" office:date-value="2011-12-05T18:25:25" table:style-name="ce5">
            <text:p>5/12/2011 18:25</text:p>
          </table:table-cell>
          <table:table-cell office:value-type="string" table:style-name="ce6">
            <text:p>A</text:p>
          </table:table-cell>
          <table:table-cell office:value-type="float" office:value="97762" table:formula="of:=RANDBETWEEN(0;99999)" table:style-name="ce1">
            <text:p>977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3</text:p>
          </table:table-cell>
          <table:table-cell office:value-type="string" table:style-name="ce1">
            <text:p>Samu Paulino Fabra Galvez</text:p>
          </table:table-cell>
          <table:table-cell office:value-type="date" office:date-value="1970-10-30T00:00:00" table:style-name="ce4">
            <text:p>30/10/1970</text:p>
          </table:table-cell>
          <table:table-cell office:value-type="string" table:style-name="ce1">
            <text:p>Long Beach, CA 90813</text:p>
          </table:table-cell>
          <table:table-cell office:value-type="string" table:style-name="ce1">
            <text:p>316 Ohio St.</text:p>
          </table:table-cell>
          <table:table-cell office:value-type="string" table:style-name="ce1">
            <text:p>(314) 254-1244</text:p>
          </table:table-cell>
          <table:table-cell office:value-type="string" table:style-name="ce1">
            <text:p>openldap@mac.com</text:p>
          </table:table-cell>
          <table:table-cell office:value-type="date" office:date-value="2013-07-24T03:15:46" table:style-name="ce5">
            <text:p>24/7/2013 3:15</text:p>
          </table:table-cell>
          <table:table-cell office:value-type="string" table:style-name="ce6">
            <text:p>A</text:p>
          </table:table-cell>
          <table:table-cell office:value-type="float" office:value="95063" table:formula="of:=RANDBETWEEN(0;99999)" table:style-name="ce1">
            <text:p>950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4</text:p>
          </table:table-cell>
          <table:table-cell office:value-type="string" table:style-name="ce1">
            <text:p>Vicente Egea Sanchez</text:p>
          </table:table-cell>
          <table:table-cell office:value-type="date" office:date-value="1994-03-10T00:00:00" table:style-name="ce4">
            <text:p>10/3/1994</text:p>
          </table:table-cell>
          <table:table-cell office:value-type="string" table:style-name="ce1">
            <text:p>Anaheim, CA 92801</text:p>
          </table:table-cell>
          <table:table-cell office:value-type="string" table:style-name="ce1">
            <text:p>9185 Mechanic St.</text:p>
          </table:table-cell>
          <table:table-cell office:value-type="string" table:style-name="ce1">
            <text:p>(460) 682-5923</text:p>
          </table:table-cell>
          <table:table-cell office:value-type="string" table:style-name="ce1">
            <text:p>dmath@live.com</text:p>
          </table:table-cell>
          <table:table-cell office:value-type="date" office:date-value="2019-08-29T14:10:40" table:style-name="ce5">
            <text:p>29/8/2019 14:10</text:p>
          </table:table-cell>
          <table:table-cell office:value-type="string" table:style-name="ce6">
            <text:p>A</text:p>
          </table:table-cell>
          <table:table-cell office:value-type="float" office:value="15848" table:formula="of:=RANDBETWEEN(0;99999)" table:style-name="ce1">
            <text:p>158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5</text:p>
          </table:table-cell>
          <table:table-cell office:value-type="string" table:style-name="ce1">
            <text:p>Juan Carlos del Cordero</text:p>
          </table:table-cell>
          <table:table-cell office:value-type="date" office:date-value="1970-02-16T00:00:00" table:style-name="ce4">
            <text:p>16/2/1970</text:p>
          </table:table-cell>
          <table:table-cell office:value-type="string" table:style-name="ce1">
            <text:p>Alameda, CA 94501</text:p>
          </table:table-cell>
          <table:table-cell office:value-type="string" table:style-name="ce1">
            <text:p>7371 Wrangler Street</text:p>
          </table:table-cell>
          <table:table-cell office:value-type="string" table:style-name="ce1">
            <text:p>(200) 565-5639</text:p>
          </table:table-cell>
          <table:table-cell office:value-type="string" table:style-name="ce1">
            <text:p>dobey@msn.com</text:p>
          </table:table-cell>
          <table:table-cell office:value-type="date" office:date-value="2018-01-22T07:54:12" table:style-name="ce5">
            <text:p>22/1/2018 7:54</text:p>
          </table:table-cell>
          <table:table-cell office:value-type="string" table:style-name="ce6">
            <text:p>D</text:p>
          </table:table-cell>
          <table:table-cell office:value-type="float" office:value="60907" table:formula="of:=RANDBETWEEN(0;99999)" table:style-name="ce1">
            <text:p>609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6</text:p>
          </table:table-cell>
          <table:table-cell office:value-type="string" table:style-name="ce1">
            <text:p>Carla Blanes España</text:p>
          </table:table-cell>
          <table:table-cell office:value-type="date" office:date-value="1972-12-10T00:00:00" table:style-name="ce4">
            <text:p>10/12/1972</text:p>
          </table:table-cell>
          <table:table-cell office:value-type="string" table:style-name="ce1">
            <text:p>Oakland, CA 94601</text:p>
          </table:table-cell>
          <table:table-cell office:value-type="string" table:style-name="ce1">
            <text:p>72 St Paul Ave.</text:p>
          </table:table-cell>
          <table:table-cell office:value-type="string" table:style-name="ce1">
            <text:p>(357) 769-3070</text:p>
          </table:table-cell>
          <table:table-cell office:value-type="string" table:style-name="ce1">
            <text:p>rbarreira@icloud.com</text:p>
          </table:table-cell>
          <table:table-cell office:value-type="date" office:date-value="2019-05-21T12:23:15" table:style-name="ce5">
            <text:p>21/5/2019 12:23</text:p>
          </table:table-cell>
          <table:table-cell office:value-type="string" table:style-name="ce6">
            <text:p>D</text:p>
          </table:table-cell>
          <table:table-cell office:value-type="float" office:value="45111" table:formula="of:=RANDBETWEEN(0;99999)" table:style-name="ce1">
            <text:p>451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7</text:p>
          </table:table-cell>
          <table:table-cell office:value-type="string" table:style-name="ce1">
            <text:p>Toribio Herranz Jurado</text:p>
          </table:table-cell>
          <table:table-cell office:value-type="date" office:date-value="1989-12-24T00:00:00" table:style-name="ce4">
            <text:p>24/12/1989</text:p>
          </table:table-cell>
          <table:table-cell office:value-type="string" table:style-name="ce1">
            <text:p>Long Beach, CA 90805</text:p>
          </table:table-cell>
          <table:table-cell office:value-type="string" table:style-name="ce1">
            <text:p>67 William Drive</text:p>
          </table:table-cell>
          <table:table-cell office:value-type="string" table:style-name="ce1">
            <text:p>(587) 626-3175</text:p>
          </table:table-cell>
          <table:table-cell office:value-type="string" table:style-name="ce1">
            <text:p>gilmoure@live.com</text:p>
          </table:table-cell>
          <table:table-cell office:value-type="date" office:date-value="2019-06-21T21:36:55" table:style-name="ce5">
            <text:p>21/6/2019 21:36</text:p>
          </table:table-cell>
          <table:table-cell office:value-type="string" table:style-name="ce6">
            <text:p>E</text:p>
          </table:table-cell>
          <table:table-cell office:value-type="float" office:value="95802" table:formula="of:=RANDBETWEEN(0;99999)" table:style-name="ce1">
            <text:p>958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8</text:p>
          </table:table-cell>
          <table:table-cell office:value-type="string" table:style-name="ce1">
            <text:p>América Rosell Ferrándiz</text:p>
          </table:table-cell>
          <table:table-cell office:value-type="date" office:date-value="1989-01-28T00:00:00" table:style-name="ce4">
            <text:p>28/1/1989</text:p>
          </table:table-cell>
          <table:table-cell office:value-type="string" table:style-name="ce1">
            <text:p>Merced, CA 95340</text:p>
          </table:table-cell>
          <table:table-cell office:value-type="string" table:style-name="ce1">
            <text:p>7732 Cobblestone Lane</text:p>
          </table:table-cell>
          <table:table-cell office:value-type="string" table:style-name="ce1">
            <text:p>(465) 293-1802</text:p>
          </table:table-cell>
          <table:table-cell office:value-type="string" table:style-name="ce1">
            <text:p>grady@verizon.net</text:p>
          </table:table-cell>
          <table:table-cell office:value-type="date" office:date-value="2012-03-25T04:41:35" table:style-name="ce5">
            <text:p>25/3/2012 4:41</text:p>
          </table:table-cell>
          <table:table-cell office:value-type="string" table:style-name="ce6">
            <text:p>A</text:p>
          </table:table-cell>
          <table:table-cell office:value-type="float" office:value="61058" table:formula="of:=RANDBETWEEN(0;99999)" table:style-name="ce1">
            <text:p>610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9</text:p>
          </table:table-cell>
          <table:table-cell office:value-type="string" table:style-name="ce1">
            <text:p>Inés Calderon Suarez</text:p>
          </table:table-cell>
          <table:table-cell office:value-type="date" office:date-value="1997-10-13T00:00:00" table:style-name="ce4">
            <text:p>13/10/1997</text:p>
          </table:table-cell>
          <table:table-cell office:value-type="string" table:style-name="ce1">
            <text:p>Huntington Park, CA 90255</text:p>
          </table:table-cell>
          <table:table-cell office:value-type="string" table:style-name="ce1">
            <text:p>78 Summer Street</text:p>
          </table:table-cell>
          <table:table-cell office:value-type="string" table:style-name="ce1">
            <text:p>(709) 815-7677</text:p>
          </table:table-cell>
          <table:table-cell office:value-type="string" table:style-name="ce1">
            <text:p>sekiya@gmail.com</text:p>
          </table:table-cell>
          <table:table-cell office:value-type="date" office:date-value="2006-03-05T03:03:58" table:style-name="ce5">
            <text:p>5/3/2006 3:03</text:p>
          </table:table-cell>
          <table:table-cell office:value-type="string" table:style-name="ce6">
            <text:p>E</text:p>
          </table:table-cell>
          <table:table-cell office:value-type="float" office:value="13426" table:formula="of:=RANDBETWEEN(0;99999)" table:style-name="ce1">
            <text:p>134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0</text:p>
          </table:table-cell>
          <table:table-cell office:value-type="string" table:style-name="ce1">
            <text:p>Trinidad Leiva Ribera</text:p>
          </table:table-cell>
          <table:table-cell office:value-type="date" office:date-value="1972-08-04T00:00:00" table:style-name="ce4">
            <text:p>4/8/1972</text:p>
          </table:table-cell>
          <table:table-cell office:value-type="string" table:style-name="ce1">
            <text:p>San Jose, CA 95111</text:p>
          </table:table-cell>
          <table:table-cell office:value-type="string" table:style-name="ce1">
            <text:p>9268 NE. Lookout Drive</text:p>
          </table:table-cell>
          <table:table-cell office:value-type="string" table:style-name="ce1">
            <text:p>(605) 810-1781</text:p>
          </table:table-cell>
          <table:table-cell office:value-type="string" table:style-name="ce1">
            <text:p>dogdude@yahoo.com</text:p>
          </table:table-cell>
          <table:table-cell office:value-type="date" office:date-value="2007-06-30T03:25:30" table:style-name="ce5">
            <text:p>30/6/2007 3:25</text:p>
          </table:table-cell>
          <table:table-cell office:value-type="string" table:style-name="ce6">
            <text:p>C</text:p>
          </table:table-cell>
          <table:table-cell office:value-type="float" office:value="89308" table:formula="of:=RANDBETWEEN(0;99999)" table:style-name="ce1">
            <text:p>893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1</text:p>
          </table:table-cell>
          <table:table-cell office:value-type="string" table:style-name="ce1">
            <text:p>Luisa Saldaña Piñeiro</text:p>
          </table:table-cell>
          <table:table-cell office:value-type="date" office:date-value="1998-04-05T00:00:00" table:style-name="ce4">
            <text:p>5/4/1998</text:p>
          </table:table-cell>
          <table:table-cell office:value-type="string" table:style-name="ce1">
            <text:p>Santa Ana, CA 92704</text:p>
          </table:table-cell>
          <table:table-cell office:value-type="string" table:style-name="ce1">
            <text:p>9551 Talbot Ave.</text:p>
          </table:table-cell>
          <table:table-cell office:value-type="string" table:style-name="ce1">
            <text:p>(256) 681-2246</text:p>
          </table:table-cell>
          <table:table-cell office:value-type="string" table:style-name="ce1">
            <text:p>sfoskett@att.net</text:p>
          </table:table-cell>
          <table:table-cell office:value-type="date" office:date-value="2017-07-18T14:49:38" table:style-name="ce5">
            <text:p>18/7/2017 14:49</text:p>
          </table:table-cell>
          <table:table-cell office:value-type="string" table:style-name="ce6">
            <text:p>D</text:p>
          </table:table-cell>
          <table:table-cell office:value-type="float" office:value="48087" table:formula="of:=RANDBETWEEN(0;99999)" table:style-name="ce1">
            <text:p>480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2</text:p>
          </table:table-cell>
          <table:table-cell office:value-type="string" table:style-name="ce1">
            <text:p>Yago Diez Meléndez</text:p>
          </table:table-cell>
          <table:table-cell office:value-type="date" office:date-value="1979-11-06T00:00:00" table:style-name="ce4">
            <text:p>6/11/1979</text:p>
          </table:table-cell>
          <table:table-cell office:value-type="string" table:style-name="ce1">
            <text:p>Spring Valley, CA 91977</text:p>
          </table:table-cell>
          <table:table-cell office:value-type="string" table:style-name="ce1">
            <text:p>82 Edgewood Ave.</text:p>
          </table:table-cell>
          <table:table-cell office:value-type="string" table:style-name="ce1">
            <text:p>(304) 471-5232</text:p>
          </table:table-cell>
          <table:table-cell office:value-type="string" table:style-name="ce1">
            <text:p>hampton@icloud.com</text:p>
          </table:table-cell>
          <table:table-cell office:value-type="date" office:date-value="2007-08-26T21:36:38" table:style-name="ce5">
            <text:p>26/8/2007 21:36</text:p>
          </table:table-cell>
          <table:table-cell office:value-type="string" table:style-name="ce6">
            <text:p>C</text:p>
          </table:table-cell>
          <table:table-cell office:value-type="float" office:value="77547" table:formula="of:=RANDBETWEEN(0;99999)" table:style-name="ce1">
            <text:p>775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3</text:p>
          </table:table-cell>
          <table:table-cell office:value-type="string" table:style-name="ce1">
            <text:p>Alberto Rius Rius</text:p>
          </table:table-cell>
          <table:table-cell office:value-type="date" office:date-value="1982-03-10T00:00:00" table:style-name="ce4">
            <text:p>10/3/1982</text:p>
          </table:table-cell>
          <table:table-cell office:value-type="string" table:style-name="ce1">
            <text:p>Salinas, CA 93905</text:p>
          </table:table-cell>
          <table:table-cell office:value-type="string" table:style-name="ce1">
            <text:p>63 East Penn St.</text:p>
          </table:table-cell>
          <table:table-cell office:value-type="string" table:style-name="ce1">
            <text:p>(411) 283-4519</text:p>
          </table:table-cell>
          <table:table-cell office:value-type="string" table:style-name="ce1">
            <text:p>singer@mac.com</text:p>
          </table:table-cell>
          <table:table-cell office:value-type="date" office:date-value="2016-08-14T05:09:17" table:style-name="ce5">
            <text:p>14/8/2016 5:09</text:p>
          </table:table-cell>
          <table:table-cell office:value-type="string" table:style-name="ce6">
            <text:p>B</text:p>
          </table:table-cell>
          <table:table-cell office:value-type="float" office:value="54468" table:formula="of:=RANDBETWEEN(0;99999)" table:style-name="ce1">
            <text:p>544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4</text:p>
          </table:table-cell>
          <table:table-cell office:value-type="string" table:style-name="ce1">
            <text:p>Beatriz Jimenez Antón</text:p>
          </table:table-cell>
          <table:table-cell office:value-type="date" office:date-value="1982-01-30T00:00:00" table:style-name="ce4">
            <text:p>30/1/1982</text:p>
          </table:table-cell>
          <table:table-cell office:value-type="string" table:style-name="ce1">
            <text:p>La Habra, CA 90631</text:p>
          </table:table-cell>
          <table:table-cell office:value-type="string" table:style-name="ce1">
            <text:p>1 Spruce Street</text:p>
          </table:table-cell>
          <table:table-cell office:value-type="string" table:style-name="ce1">
            <text:p>(442) 496-8157</text:p>
          </table:table-cell>
          <table:table-cell office:value-type="string" table:style-name="ce1">
            <text:p>pereinar@mac.com</text:p>
          </table:table-cell>
          <table:table-cell office:value-type="date" office:date-value="2020-01-12T12:53:37" table:style-name="ce5">
            <text:p>12/1/2020 12:53</text:p>
          </table:table-cell>
          <table:table-cell office:value-type="string" table:style-name="ce6">
            <text:p>A</text:p>
          </table:table-cell>
          <table:table-cell office:value-type="float" office:value="2376" table:formula="of:=RANDBETWEEN(0;99999)" table:style-name="ce1">
            <text:p>23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5</text:p>
          </table:table-cell>
          <table:table-cell office:value-type="string" table:style-name="ce1">
            <text:p>Adolfo Gaya Canales</text:p>
          </table:table-cell>
          <table:table-cell office:value-type="date" office:date-value="1980-05-31T00:00:00" table:style-name="ce4">
            <text:p>31/5/1980</text:p>
          </table:table-cell>
          <table:table-cell office:value-type="string" table:style-name="ce1">
            <text:p>Fontana, CA 92336</text:p>
          </table:table-cell>
          <table:table-cell office:value-type="string" table:style-name="ce1">
            <text:p>78 Devon St.</text:p>
          </table:table-cell>
          <table:table-cell office:value-type="string" table:style-name="ce1">
            <text:p>(205) 909-7964</text:p>
          </table:table-cell>
          <table:table-cell office:value-type="string" table:style-name="ce1">
            <text:p>jfreedma@comcast.net</text:p>
          </table:table-cell>
          <table:table-cell office:value-type="date" office:date-value="2006-05-14T12:47:56" table:style-name="ce5">
            <text:p>14/5/2006 12:47</text:p>
          </table:table-cell>
          <table:table-cell office:value-type="string" table:style-name="ce6">
            <text:p>A</text:p>
          </table:table-cell>
          <table:table-cell office:value-type="float" office:value="66044" table:formula="of:=RANDBETWEEN(0;99999)" table:style-name="ce1">
            <text:p>660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6</text:p>
          </table:table-cell>
          <table:table-cell office:value-type="string" table:style-name="ce1">
            <text:p>Teófilo de Nuñez</text:p>
          </table:table-cell>
          <table:table-cell office:value-type="date" office:date-value="1995-03-29T00:00:00" table:style-name="ce4">
            <text:p>29/3/1995</text:p>
          </table:table-cell>
          <table:table-cell office:value-type="string" table:style-name="ce1">
            <text:p>Georgetown, ON L7G 9Y7</text:p>
          </table:table-cell>
          <table:table-cell office:value-type="string" table:style-name="ce1">
            <text:p>425 Cherry Hill Court</text:p>
          </table:table-cell>
          <table:table-cell office:value-type="string" table:style-name="ce1">
            <text:p>(730) 534-7609</text:p>
          </table:table-cell>
          <table:table-cell office:value-type="string" table:style-name="ce1">
            <text:p>hampton@outlook.com</text:p>
          </table:table-cell>
          <table:table-cell office:value-type="date" office:date-value="2010-08-02T22:02:45" table:style-name="ce5">
            <text:p>2/8/2010 22:02</text:p>
          </table:table-cell>
          <table:table-cell office:value-type="string" table:style-name="ce6">
            <text:p>B</text:p>
          </table:table-cell>
          <table:table-cell office:value-type="float" office:value="49567" table:formula="of:=RANDBETWEEN(0;99999)" table:style-name="ce1">
            <text:p>495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7</text:p>
          </table:table-cell>
          <table:table-cell office:value-type="string" table:style-name="ce1">
            <text:p>Bruno Cabezas Cordero</text:p>
          </table:table-cell>
          <table:table-cell office:value-type="date" office:date-value="1975-09-13T00:00:00" table:style-name="ce4">
            <text:p>13/9/1975</text:p>
          </table:table-cell>
          <table:table-cell office:value-type="string" table:style-name="ce1">
            <text:p>Donnacona, QC G3M 1C3</text:p>
          </table:table-cell>
          <table:table-cell office:value-type="string" table:style-name="ce1">
            <text:p>900 Charles Lane</text:p>
          </table:table-cell>
          <table:table-cell office:value-type="string" table:style-name="ce1">
            <text:p>(770) 286-4391</text:p>
          </table:table-cell>
          <table:table-cell office:value-type="string" table:style-name="ce1">
            <text:p>attwood@yahoo.com</text:p>
          </table:table-cell>
          <table:table-cell office:value-type="date" office:date-value="2013-04-28T20:59:34" table:style-name="ce5">
            <text:p>28/4/2013 20:59</text:p>
          </table:table-cell>
          <table:table-cell office:value-type="string" table:style-name="ce6">
            <text:p>B</text:p>
          </table:table-cell>
          <table:table-cell office:value-type="float" office:value="41182" table:formula="of:=RANDBETWEEN(0;99999)" table:style-name="ce1">
            <text:p>411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8</text:p>
          </table:table-cell>
          <table:table-cell office:value-type="string" table:style-name="ce1">
            <text:p>Pepe Juanito Adán Anaya</text:p>
          </table:table-cell>
          <table:table-cell office:value-type="date" office:date-value="1981-02-04T00:00:00" table:style-name="ce4">
            <text:p>4/2/1981</text:p>
          </table:table-cell>
          <table:table-cell office:value-type="string" table:style-name="ce1">
            <text:p>Manotick, ON K4M 6S8</text:p>
          </table:table-cell>
          <table:table-cell office:value-type="string" table:style-name="ce1">
            <text:p>316 East Oak Meadow Court</text:p>
          </table:table-cell>
          <table:table-cell office:value-type="string" table:style-name="ce1">
            <text:p>(732) 906-0070</text:p>
          </table:table-cell>
          <table:table-cell office:value-type="string" table:style-name="ce1">
            <text:p>howler@mac.com</text:p>
          </table:table-cell>
          <table:table-cell office:value-type="date" office:date-value="2019-11-29T13:47:59" table:style-name="ce5">
            <text:p>29/11/2019 13:47</text:p>
          </table:table-cell>
          <table:table-cell office:value-type="string" table:style-name="ce6">
            <text:p>B</text:p>
          </table:table-cell>
          <table:table-cell office:value-type="float" office:value="7736" table:formula="of:=RANDBETWEEN(0;99999)" table:style-name="ce1">
            <text:p>77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9</text:p>
          </table:table-cell>
          <table:table-cell office:value-type="string" table:style-name="ce1">
            <text:p>Isabela Solé Nuñez</text:p>
          </table:table-cell>
          <table:table-cell office:value-type="date" office:date-value="1980-01-21T00:00:00" table:style-name="ce4">
            <text:p>21/1/1980</text:p>
          </table:table-cell>
          <table:table-cell office:value-type="string" table:style-name="ce1">
            <text:p>Essex, ON N0R 2G6</text:p>
          </table:table-cell>
          <table:table-cell office:value-type="string" table:style-name="ce1">
            <text:p>407 Lafayette Court</text:p>
          </table:table-cell>
          <table:table-cell office:value-type="string" table:style-name="ce1">
            <text:p>(943) 428-2313</text:p>
          </table:table-cell>
          <table:table-cell office:value-type="string" table:style-name="ce1">
            <text:p>quantaman@icloud.com</text:p>
          </table:table-cell>
          <table:table-cell office:value-type="date" office:date-value="2017-12-06T16:50:13" table:style-name="ce5">
            <text:p>6/12/2017 16:50</text:p>
          </table:table-cell>
          <table:table-cell office:value-type="string" table:style-name="ce6">
            <text:p>D</text:p>
          </table:table-cell>
          <table:table-cell office:value-type="float" office:value="75579" table:formula="of:=RANDBETWEEN(0;99999)" table:style-name="ce1">
            <text:p>755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0</text:p>
          </table:table-cell>
          <table:table-cell office:value-type="string" table:style-name="ce1">
            <text:p>Amaya Izquierdo Gonzalo</text:p>
          </table:table-cell>
          <table:table-cell office:value-type="date" office:date-value="1993-05-24T00:00:00" table:style-name="ce4">
            <text:p>24/5/1993</text:p>
          </table:table-cell>
          <table:table-cell office:value-type="string" table:style-name="ce1">
            <text:p>Lockport, MB R1B 5H9</text:p>
          </table:table-cell>
          <table:table-cell office:value-type="string" table:style-name="ce1">
            <text:p>17 Euclid Rd.</text:p>
          </table:table-cell>
          <table:table-cell office:value-type="string" table:style-name="ce1">
            <text:p>(785) 951-2152</text:p>
          </table:table-cell>
          <table:table-cell office:value-type="string" table:style-name="ce1">
            <text:p>tellis@gmail.com</text:p>
          </table:table-cell>
          <table:table-cell office:value-type="date" office:date-value="2005-05-01T05:49:05" table:style-name="ce5">
            <text:p>1/5/2005 5:49</text:p>
          </table:table-cell>
          <table:table-cell office:value-type="string" table:style-name="ce6">
            <text:p>A</text:p>
          </table:table-cell>
          <table:table-cell office:value-type="float" office:value="26062" table:formula="of:=RANDBETWEEN(0;99999)" table:style-name="ce1">
            <text:p>260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1</text:p>
          </table:table-cell>
          <table:table-cell office:value-type="string" table:style-name="ce1">
            <text:p>Gervasio del Galán</text:p>
          </table:table-cell>
          <table:table-cell office:value-type="date" office:date-value="1985-08-16T00:00:00" table:style-name="ce4">
            <text:p>16/8/1985</text:p>
          </table:table-cell>
          <table:table-cell office:value-type="string" table:style-name="ce1">
            <text:p>Bonnyville, AB T9N 2P9</text:p>
          </table:table-cell>
          <table:table-cell office:value-type="string" table:style-name="ce1">
            <text:p>821 Surrey St.</text:p>
          </table:table-cell>
          <table:table-cell office:value-type="string" table:style-name="ce1">
            <text:p>(406) 847-9870</text:p>
          </table:table-cell>
          <table:table-cell office:value-type="string" table:style-name="ce1">
            <text:p>jguyer@verizon.net</text:p>
          </table:table-cell>
          <table:table-cell office:value-type="date" office:date-value="2006-08-20T03:16:46" table:style-name="ce5">
            <text:p>20/8/2006 3:16</text:p>
          </table:table-cell>
          <table:table-cell office:value-type="string" table:style-name="ce6">
            <text:p>E</text:p>
          </table:table-cell>
          <table:table-cell office:value-type="float" office:value="89636" table:formula="of:=RANDBETWEEN(0;99999)" table:style-name="ce1">
            <text:p>896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2</text:p>
          </table:table-cell>
          <table:table-cell office:value-type="string" table:style-name="ce1">
            <text:p>Isaac Pujol-Yáñez</text:p>
          </table:table-cell>
          <table:table-cell office:value-type="date" office:date-value="1998-02-25T00:00:00" table:style-name="ce4">
            <text:p>25/2/1998</text:p>
          </table:table-cell>
          <table:table-cell office:value-type="string" table:style-name="ce1">
            <text:p>Petit-Rocher, NB E8J 4K5</text:p>
          </table:table-cell>
          <table:table-cell office:value-type="string" table:style-name="ce1">
            <text:p>714 Depot St.</text:p>
          </table:table-cell>
          <table:table-cell office:value-type="string" table:style-name="ce1">
            <text:p>(965) 911-5076</text:p>
          </table:table-cell>
          <table:table-cell office:value-type="string" table:style-name="ce1">
            <text:p>adhere@icloud.com</text:p>
          </table:table-cell>
          <table:table-cell office:value-type="date" office:date-value="2006-10-15T15:25:08" table:style-name="ce5">
            <text:p>15/10/2006 15:25</text:p>
          </table:table-cell>
          <table:table-cell office:value-type="string" table:style-name="ce6">
            <text:p>E</text:p>
          </table:table-cell>
          <table:table-cell office:value-type="float" office:value="47961" table:formula="of:=RANDBETWEEN(0;99999)" table:style-name="ce1">
            <text:p>479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3</text:p>
          </table:table-cell>
          <table:table-cell office:value-type="string" table:style-name="ce1">
            <text:p>Valerio Valentín Céspedes</text:p>
          </table:table-cell>
          <table:table-cell office:value-type="date" office:date-value="1989-05-05T00:00:00" table:style-name="ce4">
            <text:p>5/5/1989</text:p>
          </table:table-cell>
          <table:table-cell office:value-type="string" table:style-name="ce1">
            <text:p>Farnham, QC J2N 4J1</text:p>
          </table:table-cell>
          <table:table-cell office:value-type="string" table:style-name="ce1">
            <text:p>82 Clark Ave.</text:p>
          </table:table-cell>
          <table:table-cell office:value-type="string" table:style-name="ce1">
            <text:p>(599) 327-2008</text:p>
          </table:table-cell>
          <table:table-cell office:value-type="string" table:style-name="ce1">
            <text:p>jaarnial@verizon.net</text:p>
          </table:table-cell>
          <table:table-cell office:value-type="date" office:date-value="2012-08-01T14:06:20" table:style-name="ce5">
            <text:p>1/8/2012 14:06</text:p>
          </table:table-cell>
          <table:table-cell office:value-type="string" table:style-name="ce6">
            <text:p>D</text:p>
          </table:table-cell>
          <table:table-cell office:value-type="float" office:value="58073" table:formula="of:=RANDBETWEEN(0;99999)" table:style-name="ce1">
            <text:p>580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4</text:p>
          </table:table-cell>
          <table:table-cell office:value-type="string" table:style-name="ce1">
            <text:p>Cleto Benito Mendizábal</text:p>
          </table:table-cell>
          <table:table-cell office:value-type="date" office:date-value="1995-10-11T00:00:00" table:style-name="ce4">
            <text:p>11/10/1995</text:p>
          </table:table-cell>
          <table:table-cell office:value-type="string" table:style-name="ce1">
            <text:p>Winnipeg, MB R2C 4A3</text:p>
          </table:table-cell>
          <table:table-cell office:value-type="string" table:style-name="ce1">
            <text:p>9949 Dogwood Ave.</text:p>
          </table:table-cell>
          <table:table-cell office:value-type="string" table:style-name="ce1">
            <text:p>(656) 470-6146</text:p>
          </table:table-cell>
          <table:table-cell office:value-type="string" table:style-name="ce1">
            <text:p>plover@live.com</text:p>
          </table:table-cell>
          <table:table-cell office:value-type="date" office:date-value="2018-12-06T07:05:41" table:style-name="ce5">
            <text:p>6/12/2018 7:05</text:p>
          </table:table-cell>
          <table:table-cell office:value-type="string" table:style-name="ce6">
            <text:p>B</text:p>
          </table:table-cell>
          <table:table-cell office:value-type="float" office:value="34083" table:formula="of:=RANDBETWEEN(0;99999)" table:style-name="ce1">
            <text:p>340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5</text:p>
          </table:table-cell>
          <table:table-cell office:value-type="string" table:style-name="ce1">
            <text:p>Erasmo Cabeza Martinez</text:p>
          </table:table-cell>
          <table:table-cell office:value-type="date" office:date-value="1999-05-09T00:00:00" table:style-name="ce4">
            <text:p>9/5/1999</text:p>
          </table:table-cell>
          <table:table-cell office:value-type="string" table:style-name="ce1">
            <text:p>Saint-Raymond, QC G3L 7P7</text:p>
          </table:table-cell>
          <table:table-cell office:value-type="string" table:style-name="ce1">
            <text:p>9 Kingston Lane</text:p>
          </table:table-cell>
          <table:table-cell office:value-type="string" table:style-name="ce1">
            <text:p>(327) 329-5055</text:p>
          </table:table-cell>
          <table:table-cell office:value-type="string" table:style-name="ce1">
            <text:p>wortmanj@verizon.net</text:p>
          </table:table-cell>
          <table:table-cell office:value-type="date" office:date-value="2014-01-04T12:18:42" table:style-name="ce5">
            <text:p>4/1/2014 12:18</text:p>
          </table:table-cell>
          <table:table-cell office:value-type="string" table:style-name="ce6">
            <text:p>C</text:p>
          </table:table-cell>
          <table:table-cell office:value-type="float" office:value="52773" table:formula="of:=RANDBETWEEN(0;99999)" table:style-name="ce1">
            <text:p>527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6</text:p>
          </table:table-cell>
          <table:table-cell office:value-type="string" table:style-name="ce1">
            <text:p>Quirino Rosario Vázquez Carvajal</text:p>
          </table:table-cell>
          <table:table-cell office:value-type="date" office:date-value="2000-01-17T00:00:00" table:style-name="ce4">
            <text:p>17/1/2000</text:p>
          </table:table-cell>
          <table:table-cell office:value-type="string" table:style-name="ce1">
            <text:p>St. George, NB E5C 6A9</text:p>
          </table:table-cell>
          <table:table-cell office:value-type="string" table:style-name="ce1">
            <text:p>652 Old Tower Lane</text:p>
          </table:table-cell>
          <table:table-cell office:value-type="string" table:style-name="ce1">
            <text:p>(208) 903-9126</text:p>
          </table:table-cell>
          <table:table-cell office:value-type="string" table:style-name="ce1">
            <text:p>violinhi@aol.com</text:p>
          </table:table-cell>
          <table:table-cell office:value-type="date" office:date-value="2012-12-16T06:23:52" table:style-name="ce5">
            <text:p>16/12/2012 6:23</text:p>
          </table:table-cell>
          <table:table-cell office:value-type="string" table:style-name="ce6">
            <text:p>A</text:p>
          </table:table-cell>
          <table:table-cell office:value-type="float" office:value="57044" table:formula="of:=RANDBETWEEN(0;99999)" table:style-name="ce1">
            <text:p>570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7</text:p>
          </table:table-cell>
          <table:table-cell office:value-type="string" table:style-name="ce1">
            <text:p>Marcos Alcántara Codina</text:p>
          </table:table-cell>
          <table:table-cell office:value-type="date" office:date-value="1992-11-28T00:00:00" table:style-name="ce4">
            <text:p>28/11/1992</text:p>
          </table:table-cell>
          <table:table-cell office:value-type="string" table:style-name="ce1">
            <text:p>Port Moody, BC V3H 3N3</text:p>
          </table:table-cell>
          <table:table-cell office:value-type="string" table:style-name="ce1">
            <text:p>1 Trusel Lane</text:p>
          </table:table-cell>
          <table:table-cell office:value-type="string" table:style-name="ce1">
            <text:p>(440) 419-1193</text:p>
          </table:table-cell>
          <table:table-cell office:value-type="string" table:style-name="ce1">
            <text:p>uncle@sbcglobal.net</text:p>
          </table:table-cell>
          <table:table-cell office:value-type="date" office:date-value="2010-04-03T06:20:02" table:style-name="ce5">
            <text:p>3/4/2010 6:20</text:p>
          </table:table-cell>
          <table:table-cell office:value-type="string" table:style-name="ce6">
            <text:p>C</text:p>
          </table:table-cell>
          <table:table-cell office:value-type="float" office:value="92565" table:formula="of:=RANDBETWEEN(0;99999)" table:style-name="ce1">
            <text:p>925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8</text:p>
          </table:table-cell>
          <table:table-cell office:value-type="string" table:style-name="ce1">
            <text:p>Paloma Abascal Lledó</text:p>
          </table:table-cell>
          <table:table-cell office:value-type="date" office:date-value="1998-05-14T00:00:00" table:style-name="ce4">
            <text:p>14/5/1998</text:p>
          </table:table-cell>
          <table:table-cell office:value-type="string" table:style-name="ce1">
            <text:p>Delhi, ON N4B 2V1</text:p>
          </table:table-cell>
          <table:table-cell office:value-type="string" table:style-name="ce1">
            <text:p>81 Canterbury Street</text:p>
          </table:table-cell>
          <table:table-cell office:value-type="string" table:style-name="ce1">
            <text:p>(357) 843-1297</text:p>
          </table:table-cell>
          <table:table-cell office:value-type="string" table:style-name="ce1">
            <text:p>krueger@icloud.com</text:p>
          </table:table-cell>
          <table:table-cell office:value-type="date" office:date-value="2007-07-23T22:05:45" table:style-name="ce5">
            <text:p>23/7/2007 22:05</text:p>
          </table:table-cell>
          <table:table-cell office:value-type="string" table:style-name="ce6">
            <text:p>B</text:p>
          </table:table-cell>
          <table:table-cell office:value-type="float" office:value="34681" table:formula="of:=RANDBETWEEN(0;99999)" table:style-name="ce1">
            <text:p>346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9</text:p>
          </table:table-cell>
          <table:table-cell office:value-type="string" table:style-name="ce1">
            <text:p>Ana Sofía Nadal-Campo</text:p>
          </table:table-cell>
          <table:table-cell office:value-type="date" office:date-value="1990-04-23T00:00:00" table:style-name="ce4">
            <text:p>23/4/1990</text:p>
          </table:table-cell>
          <table:table-cell office:value-type="string" table:style-name="ce1">
            <text:p>Oromocto, NB E2V 6A5</text:p>
          </table:table-cell>
          <table:table-cell office:value-type="string" table:style-name="ce1">
            <text:p>1 Westminster Street</text:p>
          </table:table-cell>
          <table:table-cell office:value-type="string" table:style-name="ce1">
            <text:p>(726) 820-4884</text:p>
          </table:table-cell>
          <table:table-cell office:value-type="string" table:style-name="ce1">
            <text:p>daveewart@optonline.net</text:p>
          </table:table-cell>
          <table:table-cell office:value-type="date" office:date-value="2015-09-02T22:24:53" table:style-name="ce5">
            <text:p>2/9/2015 22:24</text:p>
          </table:table-cell>
          <table:table-cell office:value-type="string" table:style-name="ce6">
            <text:p>B</text:p>
          </table:table-cell>
          <table:table-cell office:value-type="float" office:value="2738" table:formula="of:=RANDBETWEEN(0;99999)" table:style-name="ce1">
            <text:p>27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0</text:p>
          </table:table-cell>
          <table:table-cell office:value-type="string" table:style-name="ce1">
            <text:p>Estela Cases Peral</text:p>
          </table:table-cell>
          <table:table-cell office:value-type="date" office:date-value="1982-11-06T00:00:00" table:style-name="ce4">
            <text:p>6/11/1982</text:p>
          </table:table-cell>
          <table:table-cell office:value-type="string" table:style-name="ce1">
            <text:p>Belledune, NB E8G 4R8</text:p>
          </table:table-cell>
          <table:table-cell office:value-type="string" table:style-name="ce1">
            <text:p>83 Beaver Ridge Ave.</text:p>
          </table:table-cell>
          <table:table-cell office:value-type="string" table:style-name="ce1">
            <text:p>(741) 507-6188</text:p>
          </table:table-cell>
          <table:table-cell office:value-type="string" table:style-name="ce1">
            <text:p>firstpr@aol.com</text:p>
          </table:table-cell>
          <table:table-cell office:value-type="date" office:date-value="2017-05-16T22:29:10" table:style-name="ce5">
            <text:p>16/5/2017 22:29</text:p>
          </table:table-cell>
          <table:table-cell office:value-type="string" table:style-name="ce6">
            <text:p>E</text:p>
          </table:table-cell>
          <table:table-cell office:value-type="float" office:value="69769" table:formula="of:=RANDBETWEEN(0;99999)" table:style-name="ce1">
            <text:p>697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1</text:p>
          </table:table-cell>
          <table:table-cell office:value-type="string" table:style-name="ce1">
            <text:p>Borja Díez-Zorrilla</text:p>
          </table:table-cell>
          <table:table-cell office:value-type="date" office:date-value="1971-01-28T00:00:00" table:style-name="ce4">
            <text:p>28/1/1971</text:p>
          </table:table-cell>
          <table:table-cell office:value-type="string" table:style-name="ce1">
            <text:p>Bouctouche, NB E4S 8M3</text:p>
          </table:table-cell>
          <table:table-cell office:value-type="string" table:style-name="ce1">
            <text:p>170 Devonshire St.</text:p>
          </table:table-cell>
          <table:table-cell office:value-type="string" table:style-name="ce1">
            <text:p>(847) 529-3256</text:p>
          </table:table-cell>
          <table:table-cell office:value-type="string" table:style-name="ce1">
            <text:p>trieuvan@sbcglobal.net</text:p>
          </table:table-cell>
          <table:table-cell office:value-type="date" office:date-value="2008-09-20T11:15:56" table:style-name="ce5">
            <text:p>20/9/2008 11:15</text:p>
          </table:table-cell>
          <table:table-cell office:value-type="string" table:style-name="ce6">
            <text:p>E</text:p>
          </table:table-cell>
          <table:table-cell office:value-type="float" office:value="39032" table:formula="of:=RANDBETWEEN(0;99999)" table:style-name="ce1">
            <text:p>39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2</text:p>
          </table:table-cell>
          <table:table-cell office:value-type="string" table:style-name="ce1">
            <text:p>Eva María de Bertrán</text:p>
          </table:table-cell>
          <table:table-cell office:value-type="date" office:date-value="1992-10-20T00:00:00" table:style-name="ce4">
            <text:p>20/10/1992</text:p>
          </table:table-cell>
          <table:table-cell office:value-type="string" table:style-name="ce1">
            <text:p>Caledon, ON L7C 9T6</text:p>
          </table:table-cell>
          <table:table-cell office:value-type="string" table:style-name="ce1">
            <text:p>7489 Central Drive</text:p>
          </table:table-cell>
          <table:table-cell office:value-type="string" table:style-name="ce1">
            <text:p>(622) 751-8803</text:p>
          </table:table-cell>
          <table:table-cell office:value-type="string" table:style-name="ce1">
            <text:p>tbusch@gmail.com</text:p>
          </table:table-cell>
          <table:table-cell office:value-type="date" office:date-value="2006-07-28T17:38:26" table:style-name="ce5">
            <text:p>28/7/2006 17:38</text:p>
          </table:table-cell>
          <table:table-cell office:value-type="string" table:style-name="ce6">
            <text:p>A</text:p>
          </table:table-cell>
          <table:table-cell office:value-type="float" office:value="35149" table:formula="of:=RANDBETWEEN(0;99999)" table:style-name="ce1">
            <text:p>351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3</text:p>
          </table:table-cell>
          <table:table-cell office:value-type="string" table:style-name="ce1">
            <text:p>Elena del Tomé</text:p>
          </table:table-cell>
          <table:table-cell office:value-type="date" office:date-value="1984-03-11T00:00:00" table:style-name="ce4">
            <text:p>11/3/1984</text:p>
          </table:table-cell>
          <table:table-cell office:value-type="string" table:style-name="ce1">
            <text:p>Buena Vista, SK S2V 1L1</text:p>
          </table:table-cell>
          <table:table-cell office:value-type="string" table:style-name="ce1">
            <text:p>72 Wild Rose Circle</text:p>
          </table:table-cell>
          <table:table-cell office:value-type="string" table:style-name="ce1">
            <text:p>(681) 720-0173</text:p>
          </table:table-cell>
          <table:table-cell office:value-type="string" table:style-name="ce1">
            <text:p>yfreund@me.com</text:p>
          </table:table-cell>
          <table:table-cell office:value-type="date" office:date-value="2013-07-31T02:29:35" table:style-name="ce5">
            <text:p>31/7/2013 2:29</text:p>
          </table:table-cell>
          <table:table-cell office:value-type="string" table:style-name="ce6">
            <text:p>C</text:p>
          </table:table-cell>
          <table:table-cell office:value-type="float" office:value="29342" table:formula="of:=RANDBETWEEN(0;99999)" table:style-name="ce1">
            <text:p>293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4</text:p>
          </table:table-cell>
          <table:table-cell office:value-type="string" table:style-name="ce1">
            <text:p>Iván de Manzanares</text:p>
          </table:table-cell>
          <table:table-cell office:value-type="date" office:date-value="1978-04-13T00:00:00" table:style-name="ce4">
            <text:p>13/4/1978</text:p>
          </table:table-cell>
          <table:table-cell office:value-type="string" table:style-name="ce1">
            <text:p>Digby Neck, NS B0V 8H6</text:p>
          </table:table-cell>
          <table:table-cell office:value-type="string" table:style-name="ce1">
            <text:p>9562 South Forest Drive</text:p>
          </table:table-cell>
          <table:table-cell office:value-type="string" table:style-name="ce1">
            <text:p>(947) 794-9523</text:p>
          </table:table-cell>
          <table:table-cell office:value-type="string" table:style-name="ce1">
            <text:p>jfmulder@mac.com</text:p>
          </table:table-cell>
          <table:table-cell office:value-type="date" office:date-value="2017-06-27T10:08:38" table:style-name="ce5">
            <text:p>27/6/2017 10:08</text:p>
          </table:table-cell>
          <table:table-cell office:value-type="string" table:style-name="ce6">
            <text:p>B</text:p>
          </table:table-cell>
          <table:table-cell office:value-type="float" office:value="47318" table:formula="of:=RANDBETWEEN(0;99999)" table:style-name="ce1">
            <text:p>473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5</text:p>
          </table:table-cell>
          <table:table-cell office:value-type="string" table:style-name="ce1">
            <text:p>Adelina Roma Feijoo</text:p>
          </table:table-cell>
          <table:table-cell office:value-type="date" office:date-value="1989-02-21T00:00:00" table:style-name="ce4">
            <text:p>21/2/1989</text:p>
          </table:table-cell>
          <table:table-cell office:value-type="string" table:style-name="ce1">
            <text:p>Outaouais-Sud, QC J0X 9K0</text:p>
          </table:table-cell>
          <table:table-cell office:value-type="string" table:style-name="ce1">
            <text:p>94 Tallwood Avenue</text:p>
          </table:table-cell>
          <table:table-cell office:value-type="string" table:style-name="ce1">
            <text:p>(697) 343-2772</text:p>
          </table:table-cell>
          <table:table-cell office:value-type="string" table:style-name="ce1">
            <text:p>parrt@mac.com</text:p>
          </table:table-cell>
          <table:table-cell office:value-type="date" office:date-value="2014-08-25T20:15:26" table:style-name="ce5">
            <text:p>25/8/2014 20:15</text:p>
          </table:table-cell>
          <table:table-cell office:value-type="string" table:style-name="ce6">
            <text:p>D</text:p>
          </table:table-cell>
          <table:table-cell office:value-type="float" office:value="63282" table:formula="of:=RANDBETWEEN(0;99999)" table:style-name="ce1">
            <text:p>632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6</text:p>
          </table:table-cell>
          <table:table-cell office:value-type="string" table:style-name="ce1">
            <text:p>Joel Estévez</text:p>
          </table:table-cell>
          <table:table-cell office:value-type="date" office:date-value="1998-11-07T00:00:00" table:style-name="ce4">
            <text:p>7/11/1998</text:p>
          </table:table-cell>
          <table:table-cell office:value-type="string" table:style-name="ce1">
            <text:p>Wetaskiwin, AB T9A 7X8</text:p>
          </table:table-cell>
          <table:table-cell office:value-type="string" table:style-name="ce1">
            <text:p>381 Clay Rd.</text:p>
          </table:table-cell>
          <table:table-cell office:value-type="string" table:style-name="ce1">
            <text:p>(864) 686-9890</text:p>
          </table:table-cell>
          <table:table-cell office:value-type="string" table:style-name="ce1">
            <text:p>wiseb@aol.com</text:p>
          </table:table-cell>
          <table:table-cell office:value-type="date" office:date-value="2012-11-09T13:29:31" table:style-name="ce5">
            <text:p>9/11/2012 13:29</text:p>
          </table:table-cell>
          <table:table-cell office:value-type="string" table:style-name="ce6">
            <text:p>C</text:p>
          </table:table-cell>
          <table:table-cell office:value-type="float" office:value="6673" table:formula="of:=RANDBETWEEN(0;99999)" table:style-name="ce1">
            <text:p>66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7</text:p>
          </table:table-cell>
          <table:table-cell office:value-type="string" table:style-name="ce1">
            <text:p>Úrsula Anabel Expósito Vazquez</text:p>
          </table:table-cell>
          <table:table-cell office:value-type="date" office:date-value="1999-04-03T00:00:00" table:style-name="ce4">
            <text:p>3/4/1999</text:p>
          </table:table-cell>
          <table:table-cell office:value-type="string" table:style-name="ce1">
            <text:p>Steinbach, MB R5G 1B0</text:p>
          </table:table-cell>
          <table:table-cell office:value-type="string" table:style-name="ce1">
            <text:p>22 Fieldstone Dr.</text:p>
          </table:table-cell>
          <table:table-cell office:value-type="string" table:style-name="ce1">
            <text:p>(259) 588-3616</text:p>
          </table:table-cell>
          <table:table-cell office:value-type="string" table:style-name="ce1">
            <text:p>barnett@outlook.com</text:p>
          </table:table-cell>
          <table:table-cell office:value-type="date" office:date-value="2013-08-30T13:21:54" table:style-name="ce5">
            <text:p>30/8/2013 13:21</text:p>
          </table:table-cell>
          <table:table-cell office:value-type="string" table:style-name="ce6">
            <text:p>B</text:p>
          </table:table-cell>
          <table:table-cell office:value-type="float" office:value="75930" table:formula="of:=RANDBETWEEN(0;99999)" table:style-name="ce1">
            <text:p>759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8</text:p>
          </table:table-cell>
          <table:table-cell office:value-type="string" table:style-name="ce1">
            <text:p>Manuelita Gilabert Manjón</text:p>
          </table:table-cell>
          <table:table-cell office:value-type="date" office:date-value="1988-03-19T00:00:00" table:style-name="ce4">
            <text:p>19/3/1988</text:p>
          </table:table-cell>
          <table:table-cell office:value-type="string" table:style-name="ce1">
            <text:p>La Sarre, QC J9Z 2V9</text:p>
          </table:table-cell>
          <table:table-cell office:value-type="string" table:style-name="ce1">
            <text:p>988 Bohemia Dr.</text:p>
          </table:table-cell>
          <table:table-cell office:value-type="string" table:style-name="ce1">
            <text:p>(711) 535-5569</text:p>
          </table:table-cell>
          <table:table-cell office:value-type="string" table:style-name="ce1">
            <text:p>barlow@yahoo.com</text:p>
          </table:table-cell>
          <table:table-cell office:value-type="date" office:date-value="2008-02-13T12:32:33" table:style-name="ce5">
            <text:p>13/2/2008 12:32</text:p>
          </table:table-cell>
          <table:table-cell office:value-type="string" table:style-name="ce6">
            <text:p>A</text:p>
          </table:table-cell>
          <table:table-cell office:value-type="float" office:value="82479" table:formula="of:=RANDBETWEEN(0;99999)" table:style-name="ce1">
            <text:p>824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9</text:p>
          </table:table-cell>
          <table:table-cell office:value-type="string" table:style-name="ce1">
            <text:p>Amparo Galván Polo</text:p>
          </table:table-cell>
          <table:table-cell office:value-type="date" office:date-value="1982-05-17T00:00:00" table:style-name="ce4">
            <text:p>17/5/1982</text:p>
          </table:table-cell>
          <table:table-cell office:value-type="string" table:style-name="ce1">
            <text:p>Apohaqui, NB E5P 9G5</text:p>
          </table:table-cell>
          <table:table-cell office:value-type="string" table:style-name="ce1">
            <text:p>7582 Lyme Ave.</text:p>
          </table:table-cell>
          <table:table-cell office:value-type="string" table:style-name="ce1">
            <text:p>(390) 414-6347</text:p>
          </table:table-cell>
          <table:table-cell office:value-type="string" table:style-name="ce1">
            <text:p>telbij@hotmail.com</text:p>
          </table:table-cell>
          <table:table-cell office:value-type="date" office:date-value="2010-10-22T10:32:35" table:style-name="ce5">
            <text:p>22/10/2010 10:32</text:p>
          </table:table-cell>
          <table:table-cell office:value-type="string" table:style-name="ce6">
            <text:p>E</text:p>
          </table:table-cell>
          <table:table-cell office:value-type="float" office:value="9356" table:formula="of:=RANDBETWEEN(0;99999)" table:style-name="ce1">
            <text:p>93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0</text:p>
          </table:table-cell>
          <table:table-cell office:value-type="string" table:style-name="ce1">
            <text:p>Amparo del Ayuso</text:p>
          </table:table-cell>
          <table:table-cell office:value-type="date" office:date-value="1994-11-12T00:00:00" table:style-name="ce4">
            <text:p>12/11/1994</text:p>
          </table:table-cell>
          <table:table-cell office:value-type="string" table:style-name="ce1">
            <text:p>Lloydminster, SK S9V 5V1</text:p>
          </table:table-cell>
          <table:table-cell office:value-type="string" table:style-name="ce1">
            <text:p>226 Taylor Rd.</text:p>
          </table:table-cell>
          <table:table-cell office:value-type="string" table:style-name="ce1">
            <text:p>(622) 524-5931</text:p>
          </table:table-cell>
          <table:table-cell office:value-type="string" table:style-name="ce1">
            <text:p>dalamb@msn.com</text:p>
          </table:table-cell>
          <table:table-cell office:value-type="date" office:date-value="2016-09-17T07:33:17" table:style-name="ce5">
            <text:p>17/9/2016 7:33</text:p>
          </table:table-cell>
          <table:table-cell office:value-type="string" table:style-name="ce6">
            <text:p>B</text:p>
          </table:table-cell>
          <table:table-cell office:value-type="float" office:value="59753" table:formula="of:=RANDBETWEEN(0;99999)" table:style-name="ce1">
            <text:p>597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1</text:p>
          </table:table-cell>
          <table:table-cell office:value-type="string" table:style-name="ce1">
            <text:p>Angélica del Ortuño</text:p>
          </table:table-cell>
          <table:table-cell office:value-type="date" office:date-value="1995-03-11T00:00:00" table:style-name="ce4">
            <text:p>11/3/1995</text:p>
          </table:table-cell>
          <table:table-cell office:value-type="string" table:style-name="ce1">
            <text:p>Highlands, BC V9B 9L3</text:p>
          </table:table-cell>
          <table:table-cell office:value-type="string" table:style-name="ce1">
            <text:p>62 E. Foxrun Drive</text:p>
          </table:table-cell>
          <table:table-cell office:value-type="string" table:style-name="ce1">
            <text:p>(832) 663-7857</text:p>
          </table:table-cell>
          <table:table-cell office:value-type="string" table:style-name="ce1">
            <text:p>psichel@live.com</text:p>
          </table:table-cell>
          <table:table-cell office:value-type="date" office:date-value="2005-09-11T18:48:13" table:style-name="ce5">
            <text:p>11/9/2005 18:48</text:p>
          </table:table-cell>
          <table:table-cell office:value-type="string" table:style-name="ce6">
            <text:p>A</text:p>
          </table:table-cell>
          <table:table-cell office:value-type="float" office:value="11616" table:formula="of:=RANDBETWEEN(0;99999)" table:style-name="ce1">
            <text:p>116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2</text:p>
          </table:table-cell>
          <table:table-cell office:value-type="string" table:style-name="ce1">
            <text:p>Amalia Itziar Sebastián Revilla</text:p>
          </table:table-cell>
          <table:table-cell office:value-type="date" office:date-value="1980-07-20T00:00:00" table:style-name="ce4">
            <text:p>20/7/1980</text:p>
          </table:table-cell>
          <table:table-cell office:value-type="string" table:style-name="ce1">
            <text:p>Saint-Hippolyte, QC J8A 8X2</text:p>
          </table:table-cell>
          <table:table-cell office:value-type="string" table:style-name="ce1">
            <text:p>18 Theatre Rd.</text:p>
          </table:table-cell>
          <table:table-cell office:value-type="string" table:style-name="ce1">
            <text:p>(774) 962-9792</text:p>
          </table:table-cell>
          <table:table-cell office:value-type="string" table:style-name="ce1">
            <text:p>cameron@mac.com</text:p>
          </table:table-cell>
          <table:table-cell office:value-type="date" office:date-value="2005-11-01T17:05:14" table:style-name="ce5">
            <text:p>1/11/2005 17:05</text:p>
          </table:table-cell>
          <table:table-cell office:value-type="string" table:style-name="ce6">
            <text:p>D</text:p>
          </table:table-cell>
          <table:table-cell office:value-type="float" office:value="50958" table:formula="of:=RANDBETWEEN(0;99999)" table:style-name="ce1">
            <text:p>509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3</text:p>
          </table:table-cell>
          <table:table-cell office:value-type="string" table:style-name="ce1">
            <text:p>América Morán Peñalver</text:p>
          </table:table-cell>
          <table:table-cell office:value-type="date" office:date-value="1984-04-28T00:00:00" table:style-name="ce4">
            <text:p>28/4/1984</text:p>
          </table:table-cell>
          <table:table-cell office:value-type="string" table:style-name="ce1">
            <text:p>Chestermere, AB T1X 8K6</text:p>
          </table:table-cell>
          <table:table-cell office:value-type="string" table:style-name="ce1">
            <text:p>562 Hilldale Lane</text:p>
          </table:table-cell>
          <table:table-cell office:value-type="string" table:style-name="ce1">
            <text:p>(456) 478-8124</text:p>
          </table:table-cell>
          <table:table-cell office:value-type="string" table:style-name="ce1">
            <text:p>klaudon@icloud.com</text:p>
          </table:table-cell>
          <table:table-cell office:value-type="date" office:date-value="2013-10-18T14:09:54" table:style-name="ce5">
            <text:p>18/10/2013 14:09</text:p>
          </table:table-cell>
          <table:table-cell office:value-type="string" table:style-name="ce6">
            <text:p>A</text:p>
          </table:table-cell>
          <table:table-cell office:value-type="float" office:value="81707" table:formula="of:=RANDBETWEEN(0;99999)" table:style-name="ce1">
            <text:p>817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4</text:p>
          </table:table-cell>
          <table:table-cell office:value-type="string" table:style-name="ce1">
            <text:p>Elisa de Chaparro</text:p>
          </table:table-cell>
          <table:table-cell office:value-type="date" office:date-value="1976-08-15T00:00:00" table:style-name="ce4">
            <text:p>15/8/1976</text:p>
          </table:table-cell>
          <table:table-cell office:value-type="string" table:style-name="ce1">
            <text:p>Leduc, AB T9E 6E1</text:p>
          </table:table-cell>
          <table:table-cell office:value-type="string" table:style-name="ce1">
            <text:p>235 Bowman Street</text:p>
          </table:table-cell>
          <table:table-cell office:value-type="string" table:style-name="ce1">
            <text:p>(689) 369-1765</text:p>
          </table:table-cell>
          <table:table-cell office:value-type="string" table:style-name="ce1">
            <text:p>gavinls@msn.com</text:p>
          </table:table-cell>
          <table:table-cell office:value-type="date" office:date-value="2008-11-29T14:02:29" table:style-name="ce5">
            <text:p>29/11/2008 14:02</text:p>
          </table:table-cell>
          <table:table-cell office:value-type="string" table:style-name="ce6">
            <text:p>E</text:p>
          </table:table-cell>
          <table:table-cell office:value-type="float" office:value="58245" table:formula="of:=RANDBETWEEN(0;99999)" table:style-name="ce1">
            <text:p>582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5</text:p>
          </table:table-cell>
          <table:table-cell office:value-type="string" table:style-name="ce1">
            <text:p>Nieves Lladó</text:p>
          </table:table-cell>
          <table:table-cell office:value-type="date" office:date-value="1985-11-11T00:00:00" table:style-name="ce4">
            <text:p>11/11/1985</text:p>
          </table:table-cell>
          <table:table-cell office:value-type="string" table:style-name="ce1">
            <text:p>Vancouver, BC V5K 7G2</text:p>
          </table:table-cell>
          <table:table-cell office:value-type="string" table:style-name="ce1">
            <text:p>2 Beechwood Street</text:p>
          </table:table-cell>
          <table:table-cell office:value-type="string" table:style-name="ce1">
            <text:p>(462) 469-0733</text:p>
          </table:table-cell>
          <table:table-cell office:value-type="string" table:style-name="ce1">
            <text:p>arathi@comcast.net</text:p>
          </table:table-cell>
          <table:table-cell office:value-type="date" office:date-value="2008-03-11T14:03:14" table:style-name="ce5">
            <text:p>11/3/2008 14:03</text:p>
          </table:table-cell>
          <table:table-cell office:value-type="string" table:style-name="ce6">
            <text:p>E</text:p>
          </table:table-cell>
          <table:table-cell office:value-type="float" office:value="67756" table:formula="of:=RANDBETWEEN(0;99999)" table:style-name="ce1">
            <text:p>677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6</text:p>
          </table:table-cell>
          <table:table-cell office:value-type="string" table:style-name="ce1">
            <text:p>Juan Antonio Benet</text:p>
          </table:table-cell>
          <table:table-cell office:value-type="date" office:date-value="1988-12-06T00:00:00" table:style-name="ce4">
            <text:p>6/12/1988</text:p>
          </table:table-cell>
          <table:table-cell office:value-type="string" table:style-name="ce1">
            <text:p>Esquimalt, BC V9A 7T3</text:p>
          </table:table-cell>
          <table:table-cell office:value-type="string" table:style-name="ce1">
            <text:p>877 Coffee Ave.</text:p>
          </table:table-cell>
          <table:table-cell office:value-type="string" table:style-name="ce1">
            <text:p>(296) 380-9560</text:p>
          </table:table-cell>
          <table:table-cell office:value-type="string" table:style-name="ce1">
            <text:p>parkes@icloud.com</text:p>
          </table:table-cell>
          <table:table-cell office:value-type="date" office:date-value="2018-06-09T07:12:22" table:style-name="ce5">
            <text:p>9/6/2018 7:12</text:p>
          </table:table-cell>
          <table:table-cell office:value-type="string" table:style-name="ce6">
            <text:p>D</text:p>
          </table:table-cell>
          <table:table-cell office:value-type="float" office:value="61075" table:formula="of:=RANDBETWEEN(0;99999)" table:style-name="ce1">
            <text:p>610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7</text:p>
          </table:table-cell>
          <table:table-cell office:value-type="string" table:style-name="ce1">
            <text:p>Gustavo Barberá Frías</text:p>
          </table:table-cell>
          <table:table-cell office:value-type="date" office:date-value="1991-06-18T00:00:00" table:style-name="ce4">
            <text:p>18/6/1991</text:p>
          </table:table-cell>
          <table:table-cell office:value-type="string" table:style-name="ce1">
            <text:p>Coldbrook, NS B4R 8S2</text:p>
          </table:table-cell>
          <table:table-cell office:value-type="string" table:style-name="ce1">
            <text:p>759 Mayfair Court</text:p>
          </table:table-cell>
          <table:table-cell office:value-type="string" table:style-name="ce1">
            <text:p>(770) 446-1820</text:p>
          </table:table-cell>
          <table:table-cell office:value-type="string" table:style-name="ce1">
            <text:p>cyrus@aol.com</text:p>
          </table:table-cell>
          <table:table-cell office:value-type="date" office:date-value="2019-07-16T15:07:15" table:style-name="ce5">
            <text:p>16/7/2019 15:07</text:p>
          </table:table-cell>
          <table:table-cell office:value-type="string" table:style-name="ce6">
            <text:p>B</text:p>
          </table:table-cell>
          <table:table-cell office:value-type="float" office:value="75390" table:formula="of:=RANDBETWEEN(0;99999)" table:style-name="ce1">
            <text:p>753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8</text:p>
          </table:table-cell>
          <table:table-cell office:value-type="string" table:style-name="ce1">
            <text:p>Eliana Pacheco Ponce</text:p>
          </table:table-cell>
          <table:table-cell office:value-type="date" office:date-value="1973-04-08T00:00:00" table:style-name="ce4">
            <text:p>8/4/1973</text:p>
          </table:table-cell>
          <table:table-cell office:value-type="string" table:style-name="ce1">
            <text:p>Windsor, ON N8P 8C9</text:p>
          </table:table-cell>
          <table:table-cell office:value-type="string" table:style-name="ce1">
            <text:p>8921 West Oak Meadow Road</text:p>
          </table:table-cell>
          <table:table-cell office:value-type="string" table:style-name="ce1">
            <text:p>(752) 764-6341</text:p>
          </table:table-cell>
          <table:table-cell office:value-type="string" table:style-name="ce1">
            <text:p>isotopian@hotmail.com</text:p>
          </table:table-cell>
          <table:table-cell office:value-type="date" office:date-value="2019-08-11T21:42:08" table:style-name="ce5">
            <text:p>11/8/2019 21:42</text:p>
          </table:table-cell>
          <table:table-cell office:value-type="string" table:style-name="ce6">
            <text:p>B</text:p>
          </table:table-cell>
          <table:table-cell office:value-type="float" office:value="4552" table:formula="of:=RANDBETWEEN(0;99999)" table:style-name="ce1">
            <text:p>45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9</text:p>
          </table:table-cell>
          <table:table-cell office:value-type="string" table:style-name="ce1">
            <text:p>Dalila Pino Verdú</text:p>
          </table:table-cell>
          <table:table-cell office:value-type="date" office:date-value="1992-09-21T00:00:00" table:style-name="ce4">
            <text:p>21/9/1992</text:p>
          </table:table-cell>
          <table:table-cell office:value-type="string" table:style-name="ce1">
            <text:p>Kanata, ON K2K 4A8</text:p>
          </table:table-cell>
          <table:table-cell office:value-type="string" table:style-name="ce1">
            <text:p>24 Edgemont St.</text:p>
          </table:table-cell>
          <table:table-cell office:value-type="string" table:style-name="ce1">
            <text:p>(420) 583-7227</text:p>
          </table:table-cell>
          <table:table-cell office:value-type="string" table:style-name="ce1">
            <text:p>marnanel@icloud.com</text:p>
          </table:table-cell>
          <table:table-cell office:value-type="date" office:date-value="2013-07-05T14:53:22" table:style-name="ce5">
            <text:p>5/7/2013 14:53</text:p>
          </table:table-cell>
          <table:table-cell office:value-type="string" table:style-name="ce6">
            <text:p>D</text:p>
          </table:table-cell>
          <table:table-cell office:value-type="float" office:value="7396" table:formula="of:=RANDBETWEEN(0;99999)" table:style-name="ce1">
            <text:p>73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0</text:p>
          </table:table-cell>
          <table:table-cell office:value-type="string" table:style-name="ce1">
            <text:p>Marciano Díaz</text:p>
          </table:table-cell>
          <table:table-cell office:value-type="date" office:date-value="1985-04-16T00:00:00" table:style-name="ce4">
            <text:p>16/4/1985</text:p>
          </table:table-cell>
          <table:table-cell office:value-type="string" table:style-name="ce1">
            <text:p>McAdam, NB E6J 7T4</text:p>
          </table:table-cell>
          <table:table-cell office:value-type="string" table:style-name="ce1">
            <text:p>524 Dunbar Drive</text:p>
          </table:table-cell>
          <table:table-cell office:value-type="string" table:style-name="ce1">
            <text:p>(844) 867-2783</text:p>
          </table:table-cell>
          <table:table-cell office:value-type="string" table:style-name="ce1">
            <text:p>nwiger@verizon.net</text:p>
          </table:table-cell>
          <table:table-cell office:value-type="date" office:date-value="2016-01-04T11:01:11" table:style-name="ce5">
            <text:p>4/1/2016 11:01</text:p>
          </table:table-cell>
          <table:table-cell office:value-type="string" table:style-name="ce6">
            <text:p>B</text:p>
          </table:table-cell>
          <table:table-cell office:value-type="float" office:value="80876" table:formula="of:=RANDBETWEEN(0;99999)" table:style-name="ce1">
            <text:p>808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1</text:p>
          </table:table-cell>
          <table:table-cell office:value-type="string" table:style-name="ce1">
            <text:p>Timoteo Pinilla Calderón</text:p>
          </table:table-cell>
          <table:table-cell office:value-type="date" office:date-value="1975-06-05T00:00:00" table:style-name="ce4">
            <text:p>5/6/1975</text:p>
          </table:table-cell>
          <table:table-cell office:value-type="string" table:style-name="ce1">
            <text:p>Hanover, ON N4N 0G1</text:p>
          </table:table-cell>
          <table:table-cell office:value-type="string" table:style-name="ce1">
            <text:p>4 Maple Street</text:p>
          </table:table-cell>
          <table:table-cell office:value-type="string" table:style-name="ce1">
            <text:p>(844) 548-7367</text:p>
          </table:table-cell>
          <table:table-cell office:value-type="string" table:style-name="ce1">
            <text:p>elmer@comcast.net</text:p>
          </table:table-cell>
          <table:table-cell office:value-type="date" office:date-value="2019-12-17T14:14:29" table:style-name="ce5">
            <text:p>17/12/2019 14:14</text:p>
          </table:table-cell>
          <table:table-cell office:value-type="string" table:style-name="ce6">
            <text:p>A</text:p>
          </table:table-cell>
          <table:table-cell office:value-type="float" office:value="10741" table:formula="of:=RANDBETWEEN(0;99999)" table:style-name="ce1">
            <text:p>107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2</text:p>
          </table:table-cell>
          <table:table-cell office:value-type="string" table:style-name="ce1">
            <text:p>Malena Roma Barrena</text:p>
          </table:table-cell>
          <table:table-cell office:value-type="date" office:date-value="1977-08-15T00:00:00" table:style-name="ce4">
            <text:p>15/8/1977</text:p>
          </table:table-cell>
          <table:table-cell office:value-type="string" table:style-name="ce1">
            <text:p>Ottawa, ON K1G 0J7</text:p>
          </table:table-cell>
          <table:table-cell office:value-type="string" table:style-name="ce1">
            <text:p>7963 Third St.</text:p>
          </table:table-cell>
          <table:table-cell office:value-type="string" table:style-name="ce1">
            <text:p>(653) 247-2528</text:p>
          </table:table-cell>
          <table:table-cell office:value-type="string" table:style-name="ce1">
            <text:p>natepuri@gmail.com</text:p>
          </table:table-cell>
          <table:table-cell office:value-type="date" office:date-value="2013-08-04T17:44:29" table:style-name="ce5">
            <text:p>4/8/2013 17:44</text:p>
          </table:table-cell>
          <table:table-cell office:value-type="string" table:style-name="ce6">
            <text:p>A</text:p>
          </table:table-cell>
          <table:table-cell office:value-type="float" office:value="27716" table:formula="of:=RANDBETWEEN(0;99999)" table:style-name="ce1">
            <text:p>277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3</text:p>
          </table:table-cell>
          <table:table-cell office:value-type="string" table:style-name="ce1">
            <text:p>Silvia León Duque</text:p>
          </table:table-cell>
          <table:table-cell office:value-type="date" office:date-value="1991-04-12T00:00:00" table:style-name="ce4">
            <text:p>12/4/1991</text:p>
          </table:table-cell>
          <table:table-cell office:value-type="string" table:style-name="ce1">
            <text:p>Mississauga, ON L4T 3V7</text:p>
          </table:table-cell>
          <table:table-cell office:value-type="string" table:style-name="ce1">
            <text:p>617 Liberty Dr.</text:p>
          </table:table-cell>
          <table:table-cell office:value-type="string" table:style-name="ce1">
            <text:p>(323) 918-8630</text:p>
          </table:table-cell>
          <table:table-cell office:value-type="string" table:style-name="ce1">
            <text:p>tmaek@gmail.com</text:p>
          </table:table-cell>
          <table:table-cell office:value-type="date" office:date-value="2009-11-21T11:42:37" table:style-name="ce5">
            <text:p>21/11/2009 11:42</text:p>
          </table:table-cell>
          <table:table-cell office:value-type="string" table:style-name="ce6">
            <text:p>A</text:p>
          </table:table-cell>
          <table:table-cell office:value-type="float" office:value="9240" table:formula="of:=RANDBETWEEN(0;99999)" table:style-name="ce1">
            <text:p>92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4</text:p>
          </table:table-cell>
          <table:table-cell office:value-type="string" table:style-name="ce1">
            <text:p>Ema del Garrido</text:p>
          </table:table-cell>
          <table:table-cell office:value-type="date" office:date-value="1986-01-24T00:00:00" table:style-name="ce4">
            <text:p>24/1/1986</text:p>
          </table:table-cell>
          <table:table-cell office:value-type="string" table:style-name="ce1">
            <text:p>Wallaceburg, ON N8A 3M8</text:p>
          </table:table-cell>
          <table:table-cell office:value-type="string" table:style-name="ce1">
            <text:p>72 Circle St.</text:p>
          </table:table-cell>
          <table:table-cell office:value-type="string" table:style-name="ce1">
            <text:p>(951) 814-0240</text:p>
          </table:table-cell>
          <table:table-cell office:value-type="string" table:style-name="ce1">
            <text:p>manuals@yahoo.ca</text:p>
          </table:table-cell>
          <table:table-cell office:value-type="date" office:date-value="2007-07-20T21:26:35" table:style-name="ce5">
            <text:p>20/7/2007 21:26</text:p>
          </table:table-cell>
          <table:table-cell office:value-type="string" table:style-name="ce6">
            <text:p>E</text:p>
          </table:table-cell>
          <table:table-cell office:value-type="float" office:value="88165" table:formula="of:=RANDBETWEEN(0;99999)" table:style-name="ce1">
            <text:p>881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5</text:p>
          </table:table-cell>
          <table:table-cell office:value-type="string" table:style-name="ce1">
            <text:p>Eva González Cano</text:p>
          </table:table-cell>
          <table:table-cell office:value-type="date" office:date-value="1972-11-12T00:00:00" table:style-name="ce4">
            <text:p>12/11/1972</text:p>
          </table:table-cell>
          <table:table-cell office:value-type="string" table:style-name="ce1">
            <text:p>Windsor, LB A2B 0T8</text:p>
          </table:table-cell>
          <table:table-cell office:value-type="string" table:style-name="ce1">
            <text:p>616 Lyme Ave.</text:p>
          </table:table-cell>
          <table:table-cell office:value-type="string" table:style-name="ce1">
            <text:p>(286) 747-9510</text:p>
          </table:table-cell>
          <table:table-cell office:value-type="string" table:style-name="ce1">
            <text:p>neonatus@live.com</text:p>
          </table:table-cell>
          <table:table-cell office:value-type="date" office:date-value="2015-05-29T15:32:53" table:style-name="ce5">
            <text:p>29/5/2015 15:32</text:p>
          </table:table-cell>
          <table:table-cell office:value-type="string" table:style-name="ce6">
            <text:p>C</text:p>
          </table:table-cell>
          <table:table-cell office:value-type="float" office:value="41482" table:formula="of:=RANDBETWEEN(0;99999)" table:style-name="ce1">
            <text:p>414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6</text:p>
          </table:table-cell>
          <table:table-cell office:value-type="string" table:style-name="ce1">
            <text:p>Eutropio Sedano Cabanillas</text:p>
          </table:table-cell>
          <table:table-cell office:value-type="date" office:date-value="1987-10-03T00:00:00" table:style-name="ce4">
            <text:p>3/10/1987</text:p>
          </table:table-cell>
          <table:table-cell office:value-type="string" table:style-name="ce1">
            <text:p>Cowansville, QC J2K 8Y0</text:p>
          </table:table-cell>
          <table:table-cell office:value-type="string" table:style-name="ce1">
            <text:p>901 Fairway Street</text:p>
          </table:table-cell>
          <table:table-cell office:value-type="string" table:style-name="ce1">
            <text:p>(780) 915-5789</text:p>
          </table:table-cell>
          <table:table-cell office:value-type="string" table:style-name="ce1">
            <text:p>crusader@verizon.net</text:p>
          </table:table-cell>
          <table:table-cell office:value-type="date" office:date-value="2007-09-20T11:05:46" table:style-name="ce5">
            <text:p>20/9/2007 11:05</text:p>
          </table:table-cell>
          <table:table-cell office:value-type="string" table:style-name="ce6">
            <text:p>E</text:p>
          </table:table-cell>
          <table:table-cell office:value-type="float" office:value="18284" table:formula="of:=RANDBETWEEN(0;99999)" table:style-name="ce1">
            <text:p>182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7</text:p>
          </table:table-cell>
          <table:table-cell office:value-type="string" table:style-name="ce1">
            <text:p>Dafne Cerdán Pujol</text:p>
          </table:table-cell>
          <table:table-cell office:value-type="date" office:date-value="1988-09-24T00:00:00" table:style-name="ce4">
            <text:p>24/9/1988</text:p>
          </table:table-cell>
          <table:table-cell office:value-type="string" table:style-name="ce1">
            <text:p>Duvernay-Est, QC H7A 4A9</text:p>
          </table:table-cell>
          <table:table-cell office:value-type="string" table:style-name="ce1">
            <text:p>80 Gulf Drive</text:p>
          </table:table-cell>
          <table:table-cell office:value-type="string" table:style-name="ce1">
            <text:p>(611) 316-6464</text:p>
          </table:table-cell>
          <table:table-cell office:value-type="string" table:style-name="ce1">
            <text:p>dogdude@mac.com</text:p>
          </table:table-cell>
          <table:table-cell office:value-type="date" office:date-value="2012-02-22T16:28:59" table:style-name="ce5">
            <text:p>22/2/2012 16:28</text:p>
          </table:table-cell>
          <table:table-cell office:value-type="string" table:style-name="ce6">
            <text:p>D</text:p>
          </table:table-cell>
          <table:table-cell office:value-type="float" office:value="51803" table:formula="of:=RANDBETWEEN(0;99999)" table:style-name="ce1">
            <text:p>518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8</text:p>
          </table:table-cell>
          <table:table-cell office:value-type="string" table:style-name="ce1">
            <text:p>Óscar de Mascaró</text:p>
          </table:table-cell>
          <table:table-cell office:value-type="date" office:date-value="1989-09-26T00:00:00" table:style-name="ce4">
            <text:p>26/9/1989</text:p>
          </table:table-cell>
          <table:table-cell office:value-type="string" table:style-name="ce1">
            <text:p>Pitt Meadows, BC V3Y 0T2</text:p>
          </table:table-cell>
          <table:table-cell office:value-type="string" table:style-name="ce1">
            <text:p>9599 East Water Ave.</text:p>
          </table:table-cell>
          <table:table-cell office:value-type="string" table:style-name="ce1">
            <text:p>(347) 423-7150</text:p>
          </table:table-cell>
          <table:table-cell office:value-type="string" table:style-name="ce1">
            <text:p>mastinfo@outlook.com</text:p>
          </table:table-cell>
          <table:table-cell office:value-type="date" office:date-value="2010-11-01T23:00:53" table:style-name="ce5">
            <text:p>1/11/2010 23:00</text:p>
          </table:table-cell>
          <table:table-cell office:value-type="string" table:style-name="ce6">
            <text:p>B</text:p>
          </table:table-cell>
          <table:table-cell office:value-type="float" office:value="59409" table:formula="of:=RANDBETWEEN(0;99999)" table:style-name="ce1">
            <text:p>594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9</text:p>
          </table:table-cell>
          <table:table-cell office:value-type="string" table:style-name="ce1">
            <text:p>Catalina Peralta Patiño</text:p>
          </table:table-cell>
          <table:table-cell office:value-type="date" office:date-value="1970-06-26T00:00:00" table:style-name="ce4">
            <text:p>26/6/1970</text:p>
          </table:table-cell>
          <table:table-cell office:value-type="string" table:style-name="ce1">
            <text:p>Amqui, QC G5J 8E3</text:p>
          </table:table-cell>
          <table:table-cell office:value-type="string" table:style-name="ce1">
            <text:p>8850 Pulaski Dr.</text:p>
          </table:table-cell>
          <table:table-cell office:value-type="string" table:style-name="ce1">
            <text:p>(690) 391-9308</text:p>
          </table:table-cell>
          <table:table-cell office:value-type="string" table:style-name="ce1">
            <text:p>munge@verizon.net</text:p>
          </table:table-cell>
          <table:table-cell office:value-type="date" office:date-value="2020-03-26T23:04:16" table:style-name="ce5">
            <text:p>26/3/2020 23:04</text:p>
          </table:table-cell>
          <table:table-cell office:value-type="string" table:style-name="ce6">
            <text:p>A</text:p>
          </table:table-cell>
          <table:table-cell office:value-type="float" office:value="44097" table:formula="of:=RANDBETWEEN(0;99999)" table:style-name="ce1">
            <text:p>440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0</text:p>
          </table:table-cell>
          <table:table-cell office:value-type="string" table:style-name="ce1">
            <text:p>Bárbara Elorza Jordá</text:p>
          </table:table-cell>
          <table:table-cell office:value-type="date" office:date-value="1989-11-28T00:00:00" table:style-name="ce4">
            <text:p>28/11/1989</text:p>
          </table:table-cell>
          <table:table-cell office:value-type="string" table:style-name="ce1">
            <text:p>Enfield, NS B2T 5S6</text:p>
          </table:table-cell>
          <table:table-cell office:value-type="string" table:style-name="ce1">
            <text:p>703 Bay Ave.</text:p>
          </table:table-cell>
          <table:table-cell office:value-type="string" table:style-name="ce1">
            <text:p>(300) 748-5245</text:p>
          </table:table-cell>
          <table:table-cell office:value-type="string" table:style-name="ce1">
            <text:p>milton@att.net</text:p>
          </table:table-cell>
          <table:table-cell office:value-type="date" office:date-value="2015-12-31T08:41:22" table:style-name="ce5">
            <text:p>31/12/2015 8:41</text:p>
          </table:table-cell>
          <table:table-cell office:value-type="string" table:style-name="ce6">
            <text:p>D</text:p>
          </table:table-cell>
          <table:table-cell office:value-type="float" office:value="27757" table:formula="of:=RANDBETWEEN(0;99999)" table:style-name="ce1">
            <text:p>277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1</text:p>
          </table:table-cell>
          <table:table-cell office:value-type="string" table:style-name="ce1">
            <text:p>Loreto Burgos</text:p>
          </table:table-cell>
          <table:table-cell office:value-type="date" office:date-value="1980-05-20T00:00:00" table:style-name="ce4">
            <text:p>20/5/1980</text:p>
          </table:table-cell>
          <table:table-cell office:value-type="string" table:style-name="ce1">
            <text:p>St. Martins, NB E5R 1J6</text:p>
          </table:table-cell>
          <table:table-cell office:value-type="string" table:style-name="ce1">
            <text:p>31 Temple Ave.</text:p>
          </table:table-cell>
          <table:table-cell office:value-type="string" table:style-name="ce1">
            <text:p>(399) 450-6042</text:p>
          </table:table-cell>
          <table:table-cell office:value-type="string" table:style-name="ce1">
            <text:p>redingtn@hotmail.com</text:p>
          </table:table-cell>
          <table:table-cell office:value-type="date" office:date-value="2006-07-18T01:24:22" table:style-name="ce5">
            <text:p>18/7/2006 1:24</text:p>
          </table:table-cell>
          <table:table-cell office:value-type="string" table:style-name="ce6">
            <text:p>C</text:p>
          </table:table-cell>
          <table:table-cell office:value-type="float" office:value="46172" table:formula="of:=RANDBETWEEN(0;99999)" table:style-name="ce1">
            <text:p>461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2</text:p>
          </table:table-cell>
          <table:table-cell office:value-type="string" table:style-name="ce1">
            <text:p>Estela Marquez Arce</text:p>
          </table:table-cell>
          <table:table-cell office:value-type="date" office:date-value="1972-12-18T00:00:00" table:style-name="ce4">
            <text:p>18/12/1972</text:p>
          </table:table-cell>
          <table:table-cell office:value-type="string" table:style-name="ce1">
            <text:p>Stouffville, ON L4A 6L1</text:p>
          </table:table-cell>
          <table:table-cell office:value-type="string" table:style-name="ce1">
            <text:p>7058 Country Club Ave.</text:p>
          </table:table-cell>
          <table:table-cell office:value-type="string" table:style-name="ce1">
            <text:p>(941) 250-4612</text:p>
          </table:table-cell>
          <table:table-cell office:value-type="string" table:style-name="ce1">
            <text:p>fviegas@sbcglobal.net</text:p>
          </table:table-cell>
          <table:table-cell office:value-type="date" office:date-value="2008-07-26T03:39:25" table:style-name="ce5">
            <text:p>26/7/2008 3:39</text:p>
          </table:table-cell>
          <table:table-cell office:value-type="string" table:style-name="ce6">
            <text:p>C</text:p>
          </table:table-cell>
          <table:table-cell office:value-type="float" office:value="77486" table:formula="of:=RANDBETWEEN(0;99999)" table:style-name="ce1">
            <text:p>774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3</text:p>
          </table:table-cell>
          <table:table-cell office:value-type="string" table:style-name="ce1">
            <text:p>Paloma Segarra Menéndez</text:p>
          </table:table-cell>
          <table:table-cell office:value-type="date" office:date-value="1978-03-09T00:00:00" table:style-name="ce4">
            <text:p>9/3/1978</text:p>
          </table:table-cell>
          <table:table-cell office:value-type="string" table:style-name="ce1">
            <text:p>Kings County, NS B0P 9R3</text:p>
          </table:table-cell>
          <table:table-cell office:value-type="string" table:style-name="ce1">
            <text:p>91 Pineknoll Ave.</text:p>
          </table:table-cell>
          <table:table-cell office:value-type="string" table:style-name="ce1">
            <text:p>(979) 636-7422</text:p>
          </table:table-cell>
          <table:table-cell office:value-type="string" table:style-name="ce1">
            <text:p>rgarcia@live.com</text:p>
          </table:table-cell>
          <table:table-cell office:value-type="date" office:date-value="2008-08-18T22:03:10" table:style-name="ce5">
            <text:p>18/8/2008 22:03</text:p>
          </table:table-cell>
          <table:table-cell office:value-type="string" table:style-name="ce6">
            <text:p>A</text:p>
          </table:table-cell>
          <table:table-cell office:value-type="float" office:value="79917" table:formula="of:=RANDBETWEEN(0;99999)" table:style-name="ce1">
            <text:p>799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4</text:p>
          </table:table-cell>
          <table:table-cell office:value-type="string" table:style-name="ce1">
            <text:p>Claudio Maximino Cobos Córdoba</text:p>
          </table:table-cell>
          <table:table-cell office:value-type="date" office:date-value="1998-01-05T00:00:00" table:style-name="ce4">
            <text:p>5/1/1998</text:p>
          </table:table-cell>
          <table:table-cell office:value-type="string" table:style-name="ce1">
            <text:p>Fort Saskatchewan, AB T8L 4M9</text:p>
          </table:table-cell>
          <table:table-cell office:value-type="string" table:style-name="ce1">
            <text:p>871 Gainsway Drive</text:p>
          </table:table-cell>
          <table:table-cell office:value-type="string" table:style-name="ce1">
            <text:p>(838) 478-1283</text:p>
          </table:table-cell>
          <table:table-cell office:value-type="string" table:style-name="ce1">
            <text:p>ovprit@msn.com</text:p>
          </table:table-cell>
          <table:table-cell office:value-type="date" office:date-value="2017-04-07T21:43:41" table:style-name="ce5">
            <text:p>7/4/2017 21:43</text:p>
          </table:table-cell>
          <table:table-cell office:value-type="string" table:style-name="ce6">
            <text:p>E</text:p>
          </table:table-cell>
          <table:table-cell office:value-type="float" office:value="43355" table:formula="of:=RANDBETWEEN(0;99999)" table:style-name="ce1">
            <text:p>433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5</text:p>
          </table:table-cell>
          <table:table-cell office:value-type="string" table:style-name="ce1">
            <text:p>Josefina Rey Meléndez</text:p>
          </table:table-cell>
          <table:table-cell office:value-type="date" office:date-value="1973-01-12T00:00:00" table:style-name="ce4">
            <text:p>12/1/1973</text:p>
          </table:table-cell>
          <table:table-cell office:value-type="string" table:style-name="ce1">
            <text:p>Laurentides-Sud, QC J0V 3M7</text:p>
          </table:table-cell>
          <table:table-cell office:value-type="string" table:style-name="ce1">
            <text:p>9536 Nut Swamp Dr.</text:p>
          </table:table-cell>
          <table:table-cell office:value-type="string" table:style-name="ce1">
            <text:p>(709) 730-9311</text:p>
          </table:table-cell>
          <table:table-cell office:value-type="string" table:style-name="ce1">
            <text:p>teverett@att.net</text:p>
          </table:table-cell>
          <table:table-cell office:value-type="date" office:date-value="2013-04-14T03:08:05" table:style-name="ce5">
            <text:p>14/4/2013 3:08</text:p>
          </table:table-cell>
          <table:table-cell office:value-type="string" table:style-name="ce6">
            <text:p>A</text:p>
          </table:table-cell>
          <table:table-cell office:value-type="float" office:value="89313" table:formula="of:=RANDBETWEEN(0;99999)" table:style-name="ce1">
            <text:p>893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6</text:p>
          </table:table-cell>
          <table:table-cell office:value-type="string" table:style-name="ce1">
            <text:p>Nilda de Garrido</text:p>
          </table:table-cell>
          <table:table-cell office:value-type="date" office:date-value="1982-12-29T00:00:00" table:style-name="ce4">
            <text:p>29/12/1982</text:p>
          </table:table-cell>
          <table:table-cell office:value-type="string" table:style-name="ce1">
            <text:p>Black Lake, QC G6H 5M3</text:p>
          </table:table-cell>
          <table:table-cell office:value-type="string" table:style-name="ce1">
            <text:p>53 Old Belmont St.</text:p>
          </table:table-cell>
          <table:table-cell office:value-type="string" table:style-name="ce1">
            <text:p>(773) 468-1836</text:p>
          </table:table-cell>
          <table:table-cell office:value-type="string" table:style-name="ce1">
            <text:p>ghost@yahoo.ca</text:p>
          </table:table-cell>
          <table:table-cell office:value-type="date" office:date-value="2006-09-18T20:12:56" table:style-name="ce5">
            <text:p>18/9/2006 20:12</text:p>
          </table:table-cell>
          <table:table-cell office:value-type="string" table:style-name="ce6">
            <text:p>A</text:p>
          </table:table-cell>
          <table:table-cell office:value-type="float" office:value="29763" table:formula="of:=RANDBETWEEN(0;99999)" table:style-name="ce1">
            <text:p>297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7</text:p>
          </table:table-cell>
          <table:table-cell office:value-type="string" table:style-name="ce1">
            <text:p>Gregorio Llabrés-Rebollo</text:p>
          </table:table-cell>
          <table:table-cell office:value-type="date" office:date-value="1983-03-30T00:00:00" table:style-name="ce4">
            <text:p>30/3/1983</text:p>
          </table:table-cell>
          <table:table-cell office:value-type="string" table:style-name="ce1">
            <text:p>Charny, QC G6X 9G6</text:p>
          </table:table-cell>
          <table:table-cell office:value-type="string" table:style-name="ce1">
            <text:p>9451 Stonybrook Court</text:p>
          </table:table-cell>
          <table:table-cell office:value-type="string" table:style-name="ce1">
            <text:p>(629) 776-7927</text:p>
          </table:table-cell>
          <table:table-cell office:value-type="string" table:style-name="ce1">
            <text:p>intlprog@verizon.net</text:p>
          </table:table-cell>
          <table:table-cell office:value-type="date" office:date-value="2005-07-27T05:33:12" table:style-name="ce5">
            <text:p>27/7/2005 5:33</text:p>
          </table:table-cell>
          <table:table-cell office:value-type="string" table:style-name="ce6">
            <text:p>D</text:p>
          </table:table-cell>
          <table:table-cell office:value-type="float" office:value="30804" table:formula="of:=RANDBETWEEN(0;99999)" table:style-name="ce1">
            <text:p>308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8</text:p>
          </table:table-cell>
          <table:table-cell office:value-type="string" table:style-name="ce1">
            <text:p>Edmundo de Marco</text:p>
          </table:table-cell>
          <table:table-cell office:value-type="date" office:date-value="1993-09-28T00:00:00" table:style-name="ce4">
            <text:p>28/9/1993</text:p>
          </table:table-cell>
          <table:table-cell office:value-type="string" table:style-name="ce1">
            <text:p>Okotoks, AB T1S 0P8</text:p>
          </table:table-cell>
          <table:table-cell office:value-type="string" table:style-name="ce1">
            <text:p>5 Rockland Court</text:p>
          </table:table-cell>
          <table:table-cell office:value-type="string" table:style-name="ce1">
            <text:p>(374) 637-9848</text:p>
          </table:table-cell>
          <table:table-cell office:value-type="string" table:style-name="ce1">
            <text:p>frosal@msn.com</text:p>
          </table:table-cell>
          <table:table-cell office:value-type="date" office:date-value="2018-07-11T08:25:20" table:style-name="ce5">
            <text:p>11/7/2018 8:25</text:p>
          </table:table-cell>
          <table:table-cell office:value-type="string" table:style-name="ce6">
            <text:p>E</text:p>
          </table:table-cell>
          <table:table-cell office:value-type="float" office:value="71534" table:formula="of:=RANDBETWEEN(0;99999)" table:style-name="ce1">
            <text:p>715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9</text:p>
          </table:table-cell>
          <table:table-cell office:value-type="string" table:style-name="ce1">
            <text:p>Amaya Ruiz Campoy</text:p>
          </table:table-cell>
          <table:table-cell office:value-type="date" office:date-value="1985-01-30T00:00:00" table:style-name="ce4">
            <text:p>30/1/1985</text:p>
          </table:table-cell>
          <table:table-cell office:value-type="string" table:style-name="ce1">
            <text:p>Boiestown, NB E6A 0J5</text:p>
          </table:table-cell>
          <table:table-cell office:value-type="string" table:style-name="ce1">
            <text:p>209 North Primrose Street</text:p>
          </table:table-cell>
          <table:table-cell office:value-type="string" table:style-name="ce1">
            <text:p>(614) 742-3346</text:p>
          </table:table-cell>
          <table:table-cell office:value-type="string" table:style-name="ce1">
            <text:p>sabren@comcast.net</text:p>
          </table:table-cell>
          <table:table-cell office:value-type="date" office:date-value="2007-10-22T23:22:31" table:style-name="ce5">
            <text:p>22/10/2007 23:22</text:p>
          </table:table-cell>
          <table:table-cell office:value-type="string" table:style-name="ce6">
            <text:p>E</text:p>
          </table:table-cell>
          <table:table-cell office:value-type="float" office:value="56215" table:formula="of:=RANDBETWEEN(0;99999)" table:style-name="ce1">
            <text:p>562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0</text:p>
          </table:table-cell>
          <table:table-cell office:value-type="string" table:style-name="ce1">
            <text:p>Nacio Perera Lerma</text:p>
          </table:table-cell>
          <table:table-cell office:value-type="date" office:date-value="1995-08-17T00:00:00" table:style-name="ce4">
            <text:p>17/8/1995</text:p>
          </table:table-cell>
          <table:table-cell office:value-type="string" table:style-name="ce1">
            <text:p>Port Alberni, BC V9Y 6C7</text:p>
          </table:table-cell>
          <table:table-cell office:value-type="string" table:style-name="ce1">
            <text:p>14 Military Street</text:p>
          </table:table-cell>
          <table:table-cell office:value-type="string" table:style-name="ce1">
            <text:p>(591) 540-1501</text:p>
          </table:table-cell>
          <table:table-cell office:value-type="string" table:style-name="ce1">
            <text:p>hermes@outlook.com</text:p>
          </table:table-cell>
          <table:table-cell office:value-type="date" office:date-value="2009-09-13T11:54:40" table:style-name="ce5">
            <text:p>13/9/2009 11:54</text:p>
          </table:table-cell>
          <table:table-cell office:value-type="string" table:style-name="ce6">
            <text:p>A</text:p>
          </table:table-cell>
          <table:table-cell office:value-type="float" office:value="85100" table:formula="of:=RANDBETWEEN(0;99999)" table:style-name="ce1">
            <text:p>851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1</text:p>
          </table:table-cell>
          <table:table-cell office:value-type="string" table:style-name="ce1">
            <text:p>Damián Vicens Cabrera</text:p>
          </table:table-cell>
          <table:table-cell office:value-type="date" office:date-value="1995-11-03T00:00:00" table:style-name="ce4">
            <text:p>3/11/1995</text:p>
          </table:table-cell>
          <table:table-cell office:value-type="string" table:style-name="ce1">
            <text:p>Cochrane, AB T4C 6R2</text:p>
          </table:table-cell>
          <table:table-cell office:value-type="string" table:style-name="ce1">
            <text:p>9282 Border Street</text:p>
          </table:table-cell>
          <table:table-cell office:value-type="string" table:style-name="ce1">
            <text:p>(674) 692-6307</text:p>
          </table:table-cell>
          <table:table-cell office:value-type="string" table:style-name="ce1">
            <text:p>shrapnull@live.com</text:p>
          </table:table-cell>
          <table:table-cell office:value-type="date" office:date-value="2021-03-01T04:22:34" table:style-name="ce5">
            <text:p>1/3/2021 4:22</text:p>
          </table:table-cell>
          <table:table-cell office:value-type="string" table:style-name="ce6">
            <text:p>E</text:p>
          </table:table-cell>
          <table:table-cell office:value-type="float" office:value="66022" table:formula="of:=RANDBETWEEN(0;99999)" table:style-name="ce1">
            <text:p>660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2</text:p>
          </table:table-cell>
          <table:table-cell office:value-type="string" table:style-name="ce1">
            <text:p>Marcela Teófila Arnal Lasa</text:p>
          </table:table-cell>
          <table:table-cell office:value-type="date" office:date-value="1999-04-22T00:00:00" table:style-name="ce4">
            <text:p>22/4/1999</text:p>
          </table:table-cell>
          <table:table-cell office:value-type="string" table:style-name="ce1">
            <text:p>Hampton, NB E5N 2B1</text:p>
          </table:table-cell>
          <table:table-cell office:value-type="string" table:style-name="ce1">
            <text:p>258 Bohemia St.</text:p>
          </table:table-cell>
          <table:table-cell office:value-type="string" table:style-name="ce1">
            <text:p>(613) 385-7225</text:p>
          </table:table-cell>
          <table:table-cell office:value-type="string" table:style-name="ce1">
            <text:p>jimmichie@optonline.net</text:p>
          </table:table-cell>
          <table:table-cell office:value-type="date" office:date-value="2006-04-26T14:15:37" table:style-name="ce5">
            <text:p>26/4/2006 14:15</text:p>
          </table:table-cell>
          <table:table-cell office:value-type="string" table:style-name="ce6">
            <text:p>C</text:p>
          </table:table-cell>
          <table:table-cell office:value-type="float" office:value="96283" table:formula="of:=RANDBETWEEN(0;99999)" table:style-name="ce1">
            <text:p>962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3</text:p>
          </table:table-cell>
          <table:table-cell office:value-type="string" table:style-name="ce1">
            <text:p>Reina Losada Alfonso</text:p>
          </table:table-cell>
          <table:table-cell office:value-type="date" office:date-value="1981-02-19T00:00:00" table:style-name="ce4">
            <text:p>19/2/1981</text:p>
          </table:table-cell>
          <table:table-cell office:value-type="string" table:style-name="ce1">
            <text:p>Grand Manan Island, NB E5G 6V4</text:p>
          </table:table-cell>
          <table:table-cell office:value-type="string" table:style-name="ce1">
            <text:p>740 Jones St.</text:p>
          </table:table-cell>
          <table:table-cell office:value-type="string" table:style-name="ce1">
            <text:p>(911) 247-1909</text:p>
          </table:table-cell>
          <table:table-cell office:value-type="string" table:style-name="ce1">
            <text:p>bjornk@aol.com</text:p>
          </table:table-cell>
          <table:table-cell office:value-type="date" office:date-value="2014-10-15T14:27:08" table:style-name="ce5">
            <text:p>15/10/2014 14:27</text:p>
          </table:table-cell>
          <table:table-cell office:value-type="string" table:style-name="ce6">
            <text:p>C</text:p>
          </table:table-cell>
          <table:table-cell office:value-type="float" office:value="8173" table:formula="of:=RANDBETWEEN(0;99999)" table:style-name="ce1">
            <text:p>81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4</text:p>
          </table:table-cell>
          <table:table-cell office:value-type="string" table:style-name="ce1">
            <text:p>Isa Arenas Mariscal</text:p>
          </table:table-cell>
          <table:table-cell office:value-type="date" office:date-value="1972-04-27T00:00:00" table:style-name="ce4">
            <text:p>27/4/1972</text:p>
          </table:table-cell>
          <table:table-cell office:value-type="string" table:style-name="ce1">
            <text:p>Petawawa, ON K8H 6P6</text:p>
          </table:table-cell>
          <table:table-cell office:value-type="string" table:style-name="ce1">
            <text:p>592 Linden Ave.</text:p>
          </table:table-cell>
          <table:table-cell office:value-type="string" table:style-name="ce1">
            <text:p>(428) 712-4844</text:p>
          </table:table-cell>
          <table:table-cell office:value-type="string" table:style-name="ce1">
            <text:p>ghost@sbcglobal.net</text:p>
          </table:table-cell>
          <table:table-cell office:value-type="date" office:date-value="2015-10-18T05:36:32" table:style-name="ce5">
            <text:p>18/10/2015 5:36</text:p>
          </table:table-cell>
          <table:table-cell office:value-type="string" table:style-name="ce6">
            <text:p>E</text:p>
          </table:table-cell>
          <table:table-cell office:value-type="float" office:value="76772" table:formula="of:=RANDBETWEEN(0;99999)" table:style-name="ce1">
            <text:p>767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5</text:p>
          </table:table-cell>
          <table:table-cell office:value-type="string" table:style-name="ce1">
            <text:p>Morena Roura</text:p>
          </table:table-cell>
          <table:table-cell office:value-type="date" office:date-value="1998-09-01T00:00:00" table:style-name="ce4">
            <text:p>1/9/1998</text:p>
          </table:table-cell>
          <table:table-cell office:value-type="string" table:style-name="ce1">
            <text:p>Cap-Rouge, QC G1Y 7T2</text:p>
          </table:table-cell>
          <table:table-cell office:value-type="string" table:style-name="ce1">
            <text:p>67 Sheffield Ave.</text:p>
          </table:table-cell>
          <table:table-cell office:value-type="string" table:style-name="ce1">
            <text:p>(911) 550-2155</text:p>
          </table:table-cell>
          <table:table-cell office:value-type="string" table:style-name="ce1">
            <text:p>curly@icloud.com</text:p>
          </table:table-cell>
          <table:table-cell office:value-type="date" office:date-value="2009-01-28T11:47:53" table:style-name="ce5">
            <text:p>28/1/2009 11:47</text:p>
          </table:table-cell>
          <table:table-cell office:value-type="string" table:style-name="ce6">
            <text:p>D</text:p>
          </table:table-cell>
          <table:table-cell office:value-type="float" office:value="20074" table:formula="of:=RANDBETWEEN(0;99999)" table:style-name="ce1">
            <text:p>200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6</text:p>
          </table:table-cell>
          <table:table-cell office:value-type="string" table:style-name="ce1">
            <text:p>Odalys Benítez</text:p>
          </table:table-cell>
          <table:table-cell office:value-type="date" office:date-value="1996-10-16T00:00:00" table:style-name="ce4">
            <text:p>16/10/1996</text:p>
          </table:table-cell>
          <table:table-cell office:value-type="string" table:style-name="ce1">
            <text:p>Prince Rupert, BC V8J 9N3</text:p>
          </table:table-cell>
          <table:table-cell office:value-type="string" table:style-name="ce1">
            <text:p>19 Tallwood St.</text:p>
          </table:table-cell>
          <table:table-cell office:value-type="string" table:style-name="ce1">
            <text:p>(593) 925-4662</text:p>
          </table:table-cell>
          <table:table-cell office:value-type="string" table:style-name="ce1">
            <text:p>jacks@outlook.com</text:p>
          </table:table-cell>
          <table:table-cell office:value-type="date" office:date-value="2021-04-29T00:04:40" table:style-name="ce5">
            <text:p>29/4/2021 0:04</text:p>
          </table:table-cell>
          <table:table-cell office:value-type="string" table:style-name="ce6">
            <text:p>C</text:p>
          </table:table-cell>
          <table:table-cell office:value-type="float" office:value="37032" table:formula="of:=RANDBETWEEN(0;99999)" table:style-name="ce1">
            <text:p>37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7</text:p>
          </table:table-cell>
          <table:table-cell office:value-type="string" table:style-name="ce1">
            <text:p>Emma del Amor</text:p>
          </table:table-cell>
          <table:table-cell office:value-type="date" office:date-value="1980-10-08T00:00:00" table:style-name="ce4">
            <text:p>8/10/1980</text:p>
          </table:table-cell>
          <table:table-cell office:value-type="string" table:style-name="ce1">
            <text:p>Acton, ON L7J 3T8</text:p>
          </table:table-cell>
          <table:table-cell office:value-type="string" table:style-name="ce1">
            <text:p>389 Ridge Street</text:p>
          </table:table-cell>
          <table:table-cell office:value-type="string" table:style-name="ce1">
            <text:p>(538) 584-5847</text:p>
          </table:table-cell>
          <table:table-cell office:value-type="string" table:style-name="ce1">
            <text:p>mbswan@optonline.net</text:p>
          </table:table-cell>
          <table:table-cell office:value-type="date" office:date-value="2015-04-26T06:50:15" table:style-name="ce5">
            <text:p>26/4/2015 6:50</text:p>
          </table:table-cell>
          <table:table-cell office:value-type="string" table:style-name="ce6">
            <text:p>B</text:p>
          </table:table-cell>
          <table:table-cell office:value-type="float" office:value="15505" table:formula="of:=RANDBETWEEN(0;99999)" table:style-name="ce1">
            <text:p>155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8</text:p>
          </table:table-cell>
          <table:table-cell office:value-type="string" table:style-name="ce1">
            <text:p>Seve Villanueva Anaya</text:p>
          </table:table-cell>
          <table:table-cell office:value-type="date" office:date-value="1975-02-06T00:00:00" table:style-name="ce4">
            <text:p>6/2/1975</text:p>
          </table:table-cell>
          <table:table-cell office:value-type="string" table:style-name="ce1">
            <text:p>Lac-Megantic, QC G6B 4L9</text:p>
          </table:table-cell>
          <table:table-cell office:value-type="string" table:style-name="ce1">
            <text:p>329 Carpenter Court</text:p>
          </table:table-cell>
          <table:table-cell office:value-type="string" table:style-name="ce1">
            <text:p>(336) 788-8866</text:p>
          </table:table-cell>
          <table:table-cell office:value-type="string" table:style-name="ce1">
            <text:p>jelmer@gmail.com</text:p>
          </table:table-cell>
          <table:table-cell office:value-type="date" office:date-value="2014-04-30T18:51:22" table:style-name="ce5">
            <text:p>30/4/2014 18:51</text:p>
          </table:table-cell>
          <table:table-cell office:value-type="string" table:style-name="ce6">
            <text:p>B</text:p>
          </table:table-cell>
          <table:table-cell office:value-type="float" office:value="39868" table:formula="of:=RANDBETWEEN(0;99999)" table:style-name="ce1">
            <text:p>398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9</text:p>
          </table:table-cell>
          <table:table-cell office:value-type="string" table:style-name="ce1">
            <text:p>Montserrat Armas Salamanca</text:p>
          </table:table-cell>
          <table:table-cell office:value-type="date" office:date-value="1994-03-11T00:00:00" table:style-name="ce4">
            <text:p>11/3/1994</text:p>
          </table:table-cell>
          <table:table-cell office:value-type="string" table:style-name="ce1">
            <text:p>Innisfail, AB T4G 7N5</text:p>
          </table:table-cell>
          <table:table-cell office:value-type="string" table:style-name="ce1">
            <text:p>60 St Margarets Street</text:p>
          </table:table-cell>
          <table:table-cell office:value-type="string" table:style-name="ce1">
            <text:p>(878) 213-7548</text:p>
          </table:table-cell>
          <table:table-cell office:value-type="string" table:style-name="ce1">
            <text:p>podmaster@yahoo.com</text:p>
          </table:table-cell>
          <table:table-cell office:value-type="date" office:date-value="2013-09-30T11:32:28" table:style-name="ce5">
            <text:p>30/9/2013 11:32</text:p>
          </table:table-cell>
          <table:table-cell office:value-type="string" table:style-name="ce6">
            <text:p>E</text:p>
          </table:table-cell>
          <table:table-cell office:value-type="float" office:value="52784" table:formula="of:=RANDBETWEEN(0;99999)" table:style-name="ce1">
            <text:p>527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0</text:p>
          </table:table-cell>
          <table:table-cell office:value-type="string" table:style-name="ce1">
            <text:p>Ildefonso Feliu Esteban</text:p>
          </table:table-cell>
          <table:table-cell office:value-type="date" office:date-value="1997-06-14T00:00:00" table:style-name="ce4">
            <text:p>14/6/1997</text:p>
          </table:table-cell>
          <table:table-cell office:value-type="string" table:style-name="ce1">
            <text:p>Le Fjord, QC G0T 3E3</text:p>
          </table:table-cell>
          <table:table-cell office:value-type="string" table:style-name="ce1">
            <text:p>968 E. Aspen Lane</text:p>
          </table:table-cell>
          <table:table-cell office:value-type="string" table:style-name="ce1">
            <text:p>(544) 332-6097</text:p>
          </table:table-cell>
          <table:table-cell office:value-type="string" table:style-name="ce1">
            <text:p>malin@verizon.net</text:p>
          </table:table-cell>
          <table:table-cell office:value-type="date" office:date-value="2019-07-28T05:36:40" table:style-name="ce5">
            <text:p>28/7/2019 5:36</text:p>
          </table:table-cell>
          <table:table-cell office:value-type="string" table:style-name="ce6">
            <text:p>B</text:p>
          </table:table-cell>
          <table:table-cell office:value-type="float" office:value="88318" table:formula="of:=RANDBETWEEN(0;99999)" table:style-name="ce1">
            <text:p>883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1</text:p>
          </table:table-cell>
          <table:table-cell office:value-type="string" table:style-name="ce1">
            <text:p>Ligia Ocaña Arregui</text:p>
          </table:table-cell>
          <table:table-cell office:value-type="date" office:date-value="1987-12-02T00:00:00" table:style-name="ce4">
            <text:p>2/12/1987</text:p>
          </table:table-cell>
          <table:table-cell office:value-type="string" table:style-name="ce1">
            <text:p>Grande-Anse, NB E8N 7C1</text:p>
          </table:table-cell>
          <table:table-cell office:value-type="string" table:style-name="ce1">
            <text:p>12 Winding Way St.</text:p>
          </table:table-cell>
          <table:table-cell office:value-type="string" table:style-name="ce1">
            <text:p>(992) 343-2800</text:p>
          </table:table-cell>
          <table:table-cell office:value-type="string" table:style-name="ce1">
            <text:p>dsugal@hotmail.com</text:p>
          </table:table-cell>
          <table:table-cell office:value-type="date" office:date-value="2019-02-28T05:58:03" table:style-name="ce5">
            <text:p>28/2/2019 5:58</text:p>
          </table:table-cell>
          <table:table-cell office:value-type="string" table:style-name="ce6">
            <text:p>B</text:p>
          </table:table-cell>
          <table:table-cell office:value-type="float" office:value="65029" table:formula="of:=RANDBETWEEN(0;99999)" table:style-name="ce1">
            <text:p>650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2</text:p>
          </table:table-cell>
          <table:table-cell office:value-type="string" table:style-name="ce1">
            <text:p>Sarita Neira Toro</text:p>
          </table:table-cell>
          <table:table-cell office:value-type="date" office:date-value="1981-04-06T00:00:00" table:style-name="ce4">
            <text:p>6/4/1981</text:p>
          </table:table-cell>
          <table:table-cell office:value-type="string" table:style-name="ce1">
            <text:p>Kimberley, BC V1A 5S2</text:p>
          </table:table-cell>
          <table:table-cell office:value-type="string" table:style-name="ce1">
            <text:p>859 Greenview Dr.</text:p>
          </table:table-cell>
          <table:table-cell office:value-type="string" table:style-name="ce1">
            <text:p>(272) 202-0144</text:p>
          </table:table-cell>
          <table:table-cell office:value-type="string" table:style-name="ce1">
            <text:p>ninenine@icloud.com</text:p>
          </table:table-cell>
          <table:table-cell office:value-type="date" office:date-value="2016-06-14T10:36:11" table:style-name="ce5">
            <text:p>14/6/2016 10:36</text:p>
          </table:table-cell>
          <table:table-cell office:value-type="string" table:style-name="ce6">
            <text:p>D</text:p>
          </table:table-cell>
          <table:table-cell office:value-type="float" office:value="8091" table:formula="of:=RANDBETWEEN(0;99999)" table:style-name="ce1">
            <text:p>80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3</text:p>
          </table:table-cell>
          <table:table-cell office:value-type="string" table:style-name="ce1">
            <text:p>Timoteo Pacheco Pozo</text:p>
          </table:table-cell>
          <table:table-cell office:value-type="date" office:date-value="1970-04-20T00:00:00" table:style-name="ce4">
            <text:p>20/4/1970</text:p>
          </table:table-cell>
          <table:table-cell office:value-type="string" table:style-name="ce1">
            <text:p>St. Albert, AB T8N 8R8</text:p>
          </table:table-cell>
          <table:table-cell office:value-type="string" table:style-name="ce1">
            <text:p>9286 E. Bayberry Street</text:p>
          </table:table-cell>
          <table:table-cell office:value-type="string" table:style-name="ce1">
            <text:p>(738) 345-5103</text:p>
          </table:table-cell>
          <table:table-cell office:value-type="string" table:style-name="ce1">
            <text:p>damian@icloud.com</text:p>
          </table:table-cell>
          <table:table-cell office:value-type="date" office:date-value="2011-12-08T19:58:14" table:style-name="ce5">
            <text:p>8/12/2011 19:58</text:p>
          </table:table-cell>
          <table:table-cell office:value-type="string" table:style-name="ce6">
            <text:p>A</text:p>
          </table:table-cell>
          <table:table-cell office:value-type="float" office:value="31943" table:formula="of:=RANDBETWEEN(0;99999)" table:style-name="ce1">
            <text:p>319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4</text:p>
          </table:table-cell>
          <table:table-cell office:value-type="string" table:style-name="ce1">
            <text:p>Ester Anabel Fabregat Nuñez</text:p>
          </table:table-cell>
          <table:table-cell office:value-type="date" office:date-value="1991-06-11T00:00:00" table:style-name="ce4">
            <text:p>11/6/1991</text:p>
          </table:table-cell>
          <table:table-cell office:value-type="string" table:style-name="ce1">
            <text:p>Bass River, NB E4T 4R0</text:p>
          </table:table-cell>
          <table:table-cell office:value-type="string" table:style-name="ce1">
            <text:p>128 Richardson St.</text:p>
          </table:table-cell>
          <table:table-cell office:value-type="string" table:style-name="ce1">
            <text:p>(713) 922-0553</text:p>
          </table:table-cell>
          <table:table-cell office:value-type="string" table:style-name="ce1">
            <text:p>phish@hotmail.com</text:p>
          </table:table-cell>
          <table:table-cell office:value-type="date" office:date-value="2017-09-17T06:49:59" table:style-name="ce5">
            <text:p>17/9/2017 6:49</text:p>
          </table:table-cell>
          <table:table-cell office:value-type="string" table:style-name="ce6">
            <text:p>A</text:p>
          </table:table-cell>
          <table:table-cell office:value-type="float" office:value="76142" table:formula="of:=RANDBETWEEN(0;99999)" table:style-name="ce1">
            <text:p>761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5</text:p>
          </table:table-cell>
          <table:table-cell office:value-type="string" table:style-name="ce1">
            <text:p>Rosenda Villanueva Herrera</text:p>
          </table:table-cell>
          <table:table-cell office:value-type="date" office:date-value="1987-08-09T00:00:00" table:style-name="ce4">
            <text:p>9/8/1987</text:p>
          </table:table-cell>
          <table:table-cell office:value-type="string" table:style-name="ce1">
            <text:p>Parksville, BC V9P 5L2</text:p>
          </table:table-cell>
          <table:table-cell office:value-type="string" table:style-name="ce1">
            <text:p>118 Pineknoll Drive</text:p>
          </table:table-cell>
          <table:table-cell office:value-type="string" table:style-name="ce1">
            <text:p>(682) 502-1976</text:p>
          </table:table-cell>
          <table:table-cell office:value-type="string" table:style-name="ce1">
            <text:p>rnelson@gmail.com</text:p>
          </table:table-cell>
          <table:table-cell office:value-type="date" office:date-value="2014-04-20T17:12:00" table:style-name="ce5">
            <text:p>20/4/2014 17:12</text:p>
          </table:table-cell>
          <table:table-cell office:value-type="string" table:style-name="ce6">
            <text:p>D</text:p>
          </table:table-cell>
          <table:table-cell office:value-type="float" office:value="85532" table:formula="of:=RANDBETWEEN(0;99999)" table:style-name="ce1">
            <text:p>855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6</text:p>
          </table:table-cell>
          <table:table-cell office:value-type="string" table:style-name="ce1">
            <text:p>Ariel Gallego Diego</text:p>
          </table:table-cell>
          <table:table-cell office:value-type="date" office:date-value="1981-08-16T00:00:00" table:style-name="ce4">
            <text:p>16/8/1981</text:p>
          </table:table-cell>
          <table:table-cell office:value-type="string" table:style-name="ce1">
            <text:p>La Plaine, QC J7M 5N3</text:p>
          </table:table-cell>
          <table:table-cell office:value-type="string" table:style-name="ce1">
            <text:p>28 Pennsylvania Street</text:p>
          </table:table-cell>
          <table:table-cell office:value-type="string" table:style-name="ce1">
            <text:p>(260) 372-4164</text:p>
          </table:table-cell>
          <table:table-cell office:value-type="string" table:style-name="ce1">
            <text:p>slaff@aol.com</text:p>
          </table:table-cell>
          <table:table-cell office:value-type="date" office:date-value="2013-02-18T06:45:24" table:style-name="ce5">
            <text:p>18/2/2013 6:45</text:p>
          </table:table-cell>
          <table:table-cell office:value-type="string" table:style-name="ce6">
            <text:p>E</text:p>
          </table:table-cell>
          <table:table-cell office:value-type="float" office:value="64767" table:formula="of:=RANDBETWEEN(0;99999)" table:style-name="ce1">
            <text:p>647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7</text:p>
          </table:table-cell>
          <table:table-cell office:value-type="string" table:style-name="ce1">
            <text:p>Juliana Alarcón Molins</text:p>
          </table:table-cell>
          <table:table-cell office:value-type="date" office:date-value="1983-06-23T00:00:00" table:style-name="ce4">
            <text:p>23/6/1983</text:p>
          </table:table-cell>
          <table:table-cell office:value-type="string" table:style-name="ce1">
            <text:p>Leamington, ON N8H 0N3</text:p>
          </table:table-cell>
          <table:table-cell office:value-type="string" table:style-name="ce1">
            <text:p>334 Mechanic Lane</text:p>
          </table:table-cell>
          <table:table-cell office:value-type="string" table:style-name="ce1">
            <text:p>(502) 779-9801</text:p>
          </table:table-cell>
          <table:table-cell office:value-type="string" table:style-name="ce1">
            <text:p>ninenine@live.com</text:p>
          </table:table-cell>
          <table:table-cell office:value-type="date" office:date-value="2005-06-12T02:24:05" table:style-name="ce5">
            <text:p>12/6/2005 2:24</text:p>
          </table:table-cell>
          <table:table-cell office:value-type="string" table:style-name="ce6">
            <text:p>D</text:p>
          </table:table-cell>
          <table:table-cell office:value-type="float" office:value="47007" table:formula="of:=RANDBETWEEN(0;99999)" table:style-name="ce1">
            <text:p>470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8</text:p>
          </table:table-cell>
          <table:table-cell office:value-type="string" table:style-name="ce1">
            <text:p>Catalina Méndez</text:p>
          </table:table-cell>
          <table:table-cell office:value-type="date" office:date-value="1995-01-07T00:00:00" table:style-name="ce4">
            <text:p>7/1/1995</text:p>
          </table:table-cell>
          <table:table-cell office:value-type="string" table:style-name="ce1">
            <text:p>Strathmore, AB T1P 9V5</text:p>
          </table:table-cell>
          <table:table-cell office:value-type="string" table:style-name="ce1">
            <text:p>798 Clark Rd.</text:p>
          </table:table-cell>
          <table:table-cell office:value-type="string" table:style-name="ce1">
            <text:p>(687) 734-3575</text:p>
          </table:table-cell>
          <table:table-cell office:value-type="string" table:style-name="ce1">
            <text:p>johnh@yahoo.ca</text:p>
          </table:table-cell>
          <table:table-cell office:value-type="date" office:date-value="2018-12-30T03:35:17" table:style-name="ce5">
            <text:p>30/12/2018 3:35</text:p>
          </table:table-cell>
          <table:table-cell office:value-type="string" table:style-name="ce6">
            <text:p>E</text:p>
          </table:table-cell>
          <table:table-cell office:value-type="float" office:value="74291" table:formula="of:=RANDBETWEEN(0;99999)" table:style-name="ce1">
            <text:p>742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9</text:p>
          </table:table-cell>
          <table:table-cell office:value-type="string" table:style-name="ce1">
            <text:p>Susanita Pascual Salamanca</text:p>
          </table:table-cell>
          <table:table-cell office:value-type="date" office:date-value="1972-12-10T00:00:00" table:style-name="ce4">
            <text:p>10/12/1972</text:p>
          </table:table-cell>
          <table:table-cell office:value-type="string" table:style-name="ce1">
            <text:p>Youngs Cove, NB E4C 4K5</text:p>
          </table:table-cell>
          <table:table-cell office:value-type="string" table:style-name="ce1">
            <text:p>735 Spruce Ave.</text:p>
          </table:table-cell>
          <table:table-cell office:value-type="string" table:style-name="ce1">
            <text:p>(503) 471-0311</text:p>
          </table:table-cell>
          <table:table-cell office:value-type="string" table:style-name="ce1">
            <text:p>ryanshaw@comcast.net</text:p>
          </table:table-cell>
          <table:table-cell office:value-type="date" office:date-value="2017-11-01T17:34:47" table:style-name="ce5">
            <text:p>1/11/2017 17:34</text:p>
          </table:table-cell>
          <table:table-cell office:value-type="string" table:style-name="ce6">
            <text:p>D</text:p>
          </table:table-cell>
          <table:table-cell office:value-type="float" office:value="6696" table:formula="of:=RANDBETWEEN(0;99999)" table:style-name="ce1">
            <text:p>66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0</text:p>
          </table:table-cell>
          <table:table-cell office:value-type="string" table:style-name="ce1">
            <text:p>Dimas Rafael Polo Bravo</text:p>
          </table:table-cell>
          <table:table-cell office:value-type="date" office:date-value="1970-08-05T00:00:00" table:style-name="ce4">
            <text:p>5/8/1970</text:p>
          </table:table-cell>
          <table:table-cell office:value-type="string" table:style-name="ce1">
            <text:p>Chatham, QC J8G 7X7</text:p>
          </table:table-cell>
          <table:table-cell office:value-type="string" table:style-name="ce1">
            <text:p>603 Elm Lane</text:p>
          </table:table-cell>
          <table:table-cell office:value-type="string" table:style-name="ce1">
            <text:p>(640) 467-1066</text:p>
          </table:table-cell>
          <table:table-cell office:value-type="string" table:style-name="ce1">
            <text:p>gerlo@yahoo.ca</text:p>
          </table:table-cell>
          <table:table-cell office:value-type="date" office:date-value="2013-06-23T16:50:50" table:style-name="ce5">
            <text:p>23/6/2013 16:50</text:p>
          </table:table-cell>
          <table:table-cell office:value-type="string" table:style-name="ce6">
            <text:p>B</text:p>
          </table:table-cell>
          <table:table-cell office:value-type="float" office:value="78562" table:formula="of:=RANDBETWEEN(0;99999)" table:style-name="ce1">
            <text:p>785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1</text:p>
          </table:table-cell>
          <table:table-cell office:value-type="string" table:style-name="ce1">
            <text:p>Anabel Pou Lasa</text:p>
          </table:table-cell>
          <table:table-cell office:value-type="date" office:date-value="1972-09-29T00:00:00" table:style-name="ce4">
            <text:p>29/9/1972</text:p>
          </table:table-cell>
          <table:table-cell office:value-type="string" table:style-name="ce1">
            <text:p>Eskasoni, NS B1W 1S9</text:p>
          </table:table-cell>
          <table:table-cell office:value-type="string" table:style-name="ce1">
            <text:p>72 Paris Hill Ave.</text:p>
          </table:table-cell>
          <table:table-cell office:value-type="string" table:style-name="ce1">
            <text:p>(350) 900-0774</text:p>
          </table:table-cell>
          <table:table-cell office:value-type="string" table:style-name="ce1">
            <text:p>noneme@me.com</text:p>
          </table:table-cell>
          <table:table-cell office:value-type="date" office:date-value="2006-11-28T08:08:23" table:style-name="ce5">
            <text:p>28/11/2006 8:08</text:p>
          </table:table-cell>
          <table:table-cell office:value-type="string" table:style-name="ce6">
            <text:p>A</text:p>
          </table:table-cell>
          <table:table-cell office:value-type="float" office:value="45882" table:formula="of:=RANDBETWEEN(0;99999)" table:style-name="ce1">
            <text:p>458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2</text:p>
          </table:table-cell>
          <table:table-cell office:value-type="string" table:style-name="ce1">
            <text:p>Nadia Natividad Marco Flores</text:p>
          </table:table-cell>
          <table:table-cell office:value-type="date" office:date-value="1985-05-14T00:00:00" table:style-name="ce4">
            <text:p>14/5/1985</text:p>
          </table:table-cell>
          <table:table-cell office:value-type="string" table:style-name="ce1">
            <text:p>Parry Sound, ON P2A 5R6</text:p>
          </table:table-cell>
          <table:table-cell office:value-type="string" table:style-name="ce1">
            <text:p>94 Valley View Rd.</text:p>
          </table:table-cell>
          <table:table-cell office:value-type="string" table:style-name="ce1">
            <text:p>(593) 907-1562</text:p>
          </table:table-cell>
          <table:table-cell office:value-type="string" table:style-name="ce1">
            <text:p>squirrel@comcast.net</text:p>
          </table:table-cell>
          <table:table-cell office:value-type="date" office:date-value="2017-06-16T22:30:47" table:style-name="ce5">
            <text:p>16/6/2017 22:30</text:p>
          </table:table-cell>
          <table:table-cell office:value-type="string" table:style-name="ce6">
            <text:p>C</text:p>
          </table:table-cell>
          <table:table-cell office:value-type="float" office:value="25855" table:formula="of:=RANDBETWEEN(0;99999)" table:style-name="ce1">
            <text:p>258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3</text:p>
          </table:table-cell>
          <table:table-cell office:value-type="string" table:style-name="ce1">
            <text:p>Máximo Téllez Ferrera</text:p>
          </table:table-cell>
          <table:table-cell office:value-type="date" office:date-value="1997-10-07T00:00:00" table:style-name="ce4">
            <text:p>7/10/1997</text:p>
          </table:table-cell>
          <table:table-cell office:value-type="string" table:style-name="ce1">
            <text:p>Lanaudière-Nord, QC J0K 8T8</text:p>
          </table:table-cell>
          <table:table-cell office:value-type="string" table:style-name="ce1">
            <text:p>8 E. Miles Dr.</text:p>
          </table:table-cell>
          <table:table-cell office:value-type="string" table:style-name="ce1">
            <text:p>(848) 559-5729</text:p>
          </table:table-cell>
          <table:table-cell office:value-type="string" table:style-name="ce1">
            <text:p>sakusha@yahoo.com</text:p>
          </table:table-cell>
          <table:table-cell office:value-type="date" office:date-value="2019-03-07T06:37:42" table:style-name="ce5">
            <text:p>7/3/2019 6:37</text:p>
          </table:table-cell>
          <table:table-cell office:value-type="string" table:style-name="ce6">
            <text:p>E</text:p>
          </table:table-cell>
          <table:table-cell office:value-type="float" office:value="6770" table:formula="of:=RANDBETWEEN(0;99999)" table:style-name="ce1">
            <text:p>67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4</text:p>
          </table:table-cell>
          <table:table-cell office:value-type="string" table:style-name="ce1">
            <text:p>Gala Clarisa Ballesteros Llopis</text:p>
          </table:table-cell>
          <table:table-cell office:value-type="date" office:date-value="1986-12-31T00:00:00" table:style-name="ce4">
            <text:p>31/12/1986</text:p>
          </table:table-cell>
          <table:table-cell office:value-type="string" table:style-name="ce1">
            <text:p>Saint-Colomban, QC J5K 6C2</text:p>
          </table:table-cell>
          <table:table-cell office:value-type="string" table:style-name="ce1">
            <text:p>672 Albany St.</text:p>
          </table:table-cell>
          <table:table-cell office:value-type="string" table:style-name="ce1">
            <text:p>(986) 369-4687</text:p>
          </table:table-cell>
          <table:table-cell office:value-type="string" table:style-name="ce1">
            <text:p>seano@sbcglobal.net</text:p>
          </table:table-cell>
          <table:table-cell office:value-type="date" office:date-value="2011-08-09T18:33:05" table:style-name="ce5">
            <text:p>9/8/2011 18:33</text:p>
          </table:table-cell>
          <table:table-cell office:value-type="string" table:style-name="ce6">
            <text:p>D</text:p>
          </table:table-cell>
          <table:table-cell office:value-type="float" office:value="84364" table:formula="of:=RANDBETWEEN(0;99999)" table:style-name="ce1">
            <text:p>843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5</text:p>
          </table:table-cell>
          <table:table-cell office:value-type="string" table:style-name="ce1">
            <text:p>Amancio Aliaga Sierra</text:p>
          </table:table-cell>
          <table:table-cell office:value-type="date" office:date-value="1991-02-25T00:00:00" table:style-name="ce4">
            <text:p>25/2/1991</text:p>
          </table:table-cell>
          <table:table-cell office:value-type="string" table:style-name="ce1">
            <text:p>Huntsville, ON P1H 2C9</text:p>
          </table:table-cell>
          <table:table-cell office:value-type="string" table:style-name="ce1">
            <text:p>22 Jackson Rd.</text:p>
          </table:table-cell>
          <table:table-cell office:value-type="string" table:style-name="ce1">
            <text:p>(815) 645-0166</text:p>
          </table:table-cell>
          <table:table-cell office:value-type="string" table:style-name="ce1">
            <text:p>bmidd@msn.com</text:p>
          </table:table-cell>
          <table:table-cell office:value-type="date" office:date-value="2009-12-12T17:54:38" table:style-name="ce5">
            <text:p>12/12/2009 17:54</text:p>
          </table:table-cell>
          <table:table-cell office:value-type="string" table:style-name="ce6">
            <text:p>B</text:p>
          </table:table-cell>
          <table:table-cell office:value-type="float" office:value="57143" table:formula="of:=RANDBETWEEN(0;99999)" table:style-name="ce1">
            <text:p>571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6</text:p>
          </table:table-cell>
          <table:table-cell office:value-type="string" table:style-name="ce1">
            <text:p>César Nogués Tomás</text:p>
          </table:table-cell>
          <table:table-cell office:value-type="date" office:date-value="1973-07-13T00:00:00" table:style-name="ce4">
            <text:p>13/7/1973</text:p>
          </table:table-cell>
          <table:table-cell office:value-type="string" table:style-name="ce1">
            <text:p>Lachute, QC J8H 9V1</text:p>
          </table:table-cell>
          <table:table-cell office:value-type="string" table:style-name="ce1">
            <text:p>22 Ridge Lane</text:p>
          </table:table-cell>
          <table:table-cell office:value-type="string" table:style-name="ce1">
            <text:p>(456) 670-3912</text:p>
          </table:table-cell>
          <table:table-cell office:value-type="string" table:style-name="ce1">
            <text:p>oracle@verizon.net</text:p>
          </table:table-cell>
          <table:table-cell office:value-type="date" office:date-value="2012-05-18T05:23:39" table:style-name="ce5">
            <text:p>18/5/2012 5:23</text:p>
          </table:table-cell>
          <table:table-cell office:value-type="string" table:style-name="ce6">
            <text:p>D</text:p>
          </table:table-cell>
          <table:table-cell office:value-type="float" office:value="93923" table:formula="of:=RANDBETWEEN(0;99999)" table:style-name="ce1">
            <text:p>939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7</text:p>
          </table:table-cell>
          <table:table-cell office:value-type="string" table:style-name="ce1">
            <text:p>Brígida Jove Carretero</text:p>
          </table:table-cell>
          <table:table-cell office:value-type="date" office:date-value="1998-04-07T00:00:00" table:style-name="ce4">
            <text:p>7/4/1998</text:p>
          </table:table-cell>
          <table:table-cell office:value-type="string" table:style-name="ce1">
            <text:p>St. Stephen, NB E3L 2A8</text:p>
          </table:table-cell>
          <table:table-cell office:value-type="string" table:style-name="ce1">
            <text:p>8557 West Greenview Dr.</text:p>
          </table:table-cell>
          <table:table-cell office:value-type="string" table:style-name="ce1">
            <text:p>(997) 481-7573</text:p>
          </table:table-cell>
          <table:table-cell office:value-type="string" table:style-name="ce1">
            <text:p>jrifkin@yahoo.com</text:p>
          </table:table-cell>
          <table:table-cell office:value-type="date" office:date-value="2020-12-14T00:58:27" table:style-name="ce5">
            <text:p>14/12/2020 0:58</text:p>
          </table:table-cell>
          <table:table-cell office:value-type="string" table:style-name="ce6">
            <text:p>D</text:p>
          </table:table-cell>
          <table:table-cell office:value-type="float" office:value="99921" table:formula="of:=RANDBETWEEN(0;99999)" table:style-name="ce1">
            <text:p>999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8</text:p>
          </table:table-cell>
          <table:table-cell office:value-type="string" table:style-name="ce1">
            <text:p>Vito del Abad</text:p>
          </table:table-cell>
          <table:table-cell office:value-type="date" office:date-value="1980-09-01T00:00:00" table:style-name="ce4">
            <text:p>1/9/1980</text:p>
          </table:table-cell>
          <table:table-cell office:value-type="string" table:style-name="ce1">
            <text:p>Îles-Laval, QC H7Y 1X2</text:p>
          </table:table-cell>
          <table:table-cell office:value-type="string" table:style-name="ce1">
            <text:p>8824 Liberty Drive</text:p>
          </table:table-cell>
          <table:table-cell office:value-type="string" table:style-name="ce1">
            <text:p>(571) 271-7420</text:p>
          </table:table-cell>
          <table:table-cell office:value-type="string" table:style-name="ce1">
            <text:p>sherzodr@att.net</text:p>
          </table:table-cell>
          <table:table-cell office:value-type="date" office:date-value="2017-08-05T15:14:56" table:style-name="ce5">
            <text:p>5/8/2017 15:14</text:p>
          </table:table-cell>
          <table:table-cell office:value-type="string" table:style-name="ce6">
            <text:p>E</text:p>
          </table:table-cell>
          <table:table-cell office:value-type="float" office:value="24439" table:formula="of:=RANDBETWEEN(0;99999)" table:style-name="ce1">
            <text:p>244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9</text:p>
          </table:table-cell>
          <table:table-cell office:value-type="string" table:style-name="ce1">
            <text:p>Nayara Fanny Juliá Sierra</text:p>
          </table:table-cell>
          <table:table-cell office:value-type="date" office:date-value="1998-02-22T00:00:00" table:style-name="ce4">
            <text:p>22/2/1998</text:p>
          </table:table-cell>
          <table:table-cell office:value-type="string" table:style-name="ce1">
            <text:p>Grand Falls, LB A2A 2C6</text:p>
          </table:table-cell>
          <table:table-cell office:value-type="string" table:style-name="ce1">
            <text:p>368 Fifth Dr.</text:p>
          </table:table-cell>
          <table:table-cell office:value-type="string" table:style-name="ce1">
            <text:p>(674) 672-8423</text:p>
          </table:table-cell>
          <table:table-cell office:value-type="string" table:style-name="ce1">
            <text:p>rsmartin@msn.com</text:p>
          </table:table-cell>
          <table:table-cell office:value-type="date" office:date-value="2007-01-26T17:06:46" table:style-name="ce5">
            <text:p>26/1/2007 17:06</text:p>
          </table:table-cell>
          <table:table-cell office:value-type="string" table:style-name="ce6">
            <text:p>B</text:p>
          </table:table-cell>
          <table:table-cell office:value-type="float" office:value="85166" table:formula="of:=RANDBETWEEN(0;99999)" table:style-name="ce1">
            <text:p>851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0</text:p>
          </table:table-cell>
          <table:table-cell office:value-type="string" table:style-name="ce1">
            <text:p>Isidoro Salas Marqués</text:p>
          </table:table-cell>
          <table:table-cell office:value-type="date" office:date-value="1980-10-04T00:00:00" table:style-name="ce4">
            <text:p>4/10/1980</text:p>
          </table:table-cell>
          <table:table-cell office:value-type="string" table:style-name="ce1">
            <text:p>Ville Émard, QC H4E 1K4</text:p>
          </table:table-cell>
          <table:table-cell office:value-type="string" table:style-name="ce1">
            <text:p>61 San Carlos Rd.</text:p>
          </table:table-cell>
          <table:table-cell office:value-type="string" table:style-name="ce1">
            <text:p>(505) 554-8992</text:p>
          </table:table-cell>
          <table:table-cell office:value-type="string" table:style-name="ce1">
            <text:p>jsbach@aol.com</text:p>
          </table:table-cell>
          <table:table-cell office:value-type="date" office:date-value="2006-09-08T23:38:54" table:style-name="ce5">
            <text:p>8/9/2006 23:38</text:p>
          </table:table-cell>
          <table:table-cell office:value-type="string" table:style-name="ce6">
            <text:p>D</text:p>
          </table:table-cell>
          <table:table-cell office:value-type="float" office:value="73271" table:formula="of:=RANDBETWEEN(0;99999)" table:style-name="ce1">
            <text:p>732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1</text:p>
          </table:table-cell>
          <table:table-cell office:value-type="string" table:style-name="ce1">
            <text:p>Vicente Palomino Adadia</text:p>
          </table:table-cell>
          <table:table-cell office:value-type="date" office:date-value="1979-12-29T00:00:00" table:style-name="ce4">
            <text:p>29/12/1979</text:p>
          </table:table-cell>
          <table:table-cell office:value-type="string" table:style-name="ce1">
            <text:p>Napanee, ON K7R 6V1</text:p>
          </table:table-cell>
          <table:table-cell office:value-type="string" table:style-name="ce1">
            <text:p>37 Peninsula Street</text:p>
          </table:table-cell>
          <table:table-cell office:value-type="string" table:style-name="ce1">
            <text:p>(826) 231-0876</text:p>
          </table:table-cell>
          <table:table-cell office:value-type="string" table:style-name="ce1">
            <text:p>wmszeliga@mac.com</text:p>
          </table:table-cell>
          <table:table-cell office:value-type="date" office:date-value="2006-08-02T21:03:06" table:style-name="ce5">
            <text:p>2/8/2006 21:03</text:p>
          </table:table-cell>
          <table:table-cell office:value-type="string" table:style-name="ce6">
            <text:p>A</text:p>
          </table:table-cell>
          <table:table-cell office:value-type="float" office:value="27277" table:formula="of:=RANDBETWEEN(0;99999)" table:style-name="ce1">
            <text:p>272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2</text:p>
          </table:table-cell>
          <table:table-cell office:value-type="string" table:style-name="ce1">
            <text:p>Sandalio de Figueroa</text:p>
          </table:table-cell>
          <table:table-cell office:value-type="date" office:date-value="1978-06-23T00:00:00" table:style-name="ce4">
            <text:p>23/6/1978</text:p>
          </table:table-cell>
          <table:table-cell office:value-type="string" table:style-name="ce1">
            <text:p>Woodstock, NB E7M 8P6</text:p>
          </table:table-cell>
          <table:table-cell office:value-type="string" table:style-name="ce1">
            <text:p>149 Jennings Road</text:p>
          </table:table-cell>
          <table:table-cell office:value-type="string" table:style-name="ce1">
            <text:p>(499) 874-0371</text:p>
          </table:table-cell>
          <table:table-cell office:value-type="string" table:style-name="ce1">
            <text:p>william@hotmail.com</text:p>
          </table:table-cell>
          <table:table-cell office:value-type="date" office:date-value="2016-04-07T20:46:09" table:style-name="ce5">
            <text:p>7/4/2016 20:46</text:p>
          </table:table-cell>
          <table:table-cell office:value-type="string" table:style-name="ce6">
            <text:p>E</text:p>
          </table:table-cell>
          <table:table-cell office:value-type="float" office:value="28691" table:formula="of:=RANDBETWEEN(0;99999)" table:style-name="ce1">
            <text:p>286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3</text:p>
          </table:table-cell>
          <table:table-cell office:value-type="string" table:style-name="ce1">
            <text:p>Elodia Pinto</text:p>
          </table:table-cell>
          <table:table-cell office:value-type="date" office:date-value="1999-12-09T00:00:00" table:style-name="ce4">
            <text:p>9/12/1999</text:p>
          </table:table-cell>
          <table:table-cell office:value-type="string" table:style-name="ce1">
            <text:p>Dorchester, NB E4K 6V5</text:p>
          </table:table-cell>
          <table:table-cell office:value-type="string" table:style-name="ce1">
            <text:p>59 W. Anderson Lane</text:p>
          </table:table-cell>
          <table:table-cell office:value-type="string" table:style-name="ce1">
            <text:p>(317) 232-9358</text:p>
          </table:table-cell>
          <table:table-cell office:value-type="string" table:style-name="ce1">
            <text:p>gastown@comcast.net</text:p>
          </table:table-cell>
          <table:table-cell office:value-type="date" office:date-value="2011-09-18T02:38:21" table:style-name="ce5">
            <text:p>18/9/2011 2:38</text:p>
          </table:table-cell>
          <table:table-cell office:value-type="string" table:style-name="ce6">
            <text:p>B</text:p>
          </table:table-cell>
          <table:table-cell office:value-type="float" office:value="7298" table:formula="of:=RANDBETWEEN(0;99999)" table:style-name="ce1">
            <text:p>72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4</text:p>
          </table:table-cell>
          <table:table-cell office:value-type="string" table:style-name="ce1">
            <text:p>Felipe Carro Ramis</text:p>
          </table:table-cell>
          <table:table-cell office:value-type="date" office:date-value="1992-05-20T00:00:00" table:style-name="ce4">
            <text:p>20/5/1992</text:p>
          </table:table-cell>
          <table:table-cell office:value-type="string" table:style-name="ce1">
            <text:p>Greely, ON K4P 4T2</text:p>
          </table:table-cell>
          <table:table-cell office:value-type="string" table:style-name="ce1">
            <text:p>685 High Noon Lane</text:p>
          </table:table-cell>
          <table:table-cell office:value-type="string" table:style-name="ce1">
            <text:p>(852) 388-3751</text:p>
          </table:table-cell>
          <table:table-cell office:value-type="string" table:style-name="ce1">
            <text:p>improv@live.com</text:p>
          </table:table-cell>
          <table:table-cell office:value-type="date" office:date-value="2020-04-20T23:18:39" table:style-name="ce5">
            <text:p>20/4/2020 23:18</text:p>
          </table:table-cell>
          <table:table-cell office:value-type="string" table:style-name="ce6">
            <text:p>C</text:p>
          </table:table-cell>
          <table:table-cell office:value-type="float" office:value="5852" table:formula="of:=RANDBETWEEN(0;99999)" table:style-name="ce1">
            <text:p>58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5</text:p>
          </table:table-cell>
          <table:table-cell office:value-type="string" table:style-name="ce1">
            <text:p>Ana Belén Alvarado Bueno</text:p>
          </table:table-cell>
          <table:table-cell office:value-type="date" office:date-value="1970-03-13T00:00:00" table:style-name="ce4">
            <text:p>13/3/1970</text:p>
          </table:table-cell>
          <table:table-cell office:value-type="string" table:style-name="ce1">
            <text:p>Boucherville, QC J4B 9T3</text:p>
          </table:table-cell>
          <table:table-cell office:value-type="string" table:style-name="ce1">
            <text:p>42 Johnson Dr.</text:p>
          </table:table-cell>
          <table:table-cell office:value-type="string" table:style-name="ce1">
            <text:p>(366) 604-3609</text:p>
          </table:table-cell>
          <table:table-cell office:value-type="string" table:style-name="ce1">
            <text:p>gfxguy@outlook.com</text:p>
          </table:table-cell>
          <table:table-cell office:value-type="date" office:date-value="2009-08-11T22:42:10" table:style-name="ce5">
            <text:p>11/8/2009 22:42</text:p>
          </table:table-cell>
          <table:table-cell office:value-type="string" table:style-name="ce6">
            <text:p>D</text:p>
          </table:table-cell>
          <table:table-cell office:value-type="float" office:value="42014" table:formula="of:=RANDBETWEEN(0;99999)" table:style-name="ce1">
            <text:p>420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6</text:p>
          </table:table-cell>
          <table:table-cell office:value-type="string" table:style-name="ce1">
            <text:p>Marisela Sanmiguel Pedraza</text:p>
          </table:table-cell>
          <table:table-cell office:value-type="date" office:date-value="1995-03-12T00:00:00" table:style-name="ce4">
            <text:p>12/3/1995</text:p>
          </table:table-cell>
          <table:table-cell office:value-type="string" table:style-name="ce1">
            <text:p>Lacombe, AB T4L 0S1</text:p>
          </table:table-cell>
          <table:table-cell office:value-type="string" table:style-name="ce1">
            <text:p>7976 North Street</text:p>
          </table:table-cell>
          <table:table-cell office:value-type="string" table:style-name="ce1">
            <text:p>(800) 687-3027</text:p>
          </table:table-cell>
          <table:table-cell office:value-type="string" table:style-name="ce1">
            <text:p>marcs@outlook.com</text:p>
          </table:table-cell>
          <table:table-cell office:value-type="date" office:date-value="2017-10-11T09:13:06" table:style-name="ce5">
            <text:p>11/10/2017 9:13</text:p>
          </table:table-cell>
          <table:table-cell office:value-type="string" table:style-name="ce6">
            <text:p>D</text:p>
          </table:table-cell>
          <table:table-cell office:value-type="float" office:value="12363" table:formula="of:=RANDBETWEEN(0;99999)" table:style-name="ce1">
            <text:p>123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7</text:p>
          </table:table-cell>
          <table:table-cell office:value-type="string" table:style-name="ce1">
            <text:p>Jesusa Benavente Ferrández</text:p>
          </table:table-cell>
          <table:table-cell office:value-type="date" office:date-value="1997-07-31T00:00:00" table:style-name="ce4">
            <text:p>31/7/1997</text:p>
          </table:table-cell>
          <table:table-cell office:value-type="string" table:style-name="ce1">
            <text:p>Labrador City, LB A2V 8L0</text:p>
          </table:table-cell>
          <table:table-cell office:value-type="string" table:style-name="ce1">
            <text:p>394 Hanover St.</text:p>
          </table:table-cell>
          <table:table-cell office:value-type="string" table:style-name="ce1">
            <text:p>(924) 920-0218</text:p>
          </table:table-cell>
          <table:table-cell office:value-type="string" table:style-name="ce1">
            <text:p>skippy@yahoo.ca</text:p>
          </table:table-cell>
          <table:table-cell office:value-type="date" office:date-value="2010-11-02T09:40:32" table:style-name="ce5">
            <text:p>2/11/2010 9:40</text:p>
          </table:table-cell>
          <table:table-cell office:value-type="string" table:style-name="ce6">
            <text:p>D</text:p>
          </table:table-cell>
          <table:table-cell office:value-type="float" office:value="48600" table:formula="of:=RANDBETWEEN(0;99999)" table:style-name="ce1">
            <text:p>486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8</text:p>
          </table:table-cell>
          <table:table-cell office:value-type="string" table:style-name="ce1">
            <text:p>Alonso Díaz Donoso</text:p>
          </table:table-cell>
          <table:table-cell office:value-type="date" office:date-value="1996-04-14T00:00:00" table:style-name="ce4">
            <text:p>14/4/1996</text:p>
          </table:table-cell>
          <table:table-cell office:value-type="string" table:style-name="ce1">
            <text:p>Grimsby, ON L3M 5X9</text:p>
          </table:table-cell>
          <table:table-cell office:value-type="string" table:style-name="ce1">
            <text:p>9697 South Mountainview Street</text:p>
          </table:table-cell>
          <table:table-cell office:value-type="string" table:style-name="ce1">
            <text:p>(733) 648-0855</text:p>
          </table:table-cell>
          <table:table-cell office:value-type="string" table:style-name="ce1">
            <text:p>jyoliver@sbcglobal.net</text:p>
          </table:table-cell>
          <table:table-cell office:value-type="date" office:date-value="2019-05-12T03:15:09" table:style-name="ce5">
            <text:p>12/5/2019 3:15</text:p>
          </table:table-cell>
          <table:table-cell office:value-type="string" table:style-name="ce6">
            <text:p>C</text:p>
          </table:table-cell>
          <table:table-cell office:value-type="float" office:value="66960" table:formula="of:=RANDBETWEEN(0;99999)" table:style-name="ce1">
            <text:p>669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9</text:p>
          </table:table-cell>
          <table:table-cell office:value-type="string" table:style-name="ce1">
            <text:p>Filomena Pombo Pla</text:p>
          </table:table-cell>
          <table:table-cell office:value-type="date" office:date-value="1978-03-21T00:00:00" table:style-name="ce4">
            <text:p>21/3/1978</text:p>
          </table:table-cell>
          <table:table-cell office:value-type="string" table:style-name="ce1">
            <text:p>Cobourg, ON K9A 5G0</text:p>
          </table:table-cell>
          <table:table-cell office:value-type="string" table:style-name="ce1">
            <text:p>60 Carpenter Street</text:p>
          </table:table-cell>
          <table:table-cell office:value-type="string" table:style-name="ce1">
            <text:p>(496) 879-5338</text:p>
          </table:table-cell>
          <table:table-cell office:value-type="string" table:style-name="ce1">
            <text:p>afifi@hotmail.com</text:p>
          </table:table-cell>
          <table:table-cell office:value-type="date" office:date-value="2013-12-30T17:51:06" table:style-name="ce5">
            <text:p>30/12/2013 17:51</text:p>
          </table:table-cell>
          <table:table-cell office:value-type="string" table:style-name="ce6">
            <text:p>A</text:p>
          </table:table-cell>
          <table:table-cell office:value-type="float" office:value="11155" table:formula="of:=RANDBETWEEN(0;99999)" table:style-name="ce1">
            <text:p>111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0</text:p>
          </table:table-cell>
          <table:table-cell office:value-type="string" table:style-name="ce1">
            <text:p>Cristóbal Cabello-Pol</text:p>
          </table:table-cell>
          <table:table-cell office:value-type="date" office:date-value="1993-05-07T00:00:00" table:style-name="ce4">
            <text:p>7/5/1993</text:p>
          </table:table-cell>
          <table:table-cell office:value-type="string" table:style-name="ce1">
            <text:p>Chelsea, QC J9B 5K1</text:p>
          </table:table-cell>
          <table:table-cell office:value-type="string" table:style-name="ce1">
            <text:p>343 Oxford St.</text:p>
          </table:table-cell>
          <table:table-cell office:value-type="string" table:style-name="ce1">
            <text:p>(363) 981-6810</text:p>
          </table:table-cell>
          <table:table-cell office:value-type="string" table:style-name="ce1">
            <text:p>muadip@gmail.com</text:p>
          </table:table-cell>
          <table:table-cell office:value-type="date" office:date-value="2018-09-06T02:00:02" table:style-name="ce5">
            <text:p>6/9/2018 2:00</text:p>
          </table:table-cell>
          <table:table-cell office:value-type="string" table:style-name="ce6">
            <text:p>B</text:p>
          </table:table-cell>
          <table:table-cell office:value-type="float" office:value="10824" table:formula="of:=RANDBETWEEN(0;99999)" table:style-name="ce1">
            <text:p>108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1</text:p>
          </table:table-cell>
          <table:table-cell office:value-type="string" table:style-name="ce1">
            <text:p>Maribel Murillo Alcaraz</text:p>
          </table:table-cell>
          <table:table-cell office:value-type="date" office:date-value="1977-09-18T00:00:00" table:style-name="ce4">
            <text:p>18/9/1977</text:p>
          </table:table-cell>
          <table:table-cell office:value-type="string" table:style-name="ce1">
            <text:p>Qualicum Beach, BC V9K 4J5</text:p>
          </table:table-cell>
          <table:table-cell office:value-type="string" table:style-name="ce1">
            <text:p>490 Lantern Street</text:p>
          </table:table-cell>
          <table:table-cell office:value-type="string" table:style-name="ce1">
            <text:p>(643) 252-3203</text:p>
          </table:table-cell>
          <table:table-cell office:value-type="string" table:style-name="ce1">
            <text:p>hyper@icloud.com</text:p>
          </table:table-cell>
          <table:table-cell office:value-type="date" office:date-value="2010-06-27T16:57:06" table:style-name="ce5">
            <text:p>27/6/2010 16:57</text:p>
          </table:table-cell>
          <table:table-cell office:value-type="string" table:style-name="ce6">
            <text:p>B</text:p>
          </table:table-cell>
          <table:table-cell office:value-type="float" office:value="17612" table:formula="of:=RANDBETWEEN(0;99999)" table:style-name="ce1">
            <text:p>176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2</text:p>
          </table:table-cell>
          <table:table-cell office:value-type="string" table:style-name="ce1">
            <text:p>Mayte Cuesta Acosta</text:p>
          </table:table-cell>
          <table:table-cell office:value-type="date" office:date-value="1977-01-05T00:00:00" table:style-name="ce4">
            <text:p>5/1/1977</text:p>
          </table:table-cell>
          <table:table-cell office:value-type="string" table:style-name="ce1">
            <text:p>Dunnville, ON N1A 2R5</text:p>
          </table:table-cell>
          <table:table-cell office:value-type="string" table:style-name="ce1">
            <text:p>8158 S. Marvon Ave.</text:p>
          </table:table-cell>
          <table:table-cell office:value-type="string" table:style-name="ce1">
            <text:p>(491) 779-1547</text:p>
          </table:table-cell>
          <table:table-cell office:value-type="string" table:style-name="ce1">
            <text:p>spadkins@att.net</text:p>
          </table:table-cell>
          <table:table-cell office:value-type="date" office:date-value="2011-09-19T01:21:59" table:style-name="ce5">
            <text:p>19/9/2011 1:21</text:p>
          </table:table-cell>
          <table:table-cell office:value-type="string" table:style-name="ce6">
            <text:p>B</text:p>
          </table:table-cell>
          <table:table-cell office:value-type="float" office:value="621" table:formula="of:=RANDBETWEEN(0;99999)" table:style-name="ce1">
            <text:p>6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3</text:p>
          </table:table-cell>
          <table:table-cell office:value-type="string" table:style-name="ce1">
            <text:p>Remigio Villalonga Roman</text:p>
          </table:table-cell>
          <table:table-cell office:value-type="date" office:date-value="1990-10-29T00:00:00" table:style-name="ce4">
            <text:p>29/10/1990</text:p>
          </table:table-cell>
          <table:table-cell office:value-type="string" table:style-name="ce1">
            <text:p>Vimont, QC H7M 0J1</text:p>
          </table:table-cell>
          <table:table-cell office:value-type="string" table:style-name="ce1">
            <text:p>7651 Carriage Dr.</text:p>
          </table:table-cell>
          <table:table-cell office:value-type="string" table:style-name="ce1">
            <text:p>(731) 808-7183</text:p>
          </table:table-cell>
          <table:table-cell office:value-type="string" table:style-name="ce1">
            <text:p>oneiros@icloud.com</text:p>
          </table:table-cell>
          <table:table-cell office:value-type="date" office:date-value="2019-08-19T15:41:30" table:style-name="ce5">
            <text:p>19/8/2019 15:41</text:p>
          </table:table-cell>
          <table:table-cell office:value-type="string" table:style-name="ce6">
            <text:p>B</text:p>
          </table:table-cell>
          <table:table-cell office:value-type="float" office:value="40299" table:formula="of:=RANDBETWEEN(0;99999)" table:style-name="ce1">
            <text:p>402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4</text:p>
          </table:table-cell>
          <table:table-cell office:value-type="string" table:style-name="ce1">
            <text:p>Vanesa Villaverde</text:p>
          </table:table-cell>
          <table:table-cell office:value-type="date" office:date-value="1986-07-05T00:00:00" table:style-name="ce4">
            <text:p>5/7/1986</text:p>
          </table:table-cell>
          <table:table-cell office:value-type="string" table:style-name="ce1">
            <text:p>Port Perry, ON L9L 6K8</text:p>
          </table:table-cell>
          <table:table-cell office:value-type="string" table:style-name="ce1">
            <text:p>7313 Eagle Ave.</text:p>
          </table:table-cell>
          <table:table-cell office:value-type="string" table:style-name="ce1">
            <text:p>(879) 310-9113</text:p>
          </table:table-cell>
          <table:table-cell office:value-type="string" table:style-name="ce1">
            <text:p>miltchev@gmail.com</text:p>
          </table:table-cell>
          <table:table-cell office:value-type="date" office:date-value="2007-06-12T00:41:08" table:style-name="ce5">
            <text:p>12/6/2007 0:41</text:p>
          </table:table-cell>
          <table:table-cell office:value-type="string" table:style-name="ce6">
            <text:p>B</text:p>
          </table:table-cell>
          <table:table-cell office:value-type="float" office:value="92579" table:formula="of:=RANDBETWEEN(0;99999)" table:style-name="ce1">
            <text:p>925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5</text:p>
          </table:table-cell>
          <table:table-cell office:value-type="string" table:style-name="ce1">
            <text:p>Maristela Corbacho Alegria</text:p>
          </table:table-cell>
          <table:table-cell office:value-type="date" office:date-value="1974-11-29T00:00:00" table:style-name="ce4">
            <text:p>29/11/1974</text:p>
          </table:table-cell>
          <table:table-cell office:value-type="string" table:style-name="ce1">
            <text:p>Saint Petersburg, FL 33710</text:p>
          </table:table-cell>
          <table:table-cell office:value-type="string" table:style-name="ce1">
            <text:p>127 Rockwell Lane</text:p>
          </table:table-cell>
          <table:table-cell office:value-type="string" table:style-name="ce1">
            <text:p>(944) 942-5965</text:p>
          </table:table-cell>
          <table:table-cell office:value-type="string" table:style-name="ce1">
            <text:p>uqmcolyv@att.net</text:p>
          </table:table-cell>
          <table:table-cell office:value-type="date" office:date-value="2005-04-21T04:44:36" table:style-name="ce5">
            <text:p>21/4/2005 4:44</text:p>
          </table:table-cell>
          <table:table-cell office:value-type="string" table:style-name="ce6">
            <text:p>C</text:p>
          </table:table-cell>
          <table:table-cell office:value-type="float" office:value="97269" table:formula="of:=RANDBETWEEN(0;99999)" table:style-name="ce1">
            <text:p>972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6</text:p>
          </table:table-cell>
          <table:table-cell office:value-type="string" table:style-name="ce1">
            <text:p>Manuelita Cervera Botella</text:p>
          </table:table-cell>
          <table:table-cell office:value-type="date" office:date-value="1989-05-27T00:00:00" table:style-name="ce4">
            <text:p>27/5/1989</text:p>
          </table:table-cell>
          <table:table-cell office:value-type="string" table:style-name="ce1">
            <text:p>Miami, FL 33135</text:p>
          </table:table-cell>
          <table:table-cell office:value-type="string" table:style-name="ce1">
            <text:p>107 Cedar Street</text:p>
          </table:table-cell>
          <table:table-cell office:value-type="string" table:style-name="ce1">
            <text:p>(257) 383-2777</text:p>
          </table:table-cell>
          <table:table-cell office:value-type="string" table:style-name="ce1">
            <text:p>william@comcast.net</text:p>
          </table:table-cell>
          <table:table-cell office:value-type="date" office:date-value="2014-06-12T13:37:22" table:style-name="ce5">
            <text:p>12/6/2014 13:37</text:p>
          </table:table-cell>
          <table:table-cell office:value-type="string" table:style-name="ce6">
            <text:p>E</text:p>
          </table:table-cell>
          <table:table-cell office:value-type="float" office:value="54032" table:formula="of:=RANDBETWEEN(0;99999)" table:style-name="ce1">
            <text:p>54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7</text:p>
          </table:table-cell>
          <table:table-cell office:value-type="string" table:style-name="ce1">
            <text:p>Borja Canet Gallo</text:p>
          </table:table-cell>
          <table:table-cell office:value-type="date" office:date-value="1999-07-16T00:00:00" table:style-name="ce4">
            <text:p>16/7/1999</text:p>
          </table:table-cell>
          <table:table-cell office:value-type="string" table:style-name="ce1">
            <text:p>New Port Richey, FL 34653</text:p>
          </table:table-cell>
          <table:table-cell office:value-type="string" table:style-name="ce1">
            <text:p>20 Ivy St.</text:p>
          </table:table-cell>
          <table:table-cell office:value-type="string" table:style-name="ce1">
            <text:p>(286) 539-1526</text:p>
          </table:table-cell>
          <table:table-cell office:value-type="string" table:style-name="ce1">
            <text:p>lipeng@comcast.net</text:p>
          </table:table-cell>
          <table:table-cell office:value-type="date" office:date-value="2017-07-20T00:57:21" table:style-name="ce5">
            <text:p>20/7/2017 0:57</text:p>
          </table:table-cell>
          <table:table-cell office:value-type="string" table:style-name="ce6">
            <text:p>E</text:p>
          </table:table-cell>
          <table:table-cell office:value-type="float" office:value="42335" table:formula="of:=RANDBETWEEN(0;99999)" table:style-name="ce1">
            <text:p>423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8</text:p>
          </table:table-cell>
          <table:table-cell office:value-type="string" table:style-name="ce1">
            <text:p>Clotilde Chita Fábregas Toro</text:p>
          </table:table-cell>
          <table:table-cell office:value-type="date" office:date-value="1986-06-19T00:00:00" table:style-name="ce4">
            <text:p>19/6/1986</text:p>
          </table:table-cell>
          <table:table-cell office:value-type="string" table:style-name="ce1">
            <text:p>Fort Lauderdale, FL 33312</text:p>
          </table:table-cell>
          <table:table-cell office:value-type="string" table:style-name="ce1">
            <text:p>63 Stillwater St.</text:p>
          </table:table-cell>
          <table:table-cell office:value-type="string" table:style-name="ce1">
            <text:p>(408) 475-2351</text:p>
          </table:table-cell>
          <table:table-cell office:value-type="string" table:style-name="ce1">
            <text:p>sbmrjbr@msn.com</text:p>
          </table:table-cell>
          <table:table-cell office:value-type="date" office:date-value="2014-04-01T21:08:47" table:style-name="ce5">
            <text:p>1/4/2014 21:08</text:p>
          </table:table-cell>
          <table:table-cell office:value-type="string" table:style-name="ce6">
            <text:p>C</text:p>
          </table:table-cell>
          <table:table-cell office:value-type="float" office:value="71069" table:formula="of:=RANDBETWEEN(0;99999)" table:style-name="ce1">
            <text:p>710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9</text:p>
          </table:table-cell>
          <table:table-cell office:value-type="string" table:style-name="ce1">
            <text:p>Olimpia Girona Paredes</text:p>
          </table:table-cell>
          <table:table-cell office:value-type="date" office:date-value="1973-04-07T00:00:00" table:style-name="ce4">
            <text:p>7/4/1973</text:p>
          </table:table-cell>
          <table:table-cell office:value-type="string" table:style-name="ce1">
            <text:p>Tampa, FL 33614</text:p>
          </table:table-cell>
          <table:table-cell office:value-type="string" table:style-name="ce1">
            <text:p>209 North Newbridge Drive</text:p>
          </table:table-cell>
          <table:table-cell office:value-type="string" table:style-name="ce1">
            <text:p>(654) 850-5430</text:p>
          </table:table-cell>
          <table:table-cell office:value-type="string" table:style-name="ce1">
            <text:p>ryanvm@sbcglobal.net</text:p>
          </table:table-cell>
          <table:table-cell office:value-type="date" office:date-value="2009-06-16T13:18:39" table:style-name="ce5">
            <text:p>16/6/2009 13:18</text:p>
          </table:table-cell>
          <table:table-cell office:value-type="string" table:style-name="ce6">
            <text:p>A</text:p>
          </table:table-cell>
          <table:table-cell office:value-type="float" office:value="76901" table:formula="of:=RANDBETWEEN(0;99999)" table:style-name="ce1">
            <text:p>769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0</text:p>
          </table:table-cell>
          <table:table-cell office:value-type="string" table:style-name="ce1">
            <text:p>Rubén de Arribas</text:p>
          </table:table-cell>
          <table:table-cell office:value-type="date" office:date-value="1977-02-19T00:00:00" table:style-name="ce4">
            <text:p>19/2/1977</text:p>
          </table:table-cell>
          <table:table-cell office:value-type="string" table:style-name="ce1">
            <text:p>Jacksonville, FL 32205</text:p>
          </table:table-cell>
          <table:table-cell office:value-type="string" table:style-name="ce1">
            <text:p>85 Ridgeview Drive</text:p>
          </table:table-cell>
          <table:table-cell office:value-type="string" table:style-name="ce1">
            <text:p>(704) 732-6961</text:p>
          </table:table-cell>
          <table:table-cell office:value-type="string" table:style-name="ce1">
            <text:p>mbswan@msn.com</text:p>
          </table:table-cell>
          <table:table-cell office:value-type="date" office:date-value="2018-12-17T06:21:01" table:style-name="ce5">
            <text:p>17/12/2018 6:21</text:p>
          </table:table-cell>
          <table:table-cell office:value-type="string" table:style-name="ce6">
            <text:p>C</text:p>
          </table:table-cell>
          <table:table-cell office:value-type="float" office:value="44645" table:formula="of:=RANDBETWEEN(0;99999)" table:style-name="ce1">
            <text:p>446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1</text:p>
          </table:table-cell>
          <table:table-cell office:value-type="string" table:style-name="ce1">
            <text:p>Édgar Manu Suárez Anglada</text:p>
          </table:table-cell>
          <table:table-cell office:value-type="date" office:date-value="1975-05-23T00:00:00" table:style-name="ce4">
            <text:p>23/5/1975</text:p>
          </table:table-cell>
          <table:table-cell office:value-type="string" table:style-name="ce1">
            <text:p>Miami, FL 33161</text:p>
          </table:table-cell>
          <table:table-cell office:value-type="string" table:style-name="ce1">
            <text:p>60 Surrey Rd.</text:p>
          </table:table-cell>
          <table:table-cell office:value-type="string" table:style-name="ce1">
            <text:p>(400) 235-6788</text:p>
          </table:table-cell>
          <table:table-cell office:value-type="string" table:style-name="ce1">
            <text:p>dbanarse@yahoo.ca</text:p>
          </table:table-cell>
          <table:table-cell office:value-type="date" office:date-value="2008-07-28T14:54:19" table:style-name="ce5">
            <text:p>28/7/2008 14:54</text:p>
          </table:table-cell>
          <table:table-cell office:value-type="string" table:style-name="ce6">
            <text:p>C</text:p>
          </table:table-cell>
          <table:table-cell office:value-type="float" office:value="10326" table:formula="of:=RANDBETWEEN(0;99999)" table:style-name="ce1">
            <text:p>103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2</text:p>
          </table:table-cell>
          <table:table-cell office:value-type="string" table:style-name="ce1">
            <text:p>Luna Morcillo Carretero</text:p>
          </table:table-cell>
          <table:table-cell office:value-type="date" office:date-value="1985-04-15T00:00:00" table:style-name="ce4">
            <text:p>15/4/1985</text:p>
          </table:table-cell>
          <table:table-cell office:value-type="string" table:style-name="ce1">
            <text:p>Bradenton, FL 34205</text:p>
          </table:table-cell>
          <table:table-cell office:value-type="string" table:style-name="ce1">
            <text:p>556 Pleasant St.</text:p>
          </table:table-cell>
          <table:table-cell office:value-type="string" table:style-name="ce1">
            <text:p>(363) 851-7332</text:p>
          </table:table-cell>
          <table:table-cell office:value-type="string" table:style-name="ce1">
            <text:p>frikazoyd@me.com</text:p>
          </table:table-cell>
          <table:table-cell office:value-type="date" office:date-value="2018-02-28T02:55:35" table:style-name="ce5">
            <text:p>28/2/2018 2:55</text:p>
          </table:table-cell>
          <table:table-cell office:value-type="string" table:style-name="ce6">
            <text:p>C</text:p>
          </table:table-cell>
          <table:table-cell office:value-type="float" office:value="53843" table:formula="of:=RANDBETWEEN(0;99999)" table:style-name="ce1">
            <text:p>538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3</text:p>
          </table:table-cell>
          <table:table-cell office:value-type="string" table:style-name="ce1">
            <text:p>Eladio Salcedo Cabanillas</text:p>
          </table:table-cell>
          <table:table-cell office:value-type="date" office:date-value="1983-12-31T00:00:00" table:style-name="ce4">
            <text:p>31/12/1983</text:p>
          </table:table-cell>
          <table:table-cell office:value-type="string" table:style-name="ce1">
            <text:p>Fort Myers, FL 33912</text:p>
          </table:table-cell>
          <table:table-cell office:value-type="string" table:style-name="ce1">
            <text:p>31 Heritage Street</text:p>
          </table:table-cell>
          <table:table-cell office:value-type="string" table:style-name="ce1">
            <text:p>(892) 211-3578</text:p>
          </table:table-cell>
          <table:table-cell office:value-type="string" table:style-name="ce1">
            <text:p>mosses@gmail.com</text:p>
          </table:table-cell>
          <table:table-cell office:value-type="date" office:date-value="2015-02-18T06:30:44" table:style-name="ce5">
            <text:p>18/2/2015 6:30</text:p>
          </table:table-cell>
          <table:table-cell office:value-type="string" table:style-name="ce6">
            <text:p>C</text:p>
          </table:table-cell>
          <table:table-cell office:value-type="float" office:value="33156" table:formula="of:=RANDBETWEEN(0;99999)" table:style-name="ce1">
            <text:p>331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4</text:p>
          </table:table-cell>
          <table:table-cell office:value-type="string" table:style-name="ce1">
            <text:p>Gisela Cámara Duarte</text:p>
          </table:table-cell>
          <table:table-cell office:value-type="date" office:date-value="1985-03-14T00:00:00" table:style-name="ce4">
            <text:p>14/3/1985</text:p>
          </table:table-cell>
          <table:table-cell office:value-type="string" table:style-name="ce1">
            <text:p>Tampa, FL 33624</text:p>
          </table:table-cell>
          <table:table-cell office:value-type="string" table:style-name="ce1">
            <text:p>8904 Vermont Drive</text:p>
          </table:table-cell>
          <table:table-cell office:value-type="string" table:style-name="ce1">
            <text:p>(231) 936-5897</text:p>
          </table:table-cell>
          <table:table-cell office:value-type="string" table:style-name="ce1">
            <text:p>parasite@optonline.net</text:p>
          </table:table-cell>
          <table:table-cell office:value-type="date" office:date-value="2021-03-16T11:15:10" table:style-name="ce5">
            <text:p>16/3/2021 11:15</text:p>
          </table:table-cell>
          <table:table-cell office:value-type="string" table:style-name="ce6">
            <text:p>B</text:p>
          </table:table-cell>
          <table:table-cell office:value-type="float" office:value="91373" table:formula="of:=RANDBETWEEN(0;99999)" table:style-name="ce1">
            <text:p>913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5</text:p>
          </table:table-cell>
          <table:table-cell office:value-type="string" table:style-name="ce1">
            <text:p>Nicanor de Moliner</text:p>
          </table:table-cell>
          <table:table-cell office:value-type="date" office:date-value="1977-11-08T00:00:00" table:style-name="ce4">
            <text:p>8/11/1977</text:p>
          </table:table-cell>
          <table:table-cell office:value-type="string" table:style-name="ce1">
            <text:p>Opa Locka, FL 33055</text:p>
          </table:table-cell>
          <table:table-cell office:value-type="string" table:style-name="ce1">
            <text:p>886 Snake Hill St.</text:p>
          </table:table-cell>
          <table:table-cell office:value-type="string" table:style-name="ce1">
            <text:p>(609) 914-4233</text:p>
          </table:table-cell>
          <table:table-cell office:value-type="string" table:style-name="ce1">
            <text:p>samavati@me.com</text:p>
          </table:table-cell>
          <table:table-cell office:value-type="date" office:date-value="2021-03-27T16:55:51" table:style-name="ce5">
            <text:p>27/3/2021 16:55</text:p>
          </table:table-cell>
          <table:table-cell office:value-type="string" table:style-name="ce6">
            <text:p>E</text:p>
          </table:table-cell>
          <table:table-cell office:value-type="float" office:value="92815" table:formula="of:=RANDBETWEEN(0;99999)" table:style-name="ce1">
            <text:p>928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6</text:p>
          </table:table-cell>
          <table:table-cell office:value-type="string" table:style-name="ce1">
            <text:p>Rosario Paz Figueroa</text:p>
          </table:table-cell>
          <table:table-cell office:value-type="date" office:date-value="1979-09-13T00:00:00" table:style-name="ce4">
            <text:p>13/9/1979</text:p>
          </table:table-cell>
          <table:table-cell office:value-type="string" table:style-name="ce1">
            <text:p>Winter Haven, FL 33880</text:p>
          </table:table-cell>
          <table:table-cell office:value-type="string" table:style-name="ce1">
            <text:p>212 Canal St.</text:p>
          </table:table-cell>
          <table:table-cell office:value-type="string" table:style-name="ce1">
            <text:p>(776) 448-2874</text:p>
          </table:table-cell>
          <table:table-cell office:value-type="string" table:style-name="ce1">
            <text:p>rfoley@mac.com</text:p>
          </table:table-cell>
          <table:table-cell office:value-type="date" office:date-value="2013-04-24T10:41:30" table:style-name="ce5">
            <text:p>24/4/2013 10:41</text:p>
          </table:table-cell>
          <table:table-cell office:value-type="string" table:style-name="ce6">
            <text:p>A</text:p>
          </table:table-cell>
          <table:table-cell office:value-type="float" office:value="55012" table:formula="of:=RANDBETWEEN(0;99999)" table:style-name="ce1">
            <text:p>550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7</text:p>
          </table:table-cell>
          <table:table-cell office:value-type="string" table:style-name="ce1">
            <text:p>Gloria Esteve Perez</text:p>
          </table:table-cell>
          <table:table-cell office:value-type="date" office:date-value="1988-11-04T00:00:00" table:style-name="ce4">
            <text:p>4/11/1988</text:p>
          </table:table-cell>
          <table:table-cell office:value-type="string" table:style-name="ce1">
            <text:p>Lake Worth, FL 33460</text:p>
          </table:table-cell>
          <table:table-cell office:value-type="string" table:style-name="ce1">
            <text:p>9974 Holly Dr.</text:p>
          </table:table-cell>
          <table:table-cell office:value-type="string" table:style-name="ce1">
            <text:p>(487) 768-3548</text:p>
          </table:table-cell>
          <table:table-cell office:value-type="string" table:style-name="ce1">
            <text:p>yfreund@verizon.net</text:p>
          </table:table-cell>
          <table:table-cell office:value-type="date" office:date-value="2005-05-05T23:39:51" table:style-name="ce5">
            <text:p>5/5/2005 23:39</text:p>
          </table:table-cell>
          <table:table-cell office:value-type="string" table:style-name="ce6">
            <text:p>D</text:p>
          </table:table-cell>
          <table:table-cell office:value-type="float" office:value="42400" table:formula="of:=RANDBETWEEN(0;99999)" table:style-name="ce1">
            <text:p>424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8</text:p>
          </table:table-cell>
          <table:table-cell office:value-type="string" table:style-name="ce1">
            <text:p>Alexandra Pedrosa Asensio</text:p>
          </table:table-cell>
          <table:table-cell office:value-type="date" office:date-value="1987-12-21T00:00:00" table:style-name="ce4">
            <text:p>21/12/1987</text:p>
          </table:table-cell>
          <table:table-cell office:value-type="string" table:style-name="ce1">
            <text:p>Lake Wales, FL 33853</text:p>
          </table:table-cell>
          <table:table-cell office:value-type="string" table:style-name="ce1">
            <text:p>7342 Woodland Avenue</text:p>
          </table:table-cell>
          <table:table-cell office:value-type="string" table:style-name="ce1">
            <text:p>(601) 357-6775</text:p>
          </table:table-cell>
          <table:table-cell office:value-type="string" table:style-name="ce1">
            <text:p>fglock@gmail.com</text:p>
          </table:table-cell>
          <table:table-cell office:value-type="date" office:date-value="2019-03-26T08:59:09" table:style-name="ce5">
            <text:p>26/3/2019 8:59</text:p>
          </table:table-cell>
          <table:table-cell office:value-type="string" table:style-name="ce6">
            <text:p>E</text:p>
          </table:table-cell>
          <table:table-cell office:value-type="float" office:value="36050" table:formula="of:=RANDBETWEEN(0;99999)" table:style-name="ce1">
            <text:p>360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9</text:p>
          </table:table-cell>
          <table:table-cell office:value-type="string" table:style-name="ce1">
            <text:p>Lucho Lucio Gallart Bartolomé</text:p>
          </table:table-cell>
          <table:table-cell office:value-type="date" office:date-value="1998-11-09T00:00:00" table:style-name="ce4">
            <text:p>9/11/1998</text:p>
          </table:table-cell>
          <table:table-cell office:value-type="string" table:style-name="ce1">
            <text:p>Fort Lauderdale, FL 33309</text:p>
          </table:table-cell>
          <table:table-cell office:value-type="string" table:style-name="ce1">
            <text:p>20 West Gates St.</text:p>
          </table:table-cell>
          <table:table-cell office:value-type="string" table:style-name="ce1">
            <text:p>(296) 236-1828</text:p>
          </table:table-cell>
          <table:table-cell office:value-type="string" table:style-name="ce1">
            <text:p>bebing@hotmail.com</text:p>
          </table:table-cell>
          <table:table-cell office:value-type="date" office:date-value="2010-05-20T14:00:59" table:style-name="ce5">
            <text:p>20/5/2010 14:00</text:p>
          </table:table-cell>
          <table:table-cell office:value-type="string" table:style-name="ce6">
            <text:p>E</text:p>
          </table:table-cell>
          <table:table-cell office:value-type="float" office:value="33630" table:formula="of:=RANDBETWEEN(0;99999)" table:style-name="ce1">
            <text:p>336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0</text:p>
          </table:table-cell>
          <table:table-cell office:value-type="string" table:style-name="ce1">
            <text:p>Lola Vanesa Roda Verdejo</text:p>
          </table:table-cell>
          <table:table-cell office:value-type="date" office:date-value="1980-10-04T00:00:00" table:style-name="ce4">
            <text:p>4/10/1980</text:p>
          </table:table-cell>
          <table:table-cell office:value-type="string" table:style-name="ce1">
            <text:p>Fort Lauderdale, FL 33322</text:p>
          </table:table-cell>
          <table:table-cell office:value-type="string" table:style-name="ce1">
            <text:p>22 Wall St.</text:p>
          </table:table-cell>
          <table:table-cell office:value-type="string" table:style-name="ce1">
            <text:p>(691) 320-1793</text:p>
          </table:table-cell>
          <table:table-cell office:value-type="string" table:style-name="ce1">
            <text:p>cumarana@live.com</text:p>
          </table:table-cell>
          <table:table-cell office:value-type="date" office:date-value="2019-09-10T21:56:24" table:style-name="ce5">
            <text:p>10/9/2019 21:56</text:p>
          </table:table-cell>
          <table:table-cell office:value-type="string" table:style-name="ce6">
            <text:p>B</text:p>
          </table:table-cell>
          <table:table-cell office:value-type="float" office:value="29649" table:formula="of:=RANDBETWEEN(0;99999)" table:style-name="ce1">
            <text:p>296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1</text:p>
          </table:table-cell>
          <table:table-cell office:value-type="string" table:style-name="ce1">
            <text:p>Alejandra Alvarado-Rocamora</text:p>
          </table:table-cell>
          <table:table-cell office:value-type="date" office:date-value="1988-12-06T00:00:00" table:style-name="ce4">
            <text:p>6/12/1988</text:p>
          </table:table-cell>
          <table:table-cell office:value-type="string" table:style-name="ce1">
            <text:p>Fort Lauderdale, FL 33319</text:p>
          </table:table-cell>
          <table:table-cell office:value-type="string" table:style-name="ce1">
            <text:p>7342A Edgefield Street</text:p>
          </table:table-cell>
          <table:table-cell office:value-type="string" table:style-name="ce1">
            <text:p>(919) 955-4757</text:p>
          </table:table-cell>
          <table:table-cell office:value-type="string" table:style-name="ce1">
            <text:p>smpeters@mac.com</text:p>
          </table:table-cell>
          <table:table-cell office:value-type="date" office:date-value="2016-08-03T01:08:10" table:style-name="ce5">
            <text:p>3/8/2016 1:08</text:p>
          </table:table-cell>
          <table:table-cell office:value-type="string" table:style-name="ce6">
            <text:p>E</text:p>
          </table:table-cell>
          <table:table-cell office:value-type="float" office:value="15908" table:formula="of:=RANDBETWEEN(0;99999)" table:style-name="ce1">
            <text:p>159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2</text:p>
          </table:table-cell>
          <table:table-cell office:value-type="string" table:style-name="ce1">
            <text:p>Cristina Navas Sanz</text:p>
          </table:table-cell>
          <table:table-cell office:value-type="date" office:date-value="1998-12-13T00:00:00" table:style-name="ce4">
            <text:p>13/12/1998</text:p>
          </table:table-cell>
          <table:table-cell office:value-type="string" table:style-name="ce1">
            <text:p>Boca Raton, FL 33428</text:p>
          </table:table-cell>
          <table:table-cell office:value-type="string" table:style-name="ce1">
            <text:p>19 Charles St.</text:p>
          </table:table-cell>
          <table:table-cell office:value-type="string" table:style-name="ce1">
            <text:p>(895) 527-9965</text:p>
          </table:table-cell>
          <table:table-cell office:value-type="string" table:style-name="ce1">
            <text:p>madler@gmail.com</text:p>
          </table:table-cell>
          <table:table-cell office:value-type="date" office:date-value="2014-06-02T19:04:14" table:style-name="ce5">
            <text:p>2/6/2014 19:04</text:p>
          </table:table-cell>
          <table:table-cell office:value-type="string" table:style-name="ce6">
            <text:p>B</text:p>
          </table:table-cell>
          <table:table-cell office:value-type="float" office:value="91437" table:formula="of:=RANDBETWEEN(0;99999)" table:style-name="ce1">
            <text:p>914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3</text:p>
          </table:table-cell>
          <table:table-cell office:value-type="string" table:style-name="ce1">
            <text:p>Desiderio Vizcaíno Seguí</text:p>
          </table:table-cell>
          <table:table-cell office:value-type="date" office:date-value="1982-10-14T00:00:00" table:style-name="ce4">
            <text:p>14/10/1982</text:p>
          </table:table-cell>
          <table:table-cell office:value-type="string" table:style-name="ce1">
            <text:p>Hallandale, FL 33009</text:p>
          </table:table-cell>
          <table:table-cell office:value-type="string" table:style-name="ce1">
            <text:p>8123 York Ave.</text:p>
          </table:table-cell>
          <table:table-cell office:value-type="string" table:style-name="ce1">
            <text:p>(779) 490-1731</text:p>
          </table:table-cell>
          <table:table-cell office:value-type="string" table:style-name="ce1">
            <text:p>mgemmons@yahoo.ca</text:p>
          </table:table-cell>
          <table:table-cell office:value-type="date" office:date-value="2018-08-14T23:14:09" table:style-name="ce5">
            <text:p>14/8/2018 23:14</text:p>
          </table:table-cell>
          <table:table-cell office:value-type="string" table:style-name="ce6">
            <text:p>A</text:p>
          </table:table-cell>
          <table:table-cell office:value-type="float" office:value="6515" table:formula="of:=RANDBETWEEN(0;99999)" table:style-name="ce1">
            <text:p>65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4</text:p>
          </table:table-cell>
          <table:table-cell office:value-type="string" table:style-name="ce1">
            <text:p>Nélida Gallart Ochoa</text:p>
          </table:table-cell>
          <table:table-cell office:value-type="date" office:date-value="1978-05-06T00:00:00" table:style-name="ce4">
            <text:p>6/5/1978</text:p>
          </table:table-cell>
          <table:table-cell office:value-type="string" table:style-name="ce1">
            <text:p>Pensacola, FL 32526</text:p>
          </table:table-cell>
          <table:table-cell office:value-type="string" table:style-name="ce1">
            <text:p>9315 Arcadia St.</text:p>
          </table:table-cell>
          <table:table-cell office:value-type="string" table:style-name="ce1">
            <text:p>(317) 905-9963</text:p>
          </table:table-cell>
          <table:table-cell office:value-type="string" table:style-name="ce1">
            <text:p>lstein@msn.com</text:p>
          </table:table-cell>
          <table:table-cell office:value-type="date" office:date-value="2009-07-17T11:49:14" table:style-name="ce5">
            <text:p>17/7/2009 11:49</text:p>
          </table:table-cell>
          <table:table-cell office:value-type="string" table:style-name="ce6">
            <text:p>B</text:p>
          </table:table-cell>
          <table:table-cell office:value-type="float" office:value="94750" table:formula="of:=RANDBETWEEN(0;99999)" table:style-name="ce1">
            <text:p>947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5</text:p>
          </table:table-cell>
          <table:table-cell office:value-type="string" table:style-name="ce1">
            <text:p>Áurea Sandoval Robles</text:p>
          </table:table-cell>
          <table:table-cell office:value-type="date" office:date-value="1970-04-17T00:00:00" table:style-name="ce4">
            <text:p>17/4/1970</text:p>
          </table:table-cell>
          <table:table-cell office:value-type="string" table:style-name="ce1">
            <text:p>Hollywood, FL 33029</text:p>
          </table:table-cell>
          <table:table-cell office:value-type="string" table:style-name="ce1">
            <text:p>9447 Jackson Court</text:p>
          </table:table-cell>
          <table:table-cell office:value-type="string" table:style-name="ce1">
            <text:p>(636) 558-0180</text:p>
          </table:table-cell>
          <table:table-cell office:value-type="string" table:style-name="ce1">
            <text:p>skythe@optonline.net</text:p>
          </table:table-cell>
          <table:table-cell office:value-type="date" office:date-value="2009-09-10T08:43:44" table:style-name="ce5">
            <text:p>10/9/2009 8:43</text:p>
          </table:table-cell>
          <table:table-cell office:value-type="string" table:style-name="ce6">
            <text:p>D</text:p>
          </table:table-cell>
          <table:table-cell office:value-type="float" office:value="81570" table:formula="of:=RANDBETWEEN(0;99999)" table:style-name="ce1">
            <text:p>815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6</text:p>
          </table:table-cell>
          <table:table-cell office:value-type="string" table:style-name="ce1">
            <text:p>Bibiana Azcona</text:p>
          </table:table-cell>
          <table:table-cell office:value-type="date" office:date-value="1994-09-27T00:00:00" table:style-name="ce4">
            <text:p>27/9/1994</text:p>
          </table:table-cell>
          <table:table-cell office:value-type="string" table:style-name="ce1">
            <text:p>Miami, FL 33179</text:p>
          </table:table-cell>
          <table:table-cell office:value-type="string" table:style-name="ce1">
            <text:p>8407 Snake Hill Street</text:p>
          </table:table-cell>
          <table:table-cell office:value-type="string" table:style-name="ce1">
            <text:p>(985) 919-4960</text:p>
          </table:table-cell>
          <table:table-cell office:value-type="string" table:style-name="ce1">
            <text:p>alias@comcast.net</text:p>
          </table:table-cell>
          <table:table-cell office:value-type="date" office:date-value="2019-05-29T23:33:34" table:style-name="ce5">
            <text:p>29/5/2019 23:33</text:p>
          </table:table-cell>
          <table:table-cell office:value-type="string" table:style-name="ce6">
            <text:p>D</text:p>
          </table:table-cell>
          <table:table-cell office:value-type="float" office:value="86234" table:formula="of:=RANDBETWEEN(0;99999)" table:style-name="ce1">
            <text:p>862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7</text:p>
          </table:table-cell>
          <table:table-cell office:value-type="string" table:style-name="ce1">
            <text:p>Marcos Arnal Sola</text:p>
          </table:table-cell>
          <table:table-cell office:value-type="date" office:date-value="1977-08-17T00:00:00" table:style-name="ce4">
            <text:p>17/8/1977</text:p>
          </table:table-cell>
          <table:table-cell office:value-type="string" table:style-name="ce1">
            <text:p>Miami, FL 33183</text:p>
          </table:table-cell>
          <table:table-cell office:value-type="string" table:style-name="ce1">
            <text:p>60 West Prince St.</text:p>
          </table:table-cell>
          <table:table-cell office:value-type="string" table:style-name="ce1">
            <text:p>(558) 212-5147</text:p>
          </table:table-cell>
          <table:table-cell office:value-type="string" table:style-name="ce1">
            <text:p>dburrows@comcast.net</text:p>
          </table:table-cell>
          <table:table-cell office:value-type="date" office:date-value="2011-10-19T06:42:42" table:style-name="ce5">
            <text:p>19/10/2011 6:42</text:p>
          </table:table-cell>
          <table:table-cell office:value-type="string" table:style-name="ce6">
            <text:p>C</text:p>
          </table:table-cell>
          <table:table-cell office:value-type="float" office:value="56716" table:formula="of:=RANDBETWEEN(0;99999)" table:style-name="ce1">
            <text:p>567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8</text:p>
          </table:table-cell>
          <table:table-cell office:value-type="string" table:style-name="ce1">
            <text:p>Soledad Ani Garrido Duran</text:p>
          </table:table-cell>
          <table:table-cell office:value-type="date" office:date-value="1970-01-28T00:00:00" table:style-name="ce4">
            <text:p>28/1/1970</text:p>
          </table:table-cell>
          <table:table-cell office:value-type="string" table:style-name="ce1">
            <text:p>Pompano Beach, FL 33063</text:p>
          </table:table-cell>
          <table:table-cell office:value-type="string" table:style-name="ce1">
            <text:p>192 Birchpond Ave.</text:p>
          </table:table-cell>
          <table:table-cell office:value-type="string" table:style-name="ce1">
            <text:p>(792) 524-2198</text:p>
          </table:table-cell>
          <table:table-cell office:value-type="string" table:style-name="ce1">
            <text:p>eegsa@sbcglobal.net</text:p>
          </table:table-cell>
          <table:table-cell office:value-type="date" office:date-value="2016-02-21T15:49:12" table:style-name="ce5">
            <text:p>21/2/2016 15:49</text:p>
          </table:table-cell>
          <table:table-cell office:value-type="string" table:style-name="ce6">
            <text:p>E</text:p>
          </table:table-cell>
          <table:table-cell office:value-type="float" office:value="51994" table:formula="of:=RANDBETWEEN(0;99999)" table:style-name="ce1">
            <text:p>519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9</text:p>
          </table:table-cell>
          <table:table-cell office:value-type="string" table:style-name="ce1">
            <text:p>Rodolfo Duilio Terrón Serrano</text:p>
          </table:table-cell>
          <table:table-cell office:value-type="date" office:date-value="1983-12-20T00:00:00" table:style-name="ce4">
            <text:p>20/12/1983</text:p>
          </table:table-cell>
          <table:table-cell office:value-type="string" table:style-name="ce1">
            <text:p>Lakeland, FL 33801</text:p>
          </table:table-cell>
          <table:table-cell office:value-type="string" table:style-name="ce1">
            <text:p>880 Mayfair St.</text:p>
          </table:table-cell>
          <table:table-cell office:value-type="string" table:style-name="ce1">
            <text:p>(267) 864-5928</text:p>
          </table:table-cell>
          <table:table-cell office:value-type="string" table:style-name="ce1">
            <text:p>gfxguy@hotmail.com</text:p>
          </table:table-cell>
          <table:table-cell office:value-type="date" office:date-value="2011-12-05T03:38:54" table:style-name="ce5">
            <text:p>5/12/2011 3:38</text:p>
          </table:table-cell>
          <table:table-cell office:value-type="string" table:style-name="ce6">
            <text:p>D</text:p>
          </table:table-cell>
          <table:table-cell office:value-type="float" office:value="90427" table:formula="of:=RANDBETWEEN(0;99999)" table:style-name="ce1">
            <text:p>904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0</text:p>
          </table:table-cell>
          <table:table-cell office:value-type="string" table:style-name="ce1">
            <text:p>Carolina Ferreras Bolaños</text:p>
          </table:table-cell>
          <table:table-cell office:value-type="date" office:date-value="1971-11-20T00:00:00" table:style-name="ce4">
            <text:p>20/11/1971</text:p>
          </table:table-cell>
          <table:table-cell office:value-type="string" table:style-name="ce1">
            <text:p>Hialeah, FL 33013</text:p>
          </table:table-cell>
          <table:table-cell office:value-type="string" table:style-name="ce1">
            <text:p>83 8th St.</text:p>
          </table:table-cell>
          <table:table-cell office:value-type="string" table:style-name="ce1">
            <text:p>(496) 239-3951</text:p>
          </table:table-cell>
          <table:table-cell office:value-type="string" table:style-name="ce1">
            <text:p>gumpish@optonline.net</text:p>
          </table:table-cell>
          <table:table-cell office:value-type="date" office:date-value="2012-10-26T02:05:57" table:style-name="ce5">
            <text:p>26/10/2012 2:05</text:p>
          </table:table-cell>
          <table:table-cell office:value-type="string" table:style-name="ce6">
            <text:p>D</text:p>
          </table:table-cell>
          <table:table-cell office:value-type="float" office:value="70596" table:formula="of:=RANDBETWEEN(0;99999)" table:style-name="ce1">
            <text:p>705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1</text:p>
          </table:table-cell>
          <table:table-cell office:value-type="string" table:style-name="ce1">
            <text:p>Eladio Querol</text:p>
          </table:table-cell>
          <table:table-cell office:value-type="date" office:date-value="1990-08-07T00:00:00" table:style-name="ce4">
            <text:p>7/8/1990</text:p>
          </table:table-cell>
          <table:table-cell office:value-type="string" table:style-name="ce1">
            <text:p>West Palm Beach, FL 33411</text:p>
          </table:table-cell>
          <table:table-cell office:value-type="string" table:style-name="ce1">
            <text:p>7270 Shadow Brook Dr.</text:p>
          </table:table-cell>
          <table:table-cell office:value-type="string" table:style-name="ce1">
            <text:p>(252) 667-8366</text:p>
          </table:table-cell>
          <table:table-cell office:value-type="string" table:style-name="ce1">
            <text:p>rhialto@yahoo.com</text:p>
          </table:table-cell>
          <table:table-cell office:value-type="date" office:date-value="2020-08-31T02:28:47" table:style-name="ce5">
            <text:p>31/8/2020 2:28</text:p>
          </table:table-cell>
          <table:table-cell office:value-type="string" table:style-name="ce6">
            <text:p>A</text:p>
          </table:table-cell>
          <table:table-cell office:value-type="float" office:value="32029" table:formula="of:=RANDBETWEEN(0;99999)" table:style-name="ce1">
            <text:p>320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2</text:p>
          </table:table-cell>
          <table:table-cell office:value-type="string" table:style-name="ce1">
            <text:p>Irene Orozco Millán</text:p>
          </table:table-cell>
          <table:table-cell office:value-type="date" office:date-value="1970-05-14T00:00:00" table:style-name="ce4">
            <text:p>14/5/1970</text:p>
          </table:table-cell>
          <table:table-cell office:value-type="string" table:style-name="ce1">
            <text:p>Jacksonville, FL 32208</text:p>
          </table:table-cell>
          <table:table-cell office:value-type="string" table:style-name="ce1">
            <text:p>9505 Sutor Dr.</text:p>
          </table:table-cell>
          <table:table-cell office:value-type="string" table:style-name="ce1">
            <text:p>(609) 330-8191</text:p>
          </table:table-cell>
          <table:table-cell office:value-type="string" table:style-name="ce1">
            <text:p>phyruxus@mac.com</text:p>
          </table:table-cell>
          <table:table-cell office:value-type="date" office:date-value="2014-06-13T18:10:23" table:style-name="ce5">
            <text:p>13/6/2014 18:10</text:p>
          </table:table-cell>
          <table:table-cell office:value-type="string" table:style-name="ce6">
            <text:p>D</text:p>
          </table:table-cell>
          <table:table-cell office:value-type="float" office:value="65319" table:formula="of:=RANDBETWEEN(0;99999)" table:style-name="ce1">
            <text:p>653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3</text:p>
          </table:table-cell>
          <table:table-cell office:value-type="string" table:style-name="ce1">
            <text:p>Yago Heredia Francisco</text:p>
          </table:table-cell>
          <table:table-cell office:value-type="date" office:date-value="1988-10-11T00:00:00" table:style-name="ce4">
            <text:p>11/10/1988</text:p>
          </table:table-cell>
          <table:table-cell office:value-type="string" table:style-name="ce1">
            <text:p>Orlando, FL 32812</text:p>
          </table:table-cell>
          <table:table-cell office:value-type="string" table:style-name="ce1">
            <text:p>26 Lawrence Drive</text:p>
          </table:table-cell>
          <table:table-cell office:value-type="string" table:style-name="ce1">
            <text:p>(439) 401-6738</text:p>
          </table:table-cell>
          <table:table-cell office:value-type="string" table:style-name="ce1">
            <text:p>jshearer@yahoo.com</text:p>
          </table:table-cell>
          <table:table-cell office:value-type="date" office:date-value="2013-01-27T15:41:25" table:style-name="ce5">
            <text:p>27/1/2013 15:41</text:p>
          </table:table-cell>
          <table:table-cell office:value-type="string" table:style-name="ce6">
            <text:p>C</text:p>
          </table:table-cell>
          <table:table-cell office:value-type="float" office:value="86917" table:formula="of:=RANDBETWEEN(0;99999)" table:style-name="ce1">
            <text:p>869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4</text:p>
          </table:table-cell>
          <table:table-cell office:value-type="string" table:style-name="ce1">
            <text:p>Hernán Diego Ferreras</text:p>
          </table:table-cell>
          <table:table-cell office:value-type="date" office:date-value="1996-09-04T00:00:00" table:style-name="ce4">
            <text:p>4/9/1996</text:p>
          </table:table-cell>
          <table:table-cell office:value-type="string" table:style-name="ce1">
            <text:p>West Palm Beach, FL 33415</text:p>
          </table:table-cell>
          <table:table-cell office:value-type="string" table:style-name="ce1">
            <text:p>7147 Heather St.</text:p>
          </table:table-cell>
          <table:table-cell office:value-type="string" table:style-name="ce1">
            <text:p>(946) 600-8214</text:p>
          </table:table-cell>
          <table:table-cell office:value-type="string" table:style-name="ce1">
            <text:p>fwiles@live.com</text:p>
          </table:table-cell>
          <table:table-cell office:value-type="date" office:date-value="2009-07-30T15:54:53" table:style-name="ce5">
            <text:p>30/7/2009 15:54</text:p>
          </table:table-cell>
          <table:table-cell office:value-type="string" table:style-name="ce6">
            <text:p>B</text:p>
          </table:table-cell>
          <table:table-cell office:value-type="float" office:value="99016" table:formula="of:=RANDBETWEEN(0;99999)" table:style-name="ce1">
            <text:p>99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5</text:p>
          </table:table-cell>
          <table:table-cell office:value-type="string" table:style-name="ce1">
            <text:p>Darío Severino Falcón Rodríguez</text:p>
          </table:table-cell>
          <table:table-cell office:value-type="date" office:date-value="1994-08-17T00:00:00" table:style-name="ce4">
            <text:p>17/8/1994</text:p>
          </table:table-cell>
          <table:table-cell office:value-type="string" table:style-name="ce1">
            <text:p>Orlando, FL 32810</text:p>
          </table:table-cell>
          <table:table-cell office:value-type="string" table:style-name="ce1">
            <text:p>287 E. Woodland Ave.</text:p>
          </table:table-cell>
          <table:table-cell office:value-type="string" table:style-name="ce1">
            <text:p>(384) 619-1581</text:p>
          </table:table-cell>
          <table:table-cell office:value-type="string" table:style-name="ce1">
            <text:p>kayvonf@sbcglobal.net</text:p>
          </table:table-cell>
          <table:table-cell office:value-type="date" office:date-value="2014-12-18T20:48:19" table:style-name="ce5">
            <text:p>18/12/2014 20:48</text:p>
          </table:table-cell>
          <table:table-cell office:value-type="string" table:style-name="ce6">
            <text:p>C</text:p>
          </table:table-cell>
          <table:table-cell office:value-type="float" office:value="99830" table:formula="of:=RANDBETWEEN(0;99999)" table:style-name="ce1">
            <text:p>998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6</text:p>
          </table:table-cell>
          <table:table-cell office:value-type="string" table:style-name="ce1">
            <text:p>Eli Rovira Busquets</text:p>
          </table:table-cell>
          <table:table-cell office:value-type="date" office:date-value="1978-09-02T00:00:00" table:style-name="ce4">
            <text:p>2/9/1978</text:p>
          </table:table-cell>
          <table:table-cell office:value-type="string" table:style-name="ce1">
            <text:p>Pompano Beach, FL 33064</text:p>
          </table:table-cell>
          <table:table-cell office:value-type="string" table:style-name="ce1">
            <text:p>16 Monroe Dr.</text:p>
          </table:table-cell>
          <table:table-cell office:value-type="string" table:style-name="ce1">
            <text:p>(675) 655-1424</text:p>
          </table:table-cell>
          <table:table-cell office:value-type="string" table:style-name="ce1">
            <text:p>pappp@icloud.com</text:p>
          </table:table-cell>
          <table:table-cell office:value-type="date" office:date-value="2007-01-23T12:44:52" table:style-name="ce5">
            <text:p>23/1/2007 12:44</text:p>
          </table:table-cell>
          <table:table-cell office:value-type="string" table:style-name="ce6">
            <text:p>A</text:p>
          </table:table-cell>
          <table:table-cell office:value-type="float" office:value="74918" table:formula="of:=RANDBETWEEN(0;99999)" table:style-name="ce1">
            <text:p>749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7</text:p>
          </table:table-cell>
          <table:table-cell office:value-type="string" table:style-name="ce1">
            <text:p>Remedios Barbero Calderón</text:p>
          </table:table-cell>
          <table:table-cell office:value-type="date" office:date-value="1991-01-03T00:00:00" table:style-name="ce4">
            <text:p>3/1/1991</text:p>
          </table:table-cell>
          <table:table-cell office:value-type="string" table:style-name="ce1">
            <text:p>Key West, FL 33040</text:p>
          </table:table-cell>
          <table:table-cell office:value-type="string" table:style-name="ce1">
            <text:p>59 Pumpkin Hill Drive</text:p>
          </table:table-cell>
          <table:table-cell office:value-type="string" table:style-name="ce1">
            <text:p>(842) 708-2942</text:p>
          </table:table-cell>
          <table:table-cell office:value-type="string" table:style-name="ce1">
            <text:p>timlinux@icloud.com</text:p>
          </table:table-cell>
          <table:table-cell office:value-type="date" office:date-value="2014-12-02T01:10:45" table:style-name="ce5">
            <text:p>2/12/2014 1:10</text:p>
          </table:table-cell>
          <table:table-cell office:value-type="string" table:style-name="ce6">
            <text:p>D</text:p>
          </table:table-cell>
          <table:table-cell office:value-type="float" office:value="53545" table:formula="of:=RANDBETWEEN(0;99999)" table:style-name="ce1">
            <text:p>535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8</text:p>
          </table:table-cell>
          <table:table-cell office:value-type="string" table:style-name="ce1">
            <text:p>Telmo Azcona Huerta</text:p>
          </table:table-cell>
          <table:table-cell office:value-type="date" office:date-value="1987-01-24T00:00:00" table:style-name="ce4">
            <text:p>24/1/1987</text:p>
          </table:table-cell>
          <table:table-cell office:value-type="string" table:style-name="ce1">
            <text:p>Panama City, FL 32404</text:p>
          </table:table-cell>
          <table:table-cell office:value-type="string" table:style-name="ce1">
            <text:p>88 Deerfield Street</text:p>
          </table:table-cell>
          <table:table-cell office:value-type="string" table:style-name="ce1">
            <text:p>(656) 301-2331</text:p>
          </table:table-cell>
          <table:table-cell office:value-type="string" table:style-name="ce1">
            <text:p>feamster@mac.com</text:p>
          </table:table-cell>
          <table:table-cell office:value-type="date" office:date-value="2017-01-18T18:53:33" table:style-name="ce5">
            <text:p>18/1/2017 18:53</text:p>
          </table:table-cell>
          <table:table-cell office:value-type="string" table:style-name="ce6">
            <text:p>E</text:p>
          </table:table-cell>
          <table:table-cell office:value-type="float" office:value="53929" table:formula="of:=RANDBETWEEN(0;99999)" table:style-name="ce1">
            <text:p>539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9</text:p>
          </table:table-cell>
          <table:table-cell office:value-type="string" table:style-name="ce1">
            <text:p>Jose Luis Salgado Monreal</text:p>
          </table:table-cell>
          <table:table-cell office:value-type="date" office:date-value="1975-08-13T00:00:00" table:style-name="ce4">
            <text:p>13/8/1975</text:p>
          </table:table-cell>
          <table:table-cell office:value-type="string" table:style-name="ce1">
            <text:p>Hollywood, FL 33025</text:p>
          </table:table-cell>
          <table:table-cell office:value-type="string" table:style-name="ce1">
            <text:p>88 Marsh Road</text:p>
          </table:table-cell>
          <table:table-cell office:value-type="string" table:style-name="ce1">
            <text:p>(728) 554-8409</text:p>
          </table:table-cell>
          <table:table-cell office:value-type="string" table:style-name="ce1">
            <text:p>dexter@yahoo.ca</text:p>
          </table:table-cell>
          <table:table-cell office:value-type="date" office:date-value="2012-11-24T15:15:01" table:style-name="ce5">
            <text:p>24/11/2012 15:15</text:p>
          </table:table-cell>
          <table:table-cell office:value-type="string" table:style-name="ce6">
            <text:p>D</text:p>
          </table:table-cell>
          <table:table-cell office:value-type="float" office:value="37183" table:formula="of:=RANDBETWEEN(0;99999)" table:style-name="ce1">
            <text:p>371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0</text:p>
          </table:table-cell>
          <table:table-cell office:value-type="string" table:style-name="ce1">
            <text:p>Maximiliano Ferrer Solé</text:p>
          </table:table-cell>
          <table:table-cell office:value-type="date" office:date-value="1982-02-10T00:00:00" table:style-name="ce4">
            <text:p>10/2/1982</text:p>
          </table:table-cell>
          <table:table-cell office:value-type="string" table:style-name="ce1">
            <text:p>Winter Springs, FL 32708</text:p>
          </table:table-cell>
          <table:table-cell office:value-type="string" table:style-name="ce1">
            <text:p>251 SW. Ramblewood Ave.</text:p>
          </table:table-cell>
          <table:table-cell office:value-type="string" table:style-name="ce1">
            <text:p>(557) 382-0708</text:p>
          </table:table-cell>
          <table:table-cell office:value-type="string" table:style-name="ce1">
            <text:p>symbolic@optonline.net</text:p>
          </table:table-cell>
          <table:table-cell office:value-type="date" office:date-value="2005-09-10T06:12:48" table:style-name="ce5">
            <text:p>10/9/2005 6:12</text:p>
          </table:table-cell>
          <table:table-cell office:value-type="string" table:style-name="ce6">
            <text:p>A</text:p>
          </table:table-cell>
          <table:table-cell office:value-type="float" office:value="96710" table:formula="of:=RANDBETWEEN(0;99999)" table:style-name="ce1">
            <text:p>967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1</text:p>
          </table:table-cell>
          <table:table-cell office:value-type="string" table:style-name="ce1">
            <text:p>Seve Pellicer Arévalo</text:p>
          </table:table-cell>
          <table:table-cell office:value-type="date" office:date-value="1989-07-06T00:00:00" table:style-name="ce4">
            <text:p>6/7/1989</text:p>
          </table:table-cell>
          <table:table-cell office:value-type="string" table:style-name="ce1">
            <text:p>Miami, FL 33162</text:p>
          </table:table-cell>
          <table:table-cell office:value-type="string" table:style-name="ce1">
            <text:p>15 Bow Ridge Dr.</text:p>
          </table:table-cell>
          <table:table-cell office:value-type="string" table:style-name="ce1">
            <text:p>(395) 354-7424</text:p>
          </table:table-cell>
          <table:table-cell office:value-type="string" table:style-name="ce1">
            <text:p>intlprog@live.com</text:p>
          </table:table-cell>
          <table:table-cell office:value-type="date" office:date-value="2005-09-18T03:17:34" table:style-name="ce5">
            <text:p>18/9/2005 3:17</text:p>
          </table:table-cell>
          <table:table-cell office:value-type="string" table:style-name="ce6">
            <text:p>E</text:p>
          </table:table-cell>
          <table:table-cell office:value-type="float" office:value="62817" table:formula="of:=RANDBETWEEN(0;99999)" table:style-name="ce1">
            <text:p>628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2</text:p>
          </table:table-cell>
          <table:table-cell office:value-type="string" table:style-name="ce1">
            <text:p>Poncio Gallart Cano</text:p>
          </table:table-cell>
          <table:table-cell office:value-type="date" office:date-value="1977-04-22T00:00:00" table:style-name="ce4">
            <text:p>22/4/1977</text:p>
          </table:table-cell>
          <table:table-cell office:value-type="string" table:style-name="ce1">
            <text:p>Miami, FL 33175</text:p>
          </table:table-cell>
          <table:table-cell office:value-type="string" table:style-name="ce1">
            <text:p>691 Baker Rd.</text:p>
          </table:table-cell>
          <table:table-cell office:value-type="string" table:style-name="ce1">
            <text:p>(752) 229-5173</text:p>
          </table:table-cell>
          <table:table-cell office:value-type="string" table:style-name="ce1">
            <text:p>msloan@live.com</text:p>
          </table:table-cell>
          <table:table-cell office:value-type="date" office:date-value="2011-11-20T18:22:16" table:style-name="ce5">
            <text:p>20/11/2011 18:22</text:p>
          </table:table-cell>
          <table:table-cell office:value-type="string" table:style-name="ce6">
            <text:p>B</text:p>
          </table:table-cell>
          <table:table-cell office:value-type="float" office:value="85325" table:formula="of:=RANDBETWEEN(0;99999)" table:style-name="ce1">
            <text:p>853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3</text:p>
          </table:table-cell>
          <table:table-cell office:value-type="string" table:style-name="ce1">
            <text:p>Abril Morante-Portero</text:p>
          </table:table-cell>
          <table:table-cell office:value-type="date" office:date-value="1982-07-16T00:00:00" table:style-name="ce4">
            <text:p>16/7/1982</text:p>
          </table:table-cell>
          <table:table-cell office:value-type="string" table:style-name="ce1">
            <text:p>Port Orange, FL 32127</text:p>
          </table:table-cell>
          <table:table-cell office:value-type="string" table:style-name="ce1">
            <text:p>32 Adams Court</text:p>
          </table:table-cell>
          <table:table-cell office:value-type="string" table:style-name="ce1">
            <text:p>(653) 317-7538</text:p>
          </table:table-cell>
          <table:table-cell office:value-type="string" table:style-name="ce1">
            <text:p>wbarker@aol.com</text:p>
          </table:table-cell>
          <table:table-cell office:value-type="date" office:date-value="2015-07-17T12:38:15" table:style-name="ce5">
            <text:p>17/7/2015 12:38</text:p>
          </table:table-cell>
          <table:table-cell office:value-type="string" table:style-name="ce6">
            <text:p>E</text:p>
          </table:table-cell>
          <table:table-cell office:value-type="float" office:value="78137" table:formula="of:=RANDBETWEEN(0;99999)" table:style-name="ce1">
            <text:p>781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4</text:p>
          </table:table-cell>
          <table:table-cell office:value-type="string" table:style-name="ce1">
            <text:p>Alondra Arroyo Moraleda</text:p>
          </table:table-cell>
          <table:table-cell office:value-type="date" office:date-value="1971-06-19T00:00:00" table:style-name="ce4">
            <text:p>19/6/1971</text:p>
          </table:table-cell>
          <table:table-cell office:value-type="string" table:style-name="ce1">
            <text:p>Tampa, FL 33617</text:p>
          </table:table-cell>
          <table:table-cell office:value-type="string" table:style-name="ce1">
            <text:p>969 Summerhouse Dr.</text:p>
          </table:table-cell>
          <table:table-cell office:value-type="string" table:style-name="ce1">
            <text:p>(720) 816-6636</text:p>
          </table:table-cell>
          <table:table-cell office:value-type="string" table:style-name="ce1">
            <text:p>niknejad@msn.com</text:p>
          </table:table-cell>
          <table:table-cell office:value-type="date" office:date-value="2017-10-24T11:38:40" table:style-name="ce5">
            <text:p>24/10/2017 11:38</text:p>
          </table:table-cell>
          <table:table-cell office:value-type="string" table:style-name="ce6">
            <text:p>A</text:p>
          </table:table-cell>
          <table:table-cell office:value-type="float" office:value="8838" table:formula="of:=RANDBETWEEN(0;99999)" table:style-name="ce1">
            <text:p>88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5</text:p>
          </table:table-cell>
          <table:table-cell office:value-type="string" table:style-name="ce1">
            <text:p>Nando Neira Garcia</text:p>
          </table:table-cell>
          <table:table-cell office:value-type="date" office:date-value="1979-03-14T00:00:00" table:style-name="ce4">
            <text:p>14/3/1979</text:p>
          </table:table-cell>
          <table:table-cell office:value-type="string" table:style-name="ce1">
            <text:p>Fort Lauderdale, FL 33321</text:p>
          </table:table-cell>
          <table:table-cell office:value-type="string" table:style-name="ce1">
            <text:p>61 College Rd.</text:p>
          </table:table-cell>
          <table:table-cell office:value-type="string" table:style-name="ce1">
            <text:p>(392) 567-1811</text:p>
          </table:table-cell>
          <table:table-cell office:value-type="string" table:style-name="ce1">
            <text:p>koudas@icloud.com</text:p>
          </table:table-cell>
          <table:table-cell office:value-type="date" office:date-value="2014-11-18T20:52:20" table:style-name="ce5">
            <text:p>18/11/2014 20:52</text:p>
          </table:table-cell>
          <table:table-cell office:value-type="string" table:style-name="ce6">
            <text:p>C</text:p>
          </table:table-cell>
          <table:table-cell office:value-type="float" office:value="4318" table:formula="of:=RANDBETWEEN(0;99999)" table:style-name="ce1">
            <text:p>43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6</text:p>
          </table:table-cell>
          <table:table-cell office:value-type="string" table:style-name="ce1">
            <text:p>Soraya Puig Estrada</text:p>
          </table:table-cell>
          <table:table-cell office:value-type="date" office:date-value="1992-01-17T00:00:00" table:style-name="ce4">
            <text:p>17/1/1992</text:p>
          </table:table-cell>
          <table:table-cell office:value-type="string" table:style-name="ce1">
            <text:p>Hollywood, FL 33021</text:p>
          </table:table-cell>
          <table:table-cell office:value-type="string" table:style-name="ce1">
            <text:p>344 Summerhouse Ave.</text:p>
          </table:table-cell>
          <table:table-cell office:value-type="string" table:style-name="ce1">
            <text:p>(233) 981-3075</text:p>
          </table:table-cell>
          <table:table-cell office:value-type="string" table:style-name="ce1">
            <text:p>cantu@outlook.com</text:p>
          </table:table-cell>
          <table:table-cell office:value-type="date" office:date-value="2013-04-13T22:35:22" table:style-name="ce5">
            <text:p>13/4/2013 22:35</text:p>
          </table:table-cell>
          <table:table-cell office:value-type="string" table:style-name="ce6">
            <text:p>A</text:p>
          </table:table-cell>
          <table:table-cell office:value-type="float" office:value="29772" table:formula="of:=RANDBETWEEN(0;99999)" table:style-name="ce1">
            <text:p>297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7</text:p>
          </table:table-cell>
          <table:table-cell office:value-type="string" table:style-name="ce1">
            <text:p>Teresita Ferrera Bernat</text:p>
          </table:table-cell>
          <table:table-cell office:value-type="date" office:date-value="1984-10-09T00:00:00" table:style-name="ce4">
            <text:p>9/10/1984</text:p>
          </table:table-cell>
          <table:table-cell office:value-type="string" table:style-name="ce1">
            <text:p>Dunedin, FL 34698</text:p>
          </table:table-cell>
          <table:table-cell office:value-type="string" table:style-name="ce1">
            <text:p>164 Albany Dr.</text:p>
          </table:table-cell>
          <table:table-cell office:value-type="string" table:style-name="ce1">
            <text:p>(469) 699-2655</text:p>
          </table:table-cell>
          <table:table-cell office:value-type="string" table:style-name="ce1">
            <text:p>nighthawk@hotmail.com</text:p>
          </table:table-cell>
          <table:table-cell office:value-type="date" office:date-value="2011-01-15T00:43:01" table:style-name="ce5">
            <text:p>15/1/2011 0:43</text:p>
          </table:table-cell>
          <table:table-cell office:value-type="string" table:style-name="ce6">
            <text:p>B</text:p>
          </table:table-cell>
          <table:table-cell office:value-type="float" office:value="44121" table:formula="of:=RANDBETWEEN(0;99999)" table:style-name="ce1">
            <text:p>441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8</text:p>
          </table:table-cell>
          <table:table-cell office:value-type="string" table:style-name="ce1">
            <text:p>Ignacio Mendez Casanovas</text:p>
          </table:table-cell>
          <table:table-cell office:value-type="date" office:date-value="1973-01-12T00:00:00" table:style-name="ce4">
            <text:p>12/1/1973</text:p>
          </table:table-cell>
          <table:table-cell office:value-type="string" table:style-name="ce1">
            <text:p>West Palm Beach, FL 33414</text:p>
          </table:table-cell>
          <table:table-cell office:value-type="string" table:style-name="ce1">
            <text:p>9028 E. Overlook Street</text:p>
          </table:table-cell>
          <table:table-cell office:value-type="string" table:style-name="ce1">
            <text:p>(311) 568-5798</text:p>
          </table:table-cell>
          <table:table-cell office:value-type="string" table:style-name="ce1">
            <text:p>peterhoeg@yahoo.com</text:p>
          </table:table-cell>
          <table:table-cell office:value-type="date" office:date-value="2006-01-14T00:16:55" table:style-name="ce5">
            <text:p>14/1/2006 0:16</text:p>
          </table:table-cell>
          <table:table-cell office:value-type="string" table:style-name="ce6">
            <text:p>C</text:p>
          </table:table-cell>
          <table:table-cell office:value-type="float" office:value="32712" table:formula="of:=RANDBETWEEN(0;99999)" table:style-name="ce1">
            <text:p>327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9</text:p>
          </table:table-cell>
          <table:table-cell office:value-type="string" table:style-name="ce1">
            <text:p>Isabel Bayo Sanchez</text:p>
          </table:table-cell>
          <table:table-cell office:value-type="date" office:date-value="1991-03-27T00:00:00" table:style-name="ce4">
            <text:p>27/3/1991</text:p>
          </table:table-cell>
          <table:table-cell office:value-type="string" table:style-name="ce1">
            <text:p>Lake Worth, FL 33467</text:p>
          </table:table-cell>
          <table:table-cell office:value-type="string" table:style-name="ce1">
            <text:p>300 San Carlos Street</text:p>
          </table:table-cell>
          <table:table-cell office:value-type="string" table:style-name="ce1">
            <text:p>(930) 839-6069</text:p>
          </table:table-cell>
          <table:table-cell office:value-type="string" table:style-name="ce1">
            <text:p>jonadab@outlook.com</text:p>
          </table:table-cell>
          <table:table-cell office:value-type="date" office:date-value="2014-10-31T02:26:24" table:style-name="ce5">
            <text:p>31/10/2014 2:26</text:p>
          </table:table-cell>
          <table:table-cell office:value-type="string" table:style-name="ce6">
            <text:p>A</text:p>
          </table:table-cell>
          <table:table-cell office:value-type="float" office:value="84663" table:formula="of:=RANDBETWEEN(0;99999)" table:style-name="ce1">
            <text:p>846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0</text:p>
          </table:table-cell>
          <table:table-cell office:value-type="string" table:style-name="ce1">
            <text:p>Ligia Linares Isern</text:p>
          </table:table-cell>
          <table:table-cell office:value-type="date" office:date-value="1993-09-13T00:00:00" table:style-name="ce4">
            <text:p>13/9/1993</text:p>
          </table:table-cell>
          <table:table-cell office:value-type="string" table:style-name="ce1">
            <text:p>Miami, FL 33196</text:p>
          </table:table-cell>
          <table:table-cell office:value-type="string" table:style-name="ce1">
            <text:p>19 Carriage Court</text:p>
          </table:table-cell>
          <table:table-cell office:value-type="string" table:style-name="ce1">
            <text:p>(595) 770-6147</text:p>
          </table:table-cell>
          <table:table-cell office:value-type="string" table:style-name="ce1">
            <text:p>gamma@sbcglobal.net</text:p>
          </table:table-cell>
          <table:table-cell office:value-type="date" office:date-value="2011-03-02T11:25:10" table:style-name="ce5">
            <text:p>2/3/2011 11:25</text:p>
          </table:table-cell>
          <table:table-cell office:value-type="string" table:style-name="ce6">
            <text:p>D</text:p>
          </table:table-cell>
          <table:table-cell office:value-type="float" office:value="22137" table:formula="of:=RANDBETWEEN(0;99999)" table:style-name="ce1">
            <text:p>221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1</text:p>
          </table:table-cell>
          <table:table-cell office:value-type="string" table:style-name="ce1">
            <text:p>Simón Gaya Vallejo</text:p>
          </table:table-cell>
          <table:table-cell office:value-type="date" office:date-value="1995-08-09T00:00:00" table:style-name="ce4">
            <text:p>9/8/1995</text:p>
          </table:table-cell>
          <table:table-cell office:value-type="string" table:style-name="ce1">
            <text:p>Orlando, FL 32818</text:p>
          </table:table-cell>
          <table:table-cell office:value-type="string" table:style-name="ce1">
            <text:p>3 Henry St.</text:p>
          </table:table-cell>
          <table:table-cell office:value-type="string" table:style-name="ce1">
            <text:p>(796) 698-2556</text:p>
          </table:table-cell>
          <table:table-cell office:value-type="string" table:style-name="ce1">
            <text:p>wbarker@sbcglobal.net</text:p>
          </table:table-cell>
          <table:table-cell office:value-type="date" office:date-value="2019-01-22T10:39:10" table:style-name="ce5">
            <text:p>22/1/2019 10:39</text:p>
          </table:table-cell>
          <table:table-cell office:value-type="string" table:style-name="ce6">
            <text:p>A</text:p>
          </table:table-cell>
          <table:table-cell office:value-type="float" office:value="86829" table:formula="of:=RANDBETWEEN(0;99999)" table:style-name="ce1">
            <text:p>868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2</text:p>
          </table:table-cell>
          <table:table-cell office:value-type="string" table:style-name="ce1">
            <text:p>Chus Larrañaga Hernando</text:p>
          </table:table-cell>
          <table:table-cell office:value-type="date" office:date-value="1993-10-30T00:00:00" table:style-name="ce4">
            <text:p>30/10/1993</text:p>
          </table:table-cell>
          <table:table-cell office:value-type="string" table:style-name="ce1">
            <text:p>Orlando, FL 32839</text:p>
          </table:table-cell>
          <table:table-cell office:value-type="string" table:style-name="ce1">
            <text:p>7743 Boston Street</text:p>
          </table:table-cell>
          <table:table-cell office:value-type="string" table:style-name="ce1">
            <text:p>(518) 447-3410</text:p>
          </table:table-cell>
          <table:table-cell office:value-type="string" table:style-name="ce1">
            <text:p>conteb@mac.com</text:p>
          </table:table-cell>
          <table:table-cell office:value-type="date" office:date-value="2021-03-02T18:54:06" table:style-name="ce5">
            <text:p>2/3/2021 18:54</text:p>
          </table:table-cell>
          <table:table-cell office:value-type="string" table:style-name="ce6">
            <text:p>C</text:p>
          </table:table-cell>
          <table:table-cell office:value-type="float" office:value="90327" table:formula="of:=RANDBETWEEN(0;99999)" table:style-name="ce1">
            <text:p>903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3</text:p>
          </table:table-cell>
          <table:table-cell office:value-type="string" table:style-name="ce1">
            <text:p>Ángeles Arévalo Balaguer</text:p>
          </table:table-cell>
          <table:table-cell office:value-type="date" office:date-value="1993-03-24T00:00:00" table:style-name="ce4">
            <text:p>24/3/1993</text:p>
          </table:table-cell>
          <table:table-cell office:value-type="string" table:style-name="ce1">
            <text:p>Brandon, FL 33511</text:p>
          </table:table-cell>
          <table:table-cell office:value-type="string" table:style-name="ce1">
            <text:p>9543 Marlborough Street</text:p>
          </table:table-cell>
          <table:table-cell office:value-type="string" table:style-name="ce1">
            <text:p>(963) 286-3940</text:p>
          </table:table-cell>
          <table:table-cell office:value-type="string" table:style-name="ce1">
            <text:p>mugwump@verizon.net</text:p>
          </table:table-cell>
          <table:table-cell office:value-type="date" office:date-value="2019-11-03T12:18:40" table:style-name="ce5">
            <text:p>3/11/2019 12:18</text:p>
          </table:table-cell>
          <table:table-cell office:value-type="string" table:style-name="ce6">
            <text:p>C</text:p>
          </table:table-cell>
          <table:table-cell office:value-type="float" office:value="71402" table:formula="of:=RANDBETWEEN(0;99999)" table:style-name="ce1">
            <text:p>714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4</text:p>
          </table:table-cell>
          <table:table-cell office:value-type="string" table:style-name="ce1">
            <text:p>Benito Juan Francisco Aramburu Fiol</text:p>
          </table:table-cell>
          <table:table-cell office:value-type="date" office:date-value="1984-05-24T00:00:00" table:style-name="ce4">
            <text:p>24/5/1984</text:p>
          </table:table-cell>
          <table:table-cell office:value-type="string" table:style-name="ce1">
            <text:p>Valrico, FL 33594</text:p>
          </table:table-cell>
          <table:table-cell office:value-type="string" table:style-name="ce1">
            <text:p>42 Lakeshore Avenue</text:p>
          </table:table-cell>
          <table:table-cell office:value-type="string" table:style-name="ce1">
            <text:p>(989) 381-2553</text:p>
          </table:table-cell>
          <table:table-cell office:value-type="string" table:style-name="ce1">
            <text:p>andrei@outlook.com</text:p>
          </table:table-cell>
          <table:table-cell office:value-type="date" office:date-value="2008-08-10T03:37:10" table:style-name="ce5">
            <text:p>10/8/2008 3:37</text:p>
          </table:table-cell>
          <table:table-cell office:value-type="string" table:style-name="ce6">
            <text:p>A</text:p>
          </table:table-cell>
          <table:table-cell office:value-type="float" office:value="39930" table:formula="of:=RANDBETWEEN(0;99999)" table:style-name="ce1">
            <text:p>399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5</text:p>
          </table:table-cell>
          <table:table-cell office:value-type="string" table:style-name="ce1">
            <text:p>Amaya Valderrama Gomis</text:p>
          </table:table-cell>
          <table:table-cell office:value-type="date" office:date-value="1994-01-25T00:00:00" table:style-name="ce4">
            <text:p>25/1/1994</text:p>
          </table:table-cell>
          <table:table-cell office:value-type="string" table:style-name="ce1">
            <text:p>Melbourne, FL 32935</text:p>
          </table:table-cell>
          <table:table-cell office:value-type="string" table:style-name="ce1">
            <text:p>77 Rocky River Ave.</text:p>
          </table:table-cell>
          <table:table-cell office:value-type="string" table:style-name="ce1">
            <text:p>(760) 748-7416</text:p>
          </table:table-cell>
          <table:table-cell office:value-type="string" table:style-name="ce1">
            <text:p>roamer@sbcglobal.net</text:p>
          </table:table-cell>
          <table:table-cell office:value-type="date" office:date-value="2010-04-07T18:56:32" table:style-name="ce5">
            <text:p>7/4/2010 18:56</text:p>
          </table:table-cell>
          <table:table-cell office:value-type="string" table:style-name="ce6">
            <text:p>D</text:p>
          </table:table-cell>
          <table:table-cell office:value-type="float" office:value="64423" table:formula="of:=RANDBETWEEN(0;99999)" table:style-name="ce1">
            <text:p>644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6</text:p>
          </table:table-cell>
          <table:table-cell office:value-type="string" table:style-name="ce1">
            <text:p>Beatriz Rodriguez Iborra</text:p>
          </table:table-cell>
          <table:table-cell office:value-type="date" office:date-value="1982-09-25T00:00:00" table:style-name="ce4">
            <text:p>25/9/1982</text:p>
          </table:table-cell>
          <table:table-cell office:value-type="string" table:style-name="ce1">
            <text:p>Jacksonville, FL 32209</text:p>
          </table:table-cell>
          <table:table-cell office:value-type="string" table:style-name="ce1">
            <text:p>68 Woodland Ave.</text:p>
          </table:table-cell>
          <table:table-cell office:value-type="string" table:style-name="ce1">
            <text:p>(382) 950-9603</text:p>
          </table:table-cell>
          <table:table-cell office:value-type="string" table:style-name="ce1">
            <text:p>malattia@msn.com</text:p>
          </table:table-cell>
          <table:table-cell office:value-type="date" office:date-value="2021-01-28T20:32:36" table:style-name="ce5">
            <text:p>28/1/2021 20:32</text:p>
          </table:table-cell>
          <table:table-cell office:value-type="string" table:style-name="ce6">
            <text:p>B</text:p>
          </table:table-cell>
          <table:table-cell office:value-type="float" office:value="58162" table:formula="of:=RANDBETWEEN(0;99999)" table:style-name="ce1">
            <text:p>581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7</text:p>
          </table:table-cell>
          <table:table-cell office:value-type="string" table:style-name="ce1">
            <text:p>Amílcar Ortega Gallo</text:p>
          </table:table-cell>
          <table:table-cell office:value-type="date" office:date-value="1987-01-27T00:00:00" table:style-name="ce4">
            <text:p>27/1/1987</text:p>
          </table:table-cell>
          <table:table-cell office:value-type="string" table:style-name="ce1">
            <text:p>Fort Lauderdale, FL 33334</text:p>
          </table:table-cell>
          <table:table-cell office:value-type="string" table:style-name="ce1">
            <text:p>9413 Lexington Dr.</text:p>
          </table:table-cell>
          <table:table-cell office:value-type="string" table:style-name="ce1">
            <text:p>(256) 505-6404</text:p>
          </table:table-cell>
          <table:table-cell office:value-type="string" table:style-name="ce1">
            <text:p>aschmitz@sbcglobal.net</text:p>
          </table:table-cell>
          <table:table-cell office:value-type="date" office:date-value="2006-09-15T13:22:58" table:style-name="ce5">
            <text:p>15/9/2006 13:22</text:p>
          </table:table-cell>
          <table:table-cell office:value-type="string" table:style-name="ce6">
            <text:p>B</text:p>
          </table:table-cell>
          <table:table-cell office:value-type="float" office:value="7348" table:formula="of:=RANDBETWEEN(0;99999)" table:style-name="ce1">
            <text:p>73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8</text:p>
          </table:table-cell>
          <table:table-cell office:value-type="string" table:style-name="ce1">
            <text:p>Seve Laguna-Bas</text:p>
          </table:table-cell>
          <table:table-cell office:value-type="date" office:date-value="1980-07-05T00:00:00" table:style-name="ce4">
            <text:p>5/7/1980</text:p>
          </table:table-cell>
          <table:table-cell office:value-type="string" table:style-name="ce1">
            <text:p>Jupiter, FL 33458</text:p>
          </table:table-cell>
          <table:table-cell office:value-type="string" table:style-name="ce1">
            <text:p>727 Cardinal Ave.</text:p>
          </table:table-cell>
          <table:table-cell office:value-type="string" table:style-name="ce1">
            <text:p>(262) 756-8019</text:p>
          </table:table-cell>
          <table:table-cell office:value-type="string" table:style-name="ce1">
            <text:p>ovprit@aol.com</text:p>
          </table:table-cell>
          <table:table-cell office:value-type="date" office:date-value="2010-09-07T16:17:44" table:style-name="ce5">
            <text:p>7/9/2010 16:17</text:p>
          </table:table-cell>
          <table:table-cell office:value-type="string" table:style-name="ce6">
            <text:p>A</text:p>
          </table:table-cell>
          <table:table-cell office:value-type="float" office:value="9569" table:formula="of:=RANDBETWEEN(0;99999)" table:style-name="ce1">
            <text:p>95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9</text:p>
          </table:table-cell>
          <table:table-cell office:value-type="string" table:style-name="ce1">
            <text:p>Francisco Javier Coloma</text:p>
          </table:table-cell>
          <table:table-cell office:value-type="date" office:date-value="1986-04-22T00:00:00" table:style-name="ce4">
            <text:p>22/4/1986</text:p>
          </table:table-cell>
          <table:table-cell office:value-type="string" table:style-name="ce1">
            <text:p>Deltona, FL 32738</text:p>
          </table:table-cell>
          <table:table-cell office:value-type="string" table:style-name="ce1">
            <text:p>49 Colonial Street</text:p>
          </table:table-cell>
          <table:table-cell office:value-type="string" table:style-name="ce1">
            <text:p>(437) 405-6290</text:p>
          </table:table-cell>
          <table:table-cell office:value-type="string" table:style-name="ce1">
            <text:p>jaarnial@att.net</text:p>
          </table:table-cell>
          <table:table-cell office:value-type="date" office:date-value="2017-09-18T19:46:08" table:style-name="ce5">
            <text:p>18/9/2017 19:46</text:p>
          </table:table-cell>
          <table:table-cell office:value-type="string" table:style-name="ce6">
            <text:p>D</text:p>
          </table:table-cell>
          <table:table-cell office:value-type="float" office:value="63261" table:formula="of:=RANDBETWEEN(0;99999)" table:style-name="ce1">
            <text:p>632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0</text:p>
          </table:table-cell>
          <table:table-cell office:value-type="string" table:style-name="ce1">
            <text:p>Erasmo Crespo Gallego</text:p>
          </table:table-cell>
          <table:table-cell office:value-type="date" office:date-value="1993-01-12T00:00:00" table:style-name="ce4">
            <text:p>12/1/1993</text:p>
          </table:table-cell>
          <table:table-cell office:value-type="string" table:style-name="ce1">
            <text:p>Boynton Beach, FL 33435</text:p>
          </table:table-cell>
          <table:table-cell office:value-type="string" table:style-name="ce1">
            <text:p>73 Pulaski Street</text:p>
          </table:table-cell>
          <table:table-cell office:value-type="string" table:style-name="ce1">
            <text:p>(582) 368-1385</text:p>
          </table:table-cell>
          <table:table-cell office:value-type="string" table:style-name="ce1">
            <text:p>murty@icloud.com</text:p>
          </table:table-cell>
          <table:table-cell office:value-type="date" office:date-value="2014-03-03T21:13:04" table:style-name="ce5">
            <text:p>3/3/2014 21:13</text:p>
          </table:table-cell>
          <table:table-cell office:value-type="string" table:style-name="ce6">
            <text:p>E</text:p>
          </table:table-cell>
          <table:table-cell office:value-type="float" office:value="47012" table:formula="of:=RANDBETWEEN(0;99999)" table:style-name="ce1">
            <text:p>470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1</text:p>
          </table:table-cell>
          <table:table-cell office:value-type="string" table:style-name="ce1">
            <text:p>Octavio Perelló-Losada</text:p>
          </table:table-cell>
          <table:table-cell office:value-type="date" office:date-value="1976-04-26T00:00:00" table:style-name="ce4">
            <text:p>26/4/1976</text:p>
          </table:table-cell>
          <table:table-cell office:value-type="string" table:style-name="ce1">
            <text:p>Fort Lauderdale, FL 33351</text:p>
          </table:table-cell>
          <table:table-cell office:value-type="string" table:style-name="ce1">
            <text:p>9969 Primrose Drive</text:p>
          </table:table-cell>
          <table:table-cell office:value-type="string" table:style-name="ce1">
            <text:p>(659) 871-3879</text:p>
          </table:table-cell>
          <table:table-cell office:value-type="string" table:style-name="ce1">
            <text:p>loscar@sbcglobal.net</text:p>
          </table:table-cell>
          <table:table-cell office:value-type="date" office:date-value="2016-07-02T13:43:51" table:style-name="ce5">
            <text:p>2/7/2016 13:43</text:p>
          </table:table-cell>
          <table:table-cell office:value-type="string" table:style-name="ce6">
            <text:p>A</text:p>
          </table:table-cell>
          <table:table-cell office:value-type="float" office:value="11040" table:formula="of:=RANDBETWEEN(0;99999)" table:style-name="ce1">
            <text:p>110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2</text:p>
          </table:table-cell>
          <table:table-cell office:value-type="string" table:style-name="ce1">
            <text:p>Camila Leticia Arévalo Cuenca</text:p>
          </table:table-cell>
          <table:table-cell office:value-type="date" office:date-value="1989-12-20T00:00:00" table:style-name="ce4">
            <text:p>20/12/1989</text:p>
          </table:table-cell>
          <table:table-cell office:value-type="string" table:style-name="ce1">
            <text:p>Palm Harbor, FL 34683</text:p>
          </table:table-cell>
          <table:table-cell office:value-type="string" table:style-name="ce1">
            <text:p>164 West Coffee St.</text:p>
          </table:table-cell>
          <table:table-cell office:value-type="string" table:style-name="ce1">
            <text:p>(353) 426-1757</text:p>
          </table:table-cell>
          <table:table-cell office:value-type="string" table:style-name="ce1">
            <text:p>telbij@verizon.net</text:p>
          </table:table-cell>
          <table:table-cell office:value-type="date" office:date-value="2014-06-15T11:24:55" table:style-name="ce5">
            <text:p>15/6/2014 11:24</text:p>
          </table:table-cell>
          <table:table-cell office:value-type="string" table:style-name="ce6">
            <text:p>D</text:p>
          </table:table-cell>
          <table:table-cell office:value-type="float" office:value="61997" table:formula="of:=RANDBETWEEN(0;99999)" table:style-name="ce1">
            <text:p>619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3</text:p>
          </table:table-cell>
          <table:table-cell office:value-type="string" table:style-name="ce1">
            <text:p>Áurea Manuela Piñol Bernal</text:p>
          </table:table-cell>
          <table:table-cell office:value-type="date" office:date-value="1985-07-07T00:00:00" table:style-name="ce4">
            <text:p>7/7/1985</text:p>
          </table:table-cell>
          <table:table-cell office:value-type="string" table:style-name="ce1">
            <text:p>Homestead, FL 33033</text:p>
          </table:table-cell>
          <table:table-cell office:value-type="string" table:style-name="ce1">
            <text:p>7236 Albany Court</text:p>
          </table:table-cell>
          <table:table-cell office:value-type="string" table:style-name="ce1">
            <text:p>(856) 331-2705</text:p>
          </table:table-cell>
          <table:table-cell office:value-type="string" table:style-name="ce1">
            <text:p>fmtbebuck@live.com</text:p>
          </table:table-cell>
          <table:table-cell office:value-type="date" office:date-value="2013-07-28T20:50:33" table:style-name="ce5">
            <text:p>28/7/2013 20:50</text:p>
          </table:table-cell>
          <table:table-cell office:value-type="string" table:style-name="ce6">
            <text:p>C</text:p>
          </table:table-cell>
          <table:table-cell office:value-type="float" office:value="59872" table:formula="of:=RANDBETWEEN(0;99999)" table:style-name="ce1">
            <text:p>598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4</text:p>
          </table:table-cell>
          <table:table-cell office:value-type="string" table:style-name="ce1">
            <text:p>Carina Arcos Vara</text:p>
          </table:table-cell>
          <table:table-cell office:value-type="date" office:date-value="1977-06-20T00:00:00" table:style-name="ce4">
            <text:p>20/6/1977</text:p>
          </table:table-cell>
          <table:table-cell office:value-type="string" table:style-name="ce1">
            <text:p>Orlando, FL 32837</text:p>
          </table:table-cell>
          <table:table-cell office:value-type="string" table:style-name="ce1">
            <text:p>9 East San Carlos Ave.</text:p>
          </table:table-cell>
          <table:table-cell office:value-type="string" table:style-name="ce1">
            <text:p>(700) 644-2712</text:p>
          </table:table-cell>
          <table:table-cell office:value-type="string" table:style-name="ce1">
            <text:p>evilopie@att.net</text:p>
          </table:table-cell>
          <table:table-cell office:value-type="date" office:date-value="2020-07-12T11:55:13" table:style-name="ce5">
            <text:p>12/7/2020 11:55</text:p>
          </table:table-cell>
          <table:table-cell office:value-type="string" table:style-name="ce6">
            <text:p>D</text:p>
          </table:table-cell>
          <table:table-cell office:value-type="float" office:value="76924" table:formula="of:=RANDBETWEEN(0;99999)" table:style-name="ce1">
            <text:p>769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5</text:p>
          </table:table-cell>
          <table:table-cell office:value-type="string" table:style-name="ce1">
            <text:p>Yago Baró Garmendia</text:p>
          </table:table-cell>
          <table:table-cell office:value-type="date" office:date-value="1995-02-28T00:00:00" table:style-name="ce4">
            <text:p>28/2/1995</text:p>
          </table:table-cell>
          <table:table-cell office:value-type="string" table:style-name="ce1">
            <text:p>Boca Raton, FL 33433</text:p>
          </table:table-cell>
          <table:table-cell office:value-type="string" table:style-name="ce1">
            <text:p>7939 Gates St.</text:p>
          </table:table-cell>
          <table:table-cell office:value-type="string" table:style-name="ce1">
            <text:p>(294) 342-2123</text:p>
          </table:table-cell>
          <table:table-cell office:value-type="string" table:style-name="ce1">
            <text:p>aibrahim@icloud.com</text:p>
          </table:table-cell>
          <table:table-cell office:value-type="date" office:date-value="2007-10-21T05:30:09" table:style-name="ce5">
            <text:p>21/10/2007 5:30</text:p>
          </table:table-cell>
          <table:table-cell office:value-type="string" table:style-name="ce6">
            <text:p>C</text:p>
          </table:table-cell>
          <table:table-cell office:value-type="float" office:value="96416" table:formula="of:=RANDBETWEEN(0;99999)" table:style-name="ce1">
            <text:p>964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6</text:p>
          </table:table-cell>
          <table:table-cell office:value-type="string" table:style-name="ce1">
            <text:p>Antonio Folch Grande</text:p>
          </table:table-cell>
          <table:table-cell office:value-type="date" office:date-value="1986-01-10T00:00:00" table:style-name="ce4">
            <text:p>10/1/1986</text:p>
          </table:table-cell>
          <table:table-cell office:value-type="string" table:style-name="ce1">
            <text:p>Tampa, FL 33612</text:p>
          </table:table-cell>
          <table:table-cell office:value-type="string" table:style-name="ce1">
            <text:p>111 Rockledge Street</text:p>
          </table:table-cell>
          <table:table-cell office:value-type="string" table:style-name="ce1">
            <text:p>(232) 232-3544</text:p>
          </table:table-cell>
          <table:table-cell office:value-type="string" table:style-name="ce1">
            <text:p>uqmcolyv@aol.com</text:p>
          </table:table-cell>
          <table:table-cell office:value-type="date" office:date-value="2016-04-21T21:00:19" table:style-name="ce5">
            <text:p>21/4/2016 21:00</text:p>
          </table:table-cell>
          <table:table-cell office:value-type="string" table:style-name="ce6">
            <text:p>A</text:p>
          </table:table-cell>
          <table:table-cell office:value-type="float" office:value="93924" table:formula="of:=RANDBETWEEN(0;99999)" table:style-name="ce1">
            <text:p>939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7</text:p>
          </table:table-cell>
          <table:table-cell office:value-type="string" table:style-name="ce1">
            <text:p>Jose Ramón de Aguilera</text:p>
          </table:table-cell>
          <table:table-cell office:value-type="date" office:date-value="1991-01-18T00:00:00" table:style-name="ce4">
            <text:p>18/1/1991</text:p>
          </table:table-cell>
          <table:table-cell office:value-type="string" table:style-name="ce1">
            <text:p>Miami, FL 33134</text:p>
          </table:table-cell>
          <table:table-cell office:value-type="string" table:style-name="ce1">
            <text:p>32 Vernon St.</text:p>
          </table:table-cell>
          <table:table-cell office:value-type="string" table:style-name="ce1">
            <text:p>(368) 282-4245</text:p>
          </table:table-cell>
          <table:table-cell office:value-type="string" table:style-name="ce1">
            <text:p>hermes@aol.com</text:p>
          </table:table-cell>
          <table:table-cell office:value-type="date" office:date-value="2006-05-22T05:56:32" table:style-name="ce5">
            <text:p>22/5/2006 5:56</text:p>
          </table:table-cell>
          <table:table-cell office:value-type="string" table:style-name="ce6">
            <text:p>D</text:p>
          </table:table-cell>
          <table:table-cell office:value-type="float" office:value="58734" table:formula="of:=RANDBETWEEN(0;99999)" table:style-name="ce1">
            <text:p>587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8</text:p>
          </table:table-cell>
          <table:table-cell office:value-type="string" table:style-name="ce1">
            <text:p>Dulce Caridad Rojas Ángel</text:p>
          </table:table-cell>
          <table:table-cell office:value-type="date" office:date-value="1980-07-02T00:00:00" table:style-name="ce4">
            <text:p>2/7/1980</text:p>
          </table:table-cell>
          <table:table-cell office:value-type="string" table:style-name="ce1">
            <text:p>Daytona Beach, FL 32119</text:p>
          </table:table-cell>
          <table:table-cell office:value-type="string" table:style-name="ce1">
            <text:p>794 Philmont Ave.</text:p>
          </table:table-cell>
          <table:table-cell office:value-type="string" table:style-name="ce1">
            <text:p>(606) 269-6077</text:p>
          </table:table-cell>
          <table:table-cell office:value-type="string" table:style-name="ce1">
            <text:p>krueger@msn.com</text:p>
          </table:table-cell>
          <table:table-cell office:value-type="date" office:date-value="2010-07-16T11:36:01" table:style-name="ce5">
            <text:p>16/7/2010 11:36</text:p>
          </table:table-cell>
          <table:table-cell office:value-type="string" table:style-name="ce6">
            <text:p>E</text:p>
          </table:table-cell>
          <table:table-cell office:value-type="float" office:value="13606" table:formula="of:=RANDBETWEEN(0;99999)" table:style-name="ce1">
            <text:p>136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9</text:p>
          </table:table-cell>
          <table:table-cell office:value-type="string" table:style-name="ce1">
            <text:p>Cruz Benítez</text:p>
          </table:table-cell>
          <table:table-cell office:value-type="date" office:date-value="1999-12-30T00:00:00" table:style-name="ce4">
            <text:p>30/12/1999</text:p>
          </table:table-cell>
          <table:table-cell office:value-type="string" table:style-name="ce1">
            <text:p>Jacksonville, FL 32257</text:p>
          </table:table-cell>
          <table:table-cell office:value-type="string" table:style-name="ce1">
            <text:p>7600 Campfire Street</text:p>
          </table:table-cell>
          <table:table-cell office:value-type="string" table:style-name="ce1">
            <text:p>(975) 455-9019</text:p>
          </table:table-cell>
          <table:table-cell office:value-type="string" table:style-name="ce1">
            <text:p>danneng@att.net</text:p>
          </table:table-cell>
          <table:table-cell office:value-type="date" office:date-value="2007-09-04T20:26:33" table:style-name="ce5">
            <text:p>4/9/2007 20:26</text:p>
          </table:table-cell>
          <table:table-cell office:value-type="string" table:style-name="ce6">
            <text:p>B</text:p>
          </table:table-cell>
          <table:table-cell office:value-type="float" office:value="21095" table:formula="of:=RANDBETWEEN(0;99999)" table:style-name="ce1">
            <text:p>210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0</text:p>
          </table:table-cell>
          <table:table-cell office:value-type="string" table:style-name="ce1">
            <text:p>Fabio Carnero Boix</text:p>
          </table:table-cell>
          <table:table-cell office:value-type="date" office:date-value="1983-05-04T00:00:00" table:style-name="ce4">
            <text:p>4/5/1983</text:p>
          </table:table-cell>
          <table:table-cell office:value-type="string" table:style-name="ce1">
            <text:p>Miami, FL 33165</text:p>
          </table:table-cell>
          <table:table-cell office:value-type="string" table:style-name="ce1">
            <text:p>527 South Indian Summer Court</text:p>
          </table:table-cell>
          <table:table-cell office:value-type="string" table:style-name="ce1">
            <text:p>(473) 353-4079</text:p>
          </table:table-cell>
          <table:table-cell office:value-type="string" table:style-name="ce1">
            <text:p>pgolle@yahoo.com</text:p>
          </table:table-cell>
          <table:table-cell office:value-type="date" office:date-value="2005-03-15T14:32:27" table:style-name="ce5">
            <text:p>15/3/2005 14:32</text:p>
          </table:table-cell>
          <table:table-cell office:value-type="string" table:style-name="ce6">
            <text:p>B</text:p>
          </table:table-cell>
          <table:table-cell office:value-type="float" office:value="38528" table:formula="of:=RANDBETWEEN(0;99999)" table:style-name="ce1">
            <text:p>385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1</text:p>
          </table:table-cell>
          <table:table-cell office:value-type="string" table:style-name="ce1">
            <text:p>Nayara Casanovas Alarcón</text:p>
          </table:table-cell>
          <table:table-cell office:value-type="date" office:date-value="1995-12-30T00:00:00" table:style-name="ce4">
            <text:p>30/12/1995</text:p>
          </table:table-cell>
          <table:table-cell office:value-type="string" table:style-name="ce1">
            <text:p>Miami, FL 33177</text:p>
          </table:table-cell>
          <table:table-cell office:value-type="string" table:style-name="ce1">
            <text:p>72 S. Lakeview St.</text:p>
          </table:table-cell>
          <table:table-cell office:value-type="string" table:style-name="ce1">
            <text:p>(845) 455-2297</text:p>
          </table:table-cell>
          <table:table-cell office:value-type="string" table:style-name="ce1">
            <text:p>scitext@comcast.net</text:p>
          </table:table-cell>
          <table:table-cell office:value-type="date" office:date-value="2007-12-04T14:55:58" table:style-name="ce5">
            <text:p>4/12/2007 14:55</text:p>
          </table:table-cell>
          <table:table-cell office:value-type="string" table:style-name="ce6">
            <text:p>E</text:p>
          </table:table-cell>
          <table:table-cell office:value-type="float" office:value="35927" table:formula="of:=RANDBETWEEN(0;99999)" table:style-name="ce1">
            <text:p>359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2</text:p>
          </table:table-cell>
          <table:table-cell office:value-type="string" table:style-name="ce1">
            <text:p>Miguel Villegas Jover</text:p>
          </table:table-cell>
          <table:table-cell office:value-type="date" office:date-value="1992-04-30T00:00:00" table:style-name="ce4">
            <text:p>30/4/1992</text:p>
          </table:table-cell>
          <table:table-cell office:value-type="string" table:style-name="ce1">
            <text:p>Gainesville, FL 32608</text:p>
          </table:table-cell>
          <table:table-cell office:value-type="string" table:style-name="ce1">
            <text:p>47 Leatherwood Ave.</text:p>
          </table:table-cell>
          <table:table-cell office:value-type="string" table:style-name="ce1">
            <text:p>(811) 819-5474</text:p>
          </table:table-cell>
          <table:table-cell office:value-type="string" table:style-name="ce1">
            <text:p>goresky@gmail.com</text:p>
          </table:table-cell>
          <table:table-cell office:value-type="date" office:date-value="2010-10-15T20:40:49" table:style-name="ce5">
            <text:p>15/10/2010 20:40</text:p>
          </table:table-cell>
          <table:table-cell office:value-type="string" table:style-name="ce6">
            <text:p>D</text:p>
          </table:table-cell>
          <table:table-cell office:value-type="float" office:value="52774" table:formula="of:=RANDBETWEEN(0;99999)" table:style-name="ce1">
            <text:p>527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3</text:p>
          </table:table-cell>
          <table:table-cell office:value-type="string" table:style-name="ce1">
            <text:p>Ildefonso Guillén Arrieta</text:p>
          </table:table-cell>
          <table:table-cell office:value-type="date" office:date-value="1995-12-09T00:00:00" table:style-name="ce4">
            <text:p>9/12/1995</text:p>
          </table:table-cell>
          <table:table-cell office:value-type="string" table:style-name="ce1">
            <text:p>Port Saint Lucie, FL 34952</text:p>
          </table:table-cell>
          <table:table-cell office:value-type="string" table:style-name="ce1">
            <text:p>7 Bridle Street</text:p>
          </table:table-cell>
          <table:table-cell office:value-type="string" table:style-name="ce1">
            <text:p>(923) 852-7654</text:p>
          </table:table-cell>
          <table:table-cell office:value-type="string" table:style-name="ce1">
            <text:p>shawnce@optonline.net</text:p>
          </table:table-cell>
          <table:table-cell office:value-type="date" office:date-value="2014-10-03T14:25:36" table:style-name="ce5">
            <text:p>3/10/2014 14:25</text:p>
          </table:table-cell>
          <table:table-cell office:value-type="string" table:style-name="ce6">
            <text:p>D</text:p>
          </table:table-cell>
          <table:table-cell office:value-type="float" office:value="35003" table:formula="of:=RANDBETWEEN(0;99999)" table:style-name="ce1">
            <text:p>350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4</text:p>
          </table:table-cell>
          <table:table-cell office:value-type="string" table:style-name="ce1">
            <text:p>Jose Ignacio Armas Ramírez</text:p>
          </table:table-cell>
          <table:table-cell office:value-type="date" office:date-value="1993-04-18T00:00:00" table:style-name="ce4">
            <text:p>18/4/1993</text:p>
          </table:table-cell>
          <table:table-cell office:value-type="string" table:style-name="ce1">
            <text:p>Tallahassee, FL 32303</text:p>
          </table:table-cell>
          <table:table-cell office:value-type="string" table:style-name="ce1">
            <text:p>3 North Augusta Road</text:p>
          </table:table-cell>
          <table:table-cell office:value-type="string" table:style-name="ce1">
            <text:p>(559) 237-1566</text:p>
          </table:table-cell>
          <table:table-cell office:value-type="string" table:style-name="ce1">
            <text:p>ubergeeb@live.com</text:p>
          </table:table-cell>
          <table:table-cell office:value-type="date" office:date-value="2012-12-25T09:59:30" table:style-name="ce5">
            <text:p>25/12/2012 9:59</text:p>
          </table:table-cell>
          <table:table-cell office:value-type="string" table:style-name="ce6">
            <text:p>E</text:p>
          </table:table-cell>
          <table:table-cell office:value-type="float" office:value="965" table:formula="of:=RANDBETWEEN(0;99999)" table:style-name="ce1">
            <text:p>9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5</text:p>
          </table:table-cell>
          <table:table-cell office:value-type="string" table:style-name="ce1">
            <text:p>María Jesús Celestina Casas Carrasco</text:p>
          </table:table-cell>
          <table:table-cell office:value-type="date" office:date-value="1975-02-12T00:00:00" table:style-name="ce4">
            <text:p>12/2/1975</text:p>
          </table:table-cell>
          <table:table-cell office:value-type="string" table:style-name="ce1">
            <text:p>Tallahassee, FL 32304</text:p>
          </table:table-cell>
          <table:table-cell office:value-type="string" table:style-name="ce1">
            <text:p>848 Lees Creek Ave.</text:p>
          </table:table-cell>
          <table:table-cell office:value-type="string" table:style-name="ce1">
            <text:p>(930) 751-5153</text:p>
          </table:table-cell>
          <table:table-cell office:value-type="string" table:style-name="ce1">
            <text:p>redingtn@yahoo.ca</text:p>
          </table:table-cell>
          <table:table-cell office:value-type="date" office:date-value="2008-08-06T06:30:01" table:style-name="ce5">
            <text:p>6/8/2008 6:30</text:p>
          </table:table-cell>
          <table:table-cell office:value-type="string" table:style-name="ce6">
            <text:p>B</text:p>
          </table:table-cell>
          <table:table-cell office:value-type="float" office:value="27986" table:formula="of:=RANDBETWEEN(0;99999)" table:style-name="ce1">
            <text:p>279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6</text:p>
          </table:table-cell>
          <table:table-cell office:value-type="string" table:style-name="ce1">
            <text:p>Mamen Ledesma Escribano</text:p>
          </table:table-cell>
          <table:table-cell office:value-type="date" office:date-value="1995-04-07T00:00:00" table:style-name="ce4">
            <text:p>7/4/1995</text:p>
          </table:table-cell>
          <table:table-cell office:value-type="string" table:style-name="ce1">
            <text:p>Casselberry, FL 32707</text:p>
          </table:table-cell>
          <table:table-cell office:value-type="string" table:style-name="ce1">
            <text:p>943 Brookside St.</text:p>
          </table:table-cell>
          <table:table-cell office:value-type="string" table:style-name="ce1">
            <text:p>(423) 496-3540</text:p>
          </table:table-cell>
          <table:table-cell office:value-type="string" table:style-name="ce1">
            <text:p>nimaclea@live.com</text:p>
          </table:table-cell>
          <table:table-cell office:value-type="date" office:date-value="2005-05-04T21:53:57" table:style-name="ce5">
            <text:p>4/5/2005 21:53</text:p>
          </table:table-cell>
          <table:table-cell office:value-type="string" table:style-name="ce6">
            <text:p>A</text:p>
          </table:table-cell>
          <table:table-cell office:value-type="float" office:value="26368" table:formula="of:=RANDBETWEEN(0;99999)" table:style-name="ce1">
            <text:p>263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7</text:p>
          </table:table-cell>
          <table:table-cell office:value-type="string" table:style-name="ce1">
            <text:p>Ambrosio Casanovas Piquer</text:p>
          </table:table-cell>
          <table:table-cell office:value-type="date" office:date-value="1989-10-04T00:00:00" table:style-name="ce4">
            <text:p>4/10/1989</text:p>
          </table:table-cell>
          <table:table-cell office:value-type="string" table:style-name="ce1">
            <text:p>Miami, FL 33176</text:p>
          </table:table-cell>
          <table:table-cell office:value-type="string" table:style-name="ce1">
            <text:p>791 Lexington Ave.</text:p>
          </table:table-cell>
          <table:table-cell office:value-type="string" table:style-name="ce1">
            <text:p>(566) 531-0451</text:p>
          </table:table-cell>
          <table:table-cell office:value-type="string" table:style-name="ce1">
            <text:p>iapetus@aol.com</text:p>
          </table:table-cell>
          <table:table-cell office:value-type="date" office:date-value="2014-06-29T18:25:30" table:style-name="ce5">
            <text:p>29/6/2014 18:25</text:p>
          </table:table-cell>
          <table:table-cell office:value-type="string" table:style-name="ce6">
            <text:p>D</text:p>
          </table:table-cell>
          <table:table-cell office:value-type="float" office:value="11243" table:formula="of:=RANDBETWEEN(0;99999)" table:style-name="ce1">
            <text:p>112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8</text:p>
          </table:table-cell>
          <table:table-cell office:value-type="string" table:style-name="ce1">
            <text:p>Joan Ferrán Alegria</text:p>
          </table:table-cell>
          <table:table-cell office:value-type="date" office:date-value="1985-01-23T00:00:00" table:style-name="ce4">
            <text:p>23/1/1985</text:p>
          </table:table-cell>
          <table:table-cell office:value-type="string" table:style-name="ce1">
            <text:p>Lake Worth, FL 33463</text:p>
          </table:table-cell>
          <table:table-cell office:value-type="string" table:style-name="ce1">
            <text:p>8429 Bellevue Avenue</text:p>
          </table:table-cell>
          <table:table-cell office:value-type="string" table:style-name="ce1">
            <text:p>(923) 361-1596</text:p>
          </table:table-cell>
          <table:table-cell office:value-type="string" table:style-name="ce1">
            <text:p>skythe@outlook.com</text:p>
          </table:table-cell>
          <table:table-cell office:value-type="date" office:date-value="2008-03-01T14:49:29" table:style-name="ce5">
            <text:p>1/3/2008 14:49</text:p>
          </table:table-cell>
          <table:table-cell office:value-type="string" table:style-name="ce6">
            <text:p>A</text:p>
          </table:table-cell>
          <table:table-cell office:value-type="float" office:value="51238" table:formula="of:=RANDBETWEEN(0;99999)" table:style-name="ce1">
            <text:p>512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9</text:p>
          </table:table-cell>
          <table:table-cell office:value-type="string" table:style-name="ce1">
            <text:p>Vasco Tamayo Barrio</text:p>
          </table:table-cell>
          <table:table-cell office:value-type="date" office:date-value="1994-01-07T00:00:00" table:style-name="ce4">
            <text:p>7/1/1994</text:p>
          </table:table-cell>
          <table:table-cell office:value-type="string" table:style-name="ce1">
            <text:p>Hollywood, FL 33024</text:p>
          </table:table-cell>
          <table:table-cell office:value-type="string" table:style-name="ce1">
            <text:p>46 Marlborough Drive</text:p>
          </table:table-cell>
          <table:table-cell office:value-type="string" table:style-name="ce1">
            <text:p>(479) 389-7125</text:p>
          </table:table-cell>
          <table:table-cell office:value-type="string" table:style-name="ce1">
            <text:p>anicolao@aol.com</text:p>
          </table:table-cell>
          <table:table-cell office:value-type="date" office:date-value="2009-05-10T12:36:38" table:style-name="ce5">
            <text:p>10/5/2009 12:36</text:p>
          </table:table-cell>
          <table:table-cell office:value-type="string" table:style-name="ce6">
            <text:p>A</text:p>
          </table:table-cell>
          <table:table-cell office:value-type="float" office:value="97317" table:formula="of:=RANDBETWEEN(0;99999)" table:style-name="ce1">
            <text:p>973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0</text:p>
          </table:table-cell>
          <table:table-cell office:value-type="string" table:style-name="ce1">
            <text:p>Leire Aroa Alfaro Olmo</text:p>
          </table:table-cell>
          <table:table-cell office:value-type="date" office:date-value="1982-12-03T00:00:00" table:style-name="ce4">
            <text:p>3/12/1982</text:p>
          </table:table-cell>
          <table:table-cell office:value-type="string" table:style-name="ce1">
            <text:p>Hialeah, FL 33018</text:p>
          </table:table-cell>
          <table:table-cell office:value-type="string" table:style-name="ce1">
            <text:p>9064 William St.</text:p>
          </table:table-cell>
          <table:table-cell office:value-type="string" table:style-name="ce1">
            <text:p>(522) 838-0614</text:p>
          </table:table-cell>
          <table:table-cell office:value-type="string" table:style-name="ce1">
            <text:p>hahsler@yahoo.ca</text:p>
          </table:table-cell>
          <table:table-cell office:value-type="date" office:date-value="2010-09-09T15:27:19" table:style-name="ce5">
            <text:p>9/9/2010 15:27</text:p>
          </table:table-cell>
          <table:table-cell office:value-type="string" table:style-name="ce6">
            <text:p>C</text:p>
          </table:table-cell>
          <table:table-cell office:value-type="float" office:value="4863" table:formula="of:=RANDBETWEEN(0;99999)" table:style-name="ce1">
            <text:p>48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1</text:p>
          </table:table-cell>
          <table:table-cell office:value-type="string" table:style-name="ce1">
            <text:p>Felix Guardia Arenas</text:p>
          </table:table-cell>
          <table:table-cell office:value-type="date" office:date-value="1993-09-07T00:00:00" table:style-name="ce4">
            <text:p>7/9/1993</text:p>
          </table:table-cell>
          <table:table-cell office:value-type="string" table:style-name="ce1">
            <text:p>Miami, FL 33173</text:p>
          </table:table-cell>
          <table:table-cell office:value-type="string" table:style-name="ce1">
            <text:p>4 Belmont Drive</text:p>
          </table:table-cell>
          <table:table-cell office:value-type="string" table:style-name="ce1">
            <text:p>(463) 645-5648</text:p>
          </table:table-cell>
          <table:table-cell office:value-type="string" table:style-name="ce1">
            <text:p>tokuhirom@comcast.net</text:p>
          </table:table-cell>
          <table:table-cell office:value-type="date" office:date-value="2007-06-13T07:43:17" table:style-name="ce5">
            <text:p>13/6/2007 7:43</text:p>
          </table:table-cell>
          <table:table-cell office:value-type="string" table:style-name="ce6">
            <text:p>D</text:p>
          </table:table-cell>
          <table:table-cell office:value-type="float" office:value="56986" table:formula="of:=RANDBETWEEN(0;99999)" table:style-name="ce1">
            <text:p>569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2</text:p>
          </table:table-cell>
          <table:table-cell office:value-type="string" table:style-name="ce1">
            <text:p>Gloria Dalmau-Bolaños</text:p>
          </table:table-cell>
          <table:table-cell office:value-type="date" office:date-value="1973-06-12T00:00:00" table:style-name="ce4">
            <text:p>12/6/1973</text:p>
          </table:table-cell>
          <table:table-cell office:value-type="string" table:style-name="ce1">
            <text:p>Miami, FL 33193</text:p>
          </table:table-cell>
          <table:table-cell office:value-type="string" table:style-name="ce1">
            <text:p>788 Glenholme Dr.</text:p>
          </table:table-cell>
          <table:table-cell office:value-type="string" table:style-name="ce1">
            <text:p>(968) 499-4402</text:p>
          </table:table-cell>
          <table:table-cell office:value-type="string" table:style-name="ce1">
            <text:p>mhoffman@live.com</text:p>
          </table:table-cell>
          <table:table-cell office:value-type="date" office:date-value="2008-10-15T21:49:21" table:style-name="ce5">
            <text:p>15/10/2008 21:49</text:p>
          </table:table-cell>
          <table:table-cell office:value-type="string" table:style-name="ce6">
            <text:p>D</text:p>
          </table:table-cell>
          <table:table-cell office:value-type="float" office:value="26936" table:formula="of:=RANDBETWEEN(0;99999)" table:style-name="ce1">
            <text:p>269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3</text:p>
          </table:table-cell>
          <table:table-cell office:value-type="string" table:style-name="ce1">
            <text:p>Eliana Solsona Girón</text:p>
          </table:table-cell>
          <table:table-cell office:value-type="date" office:date-value="1983-03-08T00:00:00" table:style-name="ce4">
            <text:p>8/3/1983</text:p>
          </table:table-cell>
          <table:table-cell office:value-type="string" table:style-name="ce1">
            <text:p>Tampa, FL 33615</text:p>
          </table:table-cell>
          <table:table-cell office:value-type="string" table:style-name="ce1">
            <text:p>93 Magnolia Ave.</text:p>
          </table:table-cell>
          <table:table-cell office:value-type="string" table:style-name="ce1">
            <text:p>(263) 379-6789</text:p>
          </table:table-cell>
          <table:table-cell office:value-type="string" table:style-name="ce1">
            <text:p>mahbub@verizon.net</text:p>
          </table:table-cell>
          <table:table-cell office:value-type="date" office:date-value="2011-05-23T14:32:00" table:style-name="ce5">
            <text:p>23/5/2011 14:32</text:p>
          </table:table-cell>
          <table:table-cell office:value-type="string" table:style-name="ce6">
            <text:p>E</text:p>
          </table:table-cell>
          <table:table-cell office:value-type="float" office:value="58294" table:formula="of:=RANDBETWEEN(0;99999)" table:style-name="ce1">
            <text:p>582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4</text:p>
          </table:table-cell>
          <table:table-cell office:value-type="string" table:style-name="ce1">
            <text:p>Liliana Valdés Bilbao</text:p>
          </table:table-cell>
          <table:table-cell office:value-type="date" office:date-value="1999-07-04T00:00:00" table:style-name="ce4">
            <text:p>4/7/1999</text:p>
          </table:table-cell>
          <table:table-cell office:value-type="string" table:style-name="ce1">
            <text:p>Jacksonville, FL 32225</text:p>
          </table:table-cell>
          <table:table-cell office:value-type="string" table:style-name="ce1">
            <text:p>93 N. Schoolhouse Street</text:p>
          </table:table-cell>
          <table:table-cell office:value-type="string" table:style-name="ce1">
            <text:p>(316) 405-3234</text:p>
          </table:table-cell>
          <table:table-cell office:value-type="string" table:style-name="ce1">
            <text:p>janneh@gmail.com</text:p>
          </table:table-cell>
          <table:table-cell office:value-type="date" office:date-value="2013-01-10T08:47:45" table:style-name="ce5">
            <text:p>10/1/2013 8:47</text:p>
          </table:table-cell>
          <table:table-cell office:value-type="string" table:style-name="ce6">
            <text:p>E</text:p>
          </table:table-cell>
          <table:table-cell office:value-type="float" office:value="92180" table:formula="of:=RANDBETWEEN(0;99999)" table:style-name="ce1">
            <text:p>921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5</text:p>
          </table:table-cell>
          <table:table-cell office:value-type="string" table:style-name="ce1">
            <text:p>Tomasa Feijoo Alvarado</text:p>
          </table:table-cell>
          <table:table-cell office:value-type="date" office:date-value="1979-04-08T00:00:00" table:style-name="ce4">
            <text:p>8/4/1979</text:p>
          </table:table-cell>
          <table:table-cell office:value-type="string" table:style-name="ce1">
            <text:p>Miami, FL 33186</text:p>
          </table:table-cell>
          <table:table-cell office:value-type="string" table:style-name="ce1">
            <text:p>719 Penn Dr.</text:p>
          </table:table-cell>
          <table:table-cell office:value-type="string" table:style-name="ce1">
            <text:p>(443) 667-4609</text:p>
          </table:table-cell>
          <table:table-cell office:value-type="string" table:style-name="ce1">
            <text:p>jonathan@yahoo.com</text:p>
          </table:table-cell>
          <table:table-cell office:value-type="date" office:date-value="2020-11-30T00:17:38" table:style-name="ce5">
            <text:p>30/11/2020 0:17</text:p>
          </table:table-cell>
          <table:table-cell office:value-type="string" table:style-name="ce6">
            <text:p>A</text:p>
          </table:table-cell>
          <table:table-cell office:value-type="float" office:value="90395" table:formula="of:=RANDBETWEEN(0;99999)" table:style-name="ce1">
            <text:p>903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6</text:p>
          </table:table-cell>
          <table:table-cell office:value-type="string" table:style-name="ce1">
            <text:p>José Ángel Vélez Vila</text:p>
          </table:table-cell>
          <table:table-cell office:value-type="date" office:date-value="1998-01-14T00:00:00" table:style-name="ce4">
            <text:p>14/1/1998</text:p>
          </table:table-cell>
          <table:table-cell office:value-type="string" table:style-name="ce1">
            <text:p>Pensacola, FL 32503</text:p>
          </table:table-cell>
          <table:table-cell office:value-type="string" table:style-name="ce1">
            <text:p>9 Arrowhead Street</text:p>
          </table:table-cell>
          <table:table-cell office:value-type="string" table:style-name="ce1">
            <text:p>(851) 269-0491</text:p>
          </table:table-cell>
          <table:table-cell office:value-type="string" table:style-name="ce1">
            <text:p>zeitlin@aol.com</text:p>
          </table:table-cell>
          <table:table-cell office:value-type="date" office:date-value="2008-01-27T04:36:25" table:style-name="ce5">
            <text:p>27/1/2008 4:36</text:p>
          </table:table-cell>
          <table:table-cell office:value-type="string" table:style-name="ce6">
            <text:p>E</text:p>
          </table:table-cell>
          <table:table-cell office:value-type="float" office:value="33202" table:formula="of:=RANDBETWEEN(0;99999)" table:style-name="ce1">
            <text:p>332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7</text:p>
          </table:table-cell>
          <table:table-cell office:value-type="string" table:style-name="ce1">
            <text:p>Pío Roma-Estevez</text:p>
          </table:table-cell>
          <table:table-cell office:value-type="date" office:date-value="1972-02-27T00:00:00" table:style-name="ce4">
            <text:p>27/2/1972</text:p>
          </table:table-cell>
          <table:table-cell office:value-type="string" table:style-name="ce1">
            <text:p>Lakeland, FL 33813</text:p>
          </table:table-cell>
          <table:table-cell office:value-type="string" table:style-name="ce1">
            <text:p>176B South Victoria Drive</text:p>
          </table:table-cell>
          <table:table-cell office:value-type="string" table:style-name="ce1">
            <text:p>(727) 313-4625</text:p>
          </table:table-cell>
          <table:table-cell office:value-type="string" table:style-name="ce1">
            <text:p>telbij@yahoo.com</text:p>
          </table:table-cell>
          <table:table-cell office:value-type="date" office:date-value="2007-05-14T09:32:51" table:style-name="ce5">
            <text:p>14/5/2007 9:32</text:p>
          </table:table-cell>
          <table:table-cell office:value-type="string" table:style-name="ce6">
            <text:p>D</text:p>
          </table:table-cell>
          <table:table-cell office:value-type="float" office:value="17048" table:formula="of:=RANDBETWEEN(0;99999)" table:style-name="ce1">
            <text:p>170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8</text:p>
          </table:table-cell>
          <table:table-cell office:value-type="string" table:style-name="ce1">
            <text:p>Amelia Tello-Toledo</text:p>
          </table:table-cell>
          <table:table-cell office:value-type="date" office:date-value="1988-12-17T00:00:00" table:style-name="ce4">
            <text:p>17/12/1988</text:p>
          </table:table-cell>
          <table:table-cell office:value-type="string" table:style-name="ce1">
            <text:p>Sarasota, FL 34231</text:p>
          </table:table-cell>
          <table:table-cell office:value-type="string" table:style-name="ce1">
            <text:p>333 South Tower Ave.</text:p>
          </table:table-cell>
          <table:table-cell office:value-type="string" table:style-name="ce1">
            <text:p>(900) 258-6110</text:p>
          </table:table-cell>
          <table:table-cell office:value-type="string" table:style-name="ce1">
            <text:p>cparis@me.com</text:p>
          </table:table-cell>
          <table:table-cell office:value-type="date" office:date-value="2015-02-02T07:19:36" table:style-name="ce5">
            <text:p>2/2/2015 7:19</text:p>
          </table:table-cell>
          <table:table-cell office:value-type="string" table:style-name="ce6">
            <text:p>D</text:p>
          </table:table-cell>
          <table:table-cell office:value-type="float" office:value="75913" table:formula="of:=RANDBETWEEN(0;99999)" table:style-name="ce1">
            <text:p>759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9</text:p>
          </table:table-cell>
          <table:table-cell office:value-type="string" table:style-name="ce1">
            <text:p>Roberta de Lamas</text:p>
          </table:table-cell>
          <table:table-cell office:value-type="date" office:date-value="1991-02-20T00:00:00" table:style-name="ce4">
            <text:p>20/2/1991</text:p>
          </table:table-cell>
          <table:table-cell office:value-type="string" table:style-name="ce1">
            <text:p>Boynton Beach, FL 33436</text:p>
          </table:table-cell>
          <table:table-cell office:value-type="string" table:style-name="ce1">
            <text:p>952 Acacia Ave.</text:p>
          </table:table-cell>
          <table:table-cell office:value-type="string" table:style-name="ce1">
            <text:p>(984) 388-6360</text:p>
          </table:table-cell>
          <table:table-cell office:value-type="string" table:style-name="ce1">
            <text:p>dburrows@gmail.com</text:p>
          </table:table-cell>
          <table:table-cell office:value-type="date" office:date-value="2018-09-28T02:40:18" table:style-name="ce5">
            <text:p>28/9/2018 2:40</text:p>
          </table:table-cell>
          <table:table-cell office:value-type="string" table:style-name="ce6">
            <text:p>D</text:p>
          </table:table-cell>
          <table:table-cell office:value-type="float" office:value="31260" table:formula="of:=RANDBETWEEN(0;99999)" table:style-name="ce1">
            <text:p>312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0</text:p>
          </table:table-cell>
          <table:table-cell office:value-type="string" table:style-name="ce1">
            <text:p>Primitivo Melero Daza</text:p>
          </table:table-cell>
          <table:table-cell office:value-type="date" office:date-value="1975-12-14T00:00:00" table:style-name="ce4">
            <text:p>14/12/1975</text:p>
          </table:table-cell>
          <table:table-cell office:value-type="string" table:style-name="ce1">
            <text:p>Pompano Beach, FL 33068</text:p>
          </table:table-cell>
          <table:table-cell office:value-type="string" table:style-name="ce1">
            <text:p>9973 Armstrong St.</text:p>
          </table:table-cell>
          <table:table-cell office:value-type="string" table:style-name="ce1">
            <text:p>(994) 832-9514</text:p>
          </table:table-cell>
          <table:table-cell office:value-type="string" table:style-name="ce1">
            <text:p>budinger@gmail.com</text:p>
          </table:table-cell>
          <table:table-cell office:value-type="date" office:date-value="2007-06-17T20:40:32" table:style-name="ce5">
            <text:p>17/6/2007 20:40</text:p>
          </table:table-cell>
          <table:table-cell office:value-type="string" table:style-name="ce6">
            <text:p>B</text:p>
          </table:table-cell>
          <table:table-cell office:value-type="float" office:value="36894" table:formula="of:=RANDBETWEEN(0;99999)" table:style-name="ce1">
            <text:p>368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1</text:p>
          </table:table-cell>
          <table:table-cell office:value-type="string" table:style-name="ce1">
            <text:p>Benigno Sanz Gomis</text:p>
          </table:table-cell>
          <table:table-cell office:value-type="date" office:date-value="1998-05-20T00:00:00" table:style-name="ce4">
            <text:p>20/5/1998</text:p>
          </table:table-cell>
          <table:table-cell office:value-type="string" table:style-name="ce1">
            <text:p>Orlando, FL 32808</text:p>
          </table:table-cell>
          <table:table-cell office:value-type="string" table:style-name="ce1">
            <text:p>8241 Devon Dr.</text:p>
          </table:table-cell>
          <table:table-cell office:value-type="string" table:style-name="ce1">
            <text:p>(470) 309-6205</text:p>
          </table:table-cell>
          <table:table-cell office:value-type="string" table:style-name="ce1">
            <text:p>mnemonic@comcast.net</text:p>
          </table:table-cell>
          <table:table-cell office:value-type="date" office:date-value="2012-08-31T11:06:09" table:style-name="ce5">
            <text:p>31/8/2012 11:06</text:p>
          </table:table-cell>
          <table:table-cell office:value-type="string" table:style-name="ce6">
            <text:p>D</text:p>
          </table:table-cell>
          <table:table-cell office:value-type="float" office:value="68608" table:formula="of:=RANDBETWEEN(0;99999)" table:style-name="ce1">
            <text:p>686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2</text:p>
          </table:table-cell>
          <table:table-cell office:value-type="string" table:style-name="ce1">
            <text:p>Reyna Rivas Porcel</text:p>
          </table:table-cell>
          <table:table-cell office:value-type="date" office:date-value="1974-01-28T00:00:00" table:style-name="ce4">
            <text:p>28/1/1974</text:p>
          </table:table-cell>
          <table:table-cell office:value-type="string" table:style-name="ce1">
            <text:p>Oviedo, FL 32765</text:p>
          </table:table-cell>
          <table:table-cell office:value-type="string" table:style-name="ce1">
            <text:p>419 Sheffield St.</text:p>
          </table:table-cell>
          <table:table-cell office:value-type="string" table:style-name="ce1">
            <text:p>(510) 332-3248</text:p>
          </table:table-cell>
          <table:table-cell office:value-type="string" table:style-name="ce1">
            <text:p>techie@yahoo.ca</text:p>
          </table:table-cell>
          <table:table-cell office:value-type="date" office:date-value="2013-09-15T22:43:57" table:style-name="ce5">
            <text:p>15/9/2013 22:43</text:p>
          </table:table-cell>
          <table:table-cell office:value-type="string" table:style-name="ce6">
            <text:p>A</text:p>
          </table:table-cell>
          <table:table-cell office:value-type="float" office:value="81019" table:formula="of:=RANDBETWEEN(0;99999)" table:style-name="ce1">
            <text:p>810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3</text:p>
          </table:table-cell>
          <table:table-cell office:value-type="string" table:style-name="ce1">
            <text:p>Olivia Goñi</text:p>
          </table:table-cell>
          <table:table-cell office:value-type="date" office:date-value="1990-12-22T00:00:00" table:style-name="ce4">
            <text:p>22/12/1990</text:p>
          </table:table-cell>
          <table:table-cell office:value-type="string" table:style-name="ce1">
            <text:p>Orlando, FL 32811</text:p>
          </table:table-cell>
          <table:table-cell office:value-type="string" table:style-name="ce1">
            <text:p>8142 Amherst Circle</text:p>
          </table:table-cell>
          <table:table-cell office:value-type="string" table:style-name="ce1">
            <text:p>(608) 742-9416</text:p>
          </table:table-cell>
          <table:table-cell office:value-type="string" table:style-name="ce1">
            <text:p>timlinux@att.net</text:p>
          </table:table-cell>
          <table:table-cell office:value-type="date" office:date-value="2019-10-16T20:21:02" table:style-name="ce5">
            <text:p>16/10/2019 20:21</text:p>
          </table:table-cell>
          <table:table-cell office:value-type="string" table:style-name="ce6">
            <text:p>C</text:p>
          </table:table-cell>
          <table:table-cell office:value-type="float" office:value="35883" table:formula="of:=RANDBETWEEN(0;99999)" table:style-name="ce1">
            <text:p>358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4</text:p>
          </table:table-cell>
          <table:table-cell office:value-type="string" table:style-name="ce1">
            <text:p>Isaac Morcillo-Calvo</text:p>
          </table:table-cell>
          <table:table-cell office:value-type="date" office:date-value="1980-02-26T00:00:00" table:style-name="ce4">
            <text:p>26/2/1980</text:p>
          </table:table-cell>
          <table:table-cell office:value-type="string" table:style-name="ce1">
            <text:p>Cape Coral, FL 33904</text:p>
          </table:table-cell>
          <table:table-cell office:value-type="string" table:style-name="ce1">
            <text:p>345 South Trenton Dr.</text:p>
          </table:table-cell>
          <table:table-cell office:value-type="string" table:style-name="ce1">
            <text:p>(382) 786-4916</text:p>
          </table:table-cell>
          <table:table-cell office:value-type="string" table:style-name="ce1">
            <text:p>dgriffith@gmail.com</text:p>
          </table:table-cell>
          <table:table-cell office:value-type="date" office:date-value="2019-11-14T14:49:18" table:style-name="ce5">
            <text:p>14/11/2019 14:49</text:p>
          </table:table-cell>
          <table:table-cell office:value-type="string" table:style-name="ce6">
            <text:p>E</text:p>
          </table:table-cell>
          <table:table-cell office:value-type="float" office:value="74655" table:formula="of:=RANDBETWEEN(0;99999)" table:style-name="ce1">
            <text:p>746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5</text:p>
          </table:table-cell>
          <table:table-cell office:value-type="string" table:style-name="ce1">
            <text:p>Asdrubal Franco Montaña</text:p>
          </table:table-cell>
          <table:table-cell office:value-type="date" office:date-value="1982-08-29T00:00:00" table:style-name="ce4">
            <text:p>29/8/1982</text:p>
          </table:table-cell>
          <table:table-cell office:value-type="string" table:style-name="ce1">
            <text:p>Middleburg, FL 32068</text:p>
          </table:table-cell>
          <table:table-cell office:value-type="string" table:style-name="ce1">
            <text:p>80 Harvey Drive</text:p>
          </table:table-cell>
          <table:table-cell office:value-type="string" table:style-name="ce1">
            <text:p>(688) 304-8571</text:p>
          </table:table-cell>
          <table:table-cell office:value-type="string" table:style-name="ce1">
            <text:p>credmond@me.com</text:p>
          </table:table-cell>
          <table:table-cell office:value-type="date" office:date-value="2015-08-31T20:00:40" table:style-name="ce5">
            <text:p>31/8/2015 20:00</text:p>
          </table:table-cell>
          <table:table-cell office:value-type="string" table:style-name="ce6">
            <text:p>C</text:p>
          </table:table-cell>
          <table:table-cell office:value-type="float" office:value="8598" table:formula="of:=RANDBETWEEN(0;99999)" table:style-name="ce1">
            <text:p>85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6</text:p>
          </table:table-cell>
          <table:table-cell office:value-type="string" table:style-name="ce1">
            <text:p>Alexandra Ámbar Armengol Campos</text:p>
          </table:table-cell>
          <table:table-cell office:value-type="date" office:date-value="1988-03-22T00:00:00" table:style-name="ce4">
            <text:p>22/3/1988</text:p>
          </table:table-cell>
          <table:table-cell office:value-type="string" table:style-name="ce1">
            <text:p>Jacksonville, FL 32244</text:p>
          </table:table-cell>
          <table:table-cell office:value-type="string" table:style-name="ce1">
            <text:p>8827 Wilson Lane</text:p>
          </table:table-cell>
          <table:table-cell office:value-type="string" table:style-name="ce1">
            <text:p>(639) 405-1427</text:p>
          </table:table-cell>
          <table:table-cell office:value-type="string" table:style-name="ce1">
            <text:p>vsprintf@live.com</text:p>
          </table:table-cell>
          <table:table-cell office:value-type="date" office:date-value="2016-05-23T09:21:22" table:style-name="ce5">
            <text:p>23/5/2016 9:21</text:p>
          </table:table-cell>
          <table:table-cell office:value-type="string" table:style-name="ce6">
            <text:p>D</text:p>
          </table:table-cell>
          <table:table-cell office:value-type="float" office:value="86676" table:formula="of:=RANDBETWEEN(0;99999)" table:style-name="ce1">
            <text:p>866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7</text:p>
          </table:table-cell>
          <table:table-cell office:value-type="string" table:style-name="ce1">
            <text:p>Calisto Menéndez</text:p>
          </table:table-cell>
          <table:table-cell office:value-type="date" office:date-value="1975-09-30T00:00:00" table:style-name="ce4">
            <text:p>30/9/1975</text:p>
          </table:table-cell>
          <table:table-cell office:value-type="string" table:style-name="ce1">
            <text:p>Ormond Beach, FL 32174</text:p>
          </table:table-cell>
          <table:table-cell office:value-type="string" table:style-name="ce1">
            <text:p>7266 Trout Drive</text:p>
          </table:table-cell>
          <table:table-cell office:value-type="string" table:style-name="ce1">
            <text:p>(648) 441-1338</text:p>
          </table:table-cell>
          <table:table-cell office:value-type="string" table:style-name="ce1">
            <text:p>tubajon@yahoo.ca</text:p>
          </table:table-cell>
          <table:table-cell office:value-type="date" office:date-value="2009-10-17T17:44:07" table:style-name="ce5">
            <text:p>17/10/2009 17:44</text:p>
          </table:table-cell>
          <table:table-cell office:value-type="string" table:style-name="ce6">
            <text:p>E</text:p>
          </table:table-cell>
          <table:table-cell office:value-type="float" office:value="80631" table:formula="of:=RANDBETWEEN(0;99999)" table:style-name="ce1">
            <text:p>806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8</text:p>
          </table:table-cell>
          <table:table-cell office:value-type="string" table:style-name="ce1">
            <text:p>Graciana Cintia Iñiguez Heras</text:p>
          </table:table-cell>
          <table:table-cell office:value-type="date" office:date-value="1992-06-24T00:00:00" table:style-name="ce4">
            <text:p>24/6/1992</text:p>
          </table:table-cell>
          <table:table-cell office:value-type="string" table:style-name="ce1">
            <text:p>Hialeah, FL 33010</text:p>
          </table:table-cell>
          <table:table-cell office:value-type="string" table:style-name="ce1">
            <text:p>8028 S. Purple Finch Drive</text:p>
          </table:table-cell>
          <table:table-cell office:value-type="string" table:style-name="ce1">
            <text:p>(558) 935-7698</text:p>
          </table:table-cell>
          <table:table-cell office:value-type="string" table:style-name="ce1">
            <text:p>overbom@aol.com</text:p>
          </table:table-cell>
          <table:table-cell office:value-type="date" office:date-value="2018-08-19T18:43:19" table:style-name="ce5">
            <text:p>19/8/2018 18:43</text:p>
          </table:table-cell>
          <table:table-cell office:value-type="string" table:style-name="ce6">
            <text:p>D</text:p>
          </table:table-cell>
          <table:table-cell office:value-type="float" office:value="88546" table:formula="of:=RANDBETWEEN(0;99999)" table:style-name="ce1">
            <text:p>885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9</text:p>
          </table:table-cell>
          <table:table-cell office:value-type="string" table:style-name="ce1">
            <text:p>Mayte Duarte Alfonso</text:p>
          </table:table-cell>
          <table:table-cell office:value-type="date" office:date-value="1971-10-02T00:00:00" table:style-name="ce4">
            <text:p>2/10/1971</text:p>
          </table:table-cell>
          <table:table-cell office:value-type="string" table:style-name="ce1">
            <text:p>Miami, FL 33157</text:p>
          </table:table-cell>
          <table:table-cell office:value-type="string" table:style-name="ce1">
            <text:p>88 South Brickyard Drive</text:p>
          </table:table-cell>
          <table:table-cell office:value-type="string" table:style-name="ce1">
            <text:p>(398) 257-6801</text:p>
          </table:table-cell>
          <table:table-cell office:value-type="string" table:style-name="ce1">
            <text:p>iamcal@me.com</text:p>
          </table:table-cell>
          <table:table-cell office:value-type="date" office:date-value="2005-07-09T10:58:19" table:style-name="ce5">
            <text:p>9/7/2005 10:58</text:p>
          </table:table-cell>
          <table:table-cell office:value-type="string" table:style-name="ce6">
            <text:p>E</text:p>
          </table:table-cell>
          <table:table-cell office:value-type="float" office:value="57652" table:formula="of:=RANDBETWEEN(0;99999)" table:style-name="ce1">
            <text:p>576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0</text:p>
          </table:table-cell>
          <table:table-cell office:value-type="string" table:style-name="ce1">
            <text:p>María Teresa Llamas Mariño</text:p>
          </table:table-cell>
          <table:table-cell office:value-type="date" office:date-value="1983-04-23T00:00:00" table:style-name="ce4">
            <text:p>23/4/1983</text:p>
          </table:table-cell>
          <table:table-cell office:value-type="string" table:style-name="ce1">
            <text:p>Altamonte Springs, FL 32714</text:p>
          </table:table-cell>
          <table:table-cell office:value-type="string" table:style-name="ce1">
            <text:p>7434 Second Dr.</text:p>
          </table:table-cell>
          <table:table-cell office:value-type="string" table:style-name="ce1">
            <text:p>(226) 474-1021</text:p>
          </table:table-cell>
          <table:table-cell office:value-type="string" table:style-name="ce1">
            <text:p>gboss@icloud.com</text:p>
          </table:table-cell>
          <table:table-cell office:value-type="date" office:date-value="2012-03-16T14:04:44" table:style-name="ce5">
            <text:p>16/3/2012 14:04</text:p>
          </table:table-cell>
          <table:table-cell office:value-type="string" table:style-name="ce6">
            <text:p>C</text:p>
          </table:table-cell>
          <table:table-cell office:value-type="float" office:value="68598" table:formula="of:=RANDBETWEEN(0;99999)" table:style-name="ce1">
            <text:p>685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1</text:p>
          </table:table-cell>
          <table:table-cell office:value-type="string" table:style-name="ce1">
            <text:p>Federico Pizarro Coello</text:p>
          </table:table-cell>
          <table:table-cell office:value-type="date" office:date-value="1983-01-05T00:00:00" table:style-name="ce4">
            <text:p>5/1/1983</text:p>
          </table:table-cell>
          <table:table-cell office:value-type="string" table:style-name="ce1">
            <text:p>Orlando, FL 32825</text:p>
          </table:table-cell>
          <table:table-cell office:value-type="string" table:style-name="ce1">
            <text:p>8280 S. Pineknoll St.</text:p>
          </table:table-cell>
          <table:table-cell office:value-type="string" table:style-name="ce1">
            <text:p>(696) 224-8334</text:p>
          </table:table-cell>
          <table:table-cell office:value-type="string" table:style-name="ce1">
            <text:p>adamk@icloud.com</text:p>
          </table:table-cell>
          <table:table-cell office:value-type="date" office:date-value="2006-01-25T12:18:57" table:style-name="ce5">
            <text:p>25/1/2006 12:18</text:p>
          </table:table-cell>
          <table:table-cell office:value-type="string" table:style-name="ce6">
            <text:p>C</text:p>
          </table:table-cell>
          <table:table-cell office:value-type="float" office:value="54483" table:formula="of:=RANDBETWEEN(0;99999)" table:style-name="ce1">
            <text:p>544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2</text:p>
          </table:table-cell>
          <table:table-cell office:value-type="string" table:style-name="ce1">
            <text:p>Pacífica Córdoba</text:p>
          </table:table-cell>
          <table:table-cell office:value-type="date" office:date-value="1995-07-28T00:00:00" table:style-name="ce4">
            <text:p>28/7/1995</text:p>
          </table:table-cell>
          <table:table-cell office:value-type="string" table:style-name="ce1">
            <text:p>Fort Lauderdale, FL 33317</text:p>
          </table:table-cell>
          <table:table-cell office:value-type="string" table:style-name="ce1">
            <text:p>8335 Hillcrest Drive</text:p>
          </table:table-cell>
          <table:table-cell office:value-type="string" table:style-name="ce1">
            <text:p>(861) 766-3153</text:p>
          </table:table-cell>
          <table:table-cell office:value-type="string" table:style-name="ce1">
            <text:p>formis@yahoo.com</text:p>
          </table:table-cell>
          <table:table-cell office:value-type="date" office:date-value="2018-01-06T10:00:28" table:style-name="ce5">
            <text:p>6/1/2018 10:00</text:p>
          </table:table-cell>
          <table:table-cell office:value-type="string" table:style-name="ce6">
            <text:p>D</text:p>
          </table:table-cell>
          <table:table-cell office:value-type="float" office:value="73675" table:formula="of:=RANDBETWEEN(0;99999)" table:style-name="ce1">
            <text:p>736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3</text:p>
          </table:table-cell>
          <table:table-cell office:value-type="string" table:style-name="ce1">
            <text:p>Rosa Jiménez-Galvez</text:p>
          </table:table-cell>
          <table:table-cell office:value-type="date" office:date-value="1971-07-01T00:00:00" table:style-name="ce4">
            <text:p>1/7/1971</text:p>
          </table:table-cell>
          <table:table-cell office:value-type="string" table:style-name="ce1">
            <text:p>Tampa, FL 33610</text:p>
          </table:table-cell>
          <table:table-cell office:value-type="string" table:style-name="ce1">
            <text:p>8 Deerfield St.</text:p>
          </table:table-cell>
          <table:table-cell office:value-type="string" table:style-name="ce1">
            <text:p>(283) 579-9362</text:p>
          </table:table-cell>
          <table:table-cell office:value-type="string" table:style-name="ce1">
            <text:p>ngedmond@msn.com</text:p>
          </table:table-cell>
          <table:table-cell office:value-type="date" office:date-value="2021-04-22T22:26:00" table:style-name="ce5">
            <text:p>22/4/2021 22:26</text:p>
          </table:table-cell>
          <table:table-cell office:value-type="string" table:style-name="ce6">
            <text:p>E</text:p>
          </table:table-cell>
          <table:table-cell office:value-type="float" office:value="1494" table:formula="of:=RANDBETWEEN(0;99999)" table:style-name="ce1">
            <text:p>14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4</text:p>
          </table:table-cell>
          <table:table-cell office:value-type="string" table:style-name="ce1">
            <text:p>Martirio Bonet</text:p>
          </table:table-cell>
          <table:table-cell office:value-type="date" office:date-value="1972-11-12T00:00:00" table:style-name="ce4">
            <text:p>12/11/1972</text:p>
          </table:table-cell>
          <table:table-cell office:value-type="string" table:style-name="ce1">
            <text:p>Miami, FL 33155</text:p>
          </table:table-cell>
          <table:table-cell office:value-type="string" table:style-name="ce1">
            <text:p>8834 Jefferson St.</text:p>
          </table:table-cell>
          <table:table-cell office:value-type="string" table:style-name="ce1">
            <text:p>(970) 553-9470</text:p>
          </table:table-cell>
          <table:table-cell office:value-type="string" table:style-name="ce1">
            <text:p>amaranth@icloud.com</text:p>
          </table:table-cell>
          <table:table-cell office:value-type="date" office:date-value="2016-04-16T20:30:26" table:style-name="ce5">
            <text:p>16/4/2016 20:30</text:p>
          </table:table-cell>
          <table:table-cell office:value-type="string" table:style-name="ce6">
            <text:p>C</text:p>
          </table:table-cell>
          <table:table-cell office:value-type="float" office:value="57766" table:formula="of:=RANDBETWEEN(0;99999)" table:style-name="ce1">
            <text:p>577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5</text:p>
          </table:table-cell>
          <table:table-cell office:value-type="string" table:style-name="ce1">
            <text:p>Ruy Roldan Lara</text:p>
          </table:table-cell>
          <table:table-cell office:value-type="date" office:date-value="1992-09-28T00:00:00" table:style-name="ce4">
            <text:p>28/9/1992</text:p>
          </table:table-cell>
          <table:table-cell office:value-type="string" table:style-name="ce1">
            <text:p>Deltona, FL 32725</text:p>
          </table:table-cell>
          <table:table-cell office:value-type="string" table:style-name="ce1">
            <text:p>9951 Strawberry Ave.</text:p>
          </table:table-cell>
          <table:table-cell office:value-type="string" table:style-name="ce1">
            <text:p>(251) 956-4735</text:p>
          </table:table-cell>
          <table:table-cell office:value-type="string" table:style-name="ce1">
            <text:p>chaki@verizon.net</text:p>
          </table:table-cell>
          <table:table-cell office:value-type="date" office:date-value="2006-10-16T18:04:46" table:style-name="ce5">
            <text:p>16/10/2006 18:04</text:p>
          </table:table-cell>
          <table:table-cell office:value-type="string" table:style-name="ce6">
            <text:p>E</text:p>
          </table:table-cell>
          <table:table-cell office:value-type="float" office:value="98031" table:formula="of:=RANDBETWEEN(0;99999)" table:style-name="ce1">
            <text:p>980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6</text:p>
          </table:table-cell>
          <table:table-cell office:value-type="string" table:style-name="ce1">
            <text:p>Felisa Múgica Gomez</text:p>
          </table:table-cell>
          <table:table-cell office:value-type="date" office:date-value="1974-09-02T00:00:00" table:style-name="ce4">
            <text:p>2/9/1974</text:p>
          </table:table-cell>
          <table:table-cell office:value-type="string" table:style-name="ce1">
            <text:p>Palm Bay, FL 32907</text:p>
          </table:table-cell>
          <table:table-cell office:value-type="string" table:style-name="ce1">
            <text:p>778 South Street</text:p>
          </table:table-cell>
          <table:table-cell office:value-type="string" table:style-name="ce1">
            <text:p>(461) 415-6750</text:p>
          </table:table-cell>
          <table:table-cell office:value-type="string" table:style-name="ce1">
            <text:p>barlow@mac.com</text:p>
          </table:table-cell>
          <table:table-cell office:value-type="date" office:date-value="2012-05-23T04:35:35" table:style-name="ce5">
            <text:p>23/5/2012 4:35</text:p>
          </table:table-cell>
          <table:table-cell office:value-type="string" table:style-name="ce6">
            <text:p>C</text:p>
          </table:table-cell>
          <table:table-cell office:value-type="float" office:value="16242" table:formula="of:=RANDBETWEEN(0;99999)" table:style-name="ce1">
            <text:p>162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7</text:p>
          </table:table-cell>
          <table:table-cell office:value-type="string" table:style-name="ce1">
            <text:p>Anselma Valentín Malo</text:p>
          </table:table-cell>
          <table:table-cell office:value-type="date" office:date-value="1986-08-04T00:00:00" table:style-name="ce4">
            <text:p>4/8/1986</text:p>
          </table:table-cell>
          <table:table-cell office:value-type="string" table:style-name="ce1">
            <text:p>Tampa, FL 33604</text:p>
          </table:table-cell>
          <table:table-cell office:value-type="string" table:style-name="ce1">
            <text:p>52 Van Dyke Road</text:p>
          </table:table-cell>
          <table:table-cell office:value-type="string" table:style-name="ce1">
            <text:p>(942) 377-8831</text:p>
          </table:table-cell>
          <table:table-cell office:value-type="string" table:style-name="ce1">
            <text:p>barjam@mac.com</text:p>
          </table:table-cell>
          <table:table-cell office:value-type="date" office:date-value="2014-11-18T11:32:01" table:style-name="ce5">
            <text:p>18/11/2014 11:32</text:p>
          </table:table-cell>
          <table:table-cell office:value-type="string" table:style-name="ce6">
            <text:p>B</text:p>
          </table:table-cell>
          <table:table-cell office:value-type="float" office:value="86947" table:formula="of:=RANDBETWEEN(0;99999)" table:style-name="ce1">
            <text:p>869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8</text:p>
          </table:table-cell>
          <table:table-cell office:value-type="string" table:style-name="ce1">
            <text:p>Lino de Busquets</text:p>
          </table:table-cell>
          <table:table-cell office:value-type="date" office:date-value="1973-07-09T00:00:00" table:style-name="ce4">
            <text:p>9/7/1973</text:p>
          </table:table-cell>
          <table:table-cell office:value-type="string" table:style-name="ce1">
            <text:p>Jacksonville, FL 32224</text:p>
          </table:table-cell>
          <table:table-cell office:value-type="string" table:style-name="ce1">
            <text:p>139 Mountainview St.</text:p>
          </table:table-cell>
          <table:table-cell office:value-type="string" table:style-name="ce1">
            <text:p>(209) 879-7336</text:p>
          </table:table-cell>
          <table:table-cell office:value-type="string" table:style-name="ce1">
            <text:p>parents@outlook.com</text:p>
          </table:table-cell>
          <table:table-cell office:value-type="date" office:date-value="2014-08-13T22:14:33" table:style-name="ce5">
            <text:p>13/8/2014 22:14</text:p>
          </table:table-cell>
          <table:table-cell office:value-type="string" table:style-name="ce6">
            <text:p>D</text:p>
          </table:table-cell>
          <table:table-cell office:value-type="float" office:value="95254" table:formula="of:=RANDBETWEEN(0;99999)" table:style-name="ce1">
            <text:p>952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9</text:p>
          </table:table-cell>
          <table:table-cell office:value-type="string" table:style-name="ce1">
            <text:p>Sandra Leiva Aguiló</text:p>
          </table:table-cell>
          <table:table-cell office:value-type="date" office:date-value="1990-09-18T00:00:00" table:style-name="ce4">
            <text:p>18/9/1990</text:p>
          </table:table-cell>
          <table:table-cell office:value-type="string" table:style-name="ce1">
            <text:p>Saint Petersburg, FL 33713</text:p>
          </table:table-cell>
          <table:table-cell office:value-type="string" table:style-name="ce1">
            <text:p>422 Cedar St.</text:p>
          </table:table-cell>
          <table:table-cell office:value-type="string" table:style-name="ce1">
            <text:p>(786) 225-1408</text:p>
          </table:table-cell>
          <table:table-cell office:value-type="string" table:style-name="ce1">
            <text:p>dodong@comcast.net</text:p>
          </table:table-cell>
          <table:table-cell office:value-type="date" office:date-value="2018-01-04T12:06:57" table:style-name="ce5">
            <text:p>4/1/2018 12:06</text:p>
          </table:table-cell>
          <table:table-cell office:value-type="string" table:style-name="ce6">
            <text:p>A</text:p>
          </table:table-cell>
          <table:table-cell office:value-type="float" office:value="25620" table:formula="of:=RANDBETWEEN(0;99999)" table:style-name="ce1">
            <text:p>256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0</text:p>
          </table:table-cell>
          <table:table-cell office:value-type="string" table:style-name="ce1">
            <text:p>Federico Gutiérrez Tamarit</text:p>
          </table:table-cell>
          <table:table-cell office:value-type="date" office:date-value="1998-12-28T00:00:00" table:style-name="ce4">
            <text:p>28/12/1998</text:p>
          </table:table-cell>
          <table:table-cell office:value-type="string" table:style-name="ce1">
            <text:p>Fort Lauderdale, FL 33313</text:p>
          </table:table-cell>
          <table:table-cell office:value-type="string" table:style-name="ce1">
            <text:p>472 West Summit Drive</text:p>
          </table:table-cell>
          <table:table-cell office:value-type="string" table:style-name="ce1">
            <text:p>(706) 852-2679</text:p>
          </table:table-cell>
          <table:table-cell office:value-type="string" table:style-name="ce1">
            <text:p>chrisj@gmail.com</text:p>
          </table:table-cell>
          <table:table-cell office:value-type="date" office:date-value="2011-05-14T14:41:13" table:style-name="ce5">
            <text:p>14/5/2011 14:41</text:p>
          </table:table-cell>
          <table:table-cell office:value-type="string" table:style-name="ce6">
            <text:p>C</text:p>
          </table:table-cell>
          <table:table-cell office:value-type="float" office:value="22819" table:formula="of:=RANDBETWEEN(0;99999)" table:style-name="ce1">
            <text:p>228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1</text:p>
          </table:table-cell>
          <table:table-cell office:value-type="string" table:style-name="ce1">
            <text:p>Aristides Exposito Sánchez</text:p>
          </table:table-cell>
          <table:table-cell office:value-type="date" office:date-value="1995-11-13T00:00:00" table:style-name="ce4">
            <text:p>13/11/1995</text:p>
          </table:table-cell>
          <table:table-cell office:value-type="string" table:style-name="ce1">
            <text:p>Venice, FL 34293</text:p>
          </table:table-cell>
          <table:table-cell office:value-type="string" table:style-name="ce1">
            <text:p>99 S. Pumpkin Hill Ave.</text:p>
          </table:table-cell>
          <table:table-cell office:value-type="string" table:style-name="ce1">
            <text:p>(332) 433-7473</text:p>
          </table:table-cell>
          <table:table-cell office:value-type="string" table:style-name="ce1">
            <text:p>overbom@aol.com</text:p>
          </table:table-cell>
          <table:table-cell office:value-type="date" office:date-value="2005-06-22T16:01:09" table:style-name="ce5">
            <text:p>22/6/2005 16:01</text:p>
          </table:table-cell>
          <table:table-cell office:value-type="string" table:style-name="ce6">
            <text:p>E</text:p>
          </table:table-cell>
          <table:table-cell office:value-type="float" office:value="33971" table:formula="of:=RANDBETWEEN(0;99999)" table:style-name="ce1">
            <text:p>339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2</text:p>
          </table:table-cell>
          <table:table-cell office:value-type="string" table:style-name="ce1">
            <text:p>Claudia Ibañez Peñas</text:p>
          </table:table-cell>
          <table:table-cell office:value-type="date" office:date-value="1981-01-02T00:00:00" table:style-name="ce4">
            <text:p>2/1/1981</text:p>
          </table:table-cell>
          <table:table-cell office:value-type="string" table:style-name="ce1">
            <text:p>Orlando, FL 32835</text:p>
          </table:table-cell>
          <table:table-cell office:value-type="string" table:style-name="ce1">
            <text:p>7845 Howard St.</text:p>
          </table:table-cell>
          <table:table-cell office:value-type="string" table:style-name="ce1">
            <text:p>(788) 716-6288</text:p>
          </table:table-cell>
          <table:table-cell office:value-type="string" table:style-name="ce1">
            <text:p>eminence@optonline.net</text:p>
          </table:table-cell>
          <table:table-cell office:value-type="date" office:date-value="2011-01-24T10:48:56" table:style-name="ce5">
            <text:p>24/1/2011 10:48</text:p>
          </table:table-cell>
          <table:table-cell office:value-type="string" table:style-name="ce6">
            <text:p>C</text:p>
          </table:table-cell>
          <table:table-cell office:value-type="float" office:value="5331" table:formula="of:=RANDBETWEEN(0;99999)" table:style-name="ce1">
            <text:p>53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3</text:p>
          </table:table-cell>
          <table:table-cell office:value-type="string" table:style-name="ce1">
            <text:p>Roque Bejarano</text:p>
          </table:table-cell>
          <table:table-cell office:value-type="date" office:date-value="1979-07-06T00:00:00" table:style-name="ce4">
            <text:p>6/7/1979</text:p>
          </table:table-cell>
          <table:table-cell office:value-type="string" table:style-name="ce1">
            <text:p>Jacksonville, FL 32246</text:p>
          </table:table-cell>
          <table:table-cell office:value-type="string" table:style-name="ce1">
            <text:p>8974 High Point St.</text:p>
          </table:table-cell>
          <table:table-cell office:value-type="string" table:style-name="ce1">
            <text:p>(969) 824-6307</text:p>
          </table:table-cell>
          <table:table-cell office:value-type="string" table:style-name="ce1">
            <text:p>jonathan@att.net</text:p>
          </table:table-cell>
          <table:table-cell office:value-type="date" office:date-value="2007-11-29T18:10:56" table:style-name="ce5">
            <text:p>29/11/2007 18:10</text:p>
          </table:table-cell>
          <table:table-cell office:value-type="string" table:style-name="ce6">
            <text:p>C</text:p>
          </table:table-cell>
          <table:table-cell office:value-type="float" office:value="58499" table:formula="of:=RANDBETWEEN(0;99999)" table:style-name="ce1">
            <text:p>584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4</text:p>
          </table:table-cell>
          <table:table-cell office:value-type="string" table:style-name="ce1">
            <text:p>Sergio Font Mínguez</text:p>
          </table:table-cell>
          <table:table-cell office:value-type="date" office:date-value="1991-04-29T00:00:00" table:style-name="ce4">
            <text:p>29/4/1991</text:p>
          </table:table-cell>
          <table:table-cell office:value-type="string" table:style-name="ce1">
            <text:p>Hollywood, FL 33023</text:p>
          </table:table-cell>
          <table:table-cell office:value-type="string" table:style-name="ce1">
            <text:p>419 High St.</text:p>
          </table:table-cell>
          <table:table-cell office:value-type="string" table:style-name="ce1">
            <text:p>(578) 987-8609</text:p>
          </table:table-cell>
          <table:table-cell office:value-type="string" table:style-name="ce1">
            <text:p>teverett@yahoo.ca</text:p>
          </table:table-cell>
          <table:table-cell office:value-type="date" office:date-value="2005-06-09T10:30:13" table:style-name="ce5">
            <text:p>9/6/2005 10:30</text:p>
          </table:table-cell>
          <table:table-cell office:value-type="string" table:style-name="ce6">
            <text:p>E</text:p>
          </table:table-cell>
          <table:table-cell office:value-type="float" office:value="99134" table:formula="of:=RANDBETWEEN(0;99999)" table:style-name="ce1">
            <text:p>991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5</text:p>
          </table:table-cell>
          <table:table-cell office:value-type="string" table:style-name="ce1">
            <text:p>Luisina Chus Acosta Losa</text:p>
          </table:table-cell>
          <table:table-cell office:value-type="date" office:date-value="1971-11-05T00:00:00" table:style-name="ce4">
            <text:p>5/11/1971</text:p>
          </table:table-cell>
          <table:table-cell office:value-type="string" table:style-name="ce1">
            <text:p>Jacksonville, FL 32211</text:p>
          </table:table-cell>
          <table:table-cell office:value-type="string" table:style-name="ce1">
            <text:p>8847 Oakwood St.</text:p>
          </table:table-cell>
          <table:table-cell office:value-type="string" table:style-name="ce1">
            <text:p>(864) 796-2642</text:p>
          </table:table-cell>
          <table:table-cell office:value-type="string" table:style-name="ce1">
            <text:p>library@me.com</text:p>
          </table:table-cell>
          <table:table-cell office:value-type="date" office:date-value="2019-09-19T12:19:53" table:style-name="ce5">
            <text:p>19/9/2019 12:19</text:p>
          </table:table-cell>
          <table:table-cell office:value-type="string" table:style-name="ce6">
            <text:p>C</text:p>
          </table:table-cell>
          <table:table-cell office:value-type="float" office:value="81131" table:formula="of:=RANDBETWEEN(0;99999)" table:style-name="ce1">
            <text:p>811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6</text:p>
          </table:table-cell>
          <table:table-cell office:value-type="string" table:style-name="ce1">
            <text:p>Eusebia Torre Dalmau</text:p>
          </table:table-cell>
          <table:table-cell office:value-type="date" office:date-value="1977-09-02T00:00:00" table:style-name="ce4">
            <text:p>2/9/1977</text:p>
          </table:table-cell>
          <table:table-cell office:value-type="string" table:style-name="ce1">
            <text:p>Opa Locka, FL 33056</text:p>
          </table:table-cell>
          <table:table-cell office:value-type="string" table:style-name="ce1">
            <text:p>709 Foxrun Ave.</text:p>
          </table:table-cell>
          <table:table-cell office:value-type="string" table:style-name="ce1">
            <text:p>(360) 395-0174</text:p>
          </table:table-cell>
          <table:table-cell office:value-type="string" table:style-name="ce1">
            <text:p>chronos@msn.com</text:p>
          </table:table-cell>
          <table:table-cell office:value-type="date" office:date-value="2018-02-13T00:46:50" table:style-name="ce5">
            <text:p>13/2/2018 0:46</text:p>
          </table:table-cell>
          <table:table-cell office:value-type="string" table:style-name="ce6">
            <text:p>A</text:p>
          </table:table-cell>
          <table:table-cell office:value-type="float" office:value="89242" table:formula="of:=RANDBETWEEN(0;99999)" table:style-name="ce1">
            <text:p>892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7</text:p>
          </table:table-cell>
          <table:table-cell office:value-type="string" table:style-name="ce1">
            <text:p>Pedro Sancho-Garrido</text:p>
          </table:table-cell>
          <table:table-cell office:value-type="date" office:date-value="1980-05-01T00:00:00" table:style-name="ce4">
            <text:p>1/5/1980</text:p>
          </table:table-cell>
          <table:table-cell office:value-type="string" table:style-name="ce1">
            <text:p>Miami Beach, FL 33141</text:p>
          </table:table-cell>
          <table:table-cell office:value-type="string" table:style-name="ce1">
            <text:p>599 Glen Creek Drive</text:p>
          </table:table-cell>
          <table:table-cell office:value-type="string" table:style-name="ce1">
            <text:p>(473) 259-7625</text:p>
          </table:table-cell>
          <table:table-cell office:value-type="string" table:style-name="ce1">
            <text:p>dvdotnet@aol.com</text:p>
          </table:table-cell>
          <table:table-cell office:value-type="date" office:date-value="2018-12-07T11:15:03" table:style-name="ce5">
            <text:p>7/12/2018 11:15</text:p>
          </table:table-cell>
          <table:table-cell office:value-type="string" table:style-name="ce6">
            <text:p>E</text:p>
          </table:table-cell>
          <table:table-cell office:value-type="float" office:value="78142" table:formula="of:=RANDBETWEEN(0;99999)" table:style-name="ce1">
            <text:p>781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8</text:p>
          </table:table-cell>
          <table:table-cell office:value-type="string" table:style-name="ce1">
            <text:p>Blanca Lluch Gonzalo</text:p>
          </table:table-cell>
          <table:table-cell office:value-type="date" office:date-value="1998-12-14T00:00:00" table:style-name="ce4">
            <text:p>14/12/1998</text:p>
          </table:table-cell>
          <table:table-cell office:value-type="string" table:style-name="ce1">
            <text:p>Pompano Beach, FL 33065</text:p>
          </table:table-cell>
          <table:table-cell office:value-type="string" table:style-name="ce1">
            <text:p>214 Adams Street</text:p>
          </table:table-cell>
          <table:table-cell office:value-type="string" table:style-name="ce1">
            <text:p>(585) 896-7221</text:p>
          </table:table-cell>
          <table:table-cell office:value-type="string" table:style-name="ce1">
            <text:p>jguyer@yahoo.com</text:p>
          </table:table-cell>
          <table:table-cell office:value-type="date" office:date-value="2014-07-09T04:21:06" table:style-name="ce5">
            <text:p>9/7/2014 4:21</text:p>
          </table:table-cell>
          <table:table-cell office:value-type="string" table:style-name="ce6">
            <text:p>D</text:p>
          </table:table-cell>
          <table:table-cell office:value-type="float" office:value="14020" table:formula="of:=RANDBETWEEN(0;99999)" table:style-name="ce1">
            <text:p>140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9</text:p>
          </table:table-cell>
          <table:table-cell office:value-type="string" table:style-name="ce1">
            <text:p>Benito Aranda Olivera</text:p>
          </table:table-cell>
          <table:table-cell office:value-type="date" office:date-value="1982-04-09T00:00:00" table:style-name="ce4">
            <text:p>9/4/1982</text:p>
          </table:table-cell>
          <table:table-cell office:value-type="string" table:style-name="ce1">
            <text:p>Miami, FL 33125</text:p>
          </table:table-cell>
          <table:table-cell office:value-type="string" table:style-name="ce1">
            <text:p>1 Grove St.</text:p>
          </table:table-cell>
          <table:table-cell office:value-type="string" table:style-name="ce1">
            <text:p>(516) 505-2111</text:p>
          </table:table-cell>
          <table:table-cell office:value-type="string" table:style-name="ce1">
            <text:p>symbolic@live.com</text:p>
          </table:table-cell>
          <table:table-cell office:value-type="date" office:date-value="2015-01-02T08:01:15" table:style-name="ce5">
            <text:p>2/1/2015 8:01</text:p>
          </table:table-cell>
          <table:table-cell office:value-type="string" table:style-name="ce6">
            <text:p>A</text:p>
          </table:table-cell>
          <table:table-cell office:value-type="float" office:value="79502" table:formula="of:=RANDBETWEEN(0;99999)" table:style-name="ce1">
            <text:p>795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0</text:p>
          </table:table-cell>
          <table:table-cell office:value-type="string" table:style-name="ce1">
            <text:p>Juan Lerma Melero</text:p>
          </table:table-cell>
          <table:table-cell office:value-type="date" office:date-value="1983-11-26T00:00:00" table:style-name="ce4">
            <text:p>26/11/1983</text:p>
          </table:table-cell>
          <table:table-cell office:value-type="string" table:style-name="ce1">
            <text:p>Miami, FL 33172</text:p>
          </table:table-cell>
          <table:table-cell office:value-type="string" table:style-name="ce1">
            <text:p>104 Manor St.</text:p>
          </table:table-cell>
          <table:table-cell office:value-type="string" table:style-name="ce1">
            <text:p>(948) 883-9967</text:p>
          </table:table-cell>
          <table:table-cell office:value-type="string" table:style-name="ce1">
            <text:p>cyrus@outlook.com</text:p>
          </table:table-cell>
          <table:table-cell office:value-type="date" office:date-value="2011-10-06T11:57:40" table:style-name="ce5">
            <text:p>6/10/2011 11:57</text:p>
          </table:table-cell>
          <table:table-cell office:value-type="string" table:style-name="ce6">
            <text:p>B</text:p>
          </table:table-cell>
          <table:table-cell office:value-type="float" office:value="705" table:formula="of:=RANDBETWEEN(0;99999)" table:style-name="ce1">
            <text:p>7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1</text:p>
          </table:table-cell>
          <table:table-cell office:value-type="string" table:style-name="ce1">
            <text:p>Nayara Fuster Cuesta</text:p>
          </table:table-cell>
          <table:table-cell office:value-type="date" office:date-value="1980-03-18T00:00:00" table:style-name="ce4">
            <text:p>18/3/1980</text:p>
          </table:table-cell>
          <table:table-cell office:value-type="string" table:style-name="ce1">
            <text:p>Tallahassee, FL 32308</text:p>
          </table:table-cell>
          <table:table-cell office:value-type="string" table:style-name="ce1">
            <text:p>832 West Dunbar Court</text:p>
          </table:table-cell>
          <table:table-cell office:value-type="string" table:style-name="ce1">
            <text:p>(719) 644-3160</text:p>
          </table:table-cell>
          <table:table-cell office:value-type="string" table:style-name="ce1">
            <text:p>russotto@att.net</text:p>
          </table:table-cell>
          <table:table-cell office:value-type="date" office:date-value="2014-10-17T23:00:37" table:style-name="ce5">
            <text:p>17/10/2014 23:00</text:p>
          </table:table-cell>
          <table:table-cell office:value-type="string" table:style-name="ce6">
            <text:p>A</text:p>
          </table:table-cell>
          <table:table-cell office:value-type="float" office:value="35443" table:formula="of:=RANDBETWEEN(0;99999)" table:style-name="ce1">
            <text:p>354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2</text:p>
          </table:table-cell>
          <table:table-cell office:value-type="string" table:style-name="ce1">
            <text:p>Maricela Mendizábal-Tejera</text:p>
          </table:table-cell>
          <table:table-cell office:value-type="date" office:date-value="1998-07-25T00:00:00" table:style-name="ce4">
            <text:p>25/7/1998</text:p>
          </table:table-cell>
          <table:table-cell office:value-type="string" table:style-name="ce1">
            <text:p>Sarasota, FL 34232</text:p>
          </table:table-cell>
          <table:table-cell office:value-type="string" table:style-name="ce1">
            <text:p>7704 Vale Ave.</text:p>
          </table:table-cell>
          <table:table-cell office:value-type="string" table:style-name="ce1">
            <text:p>(600) 967-9596</text:p>
          </table:table-cell>
          <table:table-cell office:value-type="string" table:style-name="ce1">
            <text:p>fmtbebuck@outlook.com</text:p>
          </table:table-cell>
          <table:table-cell office:value-type="date" office:date-value="2009-03-29T01:21:40" table:style-name="ce5">
            <text:p>29/3/2009 1:21</text:p>
          </table:table-cell>
          <table:table-cell office:value-type="string" table:style-name="ce6">
            <text:p>D</text:p>
          </table:table-cell>
          <table:table-cell office:value-type="float" office:value="71624" table:formula="of:=RANDBETWEEN(0;99999)" table:style-name="ce1">
            <text:p>716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3</text:p>
          </table:table-cell>
          <table:table-cell office:value-type="string" table:style-name="ce1">
            <text:p>Silvio Ledesma Planas</text:p>
          </table:table-cell>
          <table:table-cell office:value-type="date" office:date-value="1988-04-21T00:00:00" table:style-name="ce4">
            <text:p>21/4/1988</text:p>
          </table:table-cell>
          <table:table-cell office:value-type="string" table:style-name="ce1">
            <text:p>Miami, FL 33126</text:p>
          </table:table-cell>
          <table:table-cell office:value-type="string" table:style-name="ce1">
            <text:p>9830 Shadow Brook Street</text:p>
          </table:table-cell>
          <table:table-cell office:value-type="string" table:style-name="ce1">
            <text:p>(997) 396-1254</text:p>
          </table:table-cell>
          <table:table-cell office:value-type="string" table:style-name="ce1">
            <text:p>ovprit@live.com</text:p>
          </table:table-cell>
          <table:table-cell office:value-type="date" office:date-value="2008-06-02T02:08:39" table:style-name="ce5">
            <text:p>2/6/2008 2:08</text:p>
          </table:table-cell>
          <table:table-cell office:value-type="string" table:style-name="ce6">
            <text:p>E</text:p>
          </table:table-cell>
          <table:table-cell office:value-type="float" office:value="38296" table:formula="of:=RANDBETWEEN(0;99999)" table:style-name="ce1">
            <text:p>382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4</text:p>
          </table:table-cell>
          <table:table-cell office:value-type="string" table:style-name="ce1">
            <text:p>Ovidio García Gabaldón</text:p>
          </table:table-cell>
          <table:table-cell office:value-type="date" office:date-value="1986-08-03T00:00:00" table:style-name="ce4">
            <text:p>3/8/1986</text:p>
          </table:table-cell>
          <table:table-cell office:value-type="string" table:style-name="ce1">
            <text:p>Arcadia, FL 34266</text:p>
          </table:table-cell>
          <table:table-cell office:value-type="string" table:style-name="ce1">
            <text:p>16 Bayberry St.</text:p>
          </table:table-cell>
          <table:table-cell office:value-type="string" table:style-name="ce1">
            <text:p>(289) 891-8370</text:p>
          </table:table-cell>
          <table:table-cell office:value-type="string" table:style-name="ce1">
            <text:p>jimxugle@gmail.com</text:p>
          </table:table-cell>
          <table:table-cell office:value-type="date" office:date-value="2018-08-14T20:13:11" table:style-name="ce5">
            <text:p>14/8/2018 20:13</text:p>
          </table:table-cell>
          <table:table-cell office:value-type="string" table:style-name="ce6">
            <text:p>C</text:p>
          </table:table-cell>
          <table:table-cell office:value-type="float" office:value="81681" table:formula="of:=RANDBETWEEN(0;99999)" table:style-name="ce1">
            <text:p>816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5</text:p>
          </table:table-cell>
          <table:table-cell office:value-type="string" table:style-name="ce1">
            <text:p>Marina Gisbert Huertas</text:p>
          </table:table-cell>
          <table:table-cell office:value-type="date" office:date-value="1984-05-19T00:00:00" table:style-name="ce4">
            <text:p>19/5/1984</text:p>
          </table:table-cell>
          <table:table-cell office:value-type="string" table:style-name="ce1">
            <text:p>Daytona Beach, FL 32114</text:p>
          </table:table-cell>
          <table:table-cell office:value-type="string" table:style-name="ce1">
            <text:p>767 E. Gulf Avenue</text:p>
          </table:table-cell>
          <table:table-cell office:value-type="string" table:style-name="ce1">
            <text:p>(454) 330-7142</text:p>
          </table:table-cell>
          <table:table-cell office:value-type="string" table:style-name="ce1">
            <text:p>pthomsen@icloud.com</text:p>
          </table:table-cell>
          <table:table-cell office:value-type="date" office:date-value="2013-11-23T09:43:30" table:style-name="ce5">
            <text:p>23/11/2013 9:43</text:p>
          </table:table-cell>
          <table:table-cell office:value-type="string" table:style-name="ce6">
            <text:p>C</text:p>
          </table:table-cell>
          <table:table-cell office:value-type="float" office:value="22197" table:formula="of:=RANDBETWEEN(0;99999)" table:style-name="ce1">
            <text:p>221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6</text:p>
          </table:table-cell>
          <table:table-cell office:value-type="string" table:style-name="ce1">
            <text:p>Nazaret Pina Solé</text:p>
          </table:table-cell>
          <table:table-cell office:value-type="date" office:date-value="1998-02-02T00:00:00" table:style-name="ce4">
            <text:p>2/2/1998</text:p>
          </table:table-cell>
          <table:table-cell office:value-type="string" table:style-name="ce1">
            <text:p>Miami, FL 33142</text:p>
          </table:table-cell>
          <table:table-cell office:value-type="string" table:style-name="ce1">
            <text:p>8711 Clay Dr.</text:p>
          </table:table-cell>
          <table:table-cell office:value-type="string" table:style-name="ce1">
            <text:p>(843) 779-5683</text:p>
          </table:table-cell>
          <table:table-cell office:value-type="string" table:style-name="ce1">
            <text:p>csilvers@sbcglobal.net</text:p>
          </table:table-cell>
          <table:table-cell office:value-type="date" office:date-value="2005-11-23T09:43:42" table:style-name="ce5">
            <text:p>23/11/2005 9:43</text:p>
          </table:table-cell>
          <table:table-cell office:value-type="string" table:style-name="ce6">
            <text:p>A</text:p>
          </table:table-cell>
          <table:table-cell office:value-type="float" office:value="4798" table:formula="of:=RANDBETWEEN(0;99999)" table:style-name="ce1">
            <text:p>47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7</text:p>
          </table:table-cell>
          <table:table-cell office:value-type="string" table:style-name="ce1">
            <text:p>Valentina del Diaz</text:p>
          </table:table-cell>
          <table:table-cell office:value-type="date" office:date-value="1989-06-30T00:00:00" table:style-name="ce4">
            <text:p>30/6/1989</text:p>
          </table:table-cell>
          <table:table-cell office:value-type="string" table:style-name="ce1">
            <text:p>Riverview, FL 33569</text:p>
          </table:table-cell>
          <table:table-cell office:value-type="string" table:style-name="ce1">
            <text:p>359 South College Lane</text:p>
          </table:table-cell>
          <table:table-cell office:value-type="string" table:style-name="ce1">
            <text:p>(424) 719-6724</text:p>
          </table:table-cell>
          <table:table-cell office:value-type="string" table:style-name="ce1">
            <text:p>fangorn@optonline.net</text:p>
          </table:table-cell>
          <table:table-cell office:value-type="date" office:date-value="2010-02-08T15:15:53" table:style-name="ce5">
            <text:p>8/2/2010 15:15</text:p>
          </table:table-cell>
          <table:table-cell office:value-type="string" table:style-name="ce6">
            <text:p>E</text:p>
          </table:table-cell>
          <table:table-cell office:value-type="float" office:value="38778" table:formula="of:=RANDBETWEEN(0;99999)" table:style-name="ce1">
            <text:p>387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8</text:p>
          </table:table-cell>
          <table:table-cell office:value-type="string" table:style-name="ce1">
            <text:p>José Antonio Lluch Gutiérrez</text:p>
          </table:table-cell>
          <table:table-cell office:value-type="date" office:date-value="1971-01-16T00:00:00" table:style-name="ce4">
            <text:p>16/1/1971</text:p>
          </table:table-cell>
          <table:table-cell office:value-type="string" table:style-name="ce1">
            <text:p>Leesburg, FL 34748</text:p>
          </table:table-cell>
          <table:table-cell office:value-type="string" table:style-name="ce1">
            <text:p>656 Old York Lane</text:p>
          </table:table-cell>
          <table:table-cell office:value-type="string" table:style-name="ce1">
            <text:p>(849) 292-8635</text:p>
          </table:table-cell>
          <table:table-cell office:value-type="string" table:style-name="ce1">
            <text:p>cliffordj@msn.com</text:p>
          </table:table-cell>
          <table:table-cell office:value-type="date" office:date-value="2010-11-11T20:36:45" table:style-name="ce5">
            <text:p>11/11/2010 20:36</text:p>
          </table:table-cell>
          <table:table-cell office:value-type="string" table:style-name="ce6">
            <text:p>E</text:p>
          </table:table-cell>
          <table:table-cell office:value-type="float" office:value="22762" table:formula="of:=RANDBETWEEN(0;99999)" table:style-name="ce1">
            <text:p>227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9</text:p>
          </table:table-cell>
          <table:table-cell office:value-type="string" table:style-name="ce1">
            <text:p>María Belén Ortega Alvarez</text:p>
          </table:table-cell>
          <table:table-cell office:value-type="date" office:date-value="1997-10-26T00:00:00" table:style-name="ce4">
            <text:p>26/10/1997</text:p>
          </table:table-cell>
          <table:table-cell office:value-type="string" table:style-name="ce1">
            <text:p>Hialeah, FL 33015</text:p>
          </table:table-cell>
          <table:table-cell office:value-type="string" table:style-name="ce1">
            <text:p>8272 Cobblestone Dr.</text:p>
          </table:table-cell>
          <table:table-cell office:value-type="string" table:style-name="ce1">
            <text:p>(477) 421-7045</text:p>
          </table:table-cell>
          <table:table-cell office:value-type="string" table:style-name="ce1">
            <text:p>fukuchi@verizon.net</text:p>
          </table:table-cell>
          <table:table-cell office:value-type="date" office:date-value="2014-07-19T10:52:48" table:style-name="ce5">
            <text:p>19/7/2014 10:52</text:p>
          </table:table-cell>
          <table:table-cell office:value-type="string" table:style-name="ce6">
            <text:p>C</text:p>
          </table:table-cell>
          <table:table-cell office:value-type="float" office:value="37553" table:formula="of:=RANDBETWEEN(0;99999)" table:style-name="ce1">
            <text:p>375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0</text:p>
          </table:table-cell>
          <table:table-cell office:value-type="string" table:style-name="ce1">
            <text:p>Manuelita Barroso-Coloma</text:p>
          </table:table-cell>
          <table:table-cell office:value-type="date" office:date-value="1986-07-20T00:00:00" table:style-name="ce4">
            <text:p>20/7/1986</text:p>
          </table:table-cell>
          <table:table-cell office:value-type="string" table:style-name="ce1">
            <text:p>Hialeah, FL 33014</text:p>
          </table:table-cell>
          <table:table-cell office:value-type="string" table:style-name="ce1">
            <text:p>485 S. Park St.</text:p>
          </table:table-cell>
          <table:table-cell office:value-type="string" table:style-name="ce1">
            <text:p>(401) 825-3736</text:p>
          </table:table-cell>
          <table:table-cell office:value-type="string" table:style-name="ce1">
            <text:p>kourai@optonline.net</text:p>
          </table:table-cell>
          <table:table-cell office:value-type="date" office:date-value="2013-10-12T11:49:19" table:style-name="ce5">
            <text:p>12/10/2013 11:49</text:p>
          </table:table-cell>
          <table:table-cell office:value-type="string" table:style-name="ce6">
            <text:p>D</text:p>
          </table:table-cell>
          <table:table-cell office:value-type="float" office:value="35852" table:formula="of:=RANDBETWEEN(0;99999)" table:style-name="ce1">
            <text:p>358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1</text:p>
          </table:table-cell>
          <table:table-cell office:value-type="string" table:style-name="ce1">
            <text:p>Carmelo Valentín Mancebo</text:p>
          </table:table-cell>
          <table:table-cell office:value-type="date" office:date-value="1987-01-08T00:00:00" table:style-name="ce4">
            <text:p>8/1/1987</text:p>
          </table:table-cell>
          <table:table-cell office:value-type="string" table:style-name="ce1">
            <text:p>Fort Lauderdale, FL 33311</text:p>
          </table:table-cell>
          <table:table-cell office:value-type="string" table:style-name="ce1">
            <text:p>170 Indian Spring Rd.</text:p>
          </table:table-cell>
          <table:table-cell office:value-type="string" table:style-name="ce1">
            <text:p>(305) 393-0553</text:p>
          </table:table-cell>
          <table:table-cell office:value-type="string" table:style-name="ce1">
            <text:p>psichel@me.com</text:p>
          </table:table-cell>
          <table:table-cell office:value-type="date" office:date-value="2010-05-07T11:12:19" table:style-name="ce5">
            <text:p>7/5/2010 11:12</text:p>
          </table:table-cell>
          <table:table-cell office:value-type="string" table:style-name="ce6">
            <text:p>E</text:p>
          </table:table-cell>
          <table:table-cell office:value-type="float" office:value="84596" table:formula="of:=RANDBETWEEN(0;99999)" table:style-name="ce1">
            <text:p>845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2</text:p>
          </table:table-cell>
          <table:table-cell office:value-type="string" table:style-name="ce1">
            <text:p>Jose Ramón Nicolás Marco</text:p>
          </table:table-cell>
          <table:table-cell office:value-type="date" office:date-value="1995-05-04T00:00:00" table:style-name="ce4">
            <text:p>4/5/1995</text:p>
          </table:table-cell>
          <table:table-cell office:value-type="string" table:style-name="ce1">
            <text:p>Pensacola, FL 32514</text:p>
          </table:table-cell>
          <table:table-cell office:value-type="string" table:style-name="ce1">
            <text:p>507 High Street</text:p>
          </table:table-cell>
          <table:table-cell office:value-type="string" table:style-name="ce1">
            <text:p>(640) 477-1369</text:p>
          </table:table-cell>
          <table:table-cell office:value-type="string" table:style-name="ce1">
            <text:p>chronos@comcast.net</text:p>
          </table:table-cell>
          <table:table-cell office:value-type="date" office:date-value="2007-09-21T07:43:01" table:style-name="ce5">
            <text:p>21/9/2007 7:43</text:p>
          </table:table-cell>
          <table:table-cell office:value-type="string" table:style-name="ce6">
            <text:p>A</text:p>
          </table:table-cell>
          <table:table-cell office:value-type="float" office:value="6299" table:formula="of:=RANDBETWEEN(0;99999)" table:style-name="ce1">
            <text:p>62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3</text:p>
          </table:table-cell>
          <table:table-cell office:value-type="string" table:style-name="ce1">
            <text:p>Ruben del Azorin</text:p>
          </table:table-cell>
          <table:table-cell office:value-type="date" office:date-value="1975-12-06T00:00:00" table:style-name="ce4">
            <text:p>6/12/1975</text:p>
          </table:table-cell>
          <table:table-cell office:value-type="string" table:style-name="ce1">
            <text:p>Hialeah, FL 33012</text:p>
          </table:table-cell>
          <table:table-cell office:value-type="string" table:style-name="ce1">
            <text:p>9080 Union St.</text:p>
          </table:table-cell>
          <table:table-cell office:value-type="string" table:style-name="ce1">
            <text:p>(225) 944-9455</text:p>
          </table:table-cell>
          <table:table-cell office:value-type="string" table:style-name="ce1">
            <text:p>ccohen@hotmail.com</text:p>
          </table:table-cell>
          <table:table-cell office:value-type="date" office:date-value="2018-08-18T22:36:27" table:style-name="ce5">
            <text:p>18/8/2018 22:36</text:p>
          </table:table-cell>
          <table:table-cell office:value-type="string" table:style-name="ce6">
            <text:p>C</text:p>
          </table:table-cell>
          <table:table-cell office:value-type="float" office:value="58152" table:formula="of:=RANDBETWEEN(0;99999)" table:style-name="ce1">
            <text:p>581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4</text:p>
          </table:table-cell>
          <table:table-cell office:value-type="string" table:style-name="ce1">
            <text:p>Jordana Riba</text:p>
          </table:table-cell>
          <table:table-cell office:value-type="date" office:date-value="1975-11-03T00:00:00" table:style-name="ce4">
            <text:p>3/11/1975</text:p>
          </table:table-cell>
          <table:table-cell office:value-type="string" table:style-name="ce1">
            <text:p>Winter Park, FL 32792</text:p>
          </table:table-cell>
          <table:table-cell office:value-type="string" table:style-name="ce1">
            <text:p>9585 Cleveland Ave.</text:p>
          </table:table-cell>
          <table:table-cell office:value-type="string" table:style-name="ce1">
            <text:p>(818) 544-9992</text:p>
          </table:table-cell>
          <table:table-cell office:value-type="string" table:style-name="ce1">
            <text:p>quantaman@att.net</text:p>
          </table:table-cell>
          <table:table-cell office:value-type="date" office:date-value="2006-10-03T03:21:27" table:style-name="ce5">
            <text:p>3/10/2006 3:21</text:p>
          </table:table-cell>
          <table:table-cell office:value-type="string" table:style-name="ce6">
            <text:p>D</text:p>
          </table:table-cell>
          <table:table-cell office:value-type="float" office:value="87535" table:formula="of:=RANDBETWEEN(0;99999)" table:style-name="ce1">
            <text:p>875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5</text:p>
          </table:table-cell>
          <table:table-cell office:value-type="string" table:style-name="ce1">
            <text:p>Brunilda Giralt</text:p>
          </table:table-cell>
          <table:table-cell office:value-type="date" office:date-value="1990-03-09T00:00:00" table:style-name="ce4">
            <text:p>9/3/1990</text:p>
          </table:table-cell>
          <table:table-cell office:value-type="string" table:style-name="ce1">
            <text:p>Palmetto, FL 34221</text:p>
          </table:table-cell>
          <table:table-cell office:value-type="string" table:style-name="ce1">
            <text:p>95 Sierra Avenue</text:p>
          </table:table-cell>
          <table:table-cell office:value-type="string" table:style-name="ce1">
            <text:p>(248) 248-7570</text:p>
          </table:table-cell>
          <table:table-cell office:value-type="string" table:style-name="ce1">
            <text:p>sthomas@optonline.net</text:p>
          </table:table-cell>
          <table:table-cell office:value-type="date" office:date-value="2020-01-11T23:06:36" table:style-name="ce5">
            <text:p>11/1/2020 23:06</text:p>
          </table:table-cell>
          <table:table-cell office:value-type="string" table:style-name="ce6">
            <text:p>E</text:p>
          </table:table-cell>
          <table:table-cell office:value-type="float" office:value="40390" table:formula="of:=RANDBETWEEN(0;99999)" table:style-name="ce1">
            <text:p>403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6</text:p>
          </table:table-cell>
          <table:table-cell office:value-type="string" table:style-name="ce1">
            <text:p>Jose Valenciano Osuna</text:p>
          </table:table-cell>
          <table:table-cell office:value-type="date" office:date-value="1984-07-14T00:00:00" table:style-name="ce4">
            <text:p>14/7/1984</text:p>
          </table:table-cell>
          <table:table-cell office:value-type="string" table:style-name="ce1">
            <text:p>Jacksonville, FL 32207</text:p>
          </table:table-cell>
          <table:table-cell office:value-type="string" table:style-name="ce1">
            <text:p>7942 Winding Way Lane</text:p>
          </table:table-cell>
          <table:table-cell office:value-type="string" table:style-name="ce1">
            <text:p>(688) 689-4456</text:p>
          </table:table-cell>
          <table:table-cell office:value-type="string" table:style-name="ce1">
            <text:p>cgcra@yahoo.ca</text:p>
          </table:table-cell>
          <table:table-cell office:value-type="date" office:date-value="2015-08-17T11:23:46" table:style-name="ce5">
            <text:p>17/8/2015 11:23</text:p>
          </table:table-cell>
          <table:table-cell office:value-type="string" table:style-name="ce6">
            <text:p>A</text:p>
          </table:table-cell>
          <table:table-cell office:value-type="float" office:value="37126" table:formula="of:=RANDBETWEEN(0;99999)" table:style-name="ce1">
            <text:p>371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7</text:p>
          </table:table-cell>
          <table:table-cell office:value-type="string" table:style-name="ce1">
            <text:p>Inés Gil-Miralles</text:p>
          </table:table-cell>
          <table:table-cell office:value-type="date" office:date-value="1970-06-24T00:00:00" table:style-name="ce4">
            <text:p>24/6/1970</text:p>
          </table:table-cell>
          <table:table-cell office:value-type="string" table:style-name="ce1">
            <text:p>Clermont, FL 34711</text:p>
          </table:table-cell>
          <table:table-cell office:value-type="string" table:style-name="ce1">
            <text:p>7043 Monroe Ave.</text:p>
          </table:table-cell>
          <table:table-cell office:value-type="string" table:style-name="ce1">
            <text:p>(532) 988-8123</text:p>
          </table:table-cell>
          <table:table-cell office:value-type="string" table:style-name="ce1">
            <text:p>szymansk@sbcglobal.net</text:p>
          </table:table-cell>
          <table:table-cell office:value-type="date" office:date-value="2012-05-31T13:19:11" table:style-name="ce5">
            <text:p>31/5/2012 13:19</text:p>
          </table:table-cell>
          <table:table-cell office:value-type="string" table:style-name="ce6">
            <text:p>E</text:p>
          </table:table-cell>
          <table:table-cell office:value-type="float" office:value="40965" table:formula="of:=RANDBETWEEN(0;99999)" table:style-name="ce1">
            <text:p>409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8</text:p>
          </table:table-cell>
          <table:table-cell office:value-type="string" table:style-name="ce1">
            <text:p>Pío del Lastra</text:p>
          </table:table-cell>
          <table:table-cell office:value-type="date" office:date-value="1982-03-30T00:00:00" table:style-name="ce4">
            <text:p>30/3/1982</text:p>
          </table:table-cell>
          <table:table-cell office:value-type="string" table:style-name="ce1">
            <text:p>Kissimmee, FL 34741</text:p>
          </table:table-cell>
          <table:table-cell office:value-type="string" table:style-name="ce1">
            <text:p>8646 Homewood Street</text:p>
          </table:table-cell>
          <table:table-cell office:value-type="string" table:style-name="ce1">
            <text:p>(447) 481-7902</text:p>
          </table:table-cell>
          <table:table-cell office:value-type="string" table:style-name="ce1">
            <text:p>goresky@aol.com</text:p>
          </table:table-cell>
          <table:table-cell office:value-type="date" office:date-value="2015-11-01T09:00:20" table:style-name="ce5">
            <text:p>1/11/2015 9:00</text:p>
          </table:table-cell>
          <table:table-cell office:value-type="string" table:style-name="ce6">
            <text:p>E</text:p>
          </table:table-cell>
          <table:table-cell office:value-type="float" office:value="33634" table:formula="of:=RANDBETWEEN(0;99999)" table:style-name="ce1">
            <text:p>336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9</text:p>
          </table:table-cell>
          <table:table-cell office:value-type="string" table:style-name="ce1">
            <text:p>Amílcar Valera</text:p>
          </table:table-cell>
          <table:table-cell office:value-type="date" office:date-value="1993-08-28T00:00:00" table:style-name="ce4">
            <text:p>28/8/1993</text:p>
          </table:table-cell>
          <table:table-cell office:value-type="string" table:style-name="ce1">
            <text:p>Sanford, FL 32771</text:p>
          </table:table-cell>
          <table:table-cell office:value-type="string" table:style-name="ce1">
            <text:p>452 Ridge Lane</text:p>
          </table:table-cell>
          <table:table-cell office:value-type="string" table:style-name="ce1">
            <text:p>(333) 864-8602</text:p>
          </table:table-cell>
          <table:table-cell office:value-type="string" table:style-name="ce1">
            <text:p>staffelb@comcast.net</text:p>
          </table:table-cell>
          <table:table-cell office:value-type="date" office:date-value="2020-02-24T23:20:28" table:style-name="ce5">
            <text:p>24/2/2020 23:20</text:p>
          </table:table-cell>
          <table:table-cell office:value-type="string" table:style-name="ce6">
            <text:p>C</text:p>
          </table:table-cell>
          <table:table-cell office:value-type="float" office:value="83873" table:formula="of:=RANDBETWEEN(0;99999)" table:style-name="ce1">
            <text:p>838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0</text:p>
          </table:table-cell>
          <table:table-cell office:value-type="string" table:style-name="ce1">
            <text:p>Laura del Hernandez</text:p>
          </table:table-cell>
          <table:table-cell office:value-type="date" office:date-value="1985-08-28T00:00:00" table:style-name="ce4">
            <text:p>28/8/1985</text:p>
          </table:table-cell>
          <table:table-cell office:value-type="string" table:style-name="ce1">
            <text:p>Pensacola, FL 32506</text:p>
          </table:table-cell>
          <table:table-cell office:value-type="string" table:style-name="ce1">
            <text:p>9055 W. Gonzales Street</text:p>
          </table:table-cell>
          <table:table-cell office:value-type="string" table:style-name="ce1">
            <text:p>(350) 978-7967</text:p>
          </table:table-cell>
          <table:table-cell office:value-type="string" table:style-name="ce1">
            <text:p>jeffcovey@me.com</text:p>
          </table:table-cell>
          <table:table-cell office:value-type="date" office:date-value="2010-04-28T08:11:44" table:style-name="ce5">
            <text:p>28/4/2010 8:11</text:p>
          </table:table-cell>
          <table:table-cell office:value-type="string" table:style-name="ce6">
            <text:p>B</text:p>
          </table:table-cell>
          <table:table-cell office:value-type="float" office:value="99881" table:formula="of:=RANDBETWEEN(0;99999)" table:style-name="ce1">
            <text:p>998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1</text:p>
          </table:table-cell>
          <table:table-cell office:value-type="string" table:style-name="ce1">
            <text:p>Encarnación Iborra</text:p>
          </table:table-cell>
          <table:table-cell office:value-type="date" office:date-value="1975-05-18T00:00:00" table:style-name="ce4">
            <text:p>18/5/1975</text:p>
          </table:table-cell>
          <table:table-cell office:value-type="string" table:style-name="ce1">
            <text:p>Pompano Beach, FL 33071</text:p>
          </table:table-cell>
          <table:table-cell office:value-type="string" table:style-name="ce1">
            <text:p>7735 S. Marshall Circle</text:p>
          </table:table-cell>
          <table:table-cell office:value-type="string" table:style-name="ce1">
            <text:p>(316) 992-3895</text:p>
          </table:table-cell>
          <table:table-cell office:value-type="string" table:style-name="ce1">
            <text:p>world@yahoo.com</text:p>
          </table:table-cell>
          <table:table-cell office:value-type="date" office:date-value="2021-04-23T04:00:48" table:style-name="ce5">
            <text:p>23/4/2021 4:00</text:p>
          </table:table-cell>
          <table:table-cell office:value-type="string" table:style-name="ce6">
            <text:p>C</text:p>
          </table:table-cell>
          <table:table-cell office:value-type="float" office:value="43039" table:formula="of:=RANDBETWEEN(0;99999)" table:style-name="ce1">
            <text:p>430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2</text:p>
          </table:table-cell>
          <table:table-cell office:value-type="string" table:style-name="ce1">
            <text:p>Nicolasa de Verdugo</text:p>
          </table:table-cell>
          <table:table-cell office:value-type="date" office:date-value="1982-01-10T00:00:00" table:style-name="ce4">
            <text:p>10/1/1982</text:p>
          </table:table-cell>
          <table:table-cell office:value-type="string" table:style-name="ce1">
            <text:p>Suite 3</text:p>
          </table:table-cell>
          <table:table-cell office:value-type="string" table:style-name="ce1">
            <text:p>Pompano Beach, FL 33060</text:p>
          </table:table-cell>
          <table:table-cell office:value-type="string" table:style-name="ce1">
            <text:p>(247) 429-9544</text:p>
          </table:table-cell>
          <table:table-cell office:value-type="string" table:style-name="ce1">
            <text:p>wetter@mac.com</text:p>
          </table:table-cell>
          <table:table-cell office:value-type="date" office:date-value="2012-02-21T18:07:45" table:style-name="ce5">
            <text:p>21/2/2012 18:07</text:p>
          </table:table-cell>
          <table:table-cell office:value-type="string" table:style-name="ce6">
            <text:p>E</text:p>
          </table:table-cell>
          <table:table-cell office:value-type="float" office:value="87760" table:formula="of:=RANDBETWEEN(0;99999)" table:style-name="ce1">
            <text:p>877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3</text:p>
          </table:table-cell>
          <table:table-cell office:value-type="string" table:style-name="ce1">
            <text:p>Evaristo Loreto Ferrer Mariño</text:p>
          </table:table-cell>
          <table:table-cell office:value-type="date" office:date-value="1982-06-16T00:00:00" table:style-name="ce4">
            <text:p>16/6/1982</text:p>
          </table:table-cell>
          <table:table-cell office:value-type="string" table:style-name="ce1">
            <text:p>231 Marsh Lane</text:p>
          </table:table-cell>
          <table:table-cell office:value-type="string" table:style-name="ce1">
            <text:p>Apopka, FL 32703</text:p>
          </table:table-cell>
          <table:table-cell office:value-type="string" table:style-name="ce1">
            <text:p>(843) 742-7308</text:p>
          </table:table-cell>
          <table:table-cell office:value-type="string" table:style-name="ce1">
            <text:p>dwheeler@me.com</text:p>
          </table:table-cell>
          <table:table-cell office:value-type="date" office:date-value="2008-11-29T10:22:59" table:style-name="ce5">
            <text:p>29/11/2008 10:22</text:p>
          </table:table-cell>
          <table:table-cell office:value-type="string" table:style-name="ce6">
            <text:p>B</text:p>
          </table:table-cell>
          <table:table-cell office:value-type="float" office:value="11497" table:formula="of:=RANDBETWEEN(0;99999)" table:style-name="ce1">
            <text:p>114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4</text:p>
          </table:table-cell>
          <table:table-cell office:value-type="string" table:style-name="ce1">
            <text:p>Esmeralda Visitación Menéndez Alemán</text:p>
          </table:table-cell>
          <table:table-cell office:value-type="date" office:date-value="1977-04-07T00:00:00" table:style-name="ce4">
            <text:p>7/4/1977</text:p>
          </table:table-cell>
          <table:table-cell office:value-type="string" table:style-name="ce1">
            <text:p>2 West Vine St.</text:p>
          </table:table-cell>
          <table:table-cell office:value-type="string" table:style-name="ce1">
            <text:p>Miami, FL 33174</text:p>
          </table:table-cell>
          <table:table-cell office:value-type="string" table:style-name="ce1">
            <text:p>(770) 393-3543</text:p>
          </table:table-cell>
          <table:table-cell office:value-type="string" table:style-name="ce1">
            <text:p>mastinfo@live.com</text:p>
          </table:table-cell>
          <table:table-cell office:value-type="date" office:date-value="2018-03-17T13:06:46" table:style-name="ce5">
            <text:p>17/3/2018 13:06</text:p>
          </table:table-cell>
          <table:table-cell office:value-type="string" table:style-name="ce6">
            <text:p>B</text:p>
          </table:table-cell>
          <table:table-cell office:value-type="float" office:value="55647" table:formula="of:=RANDBETWEEN(0;99999)" table:style-name="ce1">
            <text:p>556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5</text:p>
          </table:table-cell>
          <table:table-cell office:value-type="string" table:style-name="ce1">
            <text:p>Manuel Melero Palomo</text:p>
          </table:table-cell>
          <table:table-cell office:value-type="date" office:date-value="1998-05-23T00:00:00" table:style-name="ce4">
            <text:p>23/5/1998</text:p>
          </table:table-cell>
          <table:table-cell office:value-type="string" table:style-name="ce1">
            <text:p>62 Homewood Street</text:p>
          </table:table-cell>
          <table:table-cell office:value-type="string" table:style-name="ce1">
            <text:p>Port Charlotte, FL 33952</text:p>
          </table:table-cell>
          <table:table-cell office:value-type="string" table:style-name="ce1">
            <text:p>(949) 598-2771</text:p>
          </table:table-cell>
          <table:table-cell office:value-type="string" table:style-name="ce1">
            <text:p>sblack@verizon.net</text:p>
          </table:table-cell>
          <table:table-cell office:value-type="date" office:date-value="2011-05-15T21:07:46" table:style-name="ce5">
            <text:p>15/5/2011 21:07</text:p>
          </table:table-cell>
          <table:table-cell office:value-type="string" table:style-name="ce6">
            <text:p>C</text:p>
          </table:table-cell>
          <table:table-cell office:value-type="float" office:value="82766" table:formula="of:=RANDBETWEEN(0;99999)" table:style-name="ce1">
            <text:p>827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6</text:p>
          </table:table-cell>
          <table:table-cell office:value-type="string" table:style-name="ce1">
            <text:p>Paca Verdejo Mayoral</text:p>
          </table:table-cell>
          <table:table-cell office:value-type="date" office:date-value="1988-10-04T00:00:00" table:style-name="ce4">
            <text:p>4/10/1988</text:p>
          </table:table-cell>
          <table:table-cell office:value-type="string" table:style-name="ce1">
            <text:p>95 Delaware Dr.</text:p>
          </table:table-cell>
          <table:table-cell office:value-type="string" table:style-name="ce1">
            <text:p>Fort Lauderdale, FL 33324</text:p>
          </table:table-cell>
          <table:table-cell office:value-type="string" table:style-name="ce1">
            <text:p>(699) 746-9159</text:p>
          </table:table-cell>
          <table:table-cell office:value-type="string" table:style-name="ce1">
            <text:p>ganter@verizon.net</text:p>
          </table:table-cell>
          <table:table-cell office:value-type="date" office:date-value="2013-07-24T22:58:29" table:style-name="ce5">
            <text:p>24/7/2013 22:58</text:p>
          </table:table-cell>
          <table:table-cell office:value-type="string" table:style-name="ce6">
            <text:p>B</text:p>
          </table:table-cell>
          <table:table-cell office:value-type="float" office:value="81112" table:formula="of:=RANDBETWEEN(0;99999)" table:style-name="ce1">
            <text:p>811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7</text:p>
          </table:table-cell>
          <table:table-cell office:value-type="string" table:style-name="ce1">
            <text:p>Regina del Parejo</text:p>
          </table:table-cell>
          <table:table-cell office:value-type="date" office:date-value="1981-04-05T00:00:00" table:style-name="ce4">
            <text:p>5/4/1981</text:p>
          </table:table-cell>
          <table:table-cell office:value-type="string" table:style-name="ce1">
            <text:p>8133 Sycamore Street</text:p>
          </table:table-cell>
          <table:table-cell office:value-type="string" table:style-name="ce1">
            <text:p>Jacksonville, FL 32218</text:p>
          </table:table-cell>
          <table:table-cell office:value-type="string" table:style-name="ce1">
            <text:p>(844) 950-9259</text:p>
          </table:table-cell>
          <table:table-cell office:value-type="string" table:style-name="ce1">
            <text:p>dpitts@hotmail.com</text:p>
          </table:table-cell>
          <table:table-cell office:value-type="date" office:date-value="2018-06-12T03:16:11" table:style-name="ce5">
            <text:p>12/6/2018 3:16</text:p>
          </table:table-cell>
          <table:table-cell office:value-type="string" table:style-name="ce6">
            <text:p>C</text:p>
          </table:table-cell>
          <table:table-cell office:value-type="float" office:value="32327" table:formula="of:=RANDBETWEEN(0;99999)" table:style-name="ce1">
            <text:p>323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8</text:p>
          </table:table-cell>
          <table:table-cell office:value-type="string" table:style-name="ce1">
            <text:p>Águeda Giménez Serna</text:p>
          </table:table-cell>
          <table:table-cell office:value-type="date" office:date-value="1998-05-26T00:00:00" table:style-name="ce4">
            <text:p>26/5/1998</text:p>
          </table:table-cell>
          <table:table-cell office:value-type="string" table:style-name="ce1">
            <text:p>8546 Ketch Harbour Ave.</text:p>
          </table:table-cell>
          <table:table-cell office:value-type="string" table:style-name="ce1">
            <text:p>Miami Beach, FL 33139</text:p>
          </table:table-cell>
          <table:table-cell office:value-type="string" table:style-name="ce1">
            <text:p>(787) 302-4699</text:p>
          </table:table-cell>
          <table:table-cell office:value-type="string" table:style-name="ce1">
            <text:p>sinkou@me.com</text:p>
          </table:table-cell>
          <table:table-cell office:value-type="date" office:date-value="2015-02-26T18:02:44" table:style-name="ce5">
            <text:p>26/2/2015 18:02</text:p>
          </table:table-cell>
          <table:table-cell office:value-type="string" table:style-name="ce6">
            <text:p>C</text:p>
          </table:table-cell>
          <table:table-cell office:value-type="float" office:value="21648" table:formula="of:=RANDBETWEEN(0;99999)" table:style-name="ce1">
            <text:p>216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9</text:p>
          </table:table-cell>
          <table:table-cell office:value-type="string" table:style-name="ce1">
            <text:p>Anastasio Montesinos García</text:p>
          </table:table-cell>
          <table:table-cell office:value-type="date" office:date-value="1975-02-15T00:00:00" table:style-name="ce4">
            <text:p>15/2/1975</text:p>
          </table:table-cell>
          <table:table-cell office:value-type="string" table:style-name="ce1">
            <text:p>8683 South Drive</text:p>
          </table:table-cell>
          <table:table-cell office:value-type="string" table:style-name="ce1">
            <text:p>Bradenton, FL 34208</text:p>
          </table:table-cell>
          <table:table-cell office:value-type="string" table:style-name="ce1">
            <text:p>(952) 745-8983</text:p>
          </table:table-cell>
          <table:table-cell office:value-type="string" table:style-name="ce1">
            <text:p>chronos@me.com</text:p>
          </table:table-cell>
          <table:table-cell office:value-type="date" office:date-value="2007-09-02T07:21:31" table:style-name="ce5">
            <text:p>2/9/2007 7:21</text:p>
          </table:table-cell>
          <table:table-cell office:value-type="string" table:style-name="ce6">
            <text:p>E</text:p>
          </table:table-cell>
          <table:table-cell office:value-type="float" office:value="62050" table:formula="of:=RANDBETWEEN(0;99999)" table:style-name="ce1">
            <text:p>620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0</text:p>
          </table:table-cell>
          <table:table-cell office:value-type="string" table:style-name="ce1">
            <text:p>Marisela Quintero Quintero</text:p>
          </table:table-cell>
          <table:table-cell office:value-type="date" office:date-value="1978-12-23T00:00:00" table:style-name="ce4">
            <text:p>23/12/1978</text:p>
          </table:table-cell>
          <table:table-cell office:value-type="string" table:style-name="ce1">
            <text:p>17 Silver Spear Drive</text:p>
          </table:table-cell>
          <table:table-cell office:value-type="string" table:style-name="ce1">
            <text:p>Miami, FL 33156</text:p>
          </table:table-cell>
          <table:table-cell office:value-type="string" table:style-name="ce1">
            <text:p>(873) 828-7242</text:p>
          </table:table-cell>
          <table:table-cell office:value-type="string" table:style-name="ce1">
            <text:p>csilvers@gmail.com</text:p>
          </table:table-cell>
          <table:table-cell office:value-type="date" office:date-value="2019-12-07T03:47:37" table:style-name="ce5">
            <text:p>7/12/2019 3:47</text:p>
          </table:table-cell>
          <table:table-cell office:value-type="string" table:style-name="ce6">
            <text:p>E</text:p>
          </table:table-cell>
          <table:table-cell office:value-type="float" office:value="59014" table:formula="of:=RANDBETWEEN(0;99999)" table:style-name="ce1">
            <text:p>590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1</text:p>
          </table:table-cell>
          <table:table-cell office:value-type="string" table:style-name="ce1">
            <text:p>Isaac Espada Madrigal</text:p>
          </table:table-cell>
          <table:table-cell office:value-type="date" office:date-value="1974-07-01T00:00:00" table:style-name="ce4">
            <text:p>1/7/1974</text:p>
          </table:table-cell>
          <table:table-cell office:value-type="string" table:style-name="ce1">
            <text:p>60 Lower River St.</text:p>
          </table:table-cell>
          <table:table-cell office:value-type="string" table:style-name="ce1">
            <text:p>Lutz, FL 33549</text:p>
          </table:table-cell>
          <table:table-cell office:value-type="string" table:style-name="ce1">
            <text:p>(943) 865-9127</text:p>
          </table:table-cell>
          <table:table-cell office:value-type="string" table:style-name="ce1">
            <text:p>aardo@verizon.net</text:p>
          </table:table-cell>
          <table:table-cell office:value-type="date" office:date-value="2015-01-26T20:38:59" table:style-name="ce5">
            <text:p>26/1/2015 20:38</text:p>
          </table:table-cell>
          <table:table-cell office:value-type="string" table:style-name="ce6">
            <text:p>B</text:p>
          </table:table-cell>
          <table:table-cell office:value-type="float" office:value="5252" table:formula="of:=RANDBETWEEN(0;99999)" table:style-name="ce1">
            <text:p>52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2</text:p>
          </table:table-cell>
          <table:table-cell office:value-type="string" table:style-name="ce1">
            <text:p>Luciana Gaya Álvaro</text:p>
          </table:table-cell>
          <table:table-cell office:value-type="date" office:date-value="1976-07-02T00:00:00" table:style-name="ce4">
            <text:p>2/7/1976</text:p>
          </table:table-cell>
          <table:table-cell office:value-type="string" table:style-name="ce1">
            <text:p>9661 Aspen St.</text:p>
          </table:table-cell>
          <table:table-cell office:value-type="string" table:style-name="ce1">
            <text:p>North Miami Beach, FL 33160</text:p>
          </table:table-cell>
          <table:table-cell office:value-type="string" table:style-name="ce1">
            <text:p>(668) 821-9575</text:p>
          </table:table-cell>
          <table:table-cell office:value-type="string" table:style-name="ce1">
            <text:p>cantu@gmail.com</text:p>
          </table:table-cell>
          <table:table-cell office:value-type="date" office:date-value="2014-07-29T16:20:36" table:style-name="ce5">
            <text:p>29/7/2014 16:20</text:p>
          </table:table-cell>
          <table:table-cell office:value-type="string" table:style-name="ce6">
            <text:p>A</text:p>
          </table:table-cell>
          <table:table-cell office:value-type="float" office:value="57721" table:formula="of:=RANDBETWEEN(0;99999)" table:style-name="ce1">
            <text:p>577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3</text:p>
          </table:table-cell>
          <table:table-cell office:value-type="string" table:style-name="ce1">
            <text:p>Samanta Olmedo</text:p>
          </table:table-cell>
          <table:table-cell office:value-type="date" office:date-value="1979-05-16T00:00:00" table:style-name="ce4">
            <text:p>16/5/1979</text:p>
          </table:table-cell>
          <table:table-cell office:value-type="string" table:style-name="ce1">
            <text:p>265 Mill Pond Dr.</text:p>
          </table:table-cell>
          <table:table-cell office:value-type="string" table:style-name="ce1">
            <text:p>Miami, FL 33169</text:p>
          </table:table-cell>
          <table:table-cell office:value-type="string" table:style-name="ce1">
            <text:p>(456) 829-6689</text:p>
          </table:table-cell>
          <table:table-cell office:value-type="string" table:style-name="ce1">
            <text:p>jeffcovey@verizon.net</text:p>
          </table:table-cell>
          <table:table-cell office:value-type="date" office:date-value="2005-03-30T21:55:57" table:style-name="ce5">
            <text:p>30/3/2005 21:55</text:p>
          </table:table-cell>
          <table:table-cell office:value-type="string" table:style-name="ce6">
            <text:p>A</text:p>
          </table:table-cell>
          <table:table-cell office:value-type="float" office:value="30722" table:formula="of:=RANDBETWEEN(0;99999)" table:style-name="ce1">
            <text:p>307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4</text:p>
          </table:table-cell>
          <table:table-cell office:value-type="string" table:style-name="ce1">
            <text:p>Osvaldo Atilio Jover Herrera</text:p>
          </table:table-cell>
          <table:table-cell office:value-type="date" office:date-value="1972-08-17T00:00:00" table:style-name="ce4">
            <text:p>17/8/1972</text:p>
          </table:table-cell>
          <table:table-cell office:value-type="string" table:style-name="ce1">
            <text:p>7440 Cherry Hill Court</text:p>
          </table:table-cell>
          <table:table-cell office:value-type="string" table:style-name="ce1">
            <text:p>Titusville, FL 32780</text:p>
          </table:table-cell>
          <table:table-cell office:value-type="string" table:style-name="ce1">
            <text:p>(224) 518-9412</text:p>
          </table:table-cell>
          <table:table-cell office:value-type="string" table:style-name="ce1">
            <text:p>lydia@gmail.com</text:p>
          </table:table-cell>
          <table:table-cell office:value-type="date" office:date-value="2018-05-21T14:19:54" table:style-name="ce5">
            <text:p>21/5/2018 14:19</text:p>
          </table:table-cell>
          <table:table-cell office:value-type="string" table:style-name="ce6">
            <text:p>E</text:p>
          </table:table-cell>
          <table:table-cell office:value-type="float" office:value="14867" table:formula="of:=RANDBETWEEN(0;99999)" table:style-name="ce1">
            <text:p>148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5</text:p>
          </table:table-cell>
          <table:table-cell office:value-type="string" table:style-name="ce1">
            <text:p>Tere Montenegro Expósito</text:p>
          </table:table-cell>
          <table:table-cell office:value-type="date" office:date-value="1987-03-26T00:00:00" table:style-name="ce4">
            <text:p>26/3/1987</text:p>
          </table:table-cell>
          <table:table-cell office:value-type="string" table:style-name="ce1">
            <text:p>8958 Golf St.</text:p>
          </table:table-cell>
          <table:table-cell office:value-type="string" table:style-name="ce1">
            <text:p>Boynton Beach, FL 33437</text:p>
          </table:table-cell>
          <table:table-cell office:value-type="string" table:style-name="ce1">
            <text:p>(822) 587-3348</text:p>
          </table:table-cell>
          <table:table-cell office:value-type="string" table:style-name="ce1">
            <text:p>ubergeeb@msn.com</text:p>
          </table:table-cell>
          <table:table-cell office:value-type="date" office:date-value="2011-11-01T20:59:13" table:style-name="ce5">
            <text:p>1/11/2011 20:59</text:p>
          </table:table-cell>
          <table:table-cell office:value-type="string" table:style-name="ce6">
            <text:p>E</text:p>
          </table:table-cell>
          <table:table-cell office:value-type="float" office:value="89179" table:formula="of:=RANDBETWEEN(0;99999)" table:style-name="ce1">
            <text:p>891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6</text:p>
          </table:table-cell>
          <table:table-cell office:value-type="string" table:style-name="ce1">
            <text:p>Nicodemo Alegre-Izquierdo</text:p>
          </table:table-cell>
          <table:table-cell office:value-type="date" office:date-value="1978-03-08T00:00:00" table:style-name="ce4">
            <text:p>8/3/1978</text:p>
          </table:table-cell>
          <table:table-cell office:value-type="string" table:style-name="ce1">
            <text:p>654 S. Jones Street</text:p>
          </table:table-cell>
          <table:table-cell office:value-type="string" table:style-name="ce1">
            <text:p>Stuart, FL 34997</text:p>
          </table:table-cell>
          <table:table-cell office:value-type="string" table:style-name="ce1">
            <text:p>(699) 407-0837</text:p>
          </table:table-cell>
          <table:table-cell office:value-type="string" table:style-name="ce1">
            <text:p>jshirley@outlook.com</text:p>
          </table:table-cell>
          <table:table-cell office:value-type="date" office:date-value="2016-01-02T13:29:17" table:style-name="ce5">
            <text:p>2/1/2016 13:29</text:p>
          </table:table-cell>
          <table:table-cell office:value-type="string" table:style-name="ce6">
            <text:p>A</text:p>
          </table:table-cell>
          <table:table-cell office:value-type="float" office:value="10056" table:formula="of:=RANDBETWEEN(0;99999)" table:style-name="ce1">
            <text:p>100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7</text:p>
          </table:table-cell>
          <table:table-cell office:value-type="string" table:style-name="ce1">
            <text:p>Adelardo Chico-Cuesta</text:p>
          </table:table-cell>
          <table:table-cell office:value-type="date" office:date-value="1993-11-01T00:00:00" table:style-name="ce4">
            <text:p>1/11/1993</text:p>
          </table:table-cell>
          <table:table-cell office:value-type="string" table:style-name="ce1">
            <text:p>735 E. Newbridge St.</text:p>
          </table:table-cell>
          <table:table-cell office:value-type="string" table:style-name="ce1">
            <text:p>Lake Worth, FL 33461</text:p>
          </table:table-cell>
          <table:table-cell office:value-type="string" table:style-name="ce1">
            <text:p>(272) 549-4608</text:p>
          </table:table-cell>
          <table:table-cell office:value-type="string" table:style-name="ce1">
            <text:p>niknejad@me.com</text:p>
          </table:table-cell>
          <table:table-cell office:value-type="date" office:date-value="2012-08-23T03:56:01" table:style-name="ce5">
            <text:p>23/8/2012 3:56</text:p>
          </table:table-cell>
          <table:table-cell office:value-type="string" table:style-name="ce6">
            <text:p>B</text:p>
          </table:table-cell>
          <table:table-cell office:value-type="float" office:value="88676" table:formula="of:=RANDBETWEEN(0;99999)" table:style-name="ce1">
            <text:p>886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8</text:p>
          </table:table-cell>
          <table:table-cell office:value-type="string" table:style-name="ce1">
            <text:p>Dorotea Diez Aznar</text:p>
          </table:table-cell>
          <table:table-cell office:value-type="date" office:date-value="1983-02-14T00:00:00" table:style-name="ce4">
            <text:p>14/2/1983</text:p>
          </table:table-cell>
          <table:table-cell office:value-type="string" table:style-name="ce1">
            <text:p>607 Cherry Hill Street</text:p>
          </table:table-cell>
          <table:table-cell office:value-type="string" table:style-name="ce1">
            <text:p>Bradenton, FL 34207</text:p>
          </table:table-cell>
          <table:table-cell office:value-type="string" table:style-name="ce1">
            <text:p>(887) 405-0872</text:p>
          </table:table-cell>
          <table:table-cell office:value-type="string" table:style-name="ce1">
            <text:p>punkis@sbcglobal.net</text:p>
          </table:table-cell>
          <table:table-cell office:value-type="date" office:date-value="2013-01-15T11:44:11" table:style-name="ce5">
            <text:p>15/1/2013 11:44</text:p>
          </table:table-cell>
          <table:table-cell office:value-type="string" table:style-name="ce6">
            <text:p>B</text:p>
          </table:table-cell>
          <table:table-cell office:value-type="float" office:value="77865" table:formula="of:=RANDBETWEEN(0;99999)" table:style-name="ce1">
            <text:p>778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9</text:p>
          </table:table-cell>
          <table:table-cell office:value-type="string" table:style-name="ce1">
            <text:p>Donato Noguera Mármol</text:p>
          </table:table-cell>
          <table:table-cell office:value-type="date" office:date-value="1989-06-08T00:00:00" table:style-name="ce4">
            <text:p>8/6/1989</text:p>
          </table:table-cell>
          <table:table-cell office:value-type="string" table:style-name="ce1">
            <text:p>732 Prince Lane</text:p>
          </table:table-cell>
          <table:table-cell office:value-type="string" table:style-name="ce1">
            <text:p>Bradenton, FL 34209</text:p>
          </table:table-cell>
          <table:table-cell office:value-type="string" table:style-name="ce1">
            <text:p>(762) 491-8640</text:p>
          </table:table-cell>
          <table:table-cell office:value-type="string" table:style-name="ce1">
            <text:p>skaufman@comcast.net</text:p>
          </table:table-cell>
          <table:table-cell office:value-type="date" office:date-value="2009-05-09T14:29:14" table:style-name="ce5">
            <text:p>9/5/2009 14:29</text:p>
          </table:table-cell>
          <table:table-cell office:value-type="string" table:style-name="ce6">
            <text:p>B</text:p>
          </table:table-cell>
          <table:table-cell office:value-type="float" office:value="96262" table:formula="of:=RANDBETWEEN(0;99999)" table:style-name="ce1">
            <text:p>962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0</text:p>
          </table:table-cell>
          <table:table-cell office:value-type="string" table:style-name="ce1">
            <text:p>María Del Carmen Benítez-Lozano</text:p>
          </table:table-cell>
          <table:table-cell office:value-type="date" office:date-value="1998-03-29T00:00:00" table:style-name="ce4">
            <text:p>29/3/1998</text:p>
          </table:table-cell>
          <table:table-cell office:value-type="string" table:style-name="ce1">
            <text:p>27 Grandrose Ave.</text:p>
          </table:table-cell>
          <table:table-cell office:value-type="string" table:style-name="ce1">
            <text:p>Port Richey, FL 34668</text:p>
          </table:table-cell>
          <table:table-cell office:value-type="string" table:style-name="ce1">
            <text:p>(368) 723-8977</text:p>
          </table:table-cell>
          <table:table-cell office:value-type="string" table:style-name="ce1">
            <text:p>kmiller@yahoo.com</text:p>
          </table:table-cell>
          <table:table-cell office:value-type="date" office:date-value="2009-08-01T02:09:11" table:style-name="ce5">
            <text:p>1/8/2009 2:09</text:p>
          </table:table-cell>
          <table:table-cell office:value-type="string" table:style-name="ce6">
            <text:p>C</text:p>
          </table:table-cell>
          <table:table-cell office:value-type="float" office:value="86422" table:formula="of:=RANDBETWEEN(0;99999)" table:style-name="ce1">
            <text:p>864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1</text:p>
          </table:table-cell>
          <table:table-cell office:value-type="string" table:style-name="ce1">
            <text:p>Roxana Sanjuan Nieto</text:p>
          </table:table-cell>
          <table:table-cell office:value-type="date" office:date-value="1998-05-19T00:00:00" table:style-name="ce4">
            <text:p>19/5/1998</text:p>
          </table:table-cell>
          <table:table-cell office:value-type="string" table:style-name="ce1">
            <text:p>895 Sleepy Hollow St.</text:p>
          </table:table-cell>
          <table:table-cell office:value-type="string" table:style-name="ce1">
            <text:p>Orange Park, FL 32073</text:p>
          </table:table-cell>
          <table:table-cell office:value-type="string" table:style-name="ce1">
            <text:p>(698) 412-9077</text:p>
          </table:table-cell>
          <table:table-cell office:value-type="string" table:style-name="ce1">
            <text:p>hoangle@verizon.net</text:p>
          </table:table-cell>
          <table:table-cell office:value-type="date" office:date-value="2013-12-17T06:38:49" table:style-name="ce5">
            <text:p>17/12/2013 6:38</text:p>
          </table:table-cell>
          <table:table-cell office:value-type="string" table:style-name="ce6">
            <text:p>A</text:p>
          </table:table-cell>
          <table:table-cell office:value-type="float" office:value="56354" table:formula="of:=RANDBETWEEN(0;99999)" table:style-name="ce1">
            <text:p>563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2</text:p>
          </table:table-cell>
          <table:table-cell office:value-type="string" table:style-name="ce1">
            <text:p>Primitiva Villalba Valenciano</text:p>
          </table:table-cell>
          <table:table-cell office:value-type="date" office:date-value="1976-08-27T00:00:00" table:style-name="ce4">
            <text:p>27/8/1976</text:p>
          </table:table-cell>
          <table:table-cell office:value-type="string" table:style-name="ce1">
            <text:p>767 North Miller St.</text:p>
          </table:table-cell>
          <table:table-cell office:value-type="string" table:style-name="ce1">
            <text:p>Miami, FL 33147</text:p>
          </table:table-cell>
          <table:table-cell office:value-type="string" table:style-name="ce1">
            <text:p>(302) 256-8455</text:p>
          </table:table-cell>
          <table:table-cell office:value-type="string" table:style-name="ce1">
            <text:p>miturria@aol.com</text:p>
          </table:table-cell>
          <table:table-cell office:value-type="date" office:date-value="2010-03-03T06:22:41" table:style-name="ce5">
            <text:p>3/3/2010 6:22</text:p>
          </table:table-cell>
          <table:table-cell office:value-type="string" table:style-name="ce6">
            <text:p>E</text:p>
          </table:table-cell>
          <table:table-cell office:value-type="float" office:value="82474" table:formula="of:=RANDBETWEEN(0;99999)" table:style-name="ce1">
            <text:p>824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3</text:p>
          </table:table-cell>
          <table:table-cell office:value-type="string" table:style-name="ce1">
            <text:p>Aura Manzano Pedrero</text:p>
          </table:table-cell>
          <table:table-cell office:value-type="date" office:date-value="1984-02-05T00:00:00" table:style-name="ce4">
            <text:p>5/2/1984</text:p>
          </table:table-cell>
          <table:table-cell office:value-type="string" table:style-name="ce1">
            <text:p>7049 Water Road</text:p>
          </table:table-cell>
          <table:table-cell office:value-type="string" table:style-name="ce1">
            <text:p>Hialeah, FL 33016</text:p>
          </table:table-cell>
          <table:table-cell office:value-type="string" table:style-name="ce1">
            <text:p>(917) 817-2323</text:p>
          </table:table-cell>
          <table:table-cell office:value-type="string" table:style-name="ce1">
            <text:p>bartlett@verizon.net</text:p>
          </table:table-cell>
          <table:table-cell office:value-type="date" office:date-value="2006-02-14T14:10:13" table:style-name="ce5">
            <text:p>14/2/2006 14:10</text:p>
          </table:table-cell>
          <table:table-cell office:value-type="string" table:style-name="ce6">
            <text:p>B</text:p>
          </table:table-cell>
          <table:table-cell office:value-type="float" office:value="50607" table:formula="of:=RANDBETWEEN(0;99999)" table:style-name="ce1">
            <text:p>506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4</text:p>
          </table:table-cell>
          <table:table-cell office:value-type="string" table:style-name="ce1">
            <text:p>Sabas Macario Murcia Quintanilla</text:p>
          </table:table-cell>
          <table:table-cell office:value-type="date" office:date-value="1983-07-02T00:00:00" table:style-name="ce4">
            <text:p>2/7/1983</text:p>
          </table:table-cell>
          <table:table-cell office:value-type="string" table:style-name="ce1">
            <text:p>17 South Court</text:p>
          </table:table-cell>
          <table:table-cell office:value-type="string" table:style-name="ce1">
            <text:p>Saint Petersburg, FL 33702</text:p>
          </table:table-cell>
          <table:table-cell office:value-type="string" table:style-name="ce1">
            <text:p>(272) 983-1657</text:p>
          </table:table-cell>
          <table:table-cell office:value-type="string" table:style-name="ce1">
            <text:p>afifi@icloud.com</text:p>
          </table:table-cell>
          <table:table-cell office:value-type="date" office:date-value="2007-04-26T23:30:52" table:style-name="ce5">
            <text:p>26/4/2007 23:30</text:p>
          </table:table-cell>
          <table:table-cell office:value-type="string" table:style-name="ce6">
            <text:p>A</text:p>
          </table:table-cell>
          <table:table-cell office:value-type="float" office:value="92649" table:formula="of:=RANDBETWEEN(0;99999)" table:style-name="ce1">
            <text:p>926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5</text:p>
          </table:table-cell>
          <table:table-cell office:value-type="string" table:style-name="ce1">
            <text:p>Apolinar Falcón-Cadenas</text:p>
          </table:table-cell>
          <table:table-cell office:value-type="date" office:date-value="1975-01-01T00:00:00" table:style-name="ce4">
            <text:p>1/1/1975</text:p>
          </table:table-cell>
          <table:table-cell office:value-type="string" table:style-name="ce1">
            <text:p>9198 West Grant Street</text:p>
          </table:table-cell>
          <table:table-cell office:value-type="string" table:style-name="ce1">
            <text:p>Orlando, FL 32822</text:p>
          </table:table-cell>
          <table:table-cell office:value-type="string" table:style-name="ce1">
            <text:p>(334) 772-1013</text:p>
          </table:table-cell>
          <table:table-cell office:value-type="string" table:style-name="ce1">
            <text:p>keiji@aol.com</text:p>
          </table:table-cell>
          <table:table-cell office:value-type="date" office:date-value="2009-12-23T15:36:15" table:style-name="ce5">
            <text:p>23/12/2009 15:36</text:p>
          </table:table-cell>
          <table:table-cell office:value-type="string" table:style-name="ce6">
            <text:p>C</text:p>
          </table:table-cell>
          <table:table-cell office:value-type="float" office:value="42916" table:formula="of:=RANDBETWEEN(0;99999)" table:style-name="ce1">
            <text:p>429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6</text:p>
          </table:table-cell>
          <table:table-cell office:value-type="string" table:style-name="ce1">
            <text:p>Horacio Gallego Matas</text:p>
          </table:table-cell>
          <table:table-cell office:value-type="date" office:date-value="1996-10-29T00:00:00" table:style-name="ce4">
            <text:p>29/10/1996</text:p>
          </table:table-cell>
          <table:table-cell office:value-type="string" table:style-name="ce1">
            <text:p>50 Lawrence Rd.</text:p>
          </table:table-cell>
          <table:table-cell office:value-type="string" table:style-name="ce1">
            <text:p>Tallahassee, FL 32310</text:p>
          </table:table-cell>
          <table:table-cell office:value-type="string" table:style-name="ce1">
            <text:p>(299) 772-6764</text:p>
          </table:table-cell>
          <table:table-cell office:value-type="string" table:style-name="ce1">
            <text:p>kramulous@icloud.com</text:p>
          </table:table-cell>
          <table:table-cell office:value-type="date" office:date-value="2017-08-23T22:52:58" table:style-name="ce5">
            <text:p>23/8/2017 22:52</text:p>
          </table:table-cell>
          <table:table-cell office:value-type="string" table:style-name="ce6">
            <text:p>E</text:p>
          </table:table-cell>
          <table:table-cell office:value-type="float" office:value="5859" table:formula="of:=RANDBETWEEN(0;99999)" table:style-name="ce1">
            <text:p>58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7</text:p>
          </table:table-cell>
          <table:table-cell office:value-type="string" table:style-name="ce1">
            <text:p>Curro Cañellas-Abad</text:p>
          </table:table-cell>
          <table:table-cell office:value-type="date" office:date-value="1982-12-28T00:00:00" table:style-name="ce4">
            <text:p>28/12/1982</text:p>
          </table:table-cell>
          <table:table-cell office:value-type="string" table:style-name="ce1">
            <text:p>858 Race St.</text:p>
          </table:table-cell>
          <table:table-cell office:value-type="string" table:style-name="ce1">
            <text:p>Jacksonville, FL 32210</text:p>
          </table:table-cell>
          <table:table-cell office:value-type="string" table:style-name="ce1">
            <text:p>(229) 988-7982</text:p>
          </table:table-cell>
          <table:table-cell office:value-type="string" table:style-name="ce1">
            <text:p>cantu@mac.com</text:p>
          </table:table-cell>
          <table:table-cell office:value-type="date" office:date-value="2013-02-18T14:02:02" table:style-name="ce5">
            <text:p>18/2/2013 14:02</text:p>
          </table:table-cell>
          <table:table-cell office:value-type="string" table:style-name="ce6">
            <text:p>B</text:p>
          </table:table-cell>
          <table:table-cell office:value-type="float" office:value="83442" table:formula="of:=RANDBETWEEN(0;99999)" table:style-name="ce1">
            <text:p>834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8</text:p>
          </table:table-cell>
          <table:table-cell office:value-type="string" table:style-name="ce1">
            <text:p>Julio Corominas</text:p>
          </table:table-cell>
          <table:table-cell office:value-type="date" office:date-value="1977-12-13T00:00:00" table:style-name="ce4">
            <text:p>13/12/1977</text:p>
          </table:table-cell>
          <table:table-cell office:value-type="string" table:style-name="ce1">
            <text:p>93 East Longbranch Dr.</text:p>
          </table:table-cell>
          <table:table-cell office:value-type="string" table:style-name="ce1">
            <text:p>Hollywood, FL 33020</text:p>
          </table:table-cell>
          <table:table-cell office:value-type="string" table:style-name="ce1">
            <text:p>(583) 883-0821</text:p>
          </table:table-cell>
          <table:table-cell office:value-type="string" table:style-name="ce1">
            <text:p>wojciech@live.com</text:p>
          </table:table-cell>
          <table:table-cell office:value-type="date" office:date-value="2012-04-30T15:18:41" table:style-name="ce5">
            <text:p>30/4/2012 15:18</text:p>
          </table:table-cell>
          <table:table-cell office:value-type="string" table:style-name="ce6">
            <text:p>E</text:p>
          </table:table-cell>
          <table:table-cell office:value-type="float" office:value="30424" table:formula="of:=RANDBETWEEN(0;99999)" table:style-name="ce1">
            <text:p>304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9</text:p>
          </table:table-cell>
          <table:table-cell office:value-type="string" table:style-name="ce1">
            <text:p>Dominga Olmedo Lara</text:p>
          </table:table-cell>
          <table:table-cell office:value-type="date" office:date-value="1987-01-31T00:00:00" table:style-name="ce4">
            <text:p>31/1/1987</text:p>
          </table:table-cell>
          <table:table-cell office:value-type="string" table:style-name="ce1">
            <text:p>19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64) 724-8248</text:p>
          </table:table-cell>
          <table:table-cell office:value-type="string" table:style-name="ce1">
            <text:p>dogdude@gmail.com</text:p>
          </table:table-cell>
          <table:table-cell office:value-type="date" office:date-value="2008-03-20T23:14:49" table:style-name="ce5">
            <text:p>20/3/2008 23:14</text:p>
          </table:table-cell>
          <table:table-cell office:value-type="string" table:style-name="ce6">
            <text:p>B</text:p>
          </table:table-cell>
          <table:table-cell office:value-type="float" office:value="83137" table:formula="of:=RANDBETWEEN(0;99999)" table:style-name="ce1">
            <text:p>831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0</text:p>
          </table:table-cell>
          <table:table-cell office:value-type="string" table:style-name="ce1">
            <text:p>Norberto Cortés Coca</text:p>
          </table:table-cell>
          <table:table-cell office:value-type="date" office:date-value="1998-04-30T00:00:00" table:style-name="ce4">
            <text:p>30/4/1998</text:p>
          </table:table-cell>
          <table:table-cell office:value-type="string" table:style-name="ce1">
            <text:p>NW48 5MP</text:p>
          </table:table-cell>
          <table:table-cell office:value-type="string" table:style-name="ce1">
            <text:p>135 Kingsway</text:p>
          </table:table-cell>
          <table:table-cell office:value-type="string" table:style-name="ce1">
            <text:p>(468) 449-7481</text:p>
          </table:table-cell>
          <table:table-cell office:value-type="string" table:style-name="ce1">
            <text:p>tmaek@verizon.net</text:p>
          </table:table-cell>
          <table:table-cell office:value-type="date" office:date-value="2007-10-20T23:27:53" table:style-name="ce5">
            <text:p>20/10/2007 23:27</text:p>
          </table:table-cell>
          <table:table-cell office:value-type="string" table:style-name="ce6">
            <text:p>E</text:p>
          </table:table-cell>
          <table:table-cell office:value-type="float" office:value="45685" table:formula="of:=RANDBETWEEN(0;99999)" table:style-name="ce1">
            <text:p>456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1</text:p>
          </table:table-cell>
          <table:table-cell office:value-type="string" table:style-name="ce1">
            <text:p>Juana Valls Ruiz</text:p>
          </table:table-cell>
          <table:table-cell office:value-type="date" office:date-value="1992-12-27T00:00:00" table:style-name="ce4">
            <text:p>27/12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7 3AI</text:p>
          </table:table-cell>
          <table:table-cell office:value-type="string" table:style-name="ce1">
            <text:p>(628) 943-0691</text:p>
          </table:table-cell>
          <table:table-cell office:value-type="string" table:style-name="ce1">
            <text:p>dmath@live.com</text:p>
          </table:table-cell>
          <table:table-cell office:value-type="date" office:date-value="2005-06-09T13:39:41" table:style-name="ce5">
            <text:p>9/6/2005 13:39</text:p>
          </table:table-cell>
          <table:table-cell office:value-type="string" table:style-name="ce6">
            <text:p>C</text:p>
          </table:table-cell>
          <table:table-cell office:value-type="float" office:value="69537" table:formula="of:=RANDBETWEEN(0;99999)" table:style-name="ce1">
            <text:p>695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2</text:p>
          </table:table-cell>
          <table:table-cell office:value-type="string" table:style-name="ce1">
            <text:p>Inés García Nevado</text:p>
          </table:table-cell>
          <table:table-cell office:value-type="date" office:date-value="1992-04-28T00:00:00" table:style-name="ce4">
            <text:p>28/4/1992</text:p>
          </table:table-cell>
          <table:table-cell office:value-type="string" table:style-name="ce1">
            <text:p>41 School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12) 908-2589</text:p>
          </table:table-cell>
          <table:table-cell office:value-type="string" table:style-name="ce1">
            <text:p>heine@gmail.com</text:p>
          </table:table-cell>
          <table:table-cell office:value-type="date" office:date-value="2016-10-12T14:39:45" table:style-name="ce5">
            <text:p>12/10/2016 14:39</text:p>
          </table:table-cell>
          <table:table-cell office:value-type="string" table:style-name="ce6">
            <text:p>B</text:p>
          </table:table-cell>
          <table:table-cell office:value-type="float" office:value="767" table:formula="of:=RANDBETWEEN(0;99999)" table:style-name="ce1">
            <text:p>7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3</text:p>
          </table:table-cell>
          <table:table-cell office:value-type="string" table:style-name="ce1">
            <text:p>Marianela Pablo Samper</text:p>
          </table:table-cell>
          <table:table-cell office:value-type="date" office:date-value="1971-06-10T00:00:00" table:style-name="ce4">
            <text:p>10/6/1971</text:p>
          </table:table-cell>
          <table:table-cell office:value-type="string" table:style-name="ce1">
            <text:p>NW31 7RM</text:p>
          </table:table-cell>
          <table:table-cell office:value-type="string" table:style-name="ce1">
            <text:p>45 Park Road</text:p>
          </table:table-cell>
          <table:table-cell office:value-type="string" table:style-name="ce1">
            <text:p>(987) 571-6279</text:p>
          </table:table-cell>
          <table:table-cell office:value-type="string" table:style-name="ce1">
            <text:p>ramollin@aol.com</text:p>
          </table:table-cell>
          <table:table-cell office:value-type="date" office:date-value="2007-08-26T07:41:34" table:style-name="ce5">
            <text:p>26/8/2007 7:41</text:p>
          </table:table-cell>
          <table:table-cell office:value-type="string" table:style-name="ce6">
            <text:p>D</text:p>
          </table:table-cell>
          <table:table-cell office:value-type="float" office:value="39146" table:formula="of:=RANDBETWEEN(0;99999)" table:style-name="ce1">
            <text:p>391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4</text:p>
          </table:table-cell>
          <table:table-cell office:value-type="string" table:style-name="ce1">
            <text:p>Azahar Solsona</text:p>
          </table:table-cell>
          <table:table-cell office:value-type="date" office:date-value="1970-12-31T00:00:00" table:style-name="ce4">
            <text:p>31/12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80 5TY</text:p>
          </table:table-cell>
          <table:table-cell office:value-type="string" table:style-name="ce1">
            <text:p>(929) 373-3828</text:p>
          </table:table-cell>
          <table:table-cell office:value-type="string" table:style-name="ce1">
            <text:p>esbeck@msn.com</text:p>
          </table:table-cell>
          <table:table-cell office:value-type="date" office:date-value="2007-07-17T19:55:18" table:style-name="ce5">
            <text:p>17/7/2007 19:55</text:p>
          </table:table-cell>
          <table:table-cell office:value-type="string" table:style-name="ce6">
            <text:p>C</text:p>
          </table:table-cell>
          <table:table-cell office:value-type="float" office:value="16387" table:formula="of:=RANDBETWEEN(0;99999)" table:style-name="ce1">
            <text:p>163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5</text:p>
          </table:table-cell>
          <table:table-cell office:value-type="string" table:style-name="ce1">
            <text:p>Patricia Leon Grande</text:p>
          </table:table-cell>
          <table:table-cell office:value-type="date" office:date-value="2000-05-02T00:00:00" table:style-name="ce4">
            <text:p>2/5/2000</text:p>
          </table:table-cell>
          <table:table-cell office:value-type="string" table:style-name="ce1">
            <text:p>54 King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34) 789-3855</text:p>
          </table:table-cell>
          <table:table-cell office:value-type="string" table:style-name="ce1">
            <text:p>tarreau@optonline.net</text:p>
          </table:table-cell>
          <table:table-cell office:value-type="date" office:date-value="2011-11-19T02:18:42" table:style-name="ce5">
            <text:p>19/11/2011 2:18</text:p>
          </table:table-cell>
          <table:table-cell office:value-type="string" table:style-name="ce6">
            <text:p>B</text:p>
          </table:table-cell>
          <table:table-cell office:value-type="float" office:value="31969" table:formula="of:=RANDBETWEEN(0;99999)" table:style-name="ce1">
            <text:p>319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6</text:p>
          </table:table-cell>
          <table:table-cell office:value-type="string" table:style-name="ce1">
            <text:p>Inmaculada Moles-Verdú</text:p>
          </table:table-cell>
          <table:table-cell office:value-type="date" office:date-value="1979-08-02T00:00:00" table:style-name="ce4">
            <text:p>2/8/1979</text:p>
          </table:table-cell>
          <table:table-cell office:value-type="string" table:style-name="ce1">
            <text:p>N75 6DC</text:p>
          </table:table-cell>
          <table:table-cell office:value-type="string" table:style-name="ce1">
            <text:p>9746 Church Lane</text:p>
          </table:table-cell>
          <table:table-cell office:value-type="string" table:style-name="ce1">
            <text:p>(733) 556-5309</text:p>
          </table:table-cell>
          <table:table-cell office:value-type="string" table:style-name="ce1">
            <text:p>crypt@gmail.com</text:p>
          </table:table-cell>
          <table:table-cell office:value-type="date" office:date-value="2020-06-19T07:38:02" table:style-name="ce5">
            <text:p>19/6/2020 7:38</text:p>
          </table:table-cell>
          <table:table-cell office:value-type="string" table:style-name="ce6">
            <text:p>C</text:p>
          </table:table-cell>
          <table:table-cell office:value-type="float" office:value="96012" table:formula="of:=RANDBETWEEN(0;99999)" table:style-name="ce1">
            <text:p>960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7</text:p>
          </table:table-cell>
          <table:table-cell office:value-type="string" table:style-name="ce1">
            <text:p>Piedad Casanova</text:p>
          </table:table-cell>
          <table:table-cell office:value-type="date" office:date-value="1991-04-13T00:00:00" table:style-name="ce4">
            <text:p>13/4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57 1VD</text:p>
          </table:table-cell>
          <table:table-cell office:value-type="string" table:style-name="ce1">
            <text:p>(429) 856-2926</text:p>
          </table:table-cell>
          <table:table-cell office:value-type="string" table:style-name="ce1">
            <text:p>flavell@aol.com</text:p>
          </table:table-cell>
          <table:table-cell office:value-type="date" office:date-value="2006-07-20T17:49:38" table:style-name="ce5">
            <text:p>20/7/2006 17:49</text:p>
          </table:table-cell>
          <table:table-cell office:value-type="string" table:style-name="ce6">
            <text:p>D</text:p>
          </table:table-cell>
          <table:table-cell office:value-type="float" office:value="46038" table:formula="of:=RANDBETWEEN(0;99999)" table:style-name="ce1">
            <text:p>460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8</text:p>
          </table:table-cell>
          <table:table-cell office:value-type="string" table:style-name="ce1">
            <text:p>Dafne Amigó-Arias</text:p>
          </table:table-cell>
          <table:table-cell office:value-type="date" office:date-value="1982-11-05T00:00:00" table:style-name="ce4">
            <text:p>5/11/1982</text:p>
          </table:table-cell>
          <table:table-cell office:value-type="string" table:style-name="ce1">
            <text:p>9241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67) 348-9295</text:p>
          </table:table-cell>
          <table:table-cell office:value-type="string" table:style-name="ce1">
            <text:p>dpitts@yahoo.ca</text:p>
          </table:table-cell>
          <table:table-cell office:value-type="date" office:date-value="2011-04-04T08:06:20" table:style-name="ce5">
            <text:p>4/4/2011 8:06</text:p>
          </table:table-cell>
          <table:table-cell office:value-type="string" table:style-name="ce6">
            <text:p>D</text:p>
          </table:table-cell>
          <table:table-cell office:value-type="float" office:value="33420" table:formula="of:=RANDBETWEEN(0;99999)" table:style-name="ce1">
            <text:p>334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9</text:p>
          </table:table-cell>
          <table:table-cell office:value-type="string" table:style-name="ce1">
            <text:p>Anabel Tur Llorens</text:p>
          </table:table-cell>
          <table:table-cell office:value-type="date" office:date-value="1999-10-21T00:00:00" table:style-name="ce4">
            <text:p>21/10/1999</text:p>
          </table:table-cell>
          <table:table-cell office:value-type="string" table:style-name="ce1">
            <text:p>SE50 2RD</text:p>
          </table:table-cell>
          <table:table-cell office:value-type="string" table:style-name="ce1">
            <text:p>16 West Street</text:p>
          </table:table-cell>
          <table:table-cell office:value-type="string" table:style-name="ce1">
            <text:p>(698) 662-7980</text:p>
          </table:table-cell>
          <table:table-cell office:value-type="string" table:style-name="ce1">
            <text:p>rsteiner@sbcglobal.net</text:p>
          </table:table-cell>
          <table:table-cell office:value-type="date" office:date-value="2006-03-14T23:17:05" table:style-name="ce5">
            <text:p>14/3/2006 23:17</text:p>
          </table:table-cell>
          <table:table-cell office:value-type="string" table:style-name="ce6">
            <text:p>D</text:p>
          </table:table-cell>
          <table:table-cell office:value-type="float" office:value="61522" table:formula="of:=RANDBETWEEN(0;99999)" table:style-name="ce1">
            <text:p>615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0</text:p>
          </table:table-cell>
          <table:table-cell office:value-type="string" table:style-name="ce1">
            <text:p>Danilo Jose Antonio Escobar Muro</text:p>
          </table:table-cell>
          <table:table-cell office:value-type="date" office:date-value="1991-01-30T00:00:00" table:style-name="ce4">
            <text:p>30/1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51 9IV</text:p>
          </table:table-cell>
          <table:table-cell office:value-type="string" table:style-name="ce1">
            <text:p>(632) 905-5610</text:p>
          </table:table-cell>
          <table:table-cell office:value-type="string" table:style-name="ce1">
            <text:p>clkao@mac.com</text:p>
          </table:table-cell>
          <table:table-cell office:value-type="date" office:date-value="2013-04-09T18:22:02" table:style-name="ce5">
            <text:p>9/4/2013 18:22</text:p>
          </table:table-cell>
          <table:table-cell office:value-type="string" table:style-name="ce6">
            <text:p>A</text:p>
          </table:table-cell>
          <table:table-cell office:value-type="float" office:value="46784" table:formula="of:=RANDBETWEEN(0;99999)" table:style-name="ce1">
            <text:p>467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1</text:p>
          </table:table-cell>
          <table:table-cell office:value-type="string" table:style-name="ce1">
            <text:p>Aura Salcedo Vigil</text:p>
          </table:table-cell>
          <table:table-cell office:value-type="date" office:date-value="1991-02-17T00:00:00" table:style-name="ce4">
            <text:p>17/2/1991</text:p>
          </table:table-cell>
          <table:table-cell office:value-type="string" table:style-name="ce1">
            <text:p>168 The Green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01) 282-1660</text:p>
          </table:table-cell>
          <table:table-cell office:value-type="string" table:style-name="ce1">
            <text:p>slaff@yahoo.ca</text:p>
          </table:table-cell>
          <table:table-cell office:value-type="date" office:date-value="2006-07-01T02:17:16" table:style-name="ce5">
            <text:p>1/7/2006 2:17</text:p>
          </table:table-cell>
          <table:table-cell office:value-type="string" table:style-name="ce6">
            <text:p>B</text:p>
          </table:table-cell>
          <table:table-cell office:value-type="float" office:value="54784" table:formula="of:=RANDBETWEEN(0;99999)" table:style-name="ce1">
            <text:p>547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2</text:p>
          </table:table-cell>
          <table:table-cell office:value-type="string" table:style-name="ce1">
            <text:p>Ramiro Cepeda Casanova</text:p>
          </table:table-cell>
          <table:table-cell office:value-type="date" office:date-value="1973-12-11T00:00:00" table:style-name="ce4">
            <text:p>11/12/1973</text:p>
          </table:table-cell>
          <table:table-cell office:value-type="string" table:style-name="ce1">
            <text:p>N47 9MT</text:p>
          </table:table-cell>
          <table:table-cell office:value-type="string" table:style-name="ce1">
            <text:p>54 West Street</text:p>
          </table:table-cell>
          <table:table-cell office:value-type="string" table:style-name="ce1">
            <text:p>(229) 509-6838</text:p>
          </table:table-cell>
          <table:table-cell office:value-type="string" table:style-name="ce1">
            <text:p>emmanuel@hotmail.com</text:p>
          </table:table-cell>
          <table:table-cell office:value-type="date" office:date-value="2010-05-21T01:10:45" table:style-name="ce5">
            <text:p>21/5/2010 1:10</text:p>
          </table:table-cell>
          <table:table-cell office:value-type="string" table:style-name="ce6">
            <text:p>C</text:p>
          </table:table-cell>
          <table:table-cell office:value-type="float" office:value="52452" table:formula="of:=RANDBETWEEN(0;99999)" table:style-name="ce1">
            <text:p>524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3</text:p>
          </table:table-cell>
          <table:table-cell office:value-type="string" table:style-name="ce1">
            <text:p>Nadia Tormo</text:p>
          </table:table-cell>
          <table:table-cell office:value-type="date" office:date-value="1987-07-08T00:00:00" table:style-name="ce4">
            <text:p>8/7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49 7QC</text:p>
          </table:table-cell>
          <table:table-cell office:value-type="string" table:style-name="ce1">
            <text:p>(852) 727-9985</text:p>
          </table:table-cell>
          <table:table-cell office:value-type="string" table:style-name="ce1">
            <text:p>evans@icloud.com</text:p>
          </table:table-cell>
          <table:table-cell office:value-type="date" office:date-value="2012-12-13T00:21:23" table:style-name="ce5">
            <text:p>13/12/2012 0:21</text:p>
          </table:table-cell>
          <table:table-cell office:value-type="string" table:style-name="ce6">
            <text:p>C</text:p>
          </table:table-cell>
          <table:table-cell office:value-type="float" office:value="29274" table:formula="of:=RANDBETWEEN(0;99999)" table:style-name="ce1">
            <text:p>292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4</text:p>
          </table:table-cell>
          <table:table-cell office:value-type="string" table:style-name="ce1">
            <text:p>Paola González Piquer</text:p>
          </table:table-cell>
          <table:table-cell office:value-type="date" office:date-value="1970-06-14T00:00:00" table:style-name="ce4">
            <text:p>14/6/1970</text:p>
          </table:table-cell>
          <table:table-cell office:value-type="string" table:style-name="ce1">
            <text:p>165 Spring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78) 768-5731</text:p>
          </table:table-cell>
          <table:table-cell office:value-type="string" table:style-name="ce1">
            <text:p>tezbo@verizon.net</text:p>
          </table:table-cell>
          <table:table-cell office:value-type="date" office:date-value="2015-10-19T11:19:54" table:style-name="ce5">
            <text:p>19/10/2015 11:19</text:p>
          </table:table-cell>
          <table:table-cell office:value-type="string" table:style-name="ce6">
            <text:p>D</text:p>
          </table:table-cell>
          <table:table-cell office:value-type="float" office:value="64436" table:formula="of:=RANDBETWEEN(0;99999)" table:style-name="ce1">
            <text:p>644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5</text:p>
          </table:table-cell>
          <table:table-cell office:value-type="string" table:style-name="ce1">
            <text:p>Remedios Quesada Heredia</text:p>
          </table:table-cell>
          <table:table-cell office:value-type="date" office:date-value="1986-06-10T00:00:00" table:style-name="ce4">
            <text:p>10/6/1986</text:p>
          </table:table-cell>
          <table:table-cell office:value-type="string" table:style-name="ce1">
            <text:p>E03 6OB</text:p>
          </table:table-cell>
          <table:table-cell office:value-type="string" table:style-name="ce1">
            <text:p>6 Queen Street</text:p>
          </table:table-cell>
          <table:table-cell office:value-type="string" table:style-name="ce1">
            <text:p>(577) 307-6609</text:p>
          </table:table-cell>
          <table:table-cell office:value-type="string" table:style-name="ce1">
            <text:p>naoya@yahoo.ca</text:p>
          </table:table-cell>
          <table:table-cell office:value-type="date" office:date-value="2007-10-04T20:32:38" table:style-name="ce5">
            <text:p>4/10/2007 20:32</text:p>
          </table:table-cell>
          <table:table-cell office:value-type="string" table:style-name="ce6">
            <text:p>C</text:p>
          </table:table-cell>
          <table:table-cell office:value-type="float" office:value="27561" table:formula="of:=RANDBETWEEN(0;99999)" table:style-name="ce1">
            <text:p>275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6</text:p>
          </table:table-cell>
          <table:table-cell office:value-type="string" table:style-name="ce1">
            <text:p>Andrés Cortés Fuertes</text:p>
          </table:table-cell>
          <table:table-cell office:value-type="date" office:date-value="1996-05-29T00:00:00" table:style-name="ce4">
            <text:p>29/5/199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4 3DH</text:p>
          </table:table-cell>
          <table:table-cell office:value-type="string" table:style-name="ce1">
            <text:p>(799) 915-9575</text:p>
          </table:table-cell>
          <table:table-cell office:value-type="string" table:style-name="ce1">
            <text:p>benanov@me.com</text:p>
          </table:table-cell>
          <table:table-cell office:value-type="date" office:date-value="2020-04-30T05:29:07" table:style-name="ce5">
            <text:p>30/4/2020 5:29</text:p>
          </table:table-cell>
          <table:table-cell office:value-type="string" table:style-name="ce6">
            <text:p>E</text:p>
          </table:table-cell>
          <table:table-cell office:value-type="float" office:value="92303" table:formula="of:=RANDBETWEEN(0;99999)" table:style-name="ce1">
            <text:p>923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7</text:p>
          </table:table-cell>
          <table:table-cell office:value-type="string" table:style-name="ce1">
            <text:p>María Ángeles Infante-Cabanillas</text:p>
          </table:table-cell>
          <table:table-cell office:value-type="date" office:date-value="1972-05-11T00:00:00" table:style-name="ce4">
            <text:p>11/5/1972</text:p>
          </table:table-cell>
          <table:table-cell office:value-type="string" table:style-name="ce1">
            <text:p>64 Sou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44) 335-2955</text:p>
          </table:table-cell>
          <table:table-cell office:value-type="string" table:style-name="ce1">
            <text:p>mwandel@gmail.com</text:p>
          </table:table-cell>
          <table:table-cell office:value-type="date" office:date-value="2016-12-15T08:40:44" table:style-name="ce5">
            <text:p>15/12/2016 8:40</text:p>
          </table:table-cell>
          <table:table-cell office:value-type="string" table:style-name="ce6">
            <text:p>C</text:p>
          </table:table-cell>
          <table:table-cell office:value-type="float" office:value="56467" table:formula="of:=RANDBETWEEN(0;99999)" table:style-name="ce1">
            <text:p>564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8</text:p>
          </table:table-cell>
          <table:table-cell office:value-type="string" table:style-name="ce1">
            <text:p>Heliodoro Antonio Baena Tejada</text:p>
          </table:table-cell>
          <table:table-cell office:value-type="date" office:date-value="1985-05-02T00:00:00" table:style-name="ce4">
            <text:p>2/5/1985</text:p>
          </table:table-cell>
          <table:table-cell office:value-type="string" table:style-name="ce1">
            <text:p>W94 3IX</text:p>
          </table:table-cell>
          <table:table-cell office:value-type="string" table:style-name="ce1">
            <text:p>74 High Street</text:p>
          </table:table-cell>
          <table:table-cell office:value-type="string" table:style-name="ce1">
            <text:p>(617) 452-1538</text:p>
          </table:table-cell>
          <table:table-cell office:value-type="string" table:style-name="ce1">
            <text:p>breegster@comcast.net</text:p>
          </table:table-cell>
          <table:table-cell office:value-type="date" office:date-value="2016-05-11T14:01:58" table:style-name="ce5">
            <text:p>11/5/2016 14:01</text:p>
          </table:table-cell>
          <table:table-cell office:value-type="string" table:style-name="ce6">
            <text:p>D</text:p>
          </table:table-cell>
          <table:table-cell office:value-type="float" office:value="43873" table:formula="of:=RANDBETWEEN(0;99999)" table:style-name="ce1">
            <text:p>438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9</text:p>
          </table:table-cell>
          <table:table-cell office:value-type="string" table:style-name="ce1">
            <text:p>Belen Carballo Lladó</text:p>
          </table:table-cell>
          <table:table-cell office:value-type="date" office:date-value="1999-11-09T00:00:00" table:style-name="ce4">
            <text:p>9/11/199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61 4VP</text:p>
          </table:table-cell>
          <table:table-cell office:value-type="string" table:style-name="ce1">
            <text:p>(919) 981-1829</text:p>
          </table:table-cell>
          <table:table-cell office:value-type="string" table:style-name="ce1">
            <text:p>scato@msn.com</text:p>
          </table:table-cell>
          <table:table-cell office:value-type="date" office:date-value="2012-09-03T19:00:56" table:style-name="ce5">
            <text:p>3/9/2012 19:00</text:p>
          </table:table-cell>
          <table:table-cell office:value-type="string" table:style-name="ce6">
            <text:p>C</text:p>
          </table:table-cell>
          <table:table-cell office:value-type="float" office:value="29228" table:formula="of:=RANDBETWEEN(0;99999)" table:style-name="ce1">
            <text:p>292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0</text:p>
          </table:table-cell>
          <table:table-cell office:value-type="string" table:style-name="ce1">
            <text:p>Quique Márquez Torralba</text:p>
          </table:table-cell>
          <table:table-cell office:value-type="date" office:date-value="1984-06-23T00:00:00" table:style-name="ce4">
            <text:p>23/6/1984</text:p>
          </table:table-cell>
          <table:table-cell office:value-type="string" table:style-name="ce1">
            <text:p>601 Londo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28) 684-9875</text:p>
          </table:table-cell>
          <table:table-cell office:value-type="string" table:style-name="ce1">
            <text:p>mwilson@comcast.net</text:p>
          </table:table-cell>
          <table:table-cell office:value-type="date" office:date-value="2006-10-17T18:15:36" table:style-name="ce5">
            <text:p>17/10/2006 18:15</text:p>
          </table:table-cell>
          <table:table-cell office:value-type="string" table:style-name="ce6">
            <text:p>C</text:p>
          </table:table-cell>
          <table:table-cell office:value-type="float" office:value="85414" table:formula="of:=RANDBETWEEN(0;99999)" table:style-name="ce1">
            <text:p>854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1</text:p>
          </table:table-cell>
          <table:table-cell office:value-type="string" table:style-name="ce1">
            <text:p>Felicidad Amor Cerdán</text:p>
          </table:table-cell>
          <table:table-cell office:value-type="date" office:date-value="1991-09-26T00:00:00" table:style-name="ce4">
            <text:p>26/9/1991</text:p>
          </table:table-cell>
          <table:table-cell office:value-type="string" table:style-name="ce1">
            <text:p>E98 4TE</text:p>
          </table:table-cell>
          <table:table-cell office:value-type="string" table:style-name="ce1">
            <text:p>94 High Street</text:p>
          </table:table-cell>
          <table:table-cell office:value-type="string" table:style-name="ce1">
            <text:p>(494) 899-6340</text:p>
          </table:table-cell>
          <table:table-cell office:value-type="string" table:style-name="ce1">
            <text:p>cgarcia@live.com</text:p>
          </table:table-cell>
          <table:table-cell office:value-type="date" office:date-value="2016-03-06T04:04:42" table:style-name="ce5">
            <text:p>6/3/2016 4:04</text:p>
          </table:table-cell>
          <table:table-cell office:value-type="string" table:style-name="ce6">
            <text:p>D</text:p>
          </table:table-cell>
          <table:table-cell office:value-type="float" office:value="16830" table:formula="of:=RANDBETWEEN(0;99999)" table:style-name="ce1">
            <text:p>168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2</text:p>
          </table:table-cell>
          <table:table-cell office:value-type="string" table:style-name="ce1">
            <text:p>Esteban de Serrano</text:p>
          </table:table-cell>
          <table:table-cell office:value-type="date" office:date-value="1998-11-07T00:00:00" table:style-name="ce4">
            <text:p>7/11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45 7HR</text:p>
          </table:table-cell>
          <table:table-cell office:value-type="string" table:style-name="ce1">
            <text:p>(701) 769-5447</text:p>
          </table:table-cell>
          <table:table-cell office:value-type="string" table:style-name="ce1">
            <text:p>nimaclea@optonline.net</text:p>
          </table:table-cell>
          <table:table-cell office:value-type="date" office:date-value="2008-12-01T13:07:19" table:style-name="ce5">
            <text:p>1/12/2008 13:07</text:p>
          </table:table-cell>
          <table:table-cell office:value-type="string" table:style-name="ce6">
            <text:p>D</text:p>
          </table:table-cell>
          <table:table-cell office:value-type="float" office:value="88684" table:formula="of:=RANDBETWEEN(0;99999)" table:style-name="ce1">
            <text:p>886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3</text:p>
          </table:table-cell>
          <table:table-cell office:value-type="string" table:style-name="ce1">
            <text:p>Eligia Javiera Lladó Pla</text:p>
          </table:table-cell>
          <table:table-cell office:value-type="date" office:date-value="1999-02-19T00:00:00" table:style-name="ce4">
            <text:p>19/2/1999</text:p>
          </table:table-cell>
          <table:table-cell office:value-type="string" table:style-name="ce1">
            <text:p>46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88) 723-4833</text:p>
          </table:table-cell>
          <table:table-cell office:value-type="string" table:style-name="ce1">
            <text:p>gtewari@gmail.com</text:p>
          </table:table-cell>
          <table:table-cell office:value-type="date" office:date-value="2006-02-16T19:36:39" table:style-name="ce5">
            <text:p>16/2/2006 19:36</text:p>
          </table:table-cell>
          <table:table-cell office:value-type="string" table:style-name="ce6">
            <text:p>D</text:p>
          </table:table-cell>
          <table:table-cell office:value-type="float" office:value="30474" table:formula="of:=RANDBETWEEN(0;99999)" table:style-name="ce1">
            <text:p>304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4</text:p>
          </table:table-cell>
          <table:table-cell office:value-type="string" table:style-name="ce1">
            <text:p>Nidia Ordóñez Cañas</text:p>
          </table:table-cell>
          <table:table-cell office:value-type="date" office:date-value="1970-09-08T00:00:00" table:style-name="ce4">
            <text:p>8/9/1970</text:p>
          </table:table-cell>
          <table:table-cell office:value-type="string" table:style-name="ce1">
            <text:p>W96 8WX</text:p>
          </table:table-cell>
          <table:table-cell office:value-type="string" table:style-name="ce1">
            <text:p>78 Queens Road</text:p>
          </table:table-cell>
          <table:table-cell office:value-type="string" table:style-name="ce1">
            <text:p>(936) 408-8750</text:p>
          </table:table-cell>
          <table:table-cell office:value-type="string" table:style-name="ce1">
            <text:p>wmszeliga@att.net</text:p>
          </table:table-cell>
          <table:table-cell office:value-type="date" office:date-value="2010-02-22T20:41:10" table:style-name="ce5">
            <text:p>22/2/2010 20:41</text:p>
          </table:table-cell>
          <table:table-cell office:value-type="string" table:style-name="ce6">
            <text:p>D</text:p>
          </table:table-cell>
          <table:table-cell office:value-type="float" office:value="97396" table:formula="of:=RANDBETWEEN(0;99999)" table:style-name="ce1">
            <text:p>973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5</text:p>
          </table:table-cell>
          <table:table-cell office:value-type="string" table:style-name="ce1">
            <text:p>Adelaida de Egea</text:p>
          </table:table-cell>
          <table:table-cell office:value-type="date" office:date-value="1971-11-13T00:00:00" table:style-name="ce4">
            <text:p>13/11/197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4 0QU</text:p>
          </table:table-cell>
          <table:table-cell office:value-type="string" table:style-name="ce1">
            <text:p>(291) 231-4877</text:p>
          </table:table-cell>
          <table:table-cell office:value-type="string" table:style-name="ce1">
            <text:p>kramulous@aol.com</text:p>
          </table:table-cell>
          <table:table-cell office:value-type="date" office:date-value="2006-02-27T15:30:22" table:style-name="ce5">
            <text:p>27/2/2006 15:30</text:p>
          </table:table-cell>
          <table:table-cell office:value-type="string" table:style-name="ce6">
            <text:p>B</text:p>
          </table:table-cell>
          <table:table-cell office:value-type="float" office:value="99324" table:formula="of:=RANDBETWEEN(0;99999)" table:style-name="ce1">
            <text:p>993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6</text:p>
          </table:table-cell>
          <table:table-cell office:value-type="string" table:style-name="ce1">
            <text:p>Dalila Torre Amores</text:p>
          </table:table-cell>
          <table:table-cell office:value-type="date" office:date-value="1986-01-31T00:00:00" table:style-name="ce4">
            <text:p>31/1/1986</text:p>
          </table:table-cell>
          <table:table-cell office:value-type="string" table:style-name="ce1">
            <text:p>9 Statio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74) 819-4630</text:p>
          </table:table-cell>
          <table:table-cell office:value-type="string" table:style-name="ce1">
            <text:p>ninenine@comcast.net</text:p>
          </table:table-cell>
          <table:table-cell office:value-type="date" office:date-value="2009-10-29T17:39:56" table:style-name="ce5">
            <text:p>29/10/2009 17:39</text:p>
          </table:table-cell>
          <table:table-cell office:value-type="string" table:style-name="ce6">
            <text:p>B</text:p>
          </table:table-cell>
          <table:table-cell office:value-type="float" office:value="7140" table:formula="of:=RANDBETWEEN(0;99999)" table:style-name="ce1">
            <text:p>71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7</text:p>
          </table:table-cell>
          <table:table-cell office:value-type="string" table:style-name="ce1">
            <text:p>Roldán Guardia</text:p>
          </table:table-cell>
          <table:table-cell office:value-type="date" office:date-value="1989-03-09T00:00:00" table:style-name="ce4">
            <text:p>9/3/1989</text:p>
          </table:table-cell>
          <table:table-cell office:value-type="string" table:style-name="ce1">
            <text:p>EC65 7IP</text:p>
          </table:table-cell>
          <table:table-cell office:value-type="string" table:style-name="ce1">
            <text:p>47 Green Lane</text:p>
          </table:table-cell>
          <table:table-cell office:value-type="string" table:style-name="ce1">
            <text:p>(898) 602-2321</text:p>
          </table:table-cell>
          <table:table-cell office:value-type="string" table:style-name="ce1">
            <text:p>jgmyers@gmail.com</text:p>
          </table:table-cell>
          <table:table-cell office:value-type="date" office:date-value="2016-10-25T11:20:02" table:style-name="ce5">
            <text:p>25/10/2016 11:20</text:p>
          </table:table-cell>
          <table:table-cell office:value-type="string" table:style-name="ce6">
            <text:p>D</text:p>
          </table:table-cell>
          <table:table-cell office:value-type="float" office:value="30826" table:formula="of:=RANDBETWEEN(0;99999)" table:style-name="ce1">
            <text:p>308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8</text:p>
          </table:table-cell>
          <table:table-cell office:value-type="string" table:style-name="ce1">
            <text:p>Gabino Barragán Figueroa</text:p>
          </table:table-cell>
          <table:table-cell office:value-type="date" office:date-value="1971-01-28T00:00:00" table:style-name="ce4">
            <text:p>28/1/197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8 2FV</text:p>
          </table:table-cell>
          <table:table-cell office:value-type="string" table:style-name="ce1">
            <text:p>(324) 842-3359</text:p>
          </table:table-cell>
          <table:table-cell office:value-type="string" table:style-name="ce1">
            <text:p>crobles@msn.com</text:p>
          </table:table-cell>
          <table:table-cell office:value-type="date" office:date-value="2012-02-20T14:59:43" table:style-name="ce5">
            <text:p>20/2/2012 14:59</text:p>
          </table:table-cell>
          <table:table-cell office:value-type="string" table:style-name="ce6">
            <text:p>E</text:p>
          </table:table-cell>
          <table:table-cell office:value-type="float" office:value="76123" table:formula="of:=RANDBETWEEN(0;99999)" table:style-name="ce1">
            <text:p>761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9</text:p>
          </table:table-cell>
          <table:table-cell office:value-type="string" table:style-name="ce1">
            <text:p>Amanda Chamorro-Vives</text:p>
          </table:table-cell>
          <table:table-cell office:value-type="date" office:date-value="1992-12-01T00:00:00" table:style-name="ce4">
            <text:p>1/12/1992</text:p>
          </table:table-cell>
          <table:table-cell office:value-type="string" table:style-name="ce1">
            <text:p>71 Nor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74) 307-5065</text:p>
          </table:table-cell>
          <table:table-cell office:value-type="string" table:style-name="ce1">
            <text:p>jgoerzen@msn.com</text:p>
          </table:table-cell>
          <table:table-cell office:value-type="date" office:date-value="2017-10-11T08:31:54" table:style-name="ce5">
            <text:p>11/10/2017 8:31</text:p>
          </table:table-cell>
          <table:table-cell office:value-type="string" table:style-name="ce6">
            <text:p>E</text:p>
          </table:table-cell>
          <table:table-cell office:value-type="float" office:value="71016" table:formula="of:=RANDBETWEEN(0;99999)" table:style-name="ce1">
            <text:p>71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0</text:p>
          </table:table-cell>
          <table:table-cell office:value-type="string" table:style-name="ce1">
            <text:p>José Cañas Martinez</text:p>
          </table:table-cell>
          <table:table-cell office:value-type="date" office:date-value="1981-03-19T00:00:00" table:style-name="ce4">
            <text:p>19/3/1981</text:p>
          </table:table-cell>
          <table:table-cell office:value-type="string" table:style-name="ce1">
            <text:p>W85 2FV</text:p>
          </table:table-cell>
          <table:table-cell office:value-type="string" table:style-name="ce1">
            <text:p>68 School Lane</text:p>
          </table:table-cell>
          <table:table-cell office:value-type="string" table:style-name="ce1">
            <text:p>(860) 430-9246</text:p>
          </table:table-cell>
          <table:table-cell office:value-type="string" table:style-name="ce1">
            <text:p>frikazoyd@verizon.net</text:p>
          </table:table-cell>
          <table:table-cell office:value-type="date" office:date-value="2008-03-03T01:29:27" table:style-name="ce5">
            <text:p>3/3/2008 1:29</text:p>
          </table:table-cell>
          <table:table-cell office:value-type="string" table:style-name="ce6">
            <text:p>E</text:p>
          </table:table-cell>
          <table:table-cell office:value-type="float" office:value="95490" table:formula="of:=RANDBETWEEN(0;99999)" table:style-name="ce1">
            <text:p>954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1</text:p>
          </table:table-cell>
          <table:table-cell office:value-type="string" table:style-name="ce1">
            <text:p>Benita Exposito Mínguez</text:p>
          </table:table-cell>
          <table:table-cell office:value-type="date" office:date-value="1979-08-30T00:00:00" table:style-name="ce4">
            <text:p>30/8/197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8 3UE</text:p>
          </table:table-cell>
          <table:table-cell office:value-type="string" table:style-name="ce1">
            <text:p>(349) 220-3362</text:p>
          </table:table-cell>
          <table:table-cell office:value-type="string" table:style-name="ce1">
            <text:p>wonderkid@yahoo.com</text:p>
          </table:table-cell>
          <table:table-cell office:value-type="date" office:date-value="2017-09-10T20:31:04" table:style-name="ce5">
            <text:p>10/9/2017 20:31</text:p>
          </table:table-cell>
          <table:table-cell office:value-type="string" table:style-name="ce6">
            <text:p>D</text:p>
          </table:table-cell>
          <table:table-cell office:value-type="float" office:value="53240" table:formula="of:=RANDBETWEEN(0;99999)" table:style-name="ce1">
            <text:p>532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2</text:p>
          </table:table-cell>
          <table:table-cell office:value-type="string" table:style-name="ce1">
            <text:p>Nerea de Portero</text:p>
          </table:table-cell>
          <table:table-cell office:value-type="date" office:date-value="1981-10-14T00:00:00" table:style-name="ce4">
            <text:p>14/10/1981</text:p>
          </table:table-cell>
          <table:table-cell office:value-type="string" table:style-name="ce1">
            <text:p>51 Man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2) 912-4336</text:p>
          </table:table-cell>
          <table:table-cell office:value-type="string" table:style-name="ce1">
            <text:p>wonderkid@yahoo.ca</text:p>
          </table:table-cell>
          <table:table-cell office:value-type="date" office:date-value="2017-01-31T03:25:55" table:style-name="ce5">
            <text:p>31/1/2017 3:25</text:p>
          </table:table-cell>
          <table:table-cell office:value-type="string" table:style-name="ce6">
            <text:p>A</text:p>
          </table:table-cell>
          <table:table-cell office:value-type="float" office:value="63060" table:formula="of:=RANDBETWEEN(0;99999)" table:style-name="ce1">
            <text:p>630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3</text:p>
          </table:table-cell>
          <table:table-cell office:value-type="string" table:style-name="ce1">
            <text:p>Benjamín de Palau</text:p>
          </table:table-cell>
          <table:table-cell office:value-type="date" office:date-value="1973-05-02T00:00:00" table:style-name="ce4">
            <text:p>2/5/1973</text:p>
          </table:table-cell>
          <table:table-cell office:value-type="string" table:style-name="ce1">
            <text:p>NW17 8IR</text:p>
          </table:table-cell>
          <table:table-cell office:value-type="string" table:style-name="ce1">
            <text:p>11 Church Street</text:p>
          </table:table-cell>
          <table:table-cell office:value-type="string" table:style-name="ce1">
            <text:p>(841) 890-5507</text:p>
          </table:table-cell>
          <table:table-cell office:value-type="string" table:style-name="ce1">
            <text:p>ajlitt@gmail.com</text:p>
          </table:table-cell>
          <table:table-cell office:value-type="date" office:date-value="2017-01-07T03:16:16" table:style-name="ce5">
            <text:p>7/1/2017 3:16</text:p>
          </table:table-cell>
          <table:table-cell office:value-type="string" table:style-name="ce6">
            <text:p>D</text:p>
          </table:table-cell>
          <table:table-cell office:value-type="float" office:value="33850" table:formula="of:=RANDBETWEEN(0;99999)" table:style-name="ce1">
            <text:p>338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4</text:p>
          </table:table-cell>
          <table:table-cell office:value-type="string" table:style-name="ce1">
            <text:p>Cristina Arranz-Muro</text:p>
          </table:table-cell>
          <table:table-cell office:value-type="date" office:date-value="1995-04-05T00:00:00" table:style-name="ce4">
            <text:p>5/4/199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17 8EH</text:p>
          </table:table-cell>
          <table:table-cell office:value-type="string" table:style-name="ce1">
            <text:p>(810) 993-2143</text:p>
          </table:table-cell>
          <table:table-cell office:value-type="string" table:style-name="ce1">
            <text:p>seurat@icloud.com</text:p>
          </table:table-cell>
          <table:table-cell office:value-type="date" office:date-value="2009-02-16T04:49:06" table:style-name="ce5">
            <text:p>16/2/2009 4:49</text:p>
          </table:table-cell>
          <table:table-cell office:value-type="string" table:style-name="ce6">
            <text:p>E</text:p>
          </table:table-cell>
          <table:table-cell office:value-type="float" office:value="47052" table:formula="of:=RANDBETWEEN(0;99999)" table:style-name="ce1">
            <text:p>470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5</text:p>
          </table:table-cell>
          <table:table-cell office:value-type="string" table:style-name="ce1">
            <text:p>Lupe Pellicer Marco</text:p>
          </table:table-cell>
          <table:table-cell office:value-type="date" office:date-value="1997-10-03T00:00:00" table:style-name="ce4">
            <text:p>3/10/1997</text:p>
          </table:table-cell>
          <table:table-cell office:value-type="string" table:style-name="ce1">
            <text:p>468 Spring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4) 648-4285</text:p>
          </table:table-cell>
          <table:table-cell office:value-type="string" table:style-name="ce1">
            <text:p>bryanw@yahoo.com</text:p>
          </table:table-cell>
          <table:table-cell office:value-type="date" office:date-value="2008-11-27T22:33:37" table:style-name="ce5">
            <text:p>27/11/2008 22:33</text:p>
          </table:table-cell>
          <table:table-cell office:value-type="string" table:style-name="ce6">
            <text:p>E</text:p>
          </table:table-cell>
          <table:table-cell office:value-type="float" office:value="48118" table:formula="of:=RANDBETWEEN(0;99999)" table:style-name="ce1">
            <text:p>481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6</text:p>
          </table:table-cell>
          <table:table-cell office:value-type="string" table:style-name="ce1">
            <text:p>Cándida Pinedo Dalmau</text:p>
          </table:table-cell>
          <table:table-cell office:value-type="date" office:date-value="1984-04-25T00:00:00" table:style-name="ce4">
            <text:p>25/4/1984</text:p>
          </table:table-cell>
          <table:table-cell office:value-type="string" table:style-name="ce1">
            <text:p>SW96 2IA</text:p>
          </table:table-cell>
          <table:table-cell office:value-type="string" table:style-name="ce1">
            <text:p>47 Windsor Road</text:p>
          </table:table-cell>
          <table:table-cell office:value-type="string" table:style-name="ce1">
            <text:p>(263) 975-5248</text:p>
          </table:table-cell>
          <table:table-cell office:value-type="string" table:style-name="ce1">
            <text:p>kingma@outlook.com</text:p>
          </table:table-cell>
          <table:table-cell office:value-type="date" office:date-value="2008-12-31T21:31:37" table:style-name="ce5">
            <text:p>31/12/2008 21:31</text:p>
          </table:table-cell>
          <table:table-cell office:value-type="string" table:style-name="ce6">
            <text:p>C</text:p>
          </table:table-cell>
          <table:table-cell office:value-type="float" office:value="74253" table:formula="of:=RANDBETWEEN(0;99999)" table:style-name="ce1">
            <text:p>742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7</text:p>
          </table:table-cell>
          <table:table-cell office:value-type="string" table:style-name="ce1">
            <text:p>Carmelita Antón Escalona</text:p>
          </table:table-cell>
          <table:table-cell office:value-type="date" office:date-value="1993-02-11T00:00:00" table:style-name="ce4">
            <text:p>11/2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6 2PS</text:p>
          </table:table-cell>
          <table:table-cell office:value-type="string" table:style-name="ce1">
            <text:p>(229) 791-0591</text:p>
          </table:table-cell>
          <table:table-cell office:value-type="string" table:style-name="ce1">
            <text:p>adillon@yahoo.com</text:p>
          </table:table-cell>
          <table:table-cell office:value-type="date" office:date-value="2020-06-05T05:58:05" table:style-name="ce5">
            <text:p>5/6/2020 5:58</text:p>
          </table:table-cell>
          <table:table-cell office:value-type="string" table:style-name="ce6">
            <text:p>A</text:p>
          </table:table-cell>
          <table:table-cell office:value-type="float" office:value="52836" table:formula="of:=RANDBETWEEN(0;99999)" table:style-name="ce1">
            <text:p>528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8</text:p>
          </table:table-cell>
          <table:table-cell office:value-type="string" table:style-name="ce1">
            <text:p>Felicidad Macias Vall</text:p>
          </table:table-cell>
          <table:table-cell office:value-type="date" office:date-value="1989-10-04T00:00:00" table:style-name="ce4">
            <text:p>4/10/1989</text:p>
          </table:table-cell>
          <table:table-cell office:value-type="string" table:style-name="ce1">
            <text:p>21 Grang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39) 230-6723</text:p>
          </table:table-cell>
          <table:table-cell office:value-type="string" table:style-name="ce1">
            <text:p>sonnen@yahoo.ca</text:p>
          </table:table-cell>
          <table:table-cell office:value-type="date" office:date-value="2019-05-11T05:22:20" table:style-name="ce5">
            <text:p>11/5/2019 5:22</text:p>
          </table:table-cell>
          <table:table-cell office:value-type="string" table:style-name="ce6">
            <text:p>B</text:p>
          </table:table-cell>
          <table:table-cell office:value-type="float" office:value="34033" table:formula="of:=RANDBETWEEN(0;99999)" table:style-name="ce1">
            <text:p>340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9</text:p>
          </table:table-cell>
          <table:table-cell office:value-type="string" table:style-name="ce1">
            <text:p>Fanny Cortes Palacios</text:p>
          </table:table-cell>
          <table:table-cell office:value-type="date" office:date-value="1993-04-13T00:00:00" table:style-name="ce4">
            <text:p>13/4/1993</text:p>
          </table:table-cell>
          <table:table-cell office:value-type="string" table:style-name="ce1">
            <text:p>SE96 8YE</text:p>
          </table:table-cell>
          <table:table-cell office:value-type="string" table:style-name="ce1">
            <text:p>2 Richmond Road</text:p>
          </table:table-cell>
          <table:table-cell office:value-type="string" table:style-name="ce1">
            <text:p>(519) 834-6230</text:p>
          </table:table-cell>
          <table:table-cell office:value-type="string" table:style-name="ce1">
            <text:p>gilmoure@aol.com</text:p>
          </table:table-cell>
          <table:table-cell office:value-type="date" office:date-value="2018-01-23T15:09:04" table:style-name="ce5">
            <text:p>23/1/2018 15:09</text:p>
          </table:table-cell>
          <table:table-cell office:value-type="string" table:style-name="ce6">
            <text:p>C</text:p>
          </table:table-cell>
          <table:table-cell office:value-type="float" office:value="46939" table:formula="of:=RANDBETWEEN(0;99999)" table:style-name="ce1">
            <text:p>469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0</text:p>
          </table:table-cell>
          <table:table-cell office:value-type="string" table:style-name="ce1">
            <text:p>Eusebio Barros Guardia</text:p>
          </table:table-cell>
          <table:table-cell office:value-type="date" office:date-value="1980-11-19T00:00:00" table:style-name="ce4">
            <text:p>19/11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1 6OY</text:p>
          </table:table-cell>
          <table:table-cell office:value-type="string" table:style-name="ce1">
            <text:p>(927) 989-2134</text:p>
          </table:table-cell>
          <table:table-cell office:value-type="string" table:style-name="ce1">
            <text:p>thomasj@hotmail.com</text:p>
          </table:table-cell>
          <table:table-cell office:value-type="date" office:date-value="2011-11-16T23:11:54" table:style-name="ce5">
            <text:p>16/11/2011 23:11</text:p>
          </table:table-cell>
          <table:table-cell office:value-type="string" table:style-name="ce6">
            <text:p>E</text:p>
          </table:table-cell>
          <table:table-cell office:value-type="float" office:value="91066" table:formula="of:=RANDBETWEEN(0;99999)" table:style-name="ce1">
            <text:p>910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1</text:p>
          </table:table-cell>
          <table:table-cell office:value-type="string" table:style-name="ce1">
            <text:p>Leocadio Requena-Barriga</text:p>
          </table:table-cell>
          <table:table-cell office:value-type="date" office:date-value="1976-04-05T00:00:00" table:style-name="ce4">
            <text:p>5/4/1976</text:p>
          </table:table-cell>
          <table:table-cell office:value-type="string" table:style-name="ce1">
            <text:p>95 High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50) 231-1278</text:p>
          </table:table-cell>
          <table:table-cell office:value-type="string" table:style-name="ce1">
            <text:p>kewley@att.net</text:p>
          </table:table-cell>
          <table:table-cell office:value-type="date" office:date-value="2008-11-09T23:44:31" table:style-name="ce5">
            <text:p>9/11/2008 23:44</text:p>
          </table:table-cell>
          <table:table-cell office:value-type="string" table:style-name="ce6">
            <text:p>D</text:p>
          </table:table-cell>
          <table:table-cell office:value-type="float" office:value="44300" table:formula="of:=RANDBETWEEN(0;99999)" table:style-name="ce1">
            <text:p>443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2</text:p>
          </table:table-cell>
          <table:table-cell office:value-type="string" table:style-name="ce1">
            <text:p>Abril Feijoo-Goñi</text:p>
          </table:table-cell>
          <table:table-cell office:value-type="date" office:date-value="1975-11-10T00:00:00" table:style-name="ce4">
            <text:p>10/11/1975</text:p>
          </table:table-cell>
          <table:table-cell office:value-type="string" table:style-name="ce1">
            <text:p>N05 7OW</text:p>
          </table:table-cell>
          <table:table-cell office:value-type="string" table:style-name="ce1">
            <text:p>145 The Grove</text:p>
          </table:table-cell>
          <table:table-cell office:value-type="string" table:style-name="ce1">
            <text:p>(993) 819-1581</text:p>
          </table:table-cell>
          <table:table-cell office:value-type="string" table:style-name="ce1">
            <text:p>noneme@sbcglobal.net</text:p>
          </table:table-cell>
          <table:table-cell office:value-type="date" office:date-value="2009-12-22T21:37:04" table:style-name="ce5">
            <text:p>22/12/2009 21:37</text:p>
          </table:table-cell>
          <table:table-cell office:value-type="string" table:style-name="ce6">
            <text:p>C</text:p>
          </table:table-cell>
          <table:table-cell office:value-type="float" office:value="32024" table:formula="of:=RANDBETWEEN(0;99999)" table:style-name="ce1">
            <text:p>320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3</text:p>
          </table:table-cell>
          <table:table-cell office:value-type="string" table:style-name="ce1">
            <text:p>Luciano Agustí López</text:p>
          </table:table-cell>
          <table:table-cell office:value-type="date" office:date-value="1976-06-16T00:00:00" table:style-name="ce4">
            <text:p>16/6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56 8HM</text:p>
          </table:table-cell>
          <table:table-cell office:value-type="string" table:style-name="ce1">
            <text:p>(992) 764-6787</text:p>
          </table:table-cell>
          <table:table-cell office:value-type="string" table:style-name="ce1">
            <text:p>yamla@gmail.com</text:p>
          </table:table-cell>
          <table:table-cell office:value-type="date" office:date-value="2010-04-16T22:37:18" table:style-name="ce5">
            <text:p>16/4/2010 22:37</text:p>
          </table:table-cell>
          <table:table-cell office:value-type="string" table:style-name="ce6">
            <text:p>E</text:p>
          </table:table-cell>
          <table:table-cell office:value-type="float" office:value="87310" table:formula="of:=RANDBETWEEN(0;99999)" table:style-name="ce1">
            <text:p>873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4</text:p>
          </table:table-cell>
          <table:table-cell office:value-type="string" table:style-name="ce1">
            <text:p>Carlos Flores Nevado</text:p>
          </table:table-cell>
          <table:table-cell office:value-type="date" office:date-value="1987-10-02T00:00:00" table:style-name="ce4">
            <text:p>2/10/1987</text:p>
          </table:table-cell>
          <table:table-cell office:value-type="string" table:style-name="ce1">
            <text:p>953 School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26) 616-7643</text:p>
          </table:table-cell>
          <table:table-cell office:value-type="string" table:style-name="ce1">
            <text:p>tkrotchko@icloud.com</text:p>
          </table:table-cell>
          <table:table-cell office:value-type="date" office:date-value="2015-07-23T16:29:20" table:style-name="ce5">
            <text:p>23/7/2015 16:29</text:p>
          </table:table-cell>
          <table:table-cell office:value-type="string" table:style-name="ce6">
            <text:p>E</text:p>
          </table:table-cell>
          <table:table-cell office:value-type="float" office:value="41787" table:formula="of:=RANDBETWEEN(0;99999)" table:style-name="ce1">
            <text:p>417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5</text:p>
          </table:table-cell>
          <table:table-cell office:value-type="string" table:style-name="ce1">
            <text:p>Pastora Galán Mariño</text:p>
          </table:table-cell>
          <table:table-cell office:value-type="date" office:date-value="1979-07-17T00:00:00" table:style-name="ce4">
            <text:p>17/7/1979</text:p>
          </table:table-cell>
          <table:table-cell office:value-type="string" table:style-name="ce1">
            <text:p>E64 5WK</text:p>
          </table:table-cell>
          <table:table-cell office:value-type="string" table:style-name="ce1">
            <text:p>96 Mill Road</text:p>
          </table:table-cell>
          <table:table-cell office:value-type="string" table:style-name="ce1">
            <text:p>(782) 483-8539</text:p>
          </table:table-cell>
          <table:table-cell office:value-type="string" table:style-name="ce1">
            <text:p>ribet@yahoo.ca</text:p>
          </table:table-cell>
          <table:table-cell office:value-type="date" office:date-value="2015-02-09T21:43:27" table:style-name="ce5">
            <text:p>9/2/2015 21:43</text:p>
          </table:table-cell>
          <table:table-cell office:value-type="string" table:style-name="ce6">
            <text:p>D</text:p>
          </table:table-cell>
          <table:table-cell office:value-type="float" office:value="91828" table:formula="of:=RANDBETWEEN(0;99999)" table:style-name="ce1">
            <text:p>918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6</text:p>
          </table:table-cell>
          <table:table-cell office:value-type="string" table:style-name="ce1">
            <text:p>Corona Aitana Julián Salvà</text:p>
          </table:table-cell>
          <table:table-cell office:value-type="date" office:date-value="1998-08-09T00:00:00" table:style-name="ce4">
            <text:p>9/8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54 9NC</text:p>
          </table:table-cell>
          <table:table-cell office:value-type="string" table:style-name="ce1">
            <text:p>(758) 784-6496</text:p>
          </table:table-cell>
          <table:table-cell office:value-type="string" table:style-name="ce1">
            <text:p>bahwi@sbcglobal.net</text:p>
          </table:table-cell>
          <table:table-cell office:value-type="date" office:date-value="2005-04-16T22:50:36" table:style-name="ce5">
            <text:p>16/4/2005 22:50</text:p>
          </table:table-cell>
          <table:table-cell office:value-type="string" table:style-name="ce6">
            <text:p>A</text:p>
          </table:table-cell>
          <table:table-cell office:value-type="float" office:value="50107" table:formula="of:=RANDBETWEEN(0;99999)" table:style-name="ce1">
            <text:p>501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7</text:p>
          </table:table-cell>
          <table:table-cell office:value-type="string" table:style-name="ce1">
            <text:p>Jerónimo Peinado-Morales</text:p>
          </table:table-cell>
          <table:table-cell office:value-type="date" office:date-value="2000-03-22T00:00:00" table:style-name="ce4">
            <text:p>22/3/2000</text:p>
          </table:table-cell>
          <table:table-cell office:value-type="string" table:style-name="ce1">
            <text:p>481 Park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53) 949-8642</text:p>
          </table:table-cell>
          <table:table-cell office:value-type="string" table:style-name="ce1">
            <text:p>pkilab@mac.com</text:p>
          </table:table-cell>
          <table:table-cell office:value-type="date" office:date-value="2017-05-12T01:43:49" table:style-name="ce5">
            <text:p>12/5/2017 1:43</text:p>
          </table:table-cell>
          <table:table-cell office:value-type="string" table:style-name="ce6">
            <text:p>A</text:p>
          </table:table-cell>
          <table:table-cell office:value-type="float" office:value="66333" table:formula="of:=RANDBETWEEN(0;99999)" table:style-name="ce1">
            <text:p>66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8</text:p>
          </table:table-cell>
          <table:table-cell office:value-type="string" table:style-name="ce1">
            <text:p>Nicanor García Perez</text:p>
          </table:table-cell>
          <table:table-cell office:value-type="date" office:date-value="1991-03-26T00:00:00" table:style-name="ce4">
            <text:p>26/3/1991</text:p>
          </table:table-cell>
          <table:table-cell office:value-type="string" table:style-name="ce1">
            <text:p>NW10 6DG</text:p>
          </table:table-cell>
          <table:table-cell office:value-type="string" table:style-name="ce1">
            <text:p>82 Kingsway</text:p>
          </table:table-cell>
          <table:table-cell office:value-type="string" table:style-name="ce1">
            <text:p>(419) 271-2209</text:p>
          </table:table-cell>
          <table:table-cell office:value-type="string" table:style-name="ce1">
            <text:p>msroth@verizon.net</text:p>
          </table:table-cell>
          <table:table-cell office:value-type="date" office:date-value="2005-12-11T14:03:53" table:style-name="ce5">
            <text:p>11/12/2005 14:03</text:p>
          </table:table-cell>
          <table:table-cell office:value-type="string" table:style-name="ce6">
            <text:p>E</text:p>
          </table:table-cell>
          <table:table-cell office:value-type="float" office:value="16118" table:formula="of:=RANDBETWEEN(0;99999)" table:style-name="ce1">
            <text:p>161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9</text:p>
          </table:table-cell>
          <table:table-cell office:value-type="string" table:style-name="ce1">
            <text:p>Lisandro Guillermo Delgado Porcel</text:p>
          </table:table-cell>
          <table:table-cell office:value-type="date" office:date-value="1982-10-13T00:00:00" table:style-name="ce4">
            <text:p>13/10/198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3 8ZM</text:p>
          </table:table-cell>
          <table:table-cell office:value-type="string" table:style-name="ce1">
            <text:p>(695) 831-3671</text:p>
          </table:table-cell>
          <table:table-cell office:value-type="string" table:style-name="ce1">
            <text:p>killmenow@aol.com</text:p>
          </table:table-cell>
          <table:table-cell office:value-type="date" office:date-value="2011-04-15T21:38:46" table:style-name="ce5">
            <text:p>15/4/2011 21:38</text:p>
          </table:table-cell>
          <table:table-cell office:value-type="string" table:style-name="ce6">
            <text:p>B</text:p>
          </table:table-cell>
          <table:table-cell office:value-type="float" office:value="87061" table:formula="of:=RANDBETWEEN(0;99999)" table:style-name="ce1">
            <text:p>870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0</text:p>
          </table:table-cell>
          <table:table-cell office:value-type="string" table:style-name="ce1">
            <text:p>Natanael Vallés Prieto</text:p>
          </table:table-cell>
          <table:table-cell office:value-type="date" office:date-value="1998-11-28T00:00:00" table:style-name="ce4">
            <text:p>28/11/1998</text:p>
          </table:table-cell>
          <table:table-cell office:value-type="string" table:style-name="ce1">
            <text:p>800 Mill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71) 654-4289</text:p>
          </table:table-cell>
          <table:table-cell office:value-type="string" table:style-name="ce1">
            <text:p>ribet@icloud.com</text:p>
          </table:table-cell>
          <table:table-cell office:value-type="date" office:date-value="2018-02-20T06:01:11" table:style-name="ce5">
            <text:p>20/2/2018 6:01</text:p>
          </table:table-cell>
          <table:table-cell office:value-type="string" table:style-name="ce6">
            <text:p>E</text:p>
          </table:table-cell>
          <table:table-cell office:value-type="float" office:value="25753" table:formula="of:=RANDBETWEEN(0;99999)" table:style-name="ce1">
            <text:p>257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1</text:p>
          </table:table-cell>
          <table:table-cell office:value-type="string" table:style-name="ce1">
            <text:p>Xiomara Sáenz Batalla</text:p>
          </table:table-cell>
          <table:table-cell office:value-type="date" office:date-value="1982-07-18T00:00:00" table:style-name="ce4">
            <text:p>18/7/1982</text:p>
          </table:table-cell>
          <table:table-cell office:value-type="string" table:style-name="ce1">
            <text:p>NW83 2EN</text:p>
          </table:table-cell>
          <table:table-cell office:value-type="string" table:style-name="ce1">
            <text:p>93 South Street</text:p>
          </table:table-cell>
          <table:table-cell office:value-type="string" table:style-name="ce1">
            <text:p>(610) 698-5603</text:p>
          </table:table-cell>
          <table:table-cell office:value-type="string" table:style-name="ce1">
            <text:p>wildfire@yahoo.ca</text:p>
          </table:table-cell>
          <table:table-cell office:value-type="date" office:date-value="2005-10-18T07:10:51" table:style-name="ce5">
            <text:p>18/10/2005 7:10</text:p>
          </table:table-cell>
          <table:table-cell office:value-type="string" table:style-name="ce6">
            <text:p>B</text:p>
          </table:table-cell>
          <table:table-cell office:value-type="float" office:value="4539" table:formula="of:=RANDBETWEEN(0;99999)" table:style-name="ce1">
            <text:p>45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2</text:p>
          </table:table-cell>
          <table:table-cell office:value-type="string" table:style-name="ce1">
            <text:p>Santos Zurita Barrio</text:p>
          </table:table-cell>
          <table:table-cell office:value-type="date" office:date-value="1991-10-06T00:00:00" table:style-name="ce4">
            <text:p>6/10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31 4DR</text:p>
          </table:table-cell>
          <table:table-cell office:value-type="string" table:style-name="ce1">
            <text:p>(848) 708-6921</text:p>
          </table:table-cell>
          <table:table-cell office:value-type="string" table:style-name="ce1">
            <text:p>kingjoshi@icloud.com</text:p>
          </table:table-cell>
          <table:table-cell office:value-type="date" office:date-value="2017-07-24T18:50:00" table:style-name="ce5">
            <text:p>24/7/2017 18:50</text:p>
          </table:table-cell>
          <table:table-cell office:value-type="string" table:style-name="ce6">
            <text:p>E</text:p>
          </table:table-cell>
          <table:table-cell office:value-type="float" office:value="75105" table:formula="of:=RANDBETWEEN(0;99999)" table:style-name="ce1">
            <text:p>751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3</text:p>
          </table:table-cell>
          <table:table-cell office:value-type="string" table:style-name="ce1">
            <text:p>Isidro Rozas Gámez</text:p>
          </table:table-cell>
          <table:table-cell office:value-type="date" office:date-value="1998-05-05T00:00:00" table:style-name="ce4">
            <text:p>5/5/1998</text:p>
          </table:table-cell>
          <table:table-cell office:value-type="string" table:style-name="ce1">
            <text:p>136 King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25) 759-6711</text:p>
          </table:table-cell>
          <table:table-cell office:value-type="string" table:style-name="ce1">
            <text:p>stinson@hotmail.com</text:p>
          </table:table-cell>
          <table:table-cell office:value-type="date" office:date-value="2008-11-19T17:01:31" table:style-name="ce5">
            <text:p>19/11/2008 17:01</text:p>
          </table:table-cell>
          <table:table-cell office:value-type="string" table:style-name="ce6">
            <text:p>A</text:p>
          </table:table-cell>
          <table:table-cell office:value-type="float" office:value="82076" table:formula="of:=RANDBETWEEN(0;99999)" table:style-name="ce1">
            <text:p>820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4</text:p>
          </table:table-cell>
          <table:table-cell office:value-type="string" table:style-name="ce1">
            <text:p>Patricia Raquel Carnero Agullo</text:p>
          </table:table-cell>
          <table:table-cell office:value-type="date" office:date-value="1977-08-25T00:00:00" table:style-name="ce4">
            <text:p>25/8/1977</text:p>
          </table:table-cell>
          <table:table-cell office:value-type="string" table:style-name="ce1">
            <text:p>N59 6EV</text:p>
          </table:table-cell>
          <table:table-cell office:value-type="string" table:style-name="ce1">
            <text:p>95 Church Lane</text:p>
          </table:table-cell>
          <table:table-cell office:value-type="string" table:style-name="ce1">
            <text:p>(536) 509-3496</text:p>
          </table:table-cell>
          <table:table-cell office:value-type="string" table:style-name="ce1">
            <text:p>tmaek@mac.com</text:p>
          </table:table-cell>
          <table:table-cell office:value-type="date" office:date-value="2013-03-31T04:27:01" table:style-name="ce5">
            <text:p>31/3/2013 4:27</text:p>
          </table:table-cell>
          <table:table-cell office:value-type="string" table:style-name="ce6">
            <text:p>D</text:p>
          </table:table-cell>
          <table:table-cell office:value-type="float" office:value="87531" table:formula="of:=RANDBETWEEN(0;99999)" table:style-name="ce1">
            <text:p>875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5</text:p>
          </table:table-cell>
          <table:table-cell office:value-type="string" table:style-name="ce1">
            <text:p>Patricio Alberola Sandoval</text:p>
          </table:table-cell>
          <table:table-cell office:value-type="date" office:date-value="1983-02-14T00:00:00" table:style-name="ce4">
            <text:p>14/2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5 0RM</text:p>
          </table:table-cell>
          <table:table-cell office:value-type="string" table:style-name="ce1">
            <text:p>(682) 371-3633</text:p>
          </table:table-cell>
          <table:table-cell office:value-type="string" table:style-name="ce1">
            <text:p>boein@icloud.com</text:p>
          </table:table-cell>
          <table:table-cell office:value-type="date" office:date-value="2020-06-15T03:38:25" table:style-name="ce5">
            <text:p>15/6/2020 3:38</text:p>
          </table:table-cell>
          <table:table-cell office:value-type="string" table:style-name="ce6">
            <text:p>E</text:p>
          </table:table-cell>
          <table:table-cell office:value-type="float" office:value="34813" table:formula="of:=RANDBETWEEN(0;99999)" table:style-name="ce1">
            <text:p>348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6</text:p>
          </table:table-cell>
          <table:table-cell office:value-type="string" table:style-name="ce1">
            <text:p>Bibiana Barrio</text:p>
          </table:table-cell>
          <table:table-cell office:value-type="date" office:date-value="1976-03-19T00:00:00" table:style-name="ce4">
            <text:p>19/3/1976</text:p>
          </table:table-cell>
          <table:table-cell office:value-type="string" table:style-name="ce1">
            <text:p>26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5) 739-7429</text:p>
          </table:table-cell>
          <table:table-cell office:value-type="string" table:style-name="ce1">
            <text:p>pdbaby@icloud.com</text:p>
          </table:table-cell>
          <table:table-cell office:value-type="date" office:date-value="2017-03-31T07:29:52" table:style-name="ce5">
            <text:p>31/3/2017 7:29</text:p>
          </table:table-cell>
          <table:table-cell office:value-type="string" table:style-name="ce6">
            <text:p>C</text:p>
          </table:table-cell>
          <table:table-cell office:value-type="float" office:value="44180" table:formula="of:=RANDBETWEEN(0;99999)" table:style-name="ce1">
            <text:p>441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7</text:p>
          </table:table-cell>
          <table:table-cell office:value-type="string" table:style-name="ce1">
            <text:p>Lucila del Coronado</text:p>
          </table:table-cell>
          <table:table-cell office:value-type="date" office:date-value="1979-12-25T00:00:00" table:style-name="ce4">
            <text:p>25/12/1979</text:p>
          </table:table-cell>
          <table:table-cell office:value-type="string" table:style-name="ce1">
            <text:p>EC01 3ZX</text:p>
          </table:table-cell>
          <table:table-cell office:value-type="string" table:style-name="ce1">
            <text:p>9268 High Street</text:p>
          </table:table-cell>
          <table:table-cell office:value-type="string" table:style-name="ce1">
            <text:p>(496) 593-3991</text:p>
          </table:table-cell>
          <table:table-cell office:value-type="string" table:style-name="ce1">
            <text:p>gordonjcp@gmail.com</text:p>
          </table:table-cell>
          <table:table-cell office:value-type="date" office:date-value="2006-10-27T03:53:28" table:style-name="ce5">
            <text:p>27/10/2006 3:53</text:p>
          </table:table-cell>
          <table:table-cell office:value-type="string" table:style-name="ce6">
            <text:p>B</text:p>
          </table:table-cell>
          <table:table-cell office:value-type="float" office:value="28851" table:formula="of:=RANDBETWEEN(0;99999)" table:style-name="ce1">
            <text:p>288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8</text:p>
          </table:table-cell>
          <table:table-cell office:value-type="string" table:style-name="ce1">
            <text:p>Danilo Matas Vicente</text:p>
          </table:table-cell>
          <table:table-cell office:value-type="date" office:date-value="1984-04-21T00:00:00" table:style-name="ce4">
            <text:p>21/4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82 9HS</text:p>
          </table:table-cell>
          <table:table-cell office:value-type="string" table:style-name="ce1">
            <text:p>(422) 591-9860</text:p>
          </table:table-cell>
          <table:table-cell office:value-type="string" table:style-name="ce1">
            <text:p>choset@yahoo.com</text:p>
          </table:table-cell>
          <table:table-cell office:value-type="date" office:date-value="2006-04-14T08:48:07" table:style-name="ce5">
            <text:p>14/4/2006 8:48</text:p>
          </table:table-cell>
          <table:table-cell office:value-type="string" table:style-name="ce6">
            <text:p>C</text:p>
          </table:table-cell>
          <table:table-cell office:value-type="float" office:value="13566" table:formula="of:=RANDBETWEEN(0;99999)" table:style-name="ce1">
            <text:p>135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9</text:p>
          </table:table-cell>
          <table:table-cell office:value-type="string" table:style-name="ce1">
            <text:p>Duilio Lucas Feliu</text:p>
          </table:table-cell>
          <table:table-cell office:value-type="date" office:date-value="1974-10-08T00:00:00" table:style-name="ce4">
            <text:p>8/10/1974</text:p>
          </table:table-cell>
          <table:table-cell office:value-type="string" table:style-name="ce1">
            <text:p>34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14) 614-8713</text:p>
          </table:table-cell>
          <table:table-cell office:value-type="string" table:style-name="ce1">
            <text:p>jyoliver@verizon.net</text:p>
          </table:table-cell>
          <table:table-cell office:value-type="date" office:date-value="2007-05-19T04:22:12" table:style-name="ce5">
            <text:p>19/5/2007 4:22</text:p>
          </table:table-cell>
          <table:table-cell office:value-type="string" table:style-name="ce6">
            <text:p>E</text:p>
          </table:table-cell>
          <table:table-cell office:value-type="float" office:value="5517" table:formula="of:=RANDBETWEEN(0;99999)" table:style-name="ce1">
            <text:p>55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0</text:p>
          </table:table-cell>
          <table:table-cell office:value-type="string" table:style-name="ce1">
            <text:p>José Reyes Leal</text:p>
          </table:table-cell>
          <table:table-cell office:value-type="date" office:date-value="2000-03-20T00:00:00" table:style-name="ce4">
            <text:p>20/3/2000</text:p>
          </table:table-cell>
          <table:table-cell office:value-type="string" table:style-name="ce1">
            <text:p>NW45 6ST</text:p>
          </table:table-cell>
          <table:table-cell office:value-type="string" table:style-name="ce1">
            <text:p>9047 York Road</text:p>
          </table:table-cell>
          <table:table-cell office:value-type="string" table:style-name="ce1">
            <text:p>(543) 365-7239</text:p>
          </table:table-cell>
          <table:table-cell office:value-type="string" table:style-name="ce1">
            <text:p>mglee@msn.com</text:p>
          </table:table-cell>
          <table:table-cell office:value-type="date" office:date-value="2019-03-12T01:23:40" table:style-name="ce5">
            <text:p>12/3/2019 1:23</text:p>
          </table:table-cell>
          <table:table-cell office:value-type="string" table:style-name="ce6">
            <text:p>A</text:p>
          </table:table-cell>
          <table:table-cell office:value-type="float" office:value="51284" table:formula="of:=RANDBETWEEN(0;99999)" table:style-name="ce1">
            <text:p>512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1</text:p>
          </table:table-cell>
          <table:table-cell office:value-type="string" table:style-name="ce1">
            <text:p>Nicolás Pascual Gabaldón Paniagua</text:p>
          </table:table-cell>
          <table:table-cell office:value-type="date" office:date-value="1987-02-12T00:00:00" table:style-name="ce4">
            <text:p>12/2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14 9ZK</text:p>
          </table:table-cell>
          <table:table-cell office:value-type="string" table:style-name="ce1">
            <text:p>(953) 224-1239</text:p>
          </table:table-cell>
          <table:table-cell office:value-type="string" table:style-name="ce1">
            <text:p>jgmyers@yahoo.com</text:p>
          </table:table-cell>
          <table:table-cell office:value-type="date" office:date-value="2006-02-09T07:13:30" table:style-name="ce5">
            <text:p>9/2/2006 7:13</text:p>
          </table:table-cell>
          <table:table-cell office:value-type="string" table:style-name="ce6">
            <text:p>A</text:p>
          </table:table-cell>
          <table:table-cell office:value-type="float" office:value="78401" table:formula="of:=RANDBETWEEN(0;99999)" table:style-name="ce1">
            <text:p>784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2</text:p>
          </table:table-cell>
          <table:table-cell office:value-type="string" table:style-name="ce1">
            <text:p>Gonzalo Barberá Gimeno</text:p>
          </table:table-cell>
          <table:table-cell office:value-type="date" office:date-value="1987-03-22T00:00:00" table:style-name="ce4">
            <text:p>22/3/1987</text:p>
          </table:table-cell>
          <table:table-cell office:value-type="string" table:style-name="ce1">
            <text:p>44 School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19) 666-7774</text:p>
          </table:table-cell>
          <table:table-cell office:value-type="string" table:style-name="ce1">
            <text:p>jadavis@comcast.net</text:p>
          </table:table-cell>
          <table:table-cell office:value-type="date" office:date-value="2012-10-12T08:59:07" table:style-name="ce5">
            <text:p>12/10/2012 8:59</text:p>
          </table:table-cell>
          <table:table-cell office:value-type="string" table:style-name="ce6">
            <text:p>B</text:p>
          </table:table-cell>
          <table:table-cell office:value-type="float" office:value="44713" table:formula="of:=RANDBETWEEN(0;99999)" table:style-name="ce1">
            <text:p>447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3</text:p>
          </table:table-cell>
          <table:table-cell office:value-type="string" table:style-name="ce1">
            <text:p>Marco Sanchez Yuste</text:p>
          </table:table-cell>
          <table:table-cell office:value-type="date" office:date-value="1993-03-08T00:00:00" table:style-name="ce4">
            <text:p>8/3/1993</text:p>
          </table:table-cell>
          <table:table-cell office:value-type="string" table:style-name="ce1">
            <text:p>W09 2TG</text:p>
          </table:table-cell>
          <table:table-cell office:value-type="string" table:style-name="ce1">
            <text:p>9829 York Road</text:p>
          </table:table-cell>
          <table:table-cell office:value-type="string" table:style-name="ce1">
            <text:p>(740) 214-9501</text:p>
          </table:table-cell>
          <table:table-cell office:value-type="string" table:style-name="ce1">
            <text:p>presoff@mac.com</text:p>
          </table:table-cell>
          <table:table-cell office:value-type="date" office:date-value="2006-07-28T22:20:42" table:style-name="ce5">
            <text:p>28/7/2006 22:20</text:p>
          </table:table-cell>
          <table:table-cell office:value-type="string" table:style-name="ce6">
            <text:p>C</text:p>
          </table:table-cell>
          <table:table-cell office:value-type="float" office:value="29419" table:formula="of:=RANDBETWEEN(0;99999)" table:style-name="ce1">
            <text:p>294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4</text:p>
          </table:table-cell>
          <table:table-cell office:value-type="string" table:style-name="ce1">
            <text:p>Alejandra Olivera</text:p>
          </table:table-cell>
          <table:table-cell office:value-type="date" office:date-value="1983-10-22T00:00:00" table:style-name="ce4">
            <text:p>22/10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98 6GP</text:p>
          </table:table-cell>
          <table:table-cell office:value-type="string" table:style-name="ce1">
            <text:p>(957) 947-6883</text:p>
          </table:table-cell>
          <table:table-cell office:value-type="string" table:style-name="ce1">
            <text:p>jadavis@outlook.com</text:p>
          </table:table-cell>
          <table:table-cell office:value-type="date" office:date-value="2008-08-05T07:22:31" table:style-name="ce5">
            <text:p>5/8/2008 7:22</text:p>
          </table:table-cell>
          <table:table-cell office:value-type="string" table:style-name="ce6">
            <text:p>D</text:p>
          </table:table-cell>
          <table:table-cell office:value-type="float" office:value="10329" table:formula="of:=RANDBETWEEN(0;99999)" table:style-name="ce1">
            <text:p>103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5</text:p>
          </table:table-cell>
          <table:table-cell office:value-type="string" table:style-name="ce1">
            <text:p>Sandra Leiva Planas</text:p>
          </table:table-cell>
          <table:table-cell office:value-type="date" office:date-value="1994-01-15T00:00:00" table:style-name="ce4">
            <text:p>15/1/1994</text:p>
          </table:table-cell>
          <table:table-cell office:value-type="string" table:style-name="ce1">
            <text:p>65 King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4) 614-0576</text:p>
          </table:table-cell>
          <table:table-cell office:value-type="string" table:style-name="ce1">
            <text:p>willg@yahoo.com</text:p>
          </table:table-cell>
          <table:table-cell office:value-type="date" office:date-value="2019-04-17T22:45:18" table:style-name="ce5">
            <text:p>17/4/2019 22:45</text:p>
          </table:table-cell>
          <table:table-cell office:value-type="string" table:style-name="ce6">
            <text:p>A</text:p>
          </table:table-cell>
          <table:table-cell office:value-type="float" office:value="87359" table:formula="of:=RANDBETWEEN(0;99999)" table:style-name="ce1">
            <text:p>873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6</text:p>
          </table:table-cell>
          <table:table-cell office:value-type="string" table:style-name="ce1">
            <text:p>Sigfrido Urrutia Vargas</text:p>
          </table:table-cell>
          <table:table-cell office:value-type="date" office:date-value="1971-02-24T00:00:00" table:style-name="ce4">
            <text:p>24/2/1971</text:p>
          </table:table-cell>
          <table:table-cell office:value-type="string" table:style-name="ce1">
            <text:p>SE57 3KJ</text:p>
          </table:table-cell>
          <table:table-cell office:value-type="string" table:style-name="ce1">
            <text:p>9541 The Avenue</text:p>
          </table:table-cell>
          <table:table-cell office:value-type="string" table:style-name="ce1">
            <text:p>(501) 237-3656</text:p>
          </table:table-cell>
          <table:table-cell office:value-type="string" table:style-name="ce1">
            <text:p>gbacon@gmail.com</text:p>
          </table:table-cell>
          <table:table-cell office:value-type="date" office:date-value="2020-04-11T01:14:02" table:style-name="ce5">
            <text:p>11/4/2020 1:14</text:p>
          </table:table-cell>
          <table:table-cell office:value-type="string" table:style-name="ce6">
            <text:p>D</text:p>
          </table:table-cell>
          <table:table-cell office:value-type="float" office:value="78225" table:formula="of:=RANDBETWEEN(0;99999)" table:style-name="ce1">
            <text:p>782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7</text:p>
          </table:table-cell>
          <table:table-cell office:value-type="string" table:style-name="ce1">
            <text:p>Nydia Ureña Serrano</text:p>
          </table:table-cell>
          <table:table-cell office:value-type="date" office:date-value="1992-01-17T00:00:00" table:style-name="ce4">
            <text:p>17/1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19 4UF</text:p>
          </table:table-cell>
          <table:table-cell office:value-type="string" table:style-name="ce1">
            <text:p>(302) 344-8410</text:p>
          </table:table-cell>
          <table:table-cell office:value-type="string" table:style-name="ce1">
            <text:p>quantaman@me.com</text:p>
          </table:table-cell>
          <table:table-cell office:value-type="date" office:date-value="2019-12-18T22:06:10" table:style-name="ce5">
            <text:p>18/12/2019 22:06</text:p>
          </table:table-cell>
          <table:table-cell office:value-type="string" table:style-name="ce6">
            <text:p>C</text:p>
          </table:table-cell>
          <table:table-cell office:value-type="float" office:value="48252" table:formula="of:=RANDBETWEEN(0;99999)" table:style-name="ce1">
            <text:p>482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8</text:p>
          </table:table-cell>
          <table:table-cell office:value-type="string" table:style-name="ce1">
            <text:p>Etelvina Tolosa Exposito</text:p>
          </table:table-cell>
          <table:table-cell office:value-type="date" office:date-value="1978-06-26T00:00:00" table:style-name="ce4">
            <text:p>26/6/1978</text:p>
          </table:table-cell>
          <table:table-cell office:value-type="string" table:style-name="ce1">
            <text:p>45 Mai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64) 877-2311</text:p>
          </table:table-cell>
          <table:table-cell office:value-type="string" table:style-name="ce1">
            <text:p>cantu@att.net</text:p>
          </table:table-cell>
          <table:table-cell office:value-type="date" office:date-value="2018-02-07T20:50:16" table:style-name="ce5">
            <text:p>7/2/2018 20:50</text:p>
          </table:table-cell>
          <table:table-cell office:value-type="string" table:style-name="ce6">
            <text:p>E</text:p>
          </table:table-cell>
          <table:table-cell office:value-type="float" office:value="85603" table:formula="of:=RANDBETWEEN(0;99999)" table:style-name="ce1">
            <text:p>856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9</text:p>
          </table:table-cell>
          <table:table-cell office:value-type="string" table:style-name="ce1">
            <text:p>Adriana Gilabert Bravo</text:p>
          </table:table-cell>
          <table:table-cell office:value-type="date" office:date-value="1994-09-13T00:00:00" table:style-name="ce4">
            <text:p>13/9/1994</text:p>
          </table:table-cell>
          <table:table-cell office:value-type="string" table:style-name="ce1">
            <text:p>EC64 1KL</text:p>
          </table:table-cell>
          <table:table-cell office:value-type="string" table:style-name="ce1">
            <text:p>352 Highfield Road</text:p>
          </table:table-cell>
          <table:table-cell office:value-type="string" table:style-name="ce1">
            <text:p>(209) 900-1460</text:p>
          </table:table-cell>
          <table:table-cell office:value-type="string" table:style-name="ce1">
            <text:p>oechslin@mac.com</text:p>
          </table:table-cell>
          <table:table-cell office:value-type="date" office:date-value="2012-09-18T11:31:54" table:style-name="ce5">
            <text:p>18/9/2012 11:31</text:p>
          </table:table-cell>
          <table:table-cell office:value-type="string" table:style-name="ce6">
            <text:p>D</text:p>
          </table:table-cell>
          <table:table-cell office:value-type="float" office:value="62589" table:formula="of:=RANDBETWEEN(0;99999)" table:style-name="ce1">
            <text:p>625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0</text:p>
          </table:table-cell>
          <table:table-cell office:value-type="string" table:style-name="ce1">
            <text:p>Juan José Giménez Calzada</text:p>
          </table:table-cell>
          <table:table-cell office:value-type="date" office:date-value="1970-01-02T00:00:00" table:style-name="ce4">
            <text:p>2/1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82 3UN</text:p>
          </table:table-cell>
          <table:table-cell office:value-type="string" table:style-name="ce1">
            <text:p>(705) 896-8293</text:p>
          </table:table-cell>
          <table:table-cell office:value-type="string" table:style-name="ce1">
            <text:p>tkrotchko@comcast.net</text:p>
          </table:table-cell>
          <table:table-cell office:value-type="date" office:date-value="2019-12-26T03:05:14" table:style-name="ce5">
            <text:p>26/12/2019 3:05</text:p>
          </table:table-cell>
          <table:table-cell office:value-type="string" table:style-name="ce6">
            <text:p>C</text:p>
          </table:table-cell>
          <table:table-cell office:value-type="float" office:value="60736" table:formula="of:=RANDBETWEEN(0;99999)" table:style-name="ce1">
            <text:p>607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1</text:p>
          </table:table-cell>
          <table:table-cell office:value-type="string" table:style-name="ce1">
            <text:p>Emiliana Marti Manso</text:p>
          </table:table-cell>
          <table:table-cell office:value-type="date" office:date-value="1974-03-05T00:00:00" table:style-name="ce4">
            <text:p>5/3/1974</text:p>
          </table:table-cell>
          <table:table-cell office:value-type="string" table:style-name="ce1">
            <text:p>710 Richmon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45) 453-8354</text:p>
          </table:table-cell>
          <table:table-cell office:value-type="string" table:style-name="ce1">
            <text:p>keiji@mac.com</text:p>
          </table:table-cell>
          <table:table-cell office:value-type="date" office:date-value="2018-04-04T18:08:48" table:style-name="ce5">
            <text:p>4/4/2018 18:08</text:p>
          </table:table-cell>
          <table:table-cell office:value-type="string" table:style-name="ce6">
            <text:p>B</text:p>
          </table:table-cell>
          <table:table-cell office:value-type="float" office:value="27045" table:formula="of:=RANDBETWEEN(0;99999)" table:style-name="ce1">
            <text:p>270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2</text:p>
          </table:table-cell>
          <table:table-cell office:value-type="string" table:style-name="ce1">
            <text:p>Adora Solera Juliá</text:p>
          </table:table-cell>
          <table:table-cell office:value-type="date" office:date-value="1988-03-02T00:00:00" table:style-name="ce4">
            <text:p>2/3/1988</text:p>
          </table:table-cell>
          <table:table-cell office:value-type="string" table:style-name="ce1">
            <text:p>W56 7HP</text:p>
          </table:table-cell>
          <table:table-cell office:value-type="string" table:style-name="ce1">
            <text:p>60 Kingsway</text:p>
          </table:table-cell>
          <table:table-cell office:value-type="string" table:style-name="ce1">
            <text:p>(222) 401-6952</text:p>
          </table:table-cell>
          <table:table-cell office:value-type="string" table:style-name="ce1">
            <text:p>ubergeeb@sbcglobal.net</text:p>
          </table:table-cell>
          <table:table-cell office:value-type="date" office:date-value="2018-10-03T02:03:30" table:style-name="ce5">
            <text:p>3/10/2018 2:03</text:p>
          </table:table-cell>
          <table:table-cell office:value-type="string" table:style-name="ce6">
            <text:p>C</text:p>
          </table:table-cell>
          <table:table-cell office:value-type="float" office:value="12920" table:formula="of:=RANDBETWEEN(0;99999)" table:style-name="ce1">
            <text:p>129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3</text:p>
          </table:table-cell>
          <table:table-cell office:value-type="string" table:style-name="ce1">
            <text:p>Sancho Arregui Ibañez</text:p>
          </table:table-cell>
          <table:table-cell office:value-type="date" office:date-value="1993-01-25T00:00:00" table:style-name="ce4">
            <text:p>25/1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31 4PH</text:p>
          </table:table-cell>
          <table:table-cell office:value-type="string" table:style-name="ce1">
            <text:p>(226) 882-1823</text:p>
          </table:table-cell>
          <table:table-cell office:value-type="string" table:style-name="ce1">
            <text:p>hutton@live.com</text:p>
          </table:table-cell>
          <table:table-cell office:value-type="date" office:date-value="2012-05-22T04:38:08" table:style-name="ce5">
            <text:p>22/5/2012 4:38</text:p>
          </table:table-cell>
          <table:table-cell office:value-type="string" table:style-name="ce6">
            <text:p>A</text:p>
          </table:table-cell>
          <table:table-cell office:value-type="float" office:value="36406" table:formula="of:=RANDBETWEEN(0;99999)" table:style-name="ce1">
            <text:p>364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4</text:p>
          </table:table-cell>
          <table:table-cell office:value-type="string" table:style-name="ce1">
            <text:p>Sonia Pacífica Aranda Durán</text:p>
          </table:table-cell>
          <table:table-cell office:value-type="date" office:date-value="1973-10-24T00:00:00" table:style-name="ce4">
            <text:p>24/10/1973</text:p>
          </table:table-cell>
          <table:table-cell office:value-type="string" table:style-name="ce1">
            <text:p>95 Sou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76) 391-9261</text:p>
          </table:table-cell>
          <table:table-cell office:value-type="string" table:style-name="ce1">
            <text:p>nacho@icloud.com</text:p>
          </table:table-cell>
          <table:table-cell office:value-type="date" office:date-value="2019-11-21T08:18:45" table:style-name="ce5">
            <text:p>21/11/2019 8:18</text:p>
          </table:table-cell>
          <table:table-cell office:value-type="string" table:style-name="ce6">
            <text:p>D</text:p>
          </table:table-cell>
          <table:table-cell office:value-type="float" office:value="27939" table:formula="of:=RANDBETWEEN(0;99999)" table:style-name="ce1">
            <text:p>279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5</text:p>
          </table:table-cell>
          <table:table-cell office:value-type="string" table:style-name="ce1">
            <text:p>Aitor Pelayo Tello</text:p>
          </table:table-cell>
          <table:table-cell office:value-type="date" office:date-value="1980-01-14T00:00:00" table:style-name="ce4">
            <text:p>14/1/1980</text:p>
          </table:table-cell>
          <table:table-cell office:value-type="string" table:style-name="ce1">
            <text:p>NW58 7WR</text:p>
          </table:table-cell>
          <table:table-cell office:value-type="string" table:style-name="ce1">
            <text:p>16 Green Lane</text:p>
          </table:table-cell>
          <table:table-cell office:value-type="string" table:style-name="ce1">
            <text:p>(942) 807-6926</text:p>
          </table:table-cell>
          <table:table-cell office:value-type="string" table:style-name="ce1">
            <text:p>kingjoshi@hotmail.com</text:p>
          </table:table-cell>
          <table:table-cell office:value-type="date" office:date-value="2009-11-17T22:54:32" table:style-name="ce5">
            <text:p>17/11/2009 22:54</text:p>
          </table:table-cell>
          <table:table-cell office:value-type="string" table:style-name="ce6">
            <text:p>E</text:p>
          </table:table-cell>
          <table:table-cell office:value-type="float" office:value="22527" table:formula="of:=RANDBETWEEN(0;99999)" table:style-name="ce1">
            <text:p>225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6</text:p>
          </table:table-cell>
          <table:table-cell office:value-type="string" table:style-name="ce1">
            <text:p>Juana Losa Villar</text:p>
          </table:table-cell>
          <table:table-cell office:value-type="date" office:date-value="1990-02-14T00:00:00" table:style-name="ce4">
            <text:p>14/2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3 0BL</text:p>
          </table:table-cell>
          <table:table-cell office:value-type="string" table:style-name="ce1">
            <text:p>(772) 705-5952</text:p>
          </table:table-cell>
          <table:table-cell office:value-type="string" table:style-name="ce1">
            <text:p>pontipak@live.com</text:p>
          </table:table-cell>
          <table:table-cell office:value-type="date" office:date-value="2014-09-23T12:52:12" table:style-name="ce5">
            <text:p>23/9/2014 12:52</text:p>
          </table:table-cell>
          <table:table-cell office:value-type="string" table:style-name="ce6">
            <text:p>E</text:p>
          </table:table-cell>
          <table:table-cell office:value-type="float" office:value="85319" table:formula="of:=RANDBETWEEN(0;99999)" table:style-name="ce1">
            <text:p>853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7</text:p>
          </table:table-cell>
          <table:table-cell office:value-type="string" table:style-name="ce1">
            <text:p>Goyo Ríos Guerra</text:p>
          </table:table-cell>
          <table:table-cell office:value-type="date" office:date-value="1992-04-18T00:00:00" table:style-name="ce4">
            <text:p>18/4/1992</text:p>
          </table:table-cell>
          <table:table-cell office:value-type="string" table:style-name="ce1">
            <text:p>208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40) 981-1117</text:p>
          </table:table-cell>
          <table:table-cell office:value-type="string" table:style-name="ce1">
            <text:p>bogjobber@msn.com</text:p>
          </table:table-cell>
          <table:table-cell office:value-type="date" office:date-value="2020-09-28T20:40:20" table:style-name="ce5">
            <text:p>28/9/2020 20:40</text:p>
          </table:table-cell>
          <table:table-cell office:value-type="string" table:style-name="ce6">
            <text:p>B</text:p>
          </table:table-cell>
          <table:table-cell office:value-type="float" office:value="9586" table:formula="of:=RANDBETWEEN(0;99999)" table:style-name="ce1">
            <text:p>95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8</text:p>
          </table:table-cell>
          <table:table-cell office:value-type="string" table:style-name="ce1">
            <text:p>Rufino Beltran-Torralba</text:p>
          </table:table-cell>
          <table:table-cell office:value-type="date" office:date-value="1982-10-22T00:00:00" table:style-name="ce4">
            <text:p>22/10/1982</text:p>
          </table:table-cell>
          <table:table-cell office:value-type="string" table:style-name="ce1">
            <text:p>W43 9QS</text:p>
          </table:table-cell>
          <table:table-cell office:value-type="string" table:style-name="ce1">
            <text:p>6 Main Road</text:p>
          </table:table-cell>
          <table:table-cell office:value-type="string" table:style-name="ce1">
            <text:p>(693) 870-1822</text:p>
          </table:table-cell>
          <table:table-cell office:value-type="string" table:style-name="ce1">
            <text:p>alhajj@mac.com</text:p>
          </table:table-cell>
          <table:table-cell office:value-type="date" office:date-value="2018-05-02T17:29:37" table:style-name="ce5">
            <text:p>2/5/2018 17:29</text:p>
          </table:table-cell>
          <table:table-cell office:value-type="string" table:style-name="ce6">
            <text:p>E</text:p>
          </table:table-cell>
          <table:table-cell office:value-type="float" office:value="89247" table:formula="of:=RANDBETWEEN(0;99999)" table:style-name="ce1">
            <text:p>892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9</text:p>
          </table:table-cell>
          <table:table-cell office:value-type="string" table:style-name="ce1">
            <text:p>Apolonia Pareja Real</text:p>
          </table:table-cell>
          <table:table-cell office:value-type="date" office:date-value="1992-11-24T00:00:00" table:style-name="ce4">
            <text:p>24/11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18 9FH</text:p>
          </table:table-cell>
          <table:table-cell office:value-type="string" table:style-name="ce1">
            <text:p>(388) 451-5422</text:p>
          </table:table-cell>
          <table:table-cell office:value-type="string" table:style-name="ce1">
            <text:p>blixem@mac.com</text:p>
          </table:table-cell>
          <table:table-cell office:value-type="date" office:date-value="2020-10-12T07:25:02" table:style-name="ce5">
            <text:p>12/10/2020 7:25</text:p>
          </table:table-cell>
          <table:table-cell office:value-type="string" table:style-name="ce6">
            <text:p>E</text:p>
          </table:table-cell>
          <table:table-cell office:value-type="float" office:value="27837" table:formula="of:=RANDBETWEEN(0;99999)" table:style-name="ce1">
            <text:p>278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0</text:p>
          </table:table-cell>
          <table:table-cell office:value-type="string" table:style-name="ce1">
            <text:p>Herminia Samper Sureda</text:p>
          </table:table-cell>
          <table:table-cell office:value-type="date" office:date-value="1992-05-22T00:00:00" table:style-name="ce4">
            <text:p>22/5/1992</text:p>
          </table:table-cell>
          <table:table-cell office:value-type="string" table:style-name="ce1">
            <text:p>85 Broad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80) 656-1096</text:p>
          </table:table-cell>
          <table:table-cell office:value-type="string" table:style-name="ce1">
            <text:p>zilla@sbcglobal.net</text:p>
          </table:table-cell>
          <table:table-cell office:value-type="date" office:date-value="2008-03-08T01:14:02" table:style-name="ce5">
            <text:p>8/3/2008 1:14</text:p>
          </table:table-cell>
          <table:table-cell office:value-type="string" table:style-name="ce6">
            <text:p>D</text:p>
          </table:table-cell>
          <table:table-cell office:value-type="float" office:value="85592" table:formula="of:=RANDBETWEEN(0;99999)" table:style-name="ce1">
            <text:p>855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1</text:p>
          </table:table-cell>
          <table:table-cell office:value-type="string" table:style-name="ce1">
            <text:p>Loida Morera</text:p>
          </table:table-cell>
          <table:table-cell office:value-type="date" office:date-value="1988-06-02T00:00:00" table:style-name="ce4">
            <text:p>2/6/1988</text:p>
          </table:table-cell>
          <table:table-cell office:value-type="string" table:style-name="ce1">
            <text:p>N71 3MK</text:p>
          </table:table-cell>
          <table:table-cell office:value-type="string" table:style-name="ce1">
            <text:p>72 Queen Street</text:p>
          </table:table-cell>
          <table:table-cell office:value-type="string" table:style-name="ce1">
            <text:p>(579) 952-6808</text:p>
          </table:table-cell>
          <table:table-cell office:value-type="string" table:style-name="ce1">
            <text:p>shaffei@msn.com</text:p>
          </table:table-cell>
          <table:table-cell office:value-type="date" office:date-value="2012-04-13T03:39:07" table:style-name="ce5">
            <text:p>13/4/2012 3:39</text:p>
          </table:table-cell>
          <table:table-cell office:value-type="string" table:style-name="ce6">
            <text:p>A</text:p>
          </table:table-cell>
          <table:table-cell office:value-type="float" office:value="73255" table:formula="of:=RANDBETWEEN(0;99999)" table:style-name="ce1">
            <text:p>732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2</text:p>
          </table:table-cell>
          <table:table-cell office:value-type="string" table:style-name="ce1">
            <text:p>Milagros Cadenas</text:p>
          </table:table-cell>
          <table:table-cell office:value-type="date" office:date-value="1983-10-16T00:00:00" table:style-name="ce4">
            <text:p>16/10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85 6RQ</text:p>
          </table:table-cell>
          <table:table-cell office:value-type="string" table:style-name="ce1">
            <text:p>(387) 538-2533</text:p>
          </table:table-cell>
          <table:table-cell office:value-type="string" table:style-name="ce1">
            <text:p>breegster@live.com</text:p>
          </table:table-cell>
          <table:table-cell office:value-type="date" office:date-value="2011-11-10T04:31:26" table:style-name="ce5">
            <text:p>10/11/2011 4:31</text:p>
          </table:table-cell>
          <table:table-cell office:value-type="string" table:style-name="ce6">
            <text:p>C</text:p>
          </table:table-cell>
          <table:table-cell office:value-type="float" office:value="33120" table:formula="of:=RANDBETWEEN(0;99999)" table:style-name="ce1">
            <text:p>331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3</text:p>
          </table:table-cell>
          <table:table-cell office:value-type="string" table:style-name="ce1">
            <text:p>Ema Saura</text:p>
          </table:table-cell>
          <table:table-cell office:value-type="date" office:date-value="1993-01-18T00:00:00" table:style-name="ce4">
            <text:p>18/1/1993</text:p>
          </table:table-cell>
          <table:table-cell office:value-type="string" table:style-name="ce1">
            <text:p>877 Nort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27) 372-5713</text:p>
          </table:table-cell>
          <table:table-cell office:value-type="string" table:style-name="ce1">
            <text:p>pplinux@yahoo.com</text:p>
          </table:table-cell>
          <table:table-cell office:value-type="date" office:date-value="2013-11-28T20:22:58" table:style-name="ce5">
            <text:p>28/11/2013 20:22</text:p>
          </table:table-cell>
          <table:table-cell office:value-type="string" table:style-name="ce6">
            <text:p>C</text:p>
          </table:table-cell>
          <table:table-cell office:value-type="float" office:value="89962" table:formula="of:=RANDBETWEEN(0;99999)" table:style-name="ce1">
            <text:p>899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4</text:p>
          </table:table-cell>
          <table:table-cell office:value-type="string" table:style-name="ce1">
            <text:p>Angelino Ibañez Bonet</text:p>
          </table:table-cell>
          <table:table-cell office:value-type="date" office:date-value="1985-07-27T00:00:00" table:style-name="ce4">
            <text:p>27/7/1985</text:p>
          </table:table-cell>
          <table:table-cell office:value-type="string" table:style-name="ce1">
            <text:p>W93 5YP</text:p>
          </table:table-cell>
          <table:table-cell office:value-type="string" table:style-name="ce1">
            <text:p>18 York Road</text:p>
          </table:table-cell>
          <table:table-cell office:value-type="string" table:style-name="ce1">
            <text:p>(317) 672-5744</text:p>
          </table:table-cell>
          <table:table-cell office:value-type="string" table:style-name="ce1">
            <text:p>nasarius@optonline.net</text:p>
          </table:table-cell>
          <table:table-cell office:value-type="date" office:date-value="2018-09-19T22:56:57" table:style-name="ce5">
            <text:p>19/9/2018 22:56</text:p>
          </table:table-cell>
          <table:table-cell office:value-type="string" table:style-name="ce6">
            <text:p>B</text:p>
          </table:table-cell>
          <table:table-cell office:value-type="float" office:value="21062" table:formula="of:=RANDBETWEEN(0;99999)" table:style-name="ce1">
            <text:p>210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5</text:p>
          </table:table-cell>
          <table:table-cell office:value-type="string" table:style-name="ce1">
            <text:p>Candelas Gutierrez Solana</text:p>
          </table:table-cell>
          <table:table-cell office:value-type="date" office:date-value="1991-06-07T00:00:00" table:style-name="ce4">
            <text:p>7/6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49 2BS</text:p>
          </table:table-cell>
          <table:table-cell office:value-type="string" table:style-name="ce1">
            <text:p>(329) 891-2077</text:p>
          </table:table-cell>
          <table:table-cell office:value-type="string" table:style-name="ce1">
            <text:p>kuparine@live.com</text:p>
          </table:table-cell>
          <table:table-cell office:value-type="date" office:date-value="2019-01-29T08:14:11" table:style-name="ce5">
            <text:p>29/1/2019 8:14</text:p>
          </table:table-cell>
          <table:table-cell office:value-type="string" table:style-name="ce6">
            <text:p>C</text:p>
          </table:table-cell>
          <table:table-cell office:value-type="float" office:value="29117" table:formula="of:=RANDBETWEEN(0;99999)" table:style-name="ce1">
            <text:p>291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6</text:p>
          </table:table-cell>
          <table:table-cell office:value-type="string" table:style-name="ce1">
            <text:p>Lucio Figuerola-Lorenzo</text:p>
          </table:table-cell>
          <table:table-cell office:value-type="date" office:date-value="1985-05-19T00:00:00" table:style-name="ce4">
            <text:p>19/5/1985</text:p>
          </table:table-cell>
          <table:table-cell office:value-type="string" table:style-name="ce1">
            <text:p>1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8) 404-4531</text:p>
          </table:table-cell>
          <table:table-cell office:value-type="string" table:style-name="ce1">
            <text:p>rohitm@comcast.net</text:p>
          </table:table-cell>
          <table:table-cell office:value-type="date" office:date-value="2019-11-17T18:41:35" table:style-name="ce5">
            <text:p>17/11/2019 18:41</text:p>
          </table:table-cell>
          <table:table-cell office:value-type="string" table:style-name="ce6">
            <text:p>C</text:p>
          </table:table-cell>
          <table:table-cell office:value-type="float" office:value="55908" table:formula="of:=RANDBETWEEN(0;99999)" table:style-name="ce1">
            <text:p>559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7</text:p>
          </table:table-cell>
          <table:table-cell office:value-type="string" table:style-name="ce1">
            <text:p>Benita Ramírez Ribera</text:p>
          </table:table-cell>
          <table:table-cell office:value-type="date" office:date-value="1973-05-30T00:00:00" table:style-name="ce4">
            <text:p>30/5/1973</text:p>
          </table:table-cell>
          <table:table-cell office:value-type="string" table:style-name="ce1">
            <text:p>W02 8UK</text:p>
          </table:table-cell>
          <table:table-cell office:value-type="string" table:style-name="ce1">
            <text:p>549 West Street</text:p>
          </table:table-cell>
          <table:table-cell office:value-type="string" table:style-name="ce1">
            <text:p>(951) 374-6032</text:p>
          </table:table-cell>
          <table:table-cell office:value-type="string" table:style-name="ce1">
            <text:p>msloan@sbcglobal.net</text:p>
          </table:table-cell>
          <table:table-cell office:value-type="date" office:date-value="2018-12-03T09:32:38" table:style-name="ce5">
            <text:p>3/12/2018 9:32</text:p>
          </table:table-cell>
          <table:table-cell office:value-type="string" table:style-name="ce6">
            <text:p>D</text:p>
          </table:table-cell>
          <table:table-cell office:value-type="float" office:value="17563" table:formula="of:=RANDBETWEEN(0;99999)" table:style-name="ce1">
            <text:p>175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8</text:p>
          </table:table-cell>
          <table:table-cell office:value-type="string" table:style-name="ce1">
            <text:p>Zaida Tovar Tolosa</text:p>
          </table:table-cell>
          <table:table-cell office:value-type="date" office:date-value="1970-07-05T00:00:00" table:style-name="ce4">
            <text:p>5/7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17 2GU</text:p>
          </table:table-cell>
          <table:table-cell office:value-type="string" table:style-name="ce1">
            <text:p>(361) 244-5124</text:p>
          </table:table-cell>
          <table:table-cell office:value-type="string" table:style-name="ce1">
            <text:p>jschauma@sbcglobal.net</text:p>
          </table:table-cell>
          <table:table-cell office:value-type="date" office:date-value="2009-02-14T11:47:13" table:style-name="ce5">
            <text:p>14/2/2009 11:47</text:p>
          </table:table-cell>
          <table:table-cell office:value-type="string" table:style-name="ce6">
            <text:p>E</text:p>
          </table:table-cell>
          <table:table-cell office:value-type="float" office:value="95702" table:formula="of:=RANDBETWEEN(0;99999)" table:style-name="ce1">
            <text:p>957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9</text:p>
          </table:table-cell>
          <table:table-cell office:value-type="string" table:style-name="ce1">
            <text:p>Héctor Puga Tudela</text:p>
          </table:table-cell>
          <table:table-cell office:value-type="date" office:date-value="1982-02-24T00:00:00" table:style-name="ce4">
            <text:p>24/2/1982</text:p>
          </table:table-cell>
          <table:table-cell office:value-type="string" table:style-name="ce1">
            <text:p>62 Richmon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08) 927-4163</text:p>
          </table:table-cell>
          <table:table-cell office:value-type="string" table:style-name="ce1">
            <text:p>ramollin@icloud.com</text:p>
          </table:table-cell>
          <table:table-cell office:value-type="date" office:date-value="2012-01-16T18:39:18" table:style-name="ce5">
            <text:p>16/1/2012 18:39</text:p>
          </table:table-cell>
          <table:table-cell office:value-type="string" table:style-name="ce6">
            <text:p>E</text:p>
          </table:table-cell>
          <table:table-cell office:value-type="float" office:value="88473" table:formula="of:=RANDBETWEEN(0;99999)" table:style-name="ce1">
            <text:p>884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0</text:p>
          </table:table-cell>
          <table:table-cell office:value-type="string" table:style-name="ce1">
            <text:p>Adelina Carmona Bayo</text:p>
          </table:table-cell>
          <table:table-cell office:value-type="date" office:date-value="1975-01-05T00:00:00" table:style-name="ce4">
            <text:p>5/1/1975</text:p>
          </table:table-cell>
          <table:table-cell office:value-type="string" table:style-name="ce1">
            <text:p>W42 9AC</text:p>
          </table:table-cell>
          <table:table-cell office:value-type="string" table:style-name="ce1">
            <text:p>89 West Street</text:p>
          </table:table-cell>
          <table:table-cell office:value-type="string" table:style-name="ce1">
            <text:p>(604) 635-3303</text:p>
          </table:table-cell>
          <table:table-cell office:value-type="string" table:style-name="ce1">
            <text:p>seanq@gmail.com</text:p>
          </table:table-cell>
          <table:table-cell office:value-type="date" office:date-value="2010-02-24T15:30:47" table:style-name="ce5">
            <text:p>24/2/2010 15:30</text:p>
          </table:table-cell>
          <table:table-cell office:value-type="string" table:style-name="ce6">
            <text:p>B</text:p>
          </table:table-cell>
          <table:table-cell office:value-type="float" office:value="84471" table:formula="of:=RANDBETWEEN(0;99999)" table:style-name="ce1">
            <text:p>84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1</text:p>
          </table:table-cell>
          <table:table-cell office:value-type="string" table:style-name="ce1">
            <text:p>Carmelita Tejedor Casas</text:p>
          </table:table-cell>
          <table:table-cell office:value-type="date" office:date-value="1991-07-23T00:00:00" table:style-name="ce4">
            <text:p>23/7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06 1BX</text:p>
          </table:table-cell>
          <table:table-cell office:value-type="string" table:style-name="ce1">
            <text:p>(334) 850-8140</text:p>
          </table:table-cell>
          <table:table-cell office:value-type="string" table:style-name="ce1">
            <text:p>bartak@sbcglobal.net</text:p>
          </table:table-cell>
          <table:table-cell office:value-type="date" office:date-value="2020-08-21T00:42:47" table:style-name="ce5">
            <text:p>21/8/2020 0:42</text:p>
          </table:table-cell>
          <table:table-cell office:value-type="string" table:style-name="ce6">
            <text:p>A</text:p>
          </table:table-cell>
          <table:table-cell office:value-type="float" office:value="23887" table:formula="of:=RANDBETWEEN(0;99999)" table:style-name="ce1">
            <text:p>238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2</text:p>
          </table:table-cell>
          <table:table-cell office:value-type="string" table:style-name="ce1">
            <text:p>Bernarda Quero Córdoba</text:p>
          </table:table-cell>
          <table:table-cell office:value-type="date" office:date-value="1975-04-19T00:00:00" table:style-name="ce4">
            <text:p>19/4/1975</text:p>
          </table:table-cell>
          <table:table-cell office:value-type="string" table:style-name="ce1">
            <text:p>45 The Crescen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1) 463-3914</text:p>
          </table:table-cell>
          <table:table-cell office:value-type="string" table:style-name="ce1">
            <text:p>jeteve@outlook.com</text:p>
          </table:table-cell>
          <table:table-cell office:value-type="date" office:date-value="2010-11-03T17:36:15" table:style-name="ce5">
            <text:p>3/11/2010 17:36</text:p>
          </table:table-cell>
          <table:table-cell office:value-type="string" table:style-name="ce6">
            <text:p>B</text:p>
          </table:table-cell>
          <table:table-cell office:value-type="float" office:value="76036" table:formula="of:=RANDBETWEEN(0;99999)" table:style-name="ce1">
            <text:p>760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3</text:p>
          </table:table-cell>
          <table:table-cell office:value-type="string" table:style-name="ce1">
            <text:p>Evita Alfaro Miguel</text:p>
          </table:table-cell>
          <table:table-cell office:value-type="date" office:date-value="1979-12-10T00:00:00" table:style-name="ce4">
            <text:p>10/12/1979</text:p>
          </table:table-cell>
          <table:table-cell office:value-type="string" table:style-name="ce1">
            <text:p>SE53 2CJ</text:p>
          </table:table-cell>
          <table:table-cell office:value-type="string" table:style-name="ce1">
            <text:p>42 Albert Road</text:p>
          </table:table-cell>
          <table:table-cell office:value-type="string" table:style-name="ce1">
            <text:p>(732) 565-1110</text:p>
          </table:table-cell>
          <table:table-cell office:value-type="string" table:style-name="ce1">
            <text:p>wsnyder@live.com</text:p>
          </table:table-cell>
          <table:table-cell office:value-type="date" office:date-value="2019-06-29T15:44:57" table:style-name="ce5">
            <text:p>29/6/2019 15:44</text:p>
          </table:table-cell>
          <table:table-cell office:value-type="string" table:style-name="ce6">
            <text:p>C</text:p>
          </table:table-cell>
          <table:table-cell office:value-type="float" office:value="15032" table:formula="of:=RANDBETWEEN(0;99999)" table:style-name="ce1">
            <text:p>15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4</text:p>
          </table:table-cell>
          <table:table-cell office:value-type="string" table:style-name="ce1">
            <text:p>Lidia Reyes Carbajo Pla</text:p>
          </table:table-cell>
          <table:table-cell office:value-type="date" office:date-value="1985-01-15T00:00:00" table:style-name="ce4">
            <text:p>15/1/198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73 9BU</text:p>
          </table:table-cell>
          <table:table-cell office:value-type="string" table:style-name="ce1">
            <text:p>(312) 348-5773</text:p>
          </table:table-cell>
          <table:table-cell office:value-type="string" table:style-name="ce1">
            <text:p>sinclair@gmail.com</text:p>
          </table:table-cell>
          <table:table-cell office:value-type="date" office:date-value="2018-11-24T01:47:59" table:style-name="ce5">
            <text:p>24/11/2018 1:47</text:p>
          </table:table-cell>
          <table:table-cell office:value-type="string" table:style-name="ce6">
            <text:p>E</text:p>
          </table:table-cell>
          <table:table-cell office:value-type="float" office:value="24408" table:formula="of:=RANDBETWEEN(0;99999)" table:style-name="ce1">
            <text:p>244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5</text:p>
          </table:table-cell>
          <table:table-cell office:value-type="string" table:style-name="ce1">
            <text:p>Carlota Rosell Baños</text:p>
          </table:table-cell>
          <table:table-cell office:value-type="date" office:date-value="1988-01-08T00:00:00" table:style-name="ce4">
            <text:p>8/1/1988</text:p>
          </table:table-cell>
          <table:table-cell office:value-type="string" table:style-name="ce1">
            <text:p>28 Winds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37) 729-8146</text:p>
          </table:table-cell>
          <table:table-cell office:value-type="string" table:style-name="ce1">
            <text:p>gboss@verizon.net</text:p>
          </table:table-cell>
          <table:table-cell office:value-type="date" office:date-value="2005-11-02T12:30:15" table:style-name="ce5">
            <text:p>2/11/2005 12:30</text:p>
          </table:table-cell>
          <table:table-cell office:value-type="string" table:style-name="ce6">
            <text:p>D</text:p>
          </table:table-cell>
          <table:table-cell office:value-type="float" office:value="63958" table:formula="of:=RANDBETWEEN(0;99999)" table:style-name="ce1">
            <text:p>639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6</text:p>
          </table:table-cell>
          <table:table-cell office:value-type="string" table:style-name="ce1">
            <text:p>Fausto Montero Sanmartín</text:p>
          </table:table-cell>
          <table:table-cell office:value-type="date" office:date-value="1999-10-12T00:00:00" table:style-name="ce4">
            <text:p>12/10/1999</text:p>
          </table:table-cell>
          <table:table-cell office:value-type="string" table:style-name="ce1">
            <text:p>EC06 3FQ</text:p>
          </table:table-cell>
          <table:table-cell office:value-type="string" table:style-name="ce1">
            <text:p>36 Albert Road</text:p>
          </table:table-cell>
          <table:table-cell office:value-type="string" table:style-name="ce1">
            <text:p>(809) 618-5906</text:p>
          </table:table-cell>
          <table:table-cell office:value-type="string" table:style-name="ce1">
            <text:p>helger@yahoo.ca</text:p>
          </table:table-cell>
          <table:table-cell office:value-type="date" office:date-value="2005-10-31T23:34:09" table:style-name="ce5">
            <text:p>31/10/2005 23:34</text:p>
          </table:table-cell>
          <table:table-cell office:value-type="string" table:style-name="ce6">
            <text:p>B</text:p>
          </table:table-cell>
          <table:table-cell office:value-type="float" office:value="72850" table:formula="of:=RANDBETWEEN(0;99999)" table:style-name="ce1">
            <text:p>728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7</text:p>
          </table:table-cell>
          <table:table-cell office:value-type="string" table:style-name="ce1">
            <text:p>Lalo Castellanos Rueda</text:p>
          </table:table-cell>
          <table:table-cell office:value-type="date" office:date-value="1997-12-04T00:00:00" table:style-name="ce4">
            <text:p>4/12/199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06 3RG</text:p>
          </table:table-cell>
          <table:table-cell office:value-type="string" table:style-name="ce1">
            <text:p>(875) 247-7784</text:p>
          </table:table-cell>
          <table:table-cell office:value-type="string" table:style-name="ce1">
            <text:p>chrwin@me.com</text:p>
          </table:table-cell>
          <table:table-cell office:value-type="date" office:date-value="2010-01-07T20:08:45" table:style-name="ce5">
            <text:p>7/1/2010 20:08</text:p>
          </table:table-cell>
          <table:table-cell office:value-type="string" table:style-name="ce6">
            <text:p>A</text:p>
          </table:table-cell>
          <table:table-cell office:value-type="float" office:value="81019" table:formula="of:=RANDBETWEEN(0;99999)" table:style-name="ce1">
            <text:p>810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8</text:p>
          </table:table-cell>
          <table:table-cell office:value-type="string" table:style-name="ce1">
            <text:p>Sabina Jover-Mendoza</text:p>
          </table:table-cell>
          <table:table-cell office:value-type="date" office:date-value="1975-05-24T00:00:00" table:style-name="ce4">
            <text:p>24/5/1975</text:p>
          </table:table-cell>
          <table:table-cell office:value-type="string" table:style-name="ce1">
            <text:p>3 St. John’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22) 389-1420</text:p>
          </table:table-cell>
          <table:table-cell office:value-type="string" table:style-name="ce1">
            <text:p>frosal@me.com</text:p>
          </table:table-cell>
          <table:table-cell office:value-type="date" office:date-value="2016-08-10T11:57:47" table:style-name="ce5">
            <text:p>10/8/2016 11:57</text:p>
          </table:table-cell>
          <table:table-cell office:value-type="string" table:style-name="ce6">
            <text:p>A</text:p>
          </table:table-cell>
          <table:table-cell office:value-type="float" office:value="31712" table:formula="of:=RANDBETWEEN(0;99999)" table:style-name="ce1">
            <text:p>317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9</text:p>
          </table:table-cell>
          <table:table-cell office:value-type="string" table:style-name="ce1">
            <text:p>Nuria Mur</text:p>
          </table:table-cell>
          <table:table-cell office:value-type="date" office:date-value="1988-11-06T00:00:00" table:style-name="ce4">
            <text:p>6/11/1988</text:p>
          </table:table-cell>
          <table:table-cell office:value-type="string" table:style-name="ce1">
            <text:p>WC80 6TR</text:p>
          </table:table-cell>
          <table:table-cell office:value-type="string" table:style-name="ce1">
            <text:p>16 School Lane</text:p>
          </table:table-cell>
          <table:table-cell office:value-type="string" table:style-name="ce1">
            <text:p>(358) 338-4360</text:p>
          </table:table-cell>
          <table:table-cell office:value-type="string" table:style-name="ce1">
            <text:p>jfinke@optonline.net</text:p>
          </table:table-cell>
          <table:table-cell office:value-type="date" office:date-value="2010-01-21T23:48:43" table:style-name="ce5">
            <text:p>21/1/2010 23:48</text:p>
          </table:table-cell>
          <table:table-cell office:value-type="string" table:style-name="ce6">
            <text:p>A</text:p>
          </table:table-cell>
          <table:table-cell office:value-type="float" office:value="18401" table:formula="of:=RANDBETWEEN(0;99999)" table:style-name="ce1">
            <text:p>184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0</text:p>
          </table:table-cell>
          <table:table-cell office:value-type="string" table:style-name="ce1">
            <text:p>Feliciana Gutierrez Mora</text:p>
          </table:table-cell>
          <table:table-cell office:value-type="date" office:date-value="1980-09-18T00:00:00" table:style-name="ce4">
            <text:p>18/9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18 4JN</text:p>
          </table:table-cell>
          <table:table-cell office:value-type="string" table:style-name="ce1">
            <text:p>(371) 781-3986</text:p>
          </table:table-cell>
          <table:table-cell office:value-type="string" table:style-name="ce1">
            <text:p>tbmaddux@comcast.net</text:p>
          </table:table-cell>
          <table:table-cell office:value-type="date" office:date-value="2013-05-11T23:37:30" table:style-name="ce5">
            <text:p>11/5/2013 23:37</text:p>
          </table:table-cell>
          <table:table-cell office:value-type="string" table:style-name="ce6">
            <text:p>E</text:p>
          </table:table-cell>
          <table:table-cell office:value-type="float" office:value="19524" table:formula="of:=RANDBETWEEN(0;99999)" table:style-name="ce1">
            <text:p>195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1</text:p>
          </table:table-cell>
          <table:table-cell office:value-type="string" table:style-name="ce1">
            <text:p>Jerónimo Vidal Hernandez</text:p>
          </table:table-cell>
          <table:table-cell office:value-type="date" office:date-value="1991-10-05T00:00:00" table:style-name="ce4">
            <text:p>5/10/1991</text:p>
          </table:table-cell>
          <table:table-cell office:value-type="string" table:style-name="ce1">
            <text:p>22 Churc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94) 884-8160</text:p>
          </table:table-cell>
          <table:table-cell office:value-type="string" table:style-name="ce1">
            <text:p>gumpish@aol.com</text:p>
          </table:table-cell>
          <table:table-cell office:value-type="date" office:date-value="2008-02-24T15:49:34" table:style-name="ce5">
            <text:p>24/2/2008 15:49</text:p>
          </table:table-cell>
          <table:table-cell office:value-type="string" table:style-name="ce6">
            <text:p>D</text:p>
          </table:table-cell>
          <table:table-cell office:value-type="float" office:value="77156" table:formula="of:=RANDBETWEEN(0;99999)" table:style-name="ce1">
            <text:p>771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2</text:p>
          </table:table-cell>
          <table:table-cell office:value-type="string" table:style-name="ce1">
            <text:p>Fortunata Jordán</text:p>
          </table:table-cell>
          <table:table-cell office:value-type="date" office:date-value="1981-09-21T00:00:00" table:style-name="ce4">
            <text:p>21/9/1981</text:p>
          </table:table-cell>
          <table:table-cell office:value-type="string" table:style-name="ce1">
            <text:p>NW51 4UV</text:p>
          </table:table-cell>
          <table:table-cell office:value-type="string" table:style-name="ce1">
            <text:p>91 Springfield Road</text:p>
          </table:table-cell>
          <table:table-cell office:value-type="string" table:style-name="ce1">
            <text:p>(410) 711-4695</text:p>
          </table:table-cell>
          <table:table-cell office:value-type="string" table:style-name="ce1">
            <text:p>pplinux@icloud.com</text:p>
          </table:table-cell>
          <table:table-cell office:value-type="date" office:date-value="2016-07-17T15:58:49" table:style-name="ce5">
            <text:p>17/7/2016 15:58</text:p>
          </table:table-cell>
          <table:table-cell office:value-type="string" table:style-name="ce6">
            <text:p>A</text:p>
          </table:table-cell>
          <table:table-cell office:value-type="float" office:value="40203" table:formula="of:=RANDBETWEEN(0;99999)" table:style-name="ce1">
            <text:p>402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3</text:p>
          </table:table-cell>
          <table:table-cell office:value-type="string" table:style-name="ce1">
            <text:p>Manu Céspedes Corominas</text:p>
          </table:table-cell>
          <table:table-cell office:value-type="date" office:date-value="1992-10-24T00:00:00" table:style-name="ce4">
            <text:p>24/10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8 0SY</text:p>
          </table:table-cell>
          <table:table-cell office:value-type="string" table:style-name="ce1">
            <text:p>(679) 967-9642</text:p>
          </table:table-cell>
          <table:table-cell office:value-type="string" table:style-name="ce1">
            <text:p>cvrcek@att.net</text:p>
          </table:table-cell>
          <table:table-cell office:value-type="date" office:date-value="2011-11-25T04:01:12" table:style-name="ce5">
            <text:p>25/11/2011 4:01</text:p>
          </table:table-cell>
          <table:table-cell office:value-type="string" table:style-name="ce6">
            <text:p>E</text:p>
          </table:table-cell>
          <table:table-cell office:value-type="float" office:value="26469" table:formula="of:=RANDBETWEEN(0;99999)" table:style-name="ce1">
            <text:p>264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4</text:p>
          </table:table-cell>
          <table:table-cell office:value-type="string" table:style-name="ce1">
            <text:p>Áurea Guzman</text:p>
          </table:table-cell>
          <table:table-cell office:value-type="date" office:date-value="1998-09-22T00:00:00" table:style-name="ce4">
            <text:p>22/9/1998</text:p>
          </table:table-cell>
          <table:table-cell office:value-type="string" table:style-name="ce1">
            <text:p>96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2) 902-5044</text:p>
          </table:table-cell>
          <table:table-cell office:value-type="string" table:style-name="ce1">
            <text:p>neuffer@verizon.net</text:p>
          </table:table-cell>
          <table:table-cell office:value-type="date" office:date-value="2005-08-28T02:32:39" table:style-name="ce5">
            <text:p>28/8/2005 2:32</text:p>
          </table:table-cell>
          <table:table-cell office:value-type="string" table:style-name="ce6">
            <text:p>E</text:p>
          </table:table-cell>
          <table:table-cell office:value-type="float" office:value="57679" table:formula="of:=RANDBETWEEN(0;99999)" table:style-name="ce1">
            <text:p>576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5</text:p>
          </table:table-cell>
          <table:table-cell office:value-type="string" table:style-name="ce1">
            <text:p>Modesta Lledó Izquierdo</text:p>
          </table:table-cell>
          <table:table-cell office:value-type="date" office:date-value="1987-06-24T00:00:00" table:style-name="ce4">
            <text:p>24/6/1987</text:p>
          </table:table-cell>
          <table:table-cell office:value-type="string" table:style-name="ce1">
            <text:p>SE59 7HT</text:p>
          </table:table-cell>
          <table:table-cell office:value-type="string" table:style-name="ce1">
            <text:p>17 North Road</text:p>
          </table:table-cell>
          <table:table-cell office:value-type="string" table:style-name="ce1">
            <text:p>(812) 508-9807</text:p>
          </table:table-cell>
          <table:table-cell office:value-type="string" table:style-name="ce1">
            <text:p>jsbach@msn.com</text:p>
          </table:table-cell>
          <table:table-cell office:value-type="date" office:date-value="2007-10-16T00:21:27" table:style-name="ce5">
            <text:p>16/10/2007 0:21</text:p>
          </table:table-cell>
          <table:table-cell office:value-type="string" table:style-name="ce6">
            <text:p>B</text:p>
          </table:table-cell>
          <table:table-cell office:value-type="float" office:value="46528" table:formula="of:=RANDBETWEEN(0;99999)" table:style-name="ce1">
            <text:p>465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6</text:p>
          </table:table-cell>
          <table:table-cell office:value-type="string" table:style-name="ce1">
            <text:p>Telmo Lastra-Cuervo</text:p>
          </table:table-cell>
          <table:table-cell office:value-type="date" office:date-value="1998-02-16T00:00:00" table:style-name="ce4">
            <text:p>16/2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6 4QI</text:p>
          </table:table-cell>
          <table:table-cell office:value-type="string" table:style-name="ce1">
            <text:p>(422) 416-4444</text:p>
          </table:table-cell>
          <table:table-cell office:value-type="string" table:style-name="ce1">
            <text:p>biglou@yahoo.com</text:p>
          </table:table-cell>
          <table:table-cell office:value-type="date" office:date-value="2018-07-20T11:56:28" table:style-name="ce5">
            <text:p>20/7/2018 11:56</text:p>
          </table:table-cell>
          <table:table-cell office:value-type="string" table:style-name="ce6">
            <text:p>B</text:p>
          </table:table-cell>
          <table:table-cell office:value-type="float" office:value="9681" table:formula="of:=RANDBETWEEN(0;99999)" table:style-name="ce1">
            <text:p>96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7</text:p>
          </table:table-cell>
          <table:table-cell office:value-type="string" table:style-name="ce1">
            <text:p>Iris Camino-Briones</text:p>
          </table:table-cell>
          <table:table-cell office:value-type="date" office:date-value="1971-04-21T00:00:00" table:style-name="ce4">
            <text:p>21/4/1971</text:p>
          </table:table-cell>
          <table:table-cell office:value-type="string" table:style-name="ce1">
            <text:p>5 George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73) 919-0061</text:p>
          </table:table-cell>
          <table:table-cell office:value-type="string" table:style-name="ce1">
            <text:p>andale@icloud.com</text:p>
          </table:table-cell>
          <table:table-cell office:value-type="date" office:date-value="2009-05-03T21:29:41" table:style-name="ce5">
            <text:p>3/5/2009 21:29</text:p>
          </table:table-cell>
          <table:table-cell office:value-type="string" table:style-name="ce6">
            <text:p>C</text:p>
          </table:table-cell>
          <table:table-cell office:value-type="float" office:value="11228" table:formula="of:=RANDBETWEEN(0;99999)" table:style-name="ce1">
            <text:p>112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8</text:p>
          </table:table-cell>
          <table:table-cell office:value-type="string" table:style-name="ce1">
            <text:p>Clarisa Belda Cid</text:p>
          </table:table-cell>
          <table:table-cell office:value-type="date" office:date-value="1999-05-03T00:00:00" table:style-name="ce4">
            <text:p>3/5/1999</text:p>
          </table:table-cell>
          <table:table-cell office:value-type="string" table:style-name="ce1">
            <text:p>N05 2BR</text:p>
          </table:table-cell>
          <table:table-cell office:value-type="string" table:style-name="ce1">
            <text:p>78 Church Road</text:p>
          </table:table-cell>
          <table:table-cell office:value-type="string" table:style-name="ce1">
            <text:p>(822) 736-4675</text:p>
          </table:table-cell>
          <table:table-cell office:value-type="string" table:style-name="ce1">
            <text:p>irving@me.com</text:p>
          </table:table-cell>
          <table:table-cell office:value-type="date" office:date-value="2010-11-04T04:23:14" table:style-name="ce5">
            <text:p>4/11/2010 4:23</text:p>
          </table:table-cell>
          <table:table-cell office:value-type="string" table:style-name="ce6">
            <text:p>E</text:p>
          </table:table-cell>
          <table:table-cell office:value-type="float" office:value="92179" table:formula="of:=RANDBETWEEN(0;99999)" table:style-name="ce1">
            <text:p>921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9</text:p>
          </table:table-cell>
          <table:table-cell office:value-type="string" table:style-name="ce1">
            <text:p>Petrona Palau Soto</text:p>
          </table:table-cell>
          <table:table-cell office:value-type="date" office:date-value="1994-10-24T00:00:00" table:style-name="ce4">
            <text:p>24/10/199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48 9XF</text:p>
          </table:table-cell>
          <table:table-cell office:value-type="string" table:style-name="ce1">
            <text:p>(833) 823-6470</text:p>
          </table:table-cell>
          <table:table-cell office:value-type="string" table:style-name="ce1">
            <text:p>cisugrad@icloud.com</text:p>
          </table:table-cell>
          <table:table-cell office:value-type="date" office:date-value="2016-01-17T17:32:02" table:style-name="ce5">
            <text:p>17/1/2016 17:32</text:p>
          </table:table-cell>
          <table:table-cell office:value-type="string" table:style-name="ce6">
            <text:p>C</text:p>
          </table:table-cell>
          <table:table-cell office:value-type="float" office:value="8681" table:formula="of:=RANDBETWEEN(0;99999)" table:style-name="ce1">
            <text:p>86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0</text:p>
          </table:table-cell>
          <table:table-cell office:value-type="string" table:style-name="ce1">
            <text:p>Cándido Alcázar Canales</text:p>
          </table:table-cell>
          <table:table-cell office:value-type="date" office:date-value="1986-05-13T00:00:00" table:style-name="ce4">
            <text:p>13/5/1986</text:p>
          </table:table-cell>
          <table:table-cell office:value-type="string" table:style-name="ce1">
            <text:p>44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13) 463-3164</text:p>
          </table:table-cell>
          <table:table-cell office:value-type="string" table:style-name="ce1">
            <text:p>gator@gmail.com</text:p>
          </table:table-cell>
          <table:table-cell office:value-type="date" office:date-value="2013-06-13T02:46:52" table:style-name="ce5">
            <text:p>13/6/2013 2:46</text:p>
          </table:table-cell>
          <table:table-cell office:value-type="string" table:style-name="ce6">
            <text:p>C</text:p>
          </table:table-cell>
          <table:table-cell office:value-type="float" office:value="54972" table:formula="of:=RANDBETWEEN(0;99999)" table:style-name="ce1">
            <text:p>549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1</text:p>
          </table:table-cell>
          <table:table-cell office:value-type="string" table:style-name="ce1">
            <text:p>Jose Carlos Lopez Lledó</text:p>
          </table:table-cell>
          <table:table-cell office:value-type="date" office:date-value="1989-09-15T00:00:00" table:style-name="ce4">
            <text:p>15/9/1989</text:p>
          </table:table-cell>
          <table:table-cell office:value-type="string" table:style-name="ce1">
            <text:p>SW74 1UW</text:p>
          </table:table-cell>
          <table:table-cell office:value-type="string" table:style-name="ce1">
            <text:p>9822 Victoria Street</text:p>
          </table:table-cell>
          <table:table-cell office:value-type="string" table:style-name="ce1">
            <text:p>(780) 604-2895</text:p>
          </table:table-cell>
          <table:table-cell office:value-type="string" table:style-name="ce1">
            <text:p>bflong@sbcglobal.net</text:p>
          </table:table-cell>
          <table:table-cell office:value-type="date" office:date-value="2012-03-14T10:45:04" table:style-name="ce5">
            <text:p>14/3/2012 10:45</text:p>
          </table:table-cell>
          <table:table-cell office:value-type="string" table:style-name="ce6">
            <text:p>B</text:p>
          </table:table-cell>
          <table:table-cell office:value-type="float" office:value="16972" table:formula="of:=RANDBETWEEN(0;99999)" table:style-name="ce1">
            <text:p>169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2</text:p>
          </table:table-cell>
          <table:table-cell office:value-type="string" table:style-name="ce1">
            <text:p>Adoración de Casanova</text:p>
          </table:table-cell>
          <table:table-cell office:value-type="date" office:date-value="1990-04-21T00:00:00" table:style-name="ce4">
            <text:p>21/4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3 4EZ</text:p>
          </table:table-cell>
          <table:table-cell office:value-type="string" table:style-name="ce1">
            <text:p>(262) 211-0265</text:p>
          </table:table-cell>
          <table:table-cell office:value-type="string" table:style-name="ce1">
            <text:p>jginspace@outlook.com</text:p>
          </table:table-cell>
          <table:table-cell office:value-type="date" office:date-value="2010-01-22T05:07:04" table:style-name="ce5">
            <text:p>22/1/2010 5:07</text:p>
          </table:table-cell>
          <table:table-cell office:value-type="string" table:style-name="ce6">
            <text:p>C</text:p>
          </table:table-cell>
          <table:table-cell office:value-type="float" office:value="36702" table:formula="of:=RANDBETWEEN(0;99999)" table:style-name="ce1">
            <text:p>367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3</text:p>
          </table:table-cell>
          <table:table-cell office:value-type="string" table:style-name="ce1">
            <text:p>Gregorio Salamanca</text:p>
          </table:table-cell>
          <table:table-cell office:value-type="date" office:date-value="1981-05-17T00:00:00" table:style-name="ce4">
            <text:p>17/5/1981</text:p>
          </table:table-cell>
          <table:table-cell office:value-type="string" table:style-name="ce1">
            <text:p>90 St. John’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68) 712-7660</text:p>
          </table:table-cell>
          <table:table-cell office:value-type="string" table:style-name="ce1">
            <text:p>mugwump@gmail.com</text:p>
          </table:table-cell>
          <table:table-cell office:value-type="date" office:date-value="2018-12-19T06:03:45" table:style-name="ce5">
            <text:p>19/12/2018 6:03</text:p>
          </table:table-cell>
          <table:table-cell office:value-type="string" table:style-name="ce6">
            <text:p>A</text:p>
          </table:table-cell>
          <table:table-cell office:value-type="float" office:value="68768" table:formula="of:=RANDBETWEEN(0;99999)" table:style-name="ce1">
            <text:p>687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4</text:p>
          </table:table-cell>
          <table:table-cell office:value-type="string" table:style-name="ce1">
            <text:p>Miguel Llopis</text:p>
          </table:table-cell>
          <table:table-cell office:value-type="date" office:date-value="1979-08-29T00:00:00" table:style-name="ce4">
            <text:p>29/8/1979</text:p>
          </table:table-cell>
          <table:table-cell office:value-type="string" table:style-name="ce1">
            <text:p>E21 5SK</text:p>
          </table:table-cell>
          <table:table-cell office:value-type="string" table:style-name="ce1">
            <text:p>93 London Road</text:p>
          </table:table-cell>
          <table:table-cell office:value-type="string" table:style-name="ce1">
            <text:p>(744) 267-9349</text:p>
          </table:table-cell>
          <table:table-cell office:value-type="string" table:style-name="ce1">
            <text:p>noticias@hotmail.com</text:p>
          </table:table-cell>
          <table:table-cell office:value-type="date" office:date-value="2011-02-20T15:36:27" table:style-name="ce5">
            <text:p>20/2/2011 15:36</text:p>
          </table:table-cell>
          <table:table-cell office:value-type="string" table:style-name="ce6">
            <text:p>D</text:p>
          </table:table-cell>
          <table:table-cell office:value-type="float" office:value="46189" table:formula="of:=RANDBETWEEN(0;99999)" table:style-name="ce1">
            <text:p>461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5</text:p>
          </table:table-cell>
          <table:table-cell office:value-type="string" table:style-name="ce1">
            <text:p>Eutimio Gilberto Pagès Ricart</text:p>
          </table:table-cell>
          <table:table-cell office:value-type="date" office:date-value="1974-01-27T00:00:00" table:style-name="ce4">
            <text:p>27/1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67 8OM</text:p>
          </table:table-cell>
          <table:table-cell office:value-type="string" table:style-name="ce1">
            <text:p>(949) 257-2530</text:p>
          </table:table-cell>
          <table:table-cell office:value-type="string" table:style-name="ce1">
            <text:p>bartlett@aol.com</text:p>
          </table:table-cell>
          <table:table-cell office:value-type="date" office:date-value="2007-11-29T01:05:26" table:style-name="ce5">
            <text:p>29/11/2007 1:05</text:p>
          </table:table-cell>
          <table:table-cell office:value-type="string" table:style-name="ce6">
            <text:p>A</text:p>
          </table:table-cell>
          <table:table-cell office:value-type="float" office:value="29232" table:formula="of:=RANDBETWEEN(0;99999)" table:style-name="ce1">
            <text:p>292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6</text:p>
          </table:table-cell>
          <table:table-cell office:value-type="string" table:style-name="ce1">
            <text:p>Anita Roca-Soler</text:p>
          </table:table-cell>
          <table:table-cell office:value-type="date" office:date-value="1986-08-02T00:00:00" table:style-name="ce4">
            <text:p>2/8/1986</text:p>
          </table:table-cell>
          <table:table-cell office:value-type="string" table:style-name="ce1">
            <text:p>82 West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34) 971-5240</text:p>
          </table:table-cell>
          <table:table-cell office:value-type="string" table:style-name="ce1">
            <text:p>mlewan@mac.com</text:p>
          </table:table-cell>
          <table:table-cell office:value-type="date" office:date-value="2014-06-30T02:00:55" table:style-name="ce5">
            <text:p>30/6/2014 2:00</text:p>
          </table:table-cell>
          <table:table-cell office:value-type="string" table:style-name="ce6">
            <text:p>B</text:p>
          </table:table-cell>
          <table:table-cell office:value-type="float" office:value="20775" table:formula="of:=RANDBETWEEN(0;99999)" table:style-name="ce1">
            <text:p>207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7</text:p>
          </table:table-cell>
          <table:table-cell office:value-type="string" table:style-name="ce1">
            <text:p>Adalberto Gomis-Bello</text:p>
          </table:table-cell>
          <table:table-cell office:value-type="date" office:date-value="1990-12-01T00:00:00" table:style-name="ce4">
            <text:p>1/12/1990</text:p>
          </table:table-cell>
          <table:table-cell office:value-type="string" table:style-name="ce1">
            <text:p>W06 1LQ</text:p>
          </table:table-cell>
          <table:table-cell office:value-type="string" table:style-name="ce1">
            <text:p>17 Manchester Road</text:p>
          </table:table-cell>
          <table:table-cell office:value-type="string" table:style-name="ce1">
            <text:p>(707) 279-5282</text:p>
          </table:table-cell>
          <table:table-cell office:value-type="string" table:style-name="ce1">
            <text:p>fukuchi@sbcglobal.net</text:p>
          </table:table-cell>
          <table:table-cell office:value-type="date" office:date-value="2013-11-27T21:23:45" table:style-name="ce5">
            <text:p>27/11/2013 21:23</text:p>
          </table:table-cell>
          <table:table-cell office:value-type="string" table:style-name="ce6">
            <text:p>A</text:p>
          </table:table-cell>
          <table:table-cell office:value-type="float" office:value="49065" table:formula="of:=RANDBETWEEN(0;99999)" table:style-name="ce1">
            <text:p>490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8</text:p>
          </table:table-cell>
          <table:table-cell office:value-type="string" table:style-name="ce1">
            <text:p>Paz Giner Reig</text:p>
          </table:table-cell>
          <table:table-cell office:value-type="date" office:date-value="1998-07-18T00:00:00" table:style-name="ce4">
            <text:p>18/7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13 9CG</text:p>
          </table:table-cell>
          <table:table-cell office:value-type="string" table:style-name="ce1">
            <text:p>(934) 362-5596</text:p>
          </table:table-cell>
          <table:table-cell office:value-type="string" table:style-name="ce1">
            <text:p>mhoffman@me.com</text:p>
          </table:table-cell>
          <table:table-cell office:value-type="date" office:date-value="2006-01-10T11:34:33" table:style-name="ce5">
            <text:p>10/1/2006 11:34</text:p>
          </table:table-cell>
          <table:table-cell office:value-type="string" table:style-name="ce6">
            <text:p>C</text:p>
          </table:table-cell>
          <table:table-cell office:value-type="float" office:value="47976" table:formula="of:=RANDBETWEEN(0;99999)" table:style-name="ce1">
            <text:p>479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9</text:p>
          </table:table-cell>
          <table:table-cell office:value-type="string" table:style-name="ce1">
            <text:p>Horacio Cuéllar Escobar</text:p>
          </table:table-cell>
          <table:table-cell office:value-type="date" office:date-value="1992-04-14T00:00:00" table:style-name="ce4">
            <text:p>14/4/1992</text:p>
          </table:table-cell>
          <table:table-cell office:value-type="string" table:style-name="ce1">
            <text:p>7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36) 533-6650</text:p>
          </table:table-cell>
          <table:table-cell office:value-type="string" table:style-name="ce1">
            <text:p>mxiao@icloud.com</text:p>
          </table:table-cell>
          <table:table-cell office:value-type="date" office:date-value="2007-12-03T07:23:23" table:style-name="ce5">
            <text:p>3/12/2007 7:23</text:p>
          </table:table-cell>
          <table:table-cell office:value-type="string" table:style-name="ce6">
            <text:p>A</text:p>
          </table:table-cell>
          <table:table-cell office:value-type="float" office:value="13825" table:formula="of:=RANDBETWEEN(0;99999)" table:style-name="ce1">
            <text:p>138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0</text:p>
          </table:table-cell>
          <table:table-cell office:value-type="string" table:style-name="ce1">
            <text:p>Urbano Real-Tolosa</text:p>
          </table:table-cell>
          <table:table-cell office:value-type="date" office:date-value="1972-09-07T00:00:00" table:style-name="ce4">
            <text:p>7/9/1972</text:p>
          </table:table-cell>
          <table:table-cell office:value-type="string" table:style-name="ce1">
            <text:p>EC36 4JR</text:p>
          </table:table-cell>
          <table:table-cell office:value-type="string" table:style-name="ce1">
            <text:p>9482 Richmond Road</text:p>
          </table:table-cell>
          <table:table-cell office:value-type="string" table:style-name="ce1">
            <text:p>(375) 573-3606</text:p>
          </table:table-cell>
          <table:table-cell office:value-type="string" table:style-name="ce1">
            <text:p>linuxhack@verizon.net</text:p>
          </table:table-cell>
          <table:table-cell office:value-type="date" office:date-value="2010-05-02T12:58:11" table:style-name="ce5">
            <text:p>2/5/2010 12:58</text:p>
          </table:table-cell>
          <table:table-cell office:value-type="string" table:style-name="ce6">
            <text:p>A</text:p>
          </table:table-cell>
          <table:table-cell office:value-type="float" office:value="97571" table:formula="of:=RANDBETWEEN(0;99999)" table:style-name="ce1">
            <text:p>975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1</text:p>
          </table:table-cell>
          <table:table-cell office:value-type="string" table:style-name="ce1">
            <text:p>Curro Segarra Peinado</text:p>
          </table:table-cell>
          <table:table-cell office:value-type="date" office:date-value="1990-04-19T00:00:00" table:style-name="ce4">
            <text:p>19/4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21 0LV</text:p>
          </table:table-cell>
          <table:table-cell office:value-type="string" table:style-name="ce1">
            <text:p>(944) 481-9531</text:p>
          </table:table-cell>
          <table:table-cell office:value-type="string" table:style-name="ce1">
            <text:p>speeves@me.com</text:p>
          </table:table-cell>
          <table:table-cell office:value-type="date" office:date-value="2007-08-03T11:01:31" table:style-name="ce5">
            <text:p>3/8/2007 11:01</text:p>
          </table:table-cell>
          <table:table-cell office:value-type="string" table:style-name="ce6">
            <text:p>A</text:p>
          </table:table-cell>
          <table:table-cell office:value-type="float" office:value="41068" table:formula="of:=RANDBETWEEN(0;99999)" table:style-name="ce1">
            <text:p>410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2</text:p>
          </table:table-cell>
          <table:table-cell office:value-type="string" table:style-name="ce1">
            <text:p>Clemente Nevado</text:p>
          </table:table-cell>
          <table:table-cell office:value-type="date" office:date-value="1999-09-18T00:00:00" table:style-name="ce4">
            <text:p>18/9/1999</text:p>
          </table:table-cell>
          <table:table-cell office:value-type="string" table:style-name="ce1">
            <text:p>319 The Gro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66) 210-7434</text:p>
          </table:table-cell>
          <table:table-cell office:value-type="string" table:style-name="ce1">
            <text:p>petersko@sbcglobal.net</text:p>
          </table:table-cell>
          <table:table-cell office:value-type="date" office:date-value="2019-03-20T00:56:31" table:style-name="ce5">
            <text:p>20/3/2019 0:56</text:p>
          </table:table-cell>
          <table:table-cell office:value-type="string" table:style-name="ce6">
            <text:p>A</text:p>
          </table:table-cell>
          <table:table-cell office:value-type="float" office:value="18812" table:formula="of:=RANDBETWEEN(0;99999)" table:style-name="ce1">
            <text:p>188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3</text:p>
          </table:table-cell>
          <table:table-cell office:value-type="string" table:style-name="ce1">
            <text:p>Azucena Elías Heredia</text:p>
          </table:table-cell>
          <table:table-cell office:value-type="date" office:date-value="1977-01-07T00:00:00" table:style-name="ce4">
            <text:p>7/1/1977</text:p>
          </table:table-cell>
          <table:table-cell office:value-type="string" table:style-name="ce1">
            <text:p>E75 8HS</text:p>
          </table:table-cell>
          <table:table-cell office:value-type="string" table:style-name="ce1">
            <text:p>580 Broadway</text:p>
          </table:table-cell>
          <table:table-cell office:value-type="string" table:style-name="ce1">
            <text:p>(832) 804-2690</text:p>
          </table:table-cell>
          <table:table-cell office:value-type="string" table:style-name="ce1">
            <text:p>baveja@optonline.net</text:p>
          </table:table-cell>
          <table:table-cell office:value-type="date" office:date-value="2006-10-15T14:52:22" table:style-name="ce5">
            <text:p>15/10/2006 14:52</text:p>
          </table:table-cell>
          <table:table-cell office:value-type="string" table:style-name="ce6">
            <text:p>B</text:p>
          </table:table-cell>
          <table:table-cell office:value-type="float" office:value="47306" table:formula="of:=RANDBETWEEN(0;99999)" table:style-name="ce1">
            <text:p>473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4</text:p>
          </table:table-cell>
          <table:table-cell office:value-type="string" table:style-name="ce1">
            <text:p>Nicolasa Villena-Saura</text:p>
          </table:table-cell>
          <table:table-cell office:value-type="date" office:date-value="1989-04-15T00:00:00" table:style-name="ce4">
            <text:p>15/4/198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5 9WT</text:p>
          </table:table-cell>
          <table:table-cell office:value-type="string" table:style-name="ce1">
            <text:p>(347) 847-3387</text:p>
          </table:table-cell>
          <table:table-cell office:value-type="string" table:style-name="ce1">
            <text:p>koudas@optonline.net</text:p>
          </table:table-cell>
          <table:table-cell office:value-type="date" office:date-value="2014-07-27T17:18:02" table:style-name="ce5">
            <text:p>27/7/2014 17:18</text:p>
          </table:table-cell>
          <table:table-cell office:value-type="string" table:style-name="ce6">
            <text:p>B</text:p>
          </table:table-cell>
          <table:table-cell office:value-type="float" office:value="58190" table:formula="of:=RANDBETWEEN(0;99999)" table:style-name="ce1">
            <text:p>581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5</text:p>
          </table:table-cell>
          <table:table-cell office:value-type="string" table:style-name="ce1">
            <text:p>Luis Miguel Amaya</text:p>
          </table:table-cell>
          <table:table-cell office:value-type="date" office:date-value="1990-04-21T00:00:00" table:style-name="ce4">
            <text:p>21/4/1990</text:p>
          </table:table-cell>
          <table:table-cell office:value-type="string" table:style-name="ce1">
            <text:p>65 Hig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01) 821-4226</text:p>
          </table:table-cell>
          <table:table-cell office:value-type="string" table:style-name="ce1">
            <text:p>sravani@hotmail.com</text:p>
          </table:table-cell>
          <table:table-cell office:value-type="date" office:date-value="2010-08-20T03:46:14" table:style-name="ce5">
            <text:p>20/8/2010 3:46</text:p>
          </table:table-cell>
          <table:table-cell office:value-type="string" table:style-name="ce6">
            <text:p>E</text:p>
          </table:table-cell>
          <table:table-cell office:value-type="float" office:value="77874" table:formula="of:=RANDBETWEEN(0;99999)" table:style-name="ce1">
            <text:p>778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6</text:p>
          </table:table-cell>
          <table:table-cell office:value-type="string" table:style-name="ce1">
            <text:p>Salomé Pla Pons</text:p>
          </table:table-cell>
          <table:table-cell office:value-type="date" office:date-value="1991-10-29T00:00:00" table:style-name="ce4">
            <text:p>29/10/1991</text:p>
          </table:table-cell>
          <table:table-cell office:value-type="string" table:style-name="ce1">
            <text:p>N12 0BH</text:p>
          </table:table-cell>
          <table:table-cell office:value-type="string" table:style-name="ce1">
            <text:p>87 Main Road</text:p>
          </table:table-cell>
          <table:table-cell office:value-type="string" table:style-name="ce1">
            <text:p>(462) 752-6248</text:p>
          </table:table-cell>
          <table:table-cell office:value-type="string" table:style-name="ce1">
            <text:p>crowemojo@optonline.net</text:p>
          </table:table-cell>
          <table:table-cell office:value-type="date" office:date-value="2015-10-05T13:33:22" table:style-name="ce5">
            <text:p>5/10/2015 13:33</text:p>
          </table:table-cell>
          <table:table-cell office:value-type="string" table:style-name="ce6">
            <text:p>C</text:p>
          </table:table-cell>
          <table:table-cell office:value-type="float" office:value="35166" table:formula="of:=RANDBETWEEN(0;99999)" table:style-name="ce1">
            <text:p>351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7</text:p>
          </table:table-cell>
          <table:table-cell office:value-type="string" table:style-name="ce1">
            <text:p>Nazaret Morán Escamilla</text:p>
          </table:table-cell>
          <table:table-cell office:value-type="date" office:date-value="1980-08-30T00:00:00" table:style-name="ce4">
            <text:p>30/8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72 9SR</text:p>
          </table:table-cell>
          <table:table-cell office:value-type="string" table:style-name="ce1">
            <text:p>(400) 658-1904</text:p>
          </table:table-cell>
          <table:table-cell office:value-type="string" table:style-name="ce1">
            <text:p>themer@hotmail.com</text:p>
          </table:table-cell>
          <table:table-cell office:value-type="date" office:date-value="2020-03-25T11:29:25" table:style-name="ce5">
            <text:p>25/3/2020 11:29</text:p>
          </table:table-cell>
          <table:table-cell office:value-type="string" table:style-name="ce6">
            <text:p>D</text:p>
          </table:table-cell>
          <table:table-cell office:value-type="float" office:value="67516" table:formula="of:=RANDBETWEEN(0;99999)" table:style-name="ce1">
            <text:p>675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8</text:p>
          </table:table-cell>
          <table:table-cell office:value-type="string" table:style-name="ce1">
            <text:p>Rafael Edu Zamorano Ochoa</text:p>
          </table:table-cell>
          <table:table-cell office:value-type="date" office:date-value="1973-10-09T00:00:00" table:style-name="ce4">
            <text:p>9/10/1973</text:p>
          </table:table-cell>
          <table:table-cell office:value-type="string" table:style-name="ce1">
            <text:p>71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96) 653-4507</text:p>
          </table:table-cell>
          <table:table-cell office:value-type="string" table:style-name="ce1">
            <text:p>jdhedden@live.com</text:p>
          </table:table-cell>
          <table:table-cell office:value-type="date" office:date-value="2009-04-27T10:05:43" table:style-name="ce5">
            <text:p>27/4/2009 10:05</text:p>
          </table:table-cell>
          <table:table-cell office:value-type="string" table:style-name="ce6">
            <text:p>B</text:p>
          </table:table-cell>
          <table:table-cell office:value-type="float" office:value="24444" table:formula="of:=RANDBETWEEN(0;99999)" table:style-name="ce1">
            <text:p>244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9</text:p>
          </table:table-cell>
          <table:table-cell office:value-type="string" table:style-name="ce1">
            <text:p>Sergio Salmerón Carreras</text:p>
          </table:table-cell>
          <table:table-cell office:value-type="date" office:date-value="1992-01-22T00:00:00" table:style-name="ce4">
            <text:p>22/1/1992</text:p>
          </table:table-cell>
          <table:table-cell office:value-type="string" table:style-name="ce1">
            <text:p>WC50 3YX</text:p>
          </table:table-cell>
          <table:table-cell office:value-type="string" table:style-name="ce1">
            <text:p>9496 Main Street</text:p>
          </table:table-cell>
          <table:table-cell office:value-type="string" table:style-name="ce1">
            <text:p>(519) 384-8287</text:p>
          </table:table-cell>
          <table:table-cell office:value-type="string" table:style-name="ce1">
            <text:p>chance@live.com</text:p>
          </table:table-cell>
          <table:table-cell office:value-type="date" office:date-value="2017-12-31T03:31:52" table:style-name="ce5">
            <text:p>31/12/2017 3:31</text:p>
          </table:table-cell>
          <table:table-cell office:value-type="string" table:style-name="ce6">
            <text:p>C</text:p>
          </table:table-cell>
          <table:table-cell office:value-type="float" office:value="46018" table:formula="of:=RANDBETWEEN(0;99999)" table:style-name="ce1">
            <text:p>460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0</text:p>
          </table:table-cell>
          <table:table-cell office:value-type="string" table:style-name="ce1">
            <text:p>Mamen del Carrasco</text:p>
          </table:table-cell>
          <table:table-cell office:value-type="date" office:date-value="1980-08-19T00:00:00" table:style-name="ce4">
            <text:p>19/8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92 0MA</text:p>
          </table:table-cell>
          <table:table-cell office:value-type="string" table:style-name="ce1">
            <text:p>(896) 641-7976</text:p>
          </table:table-cell>
          <table:table-cell office:value-type="string" table:style-name="ce1">
            <text:p>mcnihil@verizon.net</text:p>
          </table:table-cell>
          <table:table-cell office:value-type="date" office:date-value="2017-04-08T20:16:24" table:style-name="ce5">
            <text:p>8/4/2017 20:16</text:p>
          </table:table-cell>
          <table:table-cell office:value-type="string" table:style-name="ce6">
            <text:p>B</text:p>
          </table:table-cell>
          <table:table-cell office:value-type="float" office:value="21932" table:formula="of:=RANDBETWEEN(0;99999)" table:style-name="ce1">
            <text:p>219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1</text:p>
          </table:table-cell>
          <table:table-cell office:value-type="string" table:style-name="ce1">
            <text:p>Tecla Aparicio Boada</text:p>
          </table:table-cell>
          <table:table-cell office:value-type="date" office:date-value="1978-03-30T00:00:00" table:style-name="ce4">
            <text:p>30/3/1978</text:p>
          </table:table-cell>
          <table:table-cell office:value-type="string" table:style-name="ce1">
            <text:p>517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88) 958-3534</text:p>
          </table:table-cell>
          <table:table-cell office:value-type="string" table:style-name="ce1">
            <text:p>jnolan@verizon.net</text:p>
          </table:table-cell>
          <table:table-cell office:value-type="date" office:date-value="2020-08-14T02:41:17" table:style-name="ce5">
            <text:p>14/8/2020 2:41</text:p>
          </table:table-cell>
          <table:table-cell office:value-type="string" table:style-name="ce6">
            <text:p>D</text:p>
          </table:table-cell>
          <table:table-cell office:value-type="float" office:value="47628" table:formula="of:=RANDBETWEEN(0;99999)" table:style-name="ce1">
            <text:p>476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2</text:p>
          </table:table-cell>
          <table:table-cell office:value-type="string" table:style-name="ce1">
            <text:p>Amado Rodríguez Girón</text:p>
          </table:table-cell>
          <table:table-cell office:value-type="date" office:date-value="1988-01-04T00:00:00" table:style-name="ce4">
            <text:p>4/1/1988</text:p>
          </table:table-cell>
          <table:table-cell office:value-type="string" table:style-name="ce1">
            <text:p>SW28 3JH</text:p>
          </table:table-cell>
          <table:table-cell office:value-type="string" table:style-name="ce1">
            <text:p>382 West Street</text:p>
          </table:table-cell>
          <table:table-cell office:value-type="string" table:style-name="ce1">
            <text:p>(871) 820-2589</text:p>
          </table:table-cell>
          <table:table-cell office:value-type="string" table:style-name="ce1">
            <text:p>henkp@icloud.com</text:p>
          </table:table-cell>
          <table:table-cell office:value-type="date" office:date-value="2006-02-14T19:48:35" table:style-name="ce5">
            <text:p>14/2/2006 19:48</text:p>
          </table:table-cell>
          <table:table-cell office:value-type="string" table:style-name="ce6">
            <text:p>A</text:p>
          </table:table-cell>
          <table:table-cell office:value-type="float" office:value="43658" table:formula="of:=RANDBETWEEN(0;99999)" table:style-name="ce1">
            <text:p>436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3</text:p>
          </table:table-cell>
          <table:table-cell office:value-type="string" table:style-name="ce1">
            <text:p>Jordi Seco Cantón</text:p>
          </table:table-cell>
          <table:table-cell office:value-type="date" office:date-value="1976-07-01T00:00:00" table:style-name="ce4">
            <text:p>1/7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06 9AR</text:p>
          </table:table-cell>
          <table:table-cell office:value-type="string" table:style-name="ce1">
            <text:p>(303) 681-8666</text:p>
          </table:table-cell>
          <table:table-cell office:value-type="string" table:style-name="ce1">
            <text:p>caidaperl@verizon.net</text:p>
          </table:table-cell>
          <table:table-cell office:value-type="date" office:date-value="2016-03-12T13:55:39" table:style-name="ce5">
            <text:p>12/3/2016 13:55</text:p>
          </table:table-cell>
          <table:table-cell office:value-type="string" table:style-name="ce6">
            <text:p>A</text:p>
          </table:table-cell>
          <table:table-cell office:value-type="float" office:value="74773" table:formula="of:=RANDBETWEEN(0;99999)" table:style-name="ce1">
            <text:p>747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4</text:p>
          </table:table-cell>
          <table:table-cell office:value-type="string" table:style-name="ce1">
            <text:p>Manu Vega Girona</text:p>
          </table:table-cell>
          <table:table-cell office:value-type="date" office:date-value="1980-06-10T00:00:00" table:style-name="ce4">
            <text:p>10/6/1980</text:p>
          </table:table-cell>
          <table:table-cell office:value-type="string" table:style-name="ce1">
            <text:p>69 Hig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85) 830-3297</text:p>
          </table:table-cell>
          <table:table-cell office:value-type="string" table:style-name="ce1">
            <text:p>thowell@me.com</text:p>
          </table:table-cell>
          <table:table-cell office:value-type="date" office:date-value="2007-08-09T21:51:22" table:style-name="ce5">
            <text:p>9/8/2007 21:51</text:p>
          </table:table-cell>
          <table:table-cell office:value-type="string" table:style-name="ce6">
            <text:p>A</text:p>
          </table:table-cell>
          <table:table-cell office:value-type="float" office:value="59178" table:formula="of:=RANDBETWEEN(0;99999)" table:style-name="ce1">
            <text:p>591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5</text:p>
          </table:table-cell>
          <table:table-cell office:value-type="string" table:style-name="ce1">
            <text:p>Basilio Riquelme Gordillo</text:p>
          </table:table-cell>
          <table:table-cell office:value-type="date" office:date-value="1976-06-21T00:00:00" table:style-name="ce4">
            <text:p>21/6/1976</text:p>
          </table:table-cell>
          <table:table-cell office:value-type="string" table:style-name="ce1">
            <text:p>N75 9BF</text:p>
          </table:table-cell>
          <table:table-cell office:value-type="string" table:style-name="ce1">
            <text:p>859 George Street</text:p>
          </table:table-cell>
          <table:table-cell office:value-type="string" table:style-name="ce1">
            <text:p>(971) 618-7510</text:p>
          </table:table-cell>
          <table:table-cell office:value-type="string" table:style-name="ce1">
            <text:p>techie@yahoo.com</text:p>
          </table:table-cell>
          <table:table-cell office:value-type="date" office:date-value="2008-12-01T12:20:33" table:style-name="ce5">
            <text:p>1/12/2008 12:20</text:p>
          </table:table-cell>
          <table:table-cell office:value-type="string" table:style-name="ce6">
            <text:p>B</text:p>
          </table:table-cell>
          <table:table-cell office:value-type="float" office:value="18626" table:formula="of:=RANDBETWEEN(0;99999)" table:style-name="ce1">
            <text:p>186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6</text:p>
          </table:table-cell>
          <table:table-cell office:value-type="string" table:style-name="ce1">
            <text:p>Emiliano Marín</text:p>
          </table:table-cell>
          <table:table-cell office:value-type="date" office:date-value="1998-11-27T00:00:00" table:style-name="ce4">
            <text:p>27/11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12 9TU</text:p>
          </table:table-cell>
          <table:table-cell office:value-type="string" table:style-name="ce1">
            <text:p>(851) 584-2900</text:p>
          </table:table-cell>
          <table:table-cell office:value-type="string" table:style-name="ce1">
            <text:p>mfburgo@sbcglobal.net</text:p>
          </table:table-cell>
          <table:table-cell office:value-type="date" office:date-value="2019-12-20T04:36:13" table:style-name="ce5">
            <text:p>20/12/2019 4:36</text:p>
          </table:table-cell>
          <table:table-cell office:value-type="string" table:style-name="ce6">
            <text:p>B</text:p>
          </table:table-cell>
          <table:table-cell office:value-type="float" office:value="42118" table:formula="of:=RANDBETWEEN(0;99999)" table:style-name="ce1">
            <text:p>421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7</text:p>
          </table:table-cell>
          <table:table-cell office:value-type="string" table:style-name="ce1">
            <text:p>Itziar de Castellanos</text:p>
          </table:table-cell>
          <table:table-cell office:value-type="date" office:date-value="1994-10-29T00:00:00" table:style-name="ce4">
            <text:p>29/10/1994</text:p>
          </table:table-cell>
          <table:table-cell office:value-type="string" table:style-name="ce1">
            <text:p>41 Alexand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47) 995-5965</text:p>
          </table:table-cell>
          <table:table-cell office:value-type="string" table:style-name="ce1">
            <text:p>dpitts@yahoo.ca</text:p>
          </table:table-cell>
          <table:table-cell office:value-type="date" office:date-value="2015-10-04T03:57:43" table:style-name="ce5">
            <text:p>4/10/2015 3:57</text:p>
          </table:table-cell>
          <table:table-cell office:value-type="string" table:style-name="ce6">
            <text:p>D</text:p>
          </table:table-cell>
          <table:table-cell office:value-type="float" office:value="14819" table:formula="of:=RANDBETWEEN(0;99999)" table:style-name="ce1">
            <text:p>148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8</text:p>
          </table:table-cell>
          <table:table-cell office:value-type="string" table:style-name="ce1">
            <text:p>Carmelita del Cabezas</text:p>
          </table:table-cell>
          <table:table-cell office:value-type="date" office:date-value="1986-10-31T00:00:00" table:style-name="ce4">
            <text:p>31/10/1986</text:p>
          </table:table-cell>
          <table:table-cell office:value-type="string" table:style-name="ce1">
            <text:p>NW29 1SG</text:p>
          </table:table-cell>
          <table:table-cell office:value-type="string" table:style-name="ce1">
            <text:p>763 The Green</text:p>
          </table:table-cell>
          <table:table-cell office:value-type="string" table:style-name="ce1">
            <text:p>(998) 535-6878</text:p>
          </table:table-cell>
          <table:table-cell office:value-type="string" table:style-name="ce1">
            <text:p>scotfl@gmail.com</text:p>
          </table:table-cell>
          <table:table-cell office:value-type="date" office:date-value="2015-01-21T09:44:50" table:style-name="ce5">
            <text:p>21/1/2015 9:44</text:p>
          </table:table-cell>
          <table:table-cell office:value-type="string" table:style-name="ce6">
            <text:p>C</text:p>
          </table:table-cell>
          <table:table-cell office:value-type="float" office:value="95485" table:formula="of:=RANDBETWEEN(0;99999)" table:style-name="ce1">
            <text:p>954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9</text:p>
          </table:table-cell>
          <table:table-cell office:value-type="string" table:style-name="ce1">
            <text:p>Rufina Ballester Llamas</text:p>
          </table:table-cell>
          <table:table-cell office:value-type="date" office:date-value="1970-12-09T00:00:00" table:style-name="ce4">
            <text:p>9/12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86 3DU</text:p>
          </table:table-cell>
          <table:table-cell office:value-type="string" table:style-name="ce1">
            <text:p>(350) 396-0627</text:p>
          </table:table-cell>
          <table:table-cell office:value-type="string" table:style-name="ce1">
            <text:p>mhouston@mac.com</text:p>
          </table:table-cell>
          <table:table-cell office:value-type="date" office:date-value="2019-08-22T10:39:41" table:style-name="ce5">
            <text:p>22/8/2019 10:39</text:p>
          </table:table-cell>
          <table:table-cell office:value-type="string" table:style-name="ce6">
            <text:p>C</text:p>
          </table:table-cell>
          <table:table-cell office:value-type="float" office:value="38831" table:formula="of:=RANDBETWEEN(0;99999)" table:style-name="ce1">
            <text:p>388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0</text:p>
          </table:table-cell>
          <table:table-cell office:value-type="string" table:style-name="ce1">
            <text:p>Obdulia Escribano</text:p>
          </table:table-cell>
          <table:table-cell office:value-type="date" office:date-value="1973-11-23T00:00:00" table:style-name="ce4">
            <text:p>23/11/1973</text:p>
          </table:table-cell>
          <table:table-cell office:value-type="string" table:style-name="ce1">
            <text:p>84 Church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70) 862-7445</text:p>
          </table:table-cell>
          <table:table-cell office:value-type="string" table:style-name="ce1">
            <text:p>mmccool@mac.com</text:p>
          </table:table-cell>
          <table:table-cell office:value-type="date" office:date-value="2019-04-21T09:22:03" table:style-name="ce5">
            <text:p>21/4/2019 9:22</text:p>
          </table:table-cell>
          <table:table-cell office:value-type="string" table:style-name="ce6">
            <text:p>B</text:p>
          </table:table-cell>
          <table:table-cell office:value-type="float" office:value="21565" table:formula="of:=RANDBETWEEN(0;99999)" table:style-name="ce1">
            <text:p>215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1</text:p>
          </table:table-cell>
          <table:table-cell office:value-type="string" table:style-name="ce1">
            <text:p>Eli Montero</text:p>
          </table:table-cell>
          <table:table-cell office:value-type="date" office:date-value="1984-04-05T00:00:00" table:style-name="ce4">
            <text:p>5/4/1984</text:p>
          </table:table-cell>
          <table:table-cell office:value-type="string" table:style-name="ce1">
            <text:p>E61 2JK</text:p>
          </table:table-cell>
          <table:table-cell office:value-type="string" table:style-name="ce1">
            <text:p>5 King Street</text:p>
          </table:table-cell>
          <table:table-cell office:value-type="string" table:style-name="ce1">
            <text:p>(786) 235-4329</text:p>
          </table:table-cell>
          <table:table-cell office:value-type="string" table:style-name="ce1">
            <text:p>gamma@live.com</text:p>
          </table:table-cell>
          <table:table-cell office:value-type="date" office:date-value="2007-07-09T04:47:44" table:style-name="ce5">
            <text:p>9/7/2007 4:47</text:p>
          </table:table-cell>
          <table:table-cell office:value-type="string" table:style-name="ce6">
            <text:p>E</text:p>
          </table:table-cell>
          <table:table-cell office:value-type="float" office:value="49492" table:formula="of:=RANDBETWEEN(0;99999)" table:style-name="ce1">
            <text:p>494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2</text:p>
          </table:table-cell>
          <table:table-cell office:value-type="string" table:style-name="ce1">
            <text:p>Edelmiro Expósito Colomer</text:p>
          </table:table-cell>
          <table:table-cell office:value-type="date" office:date-value="1989-09-20T00:00:00" table:style-name="ce4">
            <text:p>20/9/198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4 1QG</text:p>
          </table:table-cell>
          <table:table-cell office:value-type="string" table:style-name="ce1">
            <text:p>(300) 685-3494</text:p>
          </table:table-cell>
          <table:table-cell office:value-type="string" table:style-name="ce1">
            <text:p>gastown@me.com</text:p>
          </table:table-cell>
          <table:table-cell office:value-type="date" office:date-value="2013-01-27T12:20:47" table:style-name="ce5">
            <text:p>27/1/2013 12:20</text:p>
          </table:table-cell>
          <table:table-cell office:value-type="string" table:style-name="ce6">
            <text:p>B</text:p>
          </table:table-cell>
          <table:table-cell office:value-type="float" office:value="62629" table:formula="of:=RANDBETWEEN(0;99999)" table:style-name="ce1">
            <text:p>626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3</text:p>
          </table:table-cell>
          <table:table-cell office:value-type="string" table:style-name="ce1">
            <text:p>Encarnacion Calderón-Olmedo</text:p>
          </table:table-cell>
          <table:table-cell office:value-type="date" office:date-value="1998-06-05T00:00:00" table:style-name="ce4">
            <text:p>5/6/1998</text:p>
          </table:table-cell>
          <table:table-cell office:value-type="string" table:style-name="ce1">
            <text:p>319 Alexand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26) 599-5111</text:p>
          </table:table-cell>
          <table:table-cell office:value-type="string" table:style-name="ce1">
            <text:p>earmstro@optonline.net</text:p>
          </table:table-cell>
          <table:table-cell office:value-type="date" office:date-value="2005-05-12T21:34:17" table:style-name="ce5">
            <text:p>12/5/2005 21:34</text:p>
          </table:table-cell>
          <table:table-cell office:value-type="string" table:style-name="ce6">
            <text:p>B</text:p>
          </table:table-cell>
          <table:table-cell office:value-type="float" office:value="14633" table:formula="of:=RANDBETWEEN(0;99999)" table:style-name="ce1">
            <text:p>146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4</text:p>
          </table:table-cell>
          <table:table-cell office:value-type="string" table:style-name="ce1">
            <text:p>Toribio Aller Parra</text:p>
          </table:table-cell>
          <table:table-cell office:value-type="date" office:date-value="1988-12-04T00:00:00" table:style-name="ce4">
            <text:p>4/12/1988</text:p>
          </table:table-cell>
          <table:table-cell office:value-type="string" table:style-name="ce1">
            <text:p>NW41 9IZ</text:p>
          </table:table-cell>
          <table:table-cell office:value-type="string" table:style-name="ce1">
            <text:p>9 Chester Road</text:p>
          </table:table-cell>
          <table:table-cell office:value-type="string" table:style-name="ce1">
            <text:p>(560) 348-7975</text:p>
          </table:table-cell>
          <table:table-cell office:value-type="string" table:style-name="ce1">
            <text:p>luebke@gmail.com</text:p>
          </table:table-cell>
          <table:table-cell office:value-type="date" office:date-value="2010-06-02T11:23:28" table:style-name="ce5">
            <text:p>2/6/2010 11:23</text:p>
          </table:table-cell>
          <table:table-cell office:value-type="string" table:style-name="ce6">
            <text:p>E</text:p>
          </table:table-cell>
          <table:table-cell office:value-type="float" office:value="64528" table:formula="of:=RANDBETWEEN(0;99999)" table:style-name="ce1">
            <text:p>645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5</text:p>
          </table:table-cell>
          <table:table-cell office:value-type="string" table:style-name="ce1">
            <text:p>Hugo Tamarit Hoz</text:p>
          </table:table-cell>
          <table:table-cell office:value-type="date" office:date-value="1990-05-01T00:00:00" table:style-name="ce4">
            <text:p>1/5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12 4XH</text:p>
          </table:table-cell>
          <table:table-cell office:value-type="string" table:style-name="ce1">
            <text:p>(693) 263-4900</text:p>
          </table:table-cell>
          <table:table-cell office:value-type="string" table:style-name="ce1">
            <text:p>jschauma@gmail.com</text:p>
          </table:table-cell>
          <table:table-cell office:value-type="date" office:date-value="2010-04-14T17:50:13" table:style-name="ce5">
            <text:p>14/4/2010 17:50</text:p>
          </table:table-cell>
          <table:table-cell office:value-type="string" table:style-name="ce6">
            <text:p>E</text:p>
          </table:table-cell>
          <table:table-cell office:value-type="float" office:value="39536" table:formula="of:=RANDBETWEEN(0;99999)" table:style-name="ce1">
            <text:p>395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6</text:p>
          </table:table-cell>
          <table:table-cell office:value-type="string" table:style-name="ce1">
            <text:p>Renata del Alberola</text:p>
          </table:table-cell>
          <table:table-cell office:value-type="date" office:date-value="1995-12-13T00:00:00" table:style-name="ce4">
            <text:p>13/12/1995</text:p>
          </table:table-cell>
          <table:table-cell office:value-type="string" table:style-name="ce1">
            <text:p>363 The Green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46) 784-9818</text:p>
          </table:table-cell>
          <table:table-cell office:value-type="string" table:style-name="ce1">
            <text:p>kiddailey@hotmail.com</text:p>
          </table:table-cell>
          <table:table-cell office:value-type="date" office:date-value="2006-03-17T22:24:57" table:style-name="ce5">
            <text:p>17/3/2006 22:24</text:p>
          </table:table-cell>
          <table:table-cell office:value-type="string" table:style-name="ce6">
            <text:p>E</text:p>
          </table:table-cell>
          <table:table-cell office:value-type="float" office:value="8155" table:formula="of:=RANDBETWEEN(0;99999)" table:style-name="ce1">
            <text:p>81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7</text:p>
          </table:table-cell>
          <table:table-cell office:value-type="string" table:style-name="ce1">
            <text:p>Prudencio Carreras Cobo</text:p>
          </table:table-cell>
          <table:table-cell office:value-type="date" office:date-value="1987-07-02T00:00:00" table:style-name="ce4">
            <text:p>2/7/1987</text:p>
          </table:table-cell>
          <table:table-cell office:value-type="string" table:style-name="ce1">
            <text:p>W28 9FC</text:p>
          </table:table-cell>
          <table:table-cell office:value-type="string" table:style-name="ce1">
            <text:p>62 The Green</text:p>
          </table:table-cell>
          <table:table-cell office:value-type="string" table:style-name="ce1">
            <text:p>(212) 965-6554</text:p>
          </table:table-cell>
          <table:table-cell office:value-type="string" table:style-name="ce1">
            <text:p>hakim@comcast.net</text:p>
          </table:table-cell>
          <table:table-cell office:value-type="date" office:date-value="2020-02-12T20:01:57" table:style-name="ce5">
            <text:p>12/2/2020 20:01</text:p>
          </table:table-cell>
          <table:table-cell office:value-type="string" table:style-name="ce6">
            <text:p>A</text:p>
          </table:table-cell>
          <table:table-cell office:value-type="float" office:value="6727" table:formula="of:=RANDBETWEEN(0;99999)" table:style-name="ce1">
            <text:p>67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8</text:p>
          </table:table-cell>
          <table:table-cell office:value-type="string" table:style-name="ce1">
            <text:p>Fabio de Arrieta</text:p>
          </table:table-cell>
          <table:table-cell office:value-type="date" office:date-value="1978-12-24T00:00:00" table:style-name="ce4">
            <text:p>24/12/197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06 8XV</text:p>
          </table:table-cell>
          <table:table-cell office:value-type="string" table:style-name="ce1">
            <text:p>(889) 443-1755</text:p>
          </table:table-cell>
          <table:table-cell office:value-type="string" table:style-name="ce1">
            <text:p>aukjan@sbcglobal.net</text:p>
          </table:table-cell>
          <table:table-cell office:value-type="date" office:date-value="2012-12-24T07:07:43" table:style-name="ce5">
            <text:p>24/12/2012 7:07</text:p>
          </table:table-cell>
          <table:table-cell office:value-type="string" table:style-name="ce6">
            <text:p>D</text:p>
          </table:table-cell>
          <table:table-cell office:value-type="float" office:value="90639" table:formula="of:=RANDBETWEEN(0;99999)" table:style-name="ce1">
            <text:p>906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9</text:p>
          </table:table-cell>
          <table:table-cell office:value-type="string" table:style-name="ce1">
            <text:p>Ciro Hernando Puga Patiño</text:p>
          </table:table-cell>
          <table:table-cell office:value-type="date" office:date-value="1999-06-10T00:00:00" table:style-name="ce4">
            <text:p>10/6/1999</text:p>
          </table:table-cell>
          <table:table-cell office:value-type="string" table:style-name="ce1">
            <text:p>78 Spring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48) 779-2483</text:p>
          </table:table-cell>
          <table:table-cell office:value-type="string" table:style-name="ce1">
            <text:p>policies@hotmail.com</text:p>
          </table:table-cell>
          <table:table-cell office:value-type="date" office:date-value="2005-09-13T10:23:54" table:style-name="ce5">
            <text:p>13/9/2005 10:23</text:p>
          </table:table-cell>
          <table:table-cell office:value-type="string" table:style-name="ce6">
            <text:p>E</text:p>
          </table:table-cell>
          <table:table-cell office:value-type="float" office:value="62956" table:formula="of:=RANDBETWEEN(0;99999)" table:style-name="ce1">
            <text:p>629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0</text:p>
          </table:table-cell>
          <table:table-cell office:value-type="string" table:style-name="ce1">
            <text:p>Efraín Anguita Torres</text:p>
          </table:table-cell>
          <table:table-cell office:value-type="date" office:date-value="1973-07-26T00:00:00" table:style-name="ce4">
            <text:p>26/7/1973</text:p>
          </table:table-cell>
          <table:table-cell office:value-type="string" table:style-name="ce1">
            <text:p>NW41 6MG</text:p>
          </table:table-cell>
          <table:table-cell office:value-type="string" table:style-name="ce1">
            <text:p>92 Church Lane</text:p>
          </table:table-cell>
          <table:table-cell office:value-type="string" table:style-name="ce1">
            <text:p>(805) 697-3346</text:p>
          </table:table-cell>
          <table:table-cell office:value-type="string" table:style-name="ce1">
            <text:p>lbaxter@outlook.com</text:p>
          </table:table-cell>
          <table:table-cell office:value-type="date" office:date-value="2015-03-21T20:49:04" table:style-name="ce5">
            <text:p>21/3/2015 20:49</text:p>
          </table:table-cell>
          <table:table-cell office:value-type="string" table:style-name="ce6">
            <text:p>B</text:p>
          </table:table-cell>
          <table:table-cell office:value-type="float" office:value="83819" table:formula="of:=RANDBETWEEN(0;99999)" table:style-name="ce1">
            <text:p>838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1</text:p>
          </table:table-cell>
          <table:table-cell office:value-type="string" table:style-name="ce1">
            <text:p>Claudia Clemente Bertrán</text:p>
          </table:table-cell>
          <table:table-cell office:value-type="date" office:date-value="1993-08-30T00:00:00" table:style-name="ce4">
            <text:p>30/8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23 0XZ</text:p>
          </table:table-cell>
          <table:table-cell office:value-type="string" table:style-name="ce1">
            <text:p>(913) 721-8266</text:p>
          </table:table-cell>
          <table:table-cell office:value-type="string" table:style-name="ce1">
            <text:p>grolschie@mac.com</text:p>
          </table:table-cell>
          <table:table-cell office:value-type="date" office:date-value="2008-06-12T22:06:20" table:style-name="ce5">
            <text:p>12/6/2008 22:06</text:p>
          </table:table-cell>
          <table:table-cell office:value-type="string" table:style-name="ce6">
            <text:p>D</text:p>
          </table:table-cell>
          <table:table-cell office:value-type="float" office:value="34680" table:formula="of:=RANDBETWEEN(0;99999)" table:style-name="ce1">
            <text:p>346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2</text:p>
          </table:table-cell>
          <table:table-cell office:value-type="string" table:style-name="ce1">
            <text:p>Brunilda Paredes-Fajardo</text:p>
          </table:table-cell>
          <table:table-cell office:value-type="date" office:date-value="1970-12-08T00:00:00" table:style-name="ce4">
            <text:p>8/12/1970</text:p>
          </table:table-cell>
          <table:table-cell office:value-type="string" table:style-name="ce1">
            <text:p>9 Mai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82) 349-2003</text:p>
          </table:table-cell>
          <table:table-cell office:value-type="string" table:style-name="ce1">
            <text:p>mjewell@hotmail.com</text:p>
          </table:table-cell>
          <table:table-cell office:value-type="date" office:date-value="2020-10-05T10:15:28" table:style-name="ce5">
            <text:p>5/10/2020 10:15</text:p>
          </table:table-cell>
          <table:table-cell office:value-type="string" table:style-name="ce6">
            <text:p>A</text:p>
          </table:table-cell>
          <table:table-cell office:value-type="float" office:value="68034" table:formula="of:=RANDBETWEEN(0;99999)" table:style-name="ce1">
            <text:p>680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3</text:p>
          </table:table-cell>
          <table:table-cell office:value-type="string" table:style-name="ce1">
            <text:p>Nicolás Moles Colomer</text:p>
          </table:table-cell>
          <table:table-cell office:value-type="date" office:date-value="1988-08-07T00:00:00" table:style-name="ce4">
            <text:p>7/8/1988</text:p>
          </table:table-cell>
          <table:table-cell office:value-type="string" table:style-name="ce1">
            <text:p>SW19 4ZN</text:p>
          </table:table-cell>
          <table:table-cell office:value-type="string" table:style-name="ce1">
            <text:p>9529 Springfield Road</text:p>
          </table:table-cell>
          <table:table-cell office:value-type="string" table:style-name="ce1">
            <text:p>(963) 229-9721</text:p>
          </table:table-cell>
          <table:table-cell office:value-type="string" table:style-name="ce1">
            <text:p>rande@hotmail.com</text:p>
          </table:table-cell>
          <table:table-cell office:value-type="date" office:date-value="2010-12-29T07:08:48" table:style-name="ce5">
            <text:p>29/12/2010 7:08</text:p>
          </table:table-cell>
          <table:table-cell office:value-type="string" table:style-name="ce6">
            <text:p>C</text:p>
          </table:table-cell>
          <table:table-cell office:value-type="float" office:value="92392" table:formula="of:=RANDBETWEEN(0;99999)" table:style-name="ce1">
            <text:p>923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4</text:p>
          </table:table-cell>
          <table:table-cell office:value-type="string" table:style-name="ce1">
            <text:p>Fátima Alemany Puerta</text:p>
          </table:table-cell>
          <table:table-cell office:value-type="date" office:date-value="1974-04-14T00:00:00" table:style-name="ce4">
            <text:p>14/4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41 7WV</text:p>
          </table:table-cell>
          <table:table-cell office:value-type="string" table:style-name="ce1">
            <text:p>(546) 649-9186</text:p>
          </table:table-cell>
          <table:table-cell office:value-type="string" table:style-name="ce1">
            <text:p>gravyface@optonline.net</text:p>
          </table:table-cell>
          <table:table-cell office:value-type="date" office:date-value="2010-07-12T17:48:17" table:style-name="ce5">
            <text:p>12/7/2010 17:48</text:p>
          </table:table-cell>
          <table:table-cell office:value-type="string" table:style-name="ce6">
            <text:p>D</text:p>
          </table:table-cell>
          <table:table-cell office:value-type="float" office:value="32404" table:formula="of:=RANDBETWEEN(0;99999)" table:style-name="ce1">
            <text:p>324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5</text:p>
          </table:table-cell>
          <table:table-cell office:value-type="string" table:style-name="ce1">
            <text:p>Gabriela González Robles</text:p>
          </table:table-cell>
          <table:table-cell office:value-type="date" office:date-value="1972-03-17T00:00:00" table:style-name="ce4">
            <text:p>17/3/1972</text:p>
          </table:table-cell>
          <table:table-cell office:value-type="string" table:style-name="ce1">
            <text:p>76 The Gro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90) 423-9896</text:p>
          </table:table-cell>
          <table:table-cell office:value-type="string" table:style-name="ce1">
            <text:p>symbolic@aol.com</text:p>
          </table:table-cell>
          <table:table-cell office:value-type="date" office:date-value="2012-02-10T07:31:40" table:style-name="ce5">
            <text:p>10/2/2012 7:31</text:p>
          </table:table-cell>
          <table:table-cell office:value-type="string" table:style-name="ce6">
            <text:p>D</text:p>
          </table:table-cell>
          <table:table-cell office:value-type="float" office:value="13378" table:formula="of:=RANDBETWEEN(0;99999)" table:style-name="ce1">
            <text:p>133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6</text:p>
          </table:table-cell>
          <table:table-cell office:value-type="string" table:style-name="ce1">
            <text:p>Norberto Cerdá-Fernández</text:p>
          </table:table-cell>
          <table:table-cell office:value-type="date" office:date-value="1998-10-21T00:00:00" table:style-name="ce4">
            <text:p>21/10/1998</text:p>
          </table:table-cell>
          <table:table-cell office:value-type="string" table:style-name="ce1">
            <text:p>SE80 7ZT</text:p>
          </table:table-cell>
          <table:table-cell office:value-type="string" table:style-name="ce1">
            <text:p>72 New Road</text:p>
          </table:table-cell>
          <table:table-cell office:value-type="string" table:style-name="ce1">
            <text:p>(402) 426-6854</text:p>
          </table:table-cell>
          <table:table-cell office:value-type="string" table:style-name="ce1">
            <text:p>payned@sbcglobal.net</text:p>
          </table:table-cell>
          <table:table-cell office:value-type="date" office:date-value="2009-06-07T20:03:31" table:style-name="ce5">
            <text:p>7/6/2009 20:03</text:p>
          </table:table-cell>
          <table:table-cell office:value-type="string" table:style-name="ce6">
            <text:p>A</text:p>
          </table:table-cell>
          <table:table-cell office:value-type="float" office:value="21634" table:formula="of:=RANDBETWEEN(0;99999)" table:style-name="ce1">
            <text:p>216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7</text:p>
          </table:table-cell>
          <table:table-cell office:value-type="string" table:style-name="ce1">
            <text:p>Mónica Colom Larrea</text:p>
          </table:table-cell>
          <table:table-cell office:value-type="date" office:date-value="1984-08-25T00:00:00" table:style-name="ce4">
            <text:p>25/8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70 4MS</text:p>
          </table:table-cell>
          <table:table-cell office:value-type="string" table:style-name="ce1">
            <text:p>(258) 814-1284</text:p>
          </table:table-cell>
          <table:table-cell office:value-type="string" table:style-name="ce1">
            <text:p>zeitlin@msn.com</text:p>
          </table:table-cell>
          <table:table-cell office:value-type="date" office:date-value="2007-03-07T08:48:49" table:style-name="ce5">
            <text:p>7/3/2007 8:48</text:p>
          </table:table-cell>
          <table:table-cell office:value-type="string" table:style-name="ce6">
            <text:p>B</text:p>
          </table:table-cell>
          <table:table-cell office:value-type="float" office:value="25395" table:formula="of:=RANDBETWEEN(0;99999)" table:style-name="ce1">
            <text:p>253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8</text:p>
          </table:table-cell>
          <table:table-cell office:value-type="string" table:style-name="ce1">
            <text:p>Eusebio González Figuerola</text:p>
          </table:table-cell>
          <table:table-cell office:value-type="date" office:date-value="1974-01-13T00:00:00" table:style-name="ce4">
            <text:p>13/1/1974</text:p>
          </table:table-cell>
          <table:table-cell office:value-type="string" table:style-name="ce1">
            <text:p>5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32) 468-1526</text:p>
          </table:table-cell>
          <table:table-cell office:value-type="string" table:style-name="ce1">
            <text:p>shang@outlook.com</text:p>
          </table:table-cell>
          <table:table-cell office:value-type="date" office:date-value="2005-08-16T16:20:41" table:style-name="ce5">
            <text:p>16/8/2005 16:20</text:p>
          </table:table-cell>
          <table:table-cell office:value-type="string" table:style-name="ce6">
            <text:p>C</text:p>
          </table:table-cell>
          <table:table-cell office:value-type="float" office:value="22004" table:formula="of:=RANDBETWEEN(0;99999)" table:style-name="ce1">
            <text:p>220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9</text:p>
          </table:table-cell>
          <table:table-cell office:value-type="string" table:style-name="ce1">
            <text:p>Isaac del Amaya</text:p>
          </table:table-cell>
          <table:table-cell office:value-type="date" office:date-value="1979-11-30T00:00:00" table:style-name="ce4">
            <text:p>30/11/1979</text:p>
          </table:table-cell>
          <table:table-cell office:value-type="string" table:style-name="ce1">
            <text:p>N28 3JE</text:p>
          </table:table-cell>
          <table:table-cell office:value-type="string" table:style-name="ce1">
            <text:p>89 York Road</text:p>
          </table:table-cell>
          <table:table-cell office:value-type="string" table:style-name="ce1">
            <text:p>(587) 654-1459</text:p>
          </table:table-cell>
          <table:table-cell office:value-type="string" table:style-name="ce1">
            <text:p>atmarks@mac.com</text:p>
          </table:table-cell>
          <table:table-cell office:value-type="date" office:date-value="2015-10-15T20:32:45" table:style-name="ce5">
            <text:p>15/10/2015 20:32</text:p>
          </table:table-cell>
          <table:table-cell office:value-type="string" table:style-name="ce6">
            <text:p>C</text:p>
          </table:table-cell>
          <table:table-cell office:value-type="float" office:value="82272" table:formula="of:=RANDBETWEEN(0;99999)" table:style-name="ce1">
            <text:p>822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0</text:p>
          </table:table-cell>
          <table:table-cell office:value-type="string" table:style-name="ce1">
            <text:p>Víctor Gisbert</text:p>
          </table:table-cell>
          <table:table-cell office:value-type="date" office:date-value="1972-12-22T00:00:00" table:style-name="ce4">
            <text:p>22/12/197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26 3BP</text:p>
          </table:table-cell>
          <table:table-cell office:value-type="string" table:style-name="ce1">
            <text:p>(786) 599-5695</text:p>
          </table:table-cell>
          <table:table-cell office:value-type="string" table:style-name="ce1">
            <text:p>jugalator@optonline.net</text:p>
          </table:table-cell>
          <table:table-cell office:value-type="date" office:date-value="2012-02-11T03:40:29" table:style-name="ce5">
            <text:p>11/2/2012 3:40</text:p>
          </table:table-cell>
          <table:table-cell office:value-type="string" table:style-name="ce6">
            <text:p>E</text:p>
          </table:table-cell>
          <table:table-cell office:value-type="float" office:value="37196" table:formula="of:=RANDBETWEEN(0;99999)" table:style-name="ce1">
            <text:p>371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1</text:p>
          </table:table-cell>
          <table:table-cell office:value-type="string" table:style-name="ce1">
            <text:p>Paca Castell Viana</text:p>
          </table:table-cell>
          <table:table-cell office:value-type="date" office:date-value="1982-03-08T00:00:00" table:style-name="ce4">
            <text:p>8/3/1982</text:p>
          </table:table-cell>
          <table:table-cell office:value-type="string" table:style-name="ce1">
            <text:p>9535 Man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73) 380-1953</text:p>
          </table:table-cell>
          <table:table-cell office:value-type="string" table:style-name="ce1">
            <text:p>amimojo@yahoo.com</text:p>
          </table:table-cell>
          <table:table-cell office:value-type="date" office:date-value="2016-10-24T12:46:19" table:style-name="ce5">
            <text:p>24/10/2016 12:46</text:p>
          </table:table-cell>
          <table:table-cell office:value-type="string" table:style-name="ce6">
            <text:p>D</text:p>
          </table:table-cell>
          <table:table-cell office:value-type="float" office:value="27601" table:formula="of:=RANDBETWEEN(0;99999)" table:style-name="ce1">
            <text:p>276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2</text:p>
          </table:table-cell>
          <table:table-cell office:value-type="string" table:style-name="ce1">
            <text:p>Belen Zoraida Baró Lozano</text:p>
          </table:table-cell>
          <table:table-cell office:value-type="date" office:date-value="1975-06-20T00:00:00" table:style-name="ce4">
            <text:p>20/6/1975</text:p>
          </table:table-cell>
          <table:table-cell office:value-type="string" table:style-name="ce1">
            <text:p>N85 7LD</text:p>
          </table:table-cell>
          <table:table-cell office:value-type="string" table:style-name="ce1">
            <text:p>925 George Street</text:p>
          </table:table-cell>
          <table:table-cell office:value-type="string" table:style-name="ce1">
            <text:p>(787) 598-7416</text:p>
          </table:table-cell>
          <table:table-cell office:value-type="string" table:style-name="ce1">
            <text:p>library@outlook.com</text:p>
          </table:table-cell>
          <table:table-cell office:value-type="date" office:date-value="2014-06-30T04:57:53" table:style-name="ce5">
            <text:p>30/6/2014 4:57</text:p>
          </table:table-cell>
          <table:table-cell office:value-type="string" table:style-name="ce6">
            <text:p>C</text:p>
          </table:table-cell>
          <table:table-cell office:value-type="float" office:value="57131" table:formula="of:=RANDBETWEEN(0;99999)" table:style-name="ce1">
            <text:p>571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3</text:p>
          </table:table-cell>
          <table:table-cell office:value-type="string" table:style-name="ce1">
            <text:p>Pastor Fuente Arenas</text:p>
          </table:table-cell>
          <table:table-cell office:value-type="date" office:date-value="1995-09-07T00:00:00" table:style-name="ce4">
            <text:p>7/9/199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69 5KE</text:p>
          </table:table-cell>
          <table:table-cell office:value-type="string" table:style-name="ce1">
            <text:p>(252) 212-3211</text:p>
          </table:table-cell>
          <table:table-cell office:value-type="string" table:style-name="ce1">
            <text:p>mwandel@verizon.net</text:p>
          </table:table-cell>
          <table:table-cell office:value-type="date" office:date-value="2009-10-02T23:37:04" table:style-name="ce5">
            <text:p>2/10/2009 23:37</text:p>
          </table:table-cell>
          <table:table-cell office:value-type="string" table:style-name="ce6">
            <text:p>A</text:p>
          </table:table-cell>
          <table:table-cell office:value-type="float" office:value="73895" table:formula="of:=RANDBETWEEN(0;99999)" table:style-name="ce1">
            <text:p>738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4</text:p>
          </table:table-cell>
          <table:table-cell office:value-type="string" table:style-name="ce1">
            <text:p>Amaro Quero Paredes</text:p>
          </table:table-cell>
          <table:table-cell office:value-type="date" office:date-value="1980-04-12T00:00:00" table:style-name="ce4">
            <text:p>12/4/1980</text:p>
          </table:table-cell>
          <table:table-cell office:value-type="string" table:style-name="ce1">
            <text:p>520 Albert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8) 895-2442</text:p>
          </table:table-cell>
          <table:table-cell office:value-type="string" table:style-name="ce1">
            <text:p>mfburgo@hotmail.com</text:p>
          </table:table-cell>
          <table:table-cell office:value-type="date" office:date-value="2020-01-29T06:38:08" table:style-name="ce5">
            <text:p>29/1/2020 6:38</text:p>
          </table:table-cell>
          <table:table-cell office:value-type="string" table:style-name="ce6">
            <text:p>D</text:p>
          </table:table-cell>
          <table:table-cell office:value-type="float" office:value="28520" table:formula="of:=RANDBETWEEN(0;99999)" table:style-name="ce1">
            <text:p>285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5</text:p>
          </table:table-cell>
          <table:table-cell office:value-type="string" table:style-name="ce1">
            <text:p>Margarita del Coronado</text:p>
          </table:table-cell>
          <table:table-cell office:value-type="date" office:date-value="1995-07-17T00:00:00" table:style-name="ce4">
            <text:p>17/7/1995</text:p>
          </table:table-cell>
          <table:table-cell office:value-type="string" table:style-name="ce1">
            <text:p>SE34 0ME</text:p>
          </table:table-cell>
          <table:table-cell office:value-type="string" table:style-name="ce1">
            <text:p>68 Main Road</text:p>
          </table:table-cell>
          <table:table-cell office:value-type="string" table:style-name="ce1">
            <text:p>(901) 850-8259</text:p>
          </table:table-cell>
          <table:table-cell office:value-type="string" table:style-name="ce1">
            <text:p>hyper@yahoo.ca</text:p>
          </table:table-cell>
          <table:table-cell office:value-type="date" office:date-value="2011-01-25T03:53:22" table:style-name="ce5">
            <text:p>25/1/2011 3:53</text:p>
          </table:table-cell>
          <table:table-cell office:value-type="string" table:style-name="ce6">
            <text:p>B</text:p>
          </table:table-cell>
          <table:table-cell office:value-type="float" office:value="71047" table:formula="of:=RANDBETWEEN(0;99999)" table:style-name="ce1">
            <text:p>710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6</text:p>
          </table:table-cell>
          <table:table-cell office:value-type="string" table:style-name="ce1">
            <text:p>Calixto España Jove</text:p>
          </table:table-cell>
          <table:table-cell office:value-type="date" office:date-value="1995-11-25T00:00:00" table:style-name="ce4">
            <text:p>25/11/199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36 2IX</text:p>
          </table:table-cell>
          <table:table-cell office:value-type="string" table:style-name="ce1">
            <text:p>(625) 448-6097</text:p>
          </table:table-cell>
          <table:table-cell office:value-type="string" table:style-name="ce1">
            <text:p>rjones@sbcglobal.net</text:p>
          </table:table-cell>
          <table:table-cell office:value-type="date" office:date-value="2007-04-03T03:42:07" table:style-name="ce5">
            <text:p>3/4/2007 3:42</text:p>
          </table:table-cell>
          <table:table-cell office:value-type="string" table:style-name="ce6">
            <text:p>E</text:p>
          </table:table-cell>
          <table:table-cell office:value-type="float" office:value="49847" table:formula="of:=RANDBETWEEN(0;99999)" table:style-name="ce1">
            <text:p>498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7</text:p>
          </table:table-cell>
          <table:table-cell office:value-type="string" table:style-name="ce1">
            <text:p>Sofía Mulet Benet</text:p>
          </table:table-cell>
          <table:table-cell office:value-type="date" office:date-value="1987-05-05T00:00:00" table:style-name="ce4">
            <text:p>5/5/1987</text:p>
          </table:table-cell>
          <table:table-cell office:value-type="string" table:style-name="ce1">
            <text:p>567 Albert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6) 902-0359</text:p>
          </table:table-cell>
          <table:table-cell office:value-type="string" table:style-name="ce1">
            <text:p>naoya@aol.com</text:p>
          </table:table-cell>
          <table:table-cell office:value-type="date" office:date-value="2012-06-04T21:28:58" table:style-name="ce5">
            <text:p>4/6/2012 21:28</text:p>
          </table:table-cell>
          <table:table-cell office:value-type="string" table:style-name="ce6">
            <text:p>C</text:p>
          </table:table-cell>
          <table:table-cell office:value-type="float" office:value="5667" table:formula="of:=RANDBETWEEN(0;99999)" table:style-name="ce1">
            <text:p>5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8</text:p>
          </table:table-cell>
          <table:table-cell office:value-type="string" table:style-name="ce1">
            <text:p>Melania Ariadna Barceló Garcés</text:p>
          </table:table-cell>
          <table:table-cell office:value-type="date" office:date-value="1980-03-30T00:00:00" table:style-name="ce4">
            <text:p>30/3/1980</text:p>
          </table:table-cell>
          <table:table-cell office:value-type="string" table:style-name="ce1">
            <text:p>WC72 9NZ</text:p>
          </table:table-cell>
          <table:table-cell office:value-type="string" table:style-name="ce1">
            <text:p>38 Richmond Road</text:p>
          </table:table-cell>
          <table:table-cell office:value-type="string" table:style-name="ce1">
            <text:p>(419) 691-3967</text:p>
          </table:table-cell>
          <table:table-cell office:value-type="string" table:style-name="ce1">
            <text:p>hermanab@mac.com</text:p>
          </table:table-cell>
          <table:table-cell office:value-type="date" office:date-value="2011-01-19T03:28:48" table:style-name="ce5">
            <text:p>19/1/2011 3:28</text:p>
          </table:table-cell>
          <table:table-cell office:value-type="string" table:style-name="ce6">
            <text:p>E</text:p>
          </table:table-cell>
          <table:table-cell office:value-type="float" office:value="80891" table:formula="of:=RANDBETWEEN(0;99999)" table:style-name="ce1">
            <text:p>808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9</text:p>
          </table:table-cell>
          <table:table-cell office:value-type="string" table:style-name="ce1">
            <text:p>Albina Dulce Nieto Ferrándiz</text:p>
          </table:table-cell>
          <table:table-cell office:value-type="date" office:date-value="1997-04-29T00:00:00" table:style-name="ce4">
            <text:p>29/4/199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46 2BU</text:p>
          </table:table-cell>
          <table:table-cell office:value-type="string" table:style-name="ce1">
            <text:p>(299) 917-8437</text:p>
          </table:table-cell>
          <table:table-cell office:value-type="string" table:style-name="ce1">
            <text:p>pakaste@icloud.com</text:p>
          </table:table-cell>
          <table:table-cell office:value-type="date" office:date-value="2009-11-07T17:16:29" table:style-name="ce5">
            <text:p>7/11/2009 17:16</text:p>
          </table:table-cell>
          <table:table-cell office:value-type="string" table:style-name="ce6">
            <text:p>A</text:p>
          </table:table-cell>
          <table:table-cell office:value-type="float" office:value="95392" table:formula="of:=RANDBETWEEN(0;99999)" table:style-name="ce1">
            <text:p>953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0</text:p>
          </table:table-cell>
          <table:table-cell office:value-type="string" table:style-name="ce1">
            <text:p>Pepita Roig</text:p>
          </table:table-cell>
          <table:table-cell office:value-type="date" office:date-value="1983-08-10T00:00:00" table:style-name="ce4">
            <text:p>10/8/1983</text:p>
          </table:table-cell>
          <table:table-cell office:value-type="string" table:style-name="ce1">
            <text:p>23 Park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68) 949-0998</text:p>
          </table:table-cell>
          <table:table-cell office:value-type="string" table:style-name="ce1">
            <text:p>wainwrig@optonline.net</text:p>
          </table:table-cell>
          <table:table-cell office:value-type="date" office:date-value="2008-05-03T07:48:19" table:style-name="ce5">
            <text:p>3/5/2008 7:48</text:p>
          </table:table-cell>
          <table:table-cell office:value-type="string" table:style-name="ce6">
            <text:p>C</text:p>
          </table:table-cell>
          <table:table-cell office:value-type="float" office:value="78623" table:formula="of:=RANDBETWEEN(0;99999)" table:style-name="ce1">
            <text:p>786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1</text:p>
          </table:table-cell>
          <table:table-cell office:value-type="string" table:style-name="ce1">
            <text:p>Marcela Leal Montes</text:p>
          </table:table-cell>
          <table:table-cell office:value-type="date" office:date-value="1985-12-26T00:00:00" table:style-name="ce4">
            <text:p>26/12/1985</text:p>
          </table:table-cell>
          <table:table-cell office:value-type="string" table:style-name="ce1">
            <text:p>SW89 6BP</text:p>
          </table:table-cell>
          <table:table-cell office:value-type="string" table:style-name="ce1">
            <text:p>9772 George Street</text:p>
          </table:table-cell>
          <table:table-cell office:value-type="string" table:style-name="ce1">
            <text:p>(377) 519-0306</text:p>
          </table:table-cell>
          <table:table-cell office:value-type="string" table:style-name="ce1">
            <text:p>jeteve@optonline.net</text:p>
          </table:table-cell>
          <table:table-cell office:value-type="date" office:date-value="2017-05-28T02:46:42" table:style-name="ce5">
            <text:p>28/5/2017 2:46</text:p>
          </table:table-cell>
          <table:table-cell office:value-type="string" table:style-name="ce6">
            <text:p>A</text:p>
          </table:table-cell>
          <table:table-cell office:value-type="float" office:value="62342" table:formula="of:=RANDBETWEEN(0;99999)" table:style-name="ce1">
            <text:p>623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2</text:p>
          </table:table-cell>
          <table:table-cell office:value-type="string" table:style-name="ce1">
            <text:p>Paloma Salvà Carvajal</text:p>
          </table:table-cell>
          <table:table-cell office:value-type="date" office:date-value="1975-03-26T00:00:00" table:style-name="ce4">
            <text:p>26/3/197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32 7ZT</text:p>
          </table:table-cell>
          <table:table-cell office:value-type="string" table:style-name="ce1">
            <text:p>(266) 259-5870</text:p>
          </table:table-cell>
          <table:table-cell office:value-type="string" table:style-name="ce1">
            <text:p>singer@yahoo.ca</text:p>
          </table:table-cell>
          <table:table-cell office:value-type="date" office:date-value="2020-01-23T19:55:39" table:style-name="ce5">
            <text:p>23/1/2020 19:55</text:p>
          </table:table-cell>
          <table:table-cell office:value-type="string" table:style-name="ce6">
            <text:p>B</text:p>
          </table:table-cell>
          <table:table-cell office:value-type="float" office:value="37668" table:formula="of:=RANDBETWEEN(0;99999)" table:style-name="ce1">
            <text:p>376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3</text:p>
          </table:table-cell>
          <table:table-cell office:value-type="string" table:style-name="ce1">
            <text:p>Adelia Martí Bello</text:p>
          </table:table-cell>
          <table:table-cell office:value-type="date" office:date-value="1990-10-18T00:00:00" table:style-name="ce4">
            <text:p>18/10/1990</text:p>
          </table:table-cell>
          <table:table-cell office:value-type="string" table:style-name="ce1">
            <text:p>584 Park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9) 366-1808</text:p>
          </table:table-cell>
          <table:table-cell office:value-type="string" table:style-name="ce1">
            <text:p>telbij@msn.com</text:p>
          </table:table-cell>
          <table:table-cell office:value-type="date" office:date-value="2017-06-23T05:28:14" table:style-name="ce5">
            <text:p>23/6/2017 5:28</text:p>
          </table:table-cell>
          <table:table-cell office:value-type="string" table:style-name="ce6">
            <text:p>B</text:p>
          </table:table-cell>
          <table:table-cell office:value-type="float" office:value="65029" table:formula="of:=RANDBETWEEN(0;99999)" table:style-name="ce1">
            <text:p>650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4</text:p>
          </table:table-cell>
          <table:table-cell office:value-type="string" table:style-name="ce1">
            <text:p>Atilio Batalla Rios</text:p>
          </table:table-cell>
          <table:table-cell office:value-type="date" office:date-value="1988-01-31T00:00:00" table:style-name="ce4">
            <text:p>31/1/1988</text:p>
          </table:table-cell>
          <table:table-cell office:value-type="string" table:style-name="ce1">
            <text:p>SW73 5IR</text:p>
          </table:table-cell>
          <table:table-cell office:value-type="string" table:style-name="ce1">
            <text:p>99 High Street</text:p>
          </table:table-cell>
          <table:table-cell office:value-type="string" table:style-name="ce1">
            <text:p>(494) 586-8976</text:p>
          </table:table-cell>
          <table:table-cell office:value-type="string" table:style-name="ce1">
            <text:p>bancboy@verizon.net</text:p>
          </table:table-cell>
          <table:table-cell office:value-type="date" office:date-value="2015-11-01T21:33:33" table:style-name="ce5">
            <text:p>1/11/2015 21:33</text:p>
          </table:table-cell>
          <table:table-cell office:value-type="string" table:style-name="ce6">
            <text:p>A</text:p>
          </table:table-cell>
          <table:table-cell office:value-type="float" office:value="34999" table:formula="of:=RANDBETWEEN(0;99999)" table:style-name="ce1">
            <text:p>349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5</text:p>
          </table:table-cell>
          <table:table-cell office:value-type="string" table:style-name="ce1">
            <text:p>Felicia Novoa Cózar</text:p>
          </table:table-cell>
          <table:table-cell office:value-type="date" office:date-value="1993-05-03T00:00:00" table:style-name="ce4">
            <text:p>3/5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07 1MG</text:p>
          </table:table-cell>
          <table:table-cell office:value-type="string" table:style-name="ce1">
            <text:p>(255) 815-9078</text:p>
          </table:table-cell>
          <table:table-cell office:value-type="string" table:style-name="ce1">
            <text:p>thassine@sbcglobal.net</text:p>
          </table:table-cell>
          <table:table-cell office:value-type="date" office:date-value="2010-05-14T22:21:18" table:style-name="ce5">
            <text:p>14/5/2010 22:21</text:p>
          </table:table-cell>
          <table:table-cell office:value-type="string" table:style-name="ce6">
            <text:p>B</text:p>
          </table:table-cell>
          <table:table-cell office:value-type="float" office:value="3736" table:formula="of:=RANDBETWEEN(0;99999)" table:style-name="ce1">
            <text:p>37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6</text:p>
          </table:table-cell>
          <table:table-cell office:value-type="string" table:style-name="ce1">
            <text:p>Petrona Guardia Céspedes</text:p>
          </table:table-cell>
          <table:table-cell office:value-type="date" office:date-value="1993-05-24T00:00:00" table:style-name="ce4">
            <text:p>24/5/1993</text:p>
          </table:table-cell>
          <table:table-cell office:value-type="string" table:style-name="ce1">
            <text:p>81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27) 783-4000</text:p>
          </table:table-cell>
          <table:table-cell office:value-type="string" table:style-name="ce1">
            <text:p>skajan@gmail.com</text:p>
          </table:table-cell>
          <table:table-cell office:value-type="date" office:date-value="2007-08-05T00:31:28" table:style-name="ce5">
            <text:p>5/8/2007 0:31</text:p>
          </table:table-cell>
          <table:table-cell office:value-type="string" table:style-name="ce6">
            <text:p>C</text:p>
          </table:table-cell>
          <table:table-cell office:value-type="float" office:value="81422" table:formula="of:=RANDBETWEEN(0;99999)" table:style-name="ce1">
            <text:p>814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7</text:p>
          </table:table-cell>
          <table:table-cell office:value-type="string" table:style-name="ce1">
            <text:p>Tito Oliveras-Mármol</text:p>
          </table:table-cell>
          <table:table-cell office:value-type="date" office:date-value="1981-09-30T00:00:00" table:style-name="ce4">
            <text:p>30/9/1981</text:p>
          </table:table-cell>
          <table:table-cell office:value-type="string" table:style-name="ce1">
            <text:p>N69 4QH</text:p>
          </table:table-cell>
          <table:table-cell office:value-type="string" table:style-name="ce1">
            <text:p>47 St. John’s Road</text:p>
          </table:table-cell>
          <table:table-cell office:value-type="string" table:style-name="ce1">
            <text:p>(848) 504-4182</text:p>
          </table:table-cell>
          <table:table-cell office:value-type="string" table:style-name="ce1">
            <text:p>mjewell@verizon.net</text:p>
          </table:table-cell>
          <table:table-cell office:value-type="date" office:date-value="2012-11-05T19:43:37" table:style-name="ce5">
            <text:p>5/11/2012 19:43</text:p>
          </table:table-cell>
          <table:table-cell office:value-type="string" table:style-name="ce6">
            <text:p>B</text:p>
          </table:table-cell>
          <table:table-cell office:value-type="float" office:value="26015" table:formula="of:=RANDBETWEEN(0;99999)" table:style-name="ce1">
            <text:p>260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8</text:p>
          </table:table-cell>
          <table:table-cell office:value-type="string" table:style-name="ce1">
            <text:p>Urbano Plana Cornejo</text:p>
          </table:table-cell>
          <table:table-cell office:value-type="date" office:date-value="1987-04-04T00:00:00" table:style-name="ce4">
            <text:p>4/4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32 0CN</text:p>
          </table:table-cell>
          <table:table-cell office:value-type="string" table:style-name="ce1">
            <text:p>(746) 203-6657</text:p>
          </table:table-cell>
          <table:table-cell office:value-type="string" table:style-name="ce1">
            <text:p>augusto@outlook.com</text:p>
          </table:table-cell>
          <table:table-cell office:value-type="date" office:date-value="2006-05-07T22:19:56" table:style-name="ce5">
            <text:p>7/5/2006 22:19</text:p>
          </table:table-cell>
          <table:table-cell office:value-type="string" table:style-name="ce6">
            <text:p>D</text:p>
          </table:table-cell>
          <table:table-cell office:value-type="float" office:value="49221" table:formula="of:=RANDBETWEEN(0;99999)" table:style-name="ce1">
            <text:p>492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9</text:p>
          </table:table-cell>
          <table:table-cell office:value-type="string" table:style-name="ce1">
            <text:p>Anselma Rodriguez Bernad</text:p>
          </table:table-cell>
          <table:table-cell office:value-type="date" office:date-value="1984-07-28T00:00:00" table:style-name="ce4">
            <text:p>28/7/1984</text:p>
          </table:table-cell>
          <table:table-cell office:value-type="string" table:style-name="ce1">
            <text:p>21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65) 416-9258</text:p>
          </table:table-cell>
          <table:table-cell office:value-type="string" table:style-name="ce1">
            <text:p>crandall@comcast.net</text:p>
          </table:table-cell>
          <table:table-cell office:value-type="date" office:date-value="2006-12-09T23:42:14" table:style-name="ce5">
            <text:p>9/12/2006 23:42</text:p>
          </table:table-cell>
          <table:table-cell office:value-type="string" table:style-name="ce6">
            <text:p>D</text:p>
          </table:table-cell>
          <table:table-cell office:value-type="float" office:value="38911" table:formula="of:=RANDBETWEEN(0;99999)" table:style-name="ce1">
            <text:p>389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0</text:p>
          </table:table-cell>
          <table:table-cell office:value-type="string" table:style-name="ce1">
            <text:p>Adrián Fabra Viña</text:p>
          </table:table-cell>
          <table:table-cell office:value-type="date" office:date-value="1996-03-04T00:00:00" table:style-name="ce4">
            <text:p>4/3/1996</text:p>
          </table:table-cell>
          <table:table-cell office:value-type="string" table:style-name="ce1">
            <text:p>EC85 9TN</text:p>
          </table:table-cell>
          <table:table-cell office:value-type="string" table:style-name="ce1">
            <text:p>82 George Street</text:p>
          </table:table-cell>
          <table:table-cell office:value-type="string" table:style-name="ce1">
            <text:p>(965) 404-9334</text:p>
          </table:table-cell>
          <table:table-cell office:value-type="string" table:style-name="ce1">
            <text:p>tokuhirom@msn.com</text:p>
          </table:table-cell>
          <table:table-cell office:value-type="date" office:date-value="2012-06-22T05:12:22" table:style-name="ce5">
            <text:p>22/6/2012 5:12</text:p>
          </table:table-cell>
          <table:table-cell office:value-type="string" table:style-name="ce6">
            <text:p>E</text:p>
          </table:table-cell>
          <table:table-cell office:value-type="float" office:value="93482" table:formula="of:=RANDBETWEEN(0;99999)" table:style-name="ce1">
            <text:p>934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1</text:p>
          </table:table-cell>
          <table:table-cell office:value-type="string" table:style-name="ce1">
            <text:p>Nicolasa Becerra Sánchez</text:p>
          </table:table-cell>
          <table:table-cell office:value-type="date" office:date-value="1984-07-02T00:00:00" table:style-name="ce4">
            <text:p>2/7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75 0HJ</text:p>
          </table:table-cell>
          <table:table-cell office:value-type="string" table:style-name="ce1">
            <text:p>(928) 728-1293</text:p>
          </table:table-cell>
          <table:table-cell office:value-type="string" table:style-name="ce1">
            <text:p>martyloo@verizon.net</text:p>
          </table:table-cell>
          <table:table-cell office:value-type="date" office:date-value="2015-06-13T13:14:16" table:style-name="ce5">
            <text:p>13/6/2015 13:14</text:p>
          </table:table-cell>
          <table:table-cell office:value-type="string" table:style-name="ce6">
            <text:p>D</text:p>
          </table:table-cell>
          <table:table-cell office:value-type="float" office:value="94280" table:formula="of:=RANDBETWEEN(0;99999)" table:style-name="ce1">
            <text:p>942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2</text:p>
          </table:table-cell>
          <table:table-cell office:value-type="string" table:style-name="ce1">
            <text:p>Ágata Carbajo Calvo</text:p>
          </table:table-cell>
          <table:table-cell office:value-type="date" office:date-value="1982-06-02T00:00:00" table:style-name="ce4">
            <text:p>2/6/1982</text:p>
          </table:table-cell>
          <table:table-cell office:value-type="string" table:style-name="ce1">
            <text:p>9459 King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79) 684-4030</text:p>
          </table:table-cell>
          <table:table-cell office:value-type="string" table:style-name="ce1">
            <text:p>floxy@gmail.com</text:p>
          </table:table-cell>
          <table:table-cell office:value-type="date" office:date-value="2006-10-26T06:20:49" table:style-name="ce5">
            <text:p>26/10/2006 6:20</text:p>
          </table:table-cell>
          <table:table-cell office:value-type="string" table:style-name="ce6">
            <text:p>A</text:p>
          </table:table-cell>
          <table:table-cell office:value-type="float" office:value="89622" table:formula="of:=RANDBETWEEN(0;99999)" table:style-name="ce1">
            <text:p>896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3</text:p>
          </table:table-cell>
          <table:table-cell office:value-type="string" table:style-name="ce1">
            <text:p>Pepita Laura Lladó Franch</text:p>
          </table:table-cell>
          <table:table-cell office:value-type="date" office:date-value="1992-07-12T00:00:00" table:style-name="ce4">
            <text:p>12/7/1992</text:p>
          </table:table-cell>
          <table:table-cell office:value-type="string" table:style-name="ce1">
            <text:p>WC09 3CX</text:p>
          </table:table-cell>
          <table:table-cell office:value-type="string" table:style-name="ce1">
            <text:p>7 South Street</text:p>
          </table:table-cell>
          <table:table-cell office:value-type="string" table:style-name="ce1">
            <text:p>(667) 933-2880</text:p>
          </table:table-cell>
          <table:table-cell office:value-type="string" table:style-name="ce1">
            <text:p>paulv@verizon.net</text:p>
          </table:table-cell>
          <table:table-cell office:value-type="date" office:date-value="2013-10-01T03:01:42" table:style-name="ce5">
            <text:p>1/10/2013 3:01</text:p>
          </table:table-cell>
          <table:table-cell office:value-type="string" table:style-name="ce6">
            <text:p>E</text:p>
          </table:table-cell>
          <table:table-cell office:value-type="float" office:value="32608" table:formula="of:=RANDBETWEEN(0;99999)" table:style-name="ce1">
            <text:p>326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4</text:p>
          </table:table-cell>
          <table:table-cell office:value-type="string" table:style-name="ce1">
            <text:p>Noemí Carpio Seco</text:p>
          </table:table-cell>
          <table:table-cell office:value-type="date" office:date-value="1973-03-08T00:00:00" table:style-name="ce4">
            <text:p>8/3/197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8 3QR</text:p>
          </table:table-cell>
          <table:table-cell office:value-type="string" table:style-name="ce1">
            <text:p>(569) 583-5618</text:p>
          </table:table-cell>
          <table:table-cell office:value-type="string" table:style-name="ce1">
            <text:p>linuxhack@msn.com</text:p>
          </table:table-cell>
          <table:table-cell office:value-type="date" office:date-value="2021-03-14T23:15:18" table:style-name="ce5">
            <text:p>14/3/2021 23:15</text:p>
          </table:table-cell>
          <table:table-cell office:value-type="string" table:style-name="ce6">
            <text:p>B</text:p>
          </table:table-cell>
          <table:table-cell office:value-type="float" office:value="66101" table:formula="of:=RANDBETWEEN(0;99999)" table:style-name="ce1">
            <text:p>661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5</text:p>
          </table:table-cell>
          <table:table-cell office:value-type="string" table:style-name="ce1">
            <text:p>Edelmira Mosquera Recio</text:p>
          </table:table-cell>
          <table:table-cell office:value-type="date" office:date-value="1993-03-13T00:00:00" table:style-name="ce4">
            <text:p>13/3/1993</text:p>
          </table:table-cell>
          <table:table-cell office:value-type="string" table:style-name="ce1">
            <text:p>288 Broad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3) 319-8193</text:p>
          </table:table-cell>
          <table:table-cell office:value-type="string" table:style-name="ce1">
            <text:p>tlinden@mac.com</text:p>
          </table:table-cell>
          <table:table-cell office:value-type="date" office:date-value="2015-10-24T15:55:14" table:style-name="ce5">
            <text:p>24/10/2015 15:55</text:p>
          </table:table-cell>
          <table:table-cell office:value-type="string" table:style-name="ce6">
            <text:p>E</text:p>
          </table:table-cell>
          <table:table-cell office:value-type="float" office:value="19847" table:formula="of:=RANDBETWEEN(0;99999)" table:style-name="ce1">
            <text:p>198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6</text:p>
          </table:table-cell>
          <table:table-cell office:value-type="string" table:style-name="ce1">
            <text:p>Petrona Fonseca Martínez</text:p>
          </table:table-cell>
          <table:table-cell office:value-type="date" office:date-value="1977-05-03T00:00:00" table:style-name="ce4">
            <text:p>3/5/1977</text:p>
          </table:table-cell>
          <table:table-cell office:value-type="string" table:style-name="ce1">
            <text:p>N82 6DQ</text:p>
          </table:table-cell>
          <table:table-cell office:value-type="string" table:style-name="ce1">
            <text:p>79 North Road</text:p>
          </table:table-cell>
          <table:table-cell office:value-type="string" table:style-name="ce1">
            <text:p>(216) 642-1783</text:p>
          </table:table-cell>
          <table:table-cell office:value-type="string" table:style-name="ce1">
            <text:p>juerd@gmail.com</text:p>
          </table:table-cell>
          <table:table-cell office:value-type="date" office:date-value="2021-02-12T23:34:31" table:style-name="ce5">
            <text:p>12/2/2021 23:34</text:p>
          </table:table-cell>
          <table:table-cell office:value-type="string" table:style-name="ce6">
            <text:p>E</text:p>
          </table:table-cell>
          <table:table-cell office:value-type="float" office:value="50348" table:formula="of:=RANDBETWEEN(0;99999)" table:style-name="ce1">
            <text:p>503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7</text:p>
          </table:table-cell>
          <table:table-cell office:value-type="string" table:style-name="ce1">
            <text:p>Fernando Peralta Arévalo</text:p>
          </table:table-cell>
          <table:table-cell office:value-type="date" office:date-value="1983-05-29T00:00:00" table:style-name="ce4">
            <text:p>29/5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36 9XU</text:p>
          </table:table-cell>
          <table:table-cell office:value-type="string" table:style-name="ce1">
            <text:p>(758) 641-0007</text:p>
          </table:table-cell>
          <table:table-cell office:value-type="string" table:style-name="ce1">
            <text:p>stellaau@comcast.net</text:p>
          </table:table-cell>
          <table:table-cell office:value-type="date" office:date-value="2017-03-03T12:22:52" table:style-name="ce5">
            <text:p>3/3/2017 12:22</text:p>
          </table:table-cell>
          <table:table-cell office:value-type="string" table:style-name="ce6">
            <text:p>E</text:p>
          </table:table-cell>
          <table:table-cell office:value-type="float" office:value="72664" table:formula="of:=RANDBETWEEN(0;99999)" table:style-name="ce1">
            <text:p>726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8</text:p>
          </table:table-cell>
          <table:table-cell office:value-type="string" table:style-name="ce1">
            <text:p>Ariel Florencio Dávila Aramburu</text:p>
          </table:table-cell>
          <table:table-cell office:value-type="date" office:date-value="1975-02-23T00:00:00" table:style-name="ce4">
            <text:p>23/2/1975</text:p>
          </table:table-cell>
          <table:table-cell office:value-type="string" table:style-name="ce1">
            <text:p>13 Victoria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47) 600-0763</text:p>
          </table:table-cell>
          <table:table-cell office:value-type="string" table:style-name="ce1">
            <text:p>miturria@yahoo.ca</text:p>
          </table:table-cell>
          <table:table-cell office:value-type="date" office:date-value="2006-05-13T22:53:07" table:style-name="ce5">
            <text:p>13/5/2006 22:53</text:p>
          </table:table-cell>
          <table:table-cell office:value-type="string" table:style-name="ce6">
            <text:p>E</text:p>
          </table:table-cell>
          <table:table-cell office:value-type="float" office:value="61950" table:formula="of:=RANDBETWEEN(0;99999)" table:style-name="ce1">
            <text:p>619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9</text:p>
          </table:table-cell>
          <table:table-cell office:value-type="string" table:style-name="ce1">
            <text:p>Magdalena Almansa Bayona</text:p>
          </table:table-cell>
          <table:table-cell office:value-type="date" office:date-value="1983-11-11T00:00:00" table:style-name="ce4">
            <text:p>11/11/1983</text:p>
          </table:table-cell>
          <table:table-cell office:value-type="string" table:style-name="ce1">
            <text:p>W62 7UD</text:p>
          </table:table-cell>
          <table:table-cell office:value-type="string" table:style-name="ce1">
            <text:p>43 The Green</text:p>
          </table:table-cell>
          <table:table-cell office:value-type="string" table:style-name="ce1">
            <text:p>(389) 210-4301</text:p>
          </table:table-cell>
          <table:table-cell office:value-type="string" table:style-name="ce1">
            <text:p>inico@yahoo.com</text:p>
          </table:table-cell>
          <table:table-cell office:value-type="date" office:date-value="2019-10-26T08:35:48" table:style-name="ce5">
            <text:p>26/10/2019 8:35</text:p>
          </table:table-cell>
          <table:table-cell office:value-type="string" table:style-name="ce6">
            <text:p>C</text:p>
          </table:table-cell>
          <table:table-cell office:value-type="float" office:value="21927" table:formula="of:=RANDBETWEEN(0;99999)" table:style-name="ce1">
            <text:p>219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0</text:p>
          </table:table-cell>
          <table:table-cell office:value-type="string" table:style-name="ce1">
            <text:p>Amancio Chuy Cañas Garcia</text:p>
          </table:table-cell>
          <table:table-cell office:value-type="date" office:date-value="1974-05-01T00:00:00" table:style-name="ce4">
            <text:p>1/5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75 9JP</text:p>
          </table:table-cell>
          <table:table-cell office:value-type="string" table:style-name="ce1">
            <text:p>(559) 237-4254</text:p>
          </table:table-cell>
          <table:table-cell office:value-type="string" table:style-name="ce1">
            <text:p>joelw@verizon.net</text:p>
          </table:table-cell>
          <table:table-cell office:value-type="date" office:date-value="2017-04-13T21:53:51" table:style-name="ce5">
            <text:p>13/4/2017 21:53</text:p>
          </table:table-cell>
          <table:table-cell office:value-type="string" table:style-name="ce6">
            <text:p>A</text:p>
          </table:table-cell>
          <table:table-cell office:value-type="float" office:value="18359" table:formula="of:=RANDBETWEEN(0;99999)" table:style-name="ce1">
            <text:p>183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1</text:p>
          </table:table-cell>
          <table:table-cell office:value-type="string" table:style-name="ce1">
            <text:p>Xiomara Albero Palomares</text:p>
          </table:table-cell>
          <table:table-cell office:value-type="date" office:date-value="1971-11-05T00:00:00" table:style-name="ce4">
            <text:p>5/11/1971</text:p>
          </table:table-cell>
          <table:table-cell office:value-type="string" table:style-name="ce1">
            <text:p>42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25) 639-1001</text:p>
          </table:table-cell>
          <table:table-cell office:value-type="string" table:style-name="ce1">
            <text:p>jshirley@me.com</text:p>
          </table:table-cell>
          <table:table-cell office:value-type="date" office:date-value="2020-08-02T05:03:21" table:style-name="ce5">
            <text:p>2/8/2020 5:03</text:p>
          </table:table-cell>
          <table:table-cell office:value-type="string" table:style-name="ce6">
            <text:p>D</text:p>
          </table:table-cell>
          <table:table-cell office:value-type="float" office:value="17463" table:formula="of:=RANDBETWEEN(0;99999)" table:style-name="ce1">
            <text:p>174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2</text:p>
          </table:table-cell>
          <table:table-cell office:value-type="string" table:style-name="ce1">
            <text:p>Moreno del Armas</text:p>
          </table:table-cell>
          <table:table-cell office:value-type="date" office:date-value="1976-06-14T00:00:00" table:style-name="ce4">
            <text:p>14/6/1976</text:p>
          </table:table-cell>
          <table:table-cell office:value-type="string" table:style-name="ce1">
            <text:p>WC10 7YI</text:p>
          </table:table-cell>
          <table:table-cell office:value-type="string" table:style-name="ce1">
            <text:p>477 London Road</text:p>
          </table:table-cell>
          <table:table-cell office:value-type="string" table:style-name="ce1">
            <text:p>(912) 744-3841</text:p>
          </table:table-cell>
          <table:table-cell office:value-type="string" table:style-name="ce1">
            <text:p>ranasta@mac.com</text:p>
          </table:table-cell>
          <table:table-cell office:value-type="date" office:date-value="2020-12-10T20:06:14" table:style-name="ce5">
            <text:p>10/12/2020 20:06</text:p>
          </table:table-cell>
          <table:table-cell office:value-type="string" table:style-name="ce6">
            <text:p>A</text:p>
          </table:table-cell>
          <table:table-cell office:value-type="float" office:value="86162" table:formula="of:=RANDBETWEEN(0;99999)" table:style-name="ce1">
            <text:p>861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3</text:p>
          </table:table-cell>
          <table:table-cell office:value-type="string" table:style-name="ce1">
            <text:p>Mayte Arjona Mir</text:p>
          </table:table-cell>
          <table:table-cell office:value-type="date" office:date-value="1976-08-13T00:00:00" table:style-name="ce4">
            <text:p>13/8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39 2MS</text:p>
          </table:table-cell>
          <table:table-cell office:value-type="string" table:style-name="ce1">
            <text:p>(420) 734-0267</text:p>
          </table:table-cell>
          <table:table-cell office:value-type="string" table:style-name="ce1">
            <text:p>frikazoyd@live.com</text:p>
          </table:table-cell>
          <table:table-cell office:value-type="date" office:date-value="2009-04-26T00:48:37" table:style-name="ce5">
            <text:p>26/4/2009 0:48</text:p>
          </table:table-cell>
          <table:table-cell office:value-type="string" table:style-name="ce6">
            <text:p>A</text:p>
          </table:table-cell>
          <table:table-cell office:value-type="float" office:value="31840" table:formula="of:=RANDBETWEEN(0;99999)" table:style-name="ce1">
            <text:p>318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4</text:p>
          </table:table-cell>
          <table:table-cell office:value-type="string" table:style-name="ce1">
            <text:p>Elena Conde Alonso</text:p>
          </table:table-cell>
          <table:table-cell office:value-type="date" office:date-value="1977-01-02T00:00:00" table:style-name="ce4">
            <text:p>2/1/1977</text:p>
          </table:table-cell>
          <table:table-cell office:value-type="string" table:style-name="ce1">
            <text:p>1 Nort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42) 256-2742</text:p>
          </table:table-cell>
          <table:table-cell office:value-type="string" table:style-name="ce1">
            <text:p>osrin@aol.com</text:p>
          </table:table-cell>
          <table:table-cell office:value-type="date" office:date-value="2014-07-23T07:59:18" table:style-name="ce5">
            <text:p>23/7/2014 7:59</text:p>
          </table:table-cell>
          <table:table-cell office:value-type="string" table:style-name="ce6">
            <text:p>C</text:p>
          </table:table-cell>
          <table:table-cell office:value-type="float" office:value="63319" table:formula="of:=RANDBETWEEN(0;99999)" table:style-name="ce1">
            <text:p>633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5</text:p>
          </table:table-cell>
          <table:table-cell office:value-type="string" table:style-name="ce1">
            <text:p>Celia Peinado Riquelme</text:p>
          </table:table-cell>
          <table:table-cell office:value-type="date" office:date-value="1998-03-27T00:00:00" table:style-name="ce4">
            <text:p>27/3/1998</text:p>
          </table:table-cell>
          <table:table-cell office:value-type="string" table:style-name="ce1">
            <text:p>SE21 8PJ</text:p>
          </table:table-cell>
          <table:table-cell office:value-type="string" table:style-name="ce1">
            <text:p>23 Main Road</text:p>
          </table:table-cell>
          <table:table-cell office:value-type="string" table:style-name="ce1">
            <text:p>(440) 856-1816</text:p>
          </table:table-cell>
          <table:table-cell office:value-type="string" table:style-name="ce1">
            <text:p>pthomsen@verizon.net</text:p>
          </table:table-cell>
          <table:table-cell office:value-type="date" office:date-value="2007-08-12T05:24:01" table:style-name="ce5">
            <text:p>12/8/2007 5:24</text:p>
          </table:table-cell>
          <table:table-cell office:value-type="string" table:style-name="ce6">
            <text:p>E</text:p>
          </table:table-cell>
          <table:table-cell office:value-type="float" office:value="45843" table:formula="of:=RANDBETWEEN(0;99999)" table:style-name="ce1">
            <text:p>458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6</text:p>
          </table:table-cell>
          <table:table-cell office:value-type="string" table:style-name="ce1">
            <text:p>José Mas Diaz</text:p>
          </table:table-cell>
          <table:table-cell office:value-type="date" office:date-value="1976-11-28T00:00:00" table:style-name="ce4">
            <text:p>28/11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79 6UG</text:p>
          </table:table-cell>
          <table:table-cell office:value-type="string" table:style-name="ce1">
            <text:p>(236) 758-1959</text:p>
          </table:table-cell>
          <table:table-cell office:value-type="string" table:style-name="ce1">
            <text:p>eurohack@optonline.net</text:p>
          </table:table-cell>
          <table:table-cell office:value-type="date" office:date-value="2016-04-17T07:16:59" table:style-name="ce5">
            <text:p>17/4/2016 7:16</text:p>
          </table:table-cell>
          <table:table-cell office:value-type="string" table:style-name="ce6">
            <text:p>C</text:p>
          </table:table-cell>
          <table:table-cell office:value-type="float" office:value="13152" table:formula="of:=RANDBETWEEN(0;99999)" table:style-name="ce1">
            <text:p>131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7</text:p>
          </table:table-cell>
          <table:table-cell office:value-type="string" table:style-name="ce1">
            <text:p>Marco del Almansa</text:p>
          </table:table-cell>
          <table:table-cell office:value-type="date" office:date-value="1986-07-31T00:00:00" table:style-name="ce4">
            <text:p>31/7/1986</text:p>
          </table:table-cell>
          <table:table-cell office:value-type="string" table:style-name="ce1">
            <text:p>874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4) 251-7217</text:p>
          </table:table-cell>
          <table:table-cell office:value-type="string" table:style-name="ce1">
            <text:p>csilvers@outlook.com</text:p>
          </table:table-cell>
          <table:table-cell office:value-type="date" office:date-value="2008-02-15T08:31:45" table:style-name="ce5">
            <text:p>15/2/2008 8:31</text:p>
          </table:table-cell>
          <table:table-cell office:value-type="string" table:style-name="ce6">
            <text:p>B</text:p>
          </table:table-cell>
          <table:table-cell office:value-type="float" office:value="77517" table:formula="of:=RANDBETWEEN(0;99999)" table:style-name="ce1">
            <text:p>775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8</text:p>
          </table:table-cell>
          <table:table-cell office:value-type="string" table:style-name="ce1">
            <text:p>Ariel Martorell Quero</text:p>
          </table:table-cell>
          <table:table-cell office:value-type="date" office:date-value="1993-08-18T00:00:00" table:style-name="ce4">
            <text:p>18/8/1993</text:p>
          </table:table-cell>
          <table:table-cell office:value-type="string" table:style-name="ce1">
            <text:p>EC17 3MA</text:p>
          </table:table-cell>
          <table:table-cell office:value-type="string" table:style-name="ce1">
            <text:p>954 Windsor Road</text:p>
          </table:table-cell>
          <table:table-cell office:value-type="string" table:style-name="ce1">
            <text:p>(554) 671-5835</text:p>
          </table:table-cell>
          <table:table-cell office:value-type="string" table:style-name="ce1">
            <text:p>rasca@icloud.com</text:p>
          </table:table-cell>
          <table:table-cell office:value-type="date" office:date-value="2006-12-31T03:13:14" table:style-name="ce5">
            <text:p>31/12/2006 3:13</text:p>
          </table:table-cell>
          <table:table-cell office:value-type="string" table:style-name="ce6">
            <text:p>B</text:p>
          </table:table-cell>
          <table:table-cell office:value-type="float" office:value="81021" table:formula="of:=RANDBETWEEN(0;99999)" table:style-name="ce1">
            <text:p>81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9</text:p>
          </table:table-cell>
          <table:table-cell office:value-type="string" table:style-name="ce1">
            <text:p>Claudia Ibañez Macías</text:p>
          </table:table-cell>
          <table:table-cell office:value-type="date" office:date-value="1974-12-05T00:00:00" table:style-name="ce4">
            <text:p>5/12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13 6VO</text:p>
          </table:table-cell>
          <table:table-cell office:value-type="string" table:style-name="ce1">
            <text:p>(796) 405-5951</text:p>
          </table:table-cell>
          <table:table-cell office:value-type="string" table:style-name="ce1">
            <text:p>donev@yahoo.com</text:p>
          </table:table-cell>
          <table:table-cell office:value-type="date" office:date-value="2010-12-24T17:36:53" table:style-name="ce5">
            <text:p>24/12/2010 17:36</text:p>
          </table:table-cell>
          <table:table-cell office:value-type="string" table:style-name="ce6">
            <text:p>C</text:p>
          </table:table-cell>
          <table:table-cell office:value-type="float" office:value="801" table:formula="of:=RANDBETWEEN(0;99999)" table:style-name="ce1">
            <text:p>8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0</text:p>
          </table:table-cell>
          <table:table-cell office:value-type="string" table:style-name="ce1">
            <text:p>Morena Llanos Dalmau</text:p>
          </table:table-cell>
          <table:table-cell office:value-type="date" office:date-value="1998-02-03T00:00:00" table:style-name="ce4">
            <text:p>3/2/1998</text:p>
          </table:table-cell>
          <table:table-cell office:value-type="string" table:style-name="ce1">
            <text:p>823 The Green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55) 836-1997</text:p>
          </table:table-cell>
          <table:table-cell office:value-type="string" table:style-name="ce1">
            <text:p>psichel@yahoo.ca</text:p>
          </table:table-cell>
          <table:table-cell office:value-type="date" office:date-value="2007-04-30T06:15:10" table:style-name="ce5">
            <text:p>30/4/2007 6:15</text:p>
          </table:table-cell>
          <table:table-cell office:value-type="string" table:style-name="ce6">
            <text:p>E</text:p>
          </table:table-cell>
          <table:table-cell office:value-type="float" office:value="41023" table:formula="of:=RANDBETWEEN(0;99999)" table:style-name="ce1">
            <text:p>410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1</text:p>
          </table:table-cell>
          <table:table-cell office:value-type="string" table:style-name="ce1">
            <text:p>Tecla Gertrudis Fortuny Santana</text:p>
          </table:table-cell>
          <table:table-cell office:value-type="date" office:date-value="1970-05-17T00:00:00" table:style-name="ce4">
            <text:p>17/5/1970</text:p>
          </table:table-cell>
          <table:table-cell office:value-type="string" table:style-name="ce1">
            <text:p>W95 4IQ</text:p>
          </table:table-cell>
          <table:table-cell office:value-type="string" table:style-name="ce1">
            <text:p>9 Stanley Road</text:p>
          </table:table-cell>
          <table:table-cell office:value-type="string" table:style-name="ce1">
            <text:p>(286) 437-9985</text:p>
          </table:table-cell>
          <table:table-cell office:value-type="string" table:style-name="ce1">
            <text:p>ranasta@att.net</text:p>
          </table:table-cell>
          <table:table-cell office:value-type="date" office:date-value="2008-05-08T03:22:31" table:style-name="ce5">
            <text:p>8/5/2008 3:22</text:p>
          </table:table-cell>
          <table:table-cell office:value-type="string" table:style-name="ce6">
            <text:p>D</text:p>
          </table:table-cell>
          <table:table-cell office:value-type="float" office:value="1664" table:formula="of:=RANDBETWEEN(0;99999)" table:style-name="ce1">
            <text:p>16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2</text:p>
          </table:table-cell>
          <table:table-cell office:value-type="string" table:style-name="ce1">
            <text:p>Jose Francisco Martí Crespo</text:p>
          </table:table-cell>
          <table:table-cell office:value-type="date" office:date-value="1983-07-04T00:00:00" table:style-name="ce4">
            <text:p>4/7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74 6MB</text:p>
          </table:table-cell>
          <table:table-cell office:value-type="string" table:style-name="ce1">
            <text:p>(728) 630-9093</text:p>
          </table:table-cell>
          <table:table-cell office:value-type="string" table:style-name="ce1">
            <text:p>lbaxter@verizon.net</text:p>
          </table:table-cell>
          <table:table-cell office:value-type="date" office:date-value="2007-02-04T18:27:02" table:style-name="ce5">
            <text:p>4/2/2007 18:27</text:p>
          </table:table-cell>
          <table:table-cell office:value-type="string" table:style-name="ce6">
            <text:p>D</text:p>
          </table:table-cell>
          <table:table-cell office:value-type="float" office:value="50432" table:formula="of:=RANDBETWEEN(0;99999)" table:style-name="ce1">
            <text:p>504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3</text:p>
          </table:table-cell>
          <table:table-cell office:value-type="string" table:style-name="ce1">
            <text:p>Teresita Donaire Prieto</text:p>
          </table:table-cell>
          <table:table-cell office:value-type="date" office:date-value="1988-06-14T00:00:00" table:style-name="ce4">
            <text:p>14/6/1988</text:p>
          </table:table-cell>
          <table:table-cell office:value-type="string" table:style-name="ce1">
            <text:p>45 Sou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75) 276-9555</text:p>
          </table:table-cell>
          <table:table-cell office:value-type="string" table:style-name="ce1">
            <text:p>rnewman@yahoo.com</text:p>
          </table:table-cell>
          <table:table-cell office:value-type="date" office:date-value="2006-07-29T02:48:51" table:style-name="ce5">
            <text:p>29/7/2006 2:48</text:p>
          </table:table-cell>
          <table:table-cell office:value-type="string" table:style-name="ce6">
            <text:p>C</text:p>
          </table:table-cell>
          <table:table-cell office:value-type="float" office:value="90741" table:formula="of:=RANDBETWEEN(0;99999)" table:style-name="ce1">
            <text:p>907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4</text:p>
          </table:table-cell>
          <table:table-cell office:value-type="string" table:style-name="ce1">
            <text:p>Sofía Campillo Meléndez</text:p>
          </table:table-cell>
          <table:table-cell office:value-type="date" office:date-value="1977-12-31T00:00:00" table:style-name="ce4">
            <text:p>31/12/1977</text:p>
          </table:table-cell>
          <table:table-cell office:value-type="string" table:style-name="ce1">
            <text:p>SE29 0XB</text:p>
          </table:table-cell>
          <table:table-cell office:value-type="string" table:style-name="ce1">
            <text:p>1 Kings Road</text:p>
          </table:table-cell>
          <table:table-cell office:value-type="string" table:style-name="ce1">
            <text:p>(303) 888-3580</text:p>
          </table:table-cell>
          <table:table-cell office:value-type="string" table:style-name="ce1">
            <text:p>intlprog@optonline.net</text:p>
          </table:table-cell>
          <table:table-cell office:value-type="date" office:date-value="2021-03-15T21:07:19" table:style-name="ce5">
            <text:p>15/3/2021 21:07</text:p>
          </table:table-cell>
          <table:table-cell office:value-type="string" table:style-name="ce6">
            <text:p>E</text:p>
          </table:table-cell>
          <table:table-cell office:value-type="float" office:value="9797" table:formula="of:=RANDBETWEEN(0;99999)" table:style-name="ce1">
            <text:p>97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5</text:p>
          </table:table-cell>
          <table:table-cell office:value-type="string" table:style-name="ce1">
            <text:p>Paola Anastasia Peral Gracia</text:p>
          </table:table-cell>
          <table:table-cell office:value-type="date" office:date-value="1984-12-03T00:00:00" table:style-name="ce4">
            <text:p>3/12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63 0GX</text:p>
          </table:table-cell>
          <table:table-cell office:value-type="string" table:style-name="ce1">
            <text:p>(620) 263-0937</text:p>
          </table:table-cell>
          <table:table-cell office:value-type="string" table:style-name="ce1">
            <text:p>jgoerzen@sbcglobal.net</text:p>
          </table:table-cell>
          <table:table-cell office:value-type="date" office:date-value="2010-01-16T09:44:13" table:style-name="ce5">
            <text:p>16/1/2010 9:44</text:p>
          </table:table-cell>
          <table:table-cell office:value-type="string" table:style-name="ce6">
            <text:p>D</text:p>
          </table:table-cell>
          <table:table-cell office:value-type="float" office:value="74062" table:formula="of:=RANDBETWEEN(0;99999)" table:style-name="ce1">
            <text:p>740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6</text:p>
          </table:table-cell>
          <table:table-cell office:value-type="string" table:style-name="ce1">
            <text:p>Fabián Ojeda Duran</text:p>
          </table:table-cell>
          <table:table-cell office:value-type="date" office:date-value="1972-04-29T00:00:00" table:style-name="ce4">
            <text:p>29/4/1972</text:p>
          </table:table-cell>
          <table:table-cell office:value-type="string" table:style-name="ce1">
            <text:p>75 The Dri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85) 569-3815</text:p>
          </table:table-cell>
          <table:table-cell office:value-type="string" table:style-name="ce1">
            <text:p>shrapnull@mac.com</text:p>
          </table:table-cell>
          <table:table-cell office:value-type="date" office:date-value="2015-06-22T19:13:31" table:style-name="ce5">
            <text:p>22/6/2015 19:13</text:p>
          </table:table-cell>
          <table:table-cell office:value-type="string" table:style-name="ce6">
            <text:p>B</text:p>
          </table:table-cell>
          <table:table-cell office:value-type="float" office:value="85940" table:formula="of:=RANDBETWEEN(0;99999)" table:style-name="ce1">
            <text:p>859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7</text:p>
          </table:table-cell>
          <table:table-cell office:value-type="string" table:style-name="ce1">
            <text:p>Pascuala Conde-Amat</text:p>
          </table:table-cell>
          <table:table-cell office:value-type="date" office:date-value="1984-12-23T00:00:00" table:style-name="ce4">
            <text:p>23/12/1984</text:p>
          </table:table-cell>
          <table:table-cell office:value-type="string" table:style-name="ce1">
            <text:p>NW49 8JX</text:p>
          </table:table-cell>
          <table:table-cell office:value-type="string" table:style-name="ce1">
            <text:p>919 Queensway</text:p>
          </table:table-cell>
          <table:table-cell office:value-type="string" table:style-name="ce1">
            <text:p>(933) 493-1296</text:p>
          </table:table-cell>
          <table:table-cell office:value-type="string" table:style-name="ce1">
            <text:p>teverett@yahoo.com</text:p>
          </table:table-cell>
          <table:table-cell office:value-type="date" office:date-value="2016-02-04T17:43:15" table:style-name="ce5">
            <text:p>4/2/2016 17:43</text:p>
          </table:table-cell>
          <table:table-cell office:value-type="string" table:style-name="ce6">
            <text:p>E</text:p>
          </table:table-cell>
          <table:table-cell office:value-type="float" office:value="68678" table:formula="of:=RANDBETWEEN(0;99999)" table:style-name="ce1">
            <text:p>686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8</text:p>
          </table:table-cell>
          <table:table-cell office:value-type="string" table:style-name="ce1">
            <text:p>Vicente de Manzano</text:p>
          </table:table-cell>
          <table:table-cell office:value-type="date" office:date-value="1970-04-13T00:00:00" table:style-name="ce4">
            <text:p>13/4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25 7BW</text:p>
          </table:table-cell>
          <table:table-cell office:value-type="string" table:style-name="ce1">
            <text:p>(984) 925-1479</text:p>
          </table:table-cell>
          <table:table-cell office:value-type="string" table:style-name="ce1">
            <text:p>jdhedden@verizon.net</text:p>
          </table:table-cell>
          <table:table-cell office:value-type="date" office:date-value="2011-05-30T18:54:48" table:style-name="ce5">
            <text:p>30/5/2011 18:54</text:p>
          </table:table-cell>
          <table:table-cell office:value-type="string" table:style-name="ce6">
            <text:p>C</text:p>
          </table:table-cell>
          <table:table-cell office:value-type="float" office:value="94178" table:formula="of:=RANDBETWEEN(0;99999)" table:style-name="ce1">
            <text:p>941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9</text:p>
          </table:table-cell>
          <table:table-cell office:value-type="string" table:style-name="ce1">
            <text:p>Serafina de Suárez</text:p>
          </table:table-cell>
          <table:table-cell office:value-type="date" office:date-value="1977-03-13T00:00:00" table:style-name="ce4">
            <text:p>13/3/1977</text:p>
          </table:table-cell>
          <table:table-cell office:value-type="string" table:style-name="ce1">
            <text:p>893 Church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45) 969-2385</text:p>
          </table:table-cell>
          <table:table-cell office:value-type="string" table:style-name="ce1">
            <text:p>miami@hotmail.com</text:p>
          </table:table-cell>
          <table:table-cell office:value-type="date" office:date-value="2014-07-04T05:14:37" table:style-name="ce5">
            <text:p>4/7/2014 5:14</text:p>
          </table:table-cell>
          <table:table-cell office:value-type="string" table:style-name="ce6">
            <text:p>B</text:p>
          </table:table-cell>
          <table:table-cell office:value-type="float" office:value="85293" table:formula="of:=RANDBETWEEN(0;99999)" table:style-name="ce1">
            <text:p>852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0</text:p>
          </table:table-cell>
          <table:table-cell office:value-type="string" table:style-name="ce1">
            <text:p>Benita Susanita Segarra Comas</text:p>
          </table:table-cell>
          <table:table-cell office:value-type="date" office:date-value="1984-04-03T00:00:00" table:style-name="ce4">
            <text:p>3/4/1984</text:p>
          </table:table-cell>
          <table:table-cell office:value-type="string" table:style-name="ce1">
            <text:p>SE91 4YS</text:p>
          </table:table-cell>
          <table:table-cell office:value-type="string" table:style-name="ce1">
            <text:p>9633 Highfield Road</text:p>
          </table:table-cell>
          <table:table-cell office:value-type="string" table:style-name="ce1">
            <text:p>(385) 423-8512</text:p>
          </table:table-cell>
          <table:table-cell office:value-type="string" table:style-name="ce1">
            <text:p>reeds@sbcglobal.net</text:p>
          </table:table-cell>
          <table:table-cell office:value-type="date" office:date-value="2018-10-20T20:24:16" table:style-name="ce5">
            <text:p>20/10/2018 20:24</text:p>
          </table:table-cell>
          <table:table-cell office:value-type="string" table:style-name="ce6">
            <text:p>D</text:p>
          </table:table-cell>
          <table:table-cell office:value-type="float" office:value="71896" table:formula="of:=RANDBETWEEN(0;99999)" table:style-name="ce1">
            <text:p>718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1</text:p>
          </table:table-cell>
          <table:table-cell office:value-type="string" table:style-name="ce1">
            <text:p>Casemiro Aliaga Arce</text:p>
          </table:table-cell>
          <table:table-cell office:value-type="date" office:date-value="1983-05-29T00:00:00" table:style-name="ce4">
            <text:p>29/5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40 6RS</text:p>
          </table:table-cell>
          <table:table-cell office:value-type="string" table:style-name="ce1">
            <text:p>(541) 380-9655</text:p>
          </table:table-cell>
          <table:table-cell office:value-type="string" table:style-name="ce1">
            <text:p>jmmuller@hotmail.com</text:p>
          </table:table-cell>
          <table:table-cell office:value-type="date" office:date-value="2011-04-24T17:13:35" table:style-name="ce5">
            <text:p>24/4/2011 17:13</text:p>
          </table:table-cell>
          <table:table-cell office:value-type="string" table:style-name="ce6">
            <text:p>E</text:p>
          </table:table-cell>
          <table:table-cell office:value-type="float" office:value="2354" table:formula="of:=RANDBETWEEN(0;99999)" table:style-name="ce1">
            <text:p>23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2</text:p>
          </table:table-cell>
          <table:table-cell office:value-type="string" table:style-name="ce1">
            <text:p>Renato Machado Pla</text:p>
          </table:table-cell>
          <table:table-cell office:value-type="date" office:date-value="1993-12-30T00:00:00" table:style-name="ce4">
            <text:p>30/12/1993</text:p>
          </table:table-cell>
          <table:table-cell office:value-type="string" table:style-name="ce1">
            <text:p>5 King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99) 251-4292</text:p>
          </table:table-cell>
          <table:table-cell office:value-type="string" table:style-name="ce1">
            <text:p>mailarc@verizon.net</text:p>
          </table:table-cell>
          <table:table-cell office:value-type="date" office:date-value="2006-07-22T08:46:55" table:style-name="ce5">
            <text:p>22/7/2006 8:46</text:p>
          </table:table-cell>
          <table:table-cell office:value-type="string" table:style-name="ce6">
            <text:p>C</text:p>
          </table:table-cell>
          <table:table-cell office:value-type="float" office:value="68301" table:formula="of:=RANDBETWEEN(0;99999)" table:style-name="ce1">
            <text:p>683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3</text:p>
          </table:table-cell>
          <table:table-cell office:value-type="string" table:style-name="ce1">
            <text:p>Desiderio Mendoza Escobar</text:p>
          </table:table-cell>
          <table:table-cell office:value-type="date" office:date-value="1980-12-19T00:00:00" table:style-name="ce4">
            <text:p>19/12/1980</text:p>
          </table:table-cell>
          <table:table-cell office:value-type="string" table:style-name="ce1">
            <text:p>EC74 0XB</text:p>
          </table:table-cell>
          <table:table-cell office:value-type="string" table:style-name="ce1">
            <text:p>42 Kingsway</text:p>
          </table:table-cell>
          <table:table-cell office:value-type="string" table:style-name="ce1">
            <text:p>(889) 376-3128</text:p>
          </table:table-cell>
          <table:table-cell office:value-type="string" table:style-name="ce1">
            <text:p>sfoskett@sbcglobal.net</text:p>
          </table:table-cell>
          <table:table-cell office:value-type="date" office:date-value="2012-01-30T04:54:19" table:style-name="ce5">
            <text:p>30/1/2012 4:54</text:p>
          </table:table-cell>
          <table:table-cell office:value-type="string" table:style-name="ce6">
            <text:p>A</text:p>
          </table:table-cell>
          <table:table-cell office:value-type="float" office:value="84398" table:formula="of:=RANDBETWEEN(0;99999)" table:style-name="ce1">
            <text:p>843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4</text:p>
          </table:table-cell>
          <table:table-cell office:value-type="string" table:style-name="ce1">
            <text:p>Gerardo Bernat Barros</text:p>
          </table:table-cell>
          <table:table-cell office:value-type="date" office:date-value="1991-02-17T00:00:00" table:style-name="ce4">
            <text:p>17/2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59 1ZQ</text:p>
          </table:table-cell>
          <table:table-cell office:value-type="string" table:style-name="ce1">
            <text:p>(899) 319-0739</text:p>
          </table:table-cell>
          <table:table-cell office:value-type="string" table:style-name="ce1">
            <text:p>eurohack@yahoo.ca</text:p>
          </table:table-cell>
          <table:table-cell office:value-type="date" office:date-value="2005-05-01T02:22:15" table:style-name="ce5">
            <text:p>1/5/2005 2:22</text:p>
          </table:table-cell>
          <table:table-cell office:value-type="string" table:style-name="ce6">
            <text:p>C</text:p>
          </table:table-cell>
          <table:table-cell office:value-type="float" office:value="34049" table:formula="of:=RANDBETWEEN(0;99999)" table:style-name="ce1">
            <text:p>340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5</text:p>
          </table:table-cell>
          <table:table-cell office:value-type="string" table:style-name="ce1">
            <text:p>Hugo Torrecilla Canals</text:p>
          </table:table-cell>
          <table:table-cell office:value-type="date" office:date-value="1973-09-15T00:00:00" table:style-name="ce4">
            <text:p>15/9/1973</text:p>
          </table:table-cell>
          <table:table-cell office:value-type="string" table:style-name="ce1">
            <text:p>44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99) 736-0563</text:p>
          </table:table-cell>
          <table:table-cell office:value-type="string" table:style-name="ce1">
            <text:p>ahmad@yahoo.com</text:p>
          </table:table-cell>
          <table:table-cell office:value-type="date" office:date-value="2008-08-31T07:20:33" table:style-name="ce5">
            <text:p>31/8/2008 7:20</text:p>
          </table:table-cell>
          <table:table-cell office:value-type="string" table:style-name="ce6">
            <text:p>A</text:p>
          </table:table-cell>
          <table:table-cell office:value-type="float" office:value="80351" table:formula="of:=RANDBETWEEN(0;99999)" table:style-name="ce1">
            <text:p>803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6</text:p>
          </table:table-cell>
          <table:table-cell office:value-type="string" table:style-name="ce1">
            <text:p>Mamen Ortega Ferrer</text:p>
          </table:table-cell>
          <table:table-cell office:value-type="date" office:date-value="1977-03-13T00:00:00" table:style-name="ce4">
            <text:p>13/3/1977</text:p>
          </table:table-cell>
          <table:table-cell office:value-type="string" table:style-name="ce1">
            <text:p>W52 6WK</text:p>
          </table:table-cell>
          <table:table-cell office:value-type="string" table:style-name="ce1">
            <text:p>72 The Grove</text:p>
          </table:table-cell>
          <table:table-cell office:value-type="string" table:style-name="ce1">
            <text:p>(897) 495-1662</text:p>
          </table:table-cell>
          <table:table-cell office:value-type="string" table:style-name="ce1">
            <text:p>lstein@hotmail.com</text:p>
          </table:table-cell>
          <table:table-cell office:value-type="date" office:date-value="2009-03-28T21:20:35" table:style-name="ce5">
            <text:p>28/3/2009 21:20</text:p>
          </table:table-cell>
          <table:table-cell office:value-type="string" table:style-name="ce6">
            <text:p>D</text:p>
          </table:table-cell>
          <table:table-cell office:value-type="float" office:value="7594" table:formula="of:=RANDBETWEEN(0;99999)" table:style-name="ce1">
            <text:p>75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7</text:p>
          </table:table-cell>
          <table:table-cell office:value-type="string" table:style-name="ce1">
            <text:p>Ciríaco del Ruano</text:p>
          </table:table-cell>
          <table:table-cell office:value-type="date" office:date-value="1994-01-16T00:00:00" table:style-name="ce4">
            <text:p>16/1/199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0 1WE</text:p>
          </table:table-cell>
          <table:table-cell office:value-type="string" table:style-name="ce1">
            <text:p>(744) 403-9916</text:p>
          </table:table-cell>
          <table:table-cell office:value-type="string" table:style-name="ce1">
            <text:p>bmidd@aol.com</text:p>
          </table:table-cell>
          <table:table-cell office:value-type="date" office:date-value="2013-04-09T02:57:24" table:style-name="ce5">
            <text:p>9/4/2013 2:57</text:p>
          </table:table-cell>
          <table:table-cell office:value-type="string" table:style-name="ce6">
            <text:p>D</text:p>
          </table:table-cell>
          <table:table-cell office:value-type="float" office:value="52573" table:formula="of:=RANDBETWEEN(0;99999)" table:style-name="ce1">
            <text:p>525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8</text:p>
          </table:table-cell>
          <table:table-cell office:value-type="string" table:style-name="ce1">
            <text:p>Reynaldo Gargallo Salcedo</text:p>
          </table:table-cell>
          <table:table-cell office:value-type="date" office:date-value="1971-12-19T00:00:00" table:style-name="ce4">
            <text:p>19/12/1971</text:p>
          </table:table-cell>
          <table:table-cell office:value-type="string" table:style-name="ce1">
            <text:p>79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36) 598-2906</text:p>
          </table:table-cell>
          <table:table-cell office:value-type="string" table:style-name="ce1">
            <text:p>stecoop@msn.com</text:p>
          </table:table-cell>
          <table:table-cell office:value-type="date" office:date-value="2017-09-23T20:56:28" table:style-name="ce5">
            <text:p>23/9/2017 20:56</text:p>
          </table:table-cell>
          <table:table-cell office:value-type="string" table:style-name="ce6">
            <text:p>C</text:p>
          </table:table-cell>
          <table:table-cell office:value-type="float" office:value="51374" table:formula="of:=RANDBETWEEN(0;99999)" table:style-name="ce1">
            <text:p>513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9</text:p>
          </table:table-cell>
          <table:table-cell office:value-type="string" table:style-name="ce1">
            <text:p>Blanca Quero Alcántara</text:p>
          </table:table-cell>
          <table:table-cell office:value-type="date" office:date-value="1989-02-11T00:00:00" table:style-name="ce4">
            <text:p>11/2/1989</text:p>
          </table:table-cell>
          <table:table-cell office:value-type="string" table:style-name="ce1">
            <text:p>WC28 1FM</text:p>
          </table:table-cell>
          <table:table-cell office:value-type="string" table:style-name="ce1">
            <text:p>593 New Road</text:p>
          </table:table-cell>
          <table:table-cell office:value-type="string" table:style-name="ce1">
            <text:p>(469) 532-4548</text:p>
          </table:table-cell>
          <table:table-cell office:value-type="string" table:style-name="ce1">
            <text:p>ateniese@icloud.com</text:p>
          </table:table-cell>
          <table:table-cell office:value-type="date" office:date-value="2005-10-29T15:21:17" table:style-name="ce5">
            <text:p>29/10/2005 15:21</text:p>
          </table:table-cell>
          <table:table-cell office:value-type="string" table:style-name="ce6">
            <text:p>D</text:p>
          </table:table-cell>
          <table:table-cell office:value-type="float" office:value="64051" table:formula="of:=RANDBETWEEN(0;99999)" table:style-name="ce1">
            <text:p>640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0</text:p>
          </table:table-cell>
          <table:table-cell office:value-type="string" table:style-name="ce1">
            <text:p>Concepción Catalán</text:p>
          </table:table-cell>
          <table:table-cell office:value-type="date" office:date-value="1979-11-03T00:00:00" table:style-name="ce4">
            <text:p>3/11/197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43 0ZK</text:p>
          </table:table-cell>
          <table:table-cell office:value-type="string" table:style-name="ce1">
            <text:p>(947) 361-6058</text:p>
          </table:table-cell>
          <table:table-cell office:value-type="string" table:style-name="ce1">
            <text:p>carcus@mac.com</text:p>
          </table:table-cell>
          <table:table-cell office:value-type="date" office:date-value="2018-04-25T01:58:41" table:style-name="ce5">
            <text:p>25/4/2018 1:58</text:p>
          </table:table-cell>
          <table:table-cell office:value-type="string" table:style-name="ce6">
            <text:p>A</text:p>
          </table:table-cell>
          <table:table-cell office:value-type="float" office:value="31110" table:formula="of:=RANDBETWEEN(0;99999)" table:style-name="ce1">
            <text:p>311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1</text:p>
          </table:table-cell>
          <table:table-cell office:value-type="string" table:style-name="ce1">
            <text:p>Carolina Bilbao Iñiguez</text:p>
          </table:table-cell>
          <table:table-cell office:value-type="date" office:date-value="1976-08-19T00:00:00" table:style-name="ce4">
            <text:p>19/8/1976</text:p>
          </table:table-cell>
          <table:table-cell office:value-type="string" table:style-name="ce1">
            <text:p>85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49) 882-5871</text:p>
          </table:table-cell>
          <table:table-cell office:value-type="string" table:style-name="ce1">
            <text:p>klaudon@gmail.com</text:p>
          </table:table-cell>
          <table:table-cell office:value-type="date" office:date-value="2009-02-17T09:35:38" table:style-name="ce5">
            <text:p>17/2/2009 9:35</text:p>
          </table:table-cell>
          <table:table-cell office:value-type="string" table:style-name="ce6">
            <text:p>C</text:p>
          </table:table-cell>
          <table:table-cell office:value-type="float" office:value="13849" table:formula="of:=RANDBETWEEN(0;99999)" table:style-name="ce1">
            <text:p>138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2</text:p>
          </table:table-cell>
          <table:table-cell office:value-type="string" table:style-name="ce1">
            <text:p>Luisina Gonzalez Ferrán</text:p>
          </table:table-cell>
          <table:table-cell office:value-type="date" office:date-value="1984-12-18T00:00:00" table:style-name="ce4">
            <text:p>18/12/1984</text:p>
          </table:table-cell>
          <table:table-cell office:value-type="string" table:style-name="ce1">
            <text:p>SW74 5VB</text:p>
          </table:table-cell>
          <table:table-cell office:value-type="string" table:style-name="ce1">
            <text:p>302 Kingsway</text:p>
          </table:table-cell>
          <table:table-cell office:value-type="string" table:style-name="ce1">
            <text:p>(305) 415-3051</text:p>
          </table:table-cell>
          <table:table-cell office:value-type="string" table:style-name="ce1">
            <text:p>lishoy@gmail.com</text:p>
          </table:table-cell>
          <table:table-cell office:value-type="date" office:date-value="2011-07-12T09:58:32" table:style-name="ce5">
            <text:p>12/7/2011 9:58</text:p>
          </table:table-cell>
          <table:table-cell office:value-type="string" table:style-name="ce6">
            <text:p>C</text:p>
          </table:table-cell>
          <table:table-cell office:value-type="float" office:value="19695" table:formula="of:=RANDBETWEEN(0;99999)" table:style-name="ce1">
            <text:p>196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3</text:p>
          </table:table-cell>
          <table:table-cell office:value-type="string" table:style-name="ce1">
            <text:p>Filomena Larrañaga Andrade</text:p>
          </table:table-cell>
          <table:table-cell office:value-type="date" office:date-value="1992-09-01T00:00:00" table:style-name="ce4">
            <text:p>1/9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48 1ZX</text:p>
          </table:table-cell>
          <table:table-cell office:value-type="string" table:style-name="ce1">
            <text:p>(828) 518-2220</text:p>
          </table:table-cell>
          <table:table-cell office:value-type="string" table:style-name="ce1">
            <text:p>rfisher@hotmail.com</text:p>
          </table:table-cell>
          <table:table-cell office:value-type="date" office:date-value="2020-09-30T23:51:52" table:style-name="ce5">
            <text:p>30/9/2020 23:51</text:p>
          </table:table-cell>
          <table:table-cell office:value-type="string" table:style-name="ce6">
            <text:p>B</text:p>
          </table:table-cell>
          <table:table-cell office:value-type="float" office:value="46250" table:formula="of:=RANDBETWEEN(0;99999)" table:style-name="ce1">
            <text:p>462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4</text:p>
          </table:table-cell>
          <table:table-cell office:value-type="string" table:style-name="ce1">
            <text:p>Marta Roldán-Galván</text:p>
          </table:table-cell>
          <table:table-cell office:value-type="date" office:date-value="1973-03-01T00:00:00" table:style-name="ce4">
            <text:p>1/3/1973</text:p>
          </table:table-cell>
          <table:table-cell office:value-type="string" table:style-name="ce1">
            <text:p>220 Man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23) 679-1851</text:p>
          </table:table-cell>
          <table:table-cell office:value-type="string" table:style-name="ce1">
            <text:p>mxiao@yahoo.com</text:p>
          </table:table-cell>
          <table:table-cell office:value-type="date" office:date-value="2015-05-03T14:00:19" table:style-name="ce5">
            <text:p>3/5/2015 14:00</text:p>
          </table:table-cell>
          <table:table-cell office:value-type="string" table:style-name="ce6">
            <text:p>D</text:p>
          </table:table-cell>
          <table:table-cell office:value-type="float" office:value="79930" table:formula="of:=RANDBETWEEN(0;99999)" table:style-name="ce1">
            <text:p>799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5</text:p>
          </table:table-cell>
          <table:table-cell office:value-type="string" table:style-name="ce1">
            <text:p>Alma Valderrama Cortés</text:p>
          </table:table-cell>
          <table:table-cell office:value-type="date" office:date-value="1975-05-31T00:00:00" table:style-name="ce4">
            <text:p>31/5/1975</text:p>
          </table:table-cell>
          <table:table-cell office:value-type="string" table:style-name="ce1">
            <text:p>SW25 9DQ</text:p>
          </table:table-cell>
          <table:table-cell office:value-type="string" table:style-name="ce1">
            <text:p>650 Queensway</text:p>
          </table:table-cell>
          <table:table-cell office:value-type="string" table:style-name="ce1">
            <text:p>(274) 482-2742</text:p>
          </table:table-cell>
          <table:table-cell office:value-type="string" table:style-name="ce1">
            <text:p>reziac@att.net</text:p>
          </table:table-cell>
          <table:table-cell office:value-type="date" office:date-value="2015-03-13T14:17:23" table:style-name="ce5">
            <text:p>13/3/2015 14:17</text:p>
          </table:table-cell>
          <table:table-cell office:value-type="string" table:style-name="ce6">
            <text:p>A</text:p>
          </table:table-cell>
          <table:table-cell office:value-type="float" office:value="44689" table:formula="of:=RANDBETWEEN(0;99999)" table:style-name="ce1">
            <text:p>446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6</text:p>
          </table:table-cell>
          <table:table-cell office:value-type="string" table:style-name="ce1">
            <text:p>Alcides Viana Benavente</text:p>
          </table:table-cell>
          <table:table-cell office:value-type="date" office:date-value="1978-09-15T00:00:00" table:style-name="ce4">
            <text:p>15/9/197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15 3HN</text:p>
          </table:table-cell>
          <table:table-cell office:value-type="string" table:style-name="ce1">
            <text:p>(596) 753-6330</text:p>
          </table:table-cell>
          <table:table-cell office:value-type="string" table:style-name="ce1">
            <text:p>mailarc@att.net</text:p>
          </table:table-cell>
          <table:table-cell office:value-type="date" office:date-value="2006-08-21T17:24:18" table:style-name="ce5">
            <text:p>21/8/2006 17:24</text:p>
          </table:table-cell>
          <table:table-cell office:value-type="string" table:style-name="ce6">
            <text:p>A</text:p>
          </table:table-cell>
          <table:table-cell office:value-type="float" office:value="68091" table:formula="of:=RANDBETWEEN(0;99999)" table:style-name="ce1">
            <text:p>680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7</text:p>
          </table:table-cell>
          <table:table-cell office:value-type="string" table:style-name="ce1">
            <text:p>Santiago Garmendia Doménech</text:p>
          </table:table-cell>
          <table:table-cell office:value-type="date" office:date-value="1981-02-07T00:00:00" table:style-name="ce4">
            <text:p>7/2/1981</text:p>
          </table:table-cell>
          <table:table-cell office:value-type="string" table:style-name="ce1">
            <text:p>9518 Mill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93) 751-7562</text:p>
          </table:table-cell>
          <table:table-cell office:value-type="string" table:style-name="ce1">
            <text:p>brainless@msn.com</text:p>
          </table:table-cell>
          <table:table-cell office:value-type="date" office:date-value="2014-03-10T19:13:11" table:style-name="ce5">
            <text:p>10/3/2014 19:13</text:p>
          </table:table-cell>
          <table:table-cell office:value-type="string" table:style-name="ce6">
            <text:p>B</text:p>
          </table:table-cell>
          <table:table-cell office:value-type="float" office:value="61706" table:formula="of:=RANDBETWEEN(0;99999)" table:style-name="ce1">
            <text:p>617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8</text:p>
          </table:table-cell>
          <table:table-cell office:value-type="string" table:style-name="ce1">
            <text:p>Nerea Torrent-Valverde</text:p>
          </table:table-cell>
          <table:table-cell office:value-type="date" office:date-value="1989-01-09T00:00:00" table:style-name="ce4">
            <text:p>9/1/1989</text:p>
          </table:table-cell>
          <table:table-cell office:value-type="string" table:style-name="ce1">
            <text:p>NW19 5DQ</text:p>
          </table:table-cell>
          <table:table-cell office:value-type="string" table:style-name="ce1">
            <text:p>9833 Main Road</text:p>
          </table:table-cell>
          <table:table-cell office:value-type="string" table:style-name="ce1">
            <text:p>(804) 565-3963</text:p>
          </table:table-cell>
          <table:table-cell office:value-type="string" table:style-name="ce1">
            <text:p>akoblin@comcast.net</text:p>
          </table:table-cell>
          <table:table-cell office:value-type="date" office:date-value="2014-05-27T13:30:16" table:style-name="ce5">
            <text:p>27/5/2014 13:30</text:p>
          </table:table-cell>
          <table:table-cell office:value-type="string" table:style-name="ce6">
            <text:p>A</text:p>
          </table:table-cell>
          <table:table-cell office:value-type="float" office:value="76744" table:formula="of:=RANDBETWEEN(0;99999)" table:style-name="ce1">
            <text:p>767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9</text:p>
          </table:table-cell>
          <table:table-cell office:value-type="string" table:style-name="ce1">
            <text:p>Ángeles del Higueras</text:p>
          </table:table-cell>
          <table:table-cell office:value-type="date" office:date-value="1977-11-14T00:00:00" table:style-name="ce4">
            <text:p>14/11/197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83 9CK</text:p>
          </table:table-cell>
          <table:table-cell office:value-type="string" table:style-name="ce1">
            <text:p>(857) 359-0241</text:p>
          </table:table-cell>
          <table:table-cell office:value-type="string" table:style-name="ce1">
            <text:p>geoffr@optonline.net</text:p>
          </table:table-cell>
          <table:table-cell office:value-type="date" office:date-value="2012-08-09T17:29:01" table:style-name="ce5">
            <text:p>9/8/2012 17:29</text:p>
          </table:table-cell>
          <table:table-cell office:value-type="string" table:style-name="ce6">
            <text:p>A</text:p>
          </table:table-cell>
          <table:table-cell office:value-type="float" office:value="30501" table:formula="of:=RANDBETWEEN(0;99999)" table:style-name="ce1">
            <text:p>305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0</text:p>
          </table:table-cell>
          <table:table-cell office:value-type="string" table:style-name="ce1">
            <text:p>Octavio de Andrés</text:p>
          </table:table-cell>
          <table:table-cell office:value-type="date" office:date-value="1970-09-15T00:00:00" table:style-name="ce4">
            <text:p>15/9/1970</text:p>
          </table:table-cell>
          <table:table-cell office:value-type="string" table:style-name="ce1">
            <text:p>9 Grang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80) 877-0373</text:p>
          </table:table-cell>
          <table:table-cell office:value-type="string" table:style-name="ce1">
            <text:p>shawnce@gmail.com</text:p>
          </table:table-cell>
          <table:table-cell office:value-type="date" office:date-value="2009-07-03T04:02:19" table:style-name="ce5">
            <text:p>3/7/2009 4:02</text:p>
          </table:table-cell>
          <table:table-cell office:value-type="string" table:style-name="ce6">
            <text:p>B</text:p>
          </table:table-cell>
          <table:table-cell office:value-type="float" office:value="18213" table:formula="of:=RANDBETWEEN(0;99999)" table:style-name="ce1">
            <text:p>182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1</text:p>
          </table:table-cell>
          <table:table-cell office:value-type="string" table:style-name="ce1">
            <text:p>Eligio Herrero-Canet</text:p>
          </table:table-cell>
          <table:table-cell office:value-type="date" office:date-value="1999-02-01T00:00:00" table:style-name="ce4">
            <text:p>1/2/1999</text:p>
          </table:table-cell>
          <table:table-cell office:value-type="string" table:style-name="ce1">
            <text:p>WC26 5BI</text:p>
          </table:table-cell>
          <table:table-cell office:value-type="string" table:style-name="ce1">
            <text:p>19 The Avenue</text:p>
          </table:table-cell>
          <table:table-cell office:value-type="string" table:style-name="ce1">
            <text:p>(644) 440-6033</text:p>
          </table:table-cell>
          <table:table-cell office:value-type="string" table:style-name="ce1">
            <text:p>trygstad@mac.com</text:p>
          </table:table-cell>
          <table:table-cell office:value-type="date" office:date-value="2019-01-05T09:49:32" table:style-name="ce5">
            <text:p>5/1/2019 9:49</text:p>
          </table:table-cell>
          <table:table-cell office:value-type="string" table:style-name="ce6">
            <text:p>C</text:p>
          </table:table-cell>
          <table:table-cell office:value-type="float" office:value="71326" table:formula="of:=RANDBETWEEN(0;99999)" table:style-name="ce1">
            <text:p>713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2</text:p>
          </table:table-cell>
          <table:table-cell office:value-type="string" table:style-name="ce1">
            <text:p>Elías Carbonell Pareja</text:p>
          </table:table-cell>
          <table:table-cell office:value-type="date" office:date-value="1996-07-21T00:00:00" table:style-name="ce4">
            <text:p>21/7/199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45 7MN</text:p>
          </table:table-cell>
          <table:table-cell office:value-type="string" table:style-name="ce1">
            <text:p>(788) 977-2844</text:p>
          </table:table-cell>
          <table:table-cell office:value-type="string" table:style-name="ce1">
            <text:p>plover@me.com</text:p>
          </table:table-cell>
          <table:table-cell office:value-type="date" office:date-value="2021-01-03T00:21:24" table:style-name="ce5">
            <text:p>3/1/2021 0:21</text:p>
          </table:table-cell>
          <table:table-cell office:value-type="string" table:style-name="ce6">
            <text:p>B</text:p>
          </table:table-cell>
          <table:table-cell office:value-type="float" office:value="68805" table:formula="of:=RANDBETWEEN(0;99999)" table:style-name="ce1">
            <text:p>688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3</text:p>
          </table:table-cell>
          <table:table-cell office:value-type="string" table:style-name="ce1">
            <text:p>Elvira Olmedo Girona</text:p>
          </table:table-cell>
          <table:table-cell office:value-type="date" office:date-value="1998-10-08T00:00:00" table:style-name="ce4">
            <text:p>8/10/1998</text:p>
          </table:table-cell>
          <table:table-cell office:value-type="string" table:style-name="ce1">
            <text:p>575 Park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44) 263-7499</text:p>
          </table:table-cell>
          <table:table-cell office:value-type="string" table:style-name="ce1">
            <text:p>choset@optonline.net</text:p>
          </table:table-cell>
          <table:table-cell office:value-type="date" office:date-value="2009-12-04T13:45:25" table:style-name="ce5">
            <text:p>4/12/2009 13:45</text:p>
          </table:table-cell>
          <table:table-cell office:value-type="string" table:style-name="ce6">
            <text:p>E</text:p>
          </table:table-cell>
          <table:table-cell office:value-type="float" office:value="65116" table:formula="of:=RANDBETWEEN(0;99999)" table:style-name="ce1">
            <text:p>651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4</text:p>
          </table:table-cell>
          <table:table-cell office:value-type="string" table:style-name="ce1">
            <text:p>Sosimo Landa Aragonés</text:p>
          </table:table-cell>
          <table:table-cell office:value-type="date" office:date-value="1971-02-21T00:00:00" table:style-name="ce4">
            <text:p>21/2/1971</text:p>
          </table:table-cell>
          <table:table-cell office:value-type="string" table:style-name="ce1">
            <text:p>SW21 9ZX</text:p>
          </table:table-cell>
          <table:table-cell office:value-type="string" table:style-name="ce1">
            <text:p>5 Mill Road</text:p>
          </table:table-cell>
          <table:table-cell office:value-type="string" table:style-name="ce1">
            <text:p>(837) 287-6032</text:p>
          </table:table-cell>
          <table:table-cell office:value-type="string" table:style-name="ce1">
            <text:p>caidaperl@aol.com</text:p>
          </table:table-cell>
          <table:table-cell office:value-type="date" office:date-value="2020-03-22T17:59:16" table:style-name="ce5">
            <text:p>22/3/2020 17:59</text:p>
          </table:table-cell>
          <table:table-cell office:value-type="string" table:style-name="ce6">
            <text:p>D</text:p>
          </table:table-cell>
          <table:table-cell office:value-type="float" office:value="48530" table:formula="of:=RANDBETWEEN(0;99999)" table:style-name="ce1">
            <text:p>485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5</text:p>
          </table:table-cell>
          <table:table-cell office:value-type="string" table:style-name="ce1">
            <text:p>Clotilde del Osorio</text:p>
          </table:table-cell>
          <table:table-cell office:value-type="date" office:date-value="1976-04-25T00:00:00" table:style-name="ce4">
            <text:p>25/4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91 6SR</text:p>
          </table:table-cell>
          <table:table-cell office:value-type="string" table:style-name="ce1">
            <text:p>(212) 363-5006</text:p>
          </table:table-cell>
          <table:table-cell office:value-type="string" table:style-name="ce1">
            <text:p>murdocj@gmail.com</text:p>
          </table:table-cell>
          <table:table-cell office:value-type="date" office:date-value="2018-06-28T07:01:14" table:style-name="ce5">
            <text:p>28/6/2018 7:01</text:p>
          </table:table-cell>
          <table:table-cell office:value-type="string" table:style-name="ce6">
            <text:p>E</text:p>
          </table:table-cell>
          <table:table-cell office:value-type="float" office:value="91479" table:formula="of:=RANDBETWEEN(0;99999)" table:style-name="ce1">
            <text:p>914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6</text:p>
          </table:table-cell>
          <table:table-cell office:value-type="string" table:style-name="ce1">
            <text:p>Alcides Tello Fernandez</text:p>
          </table:table-cell>
          <table:table-cell office:value-type="date" office:date-value="1979-03-10T00:00:00" table:style-name="ce4">
            <text:p>10/3/1979</text:p>
          </table:table-cell>
          <table:table-cell office:value-type="string" table:style-name="ce1">
            <text:p>9505 The Gro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15) 840-0702</text:p>
          </table:table-cell>
          <table:table-cell office:value-type="string" table:style-name="ce1">
            <text:p>grossman@verizon.net</text:p>
          </table:table-cell>
          <table:table-cell office:value-type="date" office:date-value="2011-05-11T18:54:13" table:style-name="ce5">
            <text:p>11/5/2011 18:54</text:p>
          </table:table-cell>
          <table:table-cell office:value-type="string" table:style-name="ce6">
            <text:p>C</text:p>
          </table:table-cell>
          <table:table-cell office:value-type="float" office:value="45628" table:formula="of:=RANDBETWEEN(0;99999)" table:style-name="ce1">
            <text:p>456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7</text:p>
          </table:table-cell>
          <table:table-cell office:value-type="string" table:style-name="ce1">
            <text:p>Sigfrido Simó Benavent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1">
            <text:p>SE31 9GQ</text:p>
          </table:table-cell>
          <table:table-cell office:value-type="string" table:style-name="ce1">
            <text:p>51 George Street</text:p>
          </table:table-cell>
          <table:table-cell office:value-type="string" table:style-name="ce1">
            <text:p>(467) 358-4503</text:p>
          </table:table-cell>
          <table:table-cell office:value-type="string" table:style-name="ce1">
            <text:p>bartlett@mac.com</text:p>
          </table:table-cell>
          <table:table-cell office:value-type="date" office:date-value="2014-01-15T02:03:16" table:style-name="ce5">
            <text:p>15/1/2014 2:03</text:p>
          </table:table-cell>
          <table:table-cell office:value-type="string" table:style-name="ce6">
            <text:p>A</text:p>
          </table:table-cell>
          <table:table-cell office:value-type="float" office:value="29554" table:formula="of:=RANDBETWEEN(0;99999)" table:style-name="ce1">
            <text:p>295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8</text:p>
          </table:table-cell>
          <table:table-cell office:value-type="string" table:style-name="ce1">
            <text:p>Nerea Leon Puga</text:p>
          </table:table-cell>
          <table:table-cell office:value-type="date" office:date-value="1982-10-23T00:00:00" table:style-name="ce4">
            <text:p>23/10/198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96 5MH</text:p>
          </table:table-cell>
          <table:table-cell office:value-type="string" table:style-name="ce1">
            <text:p>(360) 620-0866</text:p>
          </table:table-cell>
          <table:table-cell office:value-type="string" table:style-name="ce1">
            <text:p>claesjac@aol.com</text:p>
          </table:table-cell>
          <table:table-cell office:value-type="date" office:date-value="2018-09-28T03:55:38" table:style-name="ce5">
            <text:p>28/9/2018 3:55</text:p>
          </table:table-cell>
          <table:table-cell office:value-type="string" table:style-name="ce6">
            <text:p>D</text:p>
          </table:table-cell>
          <table:table-cell office:value-type="float" office:value="37799" table:formula="of:=RANDBETWEEN(0;99999)" table:style-name="ce1">
            <text:p>377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9</text:p>
          </table:table-cell>
          <table:table-cell office:value-type="string" table:style-name="ce1">
            <text:p>David Ballesteros-Francisco</text:p>
          </table:table-cell>
          <table:table-cell office:value-type="date" office:date-value="1993-07-22T00:00:00" table:style-name="ce4">
            <text:p>22/7/1993</text:p>
          </table:table-cell>
          <table:table-cell office:value-type="string" table:style-name="ce1">
            <text:p>437 Queen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29) 275-5223</text:p>
          </table:table-cell>
          <table:table-cell office:value-type="string" table:style-name="ce1">
            <text:p>jadavis@icloud.com</text:p>
          </table:table-cell>
          <table:table-cell office:value-type="date" office:date-value="2012-09-26T06:46:36" table:style-name="ce5">
            <text:p>26/9/2012 6:46</text:p>
          </table:table-cell>
          <table:table-cell office:value-type="string" table:style-name="ce6">
            <text:p>D</text:p>
          </table:table-cell>
          <table:table-cell office:value-type="float" office:value="31979" table:formula="of:=RANDBETWEEN(0;99999)" table:style-name="ce1">
            <text:p>319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0</text:p>
          </table:table-cell>
          <table:table-cell office:value-type="string" table:style-name="ce1">
            <text:p>Eva Araceli Marcos Cerdán</text:p>
          </table:table-cell>
          <table:table-cell office:value-type="date" office:date-value="1986-08-11T00:00:00" table:style-name="ce4">
            <text:p>11/8/1986</text:p>
          </table:table-cell>
          <table:table-cell office:value-type="string" table:style-name="ce1">
            <text:p>NW87 0HE</text:p>
          </table:table-cell>
          <table:table-cell office:value-type="string" table:style-name="ce1">
            <text:p>364 The Green</text:p>
          </table:table-cell>
          <table:table-cell office:value-type="string" table:style-name="ce1">
            <text:p>(344) 778-8434</text:p>
          </table:table-cell>
          <table:table-cell office:value-type="string" table:style-name="ce1">
            <text:p>vmalik@msn.com</text:p>
          </table:table-cell>
          <table:table-cell office:value-type="date" office:date-value="2013-09-30T15:52:09" table:style-name="ce5">
            <text:p>30/9/2013 15:52</text:p>
          </table:table-cell>
          <table:table-cell office:value-type="string" table:style-name="ce6">
            <text:p>C</text:p>
          </table:table-cell>
          <table:table-cell office:value-type="float" office:value="42152" table:formula="of:=RANDBETWEEN(0;99999)" table:style-name="ce1">
            <text:p>421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1</text:p>
          </table:table-cell>
          <table:table-cell office:value-type="string" table:style-name="ce1">
            <text:p>Tecla Conesa</text:p>
          </table:table-cell>
          <table:table-cell office:value-type="date" office:date-value="1981-04-26T00:00:00" table:style-name="ce4">
            <text:p>26/4/198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47 2KO</text:p>
          </table:table-cell>
          <table:table-cell office:value-type="string" table:style-name="ce1">
            <text:p>(258) 518-2594</text:p>
          </table:table-cell>
          <table:table-cell office:value-type="string" table:style-name="ce1">
            <text:p>slaff@me.com</text:p>
          </table:table-cell>
          <table:table-cell office:value-type="date" office:date-value="2006-03-09T22:43:29" table:style-name="ce5">
            <text:p>9/3/2006 22:43</text:p>
          </table:table-cell>
          <table:table-cell office:value-type="string" table:style-name="ce6">
            <text:p>D</text:p>
          </table:table-cell>
          <table:table-cell office:value-type="float" office:value="11542" table:formula="of:=RANDBETWEEN(0;99999)" table:style-name="ce1">
            <text:p>115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2</text:p>
          </table:table-cell>
          <table:table-cell office:value-type="string" table:style-name="ce1">
            <text:p>Mayte Isern Gárate</text:p>
          </table:table-cell>
          <table:table-cell office:value-type="date" office:date-value="1979-05-20T00:00:00" table:style-name="ce4">
            <text:p>20/5/1979</text:p>
          </table:table-cell>
          <table:table-cell office:value-type="string" table:style-name="ce1">
            <text:p>4 Mill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59) 270-2403</text:p>
          </table:table-cell>
          <table:table-cell office:value-type="string" table:style-name="ce1">
            <text:p>kjohnson@gmail.com</text:p>
          </table:table-cell>
          <table:table-cell office:value-type="date" office:date-value="2019-04-14T10:25:23" table:style-name="ce5">
            <text:p>14/4/2019 10:25</text:p>
          </table:table-cell>
          <table:table-cell office:value-type="string" table:style-name="ce6">
            <text:p>C</text:p>
          </table:table-cell>
          <table:table-cell office:value-type="float" office:value="8088" table:formula="of:=RANDBETWEEN(0;99999)" table:style-name="ce1">
            <text:p>80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3</text:p>
          </table:table-cell>
          <table:table-cell office:value-type="string" table:style-name="ce1">
            <text:p>Ignacio Bauzà-Torrens</text:p>
          </table:table-cell>
          <table:table-cell office:value-type="date" office:date-value="1999-09-07T00:00:00" table:style-name="ce4">
            <text:p>7/9/1999</text:p>
          </table:table-cell>
          <table:table-cell office:value-type="string" table:style-name="ce1">
            <text:p>SW50 4KB</text:p>
          </table:table-cell>
          <table:table-cell office:value-type="string" table:style-name="ce1">
            <text:p>5 High Street</text:p>
          </table:table-cell>
          <table:table-cell office:value-type="string" table:style-name="ce1">
            <text:p>(611) 486-5321</text:p>
          </table:table-cell>
          <table:table-cell office:value-type="string" table:style-name="ce1">
            <text:p>weazelman@icloud.com</text:p>
          </table:table-cell>
          <table:table-cell office:value-type="date" office:date-value="2013-05-04T23:25:33" table:style-name="ce5">
            <text:p>4/5/2013 23:25</text:p>
          </table:table-cell>
          <table:table-cell office:value-type="string" table:style-name="ce6">
            <text:p>B</text:p>
          </table:table-cell>
          <table:table-cell office:value-type="float" office:value="29085" table:formula="of:=RANDBETWEEN(0;99999)" table:style-name="ce1">
            <text:p>290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4</text:p>
          </table:table-cell>
          <table:table-cell office:value-type="string" table:style-name="ce1">
            <text:p>Amor Estrada-Querol</text:p>
          </table:table-cell>
          <table:table-cell office:value-type="date" office:date-value="1981-09-20T00:00:00" table:style-name="ce4">
            <text:p>20/9/198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10 8HK</text:p>
          </table:table-cell>
          <table:table-cell office:value-type="string" table:style-name="ce1">
            <text:p>(768) 652-3949</text:p>
          </table:table-cell>
          <table:table-cell office:value-type="string" table:style-name="ce1">
            <text:p>ivoibs@icloud.com</text:p>
          </table:table-cell>
          <table:table-cell office:value-type="date" office:date-value="2014-12-14T10:09:15" table:style-name="ce5">
            <text:p>14/12/2014 10:09</text:p>
          </table:table-cell>
          <table:table-cell office:value-type="string" table:style-name="ce6">
            <text:p>A</text:p>
          </table:table-cell>
          <table:table-cell office:value-type="float" office:value="55302" table:formula="of:=RANDBETWEEN(0;99999)" table:style-name="ce1">
            <text:p>553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5</text:p>
          </table:table-cell>
          <table:table-cell office:value-type="string" table:style-name="ce1">
            <text:p>Gabino Aranda Godoy</text:p>
          </table:table-cell>
          <table:table-cell office:value-type="date" office:date-value="1994-07-13T00:00:00" table:style-name="ce4">
            <text:p>13/7/1994</text:p>
          </table:table-cell>
          <table:table-cell office:value-type="string" table:style-name="ce1">
            <text:p>11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98) 487-9102</text:p>
          </table:table-cell>
          <table:table-cell office:value-type="string" table:style-name="ce1">
            <text:p>atmarks@aol.com</text:p>
          </table:table-cell>
          <table:table-cell office:value-type="date" office:date-value="2015-04-23T02:45:25" table:style-name="ce5">
            <text:p>23/4/2015 2:45</text:p>
          </table:table-cell>
          <table:table-cell office:value-type="string" table:style-name="ce6">
            <text:p>A</text:p>
          </table:table-cell>
          <table:table-cell office:value-type="float" office:value="14567" table:formula="of:=RANDBETWEEN(0;99999)" table:style-name="ce1">
            <text:p>145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6</text:p>
          </table:table-cell>
          <table:table-cell office:value-type="string" table:style-name="ce1">
            <text:p>Gerónimo Asenjo</text:p>
          </table:table-cell>
          <table:table-cell office:value-type="date" office:date-value="1987-05-06T00:00:00" table:style-name="ce4">
            <text:p>6/5/1987</text:p>
          </table:table-cell>
          <table:table-cell office:value-type="string" table:style-name="ce1">
            <text:p>NW16 9IB</text:p>
          </table:table-cell>
          <table:table-cell office:value-type="string" table:style-name="ce1">
            <text:p>3 Manor Road</text:p>
          </table:table-cell>
          <table:table-cell office:value-type="string" table:style-name="ce1">
            <text:p>(253) 321-2154</text:p>
          </table:table-cell>
          <table:table-cell office:value-type="string" table:style-name="ce1">
            <text:p>hermanab@live.com</text:p>
          </table:table-cell>
          <table:table-cell office:value-type="date" office:date-value="2012-02-20T12:48:48" table:style-name="ce5">
            <text:p>20/2/2012 12:48</text:p>
          </table:table-cell>
          <table:table-cell office:value-type="string" table:style-name="ce6">
            <text:p>D</text:p>
          </table:table-cell>
          <table:table-cell office:value-type="float" office:value="74614" table:formula="of:=RANDBETWEEN(0;99999)" table:style-name="ce1">
            <text:p>746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7</text:p>
          </table:table-cell>
          <table:table-cell office:value-type="string" table:style-name="ce1">
            <text:p>Enrique Andreu Cueto</text:p>
          </table:table-cell>
          <table:table-cell office:value-type="date" office:date-value="1990-04-05T00:00:00" table:style-name="ce4">
            <text:p>5/4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64 5TV</text:p>
          </table:table-cell>
          <table:table-cell office:value-type="string" table:style-name="ce1">
            <text:p>(532) 409-6324</text:p>
          </table:table-cell>
          <table:table-cell office:value-type="string" table:style-name="ce1">
            <text:p>matty@yahoo.ca</text:p>
          </table:table-cell>
          <table:table-cell office:value-type="date" office:date-value="2019-04-30T03:56:37" table:style-name="ce5">
            <text:p>30/4/2019 3:56</text:p>
          </table:table-cell>
          <table:table-cell office:value-type="string" table:style-name="ce6">
            <text:p>D</text:p>
          </table:table-cell>
          <table:table-cell office:value-type="float" office:value="28302" table:formula="of:=RANDBETWEEN(0;99999)" table:style-name="ce1">
            <text:p>283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8</text:p>
          </table:table-cell>
          <table:table-cell office:value-type="string" table:style-name="ce1">
            <text:p>Clara Cantón Farré</text:p>
          </table:table-cell>
          <table:table-cell office:value-type="date" office:date-value="1987-08-23T00:00:00" table:style-name="ce4">
            <text:p>23/8/1987</text:p>
          </table:table-cell>
          <table:table-cell office:value-type="string" table:style-name="ce1">
            <text:p>76 Queen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61) 728-1691</text:p>
          </table:table-cell>
          <table:table-cell office:value-type="string" table:style-name="ce1">
            <text:p>enintend@verizon.net</text:p>
          </table:table-cell>
          <table:table-cell office:value-type="date" office:date-value="2016-05-24T05:52:13" table:style-name="ce5">
            <text:p>24/5/2016 5:52</text:p>
          </table:table-cell>
          <table:table-cell office:value-type="string" table:style-name="ce6">
            <text:p>E</text:p>
          </table:table-cell>
          <table:table-cell office:value-type="float" office:value="71427" table:formula="of:=RANDBETWEEN(0;99999)" table:style-name="ce1">
            <text:p>714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9</text:p>
          </table:table-cell>
          <table:table-cell office:value-type="string" table:style-name="ce1">
            <text:p>Baudelio Asensio</text:p>
          </table:table-cell>
          <table:table-cell office:value-type="date" office:date-value="1978-03-24T00:00:00" table:style-name="ce4">
            <text:p>24/3/1978</text:p>
          </table:table-cell>
          <table:table-cell office:value-type="string" table:style-name="ce1">
            <text:p>WC10 3BR</text:p>
          </table:table-cell>
          <table:table-cell office:value-type="string" table:style-name="ce1">
            <text:p>21 Alexander Road</text:p>
          </table:table-cell>
          <table:table-cell office:value-type="string" table:style-name="ce1">
            <text:p>(570) 540-0876</text:p>
          </table:table-cell>
          <table:table-cell office:value-type="string" table:style-name="ce1">
            <text:p>dsugal@me.com</text:p>
          </table:table-cell>
          <table:table-cell office:value-type="date" office:date-value="2011-02-23T03:13:05" table:style-name="ce5">
            <text:p>23/2/2011 3:13</text:p>
          </table:table-cell>
          <table:table-cell office:value-type="string" table:style-name="ce6">
            <text:p>A</text:p>
          </table:table-cell>
          <table:table-cell office:value-type="float" office:value="28498" table:formula="of:=RANDBETWEEN(0;99999)" table:style-name="ce1">
            <text:p>284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0</text:p>
          </table:table-cell>
          <table:table-cell office:value-type="string" table:style-name="ce1">
            <text:p>Pepita del Grau</text:p>
          </table:table-cell>
          <table:table-cell office:value-type="date" office:date-value="1998-08-16T00:00:00" table:style-name="ce4">
            <text:p>16/8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20 5KT</text:p>
          </table:table-cell>
          <table:table-cell office:value-type="string" table:style-name="ce1">
            <text:p>(433) 516-7191</text:p>
          </table:table-cell>
          <table:table-cell office:value-type="string" table:style-name="ce1">
            <text:p>openldap@outlook.com</text:p>
          </table:table-cell>
          <table:table-cell office:value-type="date" office:date-value="2020-03-26T19:23:58" table:style-name="ce5">
            <text:p>26/3/2020 19:23</text:p>
          </table:table-cell>
          <table:table-cell office:value-type="string" table:style-name="ce6">
            <text:p>A</text:p>
          </table:table-cell>
          <table:table-cell office:value-type="float" office:value="59870" table:formula="of:=RANDBETWEEN(0;99999)" table:style-name="ce1">
            <text:p>598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1</text:p>
          </table:table-cell>
          <table:table-cell office:value-type="string" table:style-name="ce1">
            <text:p>Alba Batalla Valls</text:p>
          </table:table-cell>
          <table:table-cell office:value-type="date" office:date-value="1997-04-24T00:00:00" table:style-name="ce4">
            <text:p>24/4/1997</text:p>
          </table:table-cell>
          <table:table-cell office:value-type="string" table:style-name="ce1">
            <text:p>24 King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35) 857-6686</text:p>
          </table:table-cell>
          <table:table-cell office:value-type="string" table:style-name="ce1">
            <text:p>lishoy@comcast.net</text:p>
          </table:table-cell>
          <table:table-cell office:value-type="date" office:date-value="2008-11-09T22:57:29" table:style-name="ce5">
            <text:p>9/11/2008 22:57</text:p>
          </table:table-cell>
          <table:table-cell office:value-type="string" table:style-name="ce6">
            <text:p>E</text:p>
          </table:table-cell>
          <table:table-cell office:value-type="float" office:value="25103" table:formula="of:=RANDBETWEEN(0;99999)" table:style-name="ce1">
            <text:p>251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2</text:p>
          </table:table-cell>
          <table:table-cell office:value-type="string" table:style-name="ce1">
            <text:p>Bernardino Patiño Aguado</text:p>
          </table:table-cell>
          <table:table-cell office:value-type="date" office:date-value="1996-02-04T00:00:00" table:style-name="ce4">
            <text:p>4/2/1996</text:p>
          </table:table-cell>
          <table:table-cell office:value-type="string" table:style-name="ce1">
            <text:p>WC58 1WY</text:p>
          </table:table-cell>
          <table:table-cell office:value-type="string" table:style-name="ce1">
            <text:p>666 St. John’s Road</text:p>
          </table:table-cell>
          <table:table-cell office:value-type="string" table:style-name="ce1">
            <text:p>(849) 782-9869</text:p>
          </table:table-cell>
          <table:table-cell office:value-type="string" table:style-name="ce1">
            <text:p>temmink@optonline.net</text:p>
          </table:table-cell>
          <table:table-cell office:value-type="date" office:date-value="2016-10-04T02:50:34" table:style-name="ce5">
            <text:p>4/10/2016 2:50</text:p>
          </table:table-cell>
          <table:table-cell office:value-type="string" table:style-name="ce6">
            <text:p>E</text:p>
          </table:table-cell>
          <table:table-cell office:value-type="float" office:value="72910" table:formula="of:=RANDBETWEEN(0;99999)" table:style-name="ce1">
            <text:p>729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3</text:p>
          </table:table-cell>
          <table:table-cell office:value-type="string" table:style-name="ce1">
            <text:p>Esteban Vaquero Dominguez</text:p>
          </table:table-cell>
          <table:table-cell office:value-type="date" office:date-value="1980-08-03T00:00:00" table:style-name="ce4">
            <text:p>3/8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49 1FQ</text:p>
          </table:table-cell>
          <table:table-cell office:value-type="string" table:style-name="ce1">
            <text:p>(561) 625-6255</text:p>
          </table:table-cell>
          <table:table-cell office:value-type="string" table:style-name="ce1">
            <text:p>wildixon@optonline.net</text:p>
          </table:table-cell>
          <table:table-cell office:value-type="date" office:date-value="2016-05-10T16:52:41" table:style-name="ce5">
            <text:p>10/5/2016 16:52</text:p>
          </table:table-cell>
          <table:table-cell office:value-type="string" table:style-name="ce6">
            <text:p>E</text:p>
          </table:table-cell>
          <table:table-cell office:value-type="float" office:value="6722" table:formula="of:=RANDBETWEEN(0;99999)" table:style-name="ce1">
            <text:p>67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4</text:p>
          </table:table-cell>
          <table:table-cell office:value-type="string" table:style-name="ce1">
            <text:p>Anacleto Tomás Torrecilla</text:p>
          </table:table-cell>
          <table:table-cell office:value-type="date" office:date-value="1999-04-19T00:00:00" table:style-name="ce4">
            <text:p>19/4/1999</text:p>
          </table:table-cell>
          <table:table-cell office:value-type="string" table:style-name="ce1">
            <text:p>94 New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54) 705-7739</text:p>
          </table:table-cell>
          <table:table-cell office:value-type="string" table:style-name="ce1">
            <text:p>peoplesr@outlook.com</text:p>
          </table:table-cell>
          <table:table-cell office:value-type="date" office:date-value="2005-11-12T10:47:50" table:style-name="ce5">
            <text:p>12/11/2005 10:47</text:p>
          </table:table-cell>
          <table:table-cell office:value-type="string" table:style-name="ce6">
            <text:p>B</text:p>
          </table:table-cell>
          <table:table-cell office:value-type="float" office:value="26860" table:formula="of:=RANDBETWEEN(0;99999)" table:style-name="ce1">
            <text:p>268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5</text:p>
          </table:table-cell>
          <table:table-cell office:value-type="string" table:style-name="ce1">
            <text:p>Severino Nicolau Vizcaíno</text:p>
          </table:table-cell>
          <table:table-cell office:value-type="date" office:date-value="1973-03-04T00:00:00" table:style-name="ce4">
            <text:p>4/3/1973</text:p>
          </table:table-cell>
          <table:table-cell office:value-type="string" table:style-name="ce1">
            <text:p>NW54 0QY</text:p>
          </table:table-cell>
          <table:table-cell office:value-type="string" table:style-name="ce1">
            <text:p>87 St. John’s Road</text:p>
          </table:table-cell>
          <table:table-cell office:value-type="string" table:style-name="ce1">
            <text:p>(712) 820-6745</text:p>
          </table:table-cell>
          <table:table-cell office:value-type="string" table:style-name="ce1">
            <text:p>psichel@aol.com</text:p>
          </table:table-cell>
          <table:table-cell office:value-type="date" office:date-value="2013-11-28T11:27:48" table:style-name="ce5">
            <text:p>28/11/2013 11:27</text:p>
          </table:table-cell>
          <table:table-cell office:value-type="string" table:style-name="ce6">
            <text:p>C</text:p>
          </table:table-cell>
          <table:table-cell office:value-type="float" office:value="38368" table:formula="of:=RANDBETWEEN(0;99999)" table:style-name="ce1">
            <text:p>383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6</text:p>
          </table:table-cell>
          <table:table-cell office:value-type="string" table:style-name="ce1">
            <text:p>Corona Feijoo Pi</text:p>
          </table:table-cell>
          <table:table-cell office:value-type="date" office:date-value="1979-04-06T00:00:00" table:style-name="ce4">
            <text:p>6/4/197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54 6EY</text:p>
          </table:table-cell>
          <table:table-cell office:value-type="string" table:style-name="ce1">
            <text:p>(259) 838-4855</text:p>
          </table:table-cell>
          <table:table-cell office:value-type="string" table:style-name="ce1">
            <text:p>wilsonpm@aol.com</text:p>
          </table:table-cell>
          <table:table-cell office:value-type="date" office:date-value="2005-07-26T04:36:52" table:style-name="ce5">
            <text:p>26/7/2005 4:36</text:p>
          </table:table-cell>
          <table:table-cell office:value-type="string" table:style-name="ce6">
            <text:p>E</text:p>
          </table:table-cell>
          <table:table-cell office:value-type="float" office:value="94092" table:formula="of:=RANDBETWEEN(0;99999)" table:style-name="ce1">
            <text:p>940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7</text:p>
          </table:table-cell>
          <table:table-cell office:value-type="string" table:style-name="ce1">
            <text:p>Rafaela Hurtado Reguera</text:p>
          </table:table-cell>
          <table:table-cell office:value-type="date" office:date-value="1996-11-02T00:00:00" table:style-name="ce4">
            <text:p>2/11/1996</text:p>
          </table:table-cell>
          <table:table-cell office:value-type="string" table:style-name="ce1">
            <text:p>73 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24) 717-6847</text:p>
          </table:table-cell>
          <table:table-cell office:value-type="string" table:style-name="ce1">
            <text:p>mlewan@live.com</text:p>
          </table:table-cell>
          <table:table-cell office:value-type="date" office:date-value="2012-10-22T22:40:46" table:style-name="ce5">
            <text:p>22/10/2012 22:40</text:p>
          </table:table-cell>
          <table:table-cell office:value-type="string" table:style-name="ce6">
            <text:p>A</text:p>
          </table:table-cell>
          <table:table-cell office:value-type="float" office:value="55440" table:formula="of:=RANDBETWEEN(0;99999)" table:style-name="ce1">
            <text:p>554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8</text:p>
          </table:table-cell>
          <table:table-cell office:value-type="string" table:style-name="ce1">
            <text:p>Zaira Calderón Ariño</text:p>
          </table:table-cell>
          <table:table-cell office:value-type="date" office:date-value="1998-04-01T00:00:00" table:style-name="ce4">
            <text:p>1/4/1998</text:p>
          </table:table-cell>
          <table:table-cell office:value-type="string" table:style-name="ce1">
            <text:p>SE36 8WH</text:p>
          </table:table-cell>
          <table:table-cell office:value-type="string" table:style-name="ce1">
            <text:p>952 London Road</text:p>
          </table:table-cell>
          <table:table-cell office:value-type="string" table:style-name="ce1">
            <text:p>(366) 665-1941</text:p>
          </table:table-cell>
          <table:table-cell office:value-type="string" table:style-name="ce1">
            <text:p>okroeger@yahoo.com</text:p>
          </table:table-cell>
          <table:table-cell office:value-type="date" office:date-value="2012-06-14T23:39:39" table:style-name="ce5">
            <text:p>14/6/2012 23:39</text:p>
          </table:table-cell>
          <table:table-cell office:value-type="string" table:style-name="ce6">
            <text:p>A</text:p>
          </table:table-cell>
          <table:table-cell office:value-type="float" office:value="60174" table:formula="of:=RANDBETWEEN(0;99999)" table:style-name="ce1">
            <text:p>601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9</text:p>
          </table:table-cell>
          <table:table-cell office:value-type="string" table:style-name="ce1">
            <text:p>Aníbal Acero</text:p>
          </table:table-cell>
          <table:table-cell office:value-type="date" office:date-value="1987-02-22T00:00:00" table:style-name="ce4">
            <text:p>22/2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12 6MQ</text:p>
          </table:table-cell>
          <table:table-cell office:value-type="string" table:style-name="ce1">
            <text:p>(305) 495-3592</text:p>
          </table:table-cell>
          <table:table-cell office:value-type="string" table:style-name="ce1">
            <text:p>jgmyers@att.net</text:p>
          </table:table-cell>
          <table:table-cell office:value-type="date" office:date-value="2014-03-17T01:59:21" table:style-name="ce5">
            <text:p>17/3/2014 1:59</text:p>
          </table:table-cell>
          <table:table-cell office:value-type="string" table:style-name="ce6">
            <text:p>A</text:p>
          </table:table-cell>
          <table:table-cell office:value-type="float" office:value="6709" table:formula="of:=RANDBETWEEN(0;99999)" table:style-name="ce1">
            <text:p>67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0</text:p>
          </table:table-cell>
          <table:table-cell office:value-type="string" table:style-name="ce1">
            <text:p>Leocadio Palomo Palomares</text:p>
          </table:table-cell>
          <table:table-cell office:value-type="date" office:date-value="1993-05-23T00:00:00" table:style-name="ce4">
            <text:p>23/5/1993</text:p>
          </table:table-cell>
          <table:table-cell office:value-type="string" table:style-name="ce1">
            <text:p>386 Richmon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02) 659-7572</text:p>
          </table:table-cell>
          <table:table-cell office:value-type="string" table:style-name="ce1">
            <text:p>torgox@verizon.net</text:p>
          </table:table-cell>
          <table:table-cell office:value-type="date" office:date-value="2012-02-08T14:14:49" table:style-name="ce5">
            <text:p>8/2/2012 14:14</text:p>
          </table:table-cell>
          <table:table-cell office:value-type="string" table:style-name="ce6">
            <text:p>C</text:p>
          </table:table-cell>
          <table:table-cell office:value-type="float" office:value="55242" table:formula="of:=RANDBETWEEN(0;99999)" table:style-name="ce1">
            <text:p>552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1</text:p>
          </table:table-cell>
          <table:table-cell office:value-type="string" table:style-name="ce1">
            <text:p>Juan Carlos Delgado Durán</text:p>
          </table:table-cell>
          <table:table-cell office:value-type="date" office:date-value="1974-04-25T00:00:00" table:style-name="ce4">
            <text:p>25/4/1974</text:p>
          </table:table-cell>
          <table:table-cell office:value-type="string" table:style-name="ce1">
            <text:p>EC70 8TD</text:p>
          </table:table-cell>
          <table:table-cell office:value-type="string" table:style-name="ce1">
            <text:p>515 New Road</text:p>
          </table:table-cell>
          <table:table-cell office:value-type="string" table:style-name="ce1">
            <text:p>(689) 239-4563</text:p>
          </table:table-cell>
          <table:table-cell office:value-type="string" table:style-name="ce1">
            <text:p>eurohack@verizon.net</text:p>
          </table:table-cell>
          <table:table-cell office:value-type="date" office:date-value="2008-10-26T05:19:19" table:style-name="ce5">
            <text:p>26/10/2008 5:19</text:p>
          </table:table-cell>
          <table:table-cell office:value-type="string" table:style-name="ce6">
            <text:p>A</text:p>
          </table:table-cell>
          <table:table-cell office:value-type="float" office:value="13144" table:formula="of:=RANDBETWEEN(0;99999)" table:style-name="ce1">
            <text:p>131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2</text:p>
          </table:table-cell>
          <table:table-cell office:value-type="string" table:style-name="ce1">
            <text:p>Elvira Bravo-Cano</text:p>
          </table:table-cell>
          <table:table-cell office:value-type="date" office:date-value="2000-02-24T00:00:00" table:style-name="ce4">
            <text:p>24/2/200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71 0UF</text:p>
          </table:table-cell>
          <table:table-cell office:value-type="string" table:style-name="ce1">
            <text:p>(207) 205-4139</text:p>
          </table:table-cell>
          <table:table-cell office:value-type="string" table:style-name="ce1">
            <text:p>grinder@mac.com</text:p>
          </table:table-cell>
          <table:table-cell office:value-type="date" office:date-value="2014-07-17T10:51:52" table:style-name="ce5">
            <text:p>17/7/2014 10:51</text:p>
          </table:table-cell>
          <table:table-cell office:value-type="string" table:style-name="ce6">
            <text:p>D</text:p>
          </table:table-cell>
          <table:table-cell office:value-type="float" office:value="87368" table:formula="of:=RANDBETWEEN(0;99999)" table:style-name="ce1">
            <text:p>873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3</text:p>
          </table:table-cell>
          <table:table-cell office:value-type="string" table:style-name="ce1">
            <text:p>Demetrio de Larrañaga</text:p>
          </table:table-cell>
          <table:table-cell office:value-type="date" office:date-value="1995-10-01T00:00:00" table:style-name="ce4">
            <text:p>1/10/1995</text:p>
          </table:table-cell>
          <table:table-cell office:value-type="string" table:style-name="ce1">
            <text:p>16 George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16) 973-1052</text:p>
          </table:table-cell>
          <table:table-cell office:value-type="string" table:style-name="ce1">
            <text:p>mallanmba@comcast.net</text:p>
          </table:table-cell>
          <table:table-cell office:value-type="date" office:date-value="2015-01-21T16:02:51" table:style-name="ce5">
            <text:p>21/1/2015 16:02</text:p>
          </table:table-cell>
          <table:table-cell office:value-type="string" table:style-name="ce6">
            <text:p>D</text:p>
          </table:table-cell>
          <table:table-cell office:value-type="float" office:value="52950" table:formula="of:=RANDBETWEEN(0;99999)" table:style-name="ce1">
            <text:p>529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4</text:p>
          </table:table-cell>
          <table:table-cell office:value-type="string" table:style-name="ce1">
            <text:p>Hernando Garay</text:p>
          </table:table-cell>
          <table:table-cell office:value-type="date" office:date-value="1995-10-05T00:00:00" table:style-name="ce4">
            <text:p>5/10/1995</text:p>
          </table:table-cell>
          <table:table-cell office:value-type="string" table:style-name="ce1">
            <text:p>NW01 6ER</text:p>
          </table:table-cell>
          <table:table-cell office:value-type="string" table:style-name="ce1">
            <text:p>25 Victoria Street</text:p>
          </table:table-cell>
          <table:table-cell office:value-type="string" table:style-name="ce1">
            <text:p>(556) 265-3355</text:p>
          </table:table-cell>
          <table:table-cell office:value-type="string" table:style-name="ce1">
            <text:p>martyloo@sbcglobal.net</text:p>
          </table:table-cell>
          <table:table-cell office:value-type="date" office:date-value="2016-03-15T20:44:30" table:style-name="ce5">
            <text:p>15/3/2016 20:44</text:p>
          </table:table-cell>
          <table:table-cell office:value-type="string" table:style-name="ce6">
            <text:p>C</text:p>
          </table:table-cell>
          <table:table-cell office:value-type="float" office:value="96708" table:formula="of:=RANDBETWEEN(0;99999)" table:style-name="ce1">
            <text:p>967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5</text:p>
          </table:table-cell>
          <table:table-cell office:value-type="string" table:style-name="ce1">
            <text:p>Isabela Roma Jurado</text:p>
          </table:table-cell>
          <table:table-cell office:value-type="date" office:date-value="1992-01-16T00:00:00" table:style-name="ce4">
            <text:p>16/1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60 2PX</text:p>
          </table:table-cell>
          <table:table-cell office:value-type="string" table:style-name="ce1">
            <text:p>(630) 838-5414</text:p>
          </table:table-cell>
          <table:table-cell office:value-type="string" table:style-name="ce1">
            <text:p>smcnabb@yahoo.com</text:p>
          </table:table-cell>
          <table:table-cell office:value-type="date" office:date-value="2014-10-15T06:38:53" table:style-name="ce5">
            <text:p>15/10/2014 6:38</text:p>
          </table:table-cell>
          <table:table-cell office:value-type="string" table:style-name="ce6">
            <text:p>B</text:p>
          </table:table-cell>
          <table:table-cell office:value-type="float" office:value="22292" table:formula="of:=RANDBETWEEN(0;99999)" table:style-name="ce1">
            <text:p>222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6</text:p>
          </table:table-cell>
          <table:table-cell office:value-type="string" table:style-name="ce1">
            <text:p>Roberto Tomás-Bermúdez</text:p>
          </table:table-cell>
          <table:table-cell office:value-type="date" office:date-value="1970-06-19T00:00:00" table:style-name="ce4">
            <text:p>19/6/1970</text:p>
          </table:table-cell>
          <table:table-cell office:value-type="string" table:style-name="ce1">
            <text:p>93 St. John’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62) 570-3297</text:p>
          </table:table-cell>
          <table:table-cell office:value-type="string" table:style-name="ce1">
            <text:p>msherr@yahoo.ca</text:p>
          </table:table-cell>
          <table:table-cell office:value-type="date" office:date-value="2014-04-30T17:39:46" table:style-name="ce5">
            <text:p>30/4/2014 17:39</text:p>
          </table:table-cell>
          <table:table-cell office:value-type="string" table:style-name="ce6">
            <text:p>E</text:p>
          </table:table-cell>
          <table:table-cell office:value-type="float" office:value="93746" table:formula="of:=RANDBETWEEN(0;99999)" table:style-name="ce1">
            <text:p>937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7</text:p>
          </table:table-cell>
          <table:table-cell office:value-type="string" table:style-name="ce1">
            <text:p>Yolanda Oliva Polo</text:p>
          </table:table-cell>
          <table:table-cell office:value-type="date" office:date-value="1990-02-17T00:00:00" table:style-name="ce4">
            <text:p>17/2/1990</text:p>
          </table:table-cell>
          <table:table-cell office:value-type="string" table:style-name="ce1">
            <text:p>N10 2EQ</text:p>
          </table:table-cell>
          <table:table-cell office:value-type="string" table:style-name="ce1">
            <text:p>9 Broadway</text:p>
          </table:table-cell>
          <table:table-cell office:value-type="string" table:style-name="ce1">
            <text:p>(283) 766-9356</text:p>
          </table:table-cell>
          <table:table-cell office:value-type="string" table:style-name="ce1">
            <text:p>grothoff@icloud.com</text:p>
          </table:table-cell>
          <table:table-cell office:value-type="date" office:date-value="2017-10-18T06:40:58" table:style-name="ce5">
            <text:p>18/10/2017 6:40</text:p>
          </table:table-cell>
          <table:table-cell office:value-type="string" table:style-name="ce6">
            <text:p>B</text:p>
          </table:table-cell>
          <table:table-cell office:value-type="float" office:value="5015" table:formula="of:=RANDBETWEEN(0;99999)" table:style-name="ce1">
            <text:p>50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8</text:p>
          </table:table-cell>
          <table:table-cell office:value-type="string" table:style-name="ce1">
            <text:p>Rosendo Pinilla Bustamante</text:p>
          </table:table-cell>
          <table:table-cell office:value-type="date" office:date-value="1974-09-29T00:00:00" table:style-name="ce4">
            <text:p>29/9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10 2TN</text:p>
          </table:table-cell>
          <table:table-cell office:value-type="string" table:style-name="ce1">
            <text:p>(750) 486-9536</text:p>
          </table:table-cell>
          <table:table-cell office:value-type="string" table:style-name="ce1">
            <text:p>budinger@icloud.com</text:p>
          </table:table-cell>
          <table:table-cell office:value-type="date" office:date-value="2018-11-17T14:59:35" table:style-name="ce5">
            <text:p>17/11/2018 14:59</text:p>
          </table:table-cell>
          <table:table-cell office:value-type="string" table:style-name="ce6">
            <text:p>B</text:p>
          </table:table-cell>
          <table:table-cell office:value-type="float" office:value="68016" table:formula="of:=RANDBETWEEN(0;99999)" table:style-name="ce1">
            <text:p>68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9</text:p>
          </table:table-cell>
          <table:table-cell office:value-type="string" table:style-name="ce1">
            <text:p>Vanesa Celia Ibáñez Ferrer</text:p>
          </table:table-cell>
          <table:table-cell office:value-type="date" office:date-value="1991-06-26T00:00:00" table:style-name="ce4">
            <text:p>26/6/1991</text:p>
          </table:table-cell>
          <table:table-cell office:value-type="string" table:style-name="ce1">
            <text:p>5 Churc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19) 353-7970</text:p>
          </table:table-cell>
          <table:table-cell office:value-type="string" table:style-name="ce1">
            <text:p>arathi@comcast.net</text:p>
          </table:table-cell>
          <table:table-cell office:value-type="date" office:date-value="2016-10-30T08:13:40" table:style-name="ce5">
            <text:p>30/10/2016 8:13</text:p>
          </table:table-cell>
          <table:table-cell office:value-type="string" table:style-name="ce6">
            <text:p>A</text:p>
          </table:table-cell>
          <table:table-cell office:value-type="float" office:value="89374" table:formula="of:=RANDBETWEEN(0;99999)" table:style-name="ce1">
            <text:p>893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0</text:p>
          </table:table-cell>
          <table:table-cell office:value-type="string" table:style-name="ce1">
            <text:p>Albina de Fiol</text:p>
          </table:table-cell>
          <table:table-cell office:value-type="date" office:date-value="1972-08-03T00:00:00" table:style-name="ce4">
            <text:p>3/8/1972</text:p>
          </table:table-cell>
          <table:table-cell office:value-type="string" table:style-name="ce1">
            <text:p>SE07 3LY</text:p>
          </table:table-cell>
          <table:table-cell office:value-type="string" table:style-name="ce1">
            <text:p>24 Richmond Road</text:p>
          </table:table-cell>
          <table:table-cell office:value-type="string" table:style-name="ce1">
            <text:p>(961) 219-0829</text:p>
          </table:table-cell>
          <table:table-cell office:value-type="string" table:style-name="ce1">
            <text:p>dpitts@sbcglobal.net</text:p>
          </table:table-cell>
          <table:table-cell office:value-type="date" office:date-value="2020-01-07T22:30:57" table:style-name="ce5">
            <text:p>7/1/2020 22:30</text:p>
          </table:table-cell>
          <table:table-cell office:value-type="string" table:style-name="ce6">
            <text:p>E</text:p>
          </table:table-cell>
          <table:table-cell office:value-type="float" office:value="78563" table:formula="of:=RANDBETWEEN(0;99999)" table:style-name="ce1">
            <text:p>785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1</text:p>
          </table:table-cell>
          <table:table-cell office:value-type="string" table:style-name="ce1">
            <text:p>Georgina Arroyo Araujo</text:p>
          </table:table-cell>
          <table:table-cell office:value-type="date" office:date-value="1998-05-12T00:00:00" table:style-name="ce4">
            <text:p>12/5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75 0OS</text:p>
          </table:table-cell>
          <table:table-cell office:value-type="string" table:style-name="ce1">
            <text:p>(209) 879-1264</text:p>
          </table:table-cell>
          <table:table-cell office:value-type="string" table:style-name="ce1">
            <text:p>osaru@me.com</text:p>
          </table:table-cell>
          <table:table-cell office:value-type="date" office:date-value="2021-03-25T16:41:29" table:style-name="ce5">
            <text:p>25/3/2021 16:41</text:p>
          </table:table-cell>
          <table:table-cell office:value-type="string" table:style-name="ce6">
            <text:p>E</text:p>
          </table:table-cell>
          <table:table-cell office:value-type="float" office:value="78566" table:formula="of:=RANDBETWEEN(0;99999)" table:style-name="ce1">
            <text:p>785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2</text:p>
          </table:table-cell>
          <table:table-cell office:value-type="string" table:style-name="ce1">
            <text:p>Celestina Rodrigo Hidalgo</text:p>
          </table:table-cell>
          <table:table-cell office:value-type="date" office:date-value="1984-03-28T00:00:00" table:style-name="ce4">
            <text:p>28/3/1984</text:p>
          </table:table-cell>
          <table:table-cell office:value-type="string" table:style-name="ce1">
            <text:p>213 The Dri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32) 532-0822</text:p>
          </table:table-cell>
          <table:table-cell office:value-type="string" table:style-name="ce1">
            <text:p>jramio@gmail.com</text:p>
          </table:table-cell>
          <table:table-cell office:value-type="date" office:date-value="2011-07-05T19:12:03" table:style-name="ce5">
            <text:p>5/7/2011 19:12</text:p>
          </table:table-cell>
          <table:table-cell office:value-type="string" table:style-name="ce6">
            <text:p>D</text:p>
          </table:table-cell>
          <table:table-cell office:value-type="float" office:value="44164" table:formula="of:=RANDBETWEEN(0;99999)" table:style-name="ce1">
            <text:p>441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3</text:p>
          </table:table-cell>
          <table:table-cell office:value-type="string" table:style-name="ce1">
            <text:p>Felicidad de Bernal</text:p>
          </table:table-cell>
          <table:table-cell office:value-type="date" office:date-value="1998-06-09T00:00:00" table:style-name="ce4">
            <text:p>9/6/1998</text:p>
          </table:table-cell>
          <table:table-cell office:value-type="string" table:style-name="ce1">
            <text:p>NW58 3QB</text:p>
          </table:table-cell>
          <table:table-cell office:value-type="string" table:style-name="ce1">
            <text:p>561 Albert Road</text:p>
          </table:table-cell>
          <table:table-cell office:value-type="string" table:style-name="ce1">
            <text:p>(487) 640-6779</text:p>
          </table:table-cell>
          <table:table-cell office:value-type="string" table:style-name="ce1">
            <text:p>kudra@comcast.net</text:p>
          </table:table-cell>
          <table:table-cell office:value-type="date" office:date-value="2012-05-28T00:25:00" table:style-name="ce5">
            <text:p>28/5/2012 0:25</text:p>
          </table:table-cell>
          <table:table-cell office:value-type="string" table:style-name="ce6">
            <text:p>B</text:p>
          </table:table-cell>
          <table:table-cell office:value-type="float" office:value="10084" table:formula="of:=RANDBETWEEN(0;99999)" table:style-name="ce1">
            <text:p>100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4</text:p>
          </table:table-cell>
          <table:table-cell office:value-type="string" table:style-name="ce1">
            <text:p>Valeria Almansa-Bárcena</text:p>
          </table:table-cell>
          <table:table-cell office:value-type="date" office:date-value="1993-09-29T00:00:00" table:style-name="ce4">
            <text:p>29/9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24 1UB</text:p>
          </table:table-cell>
          <table:table-cell office:value-type="string" table:style-name="ce1">
            <text:p>(536) 366-2187</text:p>
          </table:table-cell>
          <table:table-cell office:value-type="string" table:style-name="ce1">
            <text:p>yruan@icloud.com</text:p>
          </table:table-cell>
          <table:table-cell office:value-type="date" office:date-value="2009-03-06T01:37:48" table:style-name="ce5">
            <text:p>6/3/2009 1:37</text:p>
          </table:table-cell>
          <table:table-cell office:value-type="string" table:style-name="ce6">
            <text:p>D</text:p>
          </table:table-cell>
          <table:table-cell office:value-type="float" office:value="18807" table:formula="of:=RANDBETWEEN(0;99999)" table:style-name="ce1">
            <text:p>188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5</text:p>
          </table:table-cell>
          <table:table-cell office:value-type="string" table:style-name="ce1">
            <text:p>Javier Cortina Grau</text:p>
          </table:table-cell>
          <table:table-cell office:value-type="date" office:date-value="1976-05-17T00:00:00" table:style-name="ce4">
            <text:p>17/5/1976</text:p>
          </table:table-cell>
          <table:table-cell office:value-type="string" table:style-name="ce1">
            <text:p>28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63) 544-2841</text:p>
          </table:table-cell>
          <table:table-cell office:value-type="string" table:style-name="ce1">
            <text:p>petersen@msn.com</text:p>
          </table:table-cell>
          <table:table-cell office:value-type="date" office:date-value="2005-03-22T02:15:51" table:style-name="ce5">
            <text:p>22/3/2005 2:15</text:p>
          </table:table-cell>
          <table:table-cell office:value-type="string" table:style-name="ce6">
            <text:p>D</text:p>
          </table:table-cell>
          <table:table-cell office:value-type="float" office:value="80642" table:formula="of:=RANDBETWEEN(0;99999)" table:style-name="ce1">
            <text:p>806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6</text:p>
          </table:table-cell>
          <table:table-cell office:value-type="string" table:style-name="ce1">
            <text:p>Manolo Isidro Ros Salgado</text:p>
          </table:table-cell>
          <table:table-cell office:value-type="date" office:date-value="1989-05-27T00:00:00" table:style-name="ce4">
            <text:p>27/5/1989</text:p>
          </table:table-cell>
          <table:table-cell office:value-type="string" table:style-name="ce1">
            <text:p>SW80 9JL</text:p>
          </table:table-cell>
          <table:table-cell office:value-type="string" table:style-name="ce1">
            <text:p>26 The Drive</text:p>
          </table:table-cell>
          <table:table-cell office:value-type="string" table:style-name="ce1">
            <text:p>(461) 271-1631</text:p>
          </table:table-cell>
          <table:table-cell office:value-type="string" table:style-name="ce1">
            <text:p>jbearp@sbcglobal.net</text:p>
          </table:table-cell>
          <table:table-cell office:value-type="date" office:date-value="2011-11-22T15:07:14" table:style-name="ce5">
            <text:p>22/11/2011 15:07</text:p>
          </table:table-cell>
          <table:table-cell office:value-type="string" table:style-name="ce6">
            <text:p>D</text:p>
          </table:table-cell>
          <table:table-cell office:value-type="float" office:value="15827" table:formula="of:=RANDBETWEEN(0;99999)" table:style-name="ce1">
            <text:p>158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7</text:p>
          </table:table-cell>
          <table:table-cell office:value-type="string" table:style-name="ce1">
            <text:p>Concepción Bustamante</text:p>
          </table:table-cell>
          <table:table-cell office:value-type="date" office:date-value="1988-07-28T00:00:00" table:style-name="ce4">
            <text:p>28/7/198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3 0ZM</text:p>
          </table:table-cell>
          <table:table-cell office:value-type="string" table:style-name="ce1">
            <text:p>(857) 335-5320</text:p>
          </table:table-cell>
          <table:table-cell office:value-type="string" table:style-name="ce1">
            <text:p>kjohnson@mac.com</text:p>
          </table:table-cell>
          <table:table-cell office:value-type="date" office:date-value="2012-03-26T12:10:23" table:style-name="ce5">
            <text:p>26/3/2012 12:10</text:p>
          </table:table-cell>
          <table:table-cell office:value-type="string" table:style-name="ce6">
            <text:p>E</text:p>
          </table:table-cell>
          <table:table-cell office:value-type="float" office:value="49131" table:formula="of:=RANDBETWEEN(0;99999)" table:style-name="ce1">
            <text:p>491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8</text:p>
          </table:table-cell>
          <table:table-cell office:value-type="string" table:style-name="ce1">
            <text:p>Viviana Tur Asensio</text:p>
          </table:table-cell>
          <table:table-cell office:value-type="date" office:date-value="2000-01-04T00:00:00" table:style-name="ce4">
            <text:p>4/1/2000</text:p>
          </table:table-cell>
          <table:table-cell office:value-type="string" table:style-name="ce1">
            <text:p>27 Churc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34) 371-1153</text:p>
          </table:table-cell>
          <table:table-cell office:value-type="string" table:style-name="ce1">
            <text:p>jaesenj@comcast.net</text:p>
          </table:table-cell>
          <table:table-cell office:value-type="date" office:date-value="2007-08-05T01:20:50" table:style-name="ce5">
            <text:p>5/8/2007 1:20</text:p>
          </table:table-cell>
          <table:table-cell office:value-type="string" table:style-name="ce6">
            <text:p>C</text:p>
          </table:table-cell>
          <table:table-cell office:value-type="float" office:value="68239" table:formula="of:=RANDBETWEEN(0;99999)" table:style-name="ce1">
            <text:p>682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9</text:p>
          </table:table-cell>
          <table:table-cell office:value-type="string" table:style-name="ce1">
            <text:p>Emilia Valentín Coello</text:p>
          </table:table-cell>
          <table:table-cell office:value-type="date" office:date-value="1977-10-20T00:00:00" table:style-name="ce4">
            <text:p>20/10/1977</text:p>
          </table:table-cell>
          <table:table-cell office:value-type="string" table:style-name="ce1">
            <text:p>WC52 1ML</text:p>
          </table:table-cell>
          <table:table-cell office:value-type="string" table:style-name="ce1">
            <text:p>1 Kings Road</text:p>
          </table:table-cell>
          <table:table-cell office:value-type="string" table:style-name="ce1">
            <text:p>(439) 244-2458</text:p>
          </table:table-cell>
          <table:table-cell office:value-type="string" table:style-name="ce1">
            <text:p>offthelip@yahoo.ca</text:p>
          </table:table-cell>
          <table:table-cell office:value-type="date" office:date-value="2018-02-11T14:56:15" table:style-name="ce5">
            <text:p>11/2/2018 14:56</text:p>
          </table:table-cell>
          <table:table-cell office:value-type="string" table:style-name="ce6">
            <text:p>C</text:p>
          </table:table-cell>
          <table:table-cell office:value-type="float" office:value="54346" table:formula="of:=RANDBETWEEN(0;99999)" table:style-name="ce1">
            <text:p>543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0</text:p>
          </table:table-cell>
          <table:table-cell office:value-type="string" table:style-name="ce1">
            <text:p>Bárbara Arcos Cases</text:p>
          </table:table-cell>
          <table:table-cell office:value-type="date" office:date-value="1997-07-07T00:00:00" table:style-name="ce4">
            <text:p>7/7/199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54 2MI</text:p>
          </table:table-cell>
          <table:table-cell office:value-type="string" table:style-name="ce1">
            <text:p>(320) 535-5081</text:p>
          </table:table-cell>
          <table:table-cell office:value-type="string" table:style-name="ce1">
            <text:p>jeffcovey@me.com</text:p>
          </table:table-cell>
          <table:table-cell office:value-type="date" office:date-value="2017-10-28T22:27:12" table:style-name="ce5">
            <text:p>28/10/2017 22:27</text:p>
          </table:table-cell>
          <table:table-cell office:value-type="string" table:style-name="ce6">
            <text:p>A</text:p>
          </table:table-cell>
          <table:table-cell office:value-type="float" office:value="18492" table:formula="of:=RANDBETWEEN(0;99999)" table:style-name="ce1">
            <text:p>184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1</text:p>
          </table:table-cell>
          <table:table-cell office:value-type="string" table:style-name="ce1">
            <text:p>Martín Giménez Herrera</text:p>
          </table:table-cell>
          <table:table-cell office:value-type="date" office:date-value="1984-09-07T00:00:00" table:style-name="ce4">
            <text:p>7/9/1984</text:p>
          </table:table-cell>
          <table:table-cell office:value-type="string" table:style-name="ce1">
            <text:p>40 Woodland Dr.</text:p>
          </table:table-cell>
          <table:table-cell office:value-type="string" table:style-name="ce1">
            <text:p>New York, NY 10011</text:p>
          </table:table-cell>
          <table:table-cell office:value-type="string" table:style-name="ce1">
            <text:p>(993) 964-1956</text:p>
          </table:table-cell>
          <table:table-cell office:value-type="string" table:style-name="ce1">
            <text:p>pgolle@aol.com</text:p>
          </table:table-cell>
          <table:table-cell office:value-type="date" office:date-value="2010-01-03T10:12:22" table:style-name="ce5">
            <text:p>3/1/2010 10:12</text:p>
          </table:table-cell>
          <table:table-cell office:value-type="string" table:style-name="ce6">
            <text:p>D</text:p>
          </table:table-cell>
          <table:table-cell office:value-type="float" office:value="47798" table:formula="of:=RANDBETWEEN(0;99999)" table:style-name="ce1">
            <text:p>477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2</text:p>
          </table:table-cell>
          <table:table-cell office:value-type="string" table:style-name="ce1">
            <text:p>Gastón Real Barriga</text:p>
          </table:table-cell>
          <table:table-cell office:value-type="date" office:date-value="1986-02-13T00:00:00" table:style-name="ce4">
            <text:p>13/2/1986</text:p>
          </table:table-cell>
          <table:table-cell office:value-type="string" table:style-name="ce1">
            <text:p>9453 South Pineknoll Drive</text:p>
          </table:table-cell>
          <table:table-cell office:value-type="string" table:style-name="ce1">
            <text:p>Freeport, NY 11520</text:p>
          </table:table-cell>
          <table:table-cell office:value-type="string" table:style-name="ce1">
            <text:p>(748) 245-9826</text:p>
          </table:table-cell>
          <table:table-cell office:value-type="string" table:style-name="ce1">
            <text:p>mdielmann@verizon.net</text:p>
          </table:table-cell>
          <table:table-cell office:value-type="date" office:date-value="2007-03-02T07:31:28" table:style-name="ce5">
            <text:p>2/3/2007 7:31</text:p>
          </table:table-cell>
          <table:table-cell office:value-type="string" table:style-name="ce6">
            <text:p>B</text:p>
          </table:table-cell>
          <table:table-cell office:value-type="float" office:value="12505" table:formula="of:=RANDBETWEEN(0;99999)" table:style-name="ce1">
            <text:p>125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3</text:p>
          </table:table-cell>
          <table:table-cell office:value-type="string" table:style-name="ce1">
            <text:p>Estefanía Peñas</text:p>
          </table:table-cell>
          <table:table-cell office:value-type="date" office:date-value="1982-09-26T00:00:00" table:style-name="ce4">
            <text:p>26/9/1982</text:p>
          </table:table-cell>
          <table:table-cell office:value-type="string" table:style-name="ce1">
            <text:p>847 S. Manor St.</text:p>
          </table:table-cell>
          <table:table-cell office:value-type="string" table:style-name="ce1">
            <text:p>New York, NY 10031</text:p>
          </table:table-cell>
          <table:table-cell office:value-type="string" table:style-name="ce1">
            <text:p>(381) 532-2238</text:p>
          </table:table-cell>
          <table:table-cell office:value-type="string" table:style-name="ce1">
            <text:p>gerlo@optonline.net</text:p>
          </table:table-cell>
          <table:table-cell office:value-type="date" office:date-value="2016-04-04T21:36:02" table:style-name="ce5">
            <text:p>4/4/2016 21:36</text:p>
          </table:table-cell>
          <table:table-cell office:value-type="string" table:style-name="ce6">
            <text:p>B</text:p>
          </table:table-cell>
          <table:table-cell office:value-type="float" office:value="68676" table:formula="of:=RANDBETWEEN(0;99999)" table:style-name="ce1">
            <text:p>686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4</text:p>
          </table:table-cell>
          <table:table-cell office:value-type="string" table:style-name="ce1">
            <text:p>Loreto Estrella Viñas Juan</text:p>
          </table:table-cell>
          <table:table-cell office:value-type="date" office:date-value="1981-04-14T00:00:00" table:style-name="ce4">
            <text:p>14/4/1981</text:p>
          </table:table-cell>
          <table:table-cell office:value-type="string" table:style-name="ce1">
            <text:p>7071 Third St.</text:p>
          </table:table-cell>
          <table:table-cell office:value-type="string" table:style-name="ce1">
            <text:p>Bronx, NY 10472</text:p>
          </table:table-cell>
          <table:table-cell office:value-type="string" table:style-name="ce1">
            <text:p>(907) 754-8902</text:p>
          </table:table-cell>
          <table:table-cell office:value-type="string" table:style-name="ce1">
            <text:p>sarahs@verizon.net</text:p>
          </table:table-cell>
          <table:table-cell office:value-type="date" office:date-value="2013-06-30T17:47:00" table:style-name="ce5">
            <text:p>30/6/2013 17:47</text:p>
          </table:table-cell>
          <table:table-cell office:value-type="string" table:style-name="ce6">
            <text:p>A</text:p>
          </table:table-cell>
          <table:table-cell office:value-type="float" office:value="42063" table:formula="of:=RANDBETWEEN(0;99999)" table:style-name="ce1">
            <text:p>420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5</text:p>
          </table:table-cell>
          <table:table-cell office:value-type="string" table:style-name="ce1">
            <text:p>Emperatriz Quirós Aguirre</text:p>
          </table:table-cell>
          <table:table-cell office:value-type="date" office:date-value="1981-02-19T00:00:00" table:style-name="ce4">
            <text:p>19/2/1981</text:p>
          </table:table-cell>
          <table:table-cell office:value-type="string" table:style-name="ce1">
            <text:p>8215 Atlantic St.</text:p>
          </table:table-cell>
          <table:table-cell office:value-type="string" table:style-name="ce1">
            <text:p>Brooklyn, NY 11218</text:p>
          </table:table-cell>
          <table:table-cell office:value-type="string" table:style-name="ce1">
            <text:p>(531) 907-4416</text:p>
          </table:table-cell>
          <table:table-cell office:value-type="string" table:style-name="ce1">
            <text:p>galbra@comcast.net</text:p>
          </table:table-cell>
          <table:table-cell office:value-type="date" office:date-value="2013-09-21T19:08:55" table:style-name="ce5">
            <text:p>21/9/2013 19:08</text:p>
          </table:table-cell>
          <table:table-cell office:value-type="string" table:style-name="ce6">
            <text:p>A</text:p>
          </table:table-cell>
          <table:table-cell office:value-type="float" office:value="36402" table:formula="of:=RANDBETWEEN(0;99999)" table:style-name="ce1">
            <text:p>364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6</text:p>
          </table:table-cell>
          <table:table-cell office:value-type="string" table:style-name="ce1">
            <text:p>Leocadio Escalona</text:p>
          </table:table-cell>
          <table:table-cell office:value-type="date" office:date-value="1994-01-06T00:00:00" table:style-name="ce4">
            <text:p>6/1/1994</text:p>
          </table:table-cell>
          <table:table-cell office:value-type="string" table:style-name="ce1">
            <text:p>735 N. Yukon Street</text:p>
          </table:table-cell>
          <table:table-cell office:value-type="string" table:style-name="ce1">
            <text:p>Brooklyn, NY 11215</text:p>
          </table:table-cell>
          <table:table-cell office:value-type="string" table:style-name="ce1">
            <text:p>(572) 498-8666</text:p>
          </table:table-cell>
          <table:table-cell office:value-type="string" table:style-name="ce1">
            <text:p>kaiser@comcast.net</text:p>
          </table:table-cell>
          <table:table-cell office:value-type="date" office:date-value="2010-11-19T10:07:56" table:style-name="ce5">
            <text:p>19/11/2010 10:07</text:p>
          </table:table-cell>
          <table:table-cell office:value-type="string" table:style-name="ce6">
            <text:p>C</text:p>
          </table:table-cell>
          <table:table-cell office:value-type="float" office:value="40746" table:formula="of:=RANDBETWEEN(0;99999)" table:style-name="ce1">
            <text:p>407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7</text:p>
          </table:table-cell>
          <table:table-cell office:value-type="string" table:style-name="ce1">
            <text:p>Carina Barroso Lopez</text:p>
          </table:table-cell>
          <table:table-cell office:value-type="date" office:date-value="1974-01-07T00:00:00" table:style-name="ce4">
            <text:p>7/1/1974</text:p>
          </table:table-cell>
          <table:table-cell office:value-type="string" table:style-name="ce1">
            <text:p>3 Holly Ave.</text:p>
          </table:table-cell>
          <table:table-cell office:value-type="string" table:style-name="ce1">
            <text:p>Ridgewood, NY 11385</text:p>
          </table:table-cell>
          <table:table-cell office:value-type="string" table:style-name="ce1">
            <text:p>(716) 425-2898</text:p>
          </table:table-cell>
          <table:table-cell office:value-type="string" table:style-name="ce1">
            <text:p>kildjean@hotmail.com</text:p>
          </table:table-cell>
          <table:table-cell office:value-type="date" office:date-value="2014-08-31T06:06:15" table:style-name="ce5">
            <text:p>31/8/2014 6:06</text:p>
          </table:table-cell>
          <table:table-cell office:value-type="string" table:style-name="ce6">
            <text:p>D</text:p>
          </table:table-cell>
          <table:table-cell office:value-type="float" office:value="19118" table:formula="of:=RANDBETWEEN(0;99999)" table:style-name="ce1">
            <text:p>191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8</text:p>
          </table:table-cell>
          <table:table-cell office:value-type="string" table:style-name="ce1">
            <text:p>Damián Tomas Solís</text:p>
          </table:table-cell>
          <table:table-cell office:value-type="date" office:date-value="1981-05-01T00:00:00" table:style-name="ce4">
            <text:p>1/5/1981</text:p>
          </table:table-cell>
          <table:table-cell office:value-type="string" table:style-name="ce1">
            <text:p>770 Carson St.</text:p>
          </table:table-cell>
          <table:table-cell office:value-type="string" table:style-name="ce1">
            <text:p>Bronx, NY 10463</text:p>
          </table:table-cell>
          <table:table-cell office:value-type="string" table:style-name="ce1">
            <text:p>(762) 419-8629</text:p>
          </table:table-cell>
          <table:table-cell office:value-type="string" table:style-name="ce1">
            <text:p>cliffordj@yahoo.ca</text:p>
          </table:table-cell>
          <table:table-cell office:value-type="date" office:date-value="2018-05-03T23:38:35" table:style-name="ce5">
            <text:p>3/5/2018 23:38</text:p>
          </table:table-cell>
          <table:table-cell office:value-type="string" table:style-name="ce6">
            <text:p>D</text:p>
          </table:table-cell>
          <table:table-cell office:value-type="float" office:value="14521" table:formula="of:=RANDBETWEEN(0;99999)" table:style-name="ce1">
            <text:p>145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9</text:p>
          </table:table-cell>
          <table:table-cell office:value-type="string" table:style-name="ce1">
            <text:p>Isaac Vallejo-Coll</text:p>
          </table:table-cell>
          <table:table-cell office:value-type="date" office:date-value="1986-06-11T00:00:00" table:style-name="ce4">
            <text:p>11/6/1986</text:p>
          </table:table-cell>
          <table:table-cell office:value-type="string" table:style-name="ce1">
            <text:p>47 Honey Creek Lane</text:p>
          </table:table-cell>
          <table:table-cell office:value-type="string" table:style-name="ce1">
            <text:p>New York, NY 10023</text:p>
          </table:table-cell>
          <table:table-cell office:value-type="string" table:style-name="ce1">
            <text:p>(280) 675-9489</text:p>
          </table:table-cell>
          <table:table-cell office:value-type="string" table:style-name="ce1">
            <text:p>breegster@outlook.com</text:p>
          </table:table-cell>
          <table:table-cell office:value-type="date" office:date-value="2019-04-14T04:44:50" table:style-name="ce5">
            <text:p>14/4/2019 4:44</text:p>
          </table:table-cell>
          <table:table-cell office:value-type="string" table:style-name="ce6">
            <text:p>D</text:p>
          </table:table-cell>
          <table:table-cell office:value-type="float" office:value="27383" table:formula="of:=RANDBETWEEN(0;99999)" table:style-name="ce1">
            <text:p>273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0</text:p>
          </table:table-cell>
          <table:table-cell office:value-type="string" table:style-name="ce1">
            <text:p>Fernanda Lozano Bastida</text:p>
          </table:table-cell>
          <table:table-cell office:value-type="date" office:date-value="1986-10-11T00:00:00" table:style-name="ce4">
            <text:p>11/10/1986</text:p>
          </table:table-cell>
          <table:table-cell office:value-type="string" table:style-name="ce1">
            <text:p>89 West Lakeview Dr.</text:p>
          </table:table-cell>
          <table:table-cell office:value-type="string" table:style-name="ce1">
            <text:p>Bronx, NY 10456</text:p>
          </table:table-cell>
          <table:table-cell office:value-type="string" table:style-name="ce1">
            <text:p>(634) 550-6646</text:p>
          </table:table-cell>
          <table:table-cell office:value-type="string" table:style-name="ce1">
            <text:p>calin@comcast.net</text:p>
          </table:table-cell>
          <table:table-cell office:value-type="date" office:date-value="2019-02-12T08:49:20" table:style-name="ce5">
            <text:p>12/2/2019 8:49</text:p>
          </table:table-cell>
          <table:table-cell office:value-type="string" table:style-name="ce6">
            <text:p>B</text:p>
          </table:table-cell>
          <table:table-cell office:value-type="float" office:value="14643" table:formula="of:=RANDBETWEEN(0;99999)" table:style-name="ce1">
            <text:p>146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1</text:p>
          </table:table-cell>
          <table:table-cell office:value-type="string" table:style-name="ce1">
            <text:p>Angélica Diego Cuéllar</text:p>
          </table:table-cell>
          <table:table-cell office:value-type="date" office:date-value="1984-02-01T00:00:00" table:style-name="ce4">
            <text:p>1/2/1984</text:p>
          </table:table-cell>
          <table:table-cell office:value-type="string" table:style-name="ce1">
            <text:p>541 S. State Dr.</text:p>
          </table:table-cell>
          <table:table-cell office:value-type="string" table:style-name="ce1">
            <text:p>Ithaca, NY 14850</text:p>
          </table:table-cell>
          <table:table-cell office:value-type="string" table:style-name="ce1">
            <text:p>(527) 606-6801</text:p>
          </table:table-cell>
          <table:table-cell office:value-type="string" table:style-name="ce1">
            <text:p>sfoskett@att.net</text:p>
          </table:table-cell>
          <table:table-cell office:value-type="date" office:date-value="2009-10-17T22:23:42" table:style-name="ce5">
            <text:p>17/10/2009 22:23</text:p>
          </table:table-cell>
          <table:table-cell office:value-type="string" table:style-name="ce6">
            <text:p>A</text:p>
          </table:table-cell>
          <table:table-cell office:value-type="float" office:value="58572" table:formula="of:=RANDBETWEEN(0;99999)" table:style-name="ce1">
            <text:p>585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2</text:p>
          </table:table-cell>
          <table:table-cell office:value-type="string" table:style-name="ce1">
            <text:p>José Luis Lorenzo Losada</text:p>
          </table:table-cell>
          <table:table-cell office:value-type="date" office:date-value="1988-01-30T00:00:00" table:style-name="ce4">
            <text:p>30/1/1988</text:p>
          </table:table-cell>
          <table:table-cell office:value-type="string" table:style-name="ce1">
            <text:p>8759 Tanglewood Dr.</text:p>
          </table:table-cell>
          <table:table-cell office:value-type="string" table:style-name="ce1">
            <text:p>Spring Valley, NY 10977</text:p>
          </table:table-cell>
          <table:table-cell office:value-type="string" table:style-name="ce1">
            <text:p>(465) 963-8317</text:p>
          </table:table-cell>
          <table:table-cell office:value-type="string" table:style-name="ce1">
            <text:p>singer@att.net</text:p>
          </table:table-cell>
          <table:table-cell office:value-type="date" office:date-value="2005-04-26T12:58:49" table:style-name="ce5">
            <text:p>26/4/2005 12:58</text:p>
          </table:table-cell>
          <table:table-cell office:value-type="string" table:style-name="ce6">
            <text:p>E</text:p>
          </table:table-cell>
          <table:table-cell office:value-type="float" office:value="37879" table:formula="of:=RANDBETWEEN(0;99999)" table:style-name="ce1">
            <text:p>378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3</text:p>
          </table:table-cell>
          <table:table-cell office:value-type="string" table:style-name="ce1">
            <text:p>María Sáenz Azorin</text:p>
          </table:table-cell>
          <table:table-cell office:value-type="date" office:date-value="1979-12-22T00:00:00" table:style-name="ce4">
            <text:p>22/12/1979</text:p>
          </table:table-cell>
          <table:table-cell office:value-type="string" table:style-name="ce1">
            <text:p>9283 High Ridge Drive</text:p>
          </table:table-cell>
          <table:table-cell office:value-type="string" table:style-name="ce1">
            <text:p>Brooklyn, NY 11208</text:p>
          </table:table-cell>
          <table:table-cell office:value-type="string" table:style-name="ce1">
            <text:p>(659) 984-6638</text:p>
          </table:table-cell>
          <table:table-cell office:value-type="string" table:style-name="ce1">
            <text:p>vsprintf@att.net</text:p>
          </table:table-cell>
          <table:table-cell office:value-type="date" office:date-value="2020-05-19T04:02:10" table:style-name="ce5">
            <text:p>19/5/2020 4:02</text:p>
          </table:table-cell>
          <table:table-cell office:value-type="string" table:style-name="ce6">
            <text:p>C</text:p>
          </table:table-cell>
          <table:table-cell office:value-type="float" office:value="66324" table:formula="of:=RANDBETWEEN(0;99999)" table:style-name="ce1">
            <text:p>663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4</text:p>
          </table:table-cell>
          <table:table-cell office:value-type="string" table:style-name="ce1">
            <text:p>Hernando Olmedo Seguí</text:p>
          </table:table-cell>
          <table:table-cell office:value-type="date" office:date-value="1973-01-04T00:00:00" table:style-name="ce4">
            <text:p>4/1/1973</text:p>
          </table:table-cell>
          <table:table-cell office:value-type="string" table:style-name="ce1">
            <text:p>582 Honey Creek Road</text:p>
          </table:table-cell>
          <table:table-cell office:value-type="string" table:style-name="ce1">
            <text:p>Bronx, NY 10461</text:p>
          </table:table-cell>
          <table:table-cell office:value-type="string" table:style-name="ce1">
            <text:p>(962) 381-3510</text:p>
          </table:table-cell>
          <table:table-cell office:value-type="string" table:style-name="ce1">
            <text:p>mhassel@msn.com</text:p>
          </table:table-cell>
          <table:table-cell office:value-type="date" office:date-value="2010-01-08T05:34:37" table:style-name="ce5">
            <text:p>8/1/2010 5:34</text:p>
          </table:table-cell>
          <table:table-cell office:value-type="string" table:style-name="ce6">
            <text:p>E</text:p>
          </table:table-cell>
          <table:table-cell office:value-type="float" office:value="74263" table:formula="of:=RANDBETWEEN(0;99999)" table:style-name="ce1">
            <text:p>742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5</text:p>
          </table:table-cell>
          <table:table-cell office:value-type="string" table:style-name="ce1">
            <text:p>Mamen Chacón Crespo</text:p>
          </table:table-cell>
          <table:table-cell office:value-type="date" office:date-value="1987-08-18T00:00:00" table:style-name="ce4">
            <text:p>18/8/1987</text:p>
          </table:table-cell>
          <table:table-cell office:value-type="string" table:style-name="ce1">
            <text:p>847 West Jockey Hollow Court</text:p>
          </table:table-cell>
          <table:table-cell office:value-type="string" table:style-name="ce1">
            <text:p>Bronx, NY 10452</text:p>
          </table:table-cell>
          <table:table-cell office:value-type="string" table:style-name="ce1">
            <text:p>(576) 978-9774</text:p>
          </table:table-cell>
          <table:table-cell office:value-type="string" table:style-name="ce1">
            <text:p>weidai@sbcglobal.net</text:p>
          </table:table-cell>
          <table:table-cell office:value-type="date" office:date-value="2012-04-02T22:19:38" table:style-name="ce5">
            <text:p>2/4/2012 22:19</text:p>
          </table:table-cell>
          <table:table-cell office:value-type="string" table:style-name="ce6">
            <text:p>A</text:p>
          </table:table-cell>
          <table:table-cell office:value-type="float" office:value="30344" table:formula="of:=RANDBETWEEN(0;99999)" table:style-name="ce1">
            <text:p>303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6</text:p>
          </table:table-cell>
          <table:table-cell office:value-type="string" table:style-name="ce1">
            <text:p>Morena Ros Estrada</text:p>
          </table:table-cell>
          <table:table-cell office:value-type="date" office:date-value="1988-09-14T00:00:00" table:style-name="ce4">
            <text:p>14/9/1988</text:p>
          </table:table-cell>
          <table:table-cell office:value-type="string" table:style-name="ce1">
            <text:p>720 Paris Hill St.</text:p>
          </table:table-cell>
          <table:table-cell office:value-type="string" table:style-name="ce1">
            <text:p>Huntington Station, NY 11746</text:p>
          </table:table-cell>
          <table:table-cell office:value-type="string" table:style-name="ce1">
            <text:p>(721) 881-8367</text:p>
          </table:table-cell>
          <table:table-cell office:value-type="string" table:style-name="ce1">
            <text:p>quantaman@msn.com</text:p>
          </table:table-cell>
          <table:table-cell office:value-type="date" office:date-value="2021-05-03T05:06:04" table:style-name="ce5">
            <text:p>3/5/2021 5:06</text:p>
          </table:table-cell>
          <table:table-cell office:value-type="string" table:style-name="ce6">
            <text:p>C</text:p>
          </table:table-cell>
          <table:table-cell office:value-type="float" office:value="35900" table:formula="of:=RANDBETWEEN(0;99999)" table:style-name="ce1">
            <text:p>359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7</text:p>
          </table:table-cell>
          <table:table-cell office:value-type="string" table:style-name="ce1">
            <text:p>Berta Mena Rivas</text:p>
          </table:table-cell>
          <table:table-cell office:value-type="date" office:date-value="1998-03-30T00:00:00" table:style-name="ce4">
            <text:p>30/3/1998</text:p>
          </table:table-cell>
          <table:table-cell office:value-type="string" table:style-name="ce1">
            <text:p>61 Bridle St.</text:p>
          </table:table-cell>
          <table:table-cell office:value-type="string" table:style-name="ce1">
            <text:p>Brooklyn, NY 11212</text:p>
          </table:table-cell>
          <table:table-cell office:value-type="string" table:style-name="ce1">
            <text:p>(812) 855-9668</text:p>
          </table:table-cell>
          <table:table-cell office:value-type="string" table:style-name="ce1">
            <text:p>timtroyr@gmail.com</text:p>
          </table:table-cell>
          <table:table-cell office:value-type="date" office:date-value="2019-08-25T17:05:15" table:style-name="ce5">
            <text:p>25/8/2019 17:05</text:p>
          </table:table-cell>
          <table:table-cell office:value-type="string" table:style-name="ce6">
            <text:p>E</text:p>
          </table:table-cell>
          <table:table-cell office:value-type="float" office:value="5285" table:formula="of:=RANDBETWEEN(0;99999)" table:style-name="ce1">
            <text:p>52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8</text:p>
          </table:table-cell>
          <table:table-cell office:value-type="string" table:style-name="ce1">
            <text:p>Carmen Alemany Bertrán</text:p>
          </table:table-cell>
          <table:table-cell office:value-type="date" office:date-value="1995-01-13T00:00:00" table:style-name="ce4">
            <text:p>13/1/1995</text:p>
          </table:table-cell>
          <table:table-cell office:value-type="string" table:style-name="ce1">
            <text:p>9555 Purple Finch Dr.</text:p>
          </table:table-cell>
          <table:table-cell office:value-type="string" table:style-name="ce1">
            <text:p>Jamestown, NY 14701</text:p>
          </table:table-cell>
          <table:table-cell office:value-type="string" table:style-name="ce1">
            <text:p>(819) 268-2557</text:p>
          </table:table-cell>
          <table:table-cell office:value-type="string" table:style-name="ce1">
            <text:p>papathan@att.net</text:p>
          </table:table-cell>
          <table:table-cell office:value-type="date" office:date-value="2013-07-29T19:41:12" table:style-name="ce5">
            <text:p>29/7/2013 19:41</text:p>
          </table:table-cell>
          <table:table-cell office:value-type="string" table:style-name="ce6">
            <text:p>E</text:p>
          </table:table-cell>
          <table:table-cell office:value-type="float" office:value="42990" table:formula="of:=RANDBETWEEN(0;99999)" table:style-name="ce1">
            <text:p>429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9</text:p>
          </table:table-cell>
          <table:table-cell office:value-type="string" table:style-name="ce1">
            <text:p>Emilia Oliveras Granados</text:p>
          </table:table-cell>
          <table:table-cell office:value-type="date" office:date-value="1987-07-01T00:00:00" table:style-name="ce4">
            <text:p>1/7/1987</text:p>
          </table:table-cell>
          <table:table-cell office:value-type="string" table:style-name="ce1">
            <text:p>8473 South Lilac Court</text:p>
          </table:table-cell>
          <table:table-cell office:value-type="string" table:style-name="ce1">
            <text:p>Newburgh, NY 12550</text:p>
          </table:table-cell>
          <table:table-cell office:value-type="string" table:style-name="ce1">
            <text:p>(398) 878-0122</text:p>
          </table:table-cell>
          <table:table-cell office:value-type="string" table:style-name="ce1">
            <text:p>jyoliver@att.net</text:p>
          </table:table-cell>
          <table:table-cell office:value-type="date" office:date-value="2013-09-17T19:13:56" table:style-name="ce5">
            <text:p>17/9/2013 19:13</text:p>
          </table:table-cell>
          <table:table-cell office:value-type="string" table:style-name="ce6">
            <text:p>D</text:p>
          </table:table-cell>
          <table:table-cell office:value-type="float" office:value="62204" table:formula="of:=RANDBETWEEN(0;99999)" table:style-name="ce1">
            <text:p>622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0</text:p>
          </table:table-cell>
          <table:table-cell office:value-type="string" table:style-name="ce1">
            <text:p>Jaime Santiago Vazquez</text:p>
          </table:table-cell>
          <table:table-cell office:value-type="date" office:date-value="1999-04-15T00:00:00" table:style-name="ce4">
            <text:p>15/4/1999</text:p>
          </table:table-cell>
          <table:table-cell office:value-type="string" table:style-name="ce1">
            <text:p>855 Colonial St.</text:p>
          </table:table-cell>
          <table:table-cell office:value-type="string" table:style-name="ce1">
            <text:p>Brooklyn, NY 11236</text:p>
          </table:table-cell>
          <table:table-cell office:value-type="string" table:style-name="ce1">
            <text:p>(301) 631-9640</text:p>
          </table:table-cell>
          <table:table-cell office:value-type="string" table:style-name="ce1">
            <text:p>steve@sbcglobal.net</text:p>
          </table:table-cell>
          <table:table-cell office:value-type="date" office:date-value="2021-04-22T05:03:43" table:style-name="ce5">
            <text:p>22/4/2021 5:03</text:p>
          </table:table-cell>
          <table:table-cell office:value-type="string" table:style-name="ce6">
            <text:p>C</text:p>
          </table:table-cell>
          <table:table-cell office:value-type="float" office:value="28428" table:formula="of:=RANDBETWEEN(0;99999)" table:style-name="ce1">
            <text:p>284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1</text:p>
          </table:table-cell>
          <table:table-cell office:value-type="string" table:style-name="ce1">
            <text:p>Clemente de Coloma</text:p>
          </table:table-cell>
          <table:table-cell office:value-type="date" office:date-value="1996-08-18T00:00:00" table:style-name="ce4">
            <text:p>18/8/1996</text:p>
          </table:table-cell>
          <table:table-cell office:value-type="string" table:style-name="ce1">
            <text:p>48 Sunbeam St.</text:p>
          </table:table-cell>
          <table:table-cell office:value-type="string" table:style-name="ce1">
            <text:p>West Babylon, NY 11704</text:p>
          </table:table-cell>
          <table:table-cell office:value-type="string" table:style-name="ce1">
            <text:p>(891) 535-5328</text:p>
          </table:table-cell>
          <table:table-cell office:value-type="string" table:style-name="ce1">
            <text:p>falcao@live.com</text:p>
          </table:table-cell>
          <table:table-cell office:value-type="date" office:date-value="2021-03-13T17:55:51" table:style-name="ce5">
            <text:p>13/3/2021 17:55</text:p>
          </table:table-cell>
          <table:table-cell office:value-type="string" table:style-name="ce6">
            <text:p>B</text:p>
          </table:table-cell>
          <table:table-cell office:value-type="float" office:value="16279" table:formula="of:=RANDBETWEEN(0;99999)" table:style-name="ce1">
            <text:p>162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2</text:p>
          </table:table-cell>
          <table:table-cell office:value-type="string" table:style-name="ce1">
            <text:p>Hilda del Tapia</text:p>
          </table:table-cell>
          <table:table-cell office:value-type="date" office:date-value="1999-05-27T00:00:00" table:style-name="ce4">
            <text:p>27/5/1999</text:p>
          </table:table-cell>
          <table:table-cell office:value-type="string" table:style-name="ce1">
            <text:p>440 Cactus St.</text:p>
          </table:table-cell>
          <table:table-cell office:value-type="string" table:style-name="ce1">
            <text:p>Brooklyn, NY 11204</text:p>
          </table:table-cell>
          <table:table-cell office:value-type="string" table:style-name="ce1">
            <text:p>(576) 200-5761</text:p>
          </table:table-cell>
          <table:table-cell office:value-type="string" table:style-name="ce1">
            <text:p>wildfire@mac.com</text:p>
          </table:table-cell>
          <table:table-cell office:value-type="date" office:date-value="2015-01-06T15:52:52" table:style-name="ce5">
            <text:p>6/1/2015 15:52</text:p>
          </table:table-cell>
          <table:table-cell office:value-type="string" table:style-name="ce6">
            <text:p>B</text:p>
          </table:table-cell>
          <table:table-cell office:value-type="float" office:value="34021" table:formula="of:=RANDBETWEEN(0;99999)" table:style-name="ce1">
            <text:p>34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3</text:p>
          </table:table-cell>
          <table:table-cell office:value-type="string" table:style-name="ce1">
            <text:p>Espiridión Abril Marti</text:p>
          </table:table-cell>
          <table:table-cell office:value-type="date" office:date-value="1984-01-22T00:00:00" table:style-name="ce4">
            <text:p>22/1/1984</text:p>
          </table:table-cell>
          <table:table-cell office:value-type="string" table:style-name="ce1">
            <text:p>36 NW. Pierce St.</text:p>
          </table:table-cell>
          <table:table-cell office:value-type="string" table:style-name="ce1">
            <text:p>Staten Island, NY 10312</text:p>
          </table:table-cell>
          <table:table-cell office:value-type="string" table:style-name="ce1">
            <text:p>(654) 407-4012</text:p>
          </table:table-cell>
          <table:table-cell office:value-type="string" table:style-name="ce1">
            <text:p>pfitza@comcast.net</text:p>
          </table:table-cell>
          <table:table-cell office:value-type="date" office:date-value="2011-08-14T23:20:51" table:style-name="ce5">
            <text:p>14/8/2011 23:20</text:p>
          </table:table-cell>
          <table:table-cell office:value-type="string" table:style-name="ce6">
            <text:p>E</text:p>
          </table:table-cell>
          <table:table-cell office:value-type="float" office:value="37763" table:formula="of:=RANDBETWEEN(0;99999)" table:style-name="ce1">
            <text:p>377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4</text:p>
          </table:table-cell>
          <table:table-cell office:value-type="string" table:style-name="ce1">
            <text:p>Porfirio Cal Bru</text:p>
          </table:table-cell>
          <table:table-cell office:value-type="date" office:date-value="1983-12-23T00:00:00" table:style-name="ce4">
            <text:p>23/12/1983</text:p>
          </table:table-cell>
          <table:table-cell office:value-type="string" table:style-name="ce1">
            <text:p>832 Lake Forest Rd.</text:p>
          </table:table-cell>
          <table:table-cell office:value-type="string" table:style-name="ce1">
            <text:p>Astoria, NY 11106</text:p>
          </table:table-cell>
          <table:table-cell office:value-type="string" table:style-name="ce1">
            <text:p>(599) 743-9003</text:p>
          </table:table-cell>
          <table:table-cell office:value-type="string" table:style-name="ce1">
            <text:p>staffelb@mac.com</text:p>
          </table:table-cell>
          <table:table-cell office:value-type="date" office:date-value="2010-03-30T03:01:44" table:style-name="ce5">
            <text:p>30/3/2010 3:01</text:p>
          </table:table-cell>
          <table:table-cell office:value-type="string" table:style-name="ce6">
            <text:p>E</text:p>
          </table:table-cell>
          <table:table-cell office:value-type="float" office:value="94315" table:formula="of:=RANDBETWEEN(0;99999)" table:style-name="ce1">
            <text:p>943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5</text:p>
          </table:table-cell>
          <table:table-cell office:value-type="string" table:style-name="ce1">
            <text:p>María Ángeles de Valbuena</text:p>
          </table:table-cell>
          <table:table-cell office:value-type="date" office:date-value="1979-04-22T00:00:00" table:style-name="ce4">
            <text:p>22/4/1979</text:p>
          </table:table-cell>
          <table:table-cell office:value-type="string" table:style-name="ce1">
            <text:p>810 10th St.</text:p>
          </table:table-cell>
          <table:table-cell office:value-type="string" table:style-name="ce1">
            <text:p>Patchogue, NY 11772</text:p>
          </table:table-cell>
          <table:table-cell office:value-type="string" table:style-name="ce1">
            <text:p>(240) 906-5404</text:p>
          </table:table-cell>
          <table:table-cell office:value-type="string" table:style-name="ce1">
            <text:p>chaffar@live.com</text:p>
          </table:table-cell>
          <table:table-cell office:value-type="date" office:date-value="2019-11-12T20:53:51" table:style-name="ce5">
            <text:p>12/11/2019 20:53</text:p>
          </table:table-cell>
          <table:table-cell office:value-type="string" table:style-name="ce6">
            <text:p>B</text:p>
          </table:table-cell>
          <table:table-cell office:value-type="float" office:value="40830" table:formula="of:=RANDBETWEEN(0;99999)" table:style-name="ce1">
            <text:p>408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6</text:p>
          </table:table-cell>
          <table:table-cell office:value-type="string" table:style-name="ce1">
            <text:p>Darío Dávila</text:p>
          </table:table-cell>
          <table:table-cell office:value-type="date" office:date-value="1990-06-08T00:00:00" table:style-name="ce4">
            <text:p>8/6/1990</text:p>
          </table:table-cell>
          <table:table-cell office:value-type="string" table:style-name="ce1">
            <text:p>268 E. Penn Circle</text:p>
          </table:table-cell>
          <table:table-cell office:value-type="string" table:style-name="ce1">
            <text:p>Lindenhurst, NY 11757</text:p>
          </table:table-cell>
          <table:table-cell office:value-type="string" table:style-name="ce1">
            <text:p>(455) 626-4301</text:p>
          </table:table-cell>
          <table:table-cell office:value-type="string" table:style-name="ce1">
            <text:p>bmidd@gmail.com</text:p>
          </table:table-cell>
          <table:table-cell office:value-type="date" office:date-value="2011-02-26T01:26:53" table:style-name="ce5">
            <text:p>26/2/2011 1:26</text:p>
          </table:table-cell>
          <table:table-cell office:value-type="string" table:style-name="ce6">
            <text:p>D</text:p>
          </table:table-cell>
          <table:table-cell office:value-type="float" office:value="56899" table:formula="of:=RANDBETWEEN(0;99999)" table:style-name="ce1">
            <text:p>568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7</text:p>
          </table:table-cell>
          <table:table-cell office:value-type="string" table:style-name="ce1">
            <text:p>Victor Manuel Sedano-Domingo</text:p>
          </table:table-cell>
          <table:table-cell office:value-type="date" office:date-value="1981-03-31T00:00:00" table:style-name="ce4">
            <text:p>31/3/1981</text:p>
          </table:table-cell>
          <table:table-cell office:value-type="string" table:style-name="ce1">
            <text:p>606 Galvin Street</text:p>
          </table:table-cell>
          <table:table-cell office:value-type="string" table:style-name="ce1">
            <text:p>Astoria, NY 11105</text:p>
          </table:table-cell>
          <table:table-cell office:value-type="string" table:style-name="ce1">
            <text:p>(493) 311-8669</text:p>
          </table:table-cell>
          <table:table-cell office:value-type="string" table:style-name="ce1">
            <text:p>north@live.com</text:p>
          </table:table-cell>
          <table:table-cell office:value-type="date" office:date-value="2020-12-19T18:34:42" table:style-name="ce5">
            <text:p>19/12/2020 18:34</text:p>
          </table:table-cell>
          <table:table-cell office:value-type="string" table:style-name="ce6">
            <text:p>D</text:p>
          </table:table-cell>
          <table:table-cell office:value-type="float" office:value="27939" table:formula="of:=RANDBETWEEN(0;99999)" table:style-name="ce1">
            <text:p>279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8</text:p>
          </table:table-cell>
          <table:table-cell office:value-type="string" table:style-name="ce1">
            <text:p>Marcela Saura</text:p>
          </table:table-cell>
          <table:table-cell office:value-type="date" office:date-value="1994-12-17T00:00:00" table:style-name="ce4">
            <text:p>17/12/1994</text:p>
          </table:table-cell>
          <table:table-cell office:value-type="string" table:style-name="ce1">
            <text:p>940 Riverside Court</text:p>
          </table:table-cell>
          <table:table-cell office:value-type="string" table:style-name="ce1">
            <text:p>Rego Park, NY 11374</text:p>
          </table:table-cell>
          <table:table-cell office:value-type="string" table:style-name="ce1">
            <text:p>(758) 602-4935</text:p>
          </table:table-cell>
          <table:table-cell office:value-type="string" table:style-name="ce1">
            <text:p>scottzed@gmail.com</text:p>
          </table:table-cell>
          <table:table-cell office:value-type="date" office:date-value="2011-02-11T17:08:47" table:style-name="ce5">
            <text:p>11/2/2011 17:08</text:p>
          </table:table-cell>
          <table:table-cell office:value-type="string" table:style-name="ce6">
            <text:p>E</text:p>
          </table:table-cell>
          <table:table-cell office:value-type="float" office:value="15360" table:formula="of:=RANDBETWEEN(0;99999)" table:style-name="ce1">
            <text:p>153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9</text:p>
          </table:table-cell>
          <table:table-cell office:value-type="string" table:style-name="ce1">
            <text:p>Rosalva Carreras Calatayud</text:p>
          </table:table-cell>
          <table:table-cell office:value-type="date" office:date-value="1984-02-24T00:00:00" table:style-name="ce4">
            <text:p>24/2/1984</text:p>
          </table:table-cell>
          <table:table-cell office:value-type="string" table:style-name="ce1">
            <text:p>9485 S. Pheasant Dr.</text:p>
          </table:table-cell>
          <table:table-cell office:value-type="string" table:style-name="ce1">
            <text:p>Levittown, NY 11756</text:p>
          </table:table-cell>
          <table:table-cell office:value-type="string" table:style-name="ce1">
            <text:p>(390) 779-8899</text:p>
          </table:table-cell>
          <table:table-cell office:value-type="string" table:style-name="ce1">
            <text:p>jramio@icloud.com</text:p>
          </table:table-cell>
          <table:table-cell office:value-type="date" office:date-value="2006-09-18T17:01:40" table:style-name="ce5">
            <text:p>18/9/2006 17:01</text:p>
          </table:table-cell>
          <table:table-cell office:value-type="string" table:style-name="ce6">
            <text:p>A</text:p>
          </table:table-cell>
          <table:table-cell office:value-type="float" office:value="98699" table:formula="of:=RANDBETWEEN(0;99999)" table:style-name="ce1">
            <text:p>986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0</text:p>
          </table:table-cell>
          <table:table-cell office:value-type="string" table:style-name="ce1">
            <text:p>Ágata Bermúdez-Espejo</text:p>
          </table:table-cell>
          <table:table-cell office:value-type="date" office:date-value="1980-07-06T00:00:00" table:style-name="ce4">
            <text:p>6/7/1980</text:p>
          </table:table-cell>
          <table:table-cell office:value-type="string" table:style-name="ce1">
            <text:p>54 Indian Summer Street</text:p>
          </table:table-cell>
          <table:table-cell office:value-type="string" table:style-name="ce1">
            <text:p>East Elmhurst, NY 11370</text:p>
          </table:table-cell>
          <table:table-cell office:value-type="string" table:style-name="ce1">
            <text:p>(487) 438-4975</text:p>
          </table:table-cell>
          <table:table-cell office:value-type="string" table:style-name="ce1">
            <text:p>wagnerch@yahoo.com</text:p>
          </table:table-cell>
          <table:table-cell office:value-type="date" office:date-value="2011-09-14T13:26:29" table:style-name="ce5">
            <text:p>14/9/2011 13:26</text:p>
          </table:table-cell>
          <table:table-cell office:value-type="string" table:style-name="ce6">
            <text:p>A</text:p>
          </table:table-cell>
          <table:table-cell office:value-type="float" office:value="53333" table:formula="of:=RANDBETWEEN(0;99999)" table:style-name="ce1">
            <text:p>5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1</text:p>
          </table:table-cell>
          <table:table-cell office:value-type="string" table:style-name="ce1">
            <text:p>Leire Bellido Carmona</text:p>
          </table:table-cell>
          <table:table-cell office:value-type="date" office:date-value="1992-12-16T00:00:00" table:style-name="ce4">
            <text:p>16/12/1992</text:p>
          </table:table-cell>
          <table:table-cell office:value-type="string" table:style-name="ce1">
            <text:p>719 Center Ave.</text:p>
          </table:table-cell>
          <table:table-cell office:value-type="string" table:style-name="ce1">
            <text:p>Bronx, NY 10467</text:p>
          </table:table-cell>
          <table:table-cell office:value-type="string" table:style-name="ce1">
            <text:p>(659) 904-0068</text:p>
          </table:table-cell>
          <table:table-cell office:value-type="string" table:style-name="ce1">
            <text:p>nighthawk@aol.com</text:p>
          </table:table-cell>
          <table:table-cell office:value-type="date" office:date-value="2019-06-15T23:09:04" table:style-name="ce5">
            <text:p>15/6/2019 23:09</text:p>
          </table:table-cell>
          <table:table-cell office:value-type="string" table:style-name="ce6">
            <text:p>C</text:p>
          </table:table-cell>
          <table:table-cell office:value-type="float" office:value="51762" table:formula="of:=RANDBETWEEN(0;99999)" table:style-name="ce1">
            <text:p>517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2</text:p>
          </table:table-cell>
          <table:table-cell office:value-type="string" table:style-name="ce1">
            <text:p>Consuela Emilia Cuenca Cerdán</text:p>
          </table:table-cell>
          <table:table-cell office:value-type="date" office:date-value="1973-04-18T00:00:00" table:style-name="ce4">
            <text:p>18/4/1973</text:p>
          </table:table-cell>
          <table:table-cell office:value-type="string" table:style-name="ce1">
            <text:p>91 SE. Pierce Ave.</text:p>
          </table:table-cell>
          <table:table-cell office:value-type="string" table:style-name="ce1">
            <text:p>Brooklyn, NY 11206</text:p>
          </table:table-cell>
          <table:table-cell office:value-type="string" table:style-name="ce1">
            <text:p>(721) 772-9718</text:p>
          </table:table-cell>
          <table:table-cell office:value-type="string" table:style-name="ce1">
            <text:p>pthomsen@yahoo.com</text:p>
          </table:table-cell>
          <table:table-cell office:value-type="date" office:date-value="2006-06-18T05:49:36" table:style-name="ce5">
            <text:p>18/6/2006 5:49</text:p>
          </table:table-cell>
          <table:table-cell office:value-type="string" table:style-name="ce6">
            <text:p>B</text:p>
          </table:table-cell>
          <table:table-cell office:value-type="float" office:value="24363" table:formula="of:=RANDBETWEEN(0;99999)" table:style-name="ce1">
            <text:p>243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3</text:p>
          </table:table-cell>
          <table:table-cell office:value-type="string" table:style-name="ce1">
            <text:p>Juan Luis Ángel Alemany</text:p>
          </table:table-cell>
          <table:table-cell office:value-type="date" office:date-value="1986-08-09T00:00:00" table:style-name="ce4">
            <text:p>9/8/1986</text:p>
          </table:table-cell>
          <table:table-cell office:value-type="string" table:style-name="ce1">
            <text:p>73 Alderwood St.</text:p>
          </table:table-cell>
          <table:table-cell office:value-type="string" table:style-name="ce1">
            <text:p>Fresh Meadows, NY 11365</text:p>
          </table:table-cell>
          <table:table-cell office:value-type="string" table:style-name="ce1">
            <text:p>(471) 210-6992</text:p>
          </table:table-cell>
          <table:table-cell office:value-type="string" table:style-name="ce1">
            <text:p>nelson@yahoo.com</text:p>
          </table:table-cell>
          <table:table-cell office:value-type="date" office:date-value="2009-07-29T21:30:38" table:style-name="ce5">
            <text:p>29/7/2009 21:30</text:p>
          </table:table-cell>
          <table:table-cell office:value-type="string" table:style-name="ce6">
            <text:p>C</text:p>
          </table:table-cell>
          <table:table-cell office:value-type="float" office:value="70184" table:formula="of:=RANDBETWEEN(0;99999)" table:style-name="ce1">
            <text:p>701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4</text:p>
          </table:table-cell>
          <table:table-cell office:value-type="string" table:style-name="ce1">
            <text:p>Nazaret Garrido Lladó</text:p>
          </table:table-cell>
          <table:table-cell office:value-type="date" office:date-value="1972-05-15T00:00:00" table:style-name="ce4">
            <text:p>15/5/1972</text:p>
          </table:table-cell>
          <table:table-cell office:value-type="string" table:style-name="ce1">
            <text:p>9163 South Oxford Ave.</text:p>
          </table:table-cell>
          <table:table-cell office:value-type="string" table:style-name="ce1">
            <text:p>Jackson Heights, NY 11372</text:p>
          </table:table-cell>
          <table:table-cell office:value-type="string" table:style-name="ce1">
            <text:p>(435) 955-2960</text:p>
          </table:table-cell>
          <table:table-cell office:value-type="string" table:style-name="ce1">
            <text:p>augusto@gmail.com</text:p>
          </table:table-cell>
          <table:table-cell office:value-type="date" office:date-value="2012-03-21T17:19:28" table:style-name="ce5">
            <text:p>21/3/2012 17:19</text:p>
          </table:table-cell>
          <table:table-cell office:value-type="string" table:style-name="ce6">
            <text:p>A</text:p>
          </table:table-cell>
          <table:table-cell office:value-type="float" office:value="96923" table:formula="of:=RANDBETWEEN(0;99999)" table:style-name="ce1">
            <text:p>969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5</text:p>
          </table:table-cell>
          <table:table-cell office:value-type="string" table:style-name="ce1">
            <text:p>Elena Pons</text:p>
          </table:table-cell>
          <table:table-cell office:value-type="date" office:date-value="1978-05-29T00:00:00" table:style-name="ce4">
            <text:p>29/5/1978</text:p>
          </table:table-cell>
          <table:table-cell office:value-type="string" table:style-name="ce1">
            <text:p>8478 West St.</text:p>
          </table:table-cell>
          <table:table-cell office:value-type="string" table:style-name="ce1">
            <text:p>Brooklyn, NY 11224</text:p>
          </table:table-cell>
          <table:table-cell office:value-type="string" table:style-name="ce1">
            <text:p>(323) 803-5626</text:p>
          </table:table-cell>
          <table:table-cell office:value-type="string" table:style-name="ce1">
            <text:p>jrifkin@outlook.com</text:p>
          </table:table-cell>
          <table:table-cell office:value-type="date" office:date-value="2008-01-23T13:07:51" table:style-name="ce5">
            <text:p>23/1/2008 13:07</text:p>
          </table:table-cell>
          <table:table-cell office:value-type="string" table:style-name="ce6">
            <text:p>B</text:p>
          </table:table-cell>
          <table:table-cell office:value-type="float" office:value="42870" table:formula="of:=RANDBETWEEN(0;99999)" table:style-name="ce1">
            <text:p>428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6</text:p>
          </table:table-cell>
          <table:table-cell office:value-type="string" table:style-name="ce1">
            <text:p>Pilar Castells Fernández</text:p>
          </table:table-cell>
          <table:table-cell office:value-type="date" office:date-value="1978-09-28T00:00:00" table:style-name="ce4">
            <text:p>28/9/1978</text:p>
          </table:table-cell>
          <table:table-cell office:value-type="string" table:style-name="ce1">
            <text:p>8142 Lees Creek Rd.</text:p>
          </table:table-cell>
          <table:table-cell office:value-type="string" table:style-name="ce1">
            <text:p>Corona, NY 11368</text:p>
          </table:table-cell>
          <table:table-cell office:value-type="string" table:style-name="ce1">
            <text:p>(507) 934-7625</text:p>
          </table:table-cell>
          <table:table-cell office:value-type="string" table:style-name="ce1">
            <text:p>pgolle@outlook.com</text:p>
          </table:table-cell>
          <table:table-cell office:value-type="date" office:date-value="2019-04-27T10:11:23" table:style-name="ce5">
            <text:p>27/4/2019 10:11</text:p>
          </table:table-cell>
          <table:table-cell office:value-type="string" table:style-name="ce6">
            <text:p>E</text:p>
          </table:table-cell>
          <table:table-cell office:value-type="float" office:value="46614" table:formula="of:=RANDBETWEEN(0;99999)" table:style-name="ce1">
            <text:p>466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7</text:p>
          </table:table-cell>
          <table:table-cell office:value-type="string" table:style-name="ce1">
            <text:p>José María Jacobo Ojeda Montesinos</text:p>
          </table:table-cell>
          <table:table-cell office:value-type="date" office:date-value="1994-07-22T00:00:00" table:style-name="ce4">
            <text:p>22/7/1994</text:p>
          </table:table-cell>
          <table:table-cell office:value-type="string" table:style-name="ce1">
            <text:p>70 Green Hill Drive</text:p>
          </table:table-cell>
          <table:table-cell office:value-type="string" table:style-name="ce1">
            <text:p>Bronx, NY 10473</text:p>
          </table:table-cell>
          <table:table-cell office:value-type="string" table:style-name="ce1">
            <text:p>(532) 766-7644</text:p>
          </table:table-cell>
          <table:table-cell office:value-type="string" table:style-name="ce1">
            <text:p>sekiya@live.com</text:p>
          </table:table-cell>
          <table:table-cell office:value-type="date" office:date-value="2015-06-04T09:55:03" table:style-name="ce5">
            <text:p>4/6/2015 9:55</text:p>
          </table:table-cell>
          <table:table-cell office:value-type="string" table:style-name="ce6">
            <text:p>B</text:p>
          </table:table-cell>
          <table:table-cell office:value-type="float" office:value="88360" table:formula="of:=RANDBETWEEN(0;99999)" table:style-name="ce1">
            <text:p>883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8</text:p>
          </table:table-cell>
          <table:table-cell office:value-type="string" table:style-name="ce1">
            <text:p>Manolo de Pavón</text:p>
          </table:table-cell>
          <table:table-cell office:value-type="date" office:date-value="1987-01-06T00:00:00" table:style-name="ce4">
            <text:p>6/1/1987</text:p>
          </table:table-cell>
          <table:table-cell office:value-type="string" table:style-name="ce1">
            <text:p>9983 Woodside Street</text:p>
          </table:table-cell>
          <table:table-cell office:value-type="string" table:style-name="ce1">
            <text:p>Endicott, NY 13760</text:p>
          </table:table-cell>
          <table:table-cell office:value-type="string" table:style-name="ce1">
            <text:p>(772) 757-3738</text:p>
          </table:table-cell>
          <table:table-cell office:value-type="string" table:style-name="ce1">
            <text:p>airship@verizon.net</text:p>
          </table:table-cell>
          <table:table-cell office:value-type="date" office:date-value="2006-07-29T14:39:23" table:style-name="ce5">
            <text:p>29/7/2006 14:39</text:p>
          </table:table-cell>
          <table:table-cell office:value-type="string" table:style-name="ce6">
            <text:p>C</text:p>
          </table:table-cell>
          <table:table-cell office:value-type="float" office:value="62208" table:formula="of:=RANDBETWEEN(0;99999)" table:style-name="ce1">
            <text:p>622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9</text:p>
          </table:table-cell>
          <table:table-cell office:value-type="string" table:style-name="ce1">
            <text:p>Cándido Beltrán Pino</text:p>
          </table:table-cell>
          <table:table-cell office:value-type="date" office:date-value="1994-05-03T00:00:00" table:style-name="ce4">
            <text:p>3/5/1994</text:p>
          </table:table-cell>
          <table:table-cell office:value-type="string" table:style-name="ce1">
            <text:p>23 Tarkiln Hill Avenue</text:p>
          </table:table-cell>
          <table:table-cell office:value-type="string" table:style-name="ce1">
            <text:p>Brooklyn, NY 11229</text:p>
          </table:table-cell>
          <table:table-cell office:value-type="string" table:style-name="ce1">
            <text:p>(887) 277-6652</text:p>
          </table:table-cell>
          <table:table-cell office:value-type="string" table:style-name="ce1">
            <text:p>credmond@hotmail.com</text:p>
          </table:table-cell>
          <table:table-cell office:value-type="date" office:date-value="2009-10-04T10:18:43" table:style-name="ce5">
            <text:p>4/10/2009 10:18</text:p>
          </table:table-cell>
          <table:table-cell office:value-type="string" table:style-name="ce6">
            <text:p>A</text:p>
          </table:table-cell>
          <table:table-cell office:value-type="float" office:value="95749" table:formula="of:=RANDBETWEEN(0;99999)" table:style-name="ce1">
            <text:p>957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0</text:p>
          </table:table-cell>
          <table:table-cell office:value-type="string" table:style-name="ce1">
            <text:p>Apolonia del Real</text:p>
          </table:table-cell>
          <table:table-cell office:value-type="date" office:date-value="1979-07-20T00:00:00" table:style-name="ce4">
            <text:p>20/7/1979</text:p>
          </table:table-cell>
          <table:table-cell office:value-type="string" table:style-name="ce1">
            <text:p>7241 Cemetery Ave.</text:p>
          </table:table-cell>
          <table:table-cell office:value-type="string" table:style-name="ce1">
            <text:p>Bronx, NY 10458</text:p>
          </table:table-cell>
          <table:table-cell office:value-type="string" table:style-name="ce1">
            <text:p>(725) 408-3080</text:p>
          </table:table-cell>
          <table:table-cell office:value-type="string" table:style-name="ce1">
            <text:p>parrt@outlook.com</text:p>
          </table:table-cell>
          <table:table-cell office:value-type="date" office:date-value="2006-06-19T12:31:29" table:style-name="ce5">
            <text:p>19/6/2006 12:31</text:p>
          </table:table-cell>
          <table:table-cell office:value-type="string" table:style-name="ce6">
            <text:p>D</text:p>
          </table:table-cell>
          <table:table-cell office:value-type="float" office:value="72446" table:formula="of:=RANDBETWEEN(0;99999)" table:style-name="ce1">
            <text:p>724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1</text:p>
          </table:table-cell>
          <table:table-cell office:value-type="string" table:style-name="ce1">
            <text:p>Zoraida Rovira Arce</text:p>
          </table:table-cell>
          <table:table-cell office:value-type="date" office:date-value="1987-03-25T00:00:00" table:style-name="ce4">
            <text:p>25/3/1987</text:p>
          </table:table-cell>
          <table:table-cell office:value-type="string" table:style-name="ce1">
            <text:p>85 Lookout Ave.</text:p>
          </table:table-cell>
          <table:table-cell office:value-type="string" table:style-name="ce1">
            <text:p>Brooklyn, NY 11223</text:p>
          </table:table-cell>
          <table:table-cell office:value-type="string" table:style-name="ce1">
            <text:p>(845) 673-0453</text:p>
          </table:table-cell>
          <table:table-cell office:value-type="string" table:style-name="ce1">
            <text:p>mwandel@att.net</text:p>
          </table:table-cell>
          <table:table-cell office:value-type="date" office:date-value="2010-05-14T00:48:01" table:style-name="ce5">
            <text:p>14/5/2010 0:48</text:p>
          </table:table-cell>
          <table:table-cell office:value-type="string" table:style-name="ce6">
            <text:p>A</text:p>
          </table:table-cell>
          <table:table-cell office:value-type="float" office:value="74668" table:formula="of:=RANDBETWEEN(0;99999)" table:style-name="ce1">
            <text:p>746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2</text:p>
          </table:table-cell>
          <table:table-cell office:value-type="string" table:style-name="ce1">
            <text:p>Elpidio Pont Expósito</text:p>
          </table:table-cell>
          <table:table-cell office:value-type="date" office:date-value="1999-12-23T00:00:00" table:style-name="ce4">
            <text:p>23/12/1999</text:p>
          </table:table-cell>
          <table:table-cell office:value-type="string" table:style-name="ce1">
            <text:p>37 Fairview Ave.</text:p>
          </table:table-cell>
          <table:table-cell office:value-type="string" table:style-name="ce1">
            <text:p>Massapequa, NY 11758</text:p>
          </table:table-cell>
          <table:table-cell office:value-type="string" table:style-name="ce1">
            <text:p>(962) 741-6475</text:p>
          </table:table-cell>
          <table:table-cell office:value-type="string" table:style-name="ce1">
            <text:p>lamprecht@live.com</text:p>
          </table:table-cell>
          <table:table-cell office:value-type="date" office:date-value="2011-02-17T06:19:16" table:style-name="ce5">
            <text:p>17/2/2011 6:19</text:p>
          </table:table-cell>
          <table:table-cell office:value-type="string" table:style-name="ce6">
            <text:p>B</text:p>
          </table:table-cell>
          <table:table-cell office:value-type="float" office:value="31627" table:formula="of:=RANDBETWEEN(0;99999)" table:style-name="ce1">
            <text:p>316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3</text:p>
          </table:table-cell>
          <table:table-cell office:value-type="string" table:style-name="ce1">
            <text:p>Joan Lobo-Haro</text:p>
          </table:table-cell>
          <table:table-cell office:value-type="date" office:date-value="1983-12-04T00:00:00" table:style-name="ce4">
            <text:p>4/12/1983</text:p>
          </table:table-cell>
          <table:table-cell office:value-type="string" table:style-name="ce1">
            <text:p>91 Annadale Road</text:p>
          </table:table-cell>
          <table:table-cell office:value-type="string" table:style-name="ce1">
            <text:p>New York, NY 10025</text:p>
          </table:table-cell>
          <table:table-cell office:value-type="string" table:style-name="ce1">
            <text:p>(396) 942-3896</text:p>
          </table:table-cell>
          <table:table-cell office:value-type="string" table:style-name="ce1">
            <text:p>fudrucker@live.com</text:p>
          </table:table-cell>
          <table:table-cell office:value-type="date" office:date-value="2015-01-31T23:32:05" table:style-name="ce5">
            <text:p>31/1/2015 23:32</text:p>
          </table:table-cell>
          <table:table-cell office:value-type="string" table:style-name="ce6">
            <text:p>A</text:p>
          </table:table-cell>
          <table:table-cell office:value-type="float" office:value="96139" table:formula="of:=RANDBETWEEN(0;99999)" table:style-name="ce1">
            <text:p>961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4</text:p>
          </table:table-cell>
          <table:table-cell office:value-type="string" table:style-name="ce1">
            <text:p>Nayara Gimeno Velasco</text:p>
          </table:table-cell>
          <table:table-cell office:value-type="date" office:date-value="1981-03-12T00:00:00" table:style-name="ce4">
            <text:p>12/3/1981</text:p>
          </table:table-cell>
          <table:table-cell office:value-type="string" table:style-name="ce1">
            <text:p>81 Bohemia Lane</text:p>
          </table:table-cell>
          <table:table-cell office:value-type="string" table:style-name="ce1">
            <text:p>Brooklyn, NY 11209</text:p>
          </table:table-cell>
          <table:table-cell office:value-type="string" table:style-name="ce1">
            <text:p>(672) 429-8285</text:p>
          </table:table-cell>
          <table:table-cell office:value-type="string" table:style-name="ce1">
            <text:p>ntegrity@aol.com</text:p>
          </table:table-cell>
          <table:table-cell office:value-type="date" office:date-value="2015-11-30T00:27:12" table:style-name="ce5">
            <text:p>30/11/2015 0:27</text:p>
          </table:table-cell>
          <table:table-cell office:value-type="string" table:style-name="ce6">
            <text:p>D</text:p>
          </table:table-cell>
          <table:table-cell office:value-type="float" office:value="22225" table:formula="of:=RANDBETWEEN(0;99999)" table:style-name="ce1">
            <text:p>222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5</text:p>
          </table:table-cell>
          <table:table-cell office:value-type="string" table:style-name="ce1">
            <text:p>África del Conde</text:p>
          </table:table-cell>
          <table:table-cell office:value-type="date" office:date-value="1988-12-17T00:00:00" table:style-name="ce4">
            <text:p>17/12/1988</text:p>
          </table:table-cell>
          <table:table-cell office:value-type="string" table:style-name="ce1">
            <text:p>749 N. Beechwood Ave.</text:p>
          </table:table-cell>
          <table:table-cell office:value-type="string" table:style-name="ce1">
            <text:p>Brooklyn, NY 11220</text:p>
          </table:table-cell>
          <table:table-cell office:value-type="string" table:style-name="ce1">
            <text:p>(524) 528-5199</text:p>
          </table:table-cell>
          <table:table-cell office:value-type="string" table:style-name="ce1">
            <text:p>shaffei@outlook.com</text:p>
          </table:table-cell>
          <table:table-cell office:value-type="date" office:date-value="2014-01-25T04:55:01" table:style-name="ce5">
            <text:p>25/1/2014 4:55</text:p>
          </table:table-cell>
          <table:table-cell office:value-type="string" table:style-name="ce6">
            <text:p>B</text:p>
          </table:table-cell>
          <table:table-cell office:value-type="float" office:value="85052" table:formula="of:=RANDBETWEEN(0;99999)" table:style-name="ce1">
            <text:p>850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6</text:p>
          </table:table-cell>
          <table:table-cell office:value-type="string" table:style-name="ce1">
            <text:p>Ángela Pinedo Vendrell</text:p>
          </table:table-cell>
          <table:table-cell office:value-type="date" office:date-value="1988-09-11T00:00:00" table:style-name="ce4">
            <text:p>11/9/1988</text:p>
          </table:table-cell>
          <table:table-cell office:value-type="string" table:style-name="ce1">
            <text:p>759 E. Foxrun Ave.</text:p>
          </table:table-cell>
          <table:table-cell office:value-type="string" table:style-name="ce1">
            <text:p>Bay Shore, NY 11706</text:p>
          </table:table-cell>
          <table:table-cell office:value-type="string" table:style-name="ce1">
            <text:p>(422) 560-9699</text:p>
          </table:table-cell>
          <table:table-cell office:value-type="string" table:style-name="ce1">
            <text:p>tellis@yahoo.com</text:p>
          </table:table-cell>
          <table:table-cell office:value-type="date" office:date-value="2015-11-15T19:11:52" table:style-name="ce5">
            <text:p>15/11/2015 19:11</text:p>
          </table:table-cell>
          <table:table-cell office:value-type="string" table:style-name="ce6">
            <text:p>B</text:p>
          </table:table-cell>
          <table:table-cell office:value-type="float" office:value="86316" table:formula="of:=RANDBETWEEN(0;99999)" table:style-name="ce1">
            <text:p>863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7</text:p>
          </table:table-cell>
          <table:table-cell office:value-type="string" table:style-name="ce1">
            <text:p>Joan Fabregat Ochoa</text:p>
          </table:table-cell>
          <table:table-cell office:value-type="date" office:date-value="1990-08-01T00:00:00" table:style-name="ce4">
            <text:p>1/8/1990</text:p>
          </table:table-cell>
          <table:table-cell office:value-type="string" table:style-name="ce1">
            <text:p>242 East 8th Lane</text:p>
          </table:table-cell>
          <table:table-cell office:value-type="string" table:style-name="ce1">
            <text:p>Lockport, NY 14094</text:p>
          </table:table-cell>
          <table:table-cell office:value-type="string" table:style-name="ce1">
            <text:p>(879) 980-7282</text:p>
          </table:table-cell>
          <table:table-cell office:value-type="string" table:style-name="ce1">
            <text:p>mcraigw@yahoo.ca</text:p>
          </table:table-cell>
          <table:table-cell office:value-type="date" office:date-value="2011-09-20T23:02:43" table:style-name="ce5">
            <text:p>20/9/2011 23:02</text:p>
          </table:table-cell>
          <table:table-cell office:value-type="string" table:style-name="ce6">
            <text:p>B</text:p>
          </table:table-cell>
          <table:table-cell office:value-type="float" office:value="10948" table:formula="of:=RANDBETWEEN(0;99999)" table:style-name="ce1">
            <text:p>109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8</text:p>
          </table:table-cell>
          <table:table-cell office:value-type="string" table:style-name="ce1">
            <text:p>Cruz Tamayo-Carpio</text:p>
          </table:table-cell>
          <table:table-cell office:value-type="date" office:date-value="1985-09-14T00:00:00" table:style-name="ce4">
            <text:p>14/9/1985</text:p>
          </table:table-cell>
          <table:table-cell office:value-type="string" table:style-name="ce1">
            <text:p>8133 SE. Augusta Ave.</text:p>
          </table:table-cell>
          <table:table-cell office:value-type="string" table:style-name="ce1">
            <text:p>Staten Island, NY 10306</text:p>
          </table:table-cell>
          <table:table-cell office:value-type="string" table:style-name="ce1">
            <text:p>(372) 654-9387</text:p>
          </table:table-cell>
          <table:table-cell office:value-type="string" table:style-name="ce1">
            <text:p>clkao@outlook.com</text:p>
          </table:table-cell>
          <table:table-cell office:value-type="date" office:date-value="2012-02-24T05:24:30" table:style-name="ce5">
            <text:p>24/2/2012 5:24</text:p>
          </table:table-cell>
          <table:table-cell office:value-type="string" table:style-name="ce6">
            <text:p>B</text:p>
          </table:table-cell>
          <table:table-cell office:value-type="float" office:value="69489" table:formula="of:=RANDBETWEEN(0;99999)" table:style-name="ce1">
            <text:p>694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9</text:p>
          </table:table-cell>
          <table:table-cell office:value-type="string" table:style-name="ce1">
            <text:p>Pascual Pedro Ruiz</text:p>
          </table:table-cell>
          <table:table-cell office:value-type="date" office:date-value="1972-08-21T00:00:00" table:style-name="ce4">
            <text:p>21/8/1972</text:p>
          </table:table-cell>
          <table:table-cell office:value-type="string" table:style-name="ce1">
            <text:p>8497 3rd St.</text:p>
          </table:table-cell>
          <table:table-cell office:value-type="string" table:style-name="ce1">
            <text:p>New York, NY 10028</text:p>
          </table:table-cell>
          <table:table-cell office:value-type="string" table:style-name="ce1">
            <text:p>(933) 613-2582</text:p>
          </table:table-cell>
          <table:table-cell office:value-type="string" table:style-name="ce1">
            <text:p>kwilliams@icloud.com</text:p>
          </table:table-cell>
          <table:table-cell office:value-type="date" office:date-value="2010-11-04T12:46:58" table:style-name="ce5">
            <text:p>4/11/2010 12:46</text:p>
          </table:table-cell>
          <table:table-cell office:value-type="string" table:style-name="ce6">
            <text:p>C</text:p>
          </table:table-cell>
          <table:table-cell office:value-type="float" office:value="53703" table:formula="of:=RANDBETWEEN(0;99999)" table:style-name="ce1">
            <text:p>537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0</text:p>
          </table:table-cell>
          <table:table-cell office:value-type="string" table:style-name="ce1">
            <text:p>Melisa Guitart</text:p>
          </table:table-cell>
          <table:table-cell office:value-type="date" office:date-value="1984-05-26T00:00:00" table:style-name="ce4">
            <text:p>26/5/1984</text:p>
          </table:table-cell>
          <table:table-cell office:value-type="string" table:style-name="ce1">
            <text:p>9045 Poor House Lane</text:p>
          </table:table-cell>
          <table:table-cell office:value-type="string" table:style-name="ce1">
            <text:p>Bronx, NY 10451</text:p>
          </table:table-cell>
          <table:table-cell office:value-type="string" table:style-name="ce1">
            <text:p>(365) 278-8056</text:p>
          </table:table-cell>
          <table:table-cell office:value-type="string" table:style-name="ce1">
            <text:p>munson@icloud.com</text:p>
          </table:table-cell>
          <table:table-cell office:value-type="date" office:date-value="2012-09-19T06:09:27" table:style-name="ce5">
            <text:p>19/9/2012 6:09</text:p>
          </table:table-cell>
          <table:table-cell office:value-type="string" table:style-name="ce6">
            <text:p>D</text:p>
          </table:table-cell>
          <table:table-cell office:value-type="float" office:value="61594" table:formula="of:=RANDBETWEEN(0;99999)" table:style-name="ce1">
            <text:p>615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1</text:p>
          </table:table-cell>
          <table:table-cell office:value-type="string" table:style-name="ce1">
            <text:p>Anacleto Caballero Ferrera</text:p>
          </table:table-cell>
          <table:table-cell office:value-type="date" office:date-value="1980-09-28T00:00:00" table:style-name="ce4">
            <text:p>28/9/1980</text:p>
          </table:table-cell>
          <table:table-cell office:value-type="string" table:style-name="ce1">
            <text:p>71 Cambridge Lane</text:p>
          </table:table-cell>
          <table:table-cell office:value-type="string" table:style-name="ce1">
            <text:p>New York, NY 10024</text:p>
          </table:table-cell>
          <table:table-cell office:value-type="string" table:style-name="ce1">
            <text:p>(588) 897-0633</text:p>
          </table:table-cell>
          <table:table-cell office:value-type="string" table:style-name="ce1">
            <text:p>nwiger@aol.com</text:p>
          </table:table-cell>
          <table:table-cell office:value-type="date" office:date-value="2013-04-06T09:57:18" table:style-name="ce5">
            <text:p>6/4/2013 9:57</text:p>
          </table:table-cell>
          <table:table-cell office:value-type="string" table:style-name="ce6">
            <text:p>B</text:p>
          </table:table-cell>
          <table:table-cell office:value-type="float" office:value="74528" table:formula="of:=RANDBETWEEN(0;99999)" table:style-name="ce1">
            <text:p>745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2</text:p>
          </table:table-cell>
          <table:table-cell office:value-type="string" table:style-name="ce1">
            <text:p>Vicente Calleja</text:p>
          </table:table-cell>
          <table:table-cell office:value-type="date" office:date-value="1995-11-11T00:00:00" table:style-name="ce4">
            <text:p>11/11/1995</text:p>
          </table:table-cell>
          <table:table-cell office:value-type="string" table:style-name="ce1">
            <text:p>8117 Birch Hill Rd.</text:p>
          </table:table-cell>
          <table:table-cell office:value-type="string" table:style-name="ce1">
            <text:p>Bronx, NY 10465</text:p>
          </table:table-cell>
          <table:table-cell office:value-type="string" table:style-name="ce1">
            <text:p>(303) 754-3969</text:p>
          </table:table-cell>
          <table:table-cell office:value-type="string" table:style-name="ce1">
            <text:p>epeeist@gmail.com</text:p>
          </table:table-cell>
          <table:table-cell office:value-type="date" office:date-value="2020-08-09T17:12:00" table:style-name="ce5">
            <text:p>9/8/2020 17:12</text:p>
          </table:table-cell>
          <table:table-cell office:value-type="string" table:style-name="ce6">
            <text:p>A</text:p>
          </table:table-cell>
          <table:table-cell office:value-type="float" office:value="14178" table:formula="of:=RANDBETWEEN(0;99999)" table:style-name="ce1">
            <text:p>141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3</text:p>
          </table:table-cell>
          <table:table-cell office:value-type="string" table:style-name="ce1">
            <text:p>Marco Ropero</text:p>
          </table:table-cell>
          <table:table-cell office:value-type="date" office:date-value="1986-12-10T00:00:00" table:style-name="ce4">
            <text:p>10/12/1986</text:p>
          </table:table-cell>
          <table:table-cell office:value-type="string" table:style-name="ce1">
            <text:p>9140 Carpenter St.</text:p>
          </table:table-cell>
          <table:table-cell office:value-type="string" table:style-name="ce1">
            <text:p>Brooklyn, NY 11207</text:p>
          </table:table-cell>
          <table:table-cell office:value-type="string" table:style-name="ce1">
            <text:p>(311) 963-9615</text:p>
          </table:table-cell>
          <table:table-cell office:value-type="string" table:style-name="ce1">
            <text:p>krueger@comcast.net</text:p>
          </table:table-cell>
          <table:table-cell office:value-type="date" office:date-value="2019-05-02T23:43:15" table:style-name="ce5">
            <text:p>2/5/2019 23:43</text:p>
          </table:table-cell>
          <table:table-cell office:value-type="string" table:style-name="ce6">
            <text:p>C</text:p>
          </table:table-cell>
          <table:table-cell office:value-type="float" office:value="2035" table:formula="of:=RANDBETWEEN(0;99999)" table:style-name="ce1">
            <text:p>20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4</text:p>
          </table:table-cell>
          <table:table-cell office:value-type="string" table:style-name="ce1">
            <text:p>Cristian Baquero-Cánovas</text:p>
          </table:table-cell>
          <table:table-cell office:value-type="date" office:date-value="1998-05-19T00:00:00" table:style-name="ce4">
            <text:p>19/5/1998</text:p>
          </table:table-cell>
          <table:table-cell office:value-type="string" table:style-name="ce1">
            <text:p>538 Cross Street</text:p>
          </table:table-cell>
          <table:table-cell office:value-type="string" table:style-name="ce1">
            <text:p>Bronx, NY 10462</text:p>
          </table:table-cell>
          <table:table-cell office:value-type="string" table:style-name="ce1">
            <text:p>(777) 720-1143</text:p>
          </table:table-cell>
          <table:table-cell office:value-type="string" table:style-name="ce1">
            <text:p>dsugal@live.com</text:p>
          </table:table-cell>
          <table:table-cell office:value-type="date" office:date-value="2008-12-14T05:34:51" table:style-name="ce5">
            <text:p>14/12/2008 5:34</text:p>
          </table:table-cell>
          <table:table-cell office:value-type="string" table:style-name="ce6">
            <text:p>D</text:p>
          </table:table-cell>
          <table:table-cell office:value-type="float" office:value="47343" table:formula="of:=RANDBETWEEN(0;99999)" table:style-name="ce1">
            <text:p>473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5</text:p>
          </table:table-cell>
          <table:table-cell office:value-type="string" table:style-name="ce1">
            <text:p>Josep Reina Prieto</text:p>
          </table:table-cell>
          <table:table-cell office:value-type="date" office:date-value="1981-01-13T00:00:00" table:style-name="ce4">
            <text:p>13/1/1981</text:p>
          </table:table-cell>
          <table:table-cell office:value-type="string" table:style-name="ce1">
            <text:p>919 Princeton St.</text:p>
          </table:table-cell>
          <table:table-cell office:value-type="string" table:style-name="ce1">
            <text:p>Fairport, NY 14450</text:p>
          </table:table-cell>
          <table:table-cell office:value-type="string" table:style-name="ce1">
            <text:p>(741) 758-2688</text:p>
          </table:table-cell>
          <table:table-cell office:value-type="string" table:style-name="ce1">
            <text:p>tellis@me.com</text:p>
          </table:table-cell>
          <table:table-cell office:value-type="date" office:date-value="2015-07-22T16:00:25" table:style-name="ce5">
            <text:p>22/7/2015 16:00</text:p>
          </table:table-cell>
          <table:table-cell office:value-type="string" table:style-name="ce6">
            <text:p>A</text:p>
          </table:table-cell>
          <table:table-cell office:value-type="float" office:value="2851" table:formula="of:=RANDBETWEEN(0;99999)" table:style-name="ce1">
            <text:p>28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6</text:p>
          </table:table-cell>
          <table:table-cell office:value-type="string" table:style-name="ce1">
            <text:p>Florinda Anguita-Sancho</text:p>
          </table:table-cell>
          <table:table-cell office:value-type="date" office:date-value="1990-03-16T00:00:00" table:style-name="ce4">
            <text:p>16/3/1990</text:p>
          </table:table-cell>
          <table:table-cell office:value-type="string" table:style-name="ce1">
            <text:p>17 Ashley Street</text:p>
          </table:table-cell>
          <table:table-cell office:value-type="string" table:style-name="ce1">
            <text:p>New York, NY 10029</text:p>
          </table:table-cell>
          <table:table-cell office:value-type="string" table:style-name="ce1">
            <text:p>(802) 484-9409</text:p>
          </table:table-cell>
          <table:table-cell office:value-type="string" table:style-name="ce1">
            <text:p>inico@aol.com</text:p>
          </table:table-cell>
          <table:table-cell office:value-type="date" office:date-value="2019-05-04T18:41:12" table:style-name="ce5">
            <text:p>4/5/2019 18:41</text:p>
          </table:table-cell>
          <table:table-cell office:value-type="string" table:style-name="ce6">
            <text:p>D</text:p>
          </table:table-cell>
          <table:table-cell office:value-type="float" office:value="35670" table:formula="of:=RANDBETWEEN(0;99999)" table:style-name="ce1">
            <text:p>356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7</text:p>
          </table:table-cell>
          <table:table-cell office:value-type="string" table:style-name="ce1">
            <text:p>Calixta Villaverde Acosta</text:p>
          </table:table-cell>
          <table:table-cell office:value-type="date" office:date-value="1991-09-02T00:00:00" table:style-name="ce4">
            <text:p>2/9/1991</text:p>
          </table:table-cell>
          <table:table-cell office:value-type="string" table:style-name="ce1">
            <text:p>682 Glenwood Street</text:p>
          </table:table-cell>
          <table:table-cell office:value-type="string" table:style-name="ce1">
            <text:p>Bronx, NY 10466</text:p>
          </table:table-cell>
          <table:table-cell office:value-type="string" table:style-name="ce1">
            <text:p>(641) 921-8831</text:p>
          </table:table-cell>
          <table:table-cell office:value-type="string" table:style-name="ce1">
            <text:p>bebing@optonline.net</text:p>
          </table:table-cell>
          <table:table-cell office:value-type="date" office:date-value="2005-07-14T08:24:16" table:style-name="ce5">
            <text:p>14/7/2005 8:24</text:p>
          </table:table-cell>
          <table:table-cell office:value-type="string" table:style-name="ce6">
            <text:p>A</text:p>
          </table:table-cell>
          <table:table-cell office:value-type="float" office:value="53508" table:formula="of:=RANDBETWEEN(0;99999)" table:style-name="ce1">
            <text:p>535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8</text:p>
          </table:table-cell>
          <table:table-cell office:value-type="string" table:style-name="ce1">
            <text:p>Marisela Milla-Martorell</text:p>
          </table:table-cell>
          <table:table-cell office:value-type="date" office:date-value="1993-01-20T00:00:00" table:style-name="ce4">
            <text:p>20/1/1993</text:p>
          </table:table-cell>
          <table:table-cell office:value-type="string" table:style-name="ce1">
            <text:p>94 Beach St.</text:p>
          </table:table-cell>
          <table:table-cell office:value-type="string" table:style-name="ce1">
            <text:p>Brooklyn, NY 11228</text:p>
          </table:table-cell>
          <table:table-cell office:value-type="string" table:style-name="ce1">
            <text:p>(954) 421-2884</text:p>
          </table:table-cell>
          <table:table-cell office:value-type="string" table:style-name="ce1">
            <text:p>jdray@aol.com</text:p>
          </table:table-cell>
          <table:table-cell office:value-type="date" office:date-value="2016-08-04T05:05:21" table:style-name="ce5">
            <text:p>4/8/2016 5:05</text:p>
          </table:table-cell>
          <table:table-cell office:value-type="string" table:style-name="ce6">
            <text:p>C</text:p>
          </table:table-cell>
          <table:table-cell office:value-type="float" office:value="37264" table:formula="of:=RANDBETWEEN(0;99999)" table:style-name="ce1">
            <text:p>372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9</text:p>
          </table:table-cell>
          <table:table-cell office:value-type="string" table:style-name="ce1">
            <text:p>Rosendo Almeida Naranjo</text:p>
          </table:table-cell>
          <table:table-cell office:value-type="date" office:date-value="1979-09-24T00:00:00" table:style-name="ce4">
            <text:p>24/9/1979</text:p>
          </table:table-cell>
          <table:table-cell office:value-type="string" table:style-name="ce1">
            <text:p>26 East Main Dr.</text:p>
          </table:table-cell>
          <table:table-cell office:value-type="string" table:style-name="ce1">
            <text:p>Buffalo, NY 14224</text:p>
          </table:table-cell>
          <table:table-cell office:value-type="string" table:style-name="ce1">
            <text:p>(954) 956-0103</text:p>
          </table:table-cell>
          <table:table-cell office:value-type="string" table:style-name="ce1">
            <text:p>irving@sbcglobal.net</text:p>
          </table:table-cell>
          <table:table-cell office:value-type="date" office:date-value="2014-04-17T01:09:13" table:style-name="ce5">
            <text:p>17/4/2014 1:09</text:p>
          </table:table-cell>
          <table:table-cell office:value-type="string" table:style-name="ce6">
            <text:p>B</text:p>
          </table:table-cell>
          <table:table-cell office:value-type="float" office:value="65940" table:formula="of:=RANDBETWEEN(0;99999)" table:style-name="ce1">
            <text:p>659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0</text:p>
          </table:table-cell>
          <table:table-cell office:value-type="string" table:style-name="ce1">
            <text:p>Ana Sofía Colomer Martín</text:p>
          </table:table-cell>
          <table:table-cell office:value-type="date" office:date-value="1990-12-01T00:00:00" table:style-name="ce4">
            <text:p>1/12/1990</text:p>
          </table:table-cell>
          <table:table-cell office:value-type="string" table:style-name="ce1">
            <text:p>373 Bear Hill St.</text:p>
          </table:table-cell>
          <table:table-cell office:value-type="string" table:style-name="ce1">
            <text:p>Brooklyn, NY 11213</text:p>
          </table:table-cell>
          <table:table-cell office:value-type="string" table:style-name="ce1">
            <text:p>(295) 983-4853</text:p>
          </table:table-cell>
          <table:table-cell office:value-type="string" table:style-name="ce1">
            <text:p>andersbr@hotmail.com</text:p>
          </table:table-cell>
          <table:table-cell office:value-type="date" office:date-value="2007-01-24T04:51:52" table:style-name="ce5">
            <text:p>24/1/2007 4:51</text:p>
          </table:table-cell>
          <table:table-cell office:value-type="string" table:style-name="ce6">
            <text:p>B</text:p>
          </table:table-cell>
          <table:table-cell office:value-type="float" office:value="27996" table:formula="of:=RANDBETWEEN(0;99999)" table:style-name="ce1">
            <text:p>279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1</text:p>
          </table:table-cell>
          <table:table-cell office:value-type="string" table:style-name="ce1">
            <text:p>Rolando Caballero Niño</text:p>
          </table:table-cell>
          <table:table-cell office:value-type="date" office:date-value="1996-05-01T00:00:00" table:style-name="ce4">
            <text:p>1/5/1996</text:p>
          </table:table-cell>
          <table:table-cell office:value-type="string" table:style-name="ce1">
            <text:p>497 Maiden Street</text:p>
          </table:table-cell>
          <table:table-cell office:value-type="string" table:style-name="ce1">
            <text:p>Poughkeepsie, NY 12601</text:p>
          </table:table-cell>
          <table:table-cell office:value-type="string" table:style-name="ce1">
            <text:p>(253) 483-2574</text:p>
          </table:table-cell>
          <table:table-cell office:value-type="string" table:style-name="ce1">
            <text:p>parrt@yahoo.ca</text:p>
          </table:table-cell>
          <table:table-cell office:value-type="date" office:date-value="2020-08-27T10:48:08" table:style-name="ce5">
            <text:p>27/8/2020 10:48</text:p>
          </table:table-cell>
          <table:table-cell office:value-type="string" table:style-name="ce6">
            <text:p>C</text:p>
          </table:table-cell>
          <table:table-cell office:value-type="float" office:value="37023" table:formula="of:=RANDBETWEEN(0;99999)" table:style-name="ce1">
            <text:p>370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2</text:p>
          </table:table-cell>
          <table:table-cell office:value-type="string" table:style-name="ce1">
            <text:p>Paola Casanovas-Riba</text:p>
          </table:table-cell>
          <table:table-cell office:value-type="date" office:date-value="1980-09-22T00:00:00" table:style-name="ce4">
            <text:p>22/9/1980</text:p>
          </table:table-cell>
          <table:table-cell office:value-type="string" table:style-name="ce1">
            <text:p>741 Ann Ave.</text:p>
          </table:table-cell>
          <table:table-cell office:value-type="string" table:style-name="ce1">
            <text:p>Brooklyn, NY 11225</text:p>
          </table:table-cell>
          <table:table-cell office:value-type="string" table:style-name="ce1">
            <text:p>(244) 616-3629</text:p>
          </table:table-cell>
          <table:table-cell office:value-type="string" table:style-name="ce1">
            <text:p>cliffski@live.com</text:p>
          </table:table-cell>
          <table:table-cell office:value-type="date" office:date-value="2009-10-30T23:19:25" table:style-name="ce5">
            <text:p>30/10/2009 23:19</text:p>
          </table:table-cell>
          <table:table-cell office:value-type="string" table:style-name="ce6">
            <text:p>A</text:p>
          </table:table-cell>
          <table:table-cell office:value-type="float" office:value="73277" table:formula="of:=RANDBETWEEN(0;99999)" table:style-name="ce1">
            <text:p>732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3</text:p>
          </table:table-cell>
          <table:table-cell office:value-type="string" table:style-name="ce1">
            <text:p>Lupita del Sanjuan</text:p>
          </table:table-cell>
          <table:table-cell office:value-type="date" office:date-value="1976-11-20T00:00:00" table:style-name="ce4">
            <text:p>20/11/1976</text:p>
          </table:table-cell>
          <table:table-cell office:value-type="string" table:style-name="ce1">
            <text:p>23 Kent St.</text:p>
          </table:table-cell>
          <table:table-cell office:value-type="string" table:style-name="ce1">
            <text:p>Hamburg, NY 14075</text:p>
          </table:table-cell>
          <table:table-cell office:value-type="string" table:style-name="ce1">
            <text:p>(586) 717-5632</text:p>
          </table:table-cell>
          <table:table-cell office:value-type="string" table:style-name="ce1">
            <text:p>mlewan@att.net</text:p>
          </table:table-cell>
          <table:table-cell office:value-type="date" office:date-value="2010-08-27T13:43:56" table:style-name="ce5">
            <text:p>27/8/2010 13:43</text:p>
          </table:table-cell>
          <table:table-cell office:value-type="string" table:style-name="ce6">
            <text:p>E</text:p>
          </table:table-cell>
          <table:table-cell office:value-type="float" office:value="43335" table:formula="of:=RANDBETWEEN(0;99999)" table:style-name="ce1">
            <text:p>433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4</text:p>
          </table:table-cell>
          <table:table-cell office:value-type="string" table:style-name="ce1">
            <text:p>Modesto Franco Hervia</text:p>
          </table:table-cell>
          <table:table-cell office:value-type="date" office:date-value="1977-11-02T00:00:00" table:style-name="ce4">
            <text:p>2/11/1977</text:p>
          </table:table-cell>
          <table:table-cell office:value-type="string" table:style-name="ce1">
            <text:p>4 Fairground Avenue</text:p>
          </table:table-cell>
          <table:table-cell office:value-type="string" table:style-name="ce1">
            <text:p>South Richmond Hill, NY 11419</text:p>
          </table:table-cell>
          <table:table-cell office:value-type="string" table:style-name="ce1">
            <text:p>(890) 780-5763</text:p>
          </table:table-cell>
          <table:table-cell office:value-type="string" table:style-name="ce1">
            <text:p>dwsauder@yahoo.com</text:p>
          </table:table-cell>
          <table:table-cell office:value-type="date" office:date-value="2016-01-06T18:31:21" table:style-name="ce5">
            <text:p>6/1/2016 18:31</text:p>
          </table:table-cell>
          <table:table-cell office:value-type="string" table:style-name="ce6">
            <text:p>C</text:p>
          </table:table-cell>
          <table:table-cell office:value-type="float" office:value="51384" table:formula="of:=RANDBETWEEN(0;99999)" table:style-name="ce1">
            <text:p>513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5</text:p>
          </table:table-cell>
          <table:table-cell office:value-type="string" table:style-name="ce1">
            <text:p>Modesto Morante</text:p>
          </table:table-cell>
          <table:table-cell office:value-type="date" office:date-value="1972-02-11T00:00:00" table:style-name="ce4">
            <text:p>11/2/1972</text:p>
          </table:table-cell>
          <table:table-cell office:value-type="string" table:style-name="ce1">
            <text:p>20 Deerfield Lane</text:p>
          </table:table-cell>
          <table:table-cell office:value-type="string" table:style-name="ce1">
            <text:p>Bronx, NY 10469</text:p>
          </table:table-cell>
          <table:table-cell office:value-type="string" table:style-name="ce1">
            <text:p>(958) 671-5221</text:p>
          </table:table-cell>
          <table:table-cell office:value-type="string" table:style-name="ce1">
            <text:p>djupedal@yahoo.com</text:p>
          </table:table-cell>
          <table:table-cell office:value-type="date" office:date-value="2005-12-01T20:33:04" table:style-name="ce5">
            <text:p>1/12/2005 20:33</text:p>
          </table:table-cell>
          <table:table-cell office:value-type="string" table:style-name="ce6">
            <text:p>A</text:p>
          </table:table-cell>
          <table:table-cell office:value-type="float" office:value="20686" table:formula="of:=RANDBETWEEN(0;99999)" table:style-name="ce1">
            <text:p>206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6</text:p>
          </table:table-cell>
          <table:table-cell office:value-type="string" table:style-name="ce1">
            <text:p>Clemente Ferrero Garmendia</text:p>
          </table:table-cell>
          <table:table-cell office:value-type="date" office:date-value="1980-09-26T00:00:00" table:style-name="ce4">
            <text:p>26/9/1980</text:p>
          </table:table-cell>
          <table:table-cell office:value-type="string" table:style-name="ce1">
            <text:p>9618 Lower River St.</text:p>
          </table:table-cell>
          <table:table-cell office:value-type="string" table:style-name="ce1">
            <text:p>New York, NY 10033</text:p>
          </table:table-cell>
          <table:table-cell office:value-type="string" table:style-name="ce1">
            <text:p>(203) 272-8879</text:p>
          </table:table-cell>
          <table:table-cell office:value-type="string" table:style-name="ce1">
            <text:p>dpitts@mac.com</text:p>
          </table:table-cell>
          <table:table-cell office:value-type="date" office:date-value="2005-03-10T07:58:16" table:style-name="ce5">
            <text:p>10/3/2005 7:58</text:p>
          </table:table-cell>
          <table:table-cell office:value-type="string" table:style-name="ce6">
            <text:p>E</text:p>
          </table:table-cell>
          <table:table-cell office:value-type="float" office:value="3609" table:formula="of:=RANDBETWEEN(0;99999)" table:style-name="ce1">
            <text:p>36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7</text:p>
          </table:table-cell>
          <table:table-cell office:value-type="string" table:style-name="ce1">
            <text:p>Guiomar Ferrera</text:p>
          </table:table-cell>
          <table:table-cell office:value-type="date" office:date-value="1994-04-17T00:00:00" table:style-name="ce4">
            <text:p>17/4/1994</text:p>
          </table:table-cell>
          <table:table-cell office:value-type="string" table:style-name="ce1">
            <text:p>50 New Rd.</text:p>
          </table:table-cell>
          <table:table-cell office:value-type="string" table:style-name="ce1">
            <text:p>Westbury, NY 11590</text:p>
          </table:table-cell>
          <table:table-cell office:value-type="string" table:style-name="ce1">
            <text:p>(412) 374-4809</text:p>
          </table:table-cell>
          <table:table-cell office:value-type="string" table:style-name="ce1">
            <text:p>kevinm@live.com</text:p>
          </table:table-cell>
          <table:table-cell office:value-type="date" office:date-value="2020-09-01T07:55:32" table:style-name="ce5">
            <text:p>1/9/2020 7:55</text:p>
          </table:table-cell>
          <table:table-cell office:value-type="string" table:style-name="ce6">
            <text:p>B</text:p>
          </table:table-cell>
          <table:table-cell office:value-type="float" office:value="18181" table:formula="of:=RANDBETWEEN(0;99999)" table:style-name="ce1">
            <text:p>181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8</text:p>
          </table:table-cell>
          <table:table-cell office:value-type="string" table:style-name="ce1">
            <text:p>Araceli Borrell-Armas</text:p>
          </table:table-cell>
          <table:table-cell office:value-type="date" office:date-value="1992-10-27T00:00:00" table:style-name="ce4">
            <text:p>27/10/1992</text:p>
          </table:table-cell>
          <table:table-cell office:value-type="string" table:style-name="ce1">
            <text:p>534 Clinton Street</text:p>
          </table:table-cell>
          <table:table-cell office:value-type="string" table:style-name="ce1">
            <text:p>Brooklyn, NY 11211</text:p>
          </table:table-cell>
          <table:table-cell office:value-type="string" table:style-name="ce1">
            <text:p>(700) 831-5400</text:p>
          </table:table-cell>
          <table:table-cell office:value-type="string" table:style-name="ce1">
            <text:p>okroeger@gmail.com</text:p>
          </table:table-cell>
          <table:table-cell office:value-type="date" office:date-value="2006-04-13T06:10:01" table:style-name="ce5">
            <text:p>13/4/2006 6:10</text:p>
          </table:table-cell>
          <table:table-cell office:value-type="string" table:style-name="ce6">
            <text:p>D</text:p>
          </table:table-cell>
          <table:table-cell office:value-type="float" office:value="35517" table:formula="of:=RANDBETWEEN(0;99999)" table:style-name="ce1">
            <text:p>355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9</text:p>
          </table:table-cell>
          <table:table-cell office:value-type="string" table:style-name="ce1">
            <text:p>Jorge Gutierrez Caparrós</text:p>
          </table:table-cell>
          <table:table-cell office:value-type="date" office:date-value="1985-12-19T00:00:00" table:style-name="ce4">
            <text:p>19/12/1985</text:p>
          </table:table-cell>
          <table:table-cell office:value-type="string" table:style-name="ce1">
            <text:p>56 Marsh Drive</text:p>
          </table:table-cell>
          <table:table-cell office:value-type="string" table:style-name="ce1">
            <text:p>Brooklyn, NY 11214</text:p>
          </table:table-cell>
          <table:table-cell office:value-type="string" table:style-name="ce1">
            <text:p>(536) 847-4736</text:p>
          </table:table-cell>
          <table:table-cell office:value-type="string" table:style-name="ce1">
            <text:p>smpeters@optonline.net</text:p>
          </table:table-cell>
          <table:table-cell office:value-type="date" office:date-value="2006-10-29T17:49:22" table:style-name="ce5">
            <text:p>29/10/2006 17:49</text:p>
          </table:table-cell>
          <table:table-cell office:value-type="string" table:style-name="ce6">
            <text:p>A</text:p>
          </table:table-cell>
          <table:table-cell office:value-type="float" office:value="95730" table:formula="of:=RANDBETWEEN(0;99999)" table:style-name="ce1">
            <text:p>957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0</text:p>
          </table:table-cell>
          <table:table-cell office:value-type="string" table:style-name="ce1">
            <text:p>Beatriz Mamen Casanovas Ruiz</text:p>
          </table:table-cell>
          <table:table-cell office:value-type="date" office:date-value="1988-12-11T00:00:00" table:style-name="ce4">
            <text:p>11/12/1988</text:p>
          </table:table-cell>
          <table:table-cell office:value-type="string" table:style-name="ce1">
            <text:p>901 Belmont Street</text:p>
          </table:table-cell>
          <table:table-cell office:value-type="string" table:style-name="ce1">
            <text:p>Middletown, NY 10940</text:p>
          </table:table-cell>
          <table:table-cell office:value-type="string" table:style-name="ce1">
            <text:p>(853) 399-2912</text:p>
          </table:table-cell>
          <table:table-cell office:value-type="string" table:style-name="ce1">
            <text:p>balchen@aol.com</text:p>
          </table:table-cell>
          <table:table-cell office:value-type="date" office:date-value="2010-01-10T22:43:04" table:style-name="ce5">
            <text:p>10/1/2010 22:43</text:p>
          </table:table-cell>
          <table:table-cell office:value-type="string" table:style-name="ce6">
            <text:p>A</text:p>
          </table:table-cell>
          <table:table-cell office:value-type="float" office:value="9529" table:formula="of:=RANDBETWEEN(0;99999)" table:style-name="ce1">
            <text:p>95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1</text:p>
          </table:table-cell>
          <table:table-cell office:value-type="string" table:style-name="ce1">
            <text:p>Vicenta Rivero Otero</text:p>
          </table:table-cell>
          <table:table-cell office:value-type="date" office:date-value="1981-07-11T00:00:00" table:style-name="ce4">
            <text:p>11/7/1981</text:p>
          </table:table-cell>
          <table:table-cell office:value-type="string" table:style-name="ce1">
            <text:p>34 West Pleasant St.</text:p>
          </table:table-cell>
          <table:table-cell office:value-type="string" table:style-name="ce1">
            <text:p>New York, NY 10027</text:p>
          </table:table-cell>
          <table:table-cell office:value-type="string" table:style-name="ce1">
            <text:p>(719) 895-4064</text:p>
          </table:table-cell>
          <table:table-cell office:value-type="string" table:style-name="ce1">
            <text:p>marin@att.net</text:p>
          </table:table-cell>
          <table:table-cell office:value-type="date" office:date-value="2019-04-11T14:08:56" table:style-name="ce5">
            <text:p>11/4/2019 14:08</text:p>
          </table:table-cell>
          <table:table-cell office:value-type="string" table:style-name="ce6">
            <text:p>D</text:p>
          </table:table-cell>
          <table:table-cell office:value-type="float" office:value="97829" table:formula="of:=RANDBETWEEN(0;99999)" table:style-name="ce1">
            <text:p>978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2</text:p>
          </table:table-cell>
          <table:table-cell office:value-type="string" table:style-name="ce1">
            <text:p>Vicenta Solé-Palma</text:p>
          </table:table-cell>
          <table:table-cell office:value-type="date" office:date-value="1978-06-23T00:00:00" table:style-name="ce4">
            <text:p>23/6/1978</text:p>
          </table:table-cell>
          <table:table-cell office:value-type="string" table:style-name="ce1">
            <text:p>61 Fulton Street</text:p>
          </table:table-cell>
          <table:table-cell office:value-type="string" table:style-name="ce1">
            <text:p>Forest Hills, NY 11375</text:p>
          </table:table-cell>
          <table:table-cell office:value-type="string" table:style-name="ce1">
            <text:p>(579) 455-3524</text:p>
          </table:table-cell>
          <table:table-cell office:value-type="string" table:style-name="ce1">
            <text:p>bdthomas@yahoo.ca</text:p>
          </table:table-cell>
          <table:table-cell office:value-type="date" office:date-value="2018-04-27T20:43:43" table:style-name="ce5">
            <text:p>27/4/2018 20:43</text:p>
          </table:table-cell>
          <table:table-cell office:value-type="string" table:style-name="ce6">
            <text:p>C</text:p>
          </table:table-cell>
          <table:table-cell office:value-type="float" office:value="6171" table:formula="of:=RANDBETWEEN(0;99999)" table:style-name="ce1">
            <text:p>61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3</text:p>
          </table:table-cell>
          <table:table-cell office:value-type="string" table:style-name="ce1">
            <text:p>Alejandra Beltrán Fuente</text:p>
          </table:table-cell>
          <table:table-cell office:value-type="date" office:date-value="1983-02-13T00:00:00" table:style-name="ce4">
            <text:p>13/2/1983</text:p>
          </table:table-cell>
          <table:table-cell office:value-type="string" table:style-name="ce1">
            <text:p>38 Nut Swamp St.</text:p>
          </table:table-cell>
          <table:table-cell office:value-type="string" table:style-name="ce1">
            <text:p>Jamaica, NY 11434</text:p>
          </table:table-cell>
          <table:table-cell office:value-type="string" table:style-name="ce1">
            <text:p>(952) 284-4700</text:p>
          </table:table-cell>
          <table:table-cell office:value-type="string" table:style-name="ce1">
            <text:p>sartak@outlook.com</text:p>
          </table:table-cell>
          <table:table-cell office:value-type="date" office:date-value="2016-12-02T21:40:39" table:style-name="ce5">
            <text:p>2/12/2016 21:40</text:p>
          </table:table-cell>
          <table:table-cell office:value-type="string" table:style-name="ce6">
            <text:p>A</text:p>
          </table:table-cell>
          <table:table-cell office:value-type="float" office:value="84575" table:formula="of:=RANDBETWEEN(0;99999)" table:style-name="ce1">
            <text:p>845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4</text:p>
          </table:table-cell>
          <table:table-cell office:value-type="string" table:style-name="ce1">
            <text:p>Ruperta Casanova Bermúdez</text:p>
          </table:table-cell>
          <table:table-cell office:value-type="date" office:date-value="1978-08-30T00:00:00" table:style-name="ce4">
            <text:p>30/8/1978</text:p>
          </table:table-cell>
          <table:table-cell office:value-type="string" table:style-name="ce1">
            <text:p>505 Evergreen Dr.</text:p>
          </table:table-cell>
          <table:table-cell office:value-type="string" table:style-name="ce1">
            <text:p>Brooklyn, NY 11237</text:p>
          </table:table-cell>
          <table:table-cell office:value-type="string" table:style-name="ce1">
            <text:p>(819) 878-4303</text:p>
          </table:table-cell>
          <table:table-cell office:value-type="string" table:style-name="ce1">
            <text:p>jmmuller@yahoo.com</text:p>
          </table:table-cell>
          <table:table-cell office:value-type="date" office:date-value="2012-05-26T10:38:24" table:style-name="ce5">
            <text:p>26/5/2012 10:38</text:p>
          </table:table-cell>
          <table:table-cell office:value-type="string" table:style-name="ce6">
            <text:p>E</text:p>
          </table:table-cell>
          <table:table-cell office:value-type="float" office:value="55332" table:formula="of:=RANDBETWEEN(0;99999)" table:style-name="ce1">
            <text:p>553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5</text:p>
          </table:table-cell>
          <table:table-cell office:value-type="string" table:style-name="ce1">
            <text:p>Nicolás Ayala Campoy</text:p>
          </table:table-cell>
          <table:table-cell office:value-type="date" office:date-value="1998-07-19T00:00:00" table:style-name="ce4">
            <text:p>19/7/1998</text:p>
          </table:table-cell>
          <table:table-cell office:value-type="string" table:style-name="ce1">
            <text:p>353 Sherman St.</text:p>
          </table:table-cell>
          <table:table-cell office:value-type="string" table:style-name="ce1">
            <text:p>Flushing, NY 11354</text:p>
          </table:table-cell>
          <table:table-cell office:value-type="string" table:style-name="ce1">
            <text:p>(467) 290-0508</text:p>
          </table:table-cell>
          <table:table-cell office:value-type="string" table:style-name="ce1">
            <text:p>bowmanbs@me.com</text:p>
          </table:table-cell>
          <table:table-cell office:value-type="date" office:date-value="2019-10-04T15:30:18" table:style-name="ce5">
            <text:p>4/10/2019 15:30</text:p>
          </table:table-cell>
          <table:table-cell office:value-type="string" table:style-name="ce6">
            <text:p>C</text:p>
          </table:table-cell>
          <table:table-cell office:value-type="float" office:value="40446" table:formula="of:=RANDBETWEEN(0;99999)" table:style-name="ce1">
            <text:p>404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6</text:p>
          </table:table-cell>
          <table:table-cell office:value-type="string" table:style-name="ce1">
            <text:p>Leopoldo del Sáez</text:p>
          </table:table-cell>
          <table:table-cell office:value-type="date" office:date-value="1995-10-28T00:00:00" table:style-name="ce4">
            <text:p>28/10/1995</text:p>
          </table:table-cell>
          <table:table-cell office:value-type="string" table:style-name="ce1">
            <text:p>764 New St.</text:p>
          </table:table-cell>
          <table:table-cell office:value-type="string" table:style-name="ce1">
            <text:p>Buffalo, NY 14221</text:p>
          </table:table-cell>
          <table:table-cell office:value-type="string" table:style-name="ce1">
            <text:p>(590) 409-5907</text:p>
          </table:table-cell>
          <table:table-cell office:value-type="string" table:style-name="ce1">
            <text:p>parsimony@live.com</text:p>
          </table:table-cell>
          <table:table-cell office:value-type="date" office:date-value="2012-07-08T20:03:02" table:style-name="ce5">
            <text:p>8/7/2012 20:03</text:p>
          </table:table-cell>
          <table:table-cell office:value-type="string" table:style-name="ce6">
            <text:p>A</text:p>
          </table:table-cell>
          <table:table-cell office:value-type="float" office:value="57268" table:formula="of:=RANDBETWEEN(0;99999)" table:style-name="ce1">
            <text:p>572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7</text:p>
          </table:table-cell>
          <table:table-cell office:value-type="string" table:style-name="ce1">
            <text:p>Haroldo del Hoyos</text:p>
          </table:table-cell>
          <table:table-cell office:value-type="date" office:date-value="1990-06-29T00:00:00" table:style-name="ce4">
            <text:p>29/6/1990</text:p>
          </table:table-cell>
          <table:table-cell office:value-type="string" table:style-name="ce1">
            <text:p>2 Delaware Lane</text:p>
          </table:table-cell>
          <table:table-cell office:value-type="string" table:style-name="ce1">
            <text:p>Huntington, NY 11743</text:p>
          </table:table-cell>
          <table:table-cell office:value-type="string" table:style-name="ce1">
            <text:p>(266) 570-8715</text:p>
          </table:table-cell>
          <table:table-cell office:value-type="string" table:style-name="ce1">
            <text:p>weazelman@optonline.net</text:p>
          </table:table-cell>
          <table:table-cell office:value-type="date" office:date-value="2018-04-15T14:31:20" table:style-name="ce5">
            <text:p>15/4/2018 14:31</text:p>
          </table:table-cell>
          <table:table-cell office:value-type="string" table:style-name="ce6">
            <text:p>B</text:p>
          </table:table-cell>
          <table:table-cell office:value-type="float" office:value="58748" table:formula="of:=RANDBETWEEN(0;99999)" table:style-name="ce1">
            <text:p>587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8</text:p>
          </table:table-cell>
          <table:table-cell office:value-type="string" table:style-name="ce1">
            <text:p>Juanita Pastora Escolano Marí</text:p>
          </table:table-cell>
          <table:table-cell office:value-type="date" office:date-value="1980-04-11T00:00:00" table:style-name="ce4">
            <text:p>11/4/1980</text:p>
          </table:table-cell>
          <table:table-cell office:value-type="string" table:style-name="ce1">
            <text:p>940 S. Thomas Ave.</text:p>
          </table:table-cell>
          <table:table-cell office:value-type="string" table:style-name="ce1">
            <text:p>Jamaica, NY 11435</text:p>
          </table:table-cell>
          <table:table-cell office:value-type="string" table:style-name="ce1">
            <text:p>(471) 733-8756</text:p>
          </table:table-cell>
          <table:table-cell office:value-type="string" table:style-name="ce1">
            <text:p>dexter@aol.com</text:p>
          </table:table-cell>
          <table:table-cell office:value-type="date" office:date-value="2017-07-11T09:49:31" table:style-name="ce5">
            <text:p>11/7/2017 9:49</text:p>
          </table:table-cell>
          <table:table-cell office:value-type="string" table:style-name="ce6">
            <text:p>A</text:p>
          </table:table-cell>
          <table:table-cell office:value-type="float" office:value="78333" table:formula="of:=RANDBETWEEN(0;99999)" table:style-name="ce1">
            <text:p>78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9</text:p>
          </table:table-cell>
          <table:table-cell office:value-type="string" table:style-name="ce1">
            <text:p>Jenny Manuel Llorens</text:p>
          </table:table-cell>
          <table:table-cell office:value-type="date" office:date-value="1975-11-29T00:00:00" table:style-name="ce4">
            <text:p>29/11/1975</text:p>
          </table:table-cell>
          <table:table-cell office:value-type="string" table:style-name="ce1">
            <text:p>8459 Wagon Road</text:p>
          </table:table-cell>
          <table:table-cell office:value-type="string" table:style-name="ce1">
            <text:p>Tonawanda, NY 14150</text:p>
          </table:table-cell>
          <table:table-cell office:value-type="string" table:style-name="ce1">
            <text:p>(616) 501-9475</text:p>
          </table:table-cell>
          <table:table-cell office:value-type="string" table:style-name="ce1">
            <text:p>avalon@att.net</text:p>
          </table:table-cell>
          <table:table-cell office:value-type="date" office:date-value="2015-03-18T03:06:53" table:style-name="ce5">
            <text:p>18/3/2015 3:06</text:p>
          </table:table-cell>
          <table:table-cell office:value-type="string" table:style-name="ce6">
            <text:p>B</text:p>
          </table:table-cell>
          <table:table-cell office:value-type="float" office:value="86726" table:formula="of:=RANDBETWEEN(0;99999)" table:style-name="ce1">
            <text:p>867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0</text:p>
          </table:table-cell>
          <table:table-cell office:value-type="string" table:style-name="ce1">
            <text:p>Belén Cantero Uría</text:p>
          </table:table-cell>
          <table:table-cell office:value-type="date" office:date-value="1977-09-19T00:00:00" table:style-name="ce4">
            <text:p>19/9/1977</text:p>
          </table:table-cell>
          <table:table-cell office:value-type="string" table:style-name="ce1">
            <text:p>815 Victoria Ave.</text:p>
          </table:table-cell>
          <table:table-cell office:value-type="string" table:style-name="ce1">
            <text:p>New York, NY 10009</text:p>
          </table:table-cell>
          <table:table-cell office:value-type="string" table:style-name="ce1">
            <text:p>(814) 815-8592</text:p>
          </table:table-cell>
          <table:table-cell office:value-type="string" table:style-name="ce1">
            <text:p>mgemmons@optonline.net</text:p>
          </table:table-cell>
          <table:table-cell office:value-type="date" office:date-value="2018-10-15T23:53:29" table:style-name="ce5">
            <text:p>15/10/2018 23:53</text:p>
          </table:table-cell>
          <table:table-cell office:value-type="string" table:style-name="ce6">
            <text:p>B</text:p>
          </table:table-cell>
          <table:table-cell office:value-type="float" office:value="71725" table:formula="of:=RANDBETWEEN(0;99999)" table:style-name="ce1">
            <text:p>717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1</text:p>
          </table:table-cell>
          <table:table-cell office:value-type="string" table:style-name="ce1">
            <text:p>Candela Grande Arenas</text:p>
          </table:table-cell>
          <table:table-cell office:value-type="date" office:date-value="1991-05-07T00:00:00" table:style-name="ce4">
            <text:p>7/5/1991</text:p>
          </table:table-cell>
          <table:table-cell office:value-type="string" table:style-name="ce1">
            <text:p>7019 Maple St.</text:p>
          </table:table-cell>
          <table:table-cell office:value-type="string" table:style-name="ce1">
            <text:p>Brooklyn, NY 11233</text:p>
          </table:table-cell>
          <table:table-cell office:value-type="string" table:style-name="ce1">
            <text:p>(628) 340-8842</text:p>
          </table:table-cell>
          <table:table-cell office:value-type="string" table:style-name="ce1">
            <text:p>djpig@aol.com</text:p>
          </table:table-cell>
          <table:table-cell office:value-type="date" office:date-value="2018-02-01T23:13:24" table:style-name="ce5">
            <text:p>1/2/2018 23:13</text:p>
          </table:table-cell>
          <table:table-cell office:value-type="string" table:style-name="ce6">
            <text:p>D</text:p>
          </table:table-cell>
          <table:table-cell office:value-type="float" office:value="59964" table:formula="of:=RANDBETWEEN(0;99999)" table:style-name="ce1">
            <text:p>599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2</text:p>
          </table:table-cell>
          <table:table-cell office:value-type="string" table:style-name="ce1">
            <text:p>Socorro Sans Pomares</text:p>
          </table:table-cell>
          <table:table-cell office:value-type="date" office:date-value="1976-11-25T00:00:00" table:style-name="ce4">
            <text:p>25/11/1976</text:p>
          </table:table-cell>
          <table:table-cell office:value-type="string" table:style-name="ce1">
            <text:p>7328 Marsh St.</text:p>
          </table:table-cell>
          <table:table-cell office:value-type="string" table:style-name="ce1">
            <text:p>Brooklyn, NY 11221</text:p>
          </table:table-cell>
          <table:table-cell office:value-type="string" table:style-name="ce1">
            <text:p>(994) 397-7201</text:p>
          </table:table-cell>
          <table:table-cell office:value-type="string" table:style-name="ce1">
            <text:p>bartak@comcast.net</text:p>
          </table:table-cell>
          <table:table-cell office:value-type="date" office:date-value="2021-05-07T18:15:49" table:style-name="ce5">
            <text:p>7/5/2021 18:15</text:p>
          </table:table-cell>
          <table:table-cell office:value-type="string" table:style-name="ce6">
            <text:p>C</text:p>
          </table:table-cell>
          <table:table-cell office:value-type="float" office:value="86765" table:formula="of:=RANDBETWEEN(0;99999)" table:style-name="ce1">
            <text:p>867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3</text:p>
          </table:table-cell>
          <table:table-cell office:value-type="string" table:style-name="ce1">
            <text:p>Nazaret Antúnez Rios</text:p>
          </table:table-cell>
          <table:table-cell office:value-type="date" office:date-value="1986-08-09T00:00:00" table:style-name="ce4">
            <text:p>9/8/1986</text:p>
          </table:table-cell>
          <table:table-cell office:value-type="string" table:style-name="ce1">
            <text:p>7379 Nut Swamp Dr.</text:p>
          </table:table-cell>
          <table:table-cell office:value-type="string" table:style-name="ce1">
            <text:p>Poughkeepsie, NY 12603</text:p>
          </table:table-cell>
          <table:table-cell office:value-type="string" table:style-name="ce1">
            <text:p>(644) 968-4427</text:p>
          </table:table-cell>
          <table:table-cell office:value-type="string" table:style-name="ce1">
            <text:p>jmcnamara@yahoo.com</text:p>
          </table:table-cell>
          <table:table-cell office:value-type="date" office:date-value="2005-12-02T05:40:26" table:style-name="ce5">
            <text:p>2/12/2005 5:40</text:p>
          </table:table-cell>
          <table:table-cell office:value-type="string" table:style-name="ce6">
            <text:p>A</text:p>
          </table:table-cell>
          <table:table-cell office:value-type="float" office:value="25137" table:formula="of:=RANDBETWEEN(0;99999)" table:style-name="ce1">
            <text:p>251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4</text:p>
          </table:table-cell>
          <table:table-cell office:value-type="string" table:style-name="ce1">
            <text:p>Yago Teruel Palomino</text:p>
          </table:table-cell>
          <table:table-cell office:value-type="date" office:date-value="1976-11-20T00:00:00" table:style-name="ce4">
            <text:p>20/11/1976</text:p>
          </table:table-cell>
          <table:table-cell office:value-type="string" table:style-name="ce1">
            <text:p>67 Bald Hill St.</text:p>
          </table:table-cell>
          <table:table-cell office:value-type="string" table:style-name="ce1">
            <text:p>Far Rockaway, NY 11691</text:p>
          </table:table-cell>
          <table:table-cell office:value-type="string" table:style-name="ce1">
            <text:p>(549) 850-2390</text:p>
          </table:table-cell>
          <table:table-cell office:value-type="string" table:style-name="ce1">
            <text:p>aibrahim@comcast.net</text:p>
          </table:table-cell>
          <table:table-cell office:value-type="date" office:date-value="2017-04-28T06:53:46" table:style-name="ce5">
            <text:p>28/4/2017 6:53</text:p>
          </table:table-cell>
          <table:table-cell office:value-type="string" table:style-name="ce6">
            <text:p>A</text:p>
          </table:table-cell>
          <table:table-cell office:value-type="float" office:value="31051" table:formula="of:=RANDBETWEEN(0;99999)" table:style-name="ce1">
            <text:p>310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5</text:p>
          </table:table-cell>
          <table:table-cell office:value-type="string" table:style-name="ce1">
            <text:p>Lola Crespi Lobato</text:p>
          </table:table-cell>
          <table:table-cell office:value-type="date" office:date-value="1977-02-19T00:00:00" table:style-name="ce4">
            <text:p>19/2/1977</text:p>
          </table:table-cell>
          <table:table-cell office:value-type="string" table:style-name="ce1">
            <text:p>4 Proctor Ave.</text:p>
          </table:table-cell>
          <table:table-cell office:value-type="string" table:style-name="ce1">
            <text:p>Hempstead, NY 11550</text:p>
          </table:table-cell>
          <table:table-cell office:value-type="string" table:style-name="ce1">
            <text:p>(506) 841-6393</text:p>
          </table:table-cell>
          <table:table-cell office:value-type="string" table:style-name="ce1">
            <text:p>duncand@yahoo.com</text:p>
          </table:table-cell>
          <table:table-cell office:value-type="date" office:date-value="2014-04-03T22:16:55" table:style-name="ce5">
            <text:p>3/4/2014 22:16</text:p>
          </table:table-cell>
          <table:table-cell office:value-type="string" table:style-name="ce6">
            <text:p>D</text:p>
          </table:table-cell>
          <table:table-cell office:value-type="float" office:value="88005" table:formula="of:=RANDBETWEEN(0;99999)" table:style-name="ce1">
            <text:p>880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6</text:p>
          </table:table-cell>
          <table:table-cell office:value-type="string" table:style-name="ce1">
            <text:p>Matías Agudo Ruiz</text:p>
          </table:table-cell>
          <table:table-cell office:value-type="date" office:date-value="1992-01-30T00:00:00" table:style-name="ce4">
            <text:p>30/1/1992</text:p>
          </table:table-cell>
          <table:table-cell office:value-type="string" table:style-name="ce1">
            <text:p>9 Lake St.</text:p>
          </table:table-cell>
          <table:table-cell office:value-type="string" table:style-name="ce1">
            <text:p>Brooklyn, NY 11210</text:p>
          </table:table-cell>
          <table:table-cell office:value-type="string" table:style-name="ce1">
            <text:p>(340) 492-0275</text:p>
          </table:table-cell>
          <table:table-cell office:value-type="string" table:style-name="ce1">
            <text:p>bdbrown@att.net</text:p>
          </table:table-cell>
          <table:table-cell office:value-type="date" office:date-value="2017-02-11T01:13:46" table:style-name="ce5">
            <text:p>11/2/2017 1:13</text:p>
          </table:table-cell>
          <table:table-cell office:value-type="string" table:style-name="ce6">
            <text:p>D</text:p>
          </table:table-cell>
          <table:table-cell office:value-type="float" office:value="58617" table:formula="of:=RANDBETWEEN(0;99999)" table:style-name="ce1">
            <text:p>586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7</text:p>
          </table:table-cell>
          <table:table-cell office:value-type="string" table:style-name="ce1">
            <text:p>Luisa Redondo Salom</text:p>
          </table:table-cell>
          <table:table-cell office:value-type="date" office:date-value="1973-07-01T00:00:00" table:style-name="ce4">
            <text:p>1/7/1973</text:p>
          </table:table-cell>
          <table:table-cell office:value-type="string" table:style-name="ce1">
            <text:p>501 Foster Ave.</text:p>
          </table:table-cell>
          <table:table-cell office:value-type="string" table:style-name="ce1">
            <text:p>Jamaica, NY 11432</text:p>
          </table:table-cell>
          <table:table-cell office:value-type="string" table:style-name="ce1">
            <text:p>(383) 357-1843</text:p>
          </table:table-cell>
          <table:table-cell office:value-type="string" table:style-name="ce1">
            <text:p>dburrows@comcast.net</text:p>
          </table:table-cell>
          <table:table-cell office:value-type="date" office:date-value="2014-10-18T15:21:43" table:style-name="ce5">
            <text:p>18/10/2014 15:21</text:p>
          </table:table-cell>
          <table:table-cell office:value-type="string" table:style-name="ce6">
            <text:p>E</text:p>
          </table:table-cell>
          <table:table-cell office:value-type="float" office:value="57800" table:formula="of:=RANDBETWEEN(0;99999)" table:style-name="ce1">
            <text:p>578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8</text:p>
          </table:table-cell>
          <table:table-cell office:value-type="string" table:style-name="ce1">
            <text:p>Isa Trillo Rozas</text:p>
          </table:table-cell>
          <table:table-cell office:value-type="date" office:date-value="1972-04-09T00:00:00" table:style-name="ce4">
            <text:p>9/4/1972</text:p>
          </table:table-cell>
          <table:table-cell office:value-type="string" table:style-name="ce1">
            <text:p>7652 Lakeshore Court</text:p>
          </table:table-cell>
          <table:table-cell office:value-type="string" table:style-name="ce1">
            <text:p>Brooklyn, NY 11219</text:p>
          </table:table-cell>
          <table:table-cell office:value-type="string" table:style-name="ce1">
            <text:p>(405) 559-9778</text:p>
          </table:table-cell>
          <table:table-cell office:value-type="string" table:style-name="ce1">
            <text:p>monkeydo@att.net</text:p>
          </table:table-cell>
          <table:table-cell office:value-type="date" office:date-value="2018-08-29T10:35:01" table:style-name="ce5">
            <text:p>29/8/2018 10:35</text:p>
          </table:table-cell>
          <table:table-cell office:value-type="string" table:style-name="ce6">
            <text:p>D</text:p>
          </table:table-cell>
          <table:table-cell office:value-type="float" office:value="11943" table:formula="of:=RANDBETWEEN(0;99999)" table:style-name="ce1">
            <text:p>119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9</text:p>
          </table:table-cell>
          <table:table-cell office:value-type="string" table:style-name="ce1">
            <text:p>Asdrubal Estevez Solís</text:p>
          </table:table-cell>
          <table:table-cell office:value-type="date" office:date-value="1992-01-27T00:00:00" table:style-name="ce4">
            <text:p>27/1/1992</text:p>
          </table:table-cell>
          <table:table-cell office:value-type="string" table:style-name="ce1">
            <text:p>490 Beacon St.</text:p>
          </table:table-cell>
          <table:table-cell office:value-type="string" table:style-name="ce1">
            <text:p>Brooklyn, NY 11238</text:p>
          </table:table-cell>
          <table:table-cell office:value-type="string" table:style-name="ce1">
            <text:p>(268) 398-7609</text:p>
          </table:table-cell>
          <table:table-cell office:value-type="string" table:style-name="ce1">
            <text:p>amichalo@verizon.net</text:p>
          </table:table-cell>
          <table:table-cell office:value-type="date" office:date-value="2017-01-27T18:31:33" table:style-name="ce5">
            <text:p>27/1/2017 18:31</text:p>
          </table:table-cell>
          <table:table-cell office:value-type="string" table:style-name="ce6">
            <text:p>A</text:p>
          </table:table-cell>
          <table:table-cell office:value-type="float" office:value="83899" table:formula="of:=RANDBETWEEN(0;99999)" table:style-name="ce1">
            <text:p>838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0</text:p>
          </table:table-cell>
          <table:table-cell office:value-type="string" table:style-name="ce1">
            <text:p>Ruth Blázquez Cerro</text:p>
          </table:table-cell>
          <table:table-cell office:value-type="date" office:date-value="1999-12-05T00:00:00" table:style-name="ce4">
            <text:p>5/12/1999</text:p>
          </table:table-cell>
          <table:table-cell office:value-type="string" table:style-name="ce1">
            <text:p>9050 West Catherine Dr.</text:p>
          </table:table-cell>
          <table:table-cell office:value-type="string" table:style-name="ce1">
            <text:p>Bronx, NY 10460</text:p>
          </table:table-cell>
          <table:table-cell office:value-type="string" table:style-name="ce1">
            <text:p>(310) 577-6728</text:p>
          </table:table-cell>
          <table:table-cell office:value-type="string" table:style-name="ce1">
            <text:p>gravyface@aol.com</text:p>
          </table:table-cell>
          <table:table-cell office:value-type="date" office:date-value="2012-05-21T15:35:00" table:style-name="ce5">
            <text:p>21/5/2012 15:35</text:p>
          </table:table-cell>
          <table:table-cell office:value-type="string" table:style-name="ce6">
            <text:p>A</text:p>
          </table:table-cell>
          <table:table-cell office:value-type="float" office:value="85820" table:formula="of:=RANDBETWEEN(0;99999)" table:style-name="ce1">
            <text:p>858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1</text:p>
          </table:table-cell>
          <table:table-cell office:value-type="string" table:style-name="ce1">
            <text:p>Hernando del Nieto</text:p>
          </table:table-cell>
          <table:table-cell office:value-type="date" office:date-value="1975-09-16T00:00:00" table:style-name="ce4">
            <text:p>16/9/1975</text:p>
          </table:table-cell>
          <table:table-cell office:value-type="string" table:style-name="ce1">
            <text:p>8438 Joy Ridge Drive</text:p>
          </table:table-cell>
          <table:table-cell office:value-type="string" table:style-name="ce1">
            <text:p>Bronx, NY 10457</text:p>
          </table:table-cell>
          <table:table-cell office:value-type="string" table:style-name="ce1">
            <text:p>(811) 765-3302</text:p>
          </table:table-cell>
          <table:table-cell office:value-type="string" table:style-name="ce1">
            <text:p>webdragon@msn.com</text:p>
          </table:table-cell>
          <table:table-cell office:value-type="date" office:date-value="2019-08-03T07:39:49" table:style-name="ce5">
            <text:p>3/8/2019 7:39</text:p>
          </table:table-cell>
          <table:table-cell office:value-type="string" table:style-name="ce6">
            <text:p>E</text:p>
          </table:table-cell>
          <table:table-cell office:value-type="float" office:value="35577" table:formula="of:=RANDBETWEEN(0;99999)" table:style-name="ce1">
            <text:p>355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2</text:p>
          </table:table-cell>
          <table:table-cell office:value-type="string" table:style-name="ce1">
            <text:p>Silvio Vilanova Amador</text:p>
          </table:table-cell>
          <table:table-cell office:value-type="date" office:date-value="1986-10-15T00:00:00" table:style-name="ce4">
            <text:p>15/10/1986</text:p>
          </table:table-cell>
          <table:table-cell office:value-type="string" table:style-name="ce1">
            <text:p>9656 Beaver Ridge St.</text:p>
          </table:table-cell>
          <table:table-cell office:value-type="string" table:style-name="ce1">
            <text:p>New York, NY 10032</text:p>
          </table:table-cell>
          <table:table-cell office:value-type="string" table:style-name="ce1">
            <text:p>(403) 928-7118</text:p>
          </table:table-cell>
          <table:table-cell office:value-type="string" table:style-name="ce1">
            <text:p>matthijs@me.com</text:p>
          </table:table-cell>
          <table:table-cell office:value-type="date" office:date-value="2021-05-06T01:49:20" table:style-name="ce5">
            <text:p>6/5/2021 1:49</text:p>
          </table:table-cell>
          <table:table-cell office:value-type="string" table:style-name="ce6">
            <text:p>E</text:p>
          </table:table-cell>
          <table:table-cell office:value-type="float" office:value="55770" table:formula="of:=RANDBETWEEN(0;99999)" table:style-name="ce1">
            <text:p>557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3</text:p>
          </table:table-cell>
          <table:table-cell office:value-type="string" table:style-name="ce1">
            <text:p>Damián Andrade</text:p>
          </table:table-cell>
          <table:table-cell office:value-type="date" office:date-value="1980-10-30T00:00:00" table:style-name="ce4">
            <text:p>30/10/1980</text:p>
          </table:table-cell>
          <table:table-cell office:value-type="string" table:style-name="ce1">
            <text:p>106 Market Ave.</text:p>
          </table:table-cell>
          <table:table-cell office:value-type="string" table:style-name="ce1">
            <text:p>New York, NY 10040</text:p>
          </table:table-cell>
          <table:table-cell office:value-type="string" table:style-name="ce1">
            <text:p>(607) 905-6893</text:p>
          </table:table-cell>
          <table:table-cell office:value-type="string" table:style-name="ce1">
            <text:p>kidehen@msn.com</text:p>
          </table:table-cell>
          <table:table-cell office:value-type="date" office:date-value="2009-01-20T04:46:50" table:style-name="ce5">
            <text:p>20/1/2009 4:46</text:p>
          </table:table-cell>
          <table:table-cell office:value-type="string" table:style-name="ce6">
            <text:p>A</text:p>
          </table:table-cell>
          <table:table-cell office:value-type="float" office:value="53810" table:formula="of:=RANDBETWEEN(0;99999)" table:style-name="ce1">
            <text:p>538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4</text:p>
          </table:table-cell>
          <table:table-cell office:value-type="string" table:style-name="ce1">
            <text:p>Patricio Velasco</text:p>
          </table:table-cell>
          <table:table-cell office:value-type="date" office:date-value="1983-09-28T00:00:00" table:style-name="ce4">
            <text:p>28/9/1983</text:p>
          </table:table-cell>
          <table:table-cell office:value-type="string" table:style-name="ce1">
            <text:p>8615 W. Pine Lane</text:p>
          </table:table-cell>
          <table:table-cell office:value-type="string" table:style-name="ce1">
            <text:p>Staten Island, NY 10314</text:p>
          </table:table-cell>
          <table:table-cell office:value-type="string" table:style-name="ce1">
            <text:p>(384) 958-4888</text:p>
          </table:table-cell>
          <table:table-cell office:value-type="string" table:style-name="ce1">
            <text:p>rjones@yahoo.com</text:p>
          </table:table-cell>
          <table:table-cell office:value-type="date" office:date-value="2021-05-10T12:02:52" table:style-name="ce5">
            <text:p>10/5/2021 12:02</text:p>
          </table:table-cell>
          <table:table-cell office:value-type="string" table:style-name="ce6">
            <text:p>E</text:p>
          </table:table-cell>
          <table:table-cell office:value-type="float" office:value="1028" table:formula="of:=RANDBETWEEN(0;99999)" table:style-name="ce1">
            <text:p>10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5</text:p>
          </table:table-cell>
          <table:table-cell office:value-type="string" table:style-name="ce1">
            <text:p>Antonio Mendizábal Sevillano</text:p>
          </table:table-cell>
          <table:table-cell office:value-type="date" office:date-value="1983-05-01T00:00:00" table:style-name="ce4">
            <text:p>1/5/1983</text:p>
          </table:table-cell>
          <table:table-cell office:value-type="string" table:style-name="ce1">
            <text:p>9323 E. Old York St.</text:p>
          </table:table-cell>
          <table:table-cell office:value-type="string" table:style-name="ce1">
            <text:p>North Tonawanda, NY 14120</text:p>
          </table:table-cell>
          <table:table-cell office:value-type="string" table:style-name="ce1">
            <text:p>(324) 284-9902</text:p>
          </table:table-cell>
          <table:table-cell office:value-type="string" table:style-name="ce1">
            <text:p>zavadsky@yahoo.ca</text:p>
          </table:table-cell>
          <table:table-cell office:value-type="date" office:date-value="2016-11-01T12:52:16" table:style-name="ce5">
            <text:p>1/11/2016 12:52</text:p>
          </table:table-cell>
          <table:table-cell office:value-type="string" table:style-name="ce6">
            <text:p>C</text:p>
          </table:table-cell>
          <table:table-cell office:value-type="float" office:value="92344" table:formula="of:=RANDBETWEEN(0;99999)" table:style-name="ce1">
            <text:p>923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6</text:p>
          </table:table-cell>
          <table:table-cell office:value-type="string" table:style-name="ce1">
            <text:p>Aitana Escudero Hidalgo</text:p>
          </table:table-cell>
          <table:table-cell office:value-type="date" office:date-value="1982-07-08T00:00:00" table:style-name="ce4">
            <text:p>8/7/1982</text:p>
          </table:table-cell>
          <table:table-cell office:value-type="string" table:style-name="ce1">
            <text:p>8819 Oak Ave.</text:p>
          </table:table-cell>
          <table:table-cell office:value-type="string" table:style-name="ce1">
            <text:p>New York, NY 10016</text:p>
          </table:table-cell>
          <table:table-cell office:value-type="string" table:style-name="ce1">
            <text:p>(836) 752-4390</text:p>
          </table:table-cell>
          <table:table-cell office:value-type="string" table:style-name="ce1">
            <text:p>jaesenj@icloud.com</text:p>
          </table:table-cell>
          <table:table-cell office:value-type="date" office:date-value="2012-05-20T20:33:03" table:style-name="ce5">
            <text:p>20/5/2012 20:33</text:p>
          </table:table-cell>
          <table:table-cell office:value-type="string" table:style-name="ce6">
            <text:p>A</text:p>
          </table:table-cell>
          <table:table-cell office:value-type="float" office:value="35615" table:formula="of:=RANDBETWEEN(0;99999)" table:style-name="ce1">
            <text:p>356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7</text:p>
          </table:table-cell>
          <table:table-cell office:value-type="string" table:style-name="ce1">
            <text:p>Magdalena Castell Rey</text:p>
          </table:table-cell>
          <table:table-cell office:value-type="date" office:date-value="1975-01-27T00:00:00" table:style-name="ce4">
            <text:p>27/1/1975</text:p>
          </table:table-cell>
          <table:table-cell office:value-type="string" table:style-name="ce1">
            <text:p>9910 Essex St.</text:p>
          </table:table-cell>
          <table:table-cell office:value-type="string" table:style-name="ce1">
            <text:p>Brooklyn, NY 11234</text:p>
          </table:table-cell>
          <table:table-cell office:value-type="string" table:style-name="ce1">
            <text:p>(574) 870-1271</text:p>
          </table:table-cell>
          <table:table-cell office:value-type="string" table:style-name="ce1">
            <text:p>smcnabb@mac.com</text:p>
          </table:table-cell>
          <table:table-cell office:value-type="date" office:date-value="2011-07-31T01:30:56" table:style-name="ce5">
            <text:p>31/7/2011 1:30</text:p>
          </table:table-cell>
          <table:table-cell office:value-type="string" table:style-name="ce6">
            <text:p>B</text:p>
          </table:table-cell>
          <table:table-cell office:value-type="float" office:value="1438" table:formula="of:=RANDBETWEEN(0;99999)" table:style-name="ce1">
            <text:p>14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8</text:p>
          </table:table-cell>
          <table:table-cell office:value-type="string" table:style-name="ce1">
            <text:p>Baltasar del Giner</text:p>
          </table:table-cell>
          <table:table-cell office:value-type="date" office:date-value="1978-08-28T00:00:00" table:style-name="ce4">
            <text:p>28/8/1978</text:p>
          </table:table-cell>
          <table:table-cell office:value-type="string" table:style-name="ce1">
            <text:p>142 Windfall St.</text:p>
          </table:table-cell>
          <table:table-cell office:value-type="string" table:style-name="ce1">
            <text:p>Rochester, NY 14609</text:p>
          </table:table-cell>
          <table:table-cell office:value-type="string" table:style-name="ce1">
            <text:p>(422) 535-5367</text:p>
          </table:table-cell>
          <table:table-cell office:value-type="string" table:style-name="ce1">
            <text:p>sagal@outlook.com</text:p>
          </table:table-cell>
          <table:table-cell office:value-type="date" office:date-value="2020-10-01T06:34:12" table:style-name="ce5">
            <text:p>1/10/2020 6:34</text:p>
          </table:table-cell>
          <table:table-cell office:value-type="string" table:style-name="ce6">
            <text:p>E</text:p>
          </table:table-cell>
          <table:table-cell office:value-type="float" office:value="47486" table:formula="of:=RANDBETWEEN(0;99999)" table:style-name="ce1">
            <text:p>474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9</text:p>
          </table:table-cell>
          <table:table-cell office:value-type="string" table:style-name="ce1">
            <text:p>Martirio Samper Tena</text:p>
          </table:table-cell>
          <table:table-cell office:value-type="date" office:date-value="1998-07-07T00:00:00" table:style-name="ce4">
            <text:p>7/7/1998</text:p>
          </table:table-cell>
          <table:table-cell office:value-type="string" table:style-name="ce1">
            <text:p>9809 Gates Street</text:p>
          </table:table-cell>
          <table:table-cell office:value-type="string" table:style-name="ce1">
            <text:p>Bronx, NY 10468</text:p>
          </table:table-cell>
          <table:table-cell office:value-type="string" table:style-name="ce1">
            <text:p>(415) 828-3663</text:p>
          </table:table-cell>
          <table:table-cell office:value-type="string" table:style-name="ce1">
            <text:p>dwendlan@gmail.com</text:p>
          </table:table-cell>
          <table:table-cell office:value-type="date" office:date-value="2005-07-21T02:35:06" table:style-name="ce5">
            <text:p>21/7/2005 2:35</text:p>
          </table:table-cell>
          <table:table-cell office:value-type="string" table:style-name="ce6">
            <text:p>B</text:p>
          </table:table-cell>
          <table:table-cell office:value-type="float" office:value="69171" table:formula="of:=RANDBETWEEN(0;99999)" table:style-name="ce1">
            <text:p>691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0</text:p>
          </table:table-cell>
          <table:table-cell office:value-type="string" table:style-name="ce1">
            <text:p>Arsenio Haro Ledesma</text:p>
          </table:table-cell>
          <table:table-cell office:value-type="date" office:date-value="1995-07-12T00:00:00" table:style-name="ce4">
            <text:p>12/7/1995</text:p>
          </table:table-cell>
          <table:table-cell office:value-type="string" table:style-name="ce1">
            <text:p>510 West Homewood Ave.</text:p>
          </table:table-cell>
          <table:table-cell office:value-type="string" table:style-name="ce1">
            <text:p>Brooklyn, NY 11203</text:p>
          </table:table-cell>
          <table:table-cell office:value-type="string" table:style-name="ce1">
            <text:p>(415) 947-3697</text:p>
          </table:table-cell>
          <table:table-cell office:value-type="string" table:style-name="ce1">
            <text:p>nweaver@att.net</text:p>
          </table:table-cell>
          <table:table-cell office:value-type="date" office:date-value="2006-05-11T12:34:00" table:style-name="ce5">
            <text:p>11/5/2006 12:34</text:p>
          </table:table-cell>
          <table:table-cell office:value-type="string" table:style-name="ce6">
            <text:p>A</text:p>
          </table:table-cell>
          <table:table-cell office:value-type="float" office:value="13782" table:formula="of:=RANDBETWEEN(0;99999)" table:style-name="ce1">
            <text:p>137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1</text:p>
          </table:table-cell>
          <table:table-cell office:value-type="string" table:style-name="ce1">
            <text:p>Herminia Nevado Pagès</text:p>
          </table:table-cell>
          <table:table-cell office:value-type="date" office:date-value="1986-01-10T00:00:00" table:style-name="ce4">
            <text:p>10/1/1986</text:p>
          </table:table-cell>
          <table:table-cell office:value-type="string" table:style-name="ce1">
            <text:p>9 Nut Swamp Road</text:p>
          </table:table-cell>
          <table:table-cell office:value-type="string" table:style-name="ce1">
            <text:p>Brentwood, NY 11717</text:p>
          </table:table-cell>
          <table:table-cell office:value-type="string" table:style-name="ce1">
            <text:p>(655) 247-5450</text:p>
          </table:table-cell>
          <table:table-cell office:value-type="string" table:style-name="ce1">
            <text:p>odlyzko@icloud.com</text:p>
          </table:table-cell>
          <table:table-cell office:value-type="date" office:date-value="2007-07-28T10:06:47" table:style-name="ce5">
            <text:p>28/7/2007 10:06</text:p>
          </table:table-cell>
          <table:table-cell office:value-type="string" table:style-name="ce6">
            <text:p>A</text:p>
          </table:table-cell>
          <table:table-cell office:value-type="float" office:value="15336" table:formula="of:=RANDBETWEEN(0;99999)" table:style-name="ce1">
            <text:p>153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2</text:p>
          </table:table-cell>
          <table:table-cell office:value-type="string" table:style-name="ce1">
            <text:p>Apolonia Luís-Bernat</text:p>
          </table:table-cell>
          <table:table-cell office:value-type="date" office:date-value="1983-04-10T00:00:00" table:style-name="ce4">
            <text:p>10/4/1983</text:p>
          </table:table-cell>
          <table:table-cell office:value-type="string" table:style-name="ce1">
            <text:p>52 Glenridge Street</text:p>
          </table:table-cell>
          <table:table-cell office:value-type="string" table:style-name="ce1">
            <text:p>New York, NY 10128</text:p>
          </table:table-cell>
          <table:table-cell office:value-type="string" table:style-name="ce1">
            <text:p>(726) 230-1885</text:p>
          </table:table-cell>
          <table:table-cell office:value-type="string" table:style-name="ce1">
            <text:p>jipsen@mac.com</text:p>
          </table:table-cell>
          <table:table-cell office:value-type="date" office:date-value="2020-03-19T08:16:46" table:style-name="ce5">
            <text:p>19/3/2020 8:16</text:p>
          </table:table-cell>
          <table:table-cell office:value-type="string" table:style-name="ce6">
            <text:p>B</text:p>
          </table:table-cell>
          <table:table-cell office:value-type="float" office:value="69559" table:formula="of:=RANDBETWEEN(0;99999)" table:style-name="ce1">
            <text:p>695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3</text:p>
          </table:table-cell>
          <table:table-cell office:value-type="string" table:style-name="ce1">
            <text:p>Lina Porcel Bustamante</text:p>
          </table:table-cell>
          <table:table-cell office:value-type="date" office:date-value="1994-06-20T00:00:00" table:style-name="ce4">
            <text:p>20/6/1994</text:p>
          </table:table-cell>
          <table:table-cell office:value-type="string" table:style-name="ce1">
            <text:p>8788 Birchpond Circle</text:p>
          </table:table-cell>
          <table:table-cell office:value-type="string" table:style-name="ce1">
            <text:p>Brooklyn, NY 11230</text:p>
          </table:table-cell>
          <table:table-cell office:value-type="string" table:style-name="ce1">
            <text:p>(301) 446-4931</text:p>
          </table:table-cell>
          <table:table-cell office:value-type="string" table:style-name="ce1">
            <text:p>bogjobber@outlook.com</text:p>
          </table:table-cell>
          <table:table-cell office:value-type="date" office:date-value="2020-08-12T01:41:39" table:style-name="ce5">
            <text:p>12/8/2020 1:41</text:p>
          </table:table-cell>
          <table:table-cell office:value-type="string" table:style-name="ce6">
            <text:p>A</text:p>
          </table:table-cell>
          <table:table-cell office:value-type="float" office:value="55725" table:formula="of:=RANDBETWEEN(0;99999)" table:style-name="ce1">
            <text:p>557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4</text:p>
          </table:table-cell>
          <table:table-cell office:value-type="string" table:style-name="ce1">
            <text:p>José Luis Ferrándiz Cornejo</text:p>
          </table:table-cell>
          <table:table-cell office:value-type="date" office:date-value="1985-07-12T00:00:00" table:style-name="ce4">
            <text:p>12/7/1985</text:p>
          </table:table-cell>
          <table:table-cell office:value-type="string" table:style-name="ce1">
            <text:p>559 Young St.</text:p>
          </table:table-cell>
          <table:table-cell office:value-type="string" table:style-name="ce1">
            <text:p>Auburn, NY 13021</text:p>
          </table:table-cell>
          <table:table-cell office:value-type="string" table:style-name="ce1">
            <text:p>(205) 948-8280</text:p>
          </table:table-cell>
          <table:table-cell office:value-type="string" table:style-name="ce1">
            <text:p>benanov@att.net</text:p>
          </table:table-cell>
          <table:table-cell office:value-type="date" office:date-value="2019-09-16T10:16:19" table:style-name="ce5">
            <text:p>16/9/2019 10:16</text:p>
          </table:table-cell>
          <table:table-cell office:value-type="string" table:style-name="ce6">
            <text:p>D</text:p>
          </table:table-cell>
          <table:table-cell office:value-type="float" office:value="22681" table:formula="of:=RANDBETWEEN(0;99999)" table:style-name="ce1">
            <text:p>226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5</text:p>
          </table:table-cell>
          <table:table-cell office:value-type="string" table:style-name="ce1">
            <text:p>Belen Chaparro</text:p>
          </table:table-cell>
          <table:table-cell office:value-type="date" office:date-value="1970-08-29T00:00:00" table:style-name="ce4">
            <text:p>29/8/1970</text:p>
          </table:table-cell>
          <table:table-cell office:value-type="string" table:style-name="ce1">
            <text:p>114 Carriage Lane</text:p>
          </table:table-cell>
          <table:table-cell office:value-type="string" table:style-name="ce1">
            <text:p>Brooklyn, NY 11216</text:p>
          </table:table-cell>
          <table:table-cell office:value-type="string" table:style-name="ce1">
            <text:p>(216) 341-9188</text:p>
          </table:table-cell>
          <table:table-cell office:value-type="string" table:style-name="ce1">
            <text:p>rnewman@verizon.net</text:p>
          </table:table-cell>
          <table:table-cell office:value-type="date" office:date-value="2018-12-02T19:56:00" table:style-name="ce5">
            <text:p>2/12/2018 19:56</text:p>
          </table:table-cell>
          <table:table-cell office:value-type="string" table:style-name="ce6">
            <text:p>A</text:p>
          </table:table-cell>
          <table:table-cell office:value-type="float" office:value="45964" table:formula="of:=RANDBETWEEN(0;99999)" table:style-name="ce1">
            <text:p>459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6</text:p>
          </table:table-cell>
          <table:table-cell office:value-type="string" table:style-name="ce1">
            <text:p>Poncio Cerdán</text:p>
          </table:table-cell>
          <table:table-cell office:value-type="date" office:date-value="1991-11-23T00:00:00" table:style-name="ce4">
            <text:p>23/11/1991</text:p>
          </table:table-cell>
          <table:table-cell office:value-type="string" table:style-name="ce1">
            <text:p>328 E. Windfall Ave.</text:p>
          </table:table-cell>
          <table:table-cell office:value-type="string" table:style-name="ce1">
            <text:p>Flushing, NY 11355</text:p>
          </table:table-cell>
          <table:table-cell office:value-type="string" table:style-name="ce1">
            <text:p>(922) 668-4401</text:p>
          </table:table-cell>
          <table:table-cell office:value-type="string" table:style-name="ce1">
            <text:p>oracle@hotmail.com</text:p>
          </table:table-cell>
          <table:table-cell office:value-type="date" office:date-value="2014-06-18T10:38:13" table:style-name="ce5">
            <text:p>18/6/2014 10:38</text:p>
          </table:table-cell>
          <table:table-cell office:value-type="string" table:style-name="ce6">
            <text:p>C</text:p>
          </table:table-cell>
          <table:table-cell office:value-type="float" office:value="27780" table:formula="of:=RANDBETWEEN(0;99999)" table:style-name="ce1">
            <text:p>277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7</text:p>
          </table:table-cell>
          <table:table-cell office:value-type="string" table:style-name="ce1">
            <text:p>Andrés Doménech Almazán</text:p>
          </table:table-cell>
          <table:table-cell office:value-type="date" office:date-value="1976-09-01T00:00:00" table:style-name="ce4">
            <text:p>1/9/1976</text:p>
          </table:table-cell>
          <table:table-cell office:value-type="string" table:style-name="ce1">
            <text:p>9123 Shub Farm Road</text:p>
          </table:table-cell>
          <table:table-cell office:value-type="string" table:style-name="ce1">
            <text:p>New York, NY 10002</text:p>
          </table:table-cell>
          <table:table-cell office:value-type="string" table:style-name="ce1">
            <text:p>(929) 916-9742</text:p>
          </table:table-cell>
          <table:table-cell office:value-type="string" table:style-name="ce1">
            <text:p>ianbuck@yahoo.com</text:p>
          </table:table-cell>
          <table:table-cell office:value-type="date" office:date-value="2013-12-12T16:20:22" table:style-name="ce5">
            <text:p>12/12/2013 16:20</text:p>
          </table:table-cell>
          <table:table-cell office:value-type="string" table:style-name="ce6">
            <text:p>A</text:p>
          </table:table-cell>
          <table:table-cell office:value-type="float" office:value="44939" table:formula="of:=RANDBETWEEN(0;99999)" table:style-name="ce1">
            <text:p>449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8</text:p>
          </table:table-cell>
          <table:table-cell office:value-type="string" table:style-name="ce1">
            <text:p>Cecilio Apolinar Salas Alemán</text:p>
          </table:table-cell>
          <table:table-cell office:value-type="date" office:date-value="1998-12-30T00:00:00" table:style-name="ce4">
            <text:p>30/12/1998</text:p>
          </table:table-cell>
          <table:table-cell office:value-type="string" table:style-name="ce1">
            <text:p>120 Whitemarsh St.</text:p>
          </table:table-cell>
          <table:table-cell office:value-type="string" table:style-name="ce1">
            <text:p>Yonkers, NY 10701</text:p>
          </table:table-cell>
          <table:table-cell office:value-type="string" table:style-name="ce1">
            <text:p>(294) 465-2217</text:p>
          </table:table-cell>
          <table:table-cell office:value-type="string" table:style-name="ce1">
            <text:p>hampton@hotmail.com</text:p>
          </table:table-cell>
          <table:table-cell office:value-type="date" office:date-value="2018-02-03T13:20:55" table:style-name="ce5">
            <text:p>3/2/2018 13:20</text:p>
          </table:table-cell>
          <table:table-cell office:value-type="string" table:style-name="ce6">
            <text:p>E</text:p>
          </table:table-cell>
          <table:table-cell office:value-type="float" office:value="76260" table:formula="of:=RANDBETWEEN(0;99999)" table:style-name="ce1">
            <text:p>762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9</text:p>
          </table:table-cell>
          <table:table-cell office:value-type="string" table:style-name="ce1">
            <text:p>Otilia Ropero Macias</text:p>
          </table:table-cell>
          <table:table-cell office:value-type="date" office:date-value="1978-11-16T00:00:00" table:style-name="ce4">
            <text:p>16/11/1978</text:p>
          </table:table-cell>
          <table:table-cell office:value-type="string" table:style-name="ce1">
            <text:p>9690 Princess Ave.</text:p>
          </table:table-cell>
          <table:table-cell office:value-type="string" table:style-name="ce1">
            <text:p>Elmont, NY 11003</text:p>
          </table:table-cell>
          <table:table-cell office:value-type="string" table:style-name="ce1">
            <text:p>(358) 731-3798</text:p>
          </table:table-cell>
          <table:table-cell office:value-type="string" table:style-name="ce1">
            <text:p>boomzilla@sbcglobal.net</text:p>
          </table:table-cell>
          <table:table-cell office:value-type="date" office:date-value="2021-01-07T18:37:43" table:style-name="ce5">
            <text:p>7/1/2021 18:37</text:p>
          </table:table-cell>
          <table:table-cell office:value-type="string" table:style-name="ce6">
            <text:p>B</text:p>
          </table:table-cell>
          <table:table-cell office:value-type="float" office:value="55088" table:formula="of:=RANDBETWEEN(0;99999)" table:style-name="ce1">
            <text:p>550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0</text:p>
          </table:table-cell>
          <table:table-cell office:value-type="string" table:style-name="ce1">
            <text:p>Severo de Goñi</text:p>
          </table:table-cell>
          <table:table-cell office:value-type="date" office:date-value="1984-01-17T00:00:00" table:style-name="ce4">
            <text:p>17/1/1984</text:p>
          </table:table-cell>
          <table:table-cell office:value-type="string" table:style-name="ce1">
            <text:p>8948 St Louis Ave.</text:p>
          </table:table-cell>
          <table:table-cell office:value-type="string" table:style-name="ce1">
            <text:p>Rome, NY 13440</text:p>
          </table:table-cell>
          <table:table-cell office:value-type="string" table:style-name="ce1">
            <text:p>(352) 604-1886</text:p>
          </table:table-cell>
          <table:table-cell office:value-type="string" table:style-name="ce1">
            <text:p>bulletin@att.net</text:p>
          </table:table-cell>
          <table:table-cell office:value-type="date" office:date-value="2021-02-01T05:43:08" table:style-name="ce5">
            <text:p>1/2/2021 5:43</text:p>
          </table:table-cell>
          <table:table-cell office:value-type="string" table:style-name="ce6">
            <text:p>A</text:p>
          </table:table-cell>
          <table:table-cell office:value-type="float" office:value="59816" table:formula="of:=RANDBETWEEN(0;99999)" table:style-name="ce1">
            <text:p>598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1</text:p>
          </table:table-cell>
          <table:table-cell office:value-type="string" table:style-name="ce1">
            <text:p>Chuy Julián Cabrero</text:p>
          </table:table-cell>
          <table:table-cell office:value-type="date" office:date-value="1997-07-24T00:00:00" table:style-name="ce4">
            <text:p>24/7/1997</text:p>
          </table:table-cell>
          <table:table-cell office:value-type="string" table:style-name="ce1">
            <text:p>748 East Brown St.</text:p>
          </table:table-cell>
          <table:table-cell office:value-type="string" table:style-name="ce1">
            <text:p>New York, NY 10034</text:p>
          </table:table-cell>
          <table:table-cell office:value-type="string" table:style-name="ce1">
            <text:p>(316) 723-5488</text:p>
          </table:table-cell>
          <table:table-cell office:value-type="string" table:style-name="ce1">
            <text:p>animats@msn.com</text:p>
          </table:table-cell>
          <table:table-cell office:value-type="date" office:date-value="2021-01-19T09:50:16" table:style-name="ce5">
            <text:p>19/1/2021 9:50</text:p>
          </table:table-cell>
          <table:table-cell office:value-type="string" table:style-name="ce6">
            <text:p>D</text:p>
          </table:table-cell>
          <table:table-cell office:value-type="float" office:value="12536" table:formula="of:=RANDBETWEEN(0;99999)" table:style-name="ce1">
            <text:p>125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2</text:p>
          </table:table-cell>
          <table:table-cell office:value-type="string" table:style-name="ce1">
            <text:p>Adelia Campo-Bueno</text:p>
          </table:table-cell>
          <table:table-cell office:value-type="date" office:date-value="1972-07-06T00:00:00" table:style-name="ce4">
            <text:p>6/7/1972</text:p>
          </table:table-cell>
          <table:table-cell office:value-type="string" table:style-name="ce1">
            <text:p>679 Oak Meadow Ave.</text:p>
          </table:table-cell>
          <table:table-cell office:value-type="string" table:style-name="ce1">
            <text:p>South Ozone Park, NY 11420</text:p>
          </table:table-cell>
          <table:table-cell office:value-type="string" table:style-name="ce1">
            <text:p>(900) 365-3438</text:p>
          </table:table-cell>
          <table:table-cell office:value-type="string" table:style-name="ce1">
            <text:p>dieman@mac.com</text:p>
          </table:table-cell>
          <table:table-cell office:value-type="date" office:date-value="2006-07-11T02:43:09" table:style-name="ce5">
            <text:p>11/7/2006 2:43</text:p>
          </table:table-cell>
          <table:table-cell office:value-type="string" table:style-name="ce6">
            <text:p>E</text:p>
          </table:table-cell>
          <table:table-cell office:value-type="float" office:value="42720" table:formula="of:=RANDBETWEEN(0;99999)" table:style-name="ce1">
            <text:p>427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3</text:p>
          </table:table-cell>
          <table:table-cell office:value-type="string" table:style-name="ce1">
            <text:p>Anacleto Paniagua-Antúnez</text:p>
          </table:table-cell>
          <table:table-cell office:value-type="date" office:date-value="1981-04-21T00:00:00" table:style-name="ce4">
            <text:p>21/4/1981</text:p>
          </table:table-cell>
          <table:table-cell office:value-type="string" table:style-name="ce1">
            <text:p>490 W. Vernon Street</text:p>
          </table:table-cell>
          <table:table-cell office:value-type="string" table:style-name="ce1">
            <text:p>New York, NY 10003</text:p>
          </table:table-cell>
          <table:table-cell office:value-type="string" table:style-name="ce1">
            <text:p>(232) 995-8639</text:p>
          </table:table-cell>
          <table:table-cell office:value-type="string" table:style-name="ce1">
            <text:p>augusto@yahoo.com</text:p>
          </table:table-cell>
          <table:table-cell office:value-type="date" office:date-value="2014-02-02T18:03:13" table:style-name="ce5">
            <text:p>2/2/2014 18:03</text:p>
          </table:table-cell>
          <table:table-cell office:value-type="string" table:style-name="ce6">
            <text:p>E</text:p>
          </table:table-cell>
          <table:table-cell office:value-type="float" office:value="23597" table:formula="of:=RANDBETWEEN(0;99999)" table:style-name="ce1">
            <text:p>235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4</text:p>
          </table:table-cell>
          <table:table-cell office:value-type="string" table:style-name="ce1">
            <text:p>Régulo Larrea Pereira</text:p>
          </table:table-cell>
          <table:table-cell office:value-type="date" office:date-value="1997-12-30T00:00:00" table:style-name="ce4">
            <text:p>30/12/1997</text:p>
          </table:table-cell>
          <table:table-cell office:value-type="string" table:style-name="ce1">
            <text:p>279 Magnolia Avenue</text:p>
          </table:table-cell>
          <table:table-cell office:value-type="string" table:style-name="ce1">
            <text:p>Woodside, NY 11377</text:p>
          </table:table-cell>
          <table:table-cell office:value-type="string" table:style-name="ce1">
            <text:p>(713) 359-4317</text:p>
          </table:table-cell>
          <table:table-cell office:value-type="string" table:style-name="ce1">
            <text:p>dunstan@outlook.com</text:p>
          </table:table-cell>
          <table:table-cell office:value-type="date" office:date-value="2019-05-02T07:00:54" table:style-name="ce5">
            <text:p>2/5/2019 7:00</text:p>
          </table:table-cell>
          <table:table-cell office:value-type="string" table:style-name="ce6">
            <text:p>C</text:p>
          </table:table-cell>
          <table:table-cell office:value-type="float" office:value="26055" table:formula="of:=RANDBETWEEN(0;99999)" table:style-name="ce1">
            <text:p>260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5</text:p>
          </table:table-cell>
          <table:table-cell office:value-type="string" table:style-name="ce1">
            <text:p>Pacífica Guardiola Rosa</text:p>
          </table:table-cell>
          <table:table-cell office:value-type="date" office:date-value="1991-09-05T00:00:00" table:style-name="ce4">
            <text:p>5/9/1991</text:p>
          </table:table-cell>
          <table:table-cell office:value-type="string" table:style-name="ce1">
            <text:p>9589 Thorne Ave.</text:p>
          </table:table-cell>
          <table:table-cell office:value-type="string" table:style-name="ce1">
            <text:p>Brooklyn, NY 11235</text:p>
          </table:table-cell>
          <table:table-cell office:value-type="string" table:style-name="ce1">
            <text:p>(206) 847-8774</text:p>
          </table:table-cell>
          <table:table-cell office:value-type="string" table:style-name="ce1">
            <text:p>mhoffman@sbcglobal.net</text:p>
          </table:table-cell>
          <table:table-cell office:value-type="date" office:date-value="2015-09-17T13:25:10" table:style-name="ce5">
            <text:p>17/9/2015 13:25</text:p>
          </table:table-cell>
          <table:table-cell office:value-type="string" table:style-name="ce6">
            <text:p>B</text:p>
          </table:table-cell>
          <table:table-cell office:value-type="float" office:value="29884" table:formula="of:=RANDBETWEEN(0;99999)" table:style-name="ce1">
            <text:p>298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6</text:p>
          </table:table-cell>
          <table:table-cell office:value-type="string" table:style-name="ce1">
            <text:p>Victorino Aramburu</text:p>
          </table:table-cell>
          <table:table-cell office:value-type="date" office:date-value="1973-02-09T00:00:00" table:style-name="ce4">
            <text:p>9/2/1973</text:p>
          </table:table-cell>
          <table:table-cell office:value-type="string" table:style-name="ce1">
            <text:p>899 Shipley Ave.</text:p>
          </table:table-cell>
          <table:table-cell office:value-type="string" table:style-name="ce1">
            <text:p>Brooklyn, NY 11201</text:p>
          </table:table-cell>
          <table:table-cell office:value-type="string" table:style-name="ce1">
            <text:p>(411) 376-4315</text:p>
          </table:table-cell>
          <table:table-cell office:value-type="string" table:style-name="ce1">
            <text:p>weazelman@gmail.com</text:p>
          </table:table-cell>
          <table:table-cell office:value-type="date" office:date-value="2016-07-26T06:55:29" table:style-name="ce5">
            <text:p>26/7/2016 6:55</text:p>
          </table:table-cell>
          <table:table-cell office:value-type="string" table:style-name="ce6">
            <text:p>D</text:p>
          </table:table-cell>
          <table:table-cell office:value-type="float" office:value="82875" table:formula="of:=RANDBETWEEN(0;99999)" table:style-name="ce1">
            <text:p>828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7</text:p>
          </table:table-cell>
          <table:table-cell office:value-type="string" table:style-name="ce1">
            <text:p>Bibiana Mata Alcolea</text:p>
          </table:table-cell>
          <table:table-cell office:value-type="date" office:date-value="1997-06-07T00:00:00" table:style-name="ce4">
            <text:p>7/6/1997</text:p>
          </table:table-cell>
          <table:table-cell office:value-type="string" table:style-name="ce1">
            <text:p>46 Victoria Court</text:p>
          </table:table-cell>
          <table:table-cell office:value-type="string" table:style-name="ce1">
            <text:p>Bronx, NY 10453</text:p>
          </table:table-cell>
          <table:table-cell office:value-type="string" table:style-name="ce1">
            <text:p>(938) 721-2256</text:p>
          </table:table-cell>
          <table:table-cell office:value-type="string" table:style-name="ce1">
            <text:p>mirod@icloud.com</text:p>
          </table:table-cell>
          <table:table-cell office:value-type="date" office:date-value="2009-11-20T01:27:19" table:style-name="ce5">
            <text:p>20/11/2009 1:27</text:p>
          </table:table-cell>
          <table:table-cell office:value-type="string" table:style-name="ce6">
            <text:p>D</text:p>
          </table:table-cell>
          <table:table-cell office:value-type="float" office:value="531" table:formula="of:=RANDBETWEEN(0;99999)" table:style-name="ce1">
            <text:p>5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8</text:p>
          </table:table-cell>
          <table:table-cell office:value-type="string" table:style-name="ce1">
            <text:p>Florentina Grande Quintero</text:p>
          </table:table-cell>
          <table:table-cell office:value-type="date" office:date-value="1973-01-09T00:00:00" table:style-name="ce4">
            <text:p>9/1/1973</text:p>
          </table:table-cell>
          <table:table-cell office:value-type="string" table:style-name="ce1">
            <text:p>8664 Oak Valley Drive</text:p>
          </table:table-cell>
          <table:table-cell office:value-type="string" table:style-name="ce1">
            <text:p>Webster, NY 14580</text:p>
          </table:table-cell>
          <table:table-cell office:value-type="string" table:style-name="ce1">
            <text:p>(419) 442-9188</text:p>
          </table:table-cell>
          <table:table-cell office:value-type="string" table:style-name="ce1">
            <text:p>yangyan@msn.com</text:p>
          </table:table-cell>
          <table:table-cell office:value-type="date" office:date-value="2017-07-23T08:34:44" table:style-name="ce5">
            <text:p>23/7/2017 8:34</text:p>
          </table:table-cell>
          <table:table-cell office:value-type="string" table:style-name="ce6">
            <text:p>D</text:p>
          </table:table-cell>
          <table:table-cell office:value-type="float" office:value="3314" table:formula="of:=RANDBETWEEN(0;99999)" table:style-name="ce1">
            <text:p>33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9</text:p>
          </table:table-cell>
          <table:table-cell office:value-type="string" table:style-name="ce1">
            <text:p>Cayetano Coello Fernandez</text:p>
          </table:table-cell>
          <table:table-cell office:value-type="date" office:date-value="1986-10-18T00:00:00" table:style-name="ce4">
            <text:p>18/10/1986</text:p>
          </table:table-cell>
          <table:table-cell office:value-type="string" table:style-name="ce1">
            <text:p>922 West Leeton Ridge St.</text:p>
          </table:table-cell>
          <table:table-cell office:value-type="string" table:style-name="ce1">
            <text:p>Buffalo, NY 14215</text:p>
          </table:table-cell>
          <table:table-cell office:value-type="string" table:style-name="ce1">
            <text:p>(763) 952-1502</text:p>
          </table:table-cell>
          <table:table-cell office:value-type="string" table:style-name="ce1">
            <text:p>benits@optonline.net</text:p>
          </table:table-cell>
          <table:table-cell office:value-type="date" office:date-value="2013-07-12T00:43:17" table:style-name="ce5">
            <text:p>12/7/2013 0:43</text:p>
          </table:table-cell>
          <table:table-cell office:value-type="string" table:style-name="ce6">
            <text:p>E</text:p>
          </table:table-cell>
          <table:table-cell office:value-type="float" office:value="75937" table:formula="of:=RANDBETWEEN(0;99999)" table:style-name="ce1">
            <text:p>759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0</text:p>
          </table:table-cell>
          <table:table-cell office:value-type="string" table:style-name="ce1">
            <text:p>Florinda Gascón Gonzalo</text:p>
          </table:table-cell>
          <table:table-cell office:value-type="date" office:date-value="1981-09-11T00:00:00" table:style-name="ce4">
            <text:p>11/9/1981</text:p>
          </table:table-cell>
          <table:table-cell office:value-type="string" table:style-name="ce1">
            <text:p>7880 Leeton Ridge Avenue</text:p>
          </table:table-cell>
          <table:table-cell office:value-type="string" table:style-name="ce1">
            <text:p>Astoria, NY 11103</text:p>
          </table:table-cell>
          <table:table-cell office:value-type="string" table:style-name="ce1">
            <text:p>(723) 961-1436</text:p>
          </table:table-cell>
          <table:table-cell office:value-type="string" table:style-name="ce1">
            <text:p>oevans@aol.com</text:p>
          </table:table-cell>
          <table:table-cell office:value-type="date" office:date-value="2010-10-27T01:00:35" table:style-name="ce5">
            <text:p>27/10/2010 1:00</text:p>
          </table:table-cell>
          <table:table-cell office:value-type="string" table:style-name="ce6">
            <text:p>D</text:p>
          </table:table-cell>
          <table:table-cell office:value-type="float" office:value="33948" table:formula="of:=RANDBETWEEN(0;99999)" table:style-name="ce1">
            <text:p>339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1</text:p>
          </table:table-cell>
          <table:table-cell office:value-type="string" table:style-name="ce1">
            <text:p>Valeria Ríos</text:p>
          </table:table-cell>
          <table:table-cell office:value-type="date" office:date-value="1990-08-17T00:00:00" table:style-name="ce4">
            <text:p>17/8/1990</text:p>
          </table:table-cell>
          <table:table-cell office:value-type="string" table:style-name="ce1">
            <text:p>92 Marvon St.</text:p>
          </table:table-cell>
          <table:table-cell office:value-type="string" table:style-name="ce1">
            <text:p>Troy, NY 12180</text:p>
          </table:table-cell>
          <table:table-cell office:value-type="string" table:style-name="ce1">
            <text:p>(233) 477-9648</text:p>
          </table:table-cell>
          <table:table-cell office:value-type="string" table:style-name="ce1">
            <text:p>sfoskett@yahoo.com</text:p>
          </table:table-cell>
          <table:table-cell office:value-type="date" office:date-value="2010-07-01T00:43:15" table:style-name="ce5">
            <text:p>1/7/2010 0:43</text:p>
          </table:table-cell>
          <table:table-cell office:value-type="string" table:style-name="ce6">
            <text:p>A</text:p>
          </table:table-cell>
          <table:table-cell office:value-type="float" office:value="81516" table:formula="of:=RANDBETWEEN(0;99999)" table:style-name="ce1">
            <text:p>815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2</text:p>
          </table:table-cell>
          <table:table-cell office:value-type="string" table:style-name="ce1">
            <text:p>Blanca Moya Fabregat</text:p>
          </table:table-cell>
          <table:table-cell office:value-type="date" office:date-value="1987-12-30T00:00:00" table:style-name="ce4">
            <text:p>30/12/1987</text:p>
          </table:table-cell>
          <table:table-cell office:value-type="string" table:style-name="ce1">
            <text:p>905 Wrangler Lane</text:p>
          </table:table-cell>
          <table:table-cell office:value-type="string" table:style-name="ce1">
            <text:p>Astoria, NY 11105</text:p>
          </table:table-cell>
          <table:table-cell office:value-type="string" table:style-name="ce1">
            <text:p>(347) 835-6563</text:p>
          </table:table-cell>
          <table:table-cell office:value-type="string" table:style-name="ce1">
            <text:p>catalog@hotmail.com</text:p>
          </table:table-cell>
          <table:table-cell office:value-type="date" office:date-value="2012-07-30T07:58:46" table:style-name="ce5">
            <text:p>30/7/2012 7:58</text:p>
          </table:table-cell>
          <table:table-cell office:value-type="string" table:style-name="ce6">
            <text:p>A</text:p>
          </table:table-cell>
          <table:table-cell office:value-type="float" office:value="16986" table:formula="of:=RANDBETWEEN(0;99999)" table:style-name="ce1">
            <text:p>169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3</text:p>
          </table:table-cell>
          <table:table-cell office:value-type="string" table:style-name="ce1">
            <text:p>Soraya Cáceres Marin</text:p>
          </table:table-cell>
          <table:table-cell office:value-type="date" office:date-value="1981-09-15T00:00:00" table:style-name="ce4">
            <text:p>15/9/1981</text:p>
          </table:table-cell>
          <table:table-cell office:value-type="string" table:style-name="ce1">
            <text:p>9096 Clark Lane</text:p>
          </table:table-cell>
          <table:table-cell office:value-type="string" table:style-name="ce1">
            <text:p>Brooklyn, NY 11224</text:p>
          </table:table-cell>
          <table:table-cell office:value-type="string" table:style-name="ce1">
            <text:p>(732) 949-7420</text:p>
          </table:table-cell>
          <table:table-cell office:value-type="string" table:style-name="ce1">
            <text:p>preneel@verizon.net</text:p>
          </table:table-cell>
          <table:table-cell office:value-type="date" office:date-value="2016-11-28T22:07:46" table:style-name="ce5">
            <text:p>28/11/2016 22:07</text:p>
          </table:table-cell>
          <table:table-cell office:value-type="string" table:style-name="ce6">
            <text:p>A</text:p>
          </table:table-cell>
          <table:table-cell office:value-type="float" office:value="33457" table:formula="of:=RANDBETWEEN(0;99999)" table:style-name="ce1">
            <text:p>334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4</text:p>
          </table:table-cell>
          <table:table-cell office:value-type="string" table:style-name="ce1">
            <text:p>Rufina Rosselló Sales</text:p>
          </table:table-cell>
          <table:table-cell office:value-type="date" office:date-value="1993-06-11T00:00:00" table:style-name="ce4">
            <text:p>11/6/1993</text:p>
          </table:table-cell>
          <table:table-cell office:value-type="string" table:style-name="ce1">
            <text:p>9783 Poplar Street</text:p>
          </table:table-cell>
          <table:table-cell office:value-type="string" table:style-name="ce1">
            <text:p>Buffalo, NY 14224</text:p>
          </table:table-cell>
          <table:table-cell office:value-type="string" table:style-name="ce1">
            <text:p>(334) 788-2547</text:p>
          </table:table-cell>
          <table:table-cell office:value-type="string" table:style-name="ce1">
            <text:p>drezet@msn.com</text:p>
          </table:table-cell>
          <table:table-cell office:value-type="date" office:date-value="2016-09-19T03:24:09" table:style-name="ce5">
            <text:p>19/9/2016 3:24</text:p>
          </table:table-cell>
          <table:table-cell office:value-type="string" table:style-name="ce6">
            <text:p>D</text:p>
          </table:table-cell>
          <table:table-cell office:value-type="float" office:value="39352" table:formula="of:=RANDBETWEEN(0;99999)" table:style-name="ce1">
            <text:p>393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5</text:p>
          </table:table-cell>
          <table:table-cell office:value-type="string" table:style-name="ce1">
            <text:p>Abril Almazán Gargallo</text:p>
          </table:table-cell>
          <table:table-cell office:value-type="date" office:date-value="1975-04-20T00:00:00" table:style-name="ce4">
            <text:p>20/4/1975</text:p>
          </table:table-cell>
          <table:table-cell office:value-type="string" table:style-name="ce1">
            <text:p>744 Coffee Ave.</text:p>
          </table:table-cell>
          <table:table-cell office:value-type="string" table:style-name="ce1">
            <text:p>Jamaica, NY 11435</text:p>
          </table:table-cell>
          <table:table-cell office:value-type="string" table:style-name="ce1">
            <text:p>(355) 952-4381</text:p>
          </table:table-cell>
          <table:table-cell office:value-type="string" table:style-name="ce1">
            <text:p>symbolic@mac.com</text:p>
          </table:table-cell>
          <table:table-cell office:value-type="date" office:date-value="2009-02-28T19:02:23" table:style-name="ce5">
            <text:p>28/2/2009 19:02</text:p>
          </table:table-cell>
          <table:table-cell office:value-type="string" table:style-name="ce6">
            <text:p>C</text:p>
          </table:table-cell>
          <table:table-cell office:value-type="float" office:value="99568" table:formula="of:=RANDBETWEEN(0;99999)" table:style-name="ce1">
            <text:p>995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6</text:p>
          </table:table-cell>
          <table:table-cell office:value-type="string" table:style-name="ce1">
            <text:p>Sandalio Pinto Alcázar</text:p>
          </table:table-cell>
          <table:table-cell office:value-type="date" office:date-value="1984-03-14T00:00:00" table:style-name="ce4">
            <text:p>14/3/1984</text:p>
          </table:table-cell>
          <table:table-cell office:value-type="string" table:style-name="ce1">
            <text:p>10 Rockwell Road</text:p>
          </table:table-cell>
          <table:table-cell office:value-type="string" table:style-name="ce1">
            <text:p>Ithaca, NY 14850</text:p>
          </table:table-cell>
          <table:table-cell office:value-type="string" table:style-name="ce1">
            <text:p>(875) 650-4506</text:p>
          </table:table-cell>
          <table:table-cell office:value-type="string" table:style-name="ce1">
            <text:p>melnik@mac.com</text:p>
          </table:table-cell>
          <table:table-cell office:value-type="date" office:date-value="2021-01-06T16:31:24" table:style-name="ce5">
            <text:p>6/1/2021 16:31</text:p>
          </table:table-cell>
          <table:table-cell office:value-type="string" table:style-name="ce6">
            <text:p>C</text:p>
          </table:table-cell>
          <table:table-cell office:value-type="float" office:value="69876" table:formula="of:=RANDBETWEEN(0;99999)" table:style-name="ce1">
            <text:p>698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7</text:p>
          </table:table-cell>
          <table:table-cell office:value-type="string" table:style-name="ce1">
            <text:p>Urbano Rosselló Llabrés</text:p>
          </table:table-cell>
          <table:table-cell office:value-type="date" office:date-value="1970-03-03T00:00:00" table:style-name="ce4">
            <text:p>3/3/1970</text:p>
          </table:table-cell>
          <table:table-cell office:value-type="string" table:style-name="ce1">
            <text:p>395 W. Coffee St.</text:p>
          </table:table-cell>
          <table:table-cell office:value-type="string" table:style-name="ce1">
            <text:p>Brooklyn, NY 11236</text:p>
          </table:table-cell>
          <table:table-cell office:value-type="string" table:style-name="ce1">
            <text:p>(650) 311-4823</text:p>
          </table:table-cell>
          <table:table-cell office:value-type="string" table:style-name="ce1">
            <text:p>vertigo@optonline.net</text:p>
          </table:table-cell>
          <table:table-cell office:value-type="date" office:date-value="2016-06-26T00:04:53" table:style-name="ce5">
            <text:p>26/6/2016 0:04</text:p>
          </table:table-cell>
          <table:table-cell office:value-type="string" table:style-name="ce6">
            <text:p>A</text:p>
          </table:table-cell>
          <table:table-cell office:value-type="float" office:value="17426" table:formula="of:=RANDBETWEEN(0;99999)" table:style-name="ce1">
            <text:p>174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8</text:p>
          </table:table-cell>
          <table:table-cell office:value-type="string" table:style-name="ce1">
            <text:p>Aurelio Ferreras Granados</text:p>
          </table:table-cell>
          <table:table-cell office:value-type="date" office:date-value="1995-01-02T00:00:00" table:style-name="ce4">
            <text:p>2/1/1995</text:p>
          </table:table-cell>
          <table:table-cell office:value-type="string" table:style-name="ce1">
            <text:p>499 Second Dr.</text:p>
          </table:table-cell>
          <table:table-cell office:value-type="string" table:style-name="ce1">
            <text:p>Bronx, NY 10456</text:p>
          </table:table-cell>
          <table:table-cell office:value-type="string" table:style-name="ce1">
            <text:p>(944) 439-2624</text:p>
          </table:table-cell>
          <table:table-cell office:value-type="string" table:style-name="ce1">
            <text:p>odlyzko@outlook.com</text:p>
          </table:table-cell>
          <table:table-cell office:value-type="date" office:date-value="2008-09-27T18:49:44" table:style-name="ce5">
            <text:p>27/9/2008 18:49</text:p>
          </table:table-cell>
          <table:table-cell office:value-type="string" table:style-name="ce6">
            <text:p>A</text:p>
          </table:table-cell>
          <table:table-cell office:value-type="float" office:value="44755" table:formula="of:=RANDBETWEEN(0;99999)" table:style-name="ce1">
            <text:p>447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9</text:p>
          </table:table-cell>
          <table:table-cell office:value-type="string" table:style-name="ce1">
            <text:p>Aroa Pujol Belmonte</text:p>
          </table:table-cell>
          <table:table-cell office:value-type="date" office:date-value="1982-01-05T00:00:00" table:style-name="ce4">
            <text:p>5/1/1982</text:p>
          </table:table-cell>
          <table:table-cell office:value-type="string" table:style-name="ce1">
            <text:p>56 Nut Swamp Circle</text:p>
          </table:table-cell>
          <table:table-cell office:value-type="string" table:style-name="ce1">
            <text:p>Brooklyn, NY 11221</text:p>
          </table:table-cell>
          <table:table-cell office:value-type="string" table:style-name="ce1">
            <text:p>(283) 827-0141</text:p>
          </table:table-cell>
          <table:table-cell office:value-type="string" table:style-name="ce1">
            <text:p>nachbaur@yahoo.com</text:p>
          </table:table-cell>
          <table:table-cell office:value-type="date" office:date-value="2014-05-22T04:35:08" table:style-name="ce5">
            <text:p>22/5/2014 4:35</text:p>
          </table:table-cell>
          <table:table-cell office:value-type="string" table:style-name="ce6">
            <text:p>E</text:p>
          </table:table-cell>
          <table:table-cell office:value-type="float" office:value="25721" table:formula="of:=RANDBETWEEN(0;99999)" table:style-name="ce1">
            <text:p>257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0</text:p>
          </table:table-cell>
          <table:table-cell office:value-type="string" table:style-name="ce1">
            <text:p>Calista de Abril</text:p>
          </table:table-cell>
          <table:table-cell office:value-type="date" office:date-value="1993-09-28T00:00:00" table:style-name="ce4">
            <text:p>28/9/1993</text:p>
          </table:table-cell>
          <table:table-cell office:value-type="string" table:style-name="ce1">
            <text:p>943 Holly Ave.</text:p>
          </table:table-cell>
          <table:table-cell office:value-type="string" table:style-name="ce1">
            <text:p>Bronx, NY 10451</text:p>
          </table:table-cell>
          <table:table-cell office:value-type="string" table:style-name="ce1">
            <text:p>(975) 594-0844</text:p>
          </table:table-cell>
          <table:table-cell office:value-type="string" table:style-name="ce1">
            <text:p>cumarana@att.net</text:p>
          </table:table-cell>
          <table:table-cell office:value-type="date" office:date-value="2020-01-20T02:36:35" table:style-name="ce5">
            <text:p>20/1/2020 2:36</text:p>
          </table:table-cell>
          <table:table-cell office:value-type="string" table:style-name="ce6">
            <text:p>D</text:p>
          </table:table-cell>
          <table:table-cell office:value-type="float" office:value="6755" table:formula="of:=RANDBETWEEN(0;99999)" table:style-name="ce1">
            <text:p>67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1</text:p>
          </table:table-cell>
          <table:table-cell office:value-type="string" table:style-name="ce1">
            <text:p>Teófilo Contreras Téllez</text:p>
          </table:table-cell>
          <table:table-cell office:value-type="date" office:date-value="1992-01-29T00:00:00" table:style-name="ce4">
            <text:p>29/1/1992</text:p>
          </table:table-cell>
          <table:table-cell office:value-type="string" table:style-name="ce1">
            <text:p>9752 Blackburn Dr.</text:p>
          </table:table-cell>
          <table:table-cell office:value-type="string" table:style-name="ce1">
            <text:p>Brooklyn, NY 11214</text:p>
          </table:table-cell>
          <table:table-cell office:value-type="string" table:style-name="ce1">
            <text:p>(990) 738-6040</text:p>
          </table:table-cell>
          <table:table-cell office:value-type="string" table:style-name="ce1">
            <text:p>donev@outlook.com</text:p>
          </table:table-cell>
          <table:table-cell office:value-type="date" office:date-value="2016-02-16T17:24:24" table:style-name="ce5">
            <text:p>16/2/2016 17:24</text:p>
          </table:table-cell>
          <table:table-cell office:value-type="string" table:style-name="ce6">
            <text:p>C</text:p>
          </table:table-cell>
          <table:table-cell office:value-type="float" office:value="840" table:formula="of:=RANDBETWEEN(0;99999)" table:style-name="ce1">
            <text:p>8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2</text:p>
          </table:table-cell>
          <table:table-cell office:value-type="string" table:style-name="ce1">
            <text:p>Milagros Cabañas</text:p>
          </table:table-cell>
          <table:table-cell office:value-type="date" office:date-value="1972-08-07T00:00:00" table:style-name="ce4">
            <text:p>7/8/1972</text:p>
          </table:table-cell>
          <table:table-cell office:value-type="string" table:style-name="ce1">
            <text:p>8821 Rockville Lane</text:p>
          </table:table-cell>
          <table:table-cell office:value-type="string" table:style-name="ce1">
            <text:p>Newburgh, NY 12550</text:p>
          </table:table-cell>
          <table:table-cell office:value-type="string" table:style-name="ce1">
            <text:p>(770) 545-8863</text:p>
          </table:table-cell>
          <table:table-cell office:value-type="string" table:style-name="ce1">
            <text:p>hutton@me.com</text:p>
          </table:table-cell>
          <table:table-cell office:value-type="date" office:date-value="2006-08-26T23:56:50" table:style-name="ce5">
            <text:p>26/8/2006 23:56</text:p>
          </table:table-cell>
          <table:table-cell office:value-type="string" table:style-name="ce6">
            <text:p>C</text:p>
          </table:table-cell>
          <table:table-cell office:value-type="float" office:value="62029" table:formula="of:=RANDBETWEEN(0;99999)" table:style-name="ce1">
            <text:p>620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3</text:p>
          </table:table-cell>
          <table:table-cell office:value-type="string" table:style-name="ce1">
            <text:p>Gonzalo Sans Miró</text:p>
          </table:table-cell>
          <table:table-cell office:value-type="date" office:date-value="1980-05-08T00:00:00" table:style-name="ce4">
            <text:p>8/5/1980</text:p>
          </table:table-cell>
          <table:table-cell office:value-type="string" table:style-name="ce1">
            <text:p>6 Newport Court</text:p>
          </table:table-cell>
          <table:table-cell office:value-type="string" table:style-name="ce1">
            <text:p>Brooklyn, NY 11235</text:p>
          </table:table-cell>
          <table:table-cell office:value-type="string" table:style-name="ce1">
            <text:p>(334) 305-7194</text:p>
          </table:table-cell>
          <table:table-cell office:value-type="string" table:style-name="ce1">
            <text:p>corrada@mac.com</text:p>
          </table:table-cell>
          <table:table-cell office:value-type="date" office:date-value="2014-03-20T20:24:37" table:style-name="ce5">
            <text:p>20/3/2014 20:24</text:p>
          </table:table-cell>
          <table:table-cell office:value-type="string" table:style-name="ce6">
            <text:p>D</text:p>
          </table:table-cell>
          <table:table-cell office:value-type="float" office:value="56851" table:formula="of:=RANDBETWEEN(0;99999)" table:style-name="ce1">
            <text:p>568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4</text:p>
          </table:table-cell>
          <table:table-cell office:value-type="string" table:style-name="ce1">
            <text:p>Sofía Bou Zamorano</text:p>
          </table:table-cell>
          <table:table-cell office:value-type="date" office:date-value="1998-06-03T00:00:00" table:style-name="ce4">
            <text:p>3/6/1998</text:p>
          </table:table-cell>
          <table:table-cell office:value-type="string" table:style-name="ce1">
            <text:p>309 South Hill Field St.</text:p>
          </table:table-cell>
          <table:table-cell office:value-type="string" table:style-name="ce1">
            <text:p>Massapequa, NY 11758</text:p>
          </table:table-cell>
          <table:table-cell office:value-type="string" table:style-name="ce1">
            <text:p>(602) 467-4837</text:p>
          </table:table-cell>
          <table:table-cell office:value-type="string" table:style-name="ce1">
            <text:p>chinthaka@aol.com</text:p>
          </table:table-cell>
          <table:table-cell office:value-type="date" office:date-value="2012-02-21T21:40:16" table:style-name="ce5">
            <text:p>21/2/2012 21:40</text:p>
          </table:table-cell>
          <table:table-cell office:value-type="string" table:style-name="ce6">
            <text:p>B</text:p>
          </table:table-cell>
          <table:table-cell office:value-type="float" office:value="68188" table:formula="of:=RANDBETWEEN(0;99999)" table:style-name="ce1">
            <text:p>681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5</text:p>
          </table:table-cell>
          <table:table-cell office:value-type="string" table:style-name="ce1">
            <text:p>Leandro Gabino Cruz Izaguirre</text:p>
          </table:table-cell>
          <table:table-cell office:value-type="date" office:date-value="1980-07-16T00:00:00" table:style-name="ce4">
            <text:p>16/7/1980</text:p>
          </table:table-cell>
          <table:table-cell office:value-type="string" table:style-name="ce1">
            <text:p>7363 St Louis Street</text:p>
          </table:table-cell>
          <table:table-cell office:value-type="string" table:style-name="ce1">
            <text:p>Jamestown, NY 14701</text:p>
          </table:table-cell>
          <table:table-cell office:value-type="string" table:style-name="ce1">
            <text:p>(939) 500-3265</text:p>
          </table:table-cell>
          <table:table-cell office:value-type="string" table:style-name="ce1">
            <text:p>cgreuter@yahoo.com</text:p>
          </table:table-cell>
          <table:table-cell office:value-type="date" office:date-value="2007-04-10T15:04:38" table:style-name="ce5">
            <text:p>10/4/2007 15:04</text:p>
          </table:table-cell>
          <table:table-cell office:value-type="string" table:style-name="ce6">
            <text:p>D</text:p>
          </table:table-cell>
          <table:table-cell office:value-type="float" office:value="15392" table:formula="of:=RANDBETWEEN(0;99999)" table:style-name="ce1">
            <text:p>153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6</text:p>
          </table:table-cell>
          <table:table-cell office:value-type="string" table:style-name="ce1">
            <text:p>Angelina Royo Canals</text:p>
          </table:table-cell>
          <table:table-cell office:value-type="date" office:date-value="1999-09-11T00:00:00" table:style-name="ce4">
            <text:p>11/9/1999</text:p>
          </table:table-cell>
          <table:table-cell office:value-type="string" table:style-name="ce1">
            <text:p>8877 Selby Rd.</text:p>
          </table:table-cell>
          <table:table-cell office:value-type="string" table:style-name="ce1">
            <text:p>Fairport, NY 14450</text:p>
          </table:table-cell>
          <table:table-cell office:value-type="string" table:style-name="ce1">
            <text:p>(987) 536-2384</text:p>
          </table:table-cell>
          <table:table-cell office:value-type="string" table:style-name="ce1">
            <text:p>ateniese@hotmail.com</text:p>
          </table:table-cell>
          <table:table-cell office:value-type="date" office:date-value="2008-11-18T09:50:14" table:style-name="ce5">
            <text:p>18/11/2008 9:50</text:p>
          </table:table-cell>
          <table:table-cell office:value-type="string" table:style-name="ce6">
            <text:p>C</text:p>
          </table:table-cell>
          <table:table-cell office:value-type="float" office:value="83553" table:formula="of:=RANDBETWEEN(0;99999)" table:style-name="ce1">
            <text:p>835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7</text:p>
          </table:table-cell>
          <table:table-cell office:value-type="string" table:style-name="ce1">
            <text:p>Pío Fonseca-Granados</text:p>
          </table:table-cell>
          <table:table-cell office:value-type="date" office:date-value="1983-03-15T00:00:00" table:style-name="ce4">
            <text:p>15/3/1983</text:p>
          </table:table-cell>
          <table:table-cell office:value-type="string" table:style-name="ce1">
            <text:p>35 Airport Street</text:p>
          </table:table-cell>
          <table:table-cell office:value-type="string" table:style-name="ce1">
            <text:p>Bronx, NY 10465</text:p>
          </table:table-cell>
          <table:table-cell office:value-type="string" table:style-name="ce1">
            <text:p>(730) 738-3338</text:p>
          </table:table-cell>
          <table:table-cell office:value-type="string" table:style-name="ce1">
            <text:p>mcmillan@optonline.net</text:p>
          </table:table-cell>
          <table:table-cell office:value-type="date" office:date-value="2006-06-16T18:00:39" table:style-name="ce5">
            <text:p>16/6/2006 18:00</text:p>
          </table:table-cell>
          <table:table-cell office:value-type="string" table:style-name="ce6">
            <text:p>C</text:p>
          </table:table-cell>
          <table:table-cell office:value-type="float" office:value="99789" table:formula="of:=RANDBETWEEN(0;99999)" table:style-name="ce1">
            <text:p>997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8</text:p>
          </table:table-cell>
          <table:table-cell office:value-type="string" table:style-name="ce1">
            <text:p>Luis Miguel Cuadrado Gual</text:p>
          </table:table-cell>
          <table:table-cell office:value-type="date" office:date-value="1984-04-15T00:00:00" table:style-name="ce4">
            <text:p>15/4/1984</text:p>
          </table:table-cell>
          <table:table-cell office:value-type="string" table:style-name="ce1">
            <text:p>858 Primrose Lane</text:p>
          </table:table-cell>
          <table:table-cell office:value-type="string" table:style-name="ce1">
            <text:p>Brooklyn, NY 11234</text:p>
          </table:table-cell>
          <table:table-cell office:value-type="string" table:style-name="ce1">
            <text:p>(330) 201-7051</text:p>
          </table:table-cell>
          <table:table-cell office:value-type="string" table:style-name="ce1">
            <text:p>gilmoure@yahoo.ca</text:p>
          </table:table-cell>
          <table:table-cell office:value-type="date" office:date-value="2010-12-19T15:11:34" table:style-name="ce5">
            <text:p>19/12/2010 15:11</text:p>
          </table:table-cell>
          <table:table-cell office:value-type="string" table:style-name="ce6">
            <text:p>C</text:p>
          </table:table-cell>
          <table:table-cell office:value-type="float" office:value="81031" table:formula="of:=RANDBETWEEN(0;99999)" table:style-name="ce1">
            <text:p>810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9</text:p>
          </table:table-cell>
          <table:table-cell office:value-type="string" table:style-name="ce1">
            <text:p>Blanca Lucas Cortés</text:p>
          </table:table-cell>
          <table:table-cell office:value-type="date" office:date-value="1978-02-12T00:00:00" table:style-name="ce4">
            <text:p>12/2/1978</text:p>
          </table:table-cell>
          <table:table-cell office:value-type="string" table:style-name="ce1">
            <text:p>824 Woodside Avenue</text:p>
          </table:table-cell>
          <table:table-cell office:value-type="string" table:style-name="ce1">
            <text:p>West Babylon, NY 11704</text:p>
          </table:table-cell>
          <table:table-cell office:value-type="string" table:style-name="ce1">
            <text:p>(932) 338-3282</text:p>
          </table:table-cell>
          <table:table-cell office:value-type="string" table:style-name="ce1">
            <text:p>mbrown@live.com</text:p>
          </table:table-cell>
          <table:table-cell office:value-type="date" office:date-value="2010-12-06T09:19:02" table:style-name="ce5">
            <text:p>6/12/2010 9:19</text:p>
          </table:table-cell>
          <table:table-cell office:value-type="string" table:style-name="ce6">
            <text:p>A</text:p>
          </table:table-cell>
          <table:table-cell office:value-type="float" office:value="6381" table:formula="of:=RANDBETWEEN(0;99999)" table:style-name="ce1">
            <text:p>63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0</text:p>
          </table:table-cell>
          <table:table-cell office:value-type="string" table:style-name="ce1">
            <text:p>José Luis Arévalo</text:p>
          </table:table-cell>
          <table:table-cell office:value-type="date" office:date-value="1992-09-25T00:00:00" table:style-name="ce4">
            <text:p>25/9/1992</text:p>
          </table:table-cell>
          <table:table-cell office:value-type="string" table:style-name="ce1">
            <text:p>917 NW. Leatherwood Court</text:p>
          </table:table-cell>
          <table:table-cell office:value-type="string" table:style-name="ce1">
            <text:p>Bronx, NY 10461</text:p>
          </table:table-cell>
          <table:table-cell office:value-type="string" table:style-name="ce1">
            <text:p>(878) 237-0878</text:p>
          </table:table-cell>
          <table:table-cell office:value-type="string" table:style-name="ce1">
            <text:p>qmacro@verizon.net</text:p>
          </table:table-cell>
          <table:table-cell office:value-type="date" office:date-value="2011-01-20T14:13:52" table:style-name="ce5">
            <text:p>20/1/2011 14:13</text:p>
          </table:table-cell>
          <table:table-cell office:value-type="string" table:style-name="ce6">
            <text:p>D</text:p>
          </table:table-cell>
          <table:table-cell office:value-type="float" office:value="36185" table:formula="of:=RANDBETWEEN(0;99999)" table:style-name="ce1">
            <text:p>361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1</text:p>
          </table:table-cell>
          <table:table-cell office:value-type="string" table:style-name="ce1">
            <text:p>Leonel Sierra Fajardo</text:p>
          </table:table-cell>
          <table:table-cell office:value-type="date" office:date-value="1970-12-12T00:00:00" table:style-name="ce4">
            <text:p>12/12/1970</text:p>
          </table:table-cell>
          <table:table-cell office:value-type="string" table:style-name="ce1">
            <text:p>21 Creek Drive</text:p>
          </table:table-cell>
          <table:table-cell office:value-type="string" table:style-name="ce1">
            <text:p>Bronx, NY 10467</text:p>
          </table:table-cell>
          <table:table-cell office:value-type="string" table:style-name="ce1">
            <text:p>(403) 429-9891</text:p>
          </table:table-cell>
          <table:table-cell office:value-type="string" table:style-name="ce1">
            <text:p>staikos@gmail.com</text:p>
          </table:table-cell>
          <table:table-cell office:value-type="date" office:date-value="2019-12-19T17:19:32" table:style-name="ce5">
            <text:p>19/12/2019 17:19</text:p>
          </table:table-cell>
          <table:table-cell office:value-type="string" table:style-name="ce6">
            <text:p>E</text:p>
          </table:table-cell>
          <table:table-cell office:value-type="float" office:value="46138" table:formula="of:=RANDBETWEEN(0;99999)" table:style-name="ce1">
            <text:p>461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2</text:p>
          </table:table-cell>
          <table:table-cell office:value-type="string" table:style-name="ce1">
            <text:p>Calixto Palacio Casas</text:p>
          </table:table-cell>
          <table:table-cell office:value-type="date" office:date-value="1978-04-29T00:00:00" table:style-name="ce4">
            <text:p>29/4/1978</text:p>
          </table:table-cell>
          <table:table-cell office:value-type="string" table:style-name="ce1">
            <text:p>39 Goldfield Rd.</text:p>
          </table:table-cell>
          <table:table-cell office:value-type="string" table:style-name="ce1">
            <text:p>South Ozone Park, NY 11420</text:p>
          </table:table-cell>
          <table:table-cell office:value-type="string" table:style-name="ce1">
            <text:p>(705) 444-0556</text:p>
          </table:table-cell>
          <table:table-cell office:value-type="string" table:style-name="ce1">
            <text:p>knorr@comcast.net</text:p>
          </table:table-cell>
          <table:table-cell office:value-type="date" office:date-value="2019-10-14T13:37:57" table:style-name="ce5">
            <text:p>14/10/2019 13:37</text:p>
          </table:table-cell>
          <table:table-cell office:value-type="string" table:style-name="ce6">
            <text:p>E</text:p>
          </table:table-cell>
          <table:table-cell office:value-type="float" office:value="31662" table:formula="of:=RANDBETWEEN(0;99999)" table:style-name="ce1">
            <text:p>316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3</text:p>
          </table:table-cell>
          <table:table-cell office:value-type="string" table:style-name="ce1">
            <text:p>Eugenio Pla Alegre</text:p>
          </table:table-cell>
          <table:table-cell office:value-type="date" office:date-value="1974-02-11T00:00:00" table:style-name="ce4">
            <text:p>11/2/1974</text:p>
          </table:table-cell>
          <table:table-cell office:value-type="string" table:style-name="ce1">
            <text:p>972 Stillwater St.</text:p>
          </table:table-cell>
          <table:table-cell office:value-type="string" table:style-name="ce1">
            <text:p>Brooklyn, NY 11220</text:p>
          </table:table-cell>
          <table:table-cell office:value-type="string" table:style-name="ce1">
            <text:p>(879) 591-2306</text:p>
          </table:table-cell>
          <table:table-cell office:value-type="string" table:style-name="ce1">
            <text:p>gavinls@verizon.net</text:p>
          </table:table-cell>
          <table:table-cell office:value-type="date" office:date-value="2015-08-08T16:35:13" table:style-name="ce5">
            <text:p>8/8/2015 16:35</text:p>
          </table:table-cell>
          <table:table-cell office:value-type="string" table:style-name="ce6">
            <text:p>E</text:p>
          </table:table-cell>
          <table:table-cell office:value-type="float" office:value="37886" table:formula="of:=RANDBETWEEN(0;99999)" table:style-name="ce1">
            <text:p>378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4</text:p>
          </table:table-cell>
          <table:table-cell office:value-type="string" table:style-name="ce1">
            <text:p>Daniela Arana</text:p>
          </table:table-cell>
          <table:table-cell office:value-type="date" office:date-value="1996-08-12T00:00:00" table:style-name="ce4">
            <text:p>12/8/1996</text:p>
          </table:table-cell>
          <table:table-cell office:value-type="string" table:style-name="ce1">
            <text:p>86 Logan Dr.</text:p>
          </table:table-cell>
          <table:table-cell office:value-type="string" table:style-name="ce1">
            <text:p>Rego Park, NY 11374</text:p>
          </table:table-cell>
          <table:table-cell office:value-type="string" table:style-name="ce1">
            <text:p>(467) 399-9709</text:p>
          </table:table-cell>
          <table:table-cell office:value-type="string" table:style-name="ce1">
            <text:p>scarolan@aol.com</text:p>
          </table:table-cell>
          <table:table-cell office:value-type="date" office:date-value="2008-04-02T12:13:17" table:style-name="ce5">
            <text:p>2/4/2008 12:13</text:p>
          </table:table-cell>
          <table:table-cell office:value-type="string" table:style-name="ce6">
            <text:p>A</text:p>
          </table:table-cell>
          <table:table-cell office:value-type="float" office:value="26176" table:formula="of:=RANDBETWEEN(0;99999)" table:style-name="ce1">
            <text:p>261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5</text:p>
          </table:table-cell>
          <table:table-cell office:value-type="string" table:style-name="ce1">
            <text:p>Amancio Casares Francisco</text:p>
          </table:table-cell>
          <table:table-cell office:value-type="date" office:date-value="1976-04-11T00:00:00" table:style-name="ce4">
            <text:p>11/4/1976</text:p>
          </table:table-cell>
          <table:table-cell office:value-type="string" table:style-name="ce1">
            <text:p>88 Maple Circle</text:p>
          </table:table-cell>
          <table:table-cell office:value-type="string" table:style-name="ce1">
            <text:p>Tonawanda, NY 14150</text:p>
          </table:table-cell>
          <table:table-cell office:value-type="string" table:style-name="ce1">
            <text:p>(744) 598-1150</text:p>
          </table:table-cell>
          <table:table-cell office:value-type="string" table:style-name="ce1">
            <text:p>hutton@comcast.net</text:p>
          </table:table-cell>
          <table:table-cell office:value-type="date" office:date-value="2005-12-06T08:49:56" table:style-name="ce5">
            <text:p>6/12/2005 8:49</text:p>
          </table:table-cell>
          <table:table-cell office:value-type="string" table:style-name="ce6">
            <text:p>B</text:p>
          </table:table-cell>
          <table:table-cell office:value-type="float" office:value="54859" table:formula="of:=RANDBETWEEN(0;99999)" table:style-name="ce1">
            <text:p>548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6</text:p>
          </table:table-cell>
          <table:table-cell office:value-type="string" table:style-name="ce1">
            <text:p>Leopoldo Lamas Vilaplana</text:p>
          </table:table-cell>
          <table:table-cell office:value-type="date" office:date-value="1989-11-25T00:00:00" table:style-name="ce4">
            <text:p>25/11/1989</text:p>
          </table:table-cell>
          <table:table-cell office:value-type="string" table:style-name="ce1">
            <text:p>31 Studebaker St.</text:p>
          </table:table-cell>
          <table:table-cell office:value-type="string" table:style-name="ce1">
            <text:p>East Elmhurst, NY 11370</text:p>
          </table:table-cell>
          <table:table-cell office:value-type="string" table:style-name="ce1">
            <text:p>(857) 769-7335</text:p>
          </table:table-cell>
          <table:table-cell office:value-type="string" table:style-name="ce1">
            <text:p>pizza@gmail.com</text:p>
          </table:table-cell>
          <table:table-cell office:value-type="date" office:date-value="2015-06-09T06:58:11" table:style-name="ce5">
            <text:p>9/6/2015 6:58</text:p>
          </table:table-cell>
          <table:table-cell office:value-type="string" table:style-name="ce6">
            <text:p>A</text:p>
          </table:table-cell>
          <table:table-cell office:value-type="float" office:value="97478" table:formula="of:=RANDBETWEEN(0;99999)" table:style-name="ce1">
            <text:p>974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7</text:p>
          </table:table-cell>
          <table:table-cell office:value-type="string" table:style-name="ce1">
            <text:p>Pascual del Haro</text:p>
          </table:table-cell>
          <table:table-cell office:value-type="date" office:date-value="1996-05-28T00:00:00" table:style-name="ce4">
            <text:p>28/5/1996</text:p>
          </table:table-cell>
          <table:table-cell office:value-type="string" table:style-name="ce1">
            <text:p>34 E. Lafayette Court</text:p>
          </table:table-cell>
          <table:table-cell office:value-type="string" table:style-name="ce1">
            <text:p>Jamaica, NY 11434</text:p>
          </table:table-cell>
          <table:table-cell office:value-type="string" table:style-name="ce1">
            <text:p>(894) 916-8764</text:p>
          </table:table-cell>
          <table:table-cell office:value-type="string" table:style-name="ce1">
            <text:p>mobileip@yahoo.ca</text:p>
          </table:table-cell>
          <table:table-cell office:value-type="date" office:date-value="2016-03-24T17:08:12" table:style-name="ce5">
            <text:p>24/3/2016 17:08</text:p>
          </table:table-cell>
          <table:table-cell office:value-type="string" table:style-name="ce6">
            <text:p>A</text:p>
          </table:table-cell>
          <table:table-cell office:value-type="float" office:value="66991" table:formula="of:=RANDBETWEEN(0;99999)" table:style-name="ce1">
            <text:p>669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8</text:p>
          </table:table-cell>
          <table:table-cell office:value-type="string" table:style-name="ce1">
            <text:p>Dionisia Llamas</text:p>
          </table:table-cell>
          <table:table-cell office:value-type="date" office:date-value="1998-01-16T00:00:00" table:style-name="ce4">
            <text:p>16/1/1998</text:p>
          </table:table-cell>
          <table:table-cell office:value-type="string" table:style-name="ce1">
            <text:p>2 Ridgeview Dr.</text:p>
          </table:table-cell>
          <table:table-cell office:value-type="string" table:style-name="ce1">
            <text:p>Middletown, NY 10940</text:p>
          </table:table-cell>
          <table:table-cell office:value-type="string" table:style-name="ce1">
            <text:p>(546) 437-8882</text:p>
          </table:table-cell>
          <table:table-cell office:value-type="string" table:style-name="ce1">
            <text:p>horrocks@yahoo.com</text:p>
          </table:table-cell>
          <table:table-cell office:value-type="date" office:date-value="2005-06-15T11:43:44" table:style-name="ce5">
            <text:p>15/6/2005 11:43</text:p>
          </table:table-cell>
          <table:table-cell office:value-type="string" table:style-name="ce6">
            <text:p>E</text:p>
          </table:table-cell>
          <table:table-cell office:value-type="float" office:value="94083" table:formula="of:=RANDBETWEEN(0;99999)" table:style-name="ce1">
            <text:p>940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9</text:p>
          </table:table-cell>
          <table:table-cell office:value-type="string" table:style-name="ce1">
            <text:p>Amada Falcó Llabrés</text:p>
          </table:table-cell>
          <table:table-cell office:value-type="date" office:date-value="1987-02-25T00:00:00" table:style-name="ce4">
            <text:p>25/2/1987</text:p>
          </table:table-cell>
          <table:table-cell office:value-type="string" table:style-name="ce1">
            <text:p>75 Jefferson Lane</text:p>
          </table:table-cell>
          <table:table-cell office:value-type="string" table:style-name="ce1">
            <text:p>Poughkeepsie, NY 12603</text:p>
          </table:table-cell>
          <table:table-cell office:value-type="string" table:style-name="ce1">
            <text:p>(928) 743-6374</text:p>
          </table:table-cell>
          <table:table-cell office:value-type="string" table:style-name="ce1">
            <text:p>sarahs@aol.com</text:p>
          </table:table-cell>
          <table:table-cell office:value-type="date" office:date-value="2021-02-20T02:46:38" table:style-name="ce5">
            <text:p>20/2/2021 2:46</text:p>
          </table:table-cell>
          <table:table-cell office:value-type="string" table:style-name="ce6">
            <text:p>B</text:p>
          </table:table-cell>
          <table:table-cell office:value-type="float" office:value="57208" table:formula="of:=RANDBETWEEN(0;99999)" table:style-name="ce1">
            <text:p>572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0</text:p>
          </table:table-cell>
          <table:table-cell office:value-type="string" table:style-name="ce1">
            <text:p>Óscar Enríquez Acedo</text:p>
          </table:table-cell>
          <table:table-cell office:value-type="date" office:date-value="1988-08-31T00:00:00" table:style-name="ce4">
            <text:p>31/8/1988</text:p>
          </table:table-cell>
          <table:table-cell office:value-type="string" table:style-name="ce1">
            <text:p>5 Circle Dr.</text:p>
          </table:table-cell>
          <table:table-cell office:value-type="string" table:style-name="ce1">
            <text:p>Huntington Station, NY 11746</text:p>
          </table:table-cell>
          <table:table-cell office:value-type="string" table:style-name="ce1">
            <text:p>(751) 725-0334</text:p>
          </table:table-cell>
          <table:table-cell office:value-type="string" table:style-name="ce1">
            <text:p>fluffy@aol.com</text:p>
          </table:table-cell>
          <table:table-cell office:value-type="date" office:date-value="2008-05-26T01:17:56" table:style-name="ce5">
            <text:p>26/5/2008 1:17</text:p>
          </table:table-cell>
          <table:table-cell office:value-type="string" table:style-name="ce6">
            <text:p>E</text:p>
          </table:table-cell>
          <table:table-cell office:value-type="float" office:value="46782" table:formula="of:=RANDBETWEEN(0;99999)" table:style-name="ce1">
            <text:p>467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1</text:p>
          </table:table-cell>
          <table:table-cell office:value-type="string" table:style-name="ce1">
            <text:p>Cecilio Bastida Seguí</text:p>
          </table:table-cell>
          <table:table-cell office:value-type="date" office:date-value="1971-11-21T00:00:00" table:style-name="ce4">
            <text:p>21/11/1971</text:p>
          </table:table-cell>
          <table:table-cell office:value-type="string" table:style-name="ce1">
            <text:p>612 Silver Spear Dr.</text:p>
          </table:table-cell>
          <table:table-cell office:value-type="string" table:style-name="ce1">
            <text:p>Brooklyn, NY 11204</text:p>
          </table:table-cell>
          <table:table-cell office:value-type="string" table:style-name="ce1">
            <text:p>(453) 596-2200</text:p>
          </table:table-cell>
          <table:table-cell office:value-type="string" table:style-name="ce1">
            <text:p>jeffcovey@optonline.net</text:p>
          </table:table-cell>
          <table:table-cell office:value-type="date" office:date-value="2007-05-05T18:28:55" table:style-name="ce5">
            <text:p>5/5/2007 18:28</text:p>
          </table:table-cell>
          <table:table-cell office:value-type="string" table:style-name="ce6">
            <text:p>C</text:p>
          </table:table-cell>
          <table:table-cell office:value-type="float" office:value="53030" table:formula="of:=RANDBETWEEN(0;99999)" table:style-name="ce1">
            <text:p>53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2</text:p>
          </table:table-cell>
          <table:table-cell office:value-type="string" table:style-name="ce1">
            <text:p>Leocadia Aznar Revilla</text:p>
          </table:table-cell>
          <table:table-cell office:value-type="date" office:date-value="1989-05-04T00:00:00" table:style-name="ce4">
            <text:p>4/5/1989</text:p>
          </table:table-cell>
          <table:table-cell office:value-type="string" table:style-name="ce1">
            <text:p>8627 Bayberry Street</text:p>
          </table:table-cell>
          <table:table-cell office:value-type="string" table:style-name="ce1">
            <text:p>New York, NY 10028</text:p>
          </table:table-cell>
          <table:table-cell office:value-type="string" table:style-name="ce1">
            <text:p>(623) 788-7862</text:p>
          </table:table-cell>
          <table:table-cell office:value-type="string" table:style-name="ce1">
            <text:p>naoya@outlook.com</text:p>
          </table:table-cell>
          <table:table-cell office:value-type="date" office:date-value="2020-04-13T15:39:38" table:style-name="ce5">
            <text:p>13/4/2020 15:39</text:p>
          </table:table-cell>
          <table:table-cell office:value-type="string" table:style-name="ce6">
            <text:p>A</text:p>
          </table:table-cell>
          <table:table-cell office:value-type="float" office:value="14383" table:formula="of:=RANDBETWEEN(0;99999)" table:style-name="ce1">
            <text:p>143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3</text:p>
          </table:table-cell>
          <table:table-cell office:value-type="string" table:style-name="ce1">
            <text:p>Anabel Iniesta Hierro</text:p>
          </table:table-cell>
          <table:table-cell office:value-type="date" office:date-value="1987-06-04T00:00:00" table:style-name="ce4">
            <text:p>4/6/1987</text:p>
          </table:table-cell>
          <table:table-cell office:value-type="string" table:style-name="ce1">
            <text:p>4 Bank Dr.</text:p>
          </table:table-cell>
          <table:table-cell office:value-type="string" table:style-name="ce1">
            <text:p>Bronx, NY 10466</text:p>
          </table:table-cell>
          <table:table-cell office:value-type="string" table:style-name="ce1">
            <text:p>(920) 438-1880</text:p>
          </table:table-cell>
          <table:table-cell office:value-type="string" table:style-name="ce1">
            <text:p>staikos@optonline.net</text:p>
          </table:table-cell>
          <table:table-cell office:value-type="date" office:date-value="2019-11-08T09:26:56" table:style-name="ce5">
            <text:p>8/11/2019 9:26</text:p>
          </table:table-cell>
          <table:table-cell office:value-type="string" table:style-name="ce6">
            <text:p>C</text:p>
          </table:table-cell>
          <table:table-cell office:value-type="float" office:value="53020" table:formula="of:=RANDBETWEEN(0;99999)" table:style-name="ce1">
            <text:p>530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4</text:p>
          </table:table-cell>
          <table:table-cell office:value-type="string" table:style-name="ce1">
            <text:p>Lilia Narváez Batalla</text:p>
          </table:table-cell>
          <table:table-cell office:value-type="date" office:date-value="1982-05-09T00:00:00" table:style-name="ce4">
            <text:p>9/5/1982</text:p>
          </table:table-cell>
          <table:table-cell office:value-type="string" table:style-name="ce1">
            <text:p>8579 Greenview St.</text:p>
          </table:table-cell>
          <table:table-cell office:value-type="string" table:style-name="ce1">
            <text:p>Jackson Heights, NY 11372</text:p>
          </table:table-cell>
          <table:table-cell office:value-type="string" table:style-name="ce1">
            <text:p>(752) 297-5212</text:p>
          </table:table-cell>
          <table:table-cell office:value-type="string" table:style-name="ce1">
            <text:p>mrobshaw@me.com</text:p>
          </table:table-cell>
          <table:table-cell office:value-type="date" office:date-value="2017-07-09T13:14:48" table:style-name="ce5">
            <text:p>9/7/2017 13:14</text:p>
          </table:table-cell>
          <table:table-cell office:value-type="string" table:style-name="ce6">
            <text:p>C</text:p>
          </table:table-cell>
          <table:table-cell office:value-type="float" office:value="78906" table:formula="of:=RANDBETWEEN(0;99999)" table:style-name="ce1">
            <text:p>789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5</text:p>
          </table:table-cell>
          <table:table-cell office:value-type="string" table:style-name="ce1">
            <text:p>Adriana Egea Luís</text:p>
          </table:table-cell>
          <table:table-cell office:value-type="date" office:date-value="1998-01-30T00:00:00" table:style-name="ce4">
            <text:p>30/1/1998</text:p>
          </table:table-cell>
          <table:table-cell office:value-type="string" table:style-name="ce1">
            <text:p>8483 Sugar Ave.</text:p>
          </table:table-cell>
          <table:table-cell office:value-type="string" table:style-name="ce1">
            <text:p>Bronx, NY 10453</text:p>
          </table:table-cell>
          <table:table-cell office:value-type="string" table:style-name="ce1">
            <text:p>(693) 681-7202</text:p>
          </table:table-cell>
          <table:table-cell office:value-type="string" table:style-name="ce1">
            <text:p>ajlitt@outlook.com</text:p>
          </table:table-cell>
          <table:table-cell office:value-type="date" office:date-value="2021-04-13T20:03:00" table:style-name="ce5">
            <text:p>13/4/2021 20:03</text:p>
          </table:table-cell>
          <table:table-cell office:value-type="string" table:style-name="ce6">
            <text:p>B</text:p>
          </table:table-cell>
          <table:table-cell office:value-type="float" office:value="68121" table:formula="of:=RANDBETWEEN(0;99999)" table:style-name="ce1">
            <text:p>681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6</text:p>
          </table:table-cell>
          <table:table-cell office:value-type="string" table:style-name="ce1">
            <text:p>Pepita del Gallart</text:p>
          </table:table-cell>
          <table:table-cell office:value-type="date" office:date-value="1970-01-04T00:00:00" table:style-name="ce4">
            <text:p>4/1/1970</text:p>
          </table:table-cell>
          <table:table-cell office:value-type="string" table:style-name="ce1">
            <text:p>8995 Rockledge Street</text:p>
          </table:table-cell>
          <table:table-cell office:value-type="string" table:style-name="ce1">
            <text:p>Westbury, NY 11590</text:p>
          </table:table-cell>
          <table:table-cell office:value-type="string" table:style-name="ce1">
            <text:p>(455) 437-3253</text:p>
          </table:table-cell>
          <table:table-cell office:value-type="string" table:style-name="ce1">
            <text:p>dawnsong@icloud.com</text:p>
          </table:table-cell>
          <table:table-cell office:value-type="date" office:date-value="2010-12-15T00:29:22" table:style-name="ce5">
            <text:p>15/12/2010 0:29</text:p>
          </table:table-cell>
          <table:table-cell office:value-type="string" table:style-name="ce6">
            <text:p>C</text:p>
          </table:table-cell>
          <table:table-cell office:value-type="float" office:value="41715" table:formula="of:=RANDBETWEEN(0;99999)" table:style-name="ce1">
            <text:p>417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7</text:p>
          </table:table-cell>
          <table:table-cell office:value-type="string" table:style-name="ce1">
            <text:p>Luis Ángel Téllez Conde</text:p>
          </table:table-cell>
          <table:table-cell office:value-type="date" office:date-value="1971-03-03T00:00:00" table:style-name="ce4">
            <text:p>3/3/1971</text:p>
          </table:table-cell>
          <table:table-cell office:value-type="string" table:style-name="ce1">
            <text:p>9834 Pennington Ave.</text:p>
          </table:table-cell>
          <table:table-cell office:value-type="string" table:style-name="ce1">
            <text:p>Bronx, NY 10460</text:p>
          </table:table-cell>
          <table:table-cell office:value-type="string" table:style-name="ce1">
            <text:p>(212) 757-8062</text:p>
          </table:table-cell>
          <table:table-cell office:value-type="string" table:style-name="ce1">
            <text:p>mirod@aol.com</text:p>
          </table:table-cell>
          <table:table-cell office:value-type="date" office:date-value="2015-02-24T20:17:45" table:style-name="ce5">
            <text:p>24/2/2015 20:17</text:p>
          </table:table-cell>
          <table:table-cell office:value-type="string" table:style-name="ce6">
            <text:p>A</text:p>
          </table:table-cell>
          <table:table-cell office:value-type="float" office:value="414" table:formula="of:=RANDBETWEEN(0;99999)" table:style-name="ce1">
            <text:p>4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8</text:p>
          </table:table-cell>
          <table:table-cell office:value-type="string" table:style-name="ce1">
            <text:p>Angelina Sanmiguel Gallo</text:p>
          </table:table-cell>
          <table:table-cell office:value-type="date" office:date-value="2000-02-25T00:00:00" table:style-name="ce4">
            <text:p>25/2/2000</text:p>
          </table:table-cell>
          <table:table-cell office:value-type="string" table:style-name="ce1">
            <text:p>14 Charles Ave.</text:p>
          </table:table-cell>
          <table:table-cell office:value-type="string" table:style-name="ce1">
            <text:p>Buffalo, NY 14215</text:p>
          </table:table-cell>
          <table:table-cell office:value-type="string" table:style-name="ce1">
            <text:p>(904) 210-8504</text:p>
          </table:table-cell>
          <table:table-cell office:value-type="string" table:style-name="ce1">
            <text:p>uraeus@aol.com</text:p>
          </table:table-cell>
          <table:table-cell office:value-type="date" office:date-value="2006-03-09T15:15:23" table:style-name="ce5">
            <text:p>9/3/2006 15:15</text:p>
          </table:table-cell>
          <table:table-cell office:value-type="string" table:style-name="ce6">
            <text:p>B</text:p>
          </table:table-cell>
          <table:table-cell office:value-type="float" office:value="21736" table:formula="of:=RANDBETWEEN(0;99999)" table:style-name="ce1">
            <text:p>217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9</text:p>
          </table:table-cell>
          <table:table-cell office:value-type="string" table:style-name="ce1">
            <text:p>Catalina Solé Porras</text:p>
          </table:table-cell>
          <table:table-cell office:value-type="date" office:date-value="1971-08-21T00:00:00" table:style-name="ce4">
            <text:p>21/8/1971</text:p>
          </table:table-cell>
          <table:table-cell office:value-type="string" table:style-name="ce1">
            <text:p>178 Oakland Lane</text:p>
          </table:table-cell>
          <table:table-cell office:value-type="string" table:style-name="ce1">
            <text:p>Rome, NY 13440</text:p>
          </table:table-cell>
          <table:table-cell office:value-type="string" table:style-name="ce1">
            <text:p>(203) 626-2113</text:p>
          </table:table-cell>
          <table:table-cell office:value-type="string" table:style-name="ce1">
            <text:p>treeves@comcast.net</text:p>
          </table:table-cell>
          <table:table-cell office:value-type="date" office:date-value="2010-09-17T12:46:23" table:style-name="ce5">
            <text:p>17/9/2010 12:46</text:p>
          </table:table-cell>
          <table:table-cell office:value-type="string" table:style-name="ce6">
            <text:p>B</text:p>
          </table:table-cell>
          <table:table-cell office:value-type="float" office:value="49945" table:formula="of:=RANDBETWEEN(0;99999)" table:style-name="ce1">
            <text:p>499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0</text:p>
          </table:table-cell>
          <table:table-cell office:value-type="string" table:style-name="ce1">
            <text:p>Manuela Benavides Gálvez</text:p>
          </table:table-cell>
          <table:table-cell office:value-type="date" office:date-value="1993-05-02T00:00:00" table:style-name="ce4">
            <text:p>2/5/1993</text:p>
          </table:table-cell>
          <table:table-cell office:value-type="string" table:style-name="ce1">
            <text:p>7690 Glenridge Street</text:p>
          </table:table-cell>
          <table:table-cell office:value-type="string" table:style-name="ce1">
            <text:p>New York, NY 10032</text:p>
          </table:table-cell>
          <table:table-cell office:value-type="string" table:style-name="ce1">
            <text:p>(671) 220-0042</text:p>
          </table:table-cell>
          <table:table-cell office:value-type="string" table:style-name="ce1">
            <text:p>gknauss@outlook.com</text:p>
          </table:table-cell>
          <table:table-cell office:value-type="date" office:date-value="2018-02-07T11:08:15" table:style-name="ce5">
            <text:p>7/2/2018 11:08</text:p>
          </table:table-cell>
          <table:table-cell office:value-type="string" table:style-name="ce6">
            <text:p>A</text:p>
          </table:table-cell>
          <table:table-cell office:value-type="float" office:value="18881" table:formula="of:=RANDBETWEEN(0;99999)" table:style-name="ce1">
            <text:p>188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1</text:p>
          </table:table-cell>
          <table:table-cell office:value-type="string" table:style-name="ce1">
            <text:p>Teresa Lastra Serra</text:p>
          </table:table-cell>
          <table:table-cell office:value-type="date" office:date-value="1987-09-22T00:00:00" table:style-name="ce4">
            <text:p>22/9/1987</text:p>
          </table:table-cell>
          <table:table-cell office:value-type="string" table:style-name="ce1">
            <text:p>9105 E. Bayberry Avenue</text:p>
          </table:table-cell>
          <table:table-cell office:value-type="string" table:style-name="ce1">
            <text:p>Flushing, NY 11355</text:p>
          </table:table-cell>
          <table:table-cell office:value-type="string" table:style-name="ce1">
            <text:p>(547) 966-8598</text:p>
          </table:table-cell>
          <table:table-cell office:value-type="string" table:style-name="ce1">
            <text:p>duncand@mac.com</text:p>
          </table:table-cell>
          <table:table-cell office:value-type="date" office:date-value="2005-04-14T21:29:10" table:style-name="ce5">
            <text:p>14/4/2005 21:29</text:p>
          </table:table-cell>
          <table:table-cell office:value-type="string" table:style-name="ce6">
            <text:p>B</text:p>
          </table:table-cell>
          <table:table-cell office:value-type="float" office:value="63049" table:formula="of:=RANDBETWEEN(0;99999)" table:style-name="ce1">
            <text:p>630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2</text:p>
          </table:table-cell>
          <table:table-cell office:value-type="string" table:style-name="ce1">
            <text:p>Marianela Jover Carballo</text:p>
          </table:table-cell>
          <table:table-cell office:value-type="date" office:date-value="1995-08-19T00:00:00" table:style-name="ce4">
            <text:p>19/8/1995</text:p>
          </table:table-cell>
          <table:table-cell office:value-type="string" table:style-name="ce1">
            <text:p>8489 Colonial St.</text:p>
          </table:table-cell>
          <table:table-cell office:value-type="string" table:style-name="ce1">
            <text:p>Rochester, NY 14609</text:p>
          </table:table-cell>
          <table:table-cell office:value-type="string" table:style-name="ce1">
            <text:p>(623) 913-9558</text:p>
          </table:table-cell>
          <table:table-cell office:value-type="string" table:style-name="ce1">
            <text:p>marioph@mac.com</text:p>
          </table:table-cell>
          <table:table-cell office:value-type="date" office:date-value="2006-02-05T14:39:00" table:style-name="ce5">
            <text:p>5/2/2006 14:39</text:p>
          </table:table-cell>
          <table:table-cell office:value-type="string" table:style-name="ce6">
            <text:p>A</text:p>
          </table:table-cell>
          <table:table-cell office:value-type="float" office:value="15296" table:formula="of:=RANDBETWEEN(0;99999)" table:style-name="ce1">
            <text:p>152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3</text:p>
          </table:table-cell>
          <table:table-cell office:value-type="string" table:style-name="ce1">
            <text:p>Ainara Zaragoza Crespi</text:p>
          </table:table-cell>
          <table:table-cell office:value-type="date" office:date-value="1977-06-08T00:00:00" table:style-name="ce4">
            <text:p>8/6/1977</text:p>
          </table:table-cell>
          <table:table-cell office:value-type="string" table:style-name="ce1">
            <text:p>7266 Shady Drive</text:p>
          </table:table-cell>
          <table:table-cell office:value-type="string" table:style-name="ce1">
            <text:p>Hamburg, NY 14075</text:p>
          </table:table-cell>
          <table:table-cell office:value-type="string" table:style-name="ce1">
            <text:p>(715) 291-1286</text:p>
          </table:table-cell>
          <table:table-cell office:value-type="string" table:style-name="ce1">
            <text:p>unreal@aol.com</text:p>
          </table:table-cell>
          <table:table-cell office:value-type="date" office:date-value="2019-06-15T00:44:16" table:style-name="ce5">
            <text:p>15/6/2019 0:44</text:p>
          </table:table-cell>
          <table:table-cell office:value-type="string" table:style-name="ce6">
            <text:p>C</text:p>
          </table:table-cell>
          <table:table-cell office:value-type="float" office:value="95929" table:formula="of:=RANDBETWEEN(0;99999)" table:style-name="ce1">
            <text:p>959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4</text:p>
          </table:table-cell>
          <table:table-cell office:value-type="string" table:style-name="ce1">
            <text:p>Claudio Porfirio Francisco Múñiz</text:p>
          </table:table-cell>
          <table:table-cell office:value-type="date" office:date-value="1979-06-30T00:00:00" table:style-name="ce4">
            <text:p>30/6/1979</text:p>
          </table:table-cell>
          <table:table-cell office:value-type="string" table:style-name="ce1">
            <text:p>493 Summer Avenue</text:p>
          </table:table-cell>
          <table:table-cell office:value-type="string" table:style-name="ce1">
            <text:p>Forest Hills, NY 11375</text:p>
          </table:table-cell>
          <table:table-cell office:value-type="string" table:style-name="ce1">
            <text:p>(354) 237-3268</text:p>
          </table:table-cell>
          <table:table-cell office:value-type="string" table:style-name="ce1">
            <text:p>mdielmann@yahoo.ca</text:p>
          </table:table-cell>
          <table:table-cell office:value-type="date" office:date-value="2019-11-17T09:37:45" table:style-name="ce5">
            <text:p>17/11/2019 9:37</text:p>
          </table:table-cell>
          <table:table-cell office:value-type="string" table:style-name="ce6">
            <text:p>A</text:p>
          </table:table-cell>
          <table:table-cell office:value-type="float" office:value="9404" table:formula="of:=RANDBETWEEN(0;99999)" table:style-name="ce1">
            <text:p>94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5</text:p>
          </table:table-cell>
          <table:table-cell office:value-type="string" table:style-name="ce1">
            <text:p>Andrés Felipe Cuevas</text:p>
          </table:table-cell>
          <table:table-cell office:value-type="date" office:date-value="1987-10-16T00:00:00" table:style-name="ce4">
            <text:p>16/10/1987</text:p>
          </table:table-cell>
          <table:table-cell office:value-type="string" table:style-name="ce1">
            <text:p>254 Kingston Street</text:p>
          </table:table-cell>
          <table:table-cell office:value-type="string" table:style-name="ce1">
            <text:p>Brooklyn, NY 11238</text:p>
          </table:table-cell>
          <table:table-cell office:value-type="string" table:style-name="ce1">
            <text:p>(269) 935-1685</text:p>
          </table:table-cell>
          <table:table-cell office:value-type="string" table:style-name="ce1">
            <text:p>kuparine@msn.com</text:p>
          </table:table-cell>
          <table:table-cell office:value-type="date" office:date-value="2015-07-23T18:00:07" table:style-name="ce5">
            <text:p>23/7/2015 18:00</text:p>
          </table:table-cell>
          <table:table-cell office:value-type="string" table:style-name="ce6">
            <text:p>B</text:p>
          </table:table-cell>
          <table:table-cell office:value-type="float" office:value="43782" table:formula="of:=RANDBETWEEN(0;99999)" table:style-name="ce1">
            <text:p>437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6</text:p>
          </table:table-cell>
          <table:table-cell office:value-type="string" table:style-name="ce1">
            <text:p>Encarnación Fiol Domingo</text:p>
          </table:table-cell>
          <table:table-cell office:value-type="date" office:date-value="1999-06-28T00:00:00" table:style-name="ce4">
            <text:p>28/6/1999</text:p>
          </table:table-cell>
          <table:table-cell office:value-type="string" table:style-name="ce1">
            <text:p>37 Garfield Dr.</text:p>
          </table:table-cell>
          <table:table-cell office:value-type="string" table:style-name="ce1">
            <text:p>Brooklyn, NY 11213</text:p>
          </table:table-cell>
          <table:table-cell office:value-type="string" table:style-name="ce1">
            <text:p>(646) 203-3225</text:p>
          </table:table-cell>
          <table:table-cell office:value-type="string" table:style-name="ce1">
            <text:p>pfitza@live.com</text:p>
          </table:table-cell>
          <table:table-cell office:value-type="date" office:date-value="2007-08-17T15:06:39" table:style-name="ce5">
            <text:p>17/8/2007 15:06</text:p>
          </table:table-cell>
          <table:table-cell office:value-type="string" table:style-name="ce6">
            <text:p>C</text:p>
          </table:table-cell>
          <table:table-cell office:value-type="float" office:value="94971" table:formula="of:=RANDBETWEEN(0;99999)" table:style-name="ce1">
            <text:p>949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7</text:p>
          </table:table-cell>
          <table:table-cell office:value-type="string" table:style-name="ce1">
            <text:p>Fátima de Cisneros</text:p>
          </table:table-cell>
          <table:table-cell office:value-type="date" office:date-value="1989-10-02T00:00:00" table:style-name="ce4">
            <text:p>2/10/1989</text:p>
          </table:table-cell>
          <table:table-cell office:value-type="string" table:style-name="ce1">
            <text:p>92 Peg Shop Rd.</text:p>
          </table:table-cell>
          <table:table-cell office:value-type="string" table:style-name="ce1">
            <text:p>New York, NY 10002</text:p>
          </table:table-cell>
          <table:table-cell office:value-type="string" table:style-name="ce1">
            <text:p>(806) 938-4587</text:p>
          </table:table-cell>
          <table:table-cell office:value-type="string" table:style-name="ce1">
            <text:p>comdig@yahoo.ca</text:p>
          </table:table-cell>
          <table:table-cell office:value-type="date" office:date-value="2005-04-01T21:14:45" table:style-name="ce5">
            <text:p>1/4/2005 21:14</text:p>
          </table:table-cell>
          <table:table-cell office:value-type="string" table:style-name="ce6">
            <text:p>D</text:p>
          </table:table-cell>
          <table:table-cell office:value-type="float" office:value="85071" table:formula="of:=RANDBETWEEN(0;99999)" table:style-name="ce1">
            <text:p>850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8</text:p>
          </table:table-cell>
          <table:table-cell office:value-type="string" table:style-name="ce1">
            <text:p>Maximino Vigil Morante</text:p>
          </table:table-cell>
          <table:table-cell office:value-type="date" office:date-value="1995-06-05T00:00:00" table:style-name="ce4">
            <text:p>5/6/1995</text:p>
          </table:table-cell>
          <table:table-cell office:value-type="string" table:style-name="ce1">
            <text:p>457 Orange Street</text:p>
          </table:table-cell>
          <table:table-cell office:value-type="string" table:style-name="ce1">
            <text:p>Elmont, NY 11003</text:p>
          </table:table-cell>
          <table:table-cell office:value-type="string" table:style-name="ce1">
            <text:p>(633) 955-6590</text:p>
          </table:table-cell>
          <table:table-cell office:value-type="string" table:style-name="ce1">
            <text:p>sfoskett@verizon.net</text:p>
          </table:table-cell>
          <table:table-cell office:value-type="date" office:date-value="2008-01-01T11:31:05" table:style-name="ce5">
            <text:p>1/1/2008 11:31</text:p>
          </table:table-cell>
          <table:table-cell office:value-type="string" table:style-name="ce6">
            <text:p>B</text:p>
          </table:table-cell>
          <table:table-cell office:value-type="float" office:value="7500" table:formula="of:=RANDBETWEEN(0;99999)" table:style-name="ce1">
            <text:p>75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9</text:p>
          </table:table-cell>
          <table:table-cell office:value-type="string" table:style-name="ce1">
            <text:p>María Luisa Antúnez Girón</text:p>
          </table:table-cell>
          <table:table-cell office:value-type="date" office:date-value="1989-11-23T00:00:00" table:style-name="ce4">
            <text:p>23/11/1989</text:p>
          </table:table-cell>
          <table:table-cell office:value-type="string" table:style-name="ce1">
            <text:p>62 Swanson Dr.</text:p>
          </table:table-cell>
          <table:table-cell office:value-type="string" table:style-name="ce1">
            <text:p>Brooklyn, NY 11211</text:p>
          </table:table-cell>
          <table:table-cell office:value-type="string" table:style-name="ce1">
            <text:p>(987) 947-7889</text:p>
          </table:table-cell>
          <table:table-cell office:value-type="string" table:style-name="ce1">
            <text:p>techie@gmail.com</text:p>
          </table:table-cell>
          <table:table-cell office:value-type="date" office:date-value="2006-02-03T20:20:07" table:style-name="ce5">
            <text:p>3/2/2006 20:20</text:p>
          </table:table-cell>
          <table:table-cell office:value-type="string" table:style-name="ce6">
            <text:p>D</text:p>
          </table:table-cell>
          <table:table-cell office:value-type="float" office:value="50296" table:formula="of:=RANDBETWEEN(0;99999)" table:style-name="ce1">
            <text:p>502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0</text:p>
          </table:table-cell>
          <table:table-cell office:value-type="string" table:style-name="ce1">
            <text:p>Beatriz Bello Godoy</text:p>
          </table:table-cell>
          <table:table-cell office:value-type="date" office:date-value="1974-03-01T00:00:00" table:style-name="ce4">
            <text:p>1/3/1974</text:p>
          </table:table-cell>
          <table:table-cell office:value-type="string" table:style-name="ce1">
            <text:p>269 Hartford St.</text:p>
          </table:table-cell>
          <table:table-cell office:value-type="string" table:style-name="ce1">
            <text:p>Bronx, NY 10468</text:p>
          </table:table-cell>
          <table:table-cell office:value-type="string" table:style-name="ce1">
            <text:p>(946) 604-6365</text:p>
          </table:table-cell>
          <table:table-cell office:value-type="string" table:style-name="ce1">
            <text:p>kjetilk@live.com</text:p>
          </table:table-cell>
          <table:table-cell office:value-type="date" office:date-value="2011-12-31T12:40:32" table:style-name="ce5">
            <text:p>31/12/2011 12:40</text:p>
          </table:table-cell>
          <table:table-cell office:value-type="string" table:style-name="ce6">
            <text:p>D</text:p>
          </table:table-cell>
          <table:table-cell office:value-type="float" office:value="2532" table:formula="of:=RANDBETWEEN(0;99999)" table:style-name="ce1">
            <text:p>25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1</text:p>
          </table:table-cell>
          <table:table-cell office:value-type="string" table:style-name="ce1">
            <text:p>Eloísa Rosalina Pont Madrigal</text:p>
          </table:table-cell>
          <table:table-cell office:value-type="date" office:date-value="1980-03-07T00:00:00" table:style-name="ce4">
            <text:p>7/3/1980</text:p>
          </table:table-cell>
          <table:table-cell office:value-type="string" table:style-name="ce1">
            <text:p>15 East Richardson Drive</text:p>
          </table:table-cell>
          <table:table-cell office:value-type="string" table:style-name="ce1">
            <text:p>Astoria, NY 11106</text:p>
          </table:table-cell>
          <table:table-cell office:value-type="string" table:style-name="ce1">
            <text:p>(696) 763-2316</text:p>
          </table:table-cell>
          <table:table-cell office:value-type="string" table:style-name="ce1">
            <text:p>kourai@me.com</text:p>
          </table:table-cell>
          <table:table-cell office:value-type="date" office:date-value="2014-11-11T03:34:51" table:style-name="ce5">
            <text:p>11/11/2014 3:34</text:p>
          </table:table-cell>
          <table:table-cell office:value-type="string" table:style-name="ce6">
            <text:p>D</text:p>
          </table:table-cell>
          <table:table-cell office:value-type="float" office:value="62771" table:formula="of:=RANDBETWEEN(0;99999)" table:style-name="ce1">
            <text:p>627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2</text:p>
          </table:table-cell>
          <table:table-cell office:value-type="string" table:style-name="ce1">
            <text:p>Ibán Rios Calvet</text:p>
          </table:table-cell>
          <table:table-cell office:value-type="date" office:date-value="1976-09-08T00:00:00" table:style-name="ce4">
            <text:p>8/9/1976</text:p>
          </table:table-cell>
          <table:table-cell office:value-type="string" table:style-name="ce1">
            <text:p>859 Foxrun Ave.</text:p>
          </table:table-cell>
          <table:table-cell office:value-type="string" table:style-name="ce1">
            <text:p>Astoria, NY 11103</text:p>
          </table:table-cell>
          <table:table-cell office:value-type="string" table:style-name="ce1">
            <text:p>(461) 831-9487</text:p>
          </table:table-cell>
          <table:table-cell office:value-type="string" table:style-name="ce1">
            <text:p>kempsonc@aol.com</text:p>
          </table:table-cell>
          <table:table-cell office:value-type="date" office:date-value="2015-02-24T21:00:48" table:style-name="ce5">
            <text:p>24/2/2015 21:00</text:p>
          </table:table-cell>
          <table:table-cell office:value-type="string" table:style-name="ce6">
            <text:p>E</text:p>
          </table:table-cell>
          <table:table-cell office:value-type="float" office:value="13706" table:formula="of:=RANDBETWEEN(0;99999)" table:style-name="ce1">
            <text:p>137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3</text:p>
          </table:table-cell>
          <table:table-cell office:value-type="string" table:style-name="ce1">
            <text:p>Rufino Mascaró-Borrell</text:p>
          </table:table-cell>
          <table:table-cell office:value-type="date" office:date-value="1994-09-11T00:00:00" table:style-name="ce4">
            <text:p>11/9/1994</text:p>
          </table:table-cell>
          <table:table-cell office:value-type="string" table:style-name="ce1">
            <text:p>6 Monroe Ave.</text:p>
          </table:table-cell>
          <table:table-cell office:value-type="string" table:style-name="ce1">
            <text:p>Lindenhurst, NY 11757</text:p>
          </table:table-cell>
          <table:table-cell office:value-type="string" table:style-name="ce1">
            <text:p>(695) 531-1875</text:p>
          </table:table-cell>
          <table:table-cell office:value-type="string" table:style-name="ce1">
            <text:p>joglo@optonline.net</text:p>
          </table:table-cell>
          <table:table-cell office:value-type="date" office:date-value="2006-09-08T23:22:56" table:style-name="ce5">
            <text:p>8/9/2006 23:22</text:p>
          </table:table-cell>
          <table:table-cell office:value-type="string" table:style-name="ce6">
            <text:p>A</text:p>
          </table:table-cell>
          <table:table-cell office:value-type="float" office:value="37360" table:formula="of:=RANDBETWEEN(0;99999)" table:style-name="ce1">
            <text:p>373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4</text:p>
          </table:table-cell>
          <table:table-cell office:value-type="string" table:style-name="ce1">
            <text:p>Félix Paredes Mulet</text:p>
          </table:table-cell>
          <table:table-cell office:value-type="date" office:date-value="1970-10-19T00:00:00" table:style-name="ce4">
            <text:p>19/10/1970</text:p>
          </table:table-cell>
          <table:table-cell office:value-type="string" table:style-name="ce1">
            <text:p>7465 Rosewood Road</text:p>
          </table:table-cell>
          <table:table-cell office:value-type="string" table:style-name="ce1">
            <text:p>Brooklyn, NY 11206</text:p>
          </table:table-cell>
          <table:table-cell office:value-type="string" table:style-name="ce1">
            <text:p>(936) 854-3061</text:p>
          </table:table-cell>
          <table:table-cell office:value-type="string" table:style-name="ce1">
            <text:p>pakaste@msn.com</text:p>
          </table:table-cell>
          <table:table-cell office:value-type="date" office:date-value="2010-04-12T20:05:37" table:style-name="ce5">
            <text:p>12/4/2010 20:05</text:p>
          </table:table-cell>
          <table:table-cell office:value-type="string" table:style-name="ce6">
            <text:p>E</text:p>
          </table:table-cell>
          <table:table-cell office:value-type="float" office:value="19074" table:formula="of:=RANDBETWEEN(0;99999)" table:style-name="ce1">
            <text:p>190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5</text:p>
          </table:table-cell>
          <table:table-cell office:value-type="string" table:style-name="ce1">
            <text:p>Lucho Aznar</text:p>
          </table:table-cell>
          <table:table-cell office:value-type="date" office:date-value="1972-01-13T00:00:00" table:style-name="ce4">
            <text:p>13/1/1972</text:p>
          </table:table-cell>
          <table:table-cell office:value-type="string" table:style-name="ce1">
            <text:p>85 Brewery Lane</text:p>
          </table:table-cell>
          <table:table-cell office:value-type="string" table:style-name="ce1">
            <text:p>Staten Island, NY 10312</text:p>
          </table:table-cell>
          <table:table-cell office:value-type="string" table:style-name="ce1">
            <text:p>(691) 840-0840</text:p>
          </table:table-cell>
          <table:table-cell office:value-type="string" table:style-name="ce1">
            <text:p>facet@gmail.com</text:p>
          </table:table-cell>
          <table:table-cell office:value-type="date" office:date-value="2010-10-31T10:52:02" table:style-name="ce5">
            <text:p>31/10/2010 10:52</text:p>
          </table:table-cell>
          <table:table-cell office:value-type="string" table:style-name="ce6">
            <text:p>E</text:p>
          </table:table-cell>
          <table:table-cell office:value-type="float" office:value="80712" table:formula="of:=RANDBETWEEN(0;99999)" table:style-name="ce1">
            <text:p>807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6</text:p>
          </table:table-cell>
          <table:table-cell office:value-type="string" table:style-name="ce1">
            <text:p>Encarnacion del Aguiló</text:p>
          </table:table-cell>
          <table:table-cell office:value-type="date" office:date-value="1977-06-07T00:00:00" table:style-name="ce4">
            <text:p>7/6/1977</text:p>
          </table:table-cell>
          <table:table-cell office:value-type="string" table:style-name="ce1">
            <text:p>8987 Tunnel Court</text:p>
          </table:table-cell>
          <table:table-cell office:value-type="string" table:style-name="ce1">
            <text:p>Jamaica, NY 11432</text:p>
          </table:table-cell>
          <table:table-cell office:value-type="string" table:style-name="ce1">
            <text:p>(810) 733-6823</text:p>
          </table:table-cell>
          <table:table-cell office:value-type="string" table:style-name="ce1">
            <text:p>lstaf@me.com</text:p>
          </table:table-cell>
          <table:table-cell office:value-type="date" office:date-value="2015-11-02T07:09:18" table:style-name="ce5">
            <text:p>2/11/2015 7:09</text:p>
          </table:table-cell>
          <table:table-cell office:value-type="string" table:style-name="ce6">
            <text:p>E</text:p>
          </table:table-cell>
          <table:table-cell office:value-type="float" office:value="61567" table:formula="of:=RANDBETWEEN(0;99999)" table:style-name="ce1">
            <text:p>615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7</text:p>
          </table:table-cell>
          <table:table-cell office:value-type="string" table:style-name="ce1">
            <text:p>Juan Bautista de Campos</text:p>
          </table:table-cell>
          <table:table-cell office:value-type="date" office:date-value="1988-07-29T00:00:00" table:style-name="ce4">
            <text:p>29/7/1988</text:p>
          </table:table-cell>
          <table:table-cell office:value-type="string" table:style-name="ce1">
            <text:p>618 North Park Drive</text:p>
          </table:table-cell>
          <table:table-cell office:value-type="string" table:style-name="ce1">
            <text:p>New York, NY 10027</text:p>
          </table:table-cell>
          <table:table-cell office:value-type="string" table:style-name="ce1">
            <text:p>(392) 721-3723</text:p>
          </table:table-cell>
          <table:table-cell office:value-type="string" table:style-name="ce1">
            <text:p>vganesh@hotmail.com</text:p>
          </table:table-cell>
          <table:table-cell office:value-type="date" office:date-value="2012-03-31T07:09:07" table:style-name="ce5">
            <text:p>31/3/2012 7:09</text:p>
          </table:table-cell>
          <table:table-cell office:value-type="string" table:style-name="ce6">
            <text:p>A</text:p>
          </table:table-cell>
          <table:table-cell office:value-type="float" office:value="48378" table:formula="of:=RANDBETWEEN(0;99999)" table:style-name="ce1">
            <text:p>483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8</text:p>
          </table:table-cell>
          <table:table-cell office:value-type="string" table:style-name="ce1">
            <text:p>Leonor Ugarte Salas</text:p>
          </table:table-cell>
          <table:table-cell office:value-type="date" office:date-value="1972-07-13T00:00:00" table:style-name="ce4">
            <text:p>13/7/1972</text:p>
          </table:table-cell>
          <table:table-cell office:value-type="string" table:style-name="ce1">
            <text:p>749 Honey Creek St.</text:p>
          </table:table-cell>
          <table:table-cell office:value-type="string" table:style-name="ce1">
            <text:p>Bronx, NY 10458</text:p>
          </table:table-cell>
          <table:table-cell office:value-type="string" table:style-name="ce1">
            <text:p>(244) 975-9008</text:p>
          </table:table-cell>
          <table:table-cell office:value-type="string" table:style-name="ce1">
            <text:p>seebs@gmail.com</text:p>
          </table:table-cell>
          <table:table-cell office:value-type="date" office:date-value="2018-08-30T15:31:11" table:style-name="ce5">
            <text:p>30/8/2018 15:31</text:p>
          </table:table-cell>
          <table:table-cell office:value-type="string" table:style-name="ce6">
            <text:p>D</text:p>
          </table:table-cell>
          <table:table-cell office:value-type="float" office:value="31481" table:formula="of:=RANDBETWEEN(0;99999)" table:style-name="ce1">
            <text:p>314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9</text:p>
          </table:table-cell>
          <table:table-cell office:value-type="string" table:style-name="ce1">
            <text:p>Hermenegildo de Tolosa</text:p>
          </table:table-cell>
          <table:table-cell office:value-type="date" office:date-value="1999-04-24T00:00:00" table:style-name="ce4">
            <text:p>24/4/1999</text:p>
          </table:table-cell>
          <table:table-cell office:value-type="string" table:style-name="ce1">
            <text:p>401 Arcadia St.</text:p>
          </table:table-cell>
          <table:table-cell office:value-type="string" table:style-name="ce1">
            <text:p>Freeport, NY 11520</text:p>
          </table:table-cell>
          <table:table-cell office:value-type="string" table:style-name="ce1">
            <text:p>(574) 310-1480</text:p>
          </table:table-cell>
          <table:table-cell office:value-type="string" table:style-name="ce1">
            <text:p>baveja@msn.com</text:p>
          </table:table-cell>
          <table:table-cell office:value-type="date" office:date-value="2010-08-12T19:21:36" table:style-name="ce5">
            <text:p>12/8/2010 19:21</text:p>
          </table:table-cell>
          <table:table-cell office:value-type="string" table:style-name="ce6">
            <text:p>E</text:p>
          </table:table-cell>
          <table:table-cell office:value-type="float" office:value="81223" table:formula="of:=RANDBETWEEN(0;99999)" table:style-name="ce1">
            <text:p>812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0</text:p>
          </table:table-cell>
          <table:table-cell office:value-type="string" table:style-name="ce1">
            <text:p>Lisandro Benavides Barba</text:p>
          </table:table-cell>
          <table:table-cell office:value-type="date" office:date-value="1982-01-30T00:00:00" table:style-name="ce4">
            <text:p>30/1/1982</text:p>
          </table:table-cell>
          <table:table-cell office:value-type="string" table:style-name="ce1">
            <text:p>61 Aspen Street</text:p>
          </table:table-cell>
          <table:table-cell office:value-type="string" table:style-name="ce1">
            <text:p>New York, NY 10031</text:p>
          </table:table-cell>
          <table:table-cell office:value-type="string" table:style-name="ce1">
            <text:p>(562) 687-6697</text:p>
          </table:table-cell>
          <table:table-cell office:value-type="string" table:style-name="ce1">
            <text:p>jdhedden@me.com</text:p>
          </table:table-cell>
          <table:table-cell office:value-type="date" office:date-value="2007-07-02T20:19:31" table:style-name="ce5">
            <text:p>2/7/2007 20:19</text:p>
          </table:table-cell>
          <table:table-cell office:value-type="string" table:style-name="ce6">
            <text:p>B</text:p>
          </table:table-cell>
          <table:table-cell office:value-type="float" office:value="70666" table:formula="of:=RANDBETWEEN(0;99999)" table:style-name="ce1">
            <text:p>706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1</text:p>
          </table:table-cell>
          <table:table-cell office:value-type="string" table:style-name="ce1">
            <text:p>Zacarías Milla Fernandez</text:p>
          </table:table-cell>
          <table:table-cell office:value-type="date" office:date-value="1980-03-24T00:00:00" table:style-name="ce4">
            <text:p>24/3/1980</text:p>
          </table:table-cell>
          <table:table-cell office:value-type="string" table:style-name="ce1">
            <text:p>8842 Albany Dr.</text:p>
          </table:table-cell>
          <table:table-cell office:value-type="string" table:style-name="ce1">
            <text:p>Brooklyn, NY 11207</text:p>
          </table:table-cell>
          <table:table-cell office:value-type="string" table:style-name="ce1">
            <text:p>(362) 958-3945</text:p>
          </table:table-cell>
          <table:table-cell office:value-type="string" table:style-name="ce1">
            <text:p>nimaclea@mac.com</text:p>
          </table:table-cell>
          <table:table-cell office:value-type="date" office:date-value="2006-08-09T15:33:20" table:style-name="ce5">
            <text:p>9/8/2006 15:33</text:p>
          </table:table-cell>
          <table:table-cell office:value-type="string" table:style-name="ce6">
            <text:p>B</text:p>
          </table:table-cell>
          <table:table-cell office:value-type="float" office:value="46150" table:formula="of:=RANDBETWEEN(0;99999)" table:style-name="ce1">
            <text:p>461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2</text:p>
          </table:table-cell>
          <table:table-cell office:value-type="string" table:style-name="ce1">
            <text:p>Leyre Ponce-Quintana</text:p>
          </table:table-cell>
          <table:table-cell office:value-type="date" office:date-value="1989-03-23T00:00:00" table:style-name="ce4">
            <text:p>23/3/1989</text:p>
          </table:table-cell>
          <table:table-cell office:value-type="string" table:style-name="ce1">
            <text:p>7761 Glenridge St.</text:p>
          </table:table-cell>
          <table:table-cell office:value-type="string" table:style-name="ce1">
            <text:p>Troy, NY 12180</text:p>
          </table:table-cell>
          <table:table-cell office:value-type="string" table:style-name="ce1">
            <text:p>(425) 692-2477</text:p>
          </table:table-cell>
          <table:table-cell office:value-type="string" table:style-name="ce1">
            <text:p>wikinerd@msn.com</text:p>
          </table:table-cell>
          <table:table-cell office:value-type="date" office:date-value="2012-01-01T09:13:30" table:style-name="ce5">
            <text:p>1/1/2012 9:13</text:p>
          </table:table-cell>
          <table:table-cell office:value-type="string" table:style-name="ce6">
            <text:p>E</text:p>
          </table:table-cell>
          <table:table-cell office:value-type="float" office:value="3918" table:formula="of:=RANDBETWEEN(0;99999)" table:style-name="ce1">
            <text:p>39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3</text:p>
          </table:table-cell>
          <table:table-cell office:value-type="string" table:style-name="ce1">
            <text:p>Palmira Moreno Manzanares</text:p>
          </table:table-cell>
          <table:table-cell office:value-type="date" office:date-value="1973-04-20T00:00:00" table:style-name="ce4">
            <text:p>20/4/1973</text:p>
          </table:table-cell>
          <table:table-cell office:value-type="string" table:style-name="ce1">
            <text:p>7542 Logan Ave.</text:p>
          </table:table-cell>
          <table:table-cell office:value-type="string" table:style-name="ce1">
            <text:p>Brooklyn, NY 11219</text:p>
          </table:table-cell>
          <table:table-cell office:value-type="string" table:style-name="ce1">
            <text:p>(844) 204-7819</text:p>
          </table:table-cell>
          <table:table-cell office:value-type="string" table:style-name="ce1">
            <text:p>suresh@sbcglobal.net</text:p>
          </table:table-cell>
          <table:table-cell office:value-type="date" office:date-value="2008-04-10T13:00:56" table:style-name="ce5">
            <text:p>10/4/2008 13:00</text:p>
          </table:table-cell>
          <table:table-cell office:value-type="string" table:style-name="ce6">
            <text:p>C</text:p>
          </table:table-cell>
          <table:table-cell office:value-type="float" office:value="86323" table:formula="of:=RANDBETWEEN(0;99999)" table:style-name="ce1">
            <text:p>863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4</text:p>
          </table:table-cell>
          <table:table-cell office:value-type="string" table:style-name="ce1">
            <text:p>Amancio Bermúdez Flor</text:p>
          </table:table-cell>
          <table:table-cell office:value-type="date" office:date-value="1979-10-23T00:00:00" table:style-name="ce4">
            <text:p>23/10/1979</text:p>
          </table:table-cell>
          <table:table-cell office:value-type="string" table:style-name="ce1">
            <text:p>906 North Marshall Drive</text:p>
          </table:table-cell>
          <table:table-cell office:value-type="string" table:style-name="ce1">
            <text:p>Far Rockaway, NY 11691</text:p>
          </table:table-cell>
          <table:table-cell office:value-type="string" table:style-name="ce1">
            <text:p>(707) 398-6865</text:p>
          </table:table-cell>
          <table:table-cell office:value-type="string" table:style-name="ce1">
            <text:p>mhassel@outlook.com</text:p>
          </table:table-cell>
          <table:table-cell office:value-type="date" office:date-value="2014-10-30T04:30:49" table:style-name="ce5">
            <text:p>30/10/2014 4:30</text:p>
          </table:table-cell>
          <table:table-cell office:value-type="string" table:style-name="ce6">
            <text:p>A</text:p>
          </table:table-cell>
          <table:table-cell office:value-type="float" office:value="15588" table:formula="of:=RANDBETWEEN(0;99999)" table:style-name="ce1">
            <text:p>155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5</text:p>
          </table:table-cell>
          <table:table-cell office:value-type="string" table:style-name="ce1">
            <text:p>Baltasar Téllez Vargas</text:p>
          </table:table-cell>
          <table:table-cell office:value-type="date" office:date-value="1985-01-08T00:00:00" table:style-name="ce4">
            <text:p>8/1/1985</text:p>
          </table:table-cell>
          <table:table-cell office:value-type="string" table:style-name="ce1">
            <text:p>566 Old Windsor Street</text:p>
          </table:table-cell>
          <table:table-cell office:value-type="string" table:style-name="ce1">
            <text:p>Staten Island, NY 10314</text:p>
          </table:table-cell>
          <table:table-cell office:value-type="string" table:style-name="ce1">
            <text:p>(469) 519-2773</text:p>
          </table:table-cell>
          <table:table-cell office:value-type="string" table:style-name="ce1">
            <text:p>mcsporran@hotmail.com</text:p>
          </table:table-cell>
          <table:table-cell office:value-type="date" office:date-value="2014-10-14T06:58:44" table:style-name="ce5">
            <text:p>14/10/2014 6:58</text:p>
          </table:table-cell>
          <table:table-cell office:value-type="string" table:style-name="ce6">
            <text:p>E</text:p>
          </table:table-cell>
          <table:table-cell office:value-type="float" office:value="4798" table:formula="of:=RANDBETWEEN(0;99999)" table:style-name="ce1">
            <text:p>47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6</text:p>
          </table:table-cell>
          <table:table-cell office:value-type="string" table:style-name="ce1">
            <text:p>María Fernanda Delia Rovira Taboada</text:p>
          </table:table-cell>
          <table:table-cell office:value-type="date" office:date-value="1974-07-26T00:00:00" table:style-name="ce4">
            <text:p>26/7/1974</text:p>
          </table:table-cell>
          <table:table-cell office:value-type="string" table:style-name="ce1">
            <text:p>363 Carson Lane</text:p>
          </table:table-cell>
          <table:table-cell office:value-type="string" table:style-name="ce1">
            <text:p>Bronx, NY 10462</text:p>
          </table:table-cell>
          <table:table-cell office:value-type="string" table:style-name="ce1">
            <text:p>(592) 732-7144</text:p>
          </table:table-cell>
          <table:table-cell office:value-type="string" table:style-name="ce1">
            <text:p>lcheng@outlook.com</text:p>
          </table:table-cell>
          <table:table-cell office:value-type="date" office:date-value="2014-09-21T11:35:53" table:style-name="ce5">
            <text:p>21/9/2014 11:35</text:p>
          </table:table-cell>
          <table:table-cell office:value-type="string" table:style-name="ce6">
            <text:p>C</text:p>
          </table:table-cell>
          <table:table-cell office:value-type="float" office:value="51373" table:formula="of:=RANDBETWEEN(0;99999)" table:style-name="ce1">
            <text:p>513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7</text:p>
          </table:table-cell>
          <table:table-cell office:value-type="string" table:style-name="ce1">
            <text:p>Héctor Galván</text:p>
          </table:table-cell>
          <table:table-cell office:value-type="date" office:date-value="1983-01-29T00:00:00" table:style-name="ce4">
            <text:p>29/1/1983</text:p>
          </table:table-cell>
          <table:table-cell office:value-type="string" table:style-name="ce1">
            <text:p>8046 Clay Street</text:p>
          </table:table-cell>
          <table:table-cell office:value-type="string" table:style-name="ce1">
            <text:p>Bronx, NY 10473</text:p>
          </table:table-cell>
          <table:table-cell office:value-type="string" table:style-name="ce1">
            <text:p>(602) 356-3808</text:p>
          </table:table-cell>
          <table:table-cell office:value-type="string" table:style-name="ce1">
            <text:p>weidai@att.net</text:p>
          </table:table-cell>
          <table:table-cell office:value-type="date" office:date-value="2012-06-03T06:37:34" table:style-name="ce5">
            <text:p>3/6/2012 6:37</text:p>
          </table:table-cell>
          <table:table-cell office:value-type="string" table:style-name="ce6">
            <text:p>E</text:p>
          </table:table-cell>
          <table:table-cell office:value-type="float" office:value="11871" table:formula="of:=RANDBETWEEN(0;99999)" table:style-name="ce1">
            <text:p>118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8</text:p>
          </table:table-cell>
          <table:table-cell office:value-type="string" table:style-name="ce1">
            <text:p>Matías Rincón-Roldan</text:p>
          </table:table-cell>
          <table:table-cell office:value-type="date" office:date-value="1995-10-17T00:00:00" table:style-name="ce4">
            <text:p>17/10/1995</text:p>
          </table:table-cell>
          <table:table-cell office:value-type="string" table:style-name="ce1">
            <text:p>36 South Lake Forest Lane</text:p>
          </table:table-cell>
          <table:table-cell office:value-type="string" table:style-name="ce1">
            <text:p>New York, NY 10128</text:p>
          </table:table-cell>
          <table:table-cell office:value-type="string" table:style-name="ce1">
            <text:p>(640) 568-0785</text:p>
          </table:table-cell>
          <table:table-cell office:value-type="string" table:style-name="ce1">
            <text:p>jpflip@hotmail.com</text:p>
          </table:table-cell>
          <table:table-cell office:value-type="date" office:date-value="2011-04-24T09:06:08" table:style-name="ce5">
            <text:p>24/4/2011 9:06</text:p>
          </table:table-cell>
          <table:table-cell office:value-type="string" table:style-name="ce6">
            <text:p>C</text:p>
          </table:table-cell>
          <table:table-cell office:value-type="float" office:value="70532" table:formula="of:=RANDBETWEEN(0;99999)" table:style-name="ce1">
            <text:p>705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9</text:p>
          </table:table-cell>
          <table:table-cell office:value-type="string" table:style-name="ce1">
            <text:p>Benigno Folch Villaverde</text:p>
          </table:table-cell>
          <table:table-cell office:value-type="date" office:date-value="1988-04-17T00:00:00" table:style-name="ce4">
            <text:p>17/4/1988</text:p>
          </table:table-cell>
          <table:table-cell office:value-type="string" table:style-name="ce1">
            <text:p>437 Jockey Hollow Dr.</text:p>
          </table:table-cell>
          <table:table-cell office:value-type="string" table:style-name="ce1">
            <text:p>Patchogue, NY 11772</text:p>
          </table:table-cell>
          <table:table-cell office:value-type="string" table:style-name="ce1">
            <text:p>(400) 512-4755</text:p>
          </table:table-cell>
          <table:table-cell office:value-type="string" table:style-name="ce1">
            <text:p>samavati@me.com</text:p>
          </table:table-cell>
          <table:table-cell office:value-type="date" office:date-value="2014-04-20T02:34:33" table:style-name="ce5">
            <text:p>20/4/2014 2:34</text:p>
          </table:table-cell>
          <table:table-cell office:value-type="string" table:style-name="ce6">
            <text:p>D</text:p>
          </table:table-cell>
          <table:table-cell office:value-type="float" office:value="41402" table:formula="of:=RANDBETWEEN(0;99999)" table:style-name="ce1">
            <text:p>414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0</text:p>
          </table:table-cell>
          <table:table-cell office:value-type="string" table:style-name="ce1">
            <text:p>Ariel Bejarano Gimenez</text:p>
          </table:table-cell>
          <table:table-cell office:value-type="date" office:date-value="1990-11-10T00:00:00" table:style-name="ce4">
            <text:p>10/11/1990</text:p>
          </table:table-cell>
          <table:table-cell office:value-type="string" table:style-name="ce1">
            <text:p>135 Airport Ave.</text:p>
          </table:table-cell>
          <table:table-cell office:value-type="string" table:style-name="ce1">
            <text:p>Staten Island, NY 10306</text:p>
          </table:table-cell>
          <table:table-cell office:value-type="string" table:style-name="ce1">
            <text:p>(415) 935-8378</text:p>
          </table:table-cell>
          <table:table-cell office:value-type="string" table:style-name="ce1">
            <text:p>smpeters@gmail.com</text:p>
          </table:table-cell>
          <table:table-cell office:value-type="date" office:date-value="2018-01-30T10:26:29" table:style-name="ce5">
            <text:p>30/1/2018 10:26</text:p>
          </table:table-cell>
          <table:table-cell office:value-type="string" table:style-name="ce6">
            <text:p>A</text:p>
          </table:table-cell>
          <table:table-cell office:value-type="float" office:value="66879" table:formula="of:=RANDBETWEEN(0;99999)" table:style-name="ce1">
            <text:p>668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1</text:p>
          </table:table-cell>
          <table:table-cell office:value-type="string" table:style-name="ce1">
            <text:p>Román Villa Marqués</text:p>
          </table:table-cell>
          <table:table-cell office:value-type="date" office:date-value="1993-12-24T00:00:00" table:style-name="ce4">
            <text:p>24/12/1993</text:p>
          </table:table-cell>
          <table:table-cell office:value-type="string" table:style-name="ce1">
            <text:p>8857 Gonzales Street</text:p>
          </table:table-cell>
          <table:table-cell office:value-type="string" table:style-name="ce1">
            <text:p>Brooklyn, NY 11210</text:p>
          </table:table-cell>
          <table:table-cell office:value-type="string" table:style-name="ce1">
            <text:p>(664) 297-3908</text:p>
          </table:table-cell>
          <table:table-cell office:value-type="string" table:style-name="ce1">
            <text:p>cosimo@live.com</text:p>
          </table:table-cell>
          <table:table-cell office:value-type="date" office:date-value="2012-06-28T06:30:05" table:style-name="ce5">
            <text:p>28/6/2012 6:30</text:p>
          </table:table-cell>
          <table:table-cell office:value-type="string" table:style-name="ce6">
            <text:p>E</text:p>
          </table:table-cell>
          <table:table-cell office:value-type="float" office:value="16577" table:formula="of:=RANDBETWEEN(0;99999)" table:style-name="ce1">
            <text:p>165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2</text:p>
          </table:table-cell>
          <table:table-cell office:value-type="string" table:style-name="ce1">
            <text:p>Dimas Ibarra Domínguez</text:p>
          </table:table-cell>
          <table:table-cell office:value-type="date" office:date-value="1991-02-24T00:00:00" table:style-name="ce4">
            <text:p>24/2/1991</text:p>
          </table:table-cell>
          <table:table-cell office:value-type="string" table:style-name="ce1">
            <text:p>9538 South Wall St.</text:p>
          </table:table-cell>
          <table:table-cell office:value-type="string" table:style-name="ce1">
            <text:p>Brooklyn, NY 11230</text:p>
          </table:table-cell>
          <table:table-cell office:value-type="string" table:style-name="ce1">
            <text:p>(843) 208-4225</text:p>
          </table:table-cell>
          <table:table-cell office:value-type="string" table:style-name="ce1">
            <text:p>bdbrown@yahoo.ca</text:p>
          </table:table-cell>
          <table:table-cell office:value-type="date" office:date-value="2008-06-03T10:14:09" table:style-name="ce5">
            <text:p>3/6/2008 10:14</text:p>
          </table:table-cell>
          <table:table-cell office:value-type="string" table:style-name="ce6">
            <text:p>D</text:p>
          </table:table-cell>
          <table:table-cell office:value-type="float" office:value="47196" table:formula="of:=RANDBETWEEN(0;99999)" table:style-name="ce1">
            <text:p>471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3</text:p>
          </table:table-cell>
          <table:table-cell office:value-type="string" table:style-name="ce1">
            <text:p>Íñigo Pavón Pol</text:p>
          </table:table-cell>
          <table:table-cell office:value-type="date" office:date-value="1999-11-08T00:00:00" table:style-name="ce4">
            <text:p>8/11/1999</text:p>
          </table:table-cell>
          <table:table-cell office:value-type="string" table:style-name="ce1">
            <text:p>8478 Vernon Lane</text:p>
          </table:table-cell>
          <table:table-cell office:value-type="string" table:style-name="ce1">
            <text:p>Brooklyn, NY 11209</text:p>
          </table:table-cell>
          <table:table-cell office:value-type="string" table:style-name="ce1">
            <text:p>(336) 204-3889</text:p>
          </table:table-cell>
          <table:table-cell office:value-type="string" table:style-name="ce1">
            <text:p>psharpe@me.com</text:p>
          </table:table-cell>
          <table:table-cell office:value-type="date" office:date-value="2009-09-05T14:07:03" table:style-name="ce5">
            <text:p>5/9/2009 14:07</text:p>
          </table:table-cell>
          <table:table-cell office:value-type="string" table:style-name="ce6">
            <text:p>A</text:p>
          </table:table-cell>
          <table:table-cell office:value-type="float" office:value="85497" table:formula="of:=RANDBETWEEN(0;99999)" table:style-name="ce1">
            <text:p>854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4</text:p>
          </table:table-cell>
          <table:table-cell office:value-type="string" table:style-name="ce1">
            <text:p>Fernanda Olivé Garmendia</text:p>
          </table:table-cell>
          <table:table-cell office:value-type="date" office:date-value="1973-07-18T00:00:00" table:style-name="ce4">
            <text:p>18/7/1973</text:p>
          </table:table-cell>
          <table:table-cell office:value-type="string" table:style-name="ce1">
            <text:p>7133 E. West St.</text:p>
          </table:table-cell>
          <table:table-cell office:value-type="string" table:style-name="ce1">
            <text:p>New York, NY 10040</text:p>
          </table:table-cell>
          <table:table-cell office:value-type="string" table:style-name="ce1">
            <text:p>(911) 488-1913</text:p>
          </table:table-cell>
          <table:table-cell office:value-type="string" table:style-name="ce1">
            <text:p>moxfulder@sbcglobal.net</text:p>
          </table:table-cell>
          <table:table-cell office:value-type="date" office:date-value="2019-01-17T20:28:12" table:style-name="ce5">
            <text:p>17/1/2019 20:28</text:p>
          </table:table-cell>
          <table:table-cell office:value-type="string" table:style-name="ce6">
            <text:p>B</text:p>
          </table:table-cell>
          <table:table-cell office:value-type="float" office:value="846" table:formula="of:=RANDBETWEEN(0;99999)" table:style-name="ce1">
            <text:p>8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5</text:p>
          </table:table-cell>
          <table:table-cell office:value-type="string" table:style-name="ce1">
            <text:p>Norberto Chucho Raya Saldaña</text:p>
          </table:table-cell>
          <table:table-cell office:value-type="date" office:date-value="1999-02-19T00:00:00" table:style-name="ce4">
            <text:p>19/2/1999</text:p>
          </table:table-cell>
          <table:table-cell office:value-type="string" table:style-name="ce1">
            <text:p>26 Sycamore Street</text:p>
          </table:table-cell>
          <table:table-cell office:value-type="string" table:style-name="ce1">
            <text:p>Lockport, NY 14094</text:p>
          </table:table-cell>
          <table:table-cell office:value-type="string" table:style-name="ce1">
            <text:p>(535) 815-9607</text:p>
          </table:table-cell>
          <table:table-cell office:value-type="string" table:style-name="ce1">
            <text:p>tattooman@comcast.net</text:p>
          </table:table-cell>
          <table:table-cell office:value-type="date" office:date-value="2009-06-02T10:29:52" table:style-name="ce5">
            <text:p>2/6/2009 10:29</text:p>
          </table:table-cell>
          <table:table-cell office:value-type="string" table:style-name="ce6">
            <text:p>A</text:p>
          </table:table-cell>
          <table:table-cell office:value-type="float" office:value="34898" table:formula="of:=RANDBETWEEN(0;99999)" table:style-name="ce1">
            <text:p>348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6</text:p>
          </table:table-cell>
          <table:table-cell office:value-type="string" table:style-name="ce1">
            <text:p>Clementina Salcedo Valenzuela</text:p>
          </table:table-cell>
          <table:table-cell office:value-type="date" office:date-value="1981-03-22T00:00:00" table:style-name="ce4">
            <text:p>22/3/1981</text:p>
          </table:table-cell>
          <table:table-cell office:value-type="string" table:style-name="ce1">
            <text:p>746 Marsh Ave.</text:p>
          </table:table-cell>
          <table:table-cell office:value-type="string" table:style-name="ce1">
            <text:p>Flushing, NY 11354</text:p>
          </table:table-cell>
          <table:table-cell office:value-type="string" table:style-name="ce1">
            <text:p>(295) 730-6919</text:p>
          </table:table-cell>
          <table:table-cell office:value-type="string" table:style-name="ce1">
            <text:p>scottzed@live.com</text:p>
          </table:table-cell>
          <table:table-cell office:value-type="date" office:date-value="2007-12-30T21:22:32" table:style-name="ce5">
            <text:p>30/12/2007 21:22</text:p>
          </table:table-cell>
          <table:table-cell office:value-type="string" table:style-name="ce6">
            <text:p>B</text:p>
          </table:table-cell>
          <table:table-cell office:value-type="float" office:value="52048" table:formula="of:=RANDBETWEEN(0;99999)" table:style-name="ce1">
            <text:p>520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7</text:p>
          </table:table-cell>
          <table:table-cell office:value-type="string" table:style-name="ce1">
            <text:p>Brunilda Paredes Vilar</text:p>
          </table:table-cell>
          <table:table-cell office:value-type="date" office:date-value="1977-01-07T00:00:00" table:style-name="ce4">
            <text:p>7/1/1977</text:p>
          </table:table-cell>
          <table:table-cell office:value-type="string" table:style-name="ce1">
            <text:p>53 Cedarwood St.</text:p>
          </table:table-cell>
          <table:table-cell office:value-type="string" table:style-name="ce1">
            <text:p>Poughkeepsie, NY 12601</text:p>
          </table:table-cell>
          <table:table-cell office:value-type="string" table:style-name="ce1">
            <text:p>(743) 483-8112</text:p>
          </table:table-cell>
          <table:table-cell office:value-type="string" table:style-name="ce1">
            <text:p>hampton@me.com</text:p>
          </table:table-cell>
          <table:table-cell office:value-type="date" office:date-value="2006-11-28T11:38:45" table:style-name="ce5">
            <text:p>28/11/2006 11:38</text:p>
          </table:table-cell>
          <table:table-cell office:value-type="string" table:style-name="ce6">
            <text:p>B</text:p>
          </table:table-cell>
          <table:table-cell office:value-type="float" office:value="33327" table:formula="of:=RANDBETWEEN(0;99999)" table:style-name="ce1">
            <text:p>333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8</text:p>
          </table:table-cell>
          <table:table-cell office:value-type="string" table:style-name="ce1">
            <text:p>Ester Gras Talavera</text:p>
          </table:table-cell>
          <table:table-cell office:value-type="date" office:date-value="1981-03-13T00:00:00" table:style-name="ce4">
            <text:p>13/3/1981</text:p>
          </table:table-cell>
          <table:table-cell office:value-type="string" table:style-name="ce1">
            <text:p>86 N. Poor House Ave.</text:p>
          </table:table-cell>
          <table:table-cell office:value-type="string" table:style-name="ce1">
            <text:p>Webster, NY 14580</text:p>
          </table:table-cell>
          <table:table-cell office:value-type="string" table:style-name="ce1">
            <text:p>(831) 249-5449</text:p>
          </table:table-cell>
          <table:table-cell office:value-type="string" table:style-name="ce1">
            <text:p>clkao@yahoo.com</text:p>
          </table:table-cell>
          <table:table-cell office:value-type="date" office:date-value="2016-10-26T02:23:57" table:style-name="ce5">
            <text:p>26/10/2016 2:23</text:p>
          </table:table-cell>
          <table:table-cell office:value-type="string" table:style-name="ce6">
            <text:p>C</text:p>
          </table:table-cell>
          <table:table-cell office:value-type="float" office:value="5633" table:formula="of:=RANDBETWEEN(0;99999)" table:style-name="ce1">
            <text:p>56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9</text:p>
          </table:table-cell>
          <table:table-cell office:value-type="string" table:style-name="ce1">
            <text:p>Jonatan del Guzman</text:p>
          </table:table-cell>
          <table:table-cell office:value-type="date" office:date-value="1970-01-01T00:00:00" table:style-name="ce4">
            <text:p>1/1/1970</text:p>
          </table:table-cell>
          <table:table-cell office:value-type="string" table:style-name="ce1">
            <text:p>7017 Walt Whitman Street</text:p>
          </table:table-cell>
          <table:table-cell office:value-type="string" table:style-name="ce1">
            <text:p>Bronx, NY 10469</text:p>
          </table:table-cell>
          <table:table-cell office:value-type="string" table:style-name="ce1">
            <text:p>(960) 905-6170</text:p>
          </table:table-cell>
          <table:table-cell office:value-type="string" table:style-name="ce1">
            <text:p>amaranth@mac.com</text:p>
          </table:table-cell>
          <table:table-cell office:value-type="date" office:date-value="2019-12-15T18:24:55" table:style-name="ce5">
            <text:p>15/12/2019 18:24</text:p>
          </table:table-cell>
          <table:table-cell office:value-type="string" table:style-name="ce6">
            <text:p>C</text:p>
          </table:table-cell>
          <table:table-cell office:value-type="float" office:value="86972" table:formula="of:=RANDBETWEEN(0;99999)" table:style-name="ce1">
            <text:p>869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0</text:p>
          </table:table-cell>
          <table:table-cell office:value-type="string" table:style-name="ce1">
            <text:p>Susanita Polo Pons</text:p>
          </table:table-cell>
          <table:table-cell office:value-type="date" office:date-value="1999-03-27T00:00:00" table:style-name="ce4">
            <text:p>27/3/1999</text:p>
          </table:table-cell>
          <table:table-cell office:value-type="string" table:style-name="ce1">
            <text:p>7952 Durham St.</text:p>
          </table:table-cell>
          <table:table-cell office:value-type="string" table:style-name="ce1">
            <text:p>Brooklyn, NY 11237</text:p>
          </table:table-cell>
          <table:table-cell office:value-type="string" table:style-name="ce1">
            <text:p>(214) 703-7189</text:p>
          </table:table-cell>
          <table:table-cell office:value-type="string" table:style-name="ce1">
            <text:p>pemungkah@verizon.net</text:p>
          </table:table-cell>
          <table:table-cell office:value-type="date" office:date-value="2006-06-25T15:27:29" table:style-name="ce5">
            <text:p>25/6/2006 15:27</text:p>
          </table:table-cell>
          <table:table-cell office:value-type="string" table:style-name="ce6">
            <text:p>A</text:p>
          </table:table-cell>
          <table:table-cell office:value-type="float" office:value="88804" table:formula="of:=RANDBETWEEN(0;99999)" table:style-name="ce1">
            <text:p>888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1</text:p>
          </table:table-cell>
          <table:table-cell office:value-type="string" table:style-name="ce1">
            <text:p>Emiliano Galván Madrigal</text:p>
          </table:table-cell>
          <table:table-cell office:value-type="date" office:date-value="1981-05-30T00:00:00" table:style-name="ce4">
            <text:p>30/5/1981</text:p>
          </table:table-cell>
          <table:table-cell office:value-type="string" table:style-name="ce1">
            <text:p>7788 S. Princeton Court</text:p>
          </table:table-cell>
          <table:table-cell office:value-type="string" table:style-name="ce1">
            <text:p>Brooklyn, NY 11228</text:p>
          </table:table-cell>
          <table:table-cell office:value-type="string" table:style-name="ce1">
            <text:p>(944) 933-0069</text:p>
          </table:table-cell>
          <table:table-cell office:value-type="string" table:style-name="ce1">
            <text:p>joehall@gmail.com</text:p>
          </table:table-cell>
          <table:table-cell office:value-type="date" office:date-value="2006-12-21T08:48:34" table:style-name="ce5">
            <text:p>21/12/2006 8:48</text:p>
          </table:table-cell>
          <table:table-cell office:value-type="string" table:style-name="ce6">
            <text:p>C</text:p>
          </table:table-cell>
          <table:table-cell office:value-type="float" office:value="18347" table:formula="of:=RANDBETWEEN(0;99999)" table:style-name="ce1">
            <text:p>183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2</text:p>
          </table:table-cell>
          <table:table-cell office:value-type="string" table:style-name="ce1">
            <text:p>Palmira Téllez Rosales</text:p>
          </table:table-cell>
          <table:table-cell office:value-type="date" office:date-value="1972-04-11T00:00:00" table:style-name="ce4">
            <text:p>11/4/1972</text:p>
          </table:table-cell>
          <table:table-cell office:value-type="string" table:style-name="ce1">
            <text:p>7707 Beech Ave.</text:p>
          </table:table-cell>
          <table:table-cell office:value-type="string" table:style-name="ce1">
            <text:p>Brooklyn, NY 11225</text:p>
          </table:table-cell>
          <table:table-cell office:value-type="string" table:style-name="ce1">
            <text:p>(429) 932-6260</text:p>
          </table:table-cell>
          <table:table-cell office:value-type="string" table:style-name="ce1">
            <text:p>dexter@yahoo.ca</text:p>
          </table:table-cell>
          <table:table-cell office:value-type="date" office:date-value="2017-10-11T23:01:12" table:style-name="ce5">
            <text:p>11/10/2017 23:01</text:p>
          </table:table-cell>
          <table:table-cell office:value-type="string" table:style-name="ce6">
            <text:p>B</text:p>
          </table:table-cell>
          <table:table-cell office:value-type="float" office:value="42991" table:formula="of:=RANDBETWEEN(0;99999)" table:style-name="ce1">
            <text:p>429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3</text:p>
          </table:table-cell>
          <table:table-cell office:value-type="string" table:style-name="ce1">
            <text:p>Gracia José Puente Belmonte</text:p>
          </table:table-cell>
          <table:table-cell office:value-type="date" office:date-value="1977-06-15T00:00:00" table:style-name="ce4">
            <text:p>15/6/1977</text:p>
          </table:table-cell>
          <table:table-cell office:value-type="string" table:style-name="ce1">
            <text:p>9307 Riverside Dr.</text:p>
          </table:table-cell>
          <table:table-cell office:value-type="string" table:style-name="ce1">
            <text:p>Hempstead, NY 11550</text:p>
          </table:table-cell>
          <table:table-cell office:value-type="string" table:style-name="ce1">
            <text:p>(922) 644-8881</text:p>
          </table:table-cell>
          <table:table-cell office:value-type="string" table:style-name="ce1">
            <text:p>mbswan@optonline.net</text:p>
          </table:table-cell>
          <table:table-cell office:value-type="date" office:date-value="2008-10-13T03:01:18" table:style-name="ce5">
            <text:p>13/10/2008 3:01</text:p>
          </table:table-cell>
          <table:table-cell office:value-type="string" table:style-name="ce6">
            <text:p>C</text:p>
          </table:table-cell>
          <table:table-cell office:value-type="float" office:value="21935" table:formula="of:=RANDBETWEEN(0;99999)" table:style-name="ce1">
            <text:p>219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4</text:p>
          </table:table-cell>
          <table:table-cell office:value-type="string" table:style-name="ce1">
            <text:p>Ariel Alejo Blázquez Castells</text:p>
          </table:table-cell>
          <table:table-cell office:value-type="date" office:date-value="1973-10-27T00:00:00" table:style-name="ce4">
            <text:p>27/10/1973</text:p>
          </table:table-cell>
          <table:table-cell office:value-type="string" table:style-name="ce1">
            <text:p>954 S. Nichols Rd.</text:p>
          </table:table-cell>
          <table:table-cell office:value-type="string" table:style-name="ce1">
            <text:p>New York, NY 10023</text:p>
          </table:table-cell>
          <table:table-cell office:value-type="string" table:style-name="ce1">
            <text:p>(405) 986-6020</text:p>
          </table:table-cell>
          <table:table-cell office:value-type="string" table:style-name="ce1">
            <text:p>ntegrity@hotmail.com</text:p>
          </table:table-cell>
          <table:table-cell office:value-type="date" office:date-value="2020-09-27T15:00:16" table:style-name="ce5">
            <text:p>27/9/2020 15:00</text:p>
          </table:table-cell>
          <table:table-cell office:value-type="string" table:style-name="ce6">
            <text:p>D</text:p>
          </table:table-cell>
          <table:table-cell office:value-type="float" office:value="31535" table:formula="of:=RANDBETWEEN(0;99999)" table:style-name="ce1">
            <text:p>315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5</text:p>
          </table:table-cell>
          <table:table-cell office:value-type="string" table:style-name="ce1">
            <text:p>Juan Antonio Solana-Torrijos</text:p>
          </table:table-cell>
          <table:table-cell office:value-type="date" office:date-value="1992-10-02T00:00:00" table:style-name="ce4">
            <text:p>2/10/1992</text:p>
          </table:table-cell>
          <table:table-cell office:value-type="string" table:style-name="ce1">
            <text:p>584 Pumpkin Hill Dr.</text:p>
          </table:table-cell>
          <table:table-cell office:value-type="string" table:style-name="ce1">
            <text:p>Buffalo, NY 14221</text:p>
          </table:table-cell>
          <table:table-cell office:value-type="string" table:style-name="ce1">
            <text:p>(890) 409-6135</text:p>
          </table:table-cell>
          <table:table-cell office:value-type="string" table:style-name="ce1">
            <text:p>kawasaki@att.net</text:p>
          </table:table-cell>
          <table:table-cell office:value-type="date" office:date-value="2008-12-11T06:06:01" table:style-name="ce5">
            <text:p>11/12/2008 6:06</text:p>
          </table:table-cell>
          <table:table-cell office:value-type="string" table:style-name="ce6">
            <text:p>E</text:p>
          </table:table-cell>
          <table:table-cell office:value-type="float" office:value="1224" table:formula="of:=RANDBETWEEN(0;99999)" table:style-name="ce1">
            <text:p>12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6</text:p>
          </table:table-cell>
          <table:table-cell office:value-type="string" table:style-name="ce1">
            <text:p>Guiomar Jáuregui Ochoa</text:p>
          </table:table-cell>
          <table:table-cell office:value-type="date" office:date-value="1993-11-24T00:00:00" table:style-name="ce4">
            <text:p>24/11/1993</text:p>
          </table:table-cell>
          <table:table-cell office:value-type="string" table:style-name="ce1">
            <text:p>9799 E. Pumpkin Hill Lane</text:p>
          </table:table-cell>
          <table:table-cell office:value-type="string" table:style-name="ce1">
            <text:p>Brooklyn, NY 11203</text:p>
          </table:table-cell>
          <table:table-cell office:value-type="string" table:style-name="ce1">
            <text:p>(252) 913-1668</text:p>
          </table:table-cell>
          <table:table-cell office:value-type="string" table:style-name="ce1">
            <text:p>library@yahoo.com</text:p>
          </table:table-cell>
          <table:table-cell office:value-type="date" office:date-value="2018-04-07T16:31:47" table:style-name="ce5">
            <text:p>7/4/2018 16:31</text:p>
          </table:table-cell>
          <table:table-cell office:value-type="string" table:style-name="ce6">
            <text:p>E</text:p>
          </table:table-cell>
          <table:table-cell office:value-type="float" office:value="75279" table:formula="of:=RANDBETWEEN(0;99999)" table:style-name="ce1">
            <text:p>752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7</text:p>
          </table:table-cell>
          <table:table-cell office:value-type="string" table:style-name="ce1">
            <text:p>Mayte Luz Bolaños</text:p>
          </table:table-cell>
          <table:table-cell office:value-type="date" office:date-value="1975-03-27T00:00:00" table:style-name="ce4">
            <text:p>27/3/1975</text:p>
          </table:table-cell>
          <table:table-cell office:value-type="string" table:style-name="ce1">
            <text:p>60 Thatcher Court</text:p>
          </table:table-cell>
          <table:table-cell office:value-type="string" table:style-name="ce1">
            <text:p>New York, NY 10003</text:p>
          </table:table-cell>
          <table:table-cell office:value-type="string" table:style-name="ce1">
            <text:p>(622) 688-5821</text:p>
          </table:table-cell>
          <table:table-cell office:value-type="string" table:style-name="ce1">
            <text:p>kramulous@yahoo.ca</text:p>
          </table:table-cell>
          <table:table-cell office:value-type="date" office:date-value="2013-06-03T06:10:52" table:style-name="ce5">
            <text:p>3/6/2013 6:10</text:p>
          </table:table-cell>
          <table:table-cell office:value-type="string" table:style-name="ce6">
            <text:p>C</text:p>
          </table:table-cell>
          <table:table-cell office:value-type="float" office:value="81308" table:formula="of:=RANDBETWEEN(0;99999)" table:style-name="ce1">
            <text:p>813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8</text:p>
          </table:table-cell>
          <table:table-cell office:value-type="string" table:style-name="ce1">
            <text:p>Florencio López Diez</text:p>
          </table:table-cell>
          <table:table-cell office:value-type="date" office:date-value="1985-07-14T00:00:00" table:style-name="ce4">
            <text:p>14/7/1985</text:p>
          </table:table-cell>
          <table:table-cell office:value-type="string" table:style-name="ce1">
            <text:p>8606 Edgewood Lane</text:p>
          </table:table-cell>
          <table:table-cell office:value-type="string" table:style-name="ce1">
            <text:p>New York, NY 10033</text:p>
          </table:table-cell>
          <table:table-cell office:value-type="string" table:style-name="ce1">
            <text:p>(255) 804-7439</text:p>
          </table:table-cell>
          <table:table-cell office:value-type="string" table:style-name="ce1">
            <text:p>neonatus@comcast.net</text:p>
          </table:table-cell>
          <table:table-cell office:value-type="date" office:date-value="2006-02-12T05:01:29" table:style-name="ce5">
            <text:p>12/2/2006 5:01</text:p>
          </table:table-cell>
          <table:table-cell office:value-type="string" table:style-name="ce6">
            <text:p>D</text:p>
          </table:table-cell>
          <table:table-cell office:value-type="float" office:value="82552" table:formula="of:=RANDBETWEEN(0;99999)" table:style-name="ce1">
            <text:p>825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9</text:p>
          </table:table-cell>
          <table:table-cell office:value-type="string" table:style-name="ce1">
            <text:p>Pepito Sedano Pou</text:p>
          </table:table-cell>
          <table:table-cell office:value-type="date" office:date-value="1995-04-24T00:00:00" table:style-name="ce4">
            <text:p>24/4/1995</text:p>
          </table:table-cell>
          <table:table-cell office:value-type="string" table:style-name="ce1">
            <text:p>8408 Broad Ave.</text:p>
          </table:table-cell>
          <table:table-cell office:value-type="string" table:style-name="ce1">
            <text:p>Brooklyn, NY 11218</text:p>
          </table:table-cell>
          <table:table-cell office:value-type="string" table:style-name="ce1">
            <text:p>(815) 908-2066</text:p>
          </table:table-cell>
          <table:table-cell office:value-type="string" table:style-name="ce1">
            <text:p>jpflip@aol.com</text:p>
          </table:table-cell>
          <table:table-cell office:value-type="date" office:date-value="2013-07-28T15:00:56" table:style-name="ce5">
            <text:p>28/7/2013 15:00</text:p>
          </table:table-cell>
          <table:table-cell office:value-type="string" table:style-name="ce6">
            <text:p>A</text:p>
          </table:table-cell>
          <table:table-cell office:value-type="float" office:value="63151" table:formula="of:=RANDBETWEEN(0;99999)" table:style-name="ce1">
            <text:p>631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0</text:p>
          </table:table-cell>
          <table:table-cell office:value-type="string" table:style-name="ce1">
            <text:p>Aitana Gelabert Guardiola</text:p>
          </table:table-cell>
          <table:table-cell office:value-type="date" office:date-value="1977-03-10T00:00:00" table:style-name="ce4">
            <text:p>10/3/1977</text:p>
          </table:table-cell>
          <table:table-cell office:value-type="string" table:style-name="ce1">
            <text:p>417 Nut Swamp Lane</text:p>
          </table:table-cell>
          <table:table-cell office:value-type="string" table:style-name="ce1">
            <text:p>New York, NY 10009</text:p>
          </table:table-cell>
          <table:table-cell office:value-type="string" table:style-name="ce1">
            <text:p>(601) 823-1097</text:p>
          </table:table-cell>
          <table:table-cell office:value-type="string" table:style-name="ce1">
            <text:p>jnolan@att.net</text:p>
          </table:table-cell>
          <table:table-cell office:value-type="date" office:date-value="2005-05-29T20:46:53" table:style-name="ce5">
            <text:p>29/5/2005 20:46</text:p>
          </table:table-cell>
          <table:table-cell office:value-type="string" table:style-name="ce6">
            <text:p>B</text:p>
          </table:table-cell>
          <table:table-cell office:value-type="float" office:value="97813" table:formula="of:=RANDBETWEEN(0;99999)" table:style-name="ce1">
            <text:p>978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1</text:p>
          </table:table-cell>
          <table:table-cell office:value-type="string" table:style-name="ce1">
            <text:p>Luis Pellicer Fábregas</text:p>
          </table:table-cell>
          <table:table-cell office:value-type="date" office:date-value="1975-04-04T00:00:00" table:style-name="ce4">
            <text:p>4/4/1975</text:p>
          </table:table-cell>
          <table:table-cell office:value-type="string" table:style-name="ce1">
            <text:p>638 Jennings Street</text:p>
          </table:table-cell>
          <table:table-cell office:value-type="string" table:style-name="ce1">
            <text:p>Huntington, NY 11743</text:p>
          </table:table-cell>
          <table:table-cell office:value-type="string" table:style-name="ce1">
            <text:p>(297) 326-4044</text:p>
          </table:table-cell>
          <table:table-cell office:value-type="string" table:style-name="ce1">
            <text:p>snunez@optonline.net</text:p>
          </table:table-cell>
          <table:table-cell office:value-type="date" office:date-value="2018-08-26T23:03:17" table:style-name="ce5">
            <text:p>26/8/2018 23:03</text:p>
          </table:table-cell>
          <table:table-cell office:value-type="string" table:style-name="ce6">
            <text:p>B</text:p>
          </table:table-cell>
          <table:table-cell office:value-type="float" office:value="3639" table:formula="of:=RANDBETWEEN(0;99999)" table:style-name="ce1">
            <text:p>36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2</text:p>
          </table:table-cell>
          <table:table-cell office:value-type="string" table:style-name="ce1">
            <text:p>Herminio Pereira Redondo</text:p>
          </table:table-cell>
          <table:table-cell office:value-type="date" office:date-value="1978-07-04T00:00:00" table:style-name="ce4">
            <text:p>4/7/1978</text:p>
          </table:table-cell>
          <table:table-cell office:value-type="string" table:style-name="ce1">
            <text:p>307 Fairview Avenue</text:p>
          </table:table-cell>
          <table:table-cell office:value-type="string" table:style-name="ce1">
            <text:p>Bronx, NY 10452</text:p>
          </table:table-cell>
          <table:table-cell office:value-type="string" table:style-name="ce1">
            <text:p>(952) 610-9397</text:p>
          </table:table-cell>
          <table:table-cell office:value-type="string" table:style-name="ce1">
            <text:p>sarahs@mac.com</text:p>
          </table:table-cell>
          <table:table-cell office:value-type="date" office:date-value="2009-04-09T02:58:10" table:style-name="ce5">
            <text:p>9/4/2009 2:58</text:p>
          </table:table-cell>
          <table:table-cell office:value-type="string" table:style-name="ce6">
            <text:p>B</text:p>
          </table:table-cell>
          <table:table-cell office:value-type="float" office:value="30933" table:formula="of:=RANDBETWEEN(0;99999)" table:style-name="ce1">
            <text:p>309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3</text:p>
          </table:table-cell>
          <table:table-cell office:value-type="string" table:style-name="ce1">
            <text:p>Primitiva Quintero Sacristán</text:p>
          </table:table-cell>
          <table:table-cell office:value-type="date" office:date-value="1980-05-19T00:00:00" table:style-name="ce4">
            <text:p>19/5/1980</text:p>
          </table:table-cell>
          <table:table-cell office:value-type="string" table:style-name="ce1">
            <text:p>9182 Market St.</text:p>
          </table:table-cell>
          <table:table-cell office:value-type="string" table:style-name="ce1">
            <text:p>New York, NY 10011</text:p>
          </table:table-cell>
          <table:table-cell office:value-type="string" table:style-name="ce1">
            <text:p>(773) 942-8792</text:p>
          </table:table-cell>
          <table:table-cell office:value-type="string" table:style-name="ce1">
            <text:p>mosses@yahoo.ca</text:p>
          </table:table-cell>
          <table:table-cell office:value-type="date" office:date-value="2018-07-13T00:46:43" table:style-name="ce5">
            <text:p>13/7/2018 0:46</text:p>
          </table:table-cell>
          <table:table-cell office:value-type="string" table:style-name="ce6">
            <text:p>D</text:p>
          </table:table-cell>
          <table:table-cell office:value-type="float" office:value="60974" table:formula="of:=RANDBETWEEN(0;99999)" table:style-name="ce1">
            <text:p>609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4</text:p>
          </table:table-cell>
          <table:table-cell office:value-type="string" table:style-name="ce1">
            <text:p>Evangelina Esparza Mariscal</text:p>
          </table:table-cell>
          <table:table-cell office:value-type="date" office:date-value="1970-11-09T00:00:00" table:style-name="ce4">
            <text:p>9/11/1970</text:p>
          </table:table-cell>
          <table:table-cell office:value-type="string" table:style-name="ce1">
            <text:p>55 Lake Forest Drive</text:p>
          </table:table-cell>
          <table:table-cell office:value-type="string" table:style-name="ce1">
            <text:p>Bronx, NY 10457</text:p>
          </table:table-cell>
          <table:table-cell office:value-type="string" table:style-name="ce1">
            <text:p>(516) 557-3412</text:p>
          </table:table-cell>
          <table:table-cell office:value-type="string" table:style-name="ce1">
            <text:p>parkes@att.net</text:p>
          </table:table-cell>
          <table:table-cell office:value-type="date" office:date-value="2016-02-25T14:37:09" table:style-name="ce5">
            <text:p>25/2/2016 14:37</text:p>
          </table:table-cell>
          <table:table-cell office:value-type="string" table:style-name="ce6">
            <text:p>B</text:p>
          </table:table-cell>
          <table:table-cell office:value-type="float" office:value="26308" table:formula="of:=RANDBETWEEN(0;99999)" table:style-name="ce1">
            <text:p>263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5</text:p>
          </table:table-cell>
          <table:table-cell office:value-type="string" table:style-name="ce1">
            <text:p>Celia Aguiló Duran</text:p>
          </table:table-cell>
          <table:table-cell office:value-type="date" office:date-value="1986-08-12T00:00:00" table:style-name="ce4">
            <text:p>12/8/1986</text:p>
          </table:table-cell>
          <table:table-cell office:value-type="string" table:style-name="ce1">
            <text:p>1 Plymouth St.</text:p>
          </table:table-cell>
          <table:table-cell office:value-type="string" table:style-name="ce1">
            <text:p>New York, NY 10025</text:p>
          </table:table-cell>
          <table:table-cell office:value-type="string" table:style-name="ce1">
            <text:p>(921) 425-7436</text:p>
          </table:table-cell>
          <table:table-cell office:value-type="string" table:style-name="ce1">
            <text:p>rgiersig@outlook.com</text:p>
          </table:table-cell>
          <table:table-cell office:value-type="date" office:date-value="2017-01-27T23:52:51" table:style-name="ce5">
            <text:p>27/1/2017 23:52</text:p>
          </table:table-cell>
          <table:table-cell office:value-type="string" table:style-name="ce6">
            <text:p>E</text:p>
          </table:table-cell>
          <table:table-cell office:value-type="float" office:value="78006" table:formula="of:=RANDBETWEEN(0;99999)" table:style-name="ce1">
            <text:p>780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6</text:p>
          </table:table-cell>
          <table:table-cell office:value-type="string" table:style-name="ce1">
            <text:p>Olivia del Grau</text:p>
          </table:table-cell>
          <table:table-cell office:value-type="date" office:date-value="1992-09-27T00:00:00" table:style-name="ce4">
            <text:p>27/9/1992</text:p>
          </table:table-cell>
          <table:table-cell office:value-type="string" table:style-name="ce1">
            <text:p>8279 Main Street</text:p>
          </table:table-cell>
          <table:table-cell office:value-type="string" table:style-name="ce1">
            <text:p>North Tonawanda, NY 14120</text:p>
          </table:table-cell>
          <table:table-cell office:value-type="string" table:style-name="ce1">
            <text:p>(689) 655-6058</text:p>
          </table:table-cell>
          <table:table-cell office:value-type="string" table:style-name="ce1">
            <text:p>kevinm@me.com</text:p>
          </table:table-cell>
          <table:table-cell office:value-type="date" office:date-value="2015-10-14T20:38:00" table:style-name="ce5">
            <text:p>14/10/2015 20:38</text:p>
          </table:table-cell>
          <table:table-cell office:value-type="string" table:style-name="ce6">
            <text:p>B</text:p>
          </table:table-cell>
          <table:table-cell office:value-type="float" office:value="99587" table:formula="of:=RANDBETWEEN(0;99999)" table:style-name="ce1">
            <text:p>995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7</text:p>
          </table:table-cell>
          <table:table-cell office:value-type="string" table:style-name="ce1">
            <text:p>Juan Bautista Valderrama Méndez</text:p>
          </table:table-cell>
          <table:table-cell office:value-type="date" office:date-value="1971-05-23T00:00:00" table:style-name="ce4">
            <text:p>23/5/1971</text:p>
          </table:table-cell>
          <table:table-cell office:value-type="string" table:style-name="ce1">
            <text:p>918 Fordham St.</text:p>
          </table:table-cell>
          <table:table-cell office:value-type="string" table:style-name="ce1">
            <text:p>Fresh Meadows, NY 11365</text:p>
          </table:table-cell>
          <table:table-cell office:value-type="string" table:style-name="ce1">
            <text:p>(671) 524-5360</text:p>
          </table:table-cell>
          <table:table-cell office:value-type="string" table:style-name="ce1">
            <text:p>notaprguy@outlook.com</text:p>
          </table:table-cell>
          <table:table-cell office:value-type="date" office:date-value="2012-02-29T02:54:41" table:style-name="ce5">
            <text:p>29/2/2012 2:54</text:p>
          </table:table-cell>
          <table:table-cell office:value-type="string" table:style-name="ce6">
            <text:p>A</text:p>
          </table:table-cell>
          <table:table-cell office:value-type="float" office:value="6101" table:formula="of:=RANDBETWEEN(0;99999)" table:style-name="ce1">
            <text:p>61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8</text:p>
          </table:table-cell>
          <table:table-cell office:value-type="string" table:style-name="ce1">
            <text:p>Carina Cañete Alcolea</text:p>
          </table:table-cell>
          <table:table-cell office:value-type="date" office:date-value="1986-09-23T00:00:00" table:style-name="ce4">
            <text:p>23/9/1986</text:p>
          </table:table-cell>
          <table:table-cell office:value-type="string" table:style-name="ce1">
            <text:p>508 Cypress St.</text:p>
          </table:table-cell>
          <table:table-cell office:value-type="string" table:style-name="ce1">
            <text:p>Levittown, NY 11756</text:p>
          </table:table-cell>
          <table:table-cell office:value-type="string" table:style-name="ce1">
            <text:p>(910) 903-9965</text:p>
          </table:table-cell>
          <table:table-cell office:value-type="string" table:style-name="ce1">
            <text:p>johnh@gmail.com</text:p>
          </table:table-cell>
          <table:table-cell office:value-type="date" office:date-value="2018-01-14T16:54:51" table:style-name="ce5">
            <text:p>14/1/2018 16:54</text:p>
          </table:table-cell>
          <table:table-cell office:value-type="string" table:style-name="ce6">
            <text:p>C</text:p>
          </table:table-cell>
          <table:table-cell office:value-type="float" office:value="73005" table:formula="of:=RANDBETWEEN(0;99999)" table:style-name="ce1">
            <text:p>730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9</text:p>
          </table:table-cell>
          <table:table-cell office:value-type="string" table:style-name="ce1">
            <text:p>Ambrosio Calatayud Revilla</text:p>
          </table:table-cell>
          <table:table-cell office:value-type="date" office:date-value="1999-11-26T00:00:00" table:style-name="ce4">
            <text:p>26/11/1999</text:p>
          </table:table-cell>
          <table:table-cell office:value-type="string" table:style-name="ce1">
            <text:p>24 Railroad Court</text:p>
          </table:table-cell>
          <table:table-cell office:value-type="string" table:style-name="ce1">
            <text:p>Brooklyn, NY 11212</text:p>
          </table:table-cell>
          <table:table-cell office:value-type="string" table:style-name="ce1">
            <text:p>(904) 731-9687</text:p>
          </table:table-cell>
          <table:table-cell office:value-type="string" table:style-name="ce1">
            <text:p>erynf@mac.com</text:p>
          </table:table-cell>
          <table:table-cell office:value-type="date" office:date-value="2018-11-06T10:29:10" table:style-name="ce5">
            <text:p>6/11/2018 10:29</text:p>
          </table:table-cell>
          <table:table-cell office:value-type="string" table:style-name="ce6">
            <text:p>E</text:p>
          </table:table-cell>
          <table:table-cell office:value-type="float" office:value="8684" table:formula="of:=RANDBETWEEN(0;99999)" table:style-name="ce1">
            <text:p>86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0</text:p>
          </table:table-cell>
          <table:table-cell office:value-type="string" table:style-name="ce1">
            <text:p>Ildefonso de Fajardo</text:p>
          </table:table-cell>
          <table:table-cell office:value-type="date" office:date-value="1974-09-16T00:00:00" table:style-name="ce4">
            <text:p>16/9/1974</text:p>
          </table:table-cell>
          <table:table-cell office:value-type="string" table:style-name="ce1">
            <text:p>634 Rockaway St.</text:p>
          </table:table-cell>
          <table:table-cell office:value-type="string" table:style-name="ce1">
            <text:p>New York, NY 10029</text:p>
          </table:table-cell>
          <table:table-cell office:value-type="string" table:style-name="ce1">
            <text:p>(455) 701-2540</text:p>
          </table:table-cell>
          <table:table-cell office:value-type="string" table:style-name="ce1">
            <text:p>jginspace@optonline.net</text:p>
          </table:table-cell>
          <table:table-cell office:value-type="date" office:date-value="2007-10-30T01:02:32" table:style-name="ce5">
            <text:p>30/10/2007 1:02</text:p>
          </table:table-cell>
          <table:table-cell office:value-type="string" table:style-name="ce6">
            <text:p>D</text:p>
          </table:table-cell>
          <table:table-cell office:value-type="float" office:value="84427" table:formula="of:=RANDBETWEEN(0;99999)" table:style-name="ce1">
            <text:p>844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1</text:p>
          </table:table-cell>
          <table:table-cell office:value-type="string" table:style-name="ce1">
            <text:p>Edelmira Baeza-Rodriguez</text:p>
          </table:table-cell>
          <table:table-cell office:value-type="date" office:date-value="1993-09-01T00:00:00" table:style-name="ce4">
            <text:p>1/9/1993</text:p>
          </table:table-cell>
          <table:table-cell office:value-type="string" table:style-name="ce1">
            <text:p>957 South Arcadia Street</text:p>
          </table:table-cell>
          <table:table-cell office:value-type="string" table:style-name="ce1">
            <text:p>New York, NY 10024</text:p>
          </table:table-cell>
          <table:table-cell office:value-type="string" table:style-name="ce1">
            <text:p>(864) 567-3221</text:p>
          </table:table-cell>
          <table:table-cell office:value-type="string" table:style-name="ce1">
            <text:p>terjesa@att.net</text:p>
          </table:table-cell>
          <table:table-cell office:value-type="date" office:date-value="2018-12-06T17:24:39" table:style-name="ce5">
            <text:p>6/12/2018 17:24</text:p>
          </table:table-cell>
          <table:table-cell office:value-type="string" table:style-name="ce6">
            <text:p>B</text:p>
          </table:table-cell>
          <table:table-cell office:value-type="float" office:value="88782" table:formula="of:=RANDBETWEEN(0;99999)" table:style-name="ce1">
            <text:p>887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2</text:p>
          </table:table-cell>
          <table:table-cell office:value-type="string" table:style-name="ce1">
            <text:p>Socorro Castro Agustí</text:p>
          </table:table-cell>
          <table:table-cell office:value-type="date" office:date-value="1972-08-19T00:00:00" table:style-name="ce4">
            <text:p>19/8/1972</text:p>
          </table:table-cell>
          <table:table-cell office:value-type="string" table:style-name="ce1">
            <text:p>750 Vernon Ave.</text:p>
          </table:table-cell>
          <table:table-cell office:value-type="string" table:style-name="ce1">
            <text:p>Brooklyn, NY 11208</text:p>
          </table:table-cell>
          <table:table-cell office:value-type="string" table:style-name="ce1">
            <text:p>(241) 803-9393</text:p>
          </table:table-cell>
          <table:table-cell office:value-type="string" table:style-name="ce1">
            <text:p>hermes@optonline.net</text:p>
          </table:table-cell>
          <table:table-cell office:value-type="date" office:date-value="2013-01-10T07:24:28" table:style-name="ce5">
            <text:p>10/1/2013 7:24</text:p>
          </table:table-cell>
          <table:table-cell office:value-type="string" table:style-name="ce6">
            <text:p>A</text:p>
          </table:table-cell>
          <table:table-cell office:value-type="float" office:value="1701" table:formula="of:=RANDBETWEEN(0;99999)" table:style-name="ce1">
            <text:p>17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3</text:p>
          </table:table-cell>
          <table:table-cell office:value-type="string" table:style-name="ce1">
            <text:p>Calixto Ávila Pintor</text:p>
          </table:table-cell>
          <table:table-cell office:value-type="date" office:date-value="1983-05-10T00:00:00" table:style-name="ce4">
            <text:p>10/5/1983</text:p>
          </table:table-cell>
          <table:table-cell office:value-type="string" table:style-name="ce1">
            <text:p>35 Miller St.</text:p>
          </table:table-cell>
          <table:table-cell office:value-type="string" table:style-name="ce1">
            <text:p>Brooklyn, NY 11229</text:p>
          </table:table-cell>
          <table:table-cell office:value-type="string" table:style-name="ce1">
            <text:p>(237) 839-2784</text:p>
          </table:table-cell>
          <table:table-cell office:value-type="string" table:style-name="ce1">
            <text:p>hutton@me.com</text:p>
          </table:table-cell>
          <table:table-cell office:value-type="date" office:date-value="2010-12-24T00:14:23" table:style-name="ce5">
            <text:p>24/12/2010 0:14</text:p>
          </table:table-cell>
          <table:table-cell office:value-type="string" table:style-name="ce6">
            <text:p>A</text:p>
          </table:table-cell>
          <table:table-cell office:value-type="float" office:value="27653" table:formula="of:=RANDBETWEEN(0;99999)" table:style-name="ce1">
            <text:p>276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4</text:p>
          </table:table-cell>
          <table:table-cell office:value-type="string" table:style-name="ce1">
            <text:p>Severiano de Morán</text:p>
          </table:table-cell>
          <table:table-cell office:value-type="date" office:date-value="1995-01-31T00:00:00" table:style-name="ce4">
            <text:p>31/1/1995</text:p>
          </table:table-cell>
          <table:table-cell office:value-type="string" table:style-name="ce1">
            <text:p>7545 Yukon Street</text:p>
          </table:table-cell>
          <table:table-cell office:value-type="string" table:style-name="ce1">
            <text:p>Brooklyn, NY 11216</text:p>
          </table:table-cell>
          <table:table-cell office:value-type="string" table:style-name="ce1">
            <text:p>(362) 504-0521</text:p>
          </table:table-cell>
          <table:table-cell office:value-type="string" table:style-name="ce1">
            <text:p>jguyer@icloud.com</text:p>
          </table:table-cell>
          <table:table-cell office:value-type="date" office:date-value="2018-11-26T20:53:53" table:style-name="ce5">
            <text:p>26/11/2018 20:53</text:p>
          </table:table-cell>
          <table:table-cell office:value-type="string" table:style-name="ce6">
            <text:p>B</text:p>
          </table:table-cell>
          <table:table-cell office:value-type="float" office:value="9215" table:formula="of:=RANDBETWEEN(0;99999)" table:style-name="ce1">
            <text:p>92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5</text:p>
          </table:table-cell>
          <table:table-cell office:value-type="string" table:style-name="ce1">
            <text:p>Olimpia Valls Calvet</text:p>
          </table:table-cell>
          <table:table-cell office:value-type="date" office:date-value="1989-09-23T00:00:00" table:style-name="ce4">
            <text:p>23/9/1989</text:p>
          </table:table-cell>
          <table:table-cell office:value-type="string" table:style-name="ce1">
            <text:p>75 Victoria St.</text:p>
          </table:table-cell>
          <table:table-cell office:value-type="string" table:style-name="ce1">
            <text:p>Brentwood, NY 11717</text:p>
          </table:table-cell>
          <table:table-cell office:value-type="string" table:style-name="ce1">
            <text:p>(205) 311-7938</text:p>
          </table:table-cell>
          <table:table-cell office:value-type="string" table:style-name="ce1">
            <text:p>iamcal@me.com</text:p>
          </table:table-cell>
          <table:table-cell office:value-type="date" office:date-value="2015-04-27T20:04:08" table:style-name="ce5">
            <text:p>27/4/2015 20:04</text:p>
          </table:table-cell>
          <table:table-cell office:value-type="string" table:style-name="ce6">
            <text:p>A</text:p>
          </table:table-cell>
          <table:table-cell office:value-type="float" office:value="3017" table:formula="of:=RANDBETWEEN(0;99999)" table:style-name="ce1">
            <text:p>30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6</text:p>
          </table:table-cell>
          <table:table-cell office:value-type="string" table:style-name="ce1">
            <text:p>Vito del Lara</text:p>
          </table:table-cell>
          <table:table-cell office:value-type="date" office:date-value="1976-11-02T00:00:00" table:style-name="ce4">
            <text:p>2/11/1976</text:p>
          </table:table-cell>
          <table:table-cell office:value-type="string" table:style-name="ce1">
            <text:p>7654 Creek St.</text:p>
          </table:table-cell>
          <table:table-cell office:value-type="string" table:style-name="ce1">
            <text:p>Bronx, NY 10472</text:p>
          </table:table-cell>
          <table:table-cell office:value-type="string" table:style-name="ce1">
            <text:p>(459) 473-8039</text:p>
          </table:table-cell>
          <table:table-cell office:value-type="string" table:style-name="ce1">
            <text:p>wkrebs@icloud.com</text:p>
          </table:table-cell>
          <table:table-cell office:value-type="date" office:date-value="2018-06-05T08:38:35" table:style-name="ce5">
            <text:p>5/6/2018 8:38</text:p>
          </table:table-cell>
          <table:table-cell office:value-type="string" table:style-name="ce6">
            <text:p>E</text:p>
          </table:table-cell>
          <table:table-cell office:value-type="float" office:value="16666" table:formula="of:=RANDBETWEEN(0;99999)" table:style-name="ce1">
            <text:p>166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7</text:p>
          </table:table-cell>
          <table:table-cell office:value-type="string" table:style-name="ce1">
            <text:p>Teodosio Arteaga Nicolau</text:p>
          </table:table-cell>
          <table:table-cell office:value-type="date" office:date-value="1970-03-25T00:00:00" table:style-name="ce4">
            <text:p>25/3/1970</text:p>
          </table:table-cell>
          <table:table-cell office:value-type="string" table:style-name="ce1">
            <text:p>829 Devonshire Street</text:p>
          </table:table-cell>
          <table:table-cell office:value-type="string" table:style-name="ce1">
            <text:p>Brooklyn, NY 11215</text:p>
          </table:table-cell>
          <table:table-cell office:value-type="string" table:style-name="ce1">
            <text:p>(956) 901-0189</text:p>
          </table:table-cell>
          <table:table-cell office:value-type="string" table:style-name="ce1">
            <text:p>msherr@mac.com</text:p>
          </table:table-cell>
          <table:table-cell office:value-type="date" office:date-value="2021-01-02T17:48:07" table:style-name="ce5">
            <text:p>2/1/2021 17:48</text:p>
          </table:table-cell>
          <table:table-cell office:value-type="string" table:style-name="ce6">
            <text:p>B</text:p>
          </table:table-cell>
          <table:table-cell office:value-type="float" office:value="44432" table:formula="of:=RANDBETWEEN(0;99999)" table:style-name="ce1">
            <text:p>444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8</text:p>
          </table:table-cell>
          <table:table-cell office:value-type="string" table:style-name="ce1">
            <text:p>Juan Luis Amorós Calvet</text:p>
          </table:table-cell>
          <table:table-cell office:value-type="date" office:date-value="1985-04-03T00:00:00" table:style-name="ce4">
            <text:p>3/4/1985</text:p>
          </table:table-cell>
          <table:table-cell office:value-type="string" table:style-name="ce1">
            <text:p>48 North Arch St.</text:p>
          </table:table-cell>
          <table:table-cell office:value-type="string" table:style-name="ce1">
            <text:p>South Richmond Hill, NY 11419</text:p>
          </table:table-cell>
          <table:table-cell office:value-type="string" table:style-name="ce1">
            <text:p>(289) 371-6935</text:p>
          </table:table-cell>
          <table:table-cell office:value-type="string" table:style-name="ce1">
            <text:p>evans@hotmail.com</text:p>
          </table:table-cell>
          <table:table-cell office:value-type="date" office:date-value="2006-02-03T04:33:00" table:style-name="ce5">
            <text:p>3/2/2006 4:33</text:p>
          </table:table-cell>
          <table:table-cell office:value-type="string" table:style-name="ce6">
            <text:p>C</text:p>
          </table:table-cell>
          <table:table-cell office:value-type="float" office:value="14610" table:formula="of:=RANDBETWEEN(0;99999)" table:style-name="ce1">
            <text:p>146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9</text:p>
          </table:table-cell>
          <table:table-cell office:value-type="string" table:style-name="ce1">
            <text:p>Olivia del Martí</text:p>
          </table:table-cell>
          <table:table-cell office:value-type="date" office:date-value="1972-02-01T00:00:00" table:style-name="ce4">
            <text:p>1/2/1972</text:p>
          </table:table-cell>
          <table:table-cell office:value-type="string" table:style-name="ce1">
            <text:p>818 North Ridge St.</text:p>
          </table:table-cell>
          <table:table-cell office:value-type="string" table:style-name="ce1">
            <text:p>Woodside, NY 11377</text:p>
          </table:table-cell>
          <table:table-cell office:value-type="string" table:style-name="ce1">
            <text:p>(534) 741-5424</text:p>
          </table:table-cell>
          <table:table-cell office:value-type="string" table:style-name="ce1">
            <text:p>dgriffith@sbcglobal.net</text:p>
          </table:table-cell>
          <table:table-cell office:value-type="date" office:date-value="2010-10-17T06:30:01" table:style-name="ce5">
            <text:p>17/10/2010 6:30</text:p>
          </table:table-cell>
          <table:table-cell office:value-type="string" table:style-name="ce6">
            <text:p>B</text:p>
          </table:table-cell>
          <table:table-cell office:value-type="float" office:value="17551" table:formula="of:=RANDBETWEEN(0;99999)" table:style-name="ce1">
            <text:p>175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0</text:p>
          </table:table-cell>
          <table:table-cell office:value-type="string" table:style-name="ce1">
            <text:p>Nicanor Peña Tudela</text:p>
          </table:table-cell>
          <table:table-cell office:value-type="date" office:date-value="1977-08-05T00:00:00" table:style-name="ce4">
            <text:p>5/8/1977</text:p>
          </table:table-cell>
          <table:table-cell office:value-type="string" table:style-name="ce1">
            <text:p>7 Hill Field St.</text:p>
          </table:table-cell>
          <table:table-cell office:value-type="string" table:style-name="ce1">
            <text:p>Bay Shore, NY 11706</text:p>
          </table:table-cell>
          <table:table-cell office:value-type="string" table:style-name="ce1">
            <text:p>(562) 803-1918</text:p>
          </table:table-cell>
          <table:table-cell office:value-type="string" table:style-name="ce1">
            <text:p>sakusha@me.com</text:p>
          </table:table-cell>
          <table:table-cell office:value-type="date" office:date-value="2005-04-21T01:05:46" table:style-name="ce5">
            <text:p>21/4/2005 1:05</text:p>
          </table:table-cell>
          <table:table-cell office:value-type="string" table:style-name="ce6">
            <text:p>D</text:p>
          </table:table-cell>
          <table:table-cell office:value-type="float" office:value="27037" table:formula="of:=RANDBETWEEN(0;99999)" table:style-name="ce1">
            <text:p>270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1</text:p>
          </table:table-cell>
          <table:table-cell office:value-type="string" table:style-name="ce1">
            <text:p>Elena Torre Blazquez</text:p>
          </table:table-cell>
          <table:table-cell office:value-type="date" office:date-value="1974-01-13T00:00:00" table:style-name="ce4">
            <text:p>13/1/1974</text:p>
          </table:table-cell>
          <table:table-cell office:value-type="string" table:style-name="ce1">
            <text:p>13 4th Rd.</text:p>
          </table:table-cell>
          <table:table-cell office:value-type="string" table:style-name="ce1">
            <text:p>Endicott, NY 13760</text:p>
          </table:table-cell>
          <table:table-cell office:value-type="string" table:style-name="ce1">
            <text:p>(703) 578-2309</text:p>
          </table:table-cell>
          <table:table-cell office:value-type="string" table:style-name="ce1">
            <text:p>starstuff@live.com</text:p>
          </table:table-cell>
          <table:table-cell office:value-type="date" office:date-value="2011-10-04T06:32:45" table:style-name="ce5">
            <text:p>4/10/2011 6:32</text:p>
          </table:table-cell>
          <table:table-cell office:value-type="string" table:style-name="ce6">
            <text:p>B</text:p>
          </table:table-cell>
          <table:table-cell office:value-type="float" office:value="43373" table:formula="of:=RANDBETWEEN(0;99999)" table:style-name="ce1">
            <text:p>433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2</text:p>
          </table:table-cell>
          <table:table-cell office:value-type="string" table:style-name="ce1">
            <text:p>Adriana Zabala</text:p>
          </table:table-cell>
          <table:table-cell office:value-type="date" office:date-value="1987-11-11T00:00:00" table:style-name="ce4">
            <text:p>11/11/1987</text:p>
          </table:table-cell>
          <table:table-cell office:value-type="string" table:style-name="ce1">
            <text:p>308 Elmwood Ave.</text:p>
          </table:table-cell>
          <table:table-cell office:value-type="string" table:style-name="ce1">
            <text:p>Brooklyn, NY 11233</text:p>
          </table:table-cell>
          <table:table-cell office:value-type="string" table:style-name="ce1">
            <text:p>(394) 282-3814</text:p>
          </table:table-cell>
          <table:table-cell office:value-type="string" table:style-name="ce1">
            <text:p>zeller@yahoo.com</text:p>
          </table:table-cell>
          <table:table-cell office:value-type="date" office:date-value="2016-06-14T11:41:48" table:style-name="ce5">
            <text:p>14/6/2016 11:41</text:p>
          </table:table-cell>
          <table:table-cell office:value-type="string" table:style-name="ce6">
            <text:p>B</text:p>
          </table:table-cell>
          <table:table-cell office:value-type="float" office:value="87050" table:formula="of:=RANDBETWEEN(0;99999)" table:style-name="ce1">
            <text:p>870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3</text:p>
          </table:table-cell>
          <table:table-cell office:value-type="string" table:style-name="ce1">
            <text:p>Yésica Carnero</text:p>
          </table:table-cell>
          <table:table-cell office:value-type="date" office:date-value="1979-03-29T00:00:00" table:style-name="ce4">
            <text:p>29/3/1979</text:p>
          </table:table-cell>
          <table:table-cell office:value-type="string" table:style-name="ce1">
            <text:p>37 Sunbeam Lane</text:p>
          </table:table-cell>
          <table:table-cell office:value-type="string" table:style-name="ce1">
            <text:p>Brooklyn, NY 11223</text:p>
          </table:table-cell>
          <table:table-cell office:value-type="string" table:style-name="ce1">
            <text:p>(733) 346-2538</text:p>
          </table:table-cell>
          <table:table-cell office:value-type="string" table:style-name="ce1">
            <text:p>parasite@comcast.net</text:p>
          </table:table-cell>
          <table:table-cell office:value-type="date" office:date-value="2006-11-28T10:08:14" table:style-name="ce5">
            <text:p>28/11/2006 10:08</text:p>
          </table:table-cell>
          <table:table-cell office:value-type="string" table:style-name="ce6">
            <text:p>D</text:p>
          </table:table-cell>
          <table:table-cell office:value-type="float" office:value="73912" table:formula="of:=RANDBETWEEN(0;99999)" table:style-name="ce1">
            <text:p>739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4</text:p>
          </table:table-cell>
          <table:table-cell office:value-type="string" table:style-name="ce1">
            <text:p>Luis Miguel Gutierrez Llabrés</text:p>
          </table:table-cell>
          <table:table-cell office:value-type="date" office:date-value="1972-08-29T00:00:00" table:style-name="ce4">
            <text:p>29/8/1972</text:p>
          </table:table-cell>
          <table:table-cell office:value-type="string" table:style-name="ce1">
            <text:p>679 Philmont St.</text:p>
          </table:table-cell>
          <table:table-cell office:value-type="string" table:style-name="ce1">
            <text:p>Brooklyn, NY 11201</text:p>
          </table:table-cell>
          <table:table-cell office:value-type="string" table:style-name="ce1">
            <text:p>(350) 800-2197</text:p>
          </table:table-cell>
          <table:table-cell office:value-type="string" table:style-name="ce1">
            <text:p>sherzodr@aol.com</text:p>
          </table:table-cell>
          <table:table-cell office:value-type="date" office:date-value="2013-08-30T15:26:09" table:style-name="ce5">
            <text:p>30/8/2013 15:26</text:p>
          </table:table-cell>
          <table:table-cell office:value-type="string" table:style-name="ce6">
            <text:p>D</text:p>
          </table:table-cell>
          <table:table-cell office:value-type="float" office:value="48512" table:formula="of:=RANDBETWEEN(0;99999)" table:style-name="ce1">
            <text:p>485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5</text:p>
          </table:table-cell>
          <table:table-cell office:value-type="string" table:style-name="ce1">
            <text:p>Josué Salom González</text:p>
          </table:table-cell>
          <table:table-cell office:value-type="date" office:date-value="1978-10-09T00:00:00" table:style-name="ce4">
            <text:p>9/10/1978</text:p>
          </table:table-cell>
          <table:table-cell office:value-type="string" table:style-name="ce1">
            <text:p>324 Augusta St.</text:p>
          </table:table-cell>
          <table:table-cell office:value-type="string" table:style-name="ce1">
            <text:p>Auburn, NY 13021</text:p>
          </table:table-cell>
          <table:table-cell office:value-type="string" table:style-name="ce1">
            <text:p>(853) 698-8173</text:p>
          </table:table-cell>
          <table:table-cell office:value-type="string" table:style-name="ce1">
            <text:p>ajohnson@comcast.net</text:p>
          </table:table-cell>
          <table:table-cell office:value-type="date" office:date-value="2010-04-04T21:07:10" table:style-name="ce5">
            <text:p>4/4/2010 21:07</text:p>
          </table:table-cell>
          <table:table-cell office:value-type="string" table:style-name="ce6">
            <text:p>B</text:p>
          </table:table-cell>
          <table:table-cell office:value-type="float" office:value="12955" table:formula="of:=RANDBETWEEN(0;99999)" table:style-name="ce1">
            <text:p>129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6</text:p>
          </table:table-cell>
          <table:table-cell office:value-type="string" table:style-name="ce1">
            <text:p>Montserrat Tomé</text:p>
          </table:table-cell>
          <table:table-cell office:value-type="date" office:date-value="1986-05-22T00:00:00" table:style-name="ce4">
            <text:p>22/5/1986</text:p>
          </table:table-cell>
          <table:table-cell office:value-type="string" table:style-name="ce1">
            <text:p>7606 Alderwood Rd.</text:p>
          </table:table-cell>
          <table:table-cell office:value-type="string" table:style-name="ce1">
            <text:p>New York, NY 10016</text:p>
          </table:table-cell>
          <table:table-cell office:value-type="string" table:style-name="ce1">
            <text:p>(946) 694-2288</text:p>
          </table:table-cell>
          <table:table-cell office:value-type="string" table:style-name="ce1">
            <text:p>hmbrand@optonline.net</text:p>
          </table:table-cell>
          <table:table-cell office:value-type="date" office:date-value="2008-02-15T22:07:28" table:style-name="ce5">
            <text:p>15/2/2008 22:07</text:p>
          </table:table-cell>
          <table:table-cell office:value-type="string" table:style-name="ce6">
            <text:p>D</text:p>
          </table:table-cell>
          <table:table-cell office:value-type="float" office:value="36890" table:formula="of:=RANDBETWEEN(0;99999)" table:style-name="ce1">
            <text:p>368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7</text:p>
          </table:table-cell>
          <table:table-cell office:value-type="string" table:style-name="ce1">
            <text:p>Berta Izaguirre-Coll</text:p>
          </table:table-cell>
          <table:table-cell office:value-type="date" office:date-value="1987-01-20T00:00:00" table:style-name="ce4">
            <text:p>20/1/1987</text:p>
          </table:table-cell>
          <table:table-cell office:value-type="string" table:style-name="ce1">
            <text:p>8672 S. Mechanic Dr.</text:p>
          </table:table-cell>
          <table:table-cell office:value-type="string" table:style-name="ce1">
            <text:p>Bronx, NY 10463</text:p>
          </table:table-cell>
          <table:table-cell office:value-type="string" table:style-name="ce1">
            <text:p>(718) 641-6619</text:p>
          </table:table-cell>
          <table:table-cell office:value-type="string" table:style-name="ce1">
            <text:p>clkao@optonline.net</text:p>
          </table:table-cell>
          <table:table-cell office:value-type="date" office:date-value="2016-02-01T21:30:10" table:style-name="ce5">
            <text:p>1/2/2016 21:30</text:p>
          </table:table-cell>
          <table:table-cell office:value-type="string" table:style-name="ce6">
            <text:p>A</text:p>
          </table:table-cell>
          <table:table-cell office:value-type="float" office:value="60575" table:formula="of:=RANDBETWEEN(0;99999)" table:style-name="ce1">
            <text:p>605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8</text:p>
          </table:table-cell>
          <table:table-cell office:value-type="string" table:style-name="ce1">
            <text:p>Asunción Arnaiz Castellanos</text:p>
          </table:table-cell>
          <table:table-cell office:value-type="date" office:date-value="1998-09-03T00:00:00" table:style-name="ce4">
            <text:p>3/9/1998</text:p>
          </table:table-cell>
          <table:table-cell office:value-type="string" table:style-name="ce1">
            <text:p>20 Marvon Rd.</text:p>
          </table:table-cell>
          <table:table-cell office:value-type="string" table:style-name="ce1">
            <text:p>Spring Valley, NY 10977</text:p>
          </table:table-cell>
          <table:table-cell office:value-type="string" table:style-name="ce1">
            <text:p>(352) 826-4955</text:p>
          </table:table-cell>
          <table:table-cell office:value-type="string" table:style-name="ce1">
            <text:p>kingma@mac.com</text:p>
          </table:table-cell>
          <table:table-cell office:value-type="date" office:date-value="2016-05-12T16:39:32" table:style-name="ce5">
            <text:p>12/5/2016 16:39</text:p>
          </table:table-cell>
          <table:table-cell office:value-type="string" table:style-name="ce6">
            <text:p>D</text:p>
          </table:table-cell>
          <table:table-cell office:value-type="float" office:value="10623" table:formula="of:=RANDBETWEEN(0;99999)" table:style-name="ce1">
            <text:p>106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9</text:p>
          </table:table-cell>
          <table:table-cell office:value-type="string" table:style-name="ce1">
            <text:p>Nilo Porras Casas</text:p>
          </table:table-cell>
          <table:table-cell office:value-type="date" office:date-value="1976-12-05T00:00:00" table:style-name="ce4">
            <text:p>5/12/1976</text:p>
          </table:table-cell>
          <table:table-cell office:value-type="string" table:style-name="ce1">
            <text:p>116 Division Lane</text:p>
          </table:table-cell>
          <table:table-cell office:value-type="string" table:style-name="ce1">
            <text:p>New York, NY 10034</text:p>
          </table:table-cell>
          <table:table-cell office:value-type="string" table:style-name="ce1">
            <text:p>(473) 640-7258</text:p>
          </table:table-cell>
          <table:table-cell office:value-type="string" table:style-name="ce1">
            <text:p>mahbub@mac.com</text:p>
          </table:table-cell>
          <table:table-cell office:value-type="date" office:date-value="2018-08-10T02:07:05" table:style-name="ce5">
            <text:p>10/8/2018 2:07</text:p>
          </table:table-cell>
          <table:table-cell office:value-type="string" table:style-name="ce6">
            <text:p>A</text:p>
          </table:table-cell>
          <table:table-cell office:value-type="float" office:value="70204" table:formula="of:=RANDBETWEEN(0;99999)" table:style-name="ce1">
            <text:p>70204</text:p>
          </table:table-cell>
          <table:table-cell table:number-columns-repeated="16374"/>
        </table:table-row>
        <table:table-row table:number-rows-repeated="1047576" table:style-name="ro1">
          <table:table-cell table:number-columns-repeated="16384"/>
        </table:table-row>
        <table:named-expressions>
          <table:named-range table:name="Conexión1" table:cell-range-address="Hoja1.$B$2:Hoja1.$B$1000" table:base-cell-address="Hoja1.$A$1"/>
          <table:named-range table:name="random_names_fossbytes__1" table:cell-range-address="Hoja1.$B$2:Hoja1.$B$1000" table:base-cell-address="Hoja1.$A$1"/>
        </table:named-expressions>
      </table:table>
      <table:database-ranges>
        <table:database-range table:target-range-address="Hoja1.A1:Hoja1.I100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date-style style:name="N36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sep Jurado Palomares</meta:initial-creator>
    <dc:creator>Ramirez</dc:creator>
    <meta:creation-date>2022-05-13T05:25:41Z</meta:creation-date>
    <dc:date>2025-06-24T01:44:39Z</dc:date>
  </office:meta>
</office:document-meta>
</file>